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10318816639483" calcext:value-type="float">
            <text:p>-0,10318816639483</text:p>
          </table:table-cell>
          <table:table-cell office:value-type="float" office:value="0.015709393192083" calcext:value-type="float">
            <text:p>0,015709393192083</text:p>
          </table:table-cell>
          <table:table-cell office:value-type="float" office:value="-7.856057802583" calcext:value-type="float">
            <text:p>-7,8560578025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64</text:p>
          </table:table-cell>
          <table:table-cell office:value-type="float" office:value="1.4086499810219" calcext:value-type="float">
            <text:p>1,4086499810219</text:p>
          </table:table-cell>
          <table:table-cell office:value-type="float" office:value="-0.0091266975505278" calcext:value-type="float">
            <text:p>-0,0091266975505278</text:p>
          </table:table-cell>
          <table:table-cell office:value-type="float" office:value="4.7165048160371" calcext:value-type="float">
            <text:p>4,71650481603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75</text:p>
          </table:table-cell>
          <table:table-cell office:value-type="float" office:value="2.8955894708633" calcext:value-type="float">
            <text:p>2,8955894708633</text:p>
          </table:table-cell>
          <table:table-cell office:value-type="float" office:value="-0.015016433317214" calcext:value-type="float">
            <text:p>-0,015016433317214</text:p>
          </table:table-cell>
          <table:table-cell office:value-type="float" office:value="7.4953263162807" calcext:value-type="float">
            <text:p>7,49532631628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86</text:p>
          </table:table-cell>
          <table:table-cell office:value-type="float" office:value="4.3880224227905" calcext:value-type="float">
            <text:p>4,3880224227905</text:p>
          </table:table-cell>
          <table:table-cell office:value-type="float" office:value="-0.0082465697778389" calcext:value-type="float">
            <text:p>-0,0082465697778389</text:p>
          </table:table-cell>
          <table:table-cell office:value-type="float" office:value="3.416635855368" calcext:value-type="float">
            <text:p>3,4166358553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797</text:p>
          </table:table-cell>
          <table:table-cell office:value-type="float" office:value="5.8944153785706" calcext:value-type="float">
            <text:p>5,8944153785706</text:p>
          </table:table-cell>
          <table:table-cell office:value-type="float" office:value="0.015244630631059" calcext:value-type="float">
            <text:p>0,015244630631059</text:p>
          </table:table-cell>
          <table:table-cell office:value-type="float" office:value="-7.6696605059751" calcext:value-type="float">
            <text:p>-7,66966050597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808</text:p>
          </table:table-cell>
          <table:table-cell office:value-type="float" office:value="7.3975741863251" calcext:value-type="float">
            <text:p>7,3975741863251</text:p>
          </table:table-cell>
          <table:table-cell office:value-type="float" office:value="-0.0073217047611251" calcext:value-type="float">
            <text:p>-0,0073217047611251</text:p>
          </table:table-cell>
          <table:table-cell office:value-type="float" office:value="3.7050019403931" calcext:value-type="float">
            <text:p>3,70500194039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819</text:p>
          </table:table-cell>
          <table:table-cell office:value-type="float" office:value="8.894430398941" calcext:value-type="float">
            <text:p>8,894430398941</text:p>
          </table:table-cell>
          <table:table-cell office:value-type="float" office:value="-0.0021990280947648" calcext:value-type="float">
            <text:p>-0,0021990280947648</text:p>
          </table:table-cell>
          <table:table-cell office:value-type="float" office:value="0.76890539876215" calcext:value-type="float">
            <text:p>0,768905398762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830</text:p>
          </table:table-cell>
          <table:table-cell office:value-type="float" office:value="-0.081066535785794" calcext:value-type="float">
            <text:p>-0,081066535785794</text:p>
          </table:table-cell>
          <table:table-cell office:value-type="float" office:value="1.5070010721684" calcext:value-type="float">
            <text:p>1,5070010721684</text:p>
          </table:table-cell>
          <table:table-cell office:value-type="float" office:value="-3.5242787117411" calcext:value-type="float">
            <text:p>-3,52427871174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841</text:p>
          </table:table-cell>
          <table:table-cell office:value-type="float" office:value="1.3779778778553" calcext:value-type="float">
            <text:p>1,3779778778553</text:p>
          </table:table-cell>
          <table:table-cell office:value-type="float" office:value="1.4994986355305" calcext:value-type="float">
            <text:p>1,4994986355305</text:p>
          </table:table-cell>
          <table:table-cell office:value-type="float" office:value="0.033030968239519" calcext:value-type="float">
            <text:p>0,0330309682395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852</text:p>
          </table:table-cell>
          <table:table-cell office:value-type="float" office:value="2.898542881012" calcext:value-type="float">
            <text:p>2,898542881012</text:p>
          </table:table-cell>
          <table:table-cell office:value-type="float" office:value="1.5146940946579" calcext:value-type="float">
            <text:p>1,5146940946579</text:p>
          </table:table-cell>
          <table:table-cell office:value-type="float" office:value="-7.4957482943869" calcext:value-type="float">
            <text:p>-7,49574829438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863</text:p>
          </table:table-cell>
          <table:table-cell office:value-type="float" office:value="4.4241696596146" calcext:value-type="float">
            <text:p>4,4241696596146</text:p>
          </table:table-cell>
          <table:table-cell office:value-type="float" office:value="1.500236093998" calcext:value-type="float">
            <text:p>1,500236093998</text:p>
          </table:table-cell>
          <table:table-cell office:value-type="float" office:value="0.11405798867582" calcext:value-type="float">
            <text:p>0,114057988675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874</text:p>
          </table:table-cell>
          <table:table-cell office:value-type="float" office:value="5.8790785074234" calcext:value-type="float">
            <text:p>5,8790785074234</text:p>
          </table:table-cell>
          <table:table-cell office:value-type="float" office:value="1.4991091191769" calcext:value-type="float">
            <text:p>1,4991091191769</text:p>
          </table:table-cell>
          <table:table-cell office:value-type="float" office:value="0.11968276623613" calcext:value-type="float">
            <text:p>0,119682766236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885</text:p>
          </table:table-cell>
          <table:table-cell office:value-type="float" office:value="7.3940122127533" calcext:value-type="float">
            <text:p>7,3940122127533</text:p>
          </table:table-cell>
          <table:table-cell office:value-type="float" office:value="1.5122880041599" calcext:value-type="float">
            <text:p>1,5122880041599</text:p>
          </table:table-cell>
          <table:table-cell office:value-type="float" office:value="-6.1765708456374" calcext:value-type="float">
            <text:p>-6,17657084563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896</text:p>
          </table:table-cell>
          <table:table-cell office:value-type="float" office:value="8.9081990718842" calcext:value-type="float">
            <text:p>8,9081990718842</text:p>
          </table:table-cell>
          <table:table-cell office:value-type="float" office:value="1.4965464174747" calcext:value-type="float">
            <text:p>1,4965464174747</text:p>
          </table:table-cell>
          <table:table-cell office:value-type="float" office:value="1.8051821904577" calcext:value-type="float">
            <text:p>1,805182190457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07</text:p>
          </table:table-cell>
          <table:table-cell office:value-type="float" office:value="-0.1128233410418" calcext:value-type="float">
            <text:p>-0,1128233410418</text:p>
          </table:table-cell>
          <table:table-cell office:value-type="float" office:value="2.991461455822" calcext:value-type="float">
            <text:p>2,991461455822</text:p>
          </table:table-cell>
          <table:table-cell office:value-type="float" office:value="4.2480527405526" calcext:value-type="float">
            <text:p>4,24805274055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18</text:p>
          </table:table-cell>
          <table:table-cell office:value-type="float" office:value="1.3962373137474" calcext:value-type="float">
            <text:p>1,3962373137474</text:p>
          </table:table-cell>
          <table:table-cell office:value-type="float" office:value="3.0158165097237" calcext:value-type="float">
            <text:p>3,0158165097237</text:p>
          </table:table-cell>
          <table:table-cell office:value-type="float" office:value="-7.5843056106264" calcext:value-type="float">
            <text:p>-7,584305610626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29</text:p>
          </table:table-cell>
          <table:table-cell office:value-type="float" office:value="2.9119610786438" calcext:value-type="float">
            <text:p>2,9119610786438</text:p>
          </table:table-cell>
          <table:table-cell office:value-type="float" office:value="3.0112656950951" calcext:value-type="float">
            <text:p>3,0112656950951</text:p>
          </table:table-cell>
          <table:table-cell office:value-type="float" office:value="-5.6188541707719" calcext:value-type="float">
            <text:p>-5,61885417077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40</text:p>
          </table:table-cell>
          <table:table-cell office:value-type="float" office:value="4.3997782468796" calcext:value-type="float">
            <text:p>4,3997782468796</text:p>
          </table:table-cell>
          <table:table-cell office:value-type="float" office:value="2.9849100112915" calcext:value-type="float">
            <text:p>2,9849100112915</text:p>
          </table:table-cell>
          <table:table-cell office:value-type="float" office:value="7.1701563087998" calcext:value-type="float">
            <text:p>7,17015630879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51</text:p>
          </table:table-cell>
          <table:table-cell office:value-type="float" office:value="5.8809626102448" calcext:value-type="float">
            <text:p>5,8809626102448</text:p>
          </table:table-cell>
          <table:table-cell office:value-type="float" office:value="2.9978165030479" calcext:value-type="float">
            <text:p>2,9978165030479</text:p>
          </table:table-cell>
          <table:table-cell office:value-type="float" office:value="1.1095036604222" calcext:value-type="float">
            <text:p>1,10950366042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62</text:p>
          </table:table-cell>
          <table:table-cell office:value-type="float" office:value="7.396365404129" calcext:value-type="float">
            <text:p>7,396365404129</text:p>
          </table:table-cell>
          <table:table-cell office:value-type="float" office:value="2.9859325289726" calcext:value-type="float">
            <text:p>2,9859325289726</text:p>
          </table:table-cell>
          <table:table-cell office:value-type="float" office:value="6.6078670655087" calcext:value-type="float">
            <text:p>6,607867065508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73</text:p>
          </table:table-cell>
          <table:table-cell office:value-type="float" office:value="8.9103204011917" calcext:value-type="float">
            <text:p>8,9103204011917</text:p>
          </table:table-cell>
          <table:table-cell office:value-type="float" office:value="3.0042195320129" calcext:value-type="float">
            <text:p>3,0042195320129</text:p>
          </table:table-cell>
          <table:table-cell office:value-type="float" office:value="-1.973637943245" calcext:value-type="float">
            <text:p>-1,9736379432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84</text:p>
          </table:table-cell>
          <table:table-cell office:value-type="float" office:value="-0.10970985516906" calcext:value-type="float">
            <text:p>-0,10970985516906</text:p>
          </table:table-cell>
          <table:table-cell office:value-type="float" office:value="4.5098036527634" calcext:value-type="float">
            <text:p>4,5098036527634</text:p>
          </table:table-cell>
          <table:table-cell office:value-type="float" office:value="-4.4068852142923" calcext:value-type="float">
            <text:p>-4,40688521429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995</text:p>
          </table:table-cell>
          <table:table-cell office:value-type="float" office:value="1.4228889346123" calcext:value-type="float">
            <text:p>1,4228889346123</text:p>
          </table:table-cell>
          <table:table-cell office:value-type="float" office:value="4.4998931884766" calcext:value-type="float">
            <text:p>4,4998931884766</text:p>
          </table:table-cell>
          <table:table-cell office:value-type="float" office:value="0.073200154747031" calcext:value-type="float">
            <text:p>0,0732001547470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06</text:p>
          </table:table-cell>
          <table:table-cell office:value-type="float" office:value="2.893158197403" calcext:value-type="float">
            <text:p>2,893158197403</text:p>
          </table:table-cell>
          <table:table-cell office:value-type="float" office:value="4.4972530007362" calcext:value-type="float">
            <text:p>4,4972530007362</text:p>
          </table:table-cell>
          <table:table-cell office:value-type="float" office:value="1.3413462479403" calcext:value-type="float">
            <text:p>1,341346247940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17</text:p>
          </table:table-cell>
          <table:table-cell office:value-type="float" office:value="4.3822845816612" calcext:value-type="float">
            <text:p>4,3822845816612</text:p>
          </table:table-cell>
          <table:table-cell office:value-type="float" office:value="4.4977337121964" calcext:value-type="float">
            <text:p>4,4977337121964</text:p>
          </table:table-cell>
          <table:table-cell office:value-type="float" office:value="1.0084476986319" calcext:value-type="float">
            <text:p>1,008447698631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28</text:p>
          </table:table-cell>
          <table:table-cell office:value-type="float" office:value="5.8988451957703" calcext:value-type="float">
            <text:p>5,8988451957703</text:p>
          </table:table-cell>
          <table:table-cell office:value-type="float" office:value="4.4826889038086" calcext:value-type="float">
            <text:p>4,4826889038086</text:p>
          </table:table-cell>
          <table:table-cell office:value-type="float" office:value="8.1324876303885" calcext:value-type="float">
            <text:p>8,13248763038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39</text:p>
          </table:table-cell>
          <table:table-cell office:value-type="float" office:value="7.39686191082" calcext:value-type="float">
            <text:p>7,39686191082</text:p>
          </table:table-cell>
          <table:table-cell office:value-type="float" office:value="4.5098513364792" calcext:value-type="float">
            <text:p>4,5098513364792</text:p>
          </table:table-cell>
          <table:table-cell office:value-type="float" office:value="-4.9009780120698" calcext:value-type="float">
            <text:p>-4,90097801206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50</text:p>
          </table:table-cell>
          <table:table-cell office:value-type="float" office:value="8.8944756984711" calcext:value-type="float">
            <text:p>8,8944756984711</text:p>
          </table:table-cell>
          <table:table-cell office:value-type="float" office:value="4.4837817549706" calcext:value-type="float">
            <text:p>4,4837817549706</text:p>
          </table:table-cell>
          <table:table-cell office:value-type="float" office:value="7.722418019726" calcext:value-type="float">
            <text:p>7,7224180197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61</text:p>
          </table:table-cell>
          <table:table-cell office:value-type="float" office:value="-0.12179100885987" calcext:value-type="float">
            <text:p>-0,12179100885987</text:p>
          </table:table-cell>
          <table:table-cell office:value-type="float" office:value="6.0001784563065" calcext:value-type="float">
            <text:p>6,0001784563065</text:p>
          </table:table-cell>
          <table:table-cell office:value-type="float" office:value="-0.0053249998110833" calcext:value-type="float">
            <text:p>-0,00532499981108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72</text:p>
          </table:table-cell>
          <table:table-cell office:value-type="float" office:value="1.4112076163292" calcext:value-type="float">
            <text:p>1,4112076163292</text:p>
          </table:table-cell>
          <table:table-cell office:value-type="float" office:value="5.9972321987152" calcext:value-type="float">
            <text:p>5,9972321987152</text:p>
          </table:table-cell>
          <table:table-cell office:value-type="float" office:value="1.3122799432581" calcext:value-type="float">
            <text:p>1,31227994325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83</text:p>
          </table:table-cell>
          <table:table-cell office:value-type="float" office:value="2.9174369573593" calcext:value-type="float">
            <text:p>2,9174369573593</text:p>
          </table:table-cell>
          <table:table-cell office:value-type="float" office:value="6.0103046894073" calcext:value-type="float">
            <text:p>6,0103046894073</text:p>
          </table:table-cell>
          <table:table-cell office:value-type="float" office:value="-5.4799751111656" calcext:value-type="float">
            <text:p>-5,47997511116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094</text:p>
          </table:table-cell>
          <table:table-cell office:value-type="float" office:value="4.4151037931442" calcext:value-type="float">
            <text:p>4,4151037931442</text:p>
          </table:table-cell>
          <table:table-cell office:value-type="float" office:value="5.9847295284271" calcext:value-type="float">
            <text:p>5,9847295284271</text:p>
          </table:table-cell>
          <table:table-cell office:value-type="float" office:value="7.7724249879266" calcext:value-type="float">
            <text:p>7,77242498792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05</text:p>
          </table:table-cell>
          <table:table-cell office:value-type="float" office:value="5.8948385715485" calcext:value-type="float">
            <text:p>5,8948385715485</text:p>
          </table:table-cell>
          <table:table-cell office:value-type="float" office:value="5.9858566522598" calcext:value-type="float">
            <text:p>5,9858566522598</text:p>
          </table:table-cell>
          <table:table-cell office:value-type="float" office:value="6.6999654955925" calcext:value-type="float">
            <text:p>6,69996549559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16</text:p>
          </table:table-cell>
          <table:table-cell office:value-type="float" office:value="7.3962134122849" calcext:value-type="float">
            <text:p>7,3962134122849</text:p>
          </table:table-cell>
          <table:table-cell office:value-type="float" office:value="5.9875810146332" calcext:value-type="float">
            <text:p>5,9875810146332</text:p>
          </table:table-cell>
          <table:table-cell office:value-type="float" office:value="5.9519670191844" calcext:value-type="float">
            <text:p>5,95196701918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27</text:p>
          </table:table-cell>
          <table:table-cell office:value-type="float" office:value="8.885372877121" calcext:value-type="float">
            <text:p>8,885372877121</text:p>
          </table:table-cell>
          <table:table-cell office:value-type="float" office:value="5.9990400075912" calcext:value-type="float">
            <text:p>5,9990400075912</text:p>
          </table:table-cell>
          <table:table-cell office:value-type="float" office:value="0.27581020762586" calcext:value-type="float">
            <text:p>0,2758102076258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38</text:p>
          </table:table-cell>
          <table:table-cell office:value-type="float" office:value="-0.10390615090728" calcext:value-type="float">
            <text:p>-0,10390615090728</text:p>
          </table:table-cell>
          <table:table-cell office:value-type="float" office:value="7.4997043609619" calcext:value-type="float">
            <text:p>7,4997043609619</text:p>
          </table:table-cell>
          <table:table-cell office:value-type="float" office:value="0.15275688859735" calcext:value-type="float">
            <text:p>0,152756888597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49</text:p>
          </table:table-cell>
          <table:table-cell office:value-type="float" office:value="1.3858078420162" calcext:value-type="float">
            <text:p>1,3858078420162</text:p>
          </table:table-cell>
          <table:table-cell office:value-type="float" office:value="7.4943697452545" calcext:value-type="float">
            <text:p>7,4943697452545</text:p>
          </table:table-cell>
          <table:table-cell office:value-type="float" office:value="2.4650816325169" calcext:value-type="float">
            <text:p>2,46508163251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60</text:p>
          </table:table-cell>
          <table:table-cell office:value-type="float" office:value="2.9056769609451" calcext:value-type="float">
            <text:p>2,9056769609451</text:p>
          </table:table-cell>
          <table:table-cell office:value-type="float" office:value="7.4861490726471" calcext:value-type="float">
            <text:p>7,4861490726471</text:p>
          </table:table-cell>
          <table:table-cell office:value-type="float" office:value="6.6601124823473" calcext:value-type="float">
            <text:p>6,66011248234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71</text:p>
          </table:table-cell>
          <table:table-cell office:value-type="float" office:value="4.3806487321854" calcext:value-type="float">
            <text:p>4,3806487321854</text:p>
          </table:table-cell>
          <table:table-cell office:value-type="float" office:value="7.499892115593" calcext:value-type="float">
            <text:p>7,499892115593</text:p>
          </table:table-cell>
          <table:table-cell office:value-type="float" office:value="-0.019944716907836" calcext:value-type="float">
            <text:p>-0,0199447169078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82</text:p>
          </table:table-cell>
          <table:table-cell office:value-type="float" office:value="5.9068894386292" calcext:value-type="float">
            <text:p>5,9068894386292</text:p>
          </table:table-cell>
          <table:table-cell office:value-type="float" office:value="7.4767029285431" calcext:value-type="float">
            <text:p>7,4767029285431</text:p>
          </table:table-cell>
          <table:table-cell office:value-type="float" office:value="11.975374760901" calcext:value-type="float">
            <text:p>11,97537476090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193</text:p>
          </table:table-cell>
          <table:table-cell office:value-type="float" office:value="7.3957061767578" calcext:value-type="float">
            <text:p>7,3957061767578</text:p>
          </table:table-cell>
          <table:table-cell office:value-type="float" office:value="7.4858826398849" calcext:value-type="float">
            <text:p>7,4858826398849</text:p>
          </table:table-cell>
          <table:table-cell office:value-type="float" office:value="6.7702261315789" calcext:value-type="float">
            <text:p>6,770226131578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04</text:p>
          </table:table-cell>
          <table:table-cell office:value-type="float" office:value="8.8770705461502" calcext:value-type="float">
            <text:p>8,8770705461502</text:p>
          </table:table-cell>
          <table:table-cell office:value-type="float" office:value="7.4997699260712" calcext:value-type="float">
            <text:p>7,4997699260712</text:p>
          </table:table-cell>
          <table:table-cell office:value-type="float" office:value="-0.019651532149429" calcext:value-type="float">
            <text:p>-0,0196515321494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15</text:p>
          </table:table-cell>
          <table:table-cell office:value-type="float" office:value="-0.078838560730219" calcext:value-type="float">
            <text:p>-0,078838560730219</text:p>
          </table:table-cell>
          <table:table-cell office:value-type="float" office:value="9.0006428956985" calcext:value-type="float">
            <text:p>9,0006428956985</text:p>
          </table:table-cell>
          <table:table-cell office:value-type="float" office:value="-0.3242806448441" calcext:value-type="float">
            <text:p>-0,32428064484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26</text:p>
          </table:table-cell>
          <table:table-cell office:value-type="float" office:value="1.3889500498772" calcext:value-type="float">
            <text:p>1,3889500498772</text:p>
          </table:table-cell>
          <table:table-cell office:value-type="float" office:value="9.0072983503342" calcext:value-type="float">
            <text:p>9,0072983503342</text:p>
          </table:table-cell>
          <table:table-cell office:value-type="float" office:value="-3.3586416274879" calcext:value-type="float">
            <text:p>-3,35864162748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37</text:p>
          </table:table-cell>
          <table:table-cell office:value-type="float" office:value="2.8802040219307" calcext:value-type="float">
            <text:p>2,8802040219307</text:p>
          </table:table-cell>
          <table:table-cell office:value-type="float" office:value="9.00017619133" calcext:value-type="float">
            <text:p>9,00017619133</text:p>
          </table:table-cell>
          <table:table-cell office:value-type="float" office:value="0.0003520272900697" calcext:value-type="float">
            <text:p>0,00035202729006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48</text:p>
          </table:table-cell>
          <table:table-cell office:value-type="float" office:value="4.3890768289566" calcext:value-type="float">
            <text:p>4,3890768289566</text:p>
          </table:table-cell>
          <table:table-cell office:value-type="float" office:value="9.0109431743622" calcext:value-type="float">
            <text:p>9,0109431743622</text:p>
          </table:table-cell>
          <table:table-cell office:value-type="float" office:value="-5.0632183434098" calcext:value-type="float">
            <text:p>-5,06321834340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59</text:p>
          </table:table-cell>
          <table:table-cell office:value-type="float" office:value="5.8987486362457" calcext:value-type="float">
            <text:p>5,8987486362457</text:p>
          </table:table-cell>
          <table:table-cell office:value-type="float" office:value="8.9842331409454" calcext:value-type="float">
            <text:p>8,9842331409454</text:p>
          </table:table-cell>
          <table:table-cell office:value-type="float" office:value="7.2137242669513" calcext:value-type="float">
            <text:p>7,21372426695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70</text:p>
          </table:table-cell>
          <table:table-cell office:value-type="float" office:value="7.4160313606262" calcext:value-type="float">
            <text:p>7,4160313606262</text:p>
          </table:table-cell>
          <table:table-cell office:value-type="float" office:value="9.015508890152" calcext:value-type="float">
            <text:p>9,015508890152</text:p>
          </table:table-cell>
          <table:table-cell office:value-type="float" office:value="-7.9852779200123" calcext:value-type="float">
            <text:p>-7,985277920012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81</text:p>
          </table:table-cell>
          <table:table-cell office:value-type="float" office:value="8.910214304924" calcext:value-type="float">
            <text:p>8,910214304924</text:p>
          </table:table-cell>
          <table:table-cell office:value-type="float" office:value="9.006307721138" calcext:value-type="float">
            <text:p>9,006307721138</text:p>
          </table:table-cell>
          <table:table-cell office:value-type="float" office:value="-3.4032386911523" calcext:value-type="float">
            <text:p>-3,403238691152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292</text:p>
          </table:table-cell>
          <table:table-cell office:value-type="float" office:value="-0.10425858199596" calcext:value-type="float">
            <text:p>-0,10425858199596</text:p>
          </table:table-cell>
          <table:table-cell office:value-type="float" office:value="10.494649410248" calcext:value-type="float">
            <text:p>10,494649410248</text:p>
          </table:table-cell>
          <table:table-cell office:value-type="float" office:value="2.4990380569628" calcext:value-type="float">
            <text:p>2,499038056962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303</text:p>
          </table:table-cell>
          <table:table-cell office:value-type="float" office:value="1.3864493370056" calcext:value-type="float">
            <text:p>1,3864493370056</text:p>
          </table:table-cell>
          <table:table-cell office:value-type="float" office:value="10.504269599915" calcext:value-type="float">
            <text:p>10,504269599915</text:p>
          </table:table-cell>
          <table:table-cell office:value-type="float" office:value="-1.8970493440795" calcext:value-type="float">
            <text:p>-1,89704934407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31669698655605" calcext:value-type="float">
            <text:p>-0,31669698655605</text:p>
          </table:table-cell>
          <table:table-cell office:value-type="float" office:value="0.22340539842844" calcext:value-type="float">
            <text:p>0,22340539842844</text:p>
          </table:table-cell>
          <table:table-cell office:value-type="float" office:value="-52.706599615182" calcext:value-type="float">
            <text:p>-52,7065996151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64</text:p>
          </table:table-cell>
          <table:table-cell office:value-type="float" office:value="1.202599555254" calcext:value-type="float">
            <text:p>1,202599555254</text:p>
          </table:table-cell>
          <table:table-cell office:value-type="float" office:value="-0.1165896654129" calcext:value-type="float">
            <text:p>-0,1165896654129</text:p>
          </table:table-cell>
          <table:table-cell office:value-type="float" office:value="30.211117616884" calcext:value-type="float">
            <text:p>30,2111176168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75</text:p>
          </table:table-cell>
          <table:table-cell office:value-type="float" office:value="2.6620545983315" calcext:value-type="float">
            <text:p>2,6620545983315</text:p>
          </table:table-cell>
          <table:table-cell office:value-type="float" office:value="-0.21375980228186" calcext:value-type="float">
            <text:p>-0,21375980228186</text:p>
          </table:table-cell>
          <table:table-cell office:value-type="float" office:value="48.781912797576" calcext:value-type="float">
            <text:p>48,7819127975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86</text:p>
          </table:table-cell>
          <table:table-cell office:value-type="float" office:value="4.0474849939346" calcext:value-type="float">
            <text:p>4,0474849939346</text:p>
          </table:table-cell>
          <table:table-cell office:value-type="float" office:value="-0.11396743357182" calcext:value-type="float">
            <text:p>-0,11396743357182</text:p>
          </table:table-cell>
          <table:table-cell office:value-type="float" office:value="21.546215768073" calcext:value-type="float">
            <text:p>21,5462157680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797</text:p>
          </table:table-cell>
          <table:table-cell office:value-type="float" office:value="5.6609225273132" calcext:value-type="float">
            <text:p>5,6609225273132</text:p>
          </table:table-cell>
          <table:table-cell office:value-type="float" office:value="0.21518994122744" calcext:value-type="float">
            <text:p>0,21518994122744</text:p>
          </table:table-cell>
          <table:table-cell office:value-type="float" office:value="-49.002164868033" calcext:value-type="float">
            <text:p>-49,0021648680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808</text:p>
          </table:table-cell>
          <table:table-cell office:value-type="float" office:value="7.1048927307129" calcext:value-type="float">
            <text:p>7,1048927307129</text:p>
          </table:table-cell>
          <table:table-cell office:value-type="float" office:value="-0.11967678554356" calcext:value-type="float">
            <text:p>-0,11967678554356</text:p>
          </table:table-cell>
          <table:table-cell office:value-type="float" office:value="25.385454581801" calcext:value-type="float">
            <text:p>25,38545458180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819</text:p>
          </table:table-cell>
          <table:table-cell office:value-type="float" office:value="8.570374250412" calcext:value-type="float">
            <text:p>8,570374250412</text:p>
          </table:table-cell>
          <table:table-cell office:value-type="float" office:value="-0.027222423814237" calcext:value-type="float">
            <text:p>-0,027222423814237</text:p>
          </table:table-cell>
          <table:table-cell office:value-type="float" office:value="5.406507783255" calcext:value-type="float">
            <text:p>5,40650778325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830</text:p>
          </table:table-cell>
          <table:table-cell office:value-type="float" office:value="-0.23067627102137" calcext:value-type="float">
            <text:p>-0,23067627102137</text:p>
          </table:table-cell>
          <table:table-cell office:value-type="float" office:value="1.5748685598373" calcext:value-type="float">
            <text:p>1,5748685598373</text:p>
          </table:table-cell>
          <table:table-cell office:value-type="float" office:value="-23.110708992952" calcext:value-type="float">
            <text:p>-23,1107089929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841</text:p>
          </table:table-cell>
          <table:table-cell office:value-type="float" office:value="0.98078176379204" calcext:value-type="float">
            <text:p>0,98078176379204</text:p>
          </table:table-cell>
          <table:table-cell office:value-type="float" office:value="1.4992804825306" calcext:value-type="float">
            <text:p>1,4992804825306</text:p>
          </table:table-cell>
          <table:table-cell office:value-type="float" office:value="0.087986472596646" calcext:value-type="float">
            <text:p>0,0879864725966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852</text:p>
          </table:table-cell>
          <table:table-cell office:value-type="float" office:value="2.680943608284" calcext:value-type="float">
            <text:p>2,680943608284</text:p>
          </table:table-cell>
          <table:table-cell office:value-type="float" office:value="1.7120534181595" calcext:value-type="float">
            <text:p>1,7120534181595</text:p>
          </table:table-cell>
          <table:table-cell office:value-type="float" office:value="-50.210180555939" calcext:value-type="float">
            <text:p>-50,2101805559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863</text:p>
          </table:table-cell>
          <table:table-cell office:value-type="float" office:value="4.2837542295456" calcext:value-type="float">
            <text:p>4,2837542295456</text:p>
          </table:table-cell>
          <table:table-cell office:value-type="float" office:value="1.4975805580616" calcext:value-type="float">
            <text:p>1,4975805580616</text:p>
          </table:table-cell>
          <table:table-cell office:value-type="float" office:value="0.97916858970739" calcext:value-type="float">
            <text:p>0,979168589707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874</text:p>
          </table:table-cell>
          <table:table-cell office:value-type="float" office:value="5.4801088571548" calcext:value-type="float">
            <text:p>5,4801088571548</text:p>
          </table:table-cell>
          <table:table-cell office:value-type="float" office:value="1.4983239769936" calcext:value-type="float">
            <text:p>1,4983239769936</text:p>
          </table:table-cell>
          <table:table-cell office:value-type="float" office:value="0.16037192771057" calcext:value-type="float">
            <text:p>0,1603719277105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885</text:p>
          </table:table-cell>
          <table:table-cell office:value-type="float" office:value="7.1354115009308" calcext:value-type="float">
            <text:p>7,1354115009308</text:p>
          </table:table-cell>
          <table:table-cell office:value-type="float" office:value="1.692970097065" calcext:value-type="float">
            <text:p>1,692970097065</text:p>
          </table:table-cell>
          <table:table-cell office:value-type="float" office:value="-42.442161566133" calcext:value-type="float">
            <text:p>-42,4421615661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896</text:p>
          </table:table-cell>
          <table:table-cell office:value-type="float" office:value="8.6840832233429" calcext:value-type="float">
            <text:p>8,6840832233429</text:p>
          </table:table-cell>
          <table:table-cell office:value-type="float" office:value="1.4534918963909" calcext:value-type="float">
            <text:p>1,4534918963909</text:p>
          </table:table-cell>
          <table:table-cell office:value-type="float" office:value="11.870216791797" calcext:value-type="float">
            <text:p>11,8702167917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07</text:p>
          </table:table-cell>
          <table:table-cell office:value-type="float" office:value="-0.43024774640799" calcext:value-type="float">
            <text:p>-0,43024774640799</text:p>
          </table:table-cell>
          <table:table-cell office:value-type="float" office:value="2.8587204217911" calcext:value-type="float">
            <text:p>2,8587204217911</text:p>
          </table:table-cell>
          <table:table-cell office:value-type="float" office:value="28.323829933337" calcext:value-type="float">
            <text:p>28,32382993333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18</text:p>
          </table:table-cell>
          <table:table-cell office:value-type="float" office:value="1.1761063337326" calcext:value-type="float">
            <text:p>1,1761063337326</text:p>
          </table:table-cell>
          <table:table-cell office:value-type="float" office:value="3.2210510969162" calcext:value-type="float">
            <text:p>3,2210510969162</text:p>
          </table:table-cell>
          <table:table-cell office:value-type="float" office:value="-51.498160240756" calcext:value-type="float">
            <text:p>-51,4981602407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29</text:p>
          </table:table-cell>
          <table:table-cell office:value-type="float" office:value="2.7125734090805" calcext:value-type="float">
            <text:p>2,7125734090805</text:p>
          </table:table-cell>
          <table:table-cell office:value-type="float" office:value="3.1393980979919" calcext:value-type="float">
            <text:p>3,1393980979919</text:p>
          </table:table-cell>
          <table:table-cell office:value-type="float" office:value="-36.060274026956" calcext:value-type="float">
            <text:p>-36,0602740269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40</text:p>
          </table:table-cell>
          <table:table-cell office:value-type="float" office:value="4.1616815328598" calcext:value-type="float">
            <text:p>4,1616815328598</text:p>
          </table:table-cell>
          <table:table-cell office:value-type="float" office:value="2.7919068932533" calcext:value-type="float">
            <text:p>2,7919068932533</text:p>
          </table:table-cell>
          <table:table-cell office:value-type="float" office:value="47.0625108974" calcext:value-type="float">
            <text:p>47,062510897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51</text:p>
          </table:table-cell>
          <table:table-cell office:value-type="float" office:value="5.5021715164185" calcext:value-type="float">
            <text:p>5,5021715164185</text:p>
          </table:table-cell>
          <table:table-cell office:value-type="float" office:value="2.9593220353127" calcext:value-type="float">
            <text:p>2,9593220353127</text:p>
          </table:table-cell>
          <table:table-cell office:value-type="float" office:value="7.458270829954" calcext:value-type="float">
            <text:p>7,4582708299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62</text:p>
          </table:table-cell>
          <table:table-cell office:value-type="float" office:value="7.1386325359344" calcext:value-type="float">
            <text:p>7,1386325359344</text:p>
          </table:table-cell>
          <table:table-cell office:value-type="float" office:value="2.8017204999924" calcext:value-type="float">
            <text:p>2,8017204999924</text:p>
          </table:table-cell>
          <table:table-cell office:value-type="float" office:value="43.405330864487" calcext:value-type="float">
            <text:p>43,40533086448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73</text:p>
          </table:table-cell>
          <table:table-cell office:value-type="float" office:value="8.6732757091522" calcext:value-type="float">
            <text:p>8,6732757091522</text:p>
          </table:table-cell>
          <table:table-cell office:value-type="float" office:value="3.0532377958298" calcext:value-type="float">
            <text:p>3,0532377958298</text:p>
          </table:table-cell>
          <table:table-cell office:value-type="float" office:value="-12.974185833506" calcext:value-type="float">
            <text:p>-12,9741858335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84</text:p>
          </table:table-cell>
          <table:table-cell office:value-type="float" office:value="-0.42728342115879" calcext:value-type="float">
            <text:p>-0,42728342115879</text:p>
          </table:table-cell>
          <table:table-cell office:value-type="float" office:value="4.6438103914261" calcext:value-type="float">
            <text:p>4,6438103914261</text:p>
          </table:table-cell>
          <table:table-cell office:value-type="float" office:value="-28.502869947701" calcext:value-type="float">
            <text:p>-28,5028699477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995</text:p>
          </table:table-cell>
          <table:table-cell office:value-type="float" office:value="1.274167150259" calcext:value-type="float">
            <text:p>1,274167150259</text:p>
          </table:table-cell>
          <table:table-cell office:value-type="float" office:value="4.4998532533646" calcext:value-type="float">
            <text:p>4,4998532533646</text:p>
          </table:table-cell>
          <table:table-cell office:value-type="float" office:value="0.10825579638955" calcext:value-type="float">
            <text:p>0,108255796389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06</text:p>
          </table:table-cell>
          <table:table-cell office:value-type="float" office:value="2.5782954692841" calcext:value-type="float">
            <text:p>2,5782954692841</text:p>
          </table:table-cell>
          <table:table-cell office:value-type="float" office:value="4.4559225440025" calcext:value-type="float">
            <text:p>4,4559225440025</text:p>
          </table:table-cell>
          <table:table-cell office:value-type="float" office:value="9.0764330071249" calcext:value-type="float">
            <text:p>9,07643300712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17</text:p>
          </table:table-cell>
          <table:table-cell office:value-type="float" office:value="3.9980590343475" calcext:value-type="float">
            <text:p>3,9980590343475</text:p>
          </table:table-cell>
          <table:table-cell office:value-type="float" office:value="4.4617199897766" calcext:value-type="float">
            <text:p>4,4617199897766</text:p>
          </table:table-cell>
          <table:table-cell office:value-type="float" office:value="6.8679059481925" calcext:value-type="float">
            <text:p>6,86790594819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28</text:p>
          </table:table-cell>
          <table:table-cell office:value-type="float" office:value="5.694414973259" calcext:value-type="float">
            <text:p>5,694414973259</text:p>
          </table:table-cell>
          <table:table-cell office:value-type="float" office:value="4.2706942558289" calcext:value-type="float">
            <text:p>4,2706942558289</text:p>
          </table:table-cell>
          <table:table-cell office:value-type="float" office:value="54.767243421761" calcext:value-type="float">
            <text:p>54,7672434217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39</text:p>
          </table:table-cell>
          <table:table-cell office:value-type="float" office:value="7.1254885196686" calcext:value-type="float">
            <text:p>7,1254885196686</text:p>
          </table:table-cell>
          <table:table-cell office:value-type="float" office:value="4.6446651220322" calcext:value-type="float">
            <text:p>4,6446651220322</text:p>
          </table:table-cell>
          <table:table-cell office:value-type="float" office:value="-31.700146805709" calcext:value-type="float">
            <text:p>-31,7001468057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50</text:p>
          </table:table-cell>
          <table:table-cell office:value-type="float" office:value="8.678092956543" calcext:value-type="float">
            <text:p>8,678092956543</text:p>
          </table:table-cell>
          <table:table-cell office:value-type="float" office:value="4.2765235900879" calcext:value-type="float">
            <text:p>4,2765235900879</text:p>
          </table:table-cell>
          <table:table-cell office:value-type="float" office:value="52.688080414086" calcext:value-type="float">
            <text:p>52,68808041408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61</text:p>
          </table:table-cell>
          <table:table-cell office:value-type="float" office:value="-0.51928453147411" calcext:value-type="float">
            <text:p>-0,51928453147411</text:p>
          </table:table-cell>
          <table:table-cell office:value-type="float" office:value="5.9998720884323" calcext:value-type="float">
            <text:p>5,9998720884323</text:p>
          </table:table-cell>
          <table:table-cell office:value-type="float" office:value="0.064180232584476" calcext:value-type="float">
            <text:p>0,0641802325844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72</text:p>
          </table:table-cell>
          <table:table-cell office:value-type="float" office:value="1.1810629069805" calcext:value-type="float">
            <text:p>1,1810629069805</text:p>
          </table:table-cell>
          <table:table-cell office:value-type="float" office:value="5.9655159711838" calcext:value-type="float">
            <text:p>5,9655159711838</text:p>
          </table:table-cell>
          <table:table-cell office:value-type="float" office:value="8.6400657892227" calcext:value-type="float">
            <text:p>8,64006578922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83</text:p>
          </table:table-cell>
          <table:table-cell office:value-type="float" office:value="2.7688458561897" calcext:value-type="float">
            <text:p>2,7688458561897</text:p>
          </table:table-cell>
          <table:table-cell office:value-type="float" office:value="6.1175727844238" calcext:value-type="float">
            <text:p>6,1175727844238</text:p>
          </table:table-cell>
          <table:table-cell office:value-type="float" office:value="-35.575248633221" calcext:value-type="float">
            <text:p>-35,5752486332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094</text:p>
          </table:table-cell>
          <table:table-cell office:value-type="float" office:value="4.2790704965591" calcext:value-type="float">
            <text:p>4,2790704965591</text:p>
          </table:table-cell>
          <table:table-cell office:value-type="float" office:value="5.8317571878433" calcext:value-type="float">
            <text:p>5,8317571878433</text:p>
          </table:table-cell>
          <table:table-cell office:value-type="float" office:value="50.460261524103" calcext:value-type="float">
            <text:p>50,46026152410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05</text:p>
          </table:table-cell>
          <table:table-cell office:value-type="float" office:value="5.6452888250351" calcext:value-type="float">
            <text:p>5,6452888250351</text:p>
          </table:table-cell>
          <table:table-cell office:value-type="float" office:value="5.7982003688812" calcext:value-type="float">
            <text:p>5,7982003688812</text:p>
          </table:table-cell>
          <table:table-cell office:value-type="float" office:value="44.790891705045" calcext:value-type="float">
            <text:p>44,7908917050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16</text:p>
          </table:table-cell>
          <table:table-cell office:value-type="float" office:value="7.1260792016983" calcext:value-type="float">
            <text:p>7,1260792016983</text:p>
          </table:table-cell>
          <table:table-cell office:value-type="float" office:value="5.8139902353287" calcext:value-type="float">
            <text:p>5,8139902353287</text:p>
          </table:table-cell>
          <table:table-cell office:value-type="float" office:value="39.988333252585" calcext:value-type="float">
            <text:p>39,9883332525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27</text:p>
          </table:table-cell>
          <table:table-cell office:value-type="float" office:value="8.5328686237335" calcext:value-type="float">
            <text:p>8,5328686237335</text:p>
          </table:table-cell>
          <table:table-cell office:value-type="float" office:value="5.9901916980743" calcext:value-type="float">
            <text:p>5,9901916980743</text:p>
          </table:table-cell>
          <table:table-cell office:value-type="float" office:value="1.6106118442147" calcext:value-type="float">
            <text:p>1,61061184421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38</text:p>
          </table:table-cell>
          <table:table-cell office:value-type="float" office:value="-0.40113881230354" calcext:value-type="float">
            <text:p>-0,40113881230354</text:p>
          </table:table-cell>
          <table:table-cell office:value-type="float" office:value="7.4946796894073" calcext:value-type="float">
            <text:p>7,4946796894073</text:p>
          </table:table-cell>
          <table:table-cell office:value-type="float" office:value="1.0439232229048" calcext:value-type="float">
            <text:p>1,04392322290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49</text:p>
          </table:table-cell>
          <table:table-cell office:value-type="float" office:value="1.033154502511" calcext:value-type="float">
            <text:p>1,033154502511</text:p>
          </table:table-cell>
          <table:table-cell office:value-type="float" office:value="7.4150675535202" calcext:value-type="float">
            <text:p>7,4150675535202</text:p>
          </table:table-cell>
          <table:table-cell office:value-type="float" office:value="15.936392697559" calcext:value-type="float">
            <text:p>15,93639269755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60</text:p>
          </table:table-cell>
          <table:table-cell office:value-type="float" office:value="2.6905411481857" calcext:value-type="float">
            <text:p>2,6905411481857</text:p>
          </table:table-cell>
          <table:table-cell office:value-type="float" office:value="7.3272114992142" calcext:value-type="float">
            <text:p>7,3272114992142</text:p>
          </table:table-cell>
          <table:table-cell office:value-type="float" office:value="42.107534636358" calcext:value-type="float">
            <text:p>42,1075346363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71</text:p>
          </table:table-cell>
          <table:table-cell office:value-type="float" office:value="3.9836055040359" calcext:value-type="float">
            <text:p>3,9836055040359</text:p>
          </table:table-cell>
          <table:table-cell office:value-type="float" office:value="7.5001031160355" calcext:value-type="float">
            <text:p>7,5001031160355</text:p>
          </table:table-cell>
          <table:table-cell office:value-type="float" office:value="-0.098822231309571" calcext:value-type="float">
            <text:p>-0,0988222313095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82</text:p>
          </table:table-cell>
          <table:table-cell office:value-type="float" office:value="5.8191764354706" calcext:value-type="float">
            <text:p>5,8191764354706</text:p>
          </table:table-cell>
          <table:table-cell office:value-type="float" office:value="7.2362166643143" calcext:value-type="float">
            <text:p>7,2362166643143</text:p>
          </table:table-cell>
          <table:table-cell office:value-type="float" office:value="80.095401235447" calcext:value-type="float">
            <text:p>80,0954012354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193</text:p>
          </table:table-cell>
          <table:table-cell office:value-type="float" office:value="7.149955034256" calcext:value-type="float">
            <text:p>7,149955034256</text:p>
          </table:table-cell>
          <table:table-cell office:value-type="float" office:value="7.2956693172455" calcext:value-type="float">
            <text:p>7,2956693172455</text:p>
          </table:table-cell>
          <table:table-cell office:value-type="float" office:value="45.773065393897" calcext:value-type="float">
            <text:p>45,7730653938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04</text:p>
          </table:table-cell>
          <table:table-cell office:value-type="float" office:value="8.4787178039551" calcext:value-type="float">
            <text:p>8,4787178039551</text:p>
          </table:table-cell>
          <table:table-cell office:value-type="float" office:value="7.5005674362183" calcext:value-type="float">
            <text:p>7,5005674362183</text:p>
          </table:table-cell>
          <table:table-cell office:value-type="float" office:value="-0.086836530204127" calcext:value-type="float">
            <text:p>-0,08683653020412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15</text:p>
          </table:table-cell>
          <table:table-cell office:value-type="float" office:value="-0.25664497166872" calcext:value-type="float">
            <text:p>-0,25664497166872</text:p>
          </table:table-cell>
          <table:table-cell office:value-type="float" office:value="9.007266163826" calcext:value-type="float">
            <text:p>9,007266163826</text:p>
          </table:table-cell>
          <table:table-cell office:value-type="float" office:value="-2.1799406048599" calcext:value-type="float">
            <text:p>-2,17994060485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26</text:p>
          </table:table-cell>
          <table:table-cell office:value-type="float" office:value="1.0514434427023" calcext:value-type="float">
            <text:p>1,0514434427023</text:p>
          </table:table-cell>
          <table:table-cell office:value-type="float" office:value="9.1114819049835" calcext:value-type="float">
            <text:p>9,1114819049835</text:p>
          </table:table-cell>
          <table:table-cell office:value-type="float" office:value="-21.325931237761" calcext:value-type="float">
            <text:p>-21,3259312377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37</text:p>
          </table:table-cell>
          <table:table-cell office:value-type="float" office:value="2.4823765456676" calcext:value-type="float">
            <text:p>2,4823765456676</text:p>
          </table:table-cell>
          <table:table-cell office:value-type="float" office:value="9.0007793903351" calcext:value-type="float">
            <text:p>9,0007793903351</text:p>
          </table:table-cell>
          <table:table-cell office:value-type="float" office:value="-0.072701451528794" calcext:value-type="float">
            <text:p>-0,0727014515287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48</text:p>
          </table:table-cell>
          <table:table-cell office:value-type="float" office:value="4.0878400206566" calcext:value-type="float">
            <text:p>4,0878400206566</text:p>
          </table:table-cell>
          <table:table-cell office:value-type="float" office:value="9.1588687896729" calcext:value-type="float">
            <text:p>9,1588687896729</text:p>
          </table:table-cell>
          <table:table-cell office:value-type="float" office:value="-32.299137039549" calcext:value-type="float">
            <text:p>-32,2991370395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59</text:p>
          </table:table-cell>
          <table:table-cell office:value-type="float" office:value="5.6616199016571" calcext:value-type="float">
            <text:p>5,6616199016571</text:p>
          </table:table-cell>
          <table:table-cell office:value-type="float" office:value="8.7949830293655" calcext:value-type="float">
            <text:p>8,7949830293655</text:p>
          </table:table-cell>
          <table:table-cell office:value-type="float" office:value="46.258186458782" calcext:value-type="float">
            <text:p>46,2581864587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70</text:p>
          </table:table-cell>
          <table:table-cell office:value-type="float" office:value="7.2834074497223" calcext:value-type="float">
            <text:p>7,2834074497223</text:p>
          </table:table-cell>
          <table:table-cell office:value-type="float" office:value="9.1705477237701" calcext:value-type="float">
            <text:p>9,1705477237701</text:p>
          </table:table-cell>
          <table:table-cell office:value-type="float" office:value="-51.604980496085" calcext:value-type="float">
            <text:p>-51,6049804960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81</text:p>
          </table:table-cell>
          <table:table-cell office:value-type="float" office:value="8.7135344743729" calcext:value-type="float">
            <text:p>8,7135344743729</text:p>
          </table:table-cell>
          <table:table-cell office:value-type="float" office:value="9.0828341245651" calcext:value-type="float">
            <text:p>9,0828341245651</text:p>
          </table:table-cell>
          <table:table-cell office:value-type="float" office:value="-22.485658621332" calcext:value-type="float">
            <text:p>-22,4856586213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292</text:p>
          </table:table-cell>
          <table:table-cell office:value-type="float" office:value="-0.41618566960096" calcext:value-type="float">
            <text:p>-0,41618566960096</text:p>
          </table:table-cell>
          <table:table-cell office:value-type="float" office:value="10.41928768158" calcext:value-type="float">
            <text:p>10,41928768158</text:p>
          </table:table-cell>
          <table:table-cell office:value-type="float" office:value="16.465278188134" calcext:value-type="float">
            <text:p>16,4652781881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303</text:p>
          </table:table-cell>
          <table:table-cell office:value-type="float" office:value="1.040368527174" calcext:value-type="float">
            <text:p>1,040368527174</text:p>
          </table:table-cell>
          <table:table-cell office:value-type="float" office:value="10.564864873886" calcext:value-type="float">
            <text:p>10,564864873886</text:p>
          </table:table-cell>
          <table:table-cell office:value-type="float" office:value="-12.32821935681" calcext:value-type="float">
            <text:p>-12,328219356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32188344746828" calcext:value-type="float">
            <text:p>-0,32188344746828</text:p>
          </table:table-cell>
          <table:table-cell office:value-type="float" office:value="0.52216369658709" calcext:value-type="float">
            <text:p>0,52216369658709</text:p>
          </table:table-cell>
          <table:table-cell office:value-type="float" office:value="-97.553773290792" calcext:value-type="float">
            <text:p>-97,5537732907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64</text:p>
          </table:table-cell>
          <table:table-cell office:value-type="float" office:value="1.062325835228" calcext:value-type="float">
            <text:p>1,062325835228</text:p>
          </table:table-cell>
          <table:table-cell office:value-type="float" office:value="-0.30173992738128" calcext:value-type="float">
            <text:p>-0,30173992738128</text:p>
          </table:table-cell>
          <table:table-cell office:value-type="float" office:value="55.705627058722" calcext:value-type="float">
            <text:p>55,7056270587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75</text:p>
          </table:table-cell>
          <table:table-cell office:value-type="float" office:value="2.6177549362183" calcext:value-type="float">
            <text:p>2,6177549362183</text:p>
          </table:table-cell>
          <table:table-cell office:value-type="float" office:value="-0.51732521504164" calcext:value-type="float">
            <text:p>-0,51732521504164</text:p>
          </table:table-cell>
          <table:table-cell office:value-type="float" office:value="90.051515087201" calcext:value-type="float">
            <text:p>90,05151508720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86</text:p>
          </table:table-cell>
          <table:table-cell office:value-type="float" office:value="3.7575763463974" calcext:value-type="float">
            <text:p>3,7575763463974</text:p>
          </table:table-cell>
          <table:table-cell office:value-type="float" office:value="-0.32054509967566" calcext:value-type="float">
            <text:p>-0,32054509967566</text:p>
          </table:table-cell>
          <table:table-cell office:value-type="float" office:value="39.697270864134" calcext:value-type="float">
            <text:p>39,6972708641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797</text:p>
          </table:table-cell>
          <table:table-cell office:value-type="float" office:value="5.6155282258987" calcext:value-type="float">
            <text:p>5,6155282258987</text:p>
          </table:table-cell>
          <table:table-cell office:value-type="float" office:value="0.52368871867657" calcext:value-type="float">
            <text:p>0,52368871867657</text:p>
          </table:table-cell>
          <table:table-cell office:value-type="float" office:value="-88.794546522153" calcext:value-type="float">
            <text:p>-88,7945465221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808</text:p>
          </table:table-cell>
          <table:table-cell office:value-type="float" office:value="6.8749803304672" calcext:value-type="float">
            <text:p>6,8749803304672</text:p>
          </table:table-cell>
          <table:table-cell office:value-type="float" office:value="-0.33329594880342" calcext:value-type="float">
            <text:p>-0,33329594880342</text:p>
          </table:table-cell>
          <table:table-cell office:value-type="float" office:value="47.110503646219" calcext:value-type="float">
            <text:p>47,1105036462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819</text:p>
          </table:table-cell>
          <table:table-cell office:value-type="float" office:value="8.2490170001984" calcext:value-type="float">
            <text:p>8,2490170001984</text:p>
          </table:table-cell>
          <table:table-cell office:value-type="float" office:value="-0.078222248703241" calcext:value-type="float">
            <text:p>-0,078222248703241</text:p>
          </table:table-cell>
          <table:table-cell office:value-type="float" office:value="10.067536572742" calcext:value-type="float">
            <text:p>10,0675365727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830</text:p>
          </table:table-cell>
          <table:table-cell office:value-type="float" office:value="-0.38435153663158" calcext:value-type="float">
            <text:p>-0,38435153663158</text:p>
          </table:table-cell>
          <table:table-cell office:value-type="float" office:value="1.7323073744774" calcext:value-type="float">
            <text:p>1,7323073744774</text:p>
          </table:table-cell>
          <table:table-cell office:value-type="float" office:value="-44.745970683493" calcext:value-type="float">
            <text:p>-44,7459706834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841</text:p>
          </table:table-cell>
          <table:table-cell office:value-type="float" office:value="0.58376371860504" calcext:value-type="float">
            <text:p>0,58376371860504</text:p>
          </table:table-cell>
          <table:table-cell office:value-type="float" office:value="1.4983606338501" calcext:value-type="float">
            <text:p>1,4983606338501</text:p>
          </table:table-cell>
          <table:table-cell office:value-type="float" office:value="0.16516837837163" calcext:value-type="float">
            <text:p>0,165168378371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852</text:p>
          </table:table-cell>
          <table:table-cell office:value-type="float" office:value="2.6544287800789" calcext:value-type="float">
            <text:p>2,6544287800789</text:p>
          </table:table-cell>
          <table:table-cell office:value-type="float" office:value="2.0050993561745" calcext:value-type="float">
            <text:p>2,0050993561745</text:p>
          </table:table-cell>
          <table:table-cell office:value-type="float" office:value="-92.874237686206" calcext:value-type="float">
            <text:p>-92,8742376862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863</text:p>
          </table:table-cell>
          <table:table-cell office:value-type="float" office:value="4.1435068845749" calcext:value-type="float">
            <text:p>4,1435068845749</text:p>
          </table:table-cell>
          <table:table-cell office:value-type="float" office:value="1.4921978116035" calcext:value-type="float">
            <text:p>1,4921978116035</text:p>
          </table:table-cell>
          <table:table-cell office:value-type="float" office:value="1.9333018761152" calcext:value-type="float">
            <text:p>1,93330187611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874</text:p>
          </table:table-cell>
          <table:table-cell office:value-type="float" office:value="5.0811421871185" calcext:value-type="float">
            <text:p>5,0811421871185</text:p>
          </table:table-cell>
          <table:table-cell office:value-type="float" office:value="1.4974534511566" calcext:value-type="float">
            <text:p>1,4974534511566</text:p>
          </table:table-cell>
          <table:table-cell office:value-type="float" office:value="0.17626792678882" calcext:value-type="float">
            <text:p>0,176267926788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885</text:p>
          </table:table-cell>
          <table:table-cell office:value-type="float" office:value="7.0481383800507" calcext:value-type="float">
            <text:p>7,0481383800507</text:p>
          </table:table-cell>
          <table:table-cell office:value-type="float" office:value="1.9799040257931" calcext:value-type="float">
            <text:p>1,9799040257931</text:p>
          </table:table-cell>
          <table:table-cell office:value-type="float" office:value="-84.875781065339" calcext:value-type="float">
            <text:p>-84,8757810653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896</text:p>
          </table:table-cell>
          <table:table-cell office:value-type="float" office:value="8.4708231687546" calcext:value-type="float">
            <text:p>8,4708231687546</text:p>
          </table:table-cell>
          <table:table-cell office:value-type="float" office:value="1.3719965517521" calcext:value-type="float">
            <text:p>1,3719965517521</text:p>
          </table:table-cell>
          <table:table-cell office:value-type="float" office:value="21.929050706754" calcext:value-type="float">
            <text:p>21,9290507067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07</text:p>
          </table:table-cell>
          <table:table-cell office:value-type="float" office:value="-0.66531077027321" calcext:value-type="float">
            <text:p>-0,66531077027321</text:p>
          </table:table-cell>
          <table:table-cell office:value-type="float" office:value="2.608146071434" calcext:value-type="float">
            <text:p>2,608146071434</text:p>
          </table:table-cell>
          <table:table-cell office:value-type="float" office:value="52.407394928537" calcext:value-type="float">
            <text:p>52,40739492853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18</text:p>
          </table:table-cell>
          <table:table-cell office:value-type="float" office:value="1.1601607501507" calcext:value-type="float">
            <text:p>1,1601607501507</text:p>
          </table:table-cell>
          <table:table-cell office:value-type="float" office:value="3.5229307413101" calcext:value-type="float">
            <text:p>3,5229307413101</text:p>
          </table:table-cell>
          <table:table-cell office:value-type="float" office:value="-95.484351656239" calcext:value-type="float">
            <text:p>-95,4843516562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29</text:p>
          </table:table-cell>
          <table:table-cell office:value-type="float" office:value="2.6049131155014" calcext:value-type="float">
            <text:p>2,6049131155014</text:p>
          </table:table-cell>
          <table:table-cell office:value-type="float" office:value="3.3507317304611" calcext:value-type="float">
            <text:p>3,3507317304611</text:p>
          </table:table-cell>
          <table:table-cell office:value-type="float" office:value="-66.500373706696" calcext:value-type="float">
            <text:p>-66,5003737066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40</text:p>
          </table:table-cell>
          <table:table-cell office:value-type="float" office:value="4.1036075353622" calcext:value-type="float">
            <text:p>4,1036075353622</text:p>
          </table:table-cell>
          <table:table-cell office:value-type="float" office:value="2.4899935722351" calcext:value-type="float">
            <text:p>2,4899935722351</text:p>
          </table:table-cell>
          <table:table-cell office:value-type="float" office:value="87.025135945363" calcext:value-type="float">
            <text:p>87,0251359453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51</text:p>
          </table:table-cell>
          <table:table-cell office:value-type="float" office:value="5.1303714513779" calcext:value-type="float">
            <text:p>5,1303714513779</text:p>
          </table:table-cell>
          <table:table-cell office:value-type="float" office:value="2.8796738386154" calcext:value-type="float">
            <text:p>2,8796738386154</text:p>
          </table:table-cell>
          <table:table-cell office:value-type="float" office:value="13.831947734401" calcext:value-type="float">
            <text:p>13,8319477344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62</text:p>
          </table:table-cell>
          <table:table-cell office:value-type="float" office:value="7.0584577322006" calcext:value-type="float">
            <text:p>7,0584577322006</text:p>
          </table:table-cell>
          <table:table-cell office:value-type="float" office:value="2.5124588608742" calcext:value-type="float">
            <text:p>2,5124588608742</text:p>
          </table:table-cell>
          <table:table-cell office:value-type="float" office:value="86.567349494643" calcext:value-type="float">
            <text:p>86,5673494946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73</text:p>
          </table:table-cell>
          <table:table-cell office:value-type="float" office:value="8.4498536586761" calcext:value-type="float">
            <text:p>8,4498536586761</text:p>
          </table:table-cell>
          <table:table-cell office:value-type="float" office:value="3.1463915109634" calcext:value-type="float">
            <text:p>3,1463915109634</text:p>
          </table:table-cell>
          <table:table-cell office:value-type="float" office:value="-23.974233372196" calcext:value-type="float">
            <text:p>-23,9742333721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84</text:p>
          </table:table-cell>
          <table:table-cell office:value-type="float" office:value="-0.66173583269119" calcext:value-type="float">
            <text:p>-0,66173583269119</text:p>
          </table:table-cell>
          <table:table-cell office:value-type="float" office:value="4.895313680172" calcext:value-type="float">
            <text:p>4,895313680172</text:p>
          </table:table-cell>
          <table:table-cell office:value-type="float" office:value="-52.524226486303" calcext:value-type="float">
            <text:p>-52,52422648630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995</text:p>
          </table:table-cell>
          <table:table-cell office:value-type="float" office:value="1.125455275178" calcext:value-type="float">
            <text:p>1,125455275178</text:p>
          </table:table-cell>
          <table:table-cell office:value-type="float" office:value="4.4994625449181" calcext:value-type="float">
            <text:p>4,4994625449181</text:p>
          </table:table-cell>
          <table:table-cell office:value-type="float" office:value="0.15744440121113" calcext:value-type="float">
            <text:p>0,157444401211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06</text:p>
          </table:table-cell>
          <table:table-cell office:value-type="float" office:value="2.2713997960091" calcext:value-type="float">
            <text:p>2,2713997960091</text:p>
          </table:table-cell>
          <table:table-cell office:value-type="float" office:value="4.3726721405983" calcext:value-type="float">
            <text:p>4,3726721405983</text:p>
          </table:table-cell>
          <table:table-cell office:value-type="float" office:value="16.819348570648" calcext:value-type="float">
            <text:p>16,8193485706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17</text:p>
          </table:table-cell>
          <table:table-cell office:value-type="float" office:value="3.6193841695786" calcext:value-type="float">
            <text:p>3,6193841695786</text:p>
          </table:table-cell>
          <table:table-cell office:value-type="float" office:value="4.3868213891983" calcext:value-type="float">
            <text:p>4,3868213891983</text:p>
          </table:table-cell>
          <table:table-cell office:value-type="float" office:value="12.752618284742" calcext:value-type="float">
            <text:p>12,7526182847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28</text:p>
          </table:table-cell>
          <table:table-cell office:value-type="float" office:value="5.7080090045929" calcext:value-type="float">
            <text:p>5,7080090045929</text:p>
          </table:table-cell>
          <table:table-cell office:value-type="float" office:value="3.9753985404968" calcext:value-type="float">
            <text:p>3,9753985404968</text:p>
          </table:table-cell>
          <table:table-cell office:value-type="float" office:value="101.4372087588" calcext:value-type="float">
            <text:p>101,43720875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39</text:p>
          </table:table-cell>
          <table:table-cell office:value-type="float" office:value="6.9443410634995" calcext:value-type="float">
            <text:p>6,9443410634995</text:p>
          </table:table-cell>
          <table:table-cell office:value-type="float" office:value="4.8879018425941" calcext:value-type="float">
            <text:p>4,8879018425941</text:p>
          </table:table-cell>
          <table:table-cell office:value-type="float" office:value="-58.490621056526" calcext:value-type="float">
            <text:p>-58,49062105652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50</text:p>
          </table:table-cell>
          <table:table-cell office:value-type="float" office:value="8.6721009016037" calcext:value-type="float">
            <text:p>8,6721009016037</text:p>
          </table:table-cell>
          <table:table-cell office:value-type="float" office:value="3.9761129021645" calcext:value-type="float">
            <text:p>3,9761129021645</text:p>
          </table:table-cell>
          <table:table-cell office:value-type="float" office:value="97.628478791304" calcext:value-type="float">
            <text:p>97,6284787913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61</text:p>
          </table:table-cell>
          <table:table-cell office:value-type="float" office:value="-0.9166793525219" calcext:value-type="float">
            <text:p>-0,9166793525219</text:p>
          </table:table-cell>
          <table:table-cell office:value-type="float" office:value="5.9994125366211" calcext:value-type="float">
            <text:p>5,9994125366211</text:p>
          </table:table-cell>
          <table:table-cell office:value-type="float" office:value="0.097495107763227" calcext:value-type="float">
            <text:p>0,0974951077632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72</text:p>
          </table:table-cell>
          <table:table-cell office:value-type="float" office:value="0.95073528587818" calcext:value-type="float">
            <text:p>0,95073528587818</text:p>
          </table:table-cell>
          <table:table-cell office:value-type="float" office:value="5.8938008546829" calcext:value-type="float">
            <text:p>5,8938008546829</text:p>
          </table:table-cell>
          <table:table-cell office:value-type="float" office:value="20.359287026581" calcext:value-type="float">
            <text:p>20,3592870265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83</text:p>
          </table:table-cell>
          <table:table-cell office:value-type="float" office:value="2.645523250103" calcext:value-type="float">
            <text:p>2,645523250103</text:p>
          </table:table-cell>
          <table:table-cell office:value-type="float" office:value="6.2961661815643" calcext:value-type="float">
            <text:p>6,2961661815643</text:p>
          </table:table-cell>
          <table:table-cell office:value-type="float" office:value="-49.605805403108" calcext:value-type="float">
            <text:p>-49,6058054031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094</text:p>
          </table:table-cell>
          <table:table-cell office:value-type="float" office:value="4.2822900414467" calcext:value-type="float">
            <text:p>4,2822900414467</text:p>
          </table:table-cell>
          <table:table-cell office:value-type="float" office:value="5.6265819072723" calcext:value-type="float">
            <text:p>5,6265819072723</text:p>
          </table:table-cell>
          <table:table-cell office:value-type="float" office:value="93.143791150136" calcext:value-type="float">
            <text:p>93,1437911501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05</text:p>
          </table:table-cell>
          <table:table-cell office:value-type="float" office:value="5.564638376236" calcext:value-type="float">
            <text:p>5,564638376236</text:p>
          </table:table-cell>
          <table:table-cell office:value-type="float" office:value="5.4956662654877" calcext:value-type="float">
            <text:p>5,4956662654877</text:p>
          </table:table-cell>
          <table:table-cell office:value-type="float" office:value="82.924376627442" calcext:value-type="float">
            <text:p>82,9243766274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16</text:p>
          </table:table-cell>
          <table:table-cell office:value-type="float" office:value="6.999831199646" calcext:value-type="float">
            <text:p>6,999831199646</text:p>
          </table:table-cell>
          <table:table-cell office:value-type="float" office:value="5.5184179544449" calcext:value-type="float">
            <text:p>5,5184179544449</text:p>
          </table:table-cell>
          <table:table-cell office:value-type="float" office:value="74.023720565116" calcext:value-type="float">
            <text:p>74,023720565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27</text:p>
          </table:table-cell>
          <table:table-cell office:value-type="float" office:value="8.1810873746872" calcext:value-type="float">
            <text:p>8,1810873746872</text:p>
          </table:table-cell>
          <table:table-cell office:value-type="float" office:value="5.9736943244934" calcext:value-type="float">
            <text:p>5,9736943244934</text:p>
          </table:table-cell>
          <table:table-cell office:value-type="float" office:value="2.9799120061716" calcext:value-type="float">
            <text:p>2,97991200617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38</text:p>
          </table:table-cell>
          <table:table-cell office:value-type="float" office:value="-0.69804020226002" calcext:value-type="float">
            <text:p>-0,69804020226002</text:p>
          </table:table-cell>
          <table:table-cell office:value-type="float" office:value="7.4857944250107" calcext:value-type="float">
            <text:p>7,4857944250107</text:p>
          </table:table-cell>
          <table:table-cell office:value-type="float" office:value="1.9238184734135" calcext:value-type="float">
            <text:p>1,92381847341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49</text:p>
          </table:table-cell>
          <table:table-cell office:value-type="float" office:value="0.73665805160999" calcext:value-type="float">
            <text:p>0,73665805160999</text:p>
          </table:table-cell>
          <table:table-cell office:value-type="float" office:value="7.2473478317261" calcext:value-type="float">
            <text:p>7,2473478317261</text:p>
          </table:table-cell>
          <table:table-cell office:value-type="float" office:value="35.275825269663" calcext:value-type="float">
            <text:p>35,2758252696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60</text:p>
          </table:table-cell>
          <table:table-cell office:value-type="float" office:value="2.6069501042366" calcext:value-type="float">
            <text:p>2,6069501042366</text:p>
          </table:table-cell>
          <table:table-cell office:value-type="float" office:value="7.0728206634521" calcext:value-type="float">
            <text:p>7,0728206634521</text:p>
          </table:table-cell>
          <table:table-cell office:value-type="float" office:value="77.549304931786" calcext:value-type="float">
            <text:p>77,5493049317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71</text:p>
          </table:table-cell>
          <table:table-cell office:value-type="float" office:value="3.5864049196243" calcext:value-type="float">
            <text:p>3,5864049196243</text:p>
          </table:table-cell>
          <table:table-cell office:value-type="float" office:value="7.5005978345871" calcext:value-type="float">
            <text:p>7,5005978345871</text:p>
          </table:table-cell>
          <table:table-cell office:value-type="float" office:value="-0.12081021229458" calcext:value-type="float">
            <text:p>-0,1208102122945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82</text:p>
          </table:table-cell>
          <table:table-cell office:value-type="float" office:value="6.0097229480743" calcext:value-type="float">
            <text:p>6,0097229480743</text:p>
          </table:table-cell>
          <table:table-cell office:value-type="float" office:value="7.0638346672058" calcext:value-type="float">
            <text:p>7,0638346672058</text:p>
          </table:table-cell>
          <table:table-cell office:value-type="float" office:value="148.19962659459" calcext:value-type="float">
            <text:p>148,199626594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193</text:p>
          </table:table-cell>
          <table:table-cell office:value-type="float" office:value="7.0795279741287" calcext:value-type="float">
            <text:p>7,0795279741287</text:p>
          </table:table-cell>
          <table:table-cell office:value-type="float" office:value="6.9919002056122" calcext:value-type="float">
            <text:p>6,9919002056122</text:p>
          </table:table-cell>
          <table:table-cell office:value-type="float" office:value="84.811496886478" calcext:value-type="float">
            <text:p>84,8114968864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04</text:p>
          </table:table-cell>
          <table:table-cell office:value-type="float" office:value="8.0805921554565" calcext:value-type="float">
            <text:p>8,0805921554565</text:p>
          </table:table-cell>
          <table:table-cell office:value-type="float" office:value="7.5013101100922" calcext:value-type="float">
            <text:p>7,5013101100922</text:p>
          </table:table-cell>
          <table:table-cell office:value-type="float" office:value="-0.0873091400773" calcext:value-type="float">
            <text:p>-0,08730914007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15</text:p>
          </table:table-cell>
          <table:table-cell office:value-type="float" office:value="-0.43425343930721" calcext:value-type="float">
            <text:p>-0,43425343930721</text:p>
          </table:table-cell>
          <table:table-cell office:value-type="float" office:value="9.0197598934174" calcext:value-type="float">
            <text:p>9,0197598934174</text:p>
          </table:table-cell>
          <table:table-cell office:value-type="float" office:value="-4.0756832262513" calcext:value-type="float">
            <text:p>-4,07568322625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26</text:p>
          </table:table-cell>
          <table:table-cell office:value-type="float" office:value="0.76336413621902" calcext:value-type="float">
            <text:p>0,76336413621902</text:p>
          </table:table-cell>
          <table:table-cell office:value-type="float" office:value="9.3153810501099" calcext:value-type="float">
            <text:p>9,3153810501099</text:p>
          </table:table-cell>
          <table:table-cell office:value-type="float" office:value="-39.362209997359" calcext:value-type="float">
            <text:p>-39,36220999735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37</text:p>
          </table:table-cell>
          <table:table-cell office:value-type="float" office:value="2.0841443538666" calcext:value-type="float">
            <text:p>2,0841443538666</text:p>
          </table:table-cell>
          <table:table-cell office:value-type="float" office:value="9.0015822649002" calcext:value-type="float">
            <text:p>9,0015822649002</text:p>
          </table:table-cell>
          <table:table-cell office:value-type="float" office:value="-0.10271472441163" calcext:value-type="float">
            <text:p>-0,102714724411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48</text:p>
          </table:table-cell>
          <table:table-cell office:value-type="float" office:value="3.8879799842834" calcext:value-type="float">
            <text:p>3,8879799842834</text:p>
          </table:table-cell>
          <table:table-cell office:value-type="float" office:value="9.4289791584015" calcext:value-type="float">
            <text:p>9,4289791584015</text:p>
          </table:table-cell>
          <table:table-cell office:value-type="float" office:value="-59.522331899898" calcext:value-type="float">
            <text:p>-59,5223318998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59</text:p>
          </table:table-cell>
          <table:table-cell office:value-type="float" office:value="5.5973815917969" calcext:value-type="float">
            <text:p>5,5973815917969</text:p>
          </table:table-cell>
          <table:table-cell office:value-type="float" office:value="8.4976041316986" calcext:value-type="float">
            <text:p>8,4976041316986</text:p>
          </table:table-cell>
          <table:table-cell office:value-type="float" office:value="85.316107531262" calcext:value-type="float">
            <text:p>85,31610753126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70</text:p>
          </table:table-cell>
          <table:table-cell office:value-type="float" office:value="7.2939836978912" calcext:value-type="float">
            <text:p>7,2939836978912</text:p>
          </table:table-cell>
          <table:table-cell office:value-type="float" office:value="9.37415599823" calcext:value-type="float">
            <text:p>9,37415599823</text:p>
          </table:table-cell>
          <table:table-cell office:value-type="float" office:value="-95.193730038442" calcext:value-type="float">
            <text:p>-95,1937300384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81</text:p>
          </table:table-cell>
          <table:table-cell office:value-type="float" office:value="8.5522711277008" calcext:value-type="float">
            <text:p>8,5522711277008</text:p>
          </table:table-cell>
          <table:table-cell office:value-type="float" office:value="9.220250248909" calcext:value-type="float">
            <text:p>9,220250248909</text:p>
          </table:table-cell>
          <table:table-cell office:value-type="float" office:value="-41.591125688735" calcext:value-type="float">
            <text:p>-41,5911256887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292</text:p>
          </table:table-cell>
          <table:table-cell office:value-type="float" office:value="-0.70021018385887" calcext:value-type="float">
            <text:p>-0,70021018385887</text:p>
          </table:table-cell>
          <table:table-cell office:value-type="float" office:value="10.271108150482" calcext:value-type="float">
            <text:p>10,271108150482</text:p>
          </table:table-cell>
          <table:table-cell office:value-type="float" office:value="30.476106200249" calcext:value-type="float">
            <text:p>30,4761062002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303</text:p>
          </table:table-cell>
          <table:table-cell office:value-type="float" office:value="0.71119263768196" calcext:value-type="float">
            <text:p>0,71119263768196</text:p>
          </table:table-cell>
          <table:table-cell office:value-type="float" office:value="10.687235593796" calcext:value-type="float">
            <text:p>10,687235593796</text:p>
          </table:table-cell>
          <table:table-cell office:value-type="float" office:value="-22.725712911339" calcext:value-type="float">
            <text:p>-22,7257129113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0.1157221570611" calcext:value-type="float">
            <text:p>-0,1157221570611</text:p>
          </table:table-cell>
          <table:table-cell office:value-type="float" office:value="0.73850259184837" calcext:value-type="float">
            <text:p>0,73850259184837</text:p>
          </table:table-cell>
          <table:table-cell office:value-type="float" office:value="-142.37627406029" calcext:value-type="float">
            <text:p>-142,376274060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64</text:p>
          </table:table-cell>
          <table:table-cell office:value-type="float" office:value="1.0155173391104" calcext:value-type="float">
            <text:p>1,0155173391104</text:p>
          </table:table-cell>
          <table:table-cell office:value-type="float" office:value="-0.52864670753479" calcext:value-type="float">
            <text:p>-0,52864670753479</text:p>
          </table:table-cell>
          <table:table-cell office:value-type="float" office:value="81.132408160313" calcext:value-type="float">
            <text:p>81,1324081603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75</text:p>
          </table:table-cell>
          <table:table-cell office:value-type="float" office:value="2.7725407481194" calcext:value-type="float">
            <text:p>2,7725407481194</text:p>
          </table:table-cell>
          <table:table-cell office:value-type="float" office:value="-0.58376528322697" calcext:value-type="float">
            <text:p>-0,58376528322697</text:p>
          </table:table-cell>
          <table:table-cell office:value-type="float" office:value="126.81307914151" calcext:value-type="float">
            <text:p>126,813079141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86</text:p>
          </table:table-cell>
          <table:table-cell office:value-type="float" office:value="3.5541209578514" calcext:value-type="float">
            <text:p>3,5541209578514</text:p>
          </table:table-cell>
          <table:table-cell office:value-type="float" office:value="-0.58500818908215" calcext:value-type="float">
            <text:p>-0,58500818908215</text:p>
          </table:table-cell>
          <table:table-cell office:value-type="float" office:value="57.035797720502" calcext:value-type="float">
            <text:p>57,0357977205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797</text:p>
          </table:table-cell>
          <table:table-cell office:value-type="float" office:value="5.6448745727539" calcext:value-type="float">
            <text:p>5,6448745727539</text:p>
          </table:table-cell>
          <table:table-cell office:value-type="float" office:value="0.89172907173634" calcext:value-type="float">
            <text:p>0,89172907173634</text:p>
          </table:table-cell>
          <table:table-cell office:value-type="float" office:value="-94.731966401361" calcext:value-type="float">
            <text:p>-94,7319664013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808</text:p>
          </table:table-cell>
          <table:table-cell office:value-type="float" office:value="6.719137430191" calcext:value-type="float">
            <text:p>6,719137430191</text:p>
          </table:table-cell>
          <table:table-cell office:value-type="float" office:value="-0.58499999344349" calcext:value-type="float">
            <text:p>-0,58499999344349</text:p>
          </table:table-cell>
          <table:table-cell office:value-type="float" office:value="67.983420031845" calcext:value-type="float">
            <text:p>67,9834200318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819</text:p>
          </table:table-cell>
          <table:table-cell office:value-type="float" office:value="7.9427987337112" calcext:value-type="float">
            <text:p>7,9427987337112</text:p>
          </table:table-cell>
          <table:table-cell office:value-type="float" office:value="-0.16125654801726" calcext:value-type="float">
            <text:p>-0,16125654801726</text:p>
          </table:table-cell>
          <table:table-cell office:value-type="float" office:value="18.050989907259" calcext:value-type="float">
            <text:p>18,0509899072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830</text:p>
          </table:table-cell>
          <table:table-cell office:value-type="float" office:value="-0.64645260572433" calcext:value-type="float">
            <text:p>-0,64645260572433</text:p>
          </table:table-cell>
          <table:table-cell office:value-type="float" office:value="1.8643908202648" calcext:value-type="float">
            <text:p>1,8643908202648</text:p>
          </table:table-cell>
          <table:table-cell office:value-type="float" office:value="-4.393940566072" calcext:value-type="float">
            <text:p>-4,3939405660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841</text:p>
          </table:table-cell>
          <table:table-cell office:value-type="float" office:value="0.18496738746762" calcext:value-type="float">
            <text:p>0,18496738746762</text:p>
          </table:table-cell>
          <table:table-cell office:value-type="float" office:value="1.4971283078194" calcext:value-type="float">
            <text:p>1,4971283078194</text:p>
          </table:table-cell>
          <table:table-cell office:value-type="float" office:value="0.19073191508176" calcext:value-type="float">
            <text:p>0,190731915081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852</text:p>
          </table:table-cell>
          <table:table-cell office:value-type="float" office:value="2.8327232599258" calcext:value-type="float">
            <text:p>2,8327232599258</text:p>
          </table:table-cell>
          <table:table-cell office:value-type="float" office:value="2.2395606338978" calcext:value-type="float">
            <text:p>2,2395606338978</text:p>
          </table:table-cell>
          <table:table-cell office:value-type="float" office:value="-135.46559157645" calcext:value-type="float">
            <text:p>-135,465591576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863</text:p>
          </table:table-cell>
          <table:table-cell office:value-type="float" office:value="4.0031093358994" calcext:value-type="float">
            <text:p>4,0031093358994</text:p>
          </table:table-cell>
          <table:table-cell office:value-type="float" office:value="1.4847481250763" calcext:value-type="float">
            <text:p>1,4847481250763</text:p>
          </table:table-cell>
          <table:table-cell office:value-type="float" office:value="2.8644085262611" calcext:value-type="float">
            <text:p>2,86440852626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874</text:p>
          </table:table-cell>
          <table:table-cell office:value-type="float" office:value="4.693346619606" calcext:value-type="float">
            <text:p>4,693346619606</text:p>
          </table:table-cell>
          <table:table-cell office:value-type="float" office:value="1.5089800953865" calcext:value-type="float">
            <text:p>1,5089800953865</text:p>
          </table:table-cell>
          <table:table-cell office:value-type="float" office:value="-4.4770352305121" calcext:value-type="float">
            <text:p>-4,47703523051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885</text:p>
          </table:table-cell>
          <table:table-cell office:value-type="float" office:value="7.2641682624817" calcext:value-type="float">
            <text:p>7,2641682624817</text:p>
          </table:table-cell>
          <table:table-cell office:value-type="float" office:value="2.0311740040779" calcext:value-type="float">
            <text:p>2,0311740040779</text:p>
          </table:table-cell>
          <table:table-cell office:value-type="float" office:value="-175.61588925161" calcext:value-type="float">
            <text:p>-175,615889251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896</text:p>
          </table:table-cell>
          <table:table-cell office:value-type="float" office:value="8.2748305797577" calcext:value-type="float">
            <text:p>8,2748305797577</text:p>
          </table:table-cell>
          <table:table-cell office:value-type="float" office:value="1.2538368999958" calcext:value-type="float">
            <text:p>1,2538368999958</text:p>
          </table:table-cell>
          <table:table-cell office:value-type="float" office:value="31.992470003237" calcext:value-type="float">
            <text:p>31,9924700032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07</text:p>
          </table:table-cell>
          <table:table-cell office:value-type="float" office:value="-0.68690709769726" calcext:value-type="float">
            <text:p>-0,68690709769726</text:p>
          </table:table-cell>
          <table:table-cell office:value-type="float" office:value="2.3440234363079" calcext:value-type="float">
            <text:p>2,3440234363079</text:p>
          </table:table-cell>
          <table:table-cell office:value-type="float" office:value="105.98726029609" calcext:value-type="float">
            <text:p>105,987260296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18</text:p>
          </table:table-cell>
          <table:table-cell office:value-type="float" office:value="1.3384184241295" calcext:value-type="float">
            <text:p>1,3384184241295</text:p>
          </table:table-cell>
          <table:table-cell office:value-type="float" office:value="3.7540680170059" calcext:value-type="float">
            <text:p>3,7540680170059</text:p>
          </table:table-cell>
          <table:table-cell office:value-type="float" office:value="-134.78629907985" calcext:value-type="float">
            <text:p>-134,786299079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29</text:p>
          </table:table-cell>
          <table:table-cell office:value-type="float" office:value="2.6190549135208" calcext:value-type="float">
            <text:p>2,6190549135208</text:p>
          </table:table-cell>
          <table:table-cell office:value-type="float" office:value="3.5876774787903" calcext:value-type="float">
            <text:p>3,5876774787903</text:p>
          </table:table-cell>
          <table:table-cell office:value-type="float" office:value="-96.901924746811" calcext:value-type="float">
            <text:p>-96,9019247468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40</text:p>
          </table:table-cell>
          <table:table-cell office:value-type="float" office:value="4.2520245909691" calcext:value-type="float">
            <text:p>4,2520245909691</text:p>
          </table:table-cell>
          <table:table-cell office:value-type="float" office:value="2.2204034030437" calcext:value-type="float">
            <text:p>2,2204034030437</text:p>
          </table:table-cell>
          <table:table-cell office:value-type="float" office:value="126.93835367822" calcext:value-type="float">
            <text:p>126,938353678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51</text:p>
          </table:table-cell>
          <table:table-cell office:value-type="float" office:value="4.7696131467819" calcext:value-type="float">
            <text:p>4,7696131467819</text:p>
          </table:table-cell>
          <table:table-cell office:value-type="float" office:value="2.759667634964" calcext:value-type="float">
            <text:p>2,759667634964</text:p>
          </table:table-cell>
          <table:table-cell office:value-type="float" office:value="20.225359376069" calcext:value-type="float">
            <text:p>20,2253593760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62</text:p>
          </table:table-cell>
          <table:table-cell office:value-type="float" office:value="7.2757321596146" calcext:value-type="float">
            <text:p>7,2757321596146</text:p>
          </table:table-cell>
          <table:table-cell office:value-type="float" office:value="2.4678584933281" calcext:value-type="float">
            <text:p>2,4678584933281</text:p>
          </table:table-cell>
          <table:table-cell office:value-type="float" office:value="177.34032072079" calcext:value-type="float">
            <text:p>177,340320720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73</text:p>
          </table:table-cell>
          <table:table-cell office:value-type="float" office:value="8.2481604814529" calcext:value-type="float">
            <text:p>8,2481604814529</text:p>
          </table:table-cell>
          <table:table-cell office:value-type="float" office:value="3.2808858156204" calcext:value-type="float">
            <text:p>3,2808858156204</text:p>
          </table:table-cell>
          <table:table-cell office:value-type="float" office:value="-34.926926254467" calcext:value-type="float">
            <text:p>-34,9269262544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84</text:p>
          </table:table-cell>
          <table:table-cell office:value-type="float" office:value="-0.77268660068512" calcext:value-type="float">
            <text:p>-0,77268660068512</text:p>
          </table:table-cell>
          <table:table-cell office:value-type="float" office:value="5.2206826210022" calcext:value-type="float">
            <text:p>5,2206826210022</text:p>
          </table:table-cell>
          <table:table-cell office:value-type="float" office:value="-76.513104378038" calcext:value-type="float">
            <text:p>-76,5131043780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995</text:p>
          </table:table-cell>
          <table:table-cell office:value-type="float" office:value="0.97698852419853" calcext:value-type="float">
            <text:p>0,97698852419853</text:p>
          </table:table-cell>
          <table:table-cell office:value-type="float" office:value="4.4993704557419" calcext:value-type="float">
            <text:p>4,4993704557419</text:p>
          </table:table-cell>
          <table:table-cell office:value-type="float" office:value="0.1820298712582" calcext:value-type="float">
            <text:p>0,18202987125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06</text:p>
          </table:table-cell>
          <table:table-cell office:value-type="float" office:value="1.9781355559826" calcext:value-type="float">
            <text:p>1,9781355559826</text:p>
          </table:table-cell>
          <table:table-cell office:value-type="float" office:value="4.2485055327415" calcext:value-type="float">
            <text:p>4,2485055327415</text:p>
          </table:table-cell>
          <table:table-cell office:value-type="float" office:value="24.6068759329" calcext:value-type="float">
            <text:p>24,606875932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17</text:p>
          </table:table-cell>
          <table:table-cell office:value-type="float" office:value="3.2514122128487" calcext:value-type="float">
            <text:p>3,2514122128487</text:p>
          </table:table-cell>
          <table:table-cell office:value-type="float" office:value="4.2741996049881" calcext:value-type="float">
            <text:p>4,2741996049881</text:p>
          </table:table-cell>
          <table:table-cell office:value-type="float" office:value="18.630741697967" calcext:value-type="float">
            <text:p>18,6307416979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28</text:p>
          </table:table-cell>
          <table:table-cell office:value-type="float" office:value="5.932000875473" calcext:value-type="float">
            <text:p>5,932000875473</text:p>
          </table:table-cell>
          <table:table-cell office:value-type="float" office:value="3.7820899486542" calcext:value-type="float">
            <text:p>3,7820899486542</text:p>
          </table:table-cell>
          <table:table-cell office:value-type="float" office:value="148.15811898298" calcext:value-type="float">
            <text:p>148,158118982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39</text:p>
          </table:table-cell>
          <table:table-cell office:value-type="float" office:value="7.0927941799164" calcext:value-type="float">
            <text:p>7,0927941799164</text:p>
          </table:table-cell>
          <table:table-cell office:value-type="float" office:value="5.0476920604706" calcext:value-type="float">
            <text:p>5,0476920604706</text:p>
          </table:table-cell>
          <table:table-cell office:value-type="float" office:value="-144.19684136749" calcext:value-type="float">
            <text:p>-144,196841367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50</text:p>
          </table:table-cell>
          <table:table-cell office:value-type="float" office:value="8.8792932033539" calcext:value-type="float">
            <text:p>8,8792932033539</text:p>
          </table:table-cell>
          <table:table-cell office:value-type="float" office:value="3.7595707178116" calcext:value-type="float">
            <text:p>3,7595707178116</text:p>
          </table:table-cell>
          <table:table-cell office:value-type="float" office:value="142.57729281286" calcext:value-type="float">
            <text:p>142,5772928128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61</text:p>
          </table:table-cell>
          <table:table-cell office:value-type="float" office:value="-1.3140204548836" calcext:value-type="float">
            <text:p>-1,3140204548836</text:p>
          </table:table-cell>
          <table:table-cell office:value-type="float" office:value="5.9985435009003" calcext:value-type="float">
            <text:p>5,9985435009003</text:p>
          </table:table-cell>
          <table:table-cell office:value-type="float" office:value="0.13891932744367" calcext:value-type="float">
            <text:p>0,138919327443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72</text:p>
          </table:table-cell>
          <table:table-cell office:value-type="float" office:value="0.76603539288044" calcext:value-type="float">
            <text:p>0,76603539288044</text:p>
          </table:table-cell>
          <table:table-cell office:value-type="float" office:value="5.6535857915878" calcext:value-type="float">
            <text:p>5,6535857915878</text:p>
          </table:table-cell>
          <table:table-cell office:value-type="float" office:value="60.292306978991" calcext:value-type="float">
            <text:p>60,29230697899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83</text:p>
          </table:table-cell>
          <table:table-cell office:value-type="float" office:value="2.5488525629044" calcext:value-type="float">
            <text:p>2,5488525629044</text:p>
          </table:table-cell>
          <table:table-cell office:value-type="float" office:value="6.5032780170441" calcext:value-type="float">
            <text:p>6,5032780170441</text:p>
          </table:table-cell>
          <table:table-cell office:value-type="float" office:value="-86.616702140517" calcext:value-type="float">
            <text:p>-86,6167021405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094</text:p>
          </table:table-cell>
          <table:table-cell office:value-type="float" office:value="4.4230070710182" calcext:value-type="float">
            <text:p>4,4230070710182</text:p>
          </table:table-cell>
          <table:table-cell office:value-type="float" office:value="5.4778665304184" calcext:value-type="float">
            <text:p>5,4778665304184</text:p>
          </table:table-cell>
          <table:table-cell office:value-type="float" office:value="135.80771160733" calcext:value-type="float">
            <text:p>135,807711607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05</text:p>
          </table:table-cell>
          <table:table-cell office:value-type="float" office:value="5.711030960083" calcext:value-type="float">
            <text:p>5,711030960083</text:p>
          </table:table-cell>
          <table:table-cell office:value-type="float" office:value="5.2694964408875" calcext:value-type="float">
            <text:p>5,2694964408875</text:p>
          </table:table-cell>
          <table:table-cell office:value-type="float" office:value="138.22112569384" calcext:value-type="float">
            <text:p>138,221125693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16</text:p>
          </table:table-cell>
          <table:table-cell office:value-type="float" office:value="6.7908442020416" calcext:value-type="float">
            <text:p>6,7908442020416</text:p>
          </table:table-cell>
          <table:table-cell office:value-type="float" office:value="5.4971373081207" calcext:value-type="float">
            <text:p>5,4971373081207</text:p>
          </table:table-cell>
          <table:table-cell office:value-type="float" office:value="-6.2436764692045" calcext:value-type="float">
            <text:p>-6,24367646920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27</text:p>
          </table:table-cell>
          <table:table-cell office:value-type="float" office:value="7.828808426857" calcext:value-type="float">
            <text:p>7,828808426857</text:p>
          </table:table-cell>
          <table:table-cell office:value-type="float" office:value="5.9487634897232" calcext:value-type="float">
            <text:p>5,9487634897232</text:p>
          </table:table-cell>
          <table:table-cell office:value-type="float" office:value="4.3413393721459" calcext:value-type="float">
            <text:p>4,341339372145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38</text:p>
          </table:table-cell>
          <table:table-cell office:value-type="float" office:value="-0.99516004323959" calcext:value-type="float">
            <text:p>-0,99516004323959</text:p>
          </table:table-cell>
          <table:table-cell office:value-type="float" office:value="7.4716937541962" calcext:value-type="float">
            <text:p>7,4716937541962</text:p>
          </table:table-cell>
          <table:table-cell office:value-type="float" office:value="2.888893506899" calcext:value-type="float">
            <text:p>2,8888935068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49</text:p>
          </table:table-cell>
          <table:table-cell office:value-type="float" office:value="0.54221458733082" calcext:value-type="float">
            <text:p>0,54221458733082</text:p>
          </table:table-cell>
          <table:table-cell office:value-type="float" office:value="6.9904583692551" calcext:value-type="float">
            <text:p>6,9904583692551</text:p>
          </table:table-cell>
          <table:table-cell office:value-type="float" office:value="57.506629615832" calcext:value-type="float">
            <text:p>57,50662961583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60</text:p>
          </table:table-cell>
          <table:table-cell office:value-type="float" office:value="2.7429637312889" calcext:value-type="float">
            <text:p>2,7429637312889</text:p>
          </table:table-cell>
          <table:table-cell office:value-type="float" office:value="6.8991893529892" calcext:value-type="float">
            <text:p>6,8991893529892</text:p>
          </table:table-cell>
          <table:table-cell office:value-type="float" office:value="143.95044715541" calcext:value-type="float">
            <text:p>143,950447155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71</text:p>
          </table:table-cell>
          <table:table-cell office:value-type="float" office:value="3.1892555952072" calcext:value-type="float">
            <text:p>3,1892555952072</text:p>
          </table:table-cell>
          <table:table-cell office:value-type="float" office:value="7.5015383958817" calcext:value-type="float">
            <text:p>7,5015383958817</text:p>
          </table:table-cell>
          <table:table-cell office:value-type="float" office:value="-0.19293040286299" calcext:value-type="float">
            <text:p>-0,192930402862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82</text:p>
          </table:table-cell>
          <table:table-cell office:value-type="float" office:value="6.3619029521942" calcext:value-type="float">
            <text:p>6,3619029521942</text:p>
          </table:table-cell>
          <table:table-cell office:value-type="float" office:value="6.9715911149979" calcext:value-type="float">
            <text:p>6,9715911149979</text:p>
          </table:table-cell>
          <table:table-cell office:value-type="float" office:value="165.88271651298" calcext:value-type="float">
            <text:p>165,882716512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193</text:p>
          </table:table-cell>
          <table:table-cell office:value-type="float" office:value="7.215022444725" calcext:value-type="float">
            <text:p>7,215022444725</text:p>
          </table:table-cell>
          <table:table-cell office:value-type="float" office:value="6.7113763093948" calcext:value-type="float">
            <text:p>6,7113763093948</text:p>
          </table:table-cell>
          <table:table-cell office:value-type="float" office:value="123.8081713391" calcext:value-type="float">
            <text:p>123,80817133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04</text:p>
          </table:table-cell>
          <table:table-cell office:value-type="float" office:value="7.6826196908951" calcext:value-type="float">
            <text:p>7,6826196908951</text:p>
          </table:table-cell>
          <table:table-cell office:value-type="float" office:value="7.502349615097" calcext:value-type="float">
            <text:p>7,502349615097</text:p>
          </table:table-cell>
          <table:table-cell office:value-type="float" office:value="-0.11903278167793" calcext:value-type="float">
            <text:p>-0,119032781677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15</text:p>
          </table:table-cell>
          <table:table-cell office:value-type="float" office:value="-0.66227428615093" calcext:value-type="float">
            <text:p>-0,66227428615093</text:p>
          </table:table-cell>
          <table:table-cell office:value-type="float" office:value="8.9692485332489" calcext:value-type="float">
            <text:p>8,9692485332489</text:p>
          </table:table-cell>
          <table:table-cell office:value-type="float" office:value="20.084165843429" calcext:value-type="float">
            <text:p>20,0841658434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26</text:p>
          </table:table-cell>
          <table:table-cell office:value-type="float" office:value="0.57406477630138" calcext:value-type="float">
            <text:p>0,57406477630138</text:p>
          </table:table-cell>
          <table:table-cell office:value-type="float" office:value="9.6004068851471" calcext:value-type="float">
            <text:p>9,6004068851471</text:p>
          </table:table-cell>
          <table:table-cell office:value-type="float" office:value="-62.662682715495" calcext:value-type="float">
            <text:p>-62,6626827154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37</text:p>
          </table:table-cell>
          <table:table-cell office:value-type="float" office:value="1.7374885082245" calcext:value-type="float">
            <text:p>1,7374885082245</text:p>
          </table:table-cell>
          <table:table-cell office:value-type="float" office:value="9.0799063444138" calcext:value-type="float">
            <text:p>9,0799063444138</text:p>
          </table:table-cell>
          <table:table-cell office:value-type="float" office:value="-18.169892062047" calcext:value-type="float">
            <text:p>-18,1698920620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48</text:p>
          </table:table-cell>
          <table:table-cell office:value-type="float" office:value="3.8340657949448" calcext:value-type="float">
            <text:p>3,8340657949448</text:p>
          </table:table-cell>
          <table:table-cell office:value-type="float" office:value="9.7616928815842" calcext:value-type="float">
            <text:p>9,7616928815842</text:p>
          </table:table-cell>
          <table:table-cell office:value-type="float" office:value="-86.683945291361" calcext:value-type="float">
            <text:p>-86,6839452913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59</text:p>
          </table:table-cell>
          <table:table-cell office:value-type="float" office:value="5.7329440116882" calcext:value-type="float">
            <text:p>5,7329440116882</text:p>
          </table:table-cell>
          <table:table-cell office:value-type="float" office:value="8.2256203889847" calcext:value-type="float">
            <text:p>8,2256203889847</text:p>
          </table:table-cell>
          <table:table-cell office:value-type="float" office:value="124.30474560732" calcext:value-type="float">
            <text:p>124,304745607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70</text:p>
          </table:table-cell>
          <table:table-cell office:value-type="float" office:value="7.4410969018936" calcext:value-type="float">
            <text:p>7,4410969018936</text:p>
          </table:table-cell>
          <table:table-cell office:value-type="float" office:value="9.5142447948456" calcext:value-type="float">
            <text:p>9,5142447948456</text:p>
          </table:table-cell>
          <table:table-cell office:value-type="float" office:value="-138.77742609401" calcext:value-type="float">
            <text:p>-138,7774260940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81</text:p>
          </table:table-cell>
          <table:table-cell office:value-type="float" office:value="8.4447181224823" calcext:value-type="float">
            <text:p>8,4447181224823</text:p>
          </table:table-cell>
          <table:table-cell office:value-type="float" office:value="9.4021987915039" calcext:value-type="float">
            <text:p>9,4021987915039</text:p>
          </table:table-cell>
          <table:table-cell office:value-type="float" office:value="-60.678463073293" calcext:value-type="float">
            <text:p>-60,6784630732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292</text:p>
          </table:table-cell>
          <table:table-cell office:value-type="float" office:value="-0.93884505331516" calcext:value-type="float">
            <text:p>-0,93884505331516</text:p>
          </table:table-cell>
          <table:table-cell office:value-type="float" office:value="10.058577060699" calcext:value-type="float">
            <text:p>10,058577060699</text:p>
          </table:table-cell>
          <table:table-cell office:value-type="float" office:value="44.506601467254" calcext:value-type="float">
            <text:p>44,5066014672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303</text:p>
          </table:table-cell>
          <table:table-cell office:value-type="float" office:value="0.41289541870356" calcext:value-type="float">
            <text:p>0,41289541870356</text:p>
          </table:table-cell>
          <table:table-cell office:value-type="float" office:value="10.867611169815" calcext:value-type="float">
            <text:p>10,867611169815</text:p>
          </table:table-cell>
          <table:table-cell office:value-type="float" office:value="-33.891193805986" calcext:value-type="float">
            <text:p>-33,8911938059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0.18367152661085" calcext:value-type="float">
            <text:p>0,18367152661085</text:p>
          </table:table-cell>
          <table:table-cell office:value-type="float" office:value="0.74623234570026" calcext:value-type="float">
            <text:p>0,74623234570026</text:p>
          </table:table-cell>
          <table:table-cell office:value-type="float" office:value="172.97518784833" calcext:value-type="float">
            <text:p>172,975187848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64</text:p>
          </table:table-cell>
          <table:table-cell office:value-type="float" office:value="1.1398224532604" calcext:value-type="float">
            <text:p>1,1398224532604</text:p>
          </table:table-cell>
          <table:table-cell office:value-type="float" office:value="-0.58501325547695" calcext:value-type="float">
            <text:p>-0,58501325547695</text:p>
          </table:table-cell>
          <table:table-cell office:value-type="float" office:value="108.93448522896" calcext:value-type="float">
            <text:p>108,934485228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75</text:p>
          </table:table-cell>
          <table:table-cell office:value-type="float" office:value="3.0127939581871" calcext:value-type="float">
            <text:p>3,0127939581871</text:p>
          </table:table-cell>
          <table:table-cell office:value-type="float" office:value="-0.57931892573833" calcext:value-type="float">
            <text:p>-0,57931892573833</text:p>
          </table:table-cell>
          <table:table-cell office:value-type="float" office:value="148.64360906516" calcext:value-type="float">
            <text:p>148,643609065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86</text:p>
          </table:table-cell>
          <table:table-cell office:value-type="float" office:value="3.3448818325996" calcext:value-type="float">
            <text:p>3,3448818325996</text:p>
          </table:table-cell>
          <table:table-cell office:value-type="float" office:value="-0.5850163847208" calcext:value-type="float">
            <text:p>-0,5850163847208</text:p>
          </table:table-cell>
          <table:table-cell office:value-type="float" office:value="70.496687463894" calcext:value-type="float">
            <text:p>70,4966874638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797</text:p>
          </table:table-cell>
          <table:table-cell office:value-type="float" office:value="5.6266832351685" calcext:value-type="float">
            <text:p>5,6266832351685</text:p>
          </table:table-cell>
          <table:table-cell office:value-type="float" office:value="1.2249007076025" calcext:value-type="float">
            <text:p>1,2249007076025</text:p>
          </table:table-cell>
          <table:table-cell office:value-type="float" office:value="-84.798984466844" calcext:value-type="float">
            <text:p>-84,7989844668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808</text:p>
          </table:table-cell>
          <table:table-cell office:value-type="float" office:value="6.4512693881989" calcext:value-type="float">
            <text:p>6,4512693881989</text:p>
          </table:table-cell>
          <table:table-cell office:value-type="float" office:value="-0.58499831706285" calcext:value-type="float">
            <text:p>-0,58499831706285</text:p>
          </table:table-cell>
          <table:table-cell office:value-type="float" office:value="77.877463808485" calcext:value-type="float">
            <text:p>77,8774638084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819</text:p>
          </table:table-cell>
          <table:table-cell office:value-type="float" office:value="7.6805090904236" calcext:value-type="float">
            <text:p>7,6805090904236</text:p>
          </table:table-cell>
          <table:table-cell office:value-type="float" office:value="-0.31338758766651" calcext:value-type="float">
            <text:p>-0,31338758766651</text:p>
          </table:table-cell>
          <table:table-cell office:value-type="float" office:value="33.07825554708" calcext:value-type="float">
            <text:p>33,0782555470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830</text:p>
          </table:table-cell>
          <table:table-cell office:value-type="float" office:value="-0.69467037916183" calcext:value-type="float">
            <text:p>-0,69467037916183</text:p>
          </table:table-cell>
          <table:table-cell office:value-type="float" office:value="1.647876650095" calcext:value-type="float">
            <text:p>1,647876650095</text:p>
          </table:table-cell>
          <table:table-cell office:value-type="float" office:value="86.329100997585" calcext:value-type="float">
            <text:p>86,3291009975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841</text:p>
          </table:table-cell>
          <table:table-cell office:value-type="float" office:value="-0.18047319725156" calcext:value-type="float">
            <text:p>-0,18047319725156</text:p>
          </table:table-cell>
          <table:table-cell office:value-type="float" office:value="1.4717772603035" calcext:value-type="float">
            <text:p>1,4717772603035</text:p>
          </table:table-cell>
          <table:table-cell office:value-type="float" office:value="13.329752786144" calcext:value-type="float">
            <text:p>13,3297527861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852</text:p>
          </table:table-cell>
          <table:table-cell office:value-type="float" office:value="3.0935695767403" calcext:value-type="float">
            <text:p>3,0935695767403</text:p>
          </table:table-cell>
          <table:table-cell office:value-type="float" office:value="2.3143823444843" calcext:value-type="float">
            <text:p>2,3143823444843</text:p>
          </table:table-cell>
          <table:table-cell office:value-type="float" office:value="-166.76663593122" calcext:value-type="float">
            <text:p>-166,766635931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863</text:p>
          </table:table-cell>
          <table:table-cell office:value-type="float" office:value="3.8191080093384" calcext:value-type="float">
            <text:p>3,8191080093384</text:p>
          </table:table-cell>
          <table:table-cell office:value-type="float" office:value="1.3455873727798" calcext:value-type="float">
            <text:p>1,3455873727798</text:p>
          </table:table-cell>
          <table:table-cell office:value-type="float" office:value="45.315576207106" calcext:value-type="float">
            <text:p>45,3155762071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874</text:p>
          </table:table-cell>
          <table:table-cell office:value-type="float" office:value="4.4364523887634" calcext:value-type="float">
            <text:p>4,4364523887634</text:p>
          </table:table-cell>
          <table:table-cell office:value-type="float" office:value="1.6421428322792" calcext:value-type="float">
            <text:p>1,6421428322792</text:p>
          </table:table-cell>
          <table:table-cell office:value-type="float" office:value="-47.389617391453" calcext:value-type="float">
            <text:p>-47,3896173914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885</text:p>
          </table:table-cell>
          <table:table-cell office:value-type="float" office:value="7.3441064357758" calcext:value-type="float">
            <text:p>7,3441064357758</text:p>
          </table:table-cell>
          <table:table-cell office:value-type="float" office:value="1.789657920599" calcext:value-type="float">
            <text:p>1,789657920599</text:p>
          </table:table-cell>
          <table:table-cell office:value-type="float" office:value="106.77651994547" calcext:value-type="float">
            <text:p>106,776519945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896</text:p>
          </table:table-cell>
          <table:table-cell office:value-type="float" office:value="8.0909460783005" calcext:value-type="float">
            <text:p>8,0909460783005</text:p>
          </table:table-cell>
          <table:table-cell office:value-type="float" office:value="1.1076162010431" calcext:value-type="float">
            <text:p>1,1076162010431</text:p>
          </table:table-cell>
          <table:table-cell office:value-type="float" office:value="39.079207903261" calcext:value-type="float">
            <text:p>39,0792079032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07</text:p>
          </table:table-cell>
          <table:table-cell office:value-type="float" office:value="-0.46681977808475" calcext:value-type="float">
            <text:p>-0,46681977808475</text:p>
          </table:table-cell>
          <table:table-cell office:value-type="float" office:value="2.3741309344769" calcext:value-type="float">
            <text:p>2,3741309344769</text:p>
          </table:table-cell>
          <table:table-cell office:value-type="float" office:value="-163.43047360706" calcext:value-type="float">
            <text:p>-163,430473607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18</text:p>
          </table:table-cell>
          <table:table-cell office:value-type="float" office:value="1.4258739352226" calcext:value-type="float">
            <text:p>1,4258739352226</text:p>
          </table:table-cell>
          <table:table-cell office:value-type="float" office:value="3.9485245943069" calcext:value-type="float">
            <text:p>3,9485245943069</text:p>
          </table:table-cell>
          <table:table-cell office:value-type="float" office:value="-93.554541563532" calcext:value-type="float">
            <text:p>-93,5545415635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29</text:p>
          </table:table-cell>
          <table:table-cell office:value-type="float" office:value="2.6392686367035" calcext:value-type="float">
            <text:p>2,6392686367035</text:p>
          </table:table-cell>
          <table:table-cell office:value-type="float" office:value="3.7996011972427" calcext:value-type="float">
            <text:p>3,7996011972427</text:p>
          </table:table-cell>
          <table:table-cell office:value-type="float" office:value="-79.583526416949" calcext:value-type="float">
            <text:p>-79,5835264169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40</text:p>
          </table:table-cell>
          <table:table-cell office:value-type="float" office:value="4.4894987344742" calcext:value-type="float">
            <text:p>4,4894987344742</text:p>
          </table:table-cell>
          <table:table-cell office:value-type="float" office:value="2.2009401023388" calcext:value-type="float">
            <text:p>2,2009401023388</text:p>
          </table:table-cell>
          <table:table-cell office:value-type="float" office:value="-166.24912334855" calcext:value-type="float">
            <text:p>-166,2491233485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51</text:p>
          </table:table-cell>
          <table:table-cell office:value-type="float" office:value="4.593211710453" calcext:value-type="float">
            <text:p>4,593211710453</text:p>
          </table:table-cell>
          <table:table-cell office:value-type="float" office:value="2.5644084811211" calcext:value-type="float">
            <text:p>2,5644084811211</text:p>
          </table:table-cell>
          <table:table-cell office:value-type="float" office:value="71.220234700829" calcext:value-type="float">
            <text:p>71,22023470082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62</text:p>
          </table:table-cell>
          <table:table-cell office:value-type="float" office:value="7.3490732908249" calcext:value-type="float">
            <text:p>7,3490732908249</text:p>
          </table:table-cell>
          <table:table-cell office:value-type="float" office:value="2.7108910679817" calcext:value-type="float">
            <text:p>2,7108910679817</text:p>
          </table:table-cell>
          <table:table-cell office:value-type="float" office:value="-104.8812266368" calcext:value-type="float">
            <text:p>-104,88122663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73</text:p>
          </table:table-cell>
          <table:table-cell office:value-type="float" office:value="8.0753391981125" calcext:value-type="float">
            <text:p>8,0753391981125</text:p>
          </table:table-cell>
          <table:table-cell office:value-type="float" office:value="3.4509140253067" calcext:value-type="float">
            <text:p>3,4509140253067</text:p>
          </table:table-cell>
          <table:table-cell office:value-type="float" office:value="-45.815601470364" calcext:value-type="float">
            <text:p>-45,81560147036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84</text:p>
          </table:table-cell>
          <table:table-cell office:value-type="float" office:value="-0.74304088950157" calcext:value-type="float">
            <text:p>-0,74304088950157</text:p>
          </table:table-cell>
          <table:table-cell office:value-type="float" office:value="5.5631351470947" calcext:value-type="float">
            <text:p>5,5631351470947</text:p>
          </table:table-cell>
          <table:table-cell office:value-type="float" office:value="-100.49616683061" calcext:value-type="float">
            <text:p>-100,496166830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995</text:p>
          </table:table-cell>
          <table:table-cell office:value-type="float" office:value="0.82852087914944" calcext:value-type="float">
            <text:p>0,82852087914944</text:p>
          </table:table-cell>
          <table:table-cell office:value-type="float" office:value="4.4990149140358" calcext:value-type="float">
            <text:p>4,4990149140358</text:p>
          </table:table-cell>
          <table:table-cell office:value-type="float" office:value="0.19541199342793" calcext:value-type="float">
            <text:p>0,1954119934279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06</text:p>
          </table:table-cell>
          <table:table-cell office:value-type="float" office:value="1.8793475627899" calcext:value-type="float">
            <text:p>1,8793475627899</text:p>
          </table:table-cell>
          <table:table-cell office:value-type="float" office:value="4.0441137552261" calcext:value-type="float">
            <text:p>4,0441137552261</text:p>
          </table:table-cell>
          <table:table-cell office:value-type="float" office:value="83.952424632516" calcext:value-type="float">
            <text:p>83,9524246325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17</text:p>
          </table:table-cell>
          <table:table-cell office:value-type="float" office:value="2.954418361187" calcext:value-type="float">
            <text:p>2,954418361187</text:p>
          </table:table-cell>
          <table:table-cell office:value-type="float" office:value="4.2381581664085" calcext:value-type="float">
            <text:p>4,2381581664085</text:p>
          </table:table-cell>
          <table:table-cell office:value-type="float" office:value="-13.19378272743" calcext:value-type="float">
            <text:p>-13,193782727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28</text:p>
          </table:table-cell>
          <table:table-cell office:value-type="float" office:value="6.2269484996796" calcext:value-type="float">
            <text:p>6,2269484996796</text:p>
          </table:table-cell>
          <table:table-cell office:value-type="float" office:value="3.8119432330132" calcext:value-type="float">
            <text:p>3,8119432330132</text:p>
          </table:table-cell>
          <table:table-cell office:value-type="float" office:value="-165.48376781925" calcext:value-type="float">
            <text:p>-165,483767819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39</text:p>
          </table:table-cell>
          <table:table-cell office:value-type="float" office:value="7.2473096847534" calcext:value-type="float">
            <text:p>7,2473096847534</text:p>
          </table:table-cell>
          <table:table-cell office:value-type="float" office:value="4.8886179924011" calcext:value-type="float">
            <text:p>4,8886179924011</text:p>
          </table:table-cell>
          <table:table-cell office:value-type="float" office:value="125.26725204128" calcext:value-type="float">
            <text:p>125,267252041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50</text:p>
          </table:table-cell>
          <table:table-cell office:value-type="float" office:value="9.1996562480927" calcext:value-type="float">
            <text:p>9,1996562480927</text:p>
          </table:table-cell>
          <table:table-cell office:value-type="float" office:value="3.5259240865707" calcext:value-type="float">
            <text:p>3,5259240865707</text:p>
          </table:table-cell>
          <table:table-cell office:value-type="float" office:value="143.63639977328" calcext:value-type="float">
            <text:p>143,636399773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61</text:p>
          </table:table-cell>
          <table:table-cell office:value-type="float" office:value="-1.5850128233433" calcext:value-type="float">
            <text:p>-1,5850128233433</text:p>
          </table:table-cell>
          <table:table-cell office:value-type="float" office:value="5.8598065376282" calcext:value-type="float">
            <text:p>5,8598065376282</text:p>
          </table:table-cell>
          <table:table-cell office:value-type="float" office:value="29.642953994168" calcext:value-type="float">
            <text:p>29,64295399416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72</text:p>
          </table:table-cell>
          <table:table-cell office:value-type="float" office:value="0.77847041189671" calcext:value-type="float">
            <text:p>0,77847041189671</text:p>
          </table:table-cell>
          <table:table-cell office:value-type="float" office:value="5.3494065999985" calcext:value-type="float">
            <text:p>5,3494065999985</text:p>
          </table:table-cell>
          <table:table-cell office:value-type="float" office:value="100.15092382006" calcext:value-type="float">
            <text:p>100,150923820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83</text:p>
          </table:table-cell>
          <table:table-cell office:value-type="float" office:value="2.7662745118141" calcext:value-type="float">
            <text:p>2,7662745118141</text:p>
          </table:table-cell>
          <table:table-cell office:value-type="float" office:value="6.5471297502518" calcext:value-type="float">
            <text:p>6,5471297502518</text:p>
          </table:table-cell>
          <table:table-cell office:value-type="float" office:value="-177.31450317772" calcext:value-type="float">
            <text:p>-177,314503177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094</text:p>
          </table:table-cell>
          <table:table-cell office:value-type="float" office:value="4.643606543541" calcext:value-type="float">
            <text:p>4,643606543541</text:p>
          </table:table-cell>
          <table:table-cell office:value-type="float" office:value="5.2994841337204" calcext:value-type="float">
            <text:p>5,2994841337204</text:p>
          </table:table-cell>
          <table:table-cell office:value-type="float" office:value="139.78044242616" calcext:value-type="float">
            <text:p>139,7804424261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05</text:p>
          </table:table-cell>
          <table:table-cell office:value-type="float" office:value="5.9464520215988" calcext:value-type="float">
            <text:p>5,9464520215988</text:p>
          </table:table-cell>
          <table:table-cell office:value-type="float" office:value="5.3518849611282" calcext:value-type="float">
            <text:p>5,3518849611282</text:p>
          </table:table-cell>
          <table:table-cell office:value-type="float" office:value="-150.71812860525" calcext:value-type="float">
            <text:p>-150,718128605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16</text:p>
          </table:table-cell>
          <table:table-cell office:value-type="float" office:value="6.7844104766846" calcext:value-type="float">
            <text:p>6,7844104766846</text:p>
          </table:table-cell>
          <table:table-cell office:value-type="float" office:value="5.7185953855515" calcext:value-type="float">
            <text:p>5,7185953855515</text:p>
          </table:table-cell>
          <table:table-cell office:value-type="float" office:value="-96.995012775348" calcext:value-type="float">
            <text:p>-96,9950127753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27</text:p>
          </table:table-cell>
          <table:table-cell office:value-type="float" office:value="7.4781095981598" calcext:value-type="float">
            <text:p>7,4781095981598</text:p>
          </table:table-cell>
          <table:table-cell office:value-type="float" office:value="5.9151804447174" calcext:value-type="float">
            <text:p>5,9151804447174</text:p>
          </table:table-cell>
          <table:table-cell office:value-type="float" office:value="5.7205607177346" calcext:value-type="float">
            <text:p>5,72056071773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38</text:p>
          </table:table-cell>
          <table:table-cell office:value-type="float" office:value="-1.2919397652149" calcext:value-type="float">
            <text:p>-1,2919397652149</text:p>
          </table:table-cell>
          <table:table-cell office:value-type="float" office:value="7.4526369571686" calcext:value-type="float">
            <text:p>7,4526369571686</text:p>
          </table:table-cell>
          <table:table-cell office:value-type="float" office:value="3.8619423463086" calcext:value-type="float">
            <text:p>3,86194234630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49</text:p>
          </table:table-cell>
          <table:table-cell office:value-type="float" office:value="0.45943025499582" calcext:value-type="float">
            <text:p>0,45943025499582</text:p>
          </table:table-cell>
          <table:table-cell office:value-type="float" office:value="6.6789799928665" calcext:value-type="float">
            <text:p>6,6789799928665</text:p>
          </table:table-cell>
          <table:table-cell office:value-type="float" office:value="79.720479667566" calcext:value-type="float">
            <text:p>79,7204796675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60</text:p>
          </table:table-cell>
          <table:table-cell office:value-type="float" office:value="2.8971999883652" calcext:value-type="float">
            <text:p>2,8971999883652</text:p>
          </table:table-cell>
          <table:table-cell office:value-type="float" office:value="7.0577621459961" calcext:value-type="float">
            <text:p>7,0577621459961</text:p>
          </table:table-cell>
          <table:table-cell office:value-type="float" office:value="-125.51028409581" calcext:value-type="float">
            <text:p>-125,510284095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71</text:p>
          </table:table-cell>
          <table:table-cell office:value-type="float" office:value="2.9541817307472" calcext:value-type="float">
            <text:p>2,9541817307472</text:p>
          </table:table-cell>
          <table:table-cell office:value-type="float" office:value="7.6199543476105" calcext:value-type="float">
            <text:p>7,6199543476105</text:p>
          </table:table-cell>
          <table:table-cell office:value-type="float" office:value="-50.991824098453" calcext:value-type="float">
            <text:p>-50,9918240984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82</text:p>
          </table:table-cell>
          <table:table-cell office:value-type="float" office:value="6.7360234260559" calcext:value-type="float">
            <text:p>6,7360234260559</text:p>
          </table:table-cell>
          <table:table-cell office:value-type="float" office:value="6.9275450706482" calcext:value-type="float">
            <text:p>6,9275450706482</text:p>
          </table:table-cell>
          <table:table-cell office:value-type="float" office:value="175.86147709257" calcext:value-type="float">
            <text:p>175,8614770925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193</text:p>
          </table:table-cell>
          <table:table-cell office:value-type="float" office:value="7.497056722641" calcext:value-type="float">
            <text:p>7,497056722641</text:p>
          </table:table-cell>
          <table:table-cell office:value-type="float" office:value="6.5781325101852" calcext:value-type="float">
            <text:p>6,5781325101852</text:p>
          </table:table-cell>
          <table:table-cell office:value-type="float" office:value="162.7985519968" calcext:value-type="float">
            <text:p>162,79855199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04</text:p>
          </table:table-cell>
          <table:table-cell office:value-type="float" office:value="7.4050116539001" calcext:value-type="float">
            <text:p>7,4050116539001</text:p>
          </table:table-cell>
          <table:table-cell office:value-type="float" office:value="7.6061171293259" calcext:value-type="float">
            <text:p>7,6061171293259</text:p>
          </table:table-cell>
          <table:table-cell office:value-type="float" office:value="-39.346092825483" calcext:value-type="float">
            <text:p>-39,3460928254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15</text:p>
          </table:table-cell>
          <table:table-cell office:value-type="float" office:value="-0.83829618990421" calcext:value-type="float">
            <text:p>-0,83829618990421</text:p>
          </table:table-cell>
          <table:table-cell office:value-type="float" office:value="8.712557554245" calcext:value-type="float">
            <text:p>8,712557554245</text:p>
          </table:table-cell>
          <table:table-cell office:value-type="float" office:value="60.65414210034" calcext:value-type="float">
            <text:p>60,654142100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26</text:p>
          </table:table-cell>
          <table:table-cell office:value-type="float" office:value="0.53149331361055" calcext:value-type="float">
            <text:p>0,53149331361055</text:p>
          </table:table-cell>
          <table:table-cell office:value-type="float" office:value="9.9359214305878" calcext:value-type="float">
            <text:p>9,9359214305878</text:p>
          </table:table-cell>
          <table:table-cell office:value-type="float" office:value="-88.45254266338" calcext:value-type="float">
            <text:p>-88,452542663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37</text:p>
          </table:table-cell>
          <table:table-cell office:value-type="float" office:value="1.4461871981621" calcext:value-type="float">
            <text:p>1,4461871981621</text:p>
          </table:table-cell>
          <table:table-cell office:value-type="float" office:value="9.2753374576569" calcext:value-type="float">
            <text:p>9,2753374576569</text:p>
          </table:table-cell>
          <table:table-cell office:value-type="float" office:value="-38.504818822168" calcext:value-type="float">
            <text:p>-38,5048188221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48</text:p>
          </table:table-cell>
          <table:table-cell office:value-type="float" office:value="3.9335897564888" calcext:value-type="float">
            <text:p>3,9335897564888</text:p>
          </table:table-cell>
          <table:table-cell office:value-type="float" office:value="10.081539154053" calcext:value-type="float">
            <text:p>10,081539154053</text:p>
          </table:table-cell>
          <table:table-cell office:value-type="float" office:value="-112.78902117614" calcext:value-type="float">
            <text:p>-112,789021176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59</text:p>
          </table:table-cell>
          <table:table-cell office:value-type="float" office:value="6.0100877285004" calcext:value-type="float">
            <text:p>6,0100877285004</text:p>
          </table:table-cell>
          <table:table-cell office:value-type="float" office:value="8.1002771854401" calcext:value-type="float">
            <text:p>8,1002771854401</text:p>
          </table:table-cell>
          <table:table-cell office:value-type="float" office:value="163.3508615433" calcext:value-type="float">
            <text:p>163,35086154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70</text:p>
          </table:table-cell>
          <table:table-cell office:value-type="float" office:value="7.6445919275284" calcext:value-type="float">
            <text:p>7,6445919275284</text:p>
          </table:table-cell>
          <table:table-cell office:value-type="float" office:value="9.5147407054901" calcext:value-type="float">
            <text:p>9,5147407054901</text:p>
          </table:table-cell>
          <table:table-cell office:value-type="float" office:value="177.89858921318" calcext:value-type="float">
            <text:p>177,898589213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81</text:p>
          </table:table-cell>
          <table:table-cell office:value-type="float" office:value="8.4028708934784" calcext:value-type="float">
            <text:p>8,4028708934784</text:p>
          </table:table-cell>
          <table:table-cell office:value-type="float" office:value="9.6094942092896" calcext:value-type="float">
            <text:p>9,6094942092896</text:p>
          </table:table-cell>
          <table:table-cell office:value-type="float" office:value="-79.752550003635" calcext:value-type="float">
            <text:p>-79,7525500036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292</text:p>
          </table:table-cell>
          <table:table-cell office:value-type="float" office:value="-1.1189442873001" calcext:value-type="float">
            <text:p>-1,1189442873001</text:p>
          </table:table-cell>
          <table:table-cell office:value-type="float" office:value="9.7937679290771" calcext:value-type="float">
            <text:p>9,7937679290771</text:p>
          </table:table-cell>
          <table:table-cell office:value-type="float" office:value="58.606089300411" calcext:value-type="float">
            <text:p>58,6060893004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303</text:p>
          </table:table-cell>
          <table:table-cell office:value-type="float" office:value="0.16656873747706" calcext:value-type="float">
            <text:p>0,16656873747706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47.100646100986" calcext:value-type="float">
            <text:p>-47,1006461009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0.39973489940166" calcext:value-type="float">
            <text:p>0,39973489940166</text:p>
          </table:table-cell>
          <table:table-cell office:value-type="float" office:value="0.54145891219378" calcext:value-type="float">
            <text:p>0,54145891219378</text:p>
          </table:table-cell>
          <table:table-cell office:value-type="float" office:value="128.14590126086" calcext:value-type="float">
            <text:p>128,145901260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64</text:p>
          </table:table-cell>
          <table:table-cell office:value-type="float" office:value="1.3388858735561" calcext:value-type="float">
            <text:p>1,3388858735561</text:p>
          </table:table-cell>
          <table:table-cell office:value-type="float" office:value="-0.58127325028181" calcext:value-type="float">
            <text:p>-0,58127325028181</text:p>
          </table:table-cell>
          <table:table-cell office:value-type="float" office:value="128.76481159477" calcext:value-type="float">
            <text:p>128,764811594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75</text:p>
          </table:table-cell>
          <table:table-cell office:value-type="float" office:value="2.9680955410004" calcext:value-type="float">
            <text:p>2,9680955410004</text:p>
          </table:table-cell>
          <table:table-cell office:value-type="float" office:value="-0.58501191437244" calcext:value-type="float">
            <text:p>-0,58501191437244</text:p>
          </table:table-cell>
          <table:table-cell office:value-type="float" office:value="58.309713746332" calcext:value-type="float">
            <text:p>58,3097137463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86</text:p>
          </table:table-cell>
          <table:table-cell office:value-type="float" office:value="3.5314729809761" calcext:value-type="float">
            <text:p>3,5314729809761</text:p>
          </table:table-cell>
          <table:table-cell office:value-type="float" office:value="-0.57225197553635" calcext:value-type="float">
            <text:p>-0,57225197553635</text:p>
          </table:table-cell>
          <table:table-cell office:value-type="float" office:value="158.20029586743" calcext:value-type="float">
            <text:p>158,200295867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797</text:p>
          </table:table-cell>
          <table:table-cell office:value-type="float" office:value="5.551922917366" calcext:value-type="float">
            <text:p>5,551922917366</text:p>
          </table:table-cell>
          <table:table-cell office:value-type="float" office:value="1.5491469204426" calcext:value-type="float">
            <text:p>1,5491469204426</text:p>
          </table:table-cell>
          <table:table-cell office:value-type="float" office:value="-74.854310151118" calcext:value-type="float">
            <text:p>-74,8543101511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808</text:p>
          </table:table-cell>
          <table:table-cell office:value-type="float" office:value="6.3642352819443" calcext:value-type="float">
            <text:p>6,3642352819443</text:p>
          </table:table-cell>
          <table:table-cell office:value-type="float" office:value="-0.58499924838543" calcext:value-type="float">
            <text:p>-0,58499924838543</text:p>
          </table:table-cell>
          <table:table-cell office:value-type="float" office:value="95.508604292657" calcext:value-type="float">
            <text:p>95,50860429265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819</text:p>
          </table:table-cell>
          <table:table-cell office:value-type="float" office:value="7.4670815467834" calcext:value-type="float">
            <text:p>7,4670815467834</text:p>
          </table:table-cell>
          <table:table-cell office:value-type="float" office:value="-0.52786290645599" calcext:value-type="float">
            <text:p>-0,52786290645599</text:p>
          </table:table-cell>
          <table:table-cell office:value-type="float" office:value="48.0716980187" calcext:value-type="float">
            <text:p>48,071698018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830</text:p>
          </table:table-cell>
          <table:table-cell office:value-type="float" office:value="-0.47383774071932" calcext:value-type="float">
            <text:p>-0,47383774071932</text:p>
          </table:table-cell>
          <table:table-cell office:value-type="float" office:value="1.5980392694473" calcext:value-type="float">
            <text:p>1,5980392694473</text:p>
          </table:table-cell>
          <table:table-cell office:value-type="float" office:value="176.48139880721" calcext:value-type="float">
            <text:p>176,481398807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841</text:p>
          </table:table-cell>
          <table:table-cell office:value-type="float" office:value="-0.16064515337348" calcext:value-type="float">
            <text:p>-0,16064515337348</text:p>
          </table:table-cell>
          <table:table-cell office:value-type="float" office:value="1.2508241832256" calcext:value-type="float">
            <text:p>1,2508241832256</text:p>
          </table:table-cell>
          <table:table-cell office:value-type="float" office:value="104.06609477511" calcext:value-type="float">
            <text:p>104,066094775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852</text:p>
          </table:table-cell>
          <table:table-cell office:value-type="float" office:value="3.3284559845924" calcext:value-type="float">
            <text:p>3,3284559845924</text:p>
          </table:table-cell>
          <table:table-cell office:value-type="float" office:value="2.3110914230347" calcext:value-type="float">
            <text:p>2,3110914230347</text:p>
          </table:table-cell>
          <table:table-cell office:value-type="float" office:value="177.53916637153" calcext:value-type="float">
            <text:p>177,539166371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863</text:p>
          </table:table-cell>
          <table:table-cell office:value-type="float" office:value="3.8405936956406" calcext:value-type="float">
            <text:p>3,8405936956406</text:p>
          </table:table-cell>
          <table:table-cell office:value-type="float" office:value="1.074493303895" calcext:value-type="float">
            <text:p>1,074493303895</text:p>
          </table:table-cell>
          <table:table-cell office:value-type="float" office:value="104.33319495742" calcext:value-type="float">
            <text:p>104,333194957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874</text:p>
          </table:table-cell>
          <table:table-cell office:value-type="float" office:value="4.5768371224403" calcext:value-type="float">
            <text:p>4,5768371224403</text:p>
          </table:table-cell>
          <table:table-cell office:value-type="float" office:value="1.8143825232983" calcext:value-type="float">
            <text:p>1,8143825232983</text:p>
          </table:table-cell>
          <table:table-cell office:value-type="float" office:value="-138.12158669636" calcext:value-type="float">
            <text:p>-138,121586696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885</text:p>
          </table:table-cell>
          <table:table-cell office:value-type="float" office:value="7.457891702652" calcext:value-type="float">
            <text:p>7,457891702652</text:p>
          </table:table-cell>
          <table:table-cell office:value-type="float" office:value="1.4083376526833" calcext:value-type="float">
            <text:p>1,4083376526833</text:p>
          </table:table-cell>
          <table:table-cell office:value-type="float" office:value="106.77229674758" calcext:value-type="float">
            <text:p>106,772296747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896</text:p>
          </table:table-cell>
          <table:table-cell office:value-type="float" office:value="7.9235434532166" calcext:value-type="float">
            <text:p>7,9235434532166</text:p>
          </table:table-cell>
          <table:table-cell office:value-type="float" office:value="0.969422981143" calcext:value-type="float">
            <text:p>0,969422981143</text:p>
          </table:table-cell>
          <table:table-cell office:value-type="float" office:value="37.686748489453" calcext:value-type="float">
            <text:p>37,6867484894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07</text:p>
          </table:table-cell>
          <table:table-cell office:value-type="float" office:value="-0.36192636936903" calcext:value-type="float">
            <text:p>-0,36192636936903</text:p>
          </table:table-cell>
          <table:table-cell office:value-type="float" office:value="2.6697182655334" calcext:value-type="float">
            <text:p>2,6697182655334</text:p>
          </table:table-cell>
          <table:table-cell office:value-type="float" office:value="-114.66097072431" calcext:value-type="float">
            <text:p>-114,660970724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18</text:p>
          </table:table-cell>
          <table:table-cell office:value-type="float" office:value="1.2085048854351" calcext:value-type="float">
            <text:p>1,2085048854351</text:p>
          </table:table-cell>
          <table:table-cell office:value-type="float" office:value="3.9937227964401" calcext:value-type="float">
            <text:p>3,9937227964401</text:p>
          </table:table-cell>
          <table:table-cell office:value-type="float" office:value="-2.7703537492995" calcext:value-type="float">
            <text:p>-2,77035374929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29</text:p>
          </table:table-cell>
          <table:table-cell office:value-type="float" office:value="2.4172706902027" calcext:value-type="float">
            <text:p>2,4172706902027</text:p>
          </table:table-cell>
          <table:table-cell office:value-type="float" office:value="3.7905111908913" calcext:value-type="float">
            <text:p>3,7905111908913</text:p>
          </table:table-cell>
          <table:table-cell office:value-type="float" office:value="11.209910747352" calcext:value-type="float">
            <text:p>11,2099107473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40</text:p>
          </table:table-cell>
          <table:table-cell office:value-type="float" office:value="4.7971802949905" calcext:value-type="float">
            <text:p>4,7971802949905</text:p>
          </table:table-cell>
          <table:table-cell office:value-type="float" office:value="2.1903248131275" calcext:value-type="float">
            <text:p>2,1903248131275</text:p>
          </table:table-cell>
          <table:table-cell office:value-type="float" office:value="-161.60877191337" calcext:value-type="float">
            <text:p>-161,608771913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51</text:p>
          </table:table-cell>
          <table:table-cell office:value-type="float" office:value="4.7363153100014" calcext:value-type="float">
            <text:p>4,7363153100014</text:p>
          </table:table-cell>
          <table:table-cell office:value-type="float" office:value="2.5123283267021" calcext:value-type="float">
            <text:p>2,5123283267021</text:p>
          </table:table-cell>
          <table:table-cell office:value-type="float" office:value="150.11105415927" calcext:value-type="float">
            <text:p>150,111054159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62</text:p>
          </table:table-cell>
          <table:table-cell office:value-type="float" office:value="7.4501198530197" calcext:value-type="float">
            <text:p>7,4501198530197</text:p>
          </table:table-cell>
          <table:table-cell office:value-type="float" office:value="3.0953115224838" calcext:value-type="float">
            <text:p>3,0953115224838</text:p>
          </table:table-cell>
          <table:table-cell office:value-type="float" office:value="-104.85453438607" calcext:value-type="float">
            <text:p>-104,854534386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73</text:p>
          </table:table-cell>
          <table:table-cell office:value-type="float" office:value="7.8967970609665" calcext:value-type="float">
            <text:p>7,8967970609665</text:p>
          </table:table-cell>
          <table:table-cell office:value-type="float" office:value="3.6553475260735" calcext:value-type="float">
            <text:p>3,6553475260735</text:p>
          </table:table-cell>
          <table:table-cell office:value-type="float" office:value="-44.731387666836" calcext:value-type="float">
            <text:p>-44,7313876668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84</text:p>
          </table:table-cell>
          <table:table-cell office:value-type="float" office:value="-0.58798067271709" calcext:value-type="float">
            <text:p>-0,58798067271709</text:p>
          </table:table-cell>
          <table:table-cell office:value-type="float" office:value="5.8923852443695" calcext:value-type="float">
            <text:p>5,8923852443695</text:p>
          </table:table-cell>
          <table:table-cell office:value-type="float" office:value="-116.14355919467" calcext:value-type="float">
            <text:p>-116,143559194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995</text:p>
          </table:table-cell>
          <table:table-cell office:value-type="float" office:value="0.67972883582115" calcext:value-type="float">
            <text:p>0,67972883582115</text:p>
          </table:table-cell>
          <table:table-cell office:value-type="float" office:value="4.4987574219704" calcext:value-type="float">
            <text:p>4,4987574219704</text:p>
          </table:table-cell>
          <table:table-cell office:value-type="float" office:value="0.20128816134848" calcext:value-type="float">
            <text:p>0,201288161348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06</text:p>
          </table:table-cell>
          <table:table-cell office:value-type="float" office:value="2.0942075550556" calcext:value-type="float">
            <text:p>2,0942075550556</text:p>
          </table:table-cell>
          <table:table-cell office:value-type="float" office:value="3.9898887276649" calcext:value-type="float">
            <text:p>3,9898887276649</text:p>
          </table:table-cell>
          <table:table-cell office:value-type="float" office:value="174.67369243598" calcext:value-type="float">
            <text:p>174,673692435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17</text:p>
          </table:table-cell>
          <table:table-cell office:value-type="float" office:value="2.9744917154312" calcext:value-type="float">
            <text:p>2,9744917154312</text:p>
          </table:table-cell>
          <table:table-cell office:value-type="float" office:value="4.4589275121689" calcext:value-type="float">
            <text:p>4,4589275121689</text:p>
          </table:table-cell>
          <table:table-cell office:value-type="float" office:value="-103.93635102898" calcext:value-type="float">
            <text:p>-103,936351028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28</text:p>
          </table:table-cell>
          <table:table-cell office:value-type="float" office:value="6.4094251394272" calcext:value-type="float">
            <text:p>6,4094251394272</text:p>
          </table:table-cell>
          <table:table-cell office:value-type="float" office:value="4.0483659505844" calcext:value-type="float">
            <text:p>4,0483659505844</text:p>
          </table:table-cell>
          <table:table-cell office:value-type="float" office:value="-119.77075315585" calcext:value-type="float">
            <text:p>-119,770753155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39</text:p>
          </table:table-cell>
          <table:table-cell office:value-type="float" office:value="7.4333250522614" calcext:value-type="float">
            <text:p>7,4333250522614</text:p>
          </table:table-cell>
          <table:table-cell office:value-type="float" office:value="4.546619951725" calcext:value-type="float">
            <text:p>4,546619951725</text:p>
          </table:table-cell>
          <table:table-cell office:value-type="float" office:value="119.95058758244" calcext:value-type="float">
            <text:p>119,950587582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50</text:p>
          </table:table-cell>
          <table:table-cell office:value-type="float" office:value="9.519082903862" calcext:value-type="float">
            <text:p>9,519082903862</text:p>
          </table:table-cell>
          <table:table-cell office:value-type="float" office:value="3.2899725437164" calcext:value-type="float">
            <text:p>3,2899725437164</text:p>
          </table:table-cell>
          <table:table-cell office:value-type="float" office:value="143.62173475278" calcext:value-type="float">
            <text:p>143,6217347527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61</text:p>
          </table:table-cell>
          <table:table-cell office:value-type="float" office:value="-1.5850086510181" calcext:value-type="float">
            <text:p>-1,5850086510181</text:p>
          </table:table-cell>
          <table:table-cell office:value-type="float" office:value="5.6603866815567" calcext:value-type="float">
            <text:p>5,6603866815567</text:p>
          </table:table-cell>
          <table:table-cell office:value-type="float" office:value="34.616179526991" calcext:value-type="float">
            <text:p>34,61617952699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72</text:p>
          </table:table-cell>
          <table:table-cell office:value-type="float" office:value="0.9822803735733" calcext:value-type="float">
            <text:p>0,9822803735733</text:p>
          </table:table-cell>
          <table:table-cell office:value-type="float" office:value="5.1234549283981" calcext:value-type="float">
            <text:p>5,1234549283981</text:p>
          </table:table-cell>
          <table:table-cell office:value-type="float" office:value="140.09458547944" calcext:value-type="float">
            <text:p>140,094585479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83</text:p>
          </table:table-cell>
          <table:table-cell office:value-type="float" office:value="3.0224341154099" calcext:value-type="float">
            <text:p>3,0224341154099</text:p>
          </table:table-cell>
          <table:table-cell office:value-type="float" office:value="6.33660197258" calcext:value-type="float">
            <text:p>6,33660197258</text:p>
          </table:table-cell>
          <table:table-cell office:value-type="float" office:value="145.71903769378" calcext:value-type="float">
            <text:p>145,719037693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094</text:p>
          </table:table-cell>
          <table:table-cell office:value-type="float" office:value="4.8653301596642" calcext:value-type="float">
            <text:p>4,8653301596642</text:p>
          </table:table-cell>
          <table:table-cell office:value-type="float" office:value="5.1090544462204" calcext:value-type="float">
            <text:p>5,1090544462204</text:p>
          </table:table-cell>
          <table:table-cell office:value-type="float" office:value="139.30490214354" calcext:value-type="float">
            <text:p>139,304902143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05</text:p>
          </table:table-cell>
          <table:table-cell office:value-type="float" office:value="5.9868669509888" calcext:value-type="float">
            <text:p>5,9868669509888</text:p>
          </table:table-cell>
          <table:table-cell office:value-type="float" office:value="5.6418055295944" calcext:value-type="float">
            <text:p>5,6418055295944</text:p>
          </table:table-cell>
          <table:table-cell office:value-type="float" office:value="-96.9719560283" calcext:value-type="float">
            <text:p>-96,97195602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16</text:p>
          </table:table-cell>
          <table:table-cell office:value-type="float" office:value="6.9869315624237" calcext:value-type="float">
            <text:p>6,9869315624237</text:p>
          </table:table-cell>
          <table:table-cell office:value-type="float" office:value="5.8239895105362" calcext:value-type="float">
            <text:p>5,8239895105362</text:p>
          </table:table-cell>
          <table:table-cell office:value-type="float" office:value="-170.829980996" calcext:value-type="float">
            <text:p>-170,8299809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27</text:p>
          </table:table-cell>
          <table:table-cell office:value-type="float" office:value="7.3152434825897" calcext:value-type="float">
            <text:p>7,3152434825897</text:p>
          </table:table-cell>
          <table:table-cell office:value-type="float" office:value="6.0629963874817" calcext:value-type="float">
            <text:p>6,0629963874817</text:p>
          </table:table-cell>
          <table:table-cell office:value-type="float" office:value="-62.048241590998" calcext:value-type="float">
            <text:p>-62,0482415909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38</text:p>
          </table:table-cell>
          <table:table-cell office:value-type="float" office:value="-1.5850004553795" calcext:value-type="float">
            <text:p>-1,5850004553795</text:p>
          </table:table-cell>
          <table:table-cell office:value-type="float" office:value="7.4300342798233" calcext:value-type="float">
            <text:p>7,4300342798233</text:p>
          </table:table-cell>
          <table:table-cell office:value-type="float" office:value="4.8564157573281" calcext:value-type="float">
            <text:p>4,85641575732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49</text:p>
          </table:table-cell>
          <table:table-cell office:value-type="float" office:value="0.49433685839176" calcext:value-type="float">
            <text:p>0,49433685839176</text:p>
          </table:table-cell>
          <table:table-cell office:value-type="float" office:value="6.3625979423523" calcext:value-type="float">
            <text:p>6,3625979423523</text:p>
          </table:table-cell>
          <table:table-cell office:value-type="float" office:value="99.857985593711" calcext:value-type="float">
            <text:p>99,8579855937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60</text:p>
          </table:table-cell>
          <table:table-cell office:value-type="float" office:value="2.9797792434692" calcext:value-type="float">
            <text:p>2,9797792434692</text:p>
          </table:table-cell>
          <table:table-cell office:value-type="float" office:value="7.2284770011902" calcext:value-type="float">
            <text:p>7,2284770011902</text:p>
          </table:table-cell>
          <table:table-cell office:value-type="float" office:value="-139.19064345633" calcext:value-type="float">
            <text:p>-139,190643456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71</text:p>
          </table:table-cell>
          <table:table-cell office:value-type="float" office:value="3.1046283245087" calcext:value-type="float">
            <text:p>3,1046283245087</text:p>
          </table:table-cell>
          <table:table-cell office:value-type="float" office:value="7.7827346324921" calcext:value-type="float">
            <text:p>7,7827346324921</text:p>
          </table:table-cell>
          <table:table-cell office:value-type="float" office:value="-141.68550102574" calcext:value-type="float">
            <text:p>-141,685501025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82</text:p>
          </table:table-cell>
          <table:table-cell office:value-type="float" office:value="7.1114879846573" calcext:value-type="float">
            <text:p>7,1114879846573</text:p>
          </table:table-cell>
          <table:table-cell office:value-type="float" office:value="6.9484716653824" calcext:value-type="float">
            <text:p>6,9484716653824</text:p>
          </table:table-cell>
          <table:table-cell office:value-type="float" office:value="-174.37977699717" calcext:value-type="float">
            <text:p>-174,379776997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193</text:p>
          </table:table-cell>
          <table:table-cell office:value-type="float" office:value="7.7998775243759" calcext:value-type="float">
            <text:p>7,7998775243759</text:p>
          </table:table-cell>
          <table:table-cell office:value-type="float" office:value="6.6517359018326" calcext:value-type="float">
            <text:p>6,6517359018326</text:p>
          </table:table-cell>
          <table:table-cell office:value-type="float" office:value="-158.42677681309" calcext:value-type="float">
            <text:p>-158,4267768130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04</text:p>
          </table:table-cell>
          <table:table-cell office:value-type="float" office:value="7.4517738819122" calcext:value-type="float">
            <text:p>7,4517738819122</text:p>
          </table:table-cell>
          <table:table-cell office:value-type="float" office:value="7.8531396389008" calcext:value-type="float">
            <text:p>7,8531396389008</text:p>
          </table:table-cell>
          <table:table-cell office:value-type="float" office:value="-110.57337302311" calcext:value-type="float">
            <text:p>-110,573373023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15</text:p>
          </table:table-cell>
          <table:table-cell office:value-type="float" office:value="-0.89515879750252" calcext:value-type="float">
            <text:p>-0,89515879750252</text:p>
          </table:table-cell>
          <table:table-cell office:value-type="float" office:value="8.368952870369" calcext:value-type="float">
            <text:p>8,368952870369</text:p>
          </table:table-cell>
          <table:table-cell office:value-type="float" office:value="83.42177776774" calcext:value-type="float">
            <text:p>83,421777767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26</text:p>
          </table:table-cell>
          <table:table-cell office:value-type="float" office:value="0.63842035830021" calcext:value-type="float">
            <text:p>0,63842035830021</text:p>
          </table:table-cell>
          <table:table-cell office:value-type="float" office:value="10.256725549698" calcext:value-type="float">
            <text:p>10,256725549698</text:p>
          </table:table-cell>
          <table:table-cell office:value-type="float" office:value="-114.30360481238" calcext:value-type="float">
            <text:p>-114,303604812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37</text:p>
          </table:table-cell>
          <table:table-cell office:value-type="float" office:value="1.2571123242378" calcext:value-type="float">
            <text:p>1,2571123242378</text:p>
          </table:table-cell>
          <table:table-cell office:value-type="float" office:value="9.5555639266968" calcext:value-type="float">
            <text:p>9,5555639266968</text:p>
          </table:table-cell>
          <table:table-cell office:value-type="float" office:value="-64.024055839344" calcext:value-type="float">
            <text:p>-64,0240558393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48</text:p>
          </table:table-cell>
          <table:table-cell office:value-type="float" office:value="4.1397142410278" calcext:value-type="float">
            <text:p>4,1397142410278</text:p>
          </table:table-cell>
          <table:table-cell office:value-type="float" office:value="10.331376791" calcext:value-type="float">
            <text:p>10,331376791</text:p>
          </table:table-cell>
          <table:table-cell office:value-type="float" office:value="-134.07405470587" calcext:value-type="float">
            <text:p>-134,0740547058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59</text:p>
          </table:table-cell>
          <table:table-cell office:value-type="float" office:value="6.261442899704" calcext:value-type="float">
            <text:p>6,261442899704</text:p>
          </table:table-cell>
          <table:table-cell office:value-type="float" office:value="8.0864381790161" calcext:value-type="float">
            <text:p>8,0864381790161</text:p>
          </table:table-cell>
          <table:table-cell office:value-type="float" office:value="178.92903583065" calcext:value-type="float">
            <text:p>178,929035830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70</text:p>
          </table:table-cell>
          <table:table-cell office:value-type="float" office:value="7.7918714284897" calcext:value-type="float">
            <text:p>7,7918714284897</text:p>
          </table:table-cell>
          <table:table-cell office:value-type="float" office:value="9.3742024898529" calcext:value-type="float">
            <text:p>9,3742024898529</text:p>
          </table:table-cell>
          <table:table-cell office:value-type="float" office:value="134.26517832811" calcext:value-type="float">
            <text:p>134,265178328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81</text:p>
          </table:table-cell>
          <table:table-cell office:value-type="float" office:value="8.4091424942017" calcext:value-type="float">
            <text:p>8,4091424942017</text:p>
          </table:table-cell>
          <table:table-cell office:value-type="float" office:value="9.8000746965408" calcext:value-type="float">
            <text:p>9,8000746965408</text:p>
          </table:table-cell>
          <table:table-cell office:value-type="float" office:value="-89.629400307965" calcext:value-type="float">
            <text:p>-89,6294003079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292</text:p>
          </table:table-cell>
          <table:table-cell office:value-type="float" office:value="-1.1997352540493" calcext:value-type="float">
            <text:p>-1,1997352540493</text:p>
          </table:table-cell>
          <table:table-cell office:value-type="float" office:value="9.46433365345" calcext:value-type="float">
            <text:p>9,46433365345</text:p>
          </table:table-cell>
          <table:table-cell office:value-type="float" office:value="81.25837972969" calcext:value-type="float">
            <text:p>81,258379729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303</text:p>
          </table:table-cell>
          <table:table-cell office:value-type="float" office:value="-0.080878371372819" calcext:value-type="float">
            <text:p>-0,080878371372819</text:p>
          </table:table-cell>
          <table:table-cell office:value-type="float" office:value="11.084995269775" calcext:value-type="float">
            <text:p>11,084995269775</text:p>
          </table:table-cell>
          <table:table-cell office:value-type="float" office:value="-52.762813249211" calcext:value-type="float">
            <text:p>-52,7628132492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0.40944963693619" calcext:value-type="float">
            <text:p>0,40944963693619</text:p>
          </table:table-cell>
          <table:table-cell office:value-type="float" office:value="0.24254152551293" calcext:value-type="float">
            <text:p>0,24254152551293</text:p>
          </table:table-cell>
          <table:table-cell office:value-type="float" office:value="83.236039064492" calcext:value-type="float">
            <text:p>83,2360390644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64</text:p>
          </table:table-cell>
          <table:table-cell office:value-type="float" office:value="1.616957038641" calcext:value-type="float">
            <text:p>1,616957038641</text:p>
          </table:table-cell>
          <table:table-cell office:value-type="float" office:value="-0.58156806975603" calcext:value-type="float">
            <text:p>-0,58156806975603</text:p>
          </table:table-cell>
          <table:table-cell office:value-type="float" office:value="173.7536229905" calcext:value-type="float">
            <text:p>173,75362299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75</text:p>
          </table:table-cell>
          <table:table-cell office:value-type="float" office:value="2.7255263924599" calcext:value-type="float">
            <text:p>2,7255263924599</text:p>
          </table:table-cell>
          <table:table-cell office:value-type="float" office:value="-0.49983561038971" calcext:value-type="float">
            <text:p>-0,49983561038971</text:p>
          </table:table-cell>
          <table:table-cell office:value-type="float" office:value="-17.947834198642" calcext:value-type="float">
            <text:p>-17,9478341986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86</text:p>
          </table:table-cell>
          <table:table-cell office:value-type="float" office:value="3.6904814839363" calcext:value-type="float">
            <text:p>3,6904814839363</text:p>
          </table:table-cell>
          <table:table-cell office:value-type="float" office:value="-0.36440126597881" calcext:value-type="float">
            <text:p>-0,36440126597881</text:p>
          </table:table-cell>
          <table:table-cell office:value-type="float" office:value="-126.80658717064" calcext:value-type="float">
            <text:p>-126,806587170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797</text:p>
          </table:table-cell>
          <table:table-cell office:value-type="float" office:value="5.4803204536438" calcext:value-type="float">
            <text:p>5,4803204536438</text:p>
          </table:table-cell>
          <table:table-cell office:value-type="float" office:value="1.8366646766663" calcext:value-type="float">
            <text:p>1,8366646766663</text:p>
          </table:table-cell>
          <table:table-cell office:value-type="float" office:value="-88.157356165017" calcext:value-type="float">
            <text:p>-88,1573561650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808</text:p>
          </table:table-cell>
          <table:table-cell office:value-type="float" office:value="6.4384913444519" calcext:value-type="float">
            <text:p>6,4384913444519</text:p>
          </table:table-cell>
          <table:table-cell office:value-type="float" office:value="-0.58499824255705" calcext:value-type="float">
            <text:p>-0,58499824255705</text:p>
          </table:table-cell>
          <table:table-cell office:value-type="float" office:value="92.200582953775" calcext:value-type="float">
            <text:p>92,2005829537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819</text:p>
          </table:table-cell>
          <table:table-cell office:value-type="float" office:value="7.2293895483017" calcext:value-type="float">
            <text:p>7,2293895483017</text:p>
          </table:table-cell>
          <table:table-cell office:value-type="float" office:value="-0.58500748127699" calcext:value-type="float">
            <text:p>-0,58500748127699</text:p>
          </table:table-cell>
          <table:table-cell office:value-type="float" office:value="61.78654682864" calcext:value-type="float">
            <text:p>61,7865468286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830</text:p>
          </table:table-cell>
          <table:table-cell office:value-type="float" office:value="-0.42929470539093" calcext:value-type="float">
            <text:p>-0,42929470539093</text:p>
          </table:table-cell>
          <table:table-cell office:value-type="float" office:value="1.8149138987064" calcext:value-type="float">
            <text:p>1,8149138987064</text:p>
          </table:table-cell>
          <table:table-cell office:value-type="float" office:value="-92.984573856281" calcext:value-type="float">
            <text:p>-92,9845738562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841</text:p>
          </table:table-cell>
          <table:table-cell office:value-type="float" office:value="0.098918154835701" calcext:value-type="float">
            <text:p>0,098918154835701</text:p>
          </table:table-cell>
          <table:table-cell office:value-type="float" office:value="1.2428629398346" calcext:value-type="float">
            <text:p>1,2428629398346</text:p>
          </table:table-cell>
          <table:table-cell office:value-type="float" office:value="179.17361229089" calcext:value-type="float">
            <text:p>179,173612290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852</text:p>
          </table:table-cell>
          <table:table-cell office:value-type="float" office:value="3.5718896985054" calcext:value-type="float">
            <text:p>3,5718896985054</text:p>
          </table:table-cell>
          <table:table-cell office:value-type="float" office:value="2.254538834095" calcext:value-type="float">
            <text:p>2,254538834095</text:p>
          </table:table-cell>
          <table:table-cell office:value-type="float" office:value="168.00488028557" calcext:value-type="float">
            <text:p>168,0048802855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863</text:p>
          </table:table-cell>
          <table:table-cell office:value-type="float" office:value="4.0833258628845" calcext:value-type="float">
            <text:p>4,0833258628845</text:p>
          </table:table-cell>
          <table:table-cell office:value-type="float" office:value="0.95320537686348" calcext:value-type="float">
            <text:p>0,95320537686348</text:p>
          </table:table-cell>
          <table:table-cell office:value-type="float" office:value="163.30637445875" calcext:value-type="float">
            <text:p>163,306374458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874</text:p>
          </table:table-cell>
          <table:table-cell office:value-type="float" office:value="4.7537380456924" calcext:value-type="float">
            <text:p>4,7537380456924</text:p>
          </table:table-cell>
          <table:table-cell office:value-type="float" office:value="1.6747529804707" calcext:value-type="float">
            <text:p>1,6747529804707</text:p>
          </table:table-cell>
          <table:table-cell office:value-type="float" office:value="132.66533803029" calcext:value-type="float">
            <text:p>132,665338030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885</text:p>
          </table:table-cell>
          <table:table-cell office:value-type="float" office:value="7.6604753732681" calcext:value-type="float">
            <text:p>7,6604753732681</text:p>
          </table:table-cell>
          <table:table-cell office:value-type="float" office:value="1.3779394328594" calcext:value-type="float">
            <text:p>1,3779394328594</text:p>
          </table:table-cell>
          <table:table-cell office:value-type="float" office:value="-173.73232932607" calcext:value-type="float">
            <text:p>-173,732329326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896</text:p>
          </table:table-cell>
          <table:table-cell office:value-type="float" office:value="7.7631080150604" calcext:value-type="float">
            <text:p>7,7631080150604</text:p>
          </table:table-cell>
          <table:table-cell office:value-type="float" office:value="1.0661453008652" calcext:value-type="float">
            <text:p>1,0661453008652</text:p>
          </table:table-cell>
          <table:table-cell office:value-type="float" office:value="-41.917237886198" calcext:value-type="float">
            <text:p>-41,9172378861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07</text:p>
          </table:table-cell>
          <table:table-cell office:value-type="float" office:value="-0.19715141505003" calcext:value-type="float">
            <text:p>-0,19715141505003</text:p>
          </table:table-cell>
          <table:table-cell office:value-type="float" office:value="3.0316346883774" calcext:value-type="float">
            <text:p>3,0316346883774</text:p>
          </table:table-cell>
          <table:table-cell office:value-type="float" office:value="-114.69180416909" calcext:value-type="float">
            <text:p>-114,691804169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18</text:p>
          </table:table-cell>
          <table:table-cell office:value-type="float" office:value="0.92650875449181" calcext:value-type="float">
            <text:p>0,92650875449181</text:p>
          </table:table-cell>
          <table:table-cell office:value-type="float" office:value="3.8014140725136" calcext:value-type="float">
            <text:p>3,8014140725136</text:p>
          </table:table-cell>
          <table:table-cell office:value-type="float" office:value="29.393887823554" calcext:value-type="float">
            <text:p>29,3938878235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29</text:p>
          </table:table-cell>
          <table:table-cell office:value-type="float" office:value="2.2779068350792" calcext:value-type="float">
            <text:p>2,2779068350792</text:p>
          </table:table-cell>
          <table:table-cell office:value-type="float" office:value="3.6365139484406" calcext:value-type="float">
            <text:p>3,6365139484406</text:p>
          </table:table-cell>
          <table:table-cell office:value-type="float" office:value="27.588455350536" calcext:value-type="float">
            <text:p>27,5884553505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40</text:p>
          </table:table-cell>
          <table:table-cell office:value-type="float" office:value="5.0572121143341" calcext:value-type="float">
            <text:p>5,0572121143341</text:p>
          </table:table-cell>
          <table:table-cell office:value-type="float" office:value="2.132650911808" calcext:value-type="float">
            <text:p>2,132650911808</text:p>
          </table:table-cell>
          <table:table-cell office:value-type="float" office:value="149.17644269907" calcext:value-type="float">
            <text:p>149,176442699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51</text:p>
          </table:table-cell>
          <table:table-cell office:value-type="float" office:value="4.886479973793" calcext:value-type="float">
            <text:p>4,886479973793</text:p>
          </table:table-cell>
          <table:table-cell office:value-type="float" office:value="2.4104511737823" calcext:value-type="float">
            <text:p>2,4104511737823</text:p>
          </table:table-cell>
          <table:table-cell office:value-type="float" office:value="124.72318388095" calcext:value-type="float">
            <text:p>124,723183880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62</text:p>
          </table:table-cell>
          <table:table-cell office:value-type="float" office:value="7.3572528362274" calcext:value-type="float">
            <text:p>7,3572528362274</text:p>
          </table:table-cell>
          <table:table-cell office:value-type="float" office:value="3.3173078298569" calcext:value-type="float">
            <text:p>3,3173078298569</text:p>
          </table:table-cell>
          <table:table-cell office:value-type="float" office:value="-43.685743003894" calcext:value-type="float">
            <text:p>-43,6857430038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73</text:p>
          </table:table-cell>
          <table:table-cell office:value-type="float" office:value="7.837627530098" calcext:value-type="float">
            <text:p>7,837627530098</text:p>
          </table:table-cell>
          <table:table-cell office:value-type="float" office:value="3.8696053624153" calcext:value-type="float">
            <text:p>3,8696053624153</text:p>
          </table:table-cell>
          <table:table-cell office:value-type="float" office:value="-96.216263285108" calcext:value-type="float">
            <text:p>-96,2162632851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84</text:p>
          </table:table-cell>
          <table:table-cell office:value-type="float" office:value="-0.58063179254532" calcext:value-type="float">
            <text:p>-0,58063179254532</text:p>
          </table:table-cell>
          <table:table-cell office:value-type="float" office:value="6.184509396553" calcext:value-type="float">
            <text:p>6,184509396553</text:p>
          </table:table-cell>
          <table:table-cell office:value-type="float" office:value="-74.273572605886" calcext:value-type="float">
            <text:p>-74,27357260588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995</text:p>
          </table:table-cell>
          <table:table-cell office:value-type="float" office:value="0.530851110816" calcext:value-type="float">
            <text:p>0,530851110816</text:p>
          </table:table-cell>
          <table:table-cell office:value-type="float" office:value="4.4982632994652" calcext:value-type="float">
            <text:p>4,4982632994652</text:p>
          </table:table-cell>
          <table:table-cell office:value-type="float" office:value="0.204030071403" calcext:value-type="float">
            <text:p>0,2040300714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06</text:p>
          </table:table-cell>
          <table:table-cell office:value-type="float" office:value="2.2785803675652" calcext:value-type="float">
            <text:p>2,2785803675652</text:p>
          </table:table-cell>
          <table:table-cell office:value-type="float" office:value="3.9678356051445" calcext:value-type="float">
            <text:p>3,9678356051445</text:p>
          </table:table-cell>
          <table:table-cell office:value-type="float" office:value="151.0113606787" calcext:value-type="float">
            <text:p>151,01136067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17</text:p>
          </table:table-cell>
          <table:table-cell office:value-type="float" office:value="3.2649353146553" calcext:value-type="float">
            <text:p>3,2649353146553</text:p>
          </table:table-cell>
          <table:table-cell office:value-type="float" office:value="4.5556196570396" calcext:value-type="float">
            <text:p>4,5556196570396</text:p>
          </table:table-cell>
          <table:table-cell office:value-type="float" office:value="-157.35402988021" calcext:value-type="float">
            <text:p>-157,354029880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28</text:p>
          </table:table-cell>
          <table:table-cell office:value-type="float" office:value="6.6052454710007" calcext:value-type="float">
            <text:p>6,6052454710007</text:p>
          </table:table-cell>
          <table:table-cell office:value-type="float" office:value="4.3950152397156" calcext:value-type="float">
            <text:p>4,3950152397156</text:p>
          </table:table-cell>
          <table:table-cell office:value-type="float" office:value="-119.7388126592" calcext:value-type="float">
            <text:p>-119,73881265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39</text:p>
          </table:table-cell>
          <table:table-cell office:value-type="float" office:value="7.5280278921127" calcext:value-type="float">
            <text:p>7,5280278921127</text:p>
          </table:table-cell>
          <table:table-cell office:value-type="float" office:value="4.2446818947792" calcext:value-type="float">
            <text:p>4,2446818947792</text:p>
          </table:table-cell>
          <table:table-cell office:value-type="float" office:value="88.195043764297" calcext:value-type="float">
            <text:p>88,1950437642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50</text:p>
          </table:table-cell>
          <table:table-cell office:value-type="float" office:value="9.8342198133469" calcext:value-type="float">
            <text:p>9,8342198133469</text:p>
          </table:table-cell>
          <table:table-cell office:value-type="float" office:value="3.1008955836296" calcext:value-type="float">
            <text:p>3,1008955836296</text:p>
          </table:table-cell>
          <table:table-cell office:value-type="float" office:value="156.388352631" calcext:value-type="float">
            <text:p>156,3883526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61</text:p>
          </table:table-cell>
          <table:table-cell office:value-type="float" office:value="-1.5850037336349" calcext:value-type="float">
            <text:p>-1,5850037336349</text:p>
          </table:table-cell>
          <table:table-cell office:value-type="float" office:value="5.4669535160065" calcext:value-type="float">
            <text:p>5,4669535160065</text:p>
          </table:table-cell>
          <table:table-cell office:value-type="float" office:value="34.677125466098" calcext:value-type="float">
            <text:p>34,6771254660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72</text:p>
          </table:table-cell>
          <table:table-cell office:value-type="float" office:value="1.2841604650021" calcext:value-type="float">
            <text:p>1,2841604650021</text:p>
          </table:table-cell>
          <table:table-cell office:value-type="float" office:value="5.0818628072739" calcext:value-type="float">
            <text:p>5,0818628072739</text:p>
          </table:table-cell>
          <table:table-cell office:value-type="float" office:value="179.97802898383" calcext:value-type="float">
            <text:p>179,978028983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83</text:p>
          </table:table-cell>
          <table:table-cell office:value-type="float" office:value="3.3517894148827" calcext:value-type="float">
            <text:p>3,3517894148827</text:p>
          </table:table-cell>
          <table:table-cell office:value-type="float" office:value="6.1125367879868" calcext:value-type="float">
            <text:p>6,1125367879868</text:p>
          </table:table-cell>
          <table:table-cell office:value-type="float" office:value="145.70716080392" calcext:value-type="float">
            <text:p>145,707160803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094</text:p>
          </table:table-cell>
          <table:table-cell office:value-type="float" office:value="5.0849878787994" calcext:value-type="float">
            <text:p>5,0849878787994</text:p>
          </table:table-cell>
          <table:table-cell office:value-type="float" office:value="4.9158430099487" calcext:value-type="float">
            <text:p>4,9158430099487</text:p>
          </table:table-cell>
          <table:table-cell office:value-type="float" office:value="138.79847374691" calcext:value-type="float">
            <text:p>138,798473746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05</text:p>
          </table:table-cell>
          <table:table-cell office:value-type="float" office:value="5.9597307443619" calcext:value-type="float">
            <text:p>5,9597307443619</text:p>
          </table:table-cell>
          <table:table-cell office:value-type="float" office:value="5.9989267587662" calcext:value-type="float">
            <text:p>5,9989267587662</text:p>
          </table:table-cell>
          <table:table-cell office:value-type="float" office:value="-80.088663253055" calcext:value-type="float">
            <text:p>-80,08866325305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16</text:p>
          </table:table-cell>
          <table:table-cell office:value-type="float" office:value="7.0527756214142" calcext:value-type="float">
            <text:p>7,0527756214142</text:p>
          </table:table-cell>
          <table:table-cell office:value-type="float" office:value="5.612176656723" calcext:value-type="float">
            <text:p>5,612176656723</text:p>
          </table:table-cell>
          <table:table-cell office:value-type="float" office:value="98.513361754691" calcext:value-type="float">
            <text:p>98,5133617546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27</text:p>
          </table:table-cell>
          <table:table-cell office:value-type="float" office:value="7.4951183795929" calcext:value-type="float">
            <text:p>7,4951183795929</text:p>
          </table:table-cell>
          <table:table-cell office:value-type="float" office:value="6.1944591999054" calcext:value-type="float">
            <text:p>6,1944591999054</text:p>
          </table:table-cell>
          <table:table-cell office:value-type="float" office:value="-152.81071632531" calcext:value-type="float">
            <text:p>-152,810716325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38</text:p>
          </table:table-cell>
          <table:table-cell office:value-type="float" office:value="-1.5850010514259" calcext:value-type="float">
            <text:p>-1,5850010514259</text:p>
          </table:table-cell>
          <table:table-cell office:value-type="float" office:value="7.5510424375534" calcext:value-type="float">
            <text:p>7,5510424375534</text:p>
          </table:table-cell>
          <table:table-cell office:value-type="float" office:value="0.49303550344364" calcext:value-type="float">
            <text:p>0,4930355034436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49</text:p>
          </table:table-cell>
          <table:table-cell office:value-type="float" office:value="0.60029268264771" calcext:value-type="float">
            <text:p>0,60029268264771</text:p>
          </table:table-cell>
          <table:table-cell office:value-type="float" office:value="6.0729885101318" calcext:value-type="float">
            <text:p>6,0729885101318</text:p>
          </table:table-cell>
          <table:table-cell office:value-type="float" office:value="111.99461578564" calcext:value-type="float">
            <text:p>111,9946157856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60</text:p>
          </table:table-cell>
          <table:table-cell office:value-type="float" office:value="3.146595954895" calcext:value-type="float">
            <text:p>3,146595954895</text:p>
          </table:table-cell>
          <table:table-cell office:value-type="float" office:value="7.0831024646759" calcext:value-type="float">
            <text:p>7,0831024646759</text:p>
          </table:table-cell>
          <table:table-cell office:value-type="float" office:value="130.22227955472" calcext:value-type="float">
            <text:p>130,222279554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71</text:p>
          </table:table-cell>
          <table:table-cell office:value-type="float" office:value="3.2711809873581" calcext:value-type="float">
            <text:p>3,2711809873581</text:p>
          </table:table-cell>
          <table:table-cell office:value-type="float" office:value="7.8736621141434" calcext:value-type="float">
            <text:p>7,8736621141434</text:p>
          </table:table-cell>
          <table:table-cell office:value-type="float" office:value="-128.23192329164" calcext:value-type="float">
            <text:p>-128,231923291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82</text:p>
          </table:table-cell>
          <table:table-cell office:value-type="float" office:value="7.4637657403946" calcext:value-type="float">
            <text:p>7,4637657403946</text:p>
          </table:table-cell>
          <table:table-cell office:value-type="float" office:value="7.0129263401031" calcext:value-type="float">
            <text:p>7,0129263401031</text:p>
          </table:table-cell>
          <table:table-cell office:value-type="float" office:value="-173.54782068046" calcext:value-type="float">
            <text:p>-173,547820680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193</text:p>
          </table:table-cell>
          <table:table-cell office:value-type="float" office:value="8.0167257785797" calcext:value-type="float">
            <text:p>8,0167257785797</text:p>
          </table:table-cell>
          <table:table-cell office:value-type="float" office:value="6.8896347284317" calcext:value-type="float">
            <text:p>6,8896347284317</text:p>
          </table:table-cell>
          <table:table-cell office:value-type="float" office:value="-125.27355266984" calcext:value-type="float">
            <text:p>-125,273552669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04</text:p>
          </table:table-cell>
          <table:table-cell office:value-type="float" office:value="7.6987415552139" calcext:value-type="float">
            <text:p>7,6987415552139</text:p>
          </table:table-cell>
          <table:table-cell office:value-type="float" office:value="7.8896296024323" calcext:value-type="float">
            <text:p>7,8896296024323</text:p>
          </table:table-cell>
          <table:table-cell office:value-type="float" office:value="178.40857110965" calcext:value-type="float">
            <text:p>178,408571109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15</text:p>
          </table:table-cell>
          <table:table-cell office:value-type="float" office:value="-0.87875738739967" calcext:value-type="float">
            <text:p>-0,87875738739967</text:p>
          </table:table-cell>
          <table:table-cell office:value-type="float" office:value="7.9998677968979" calcext:value-type="float">
            <text:p>7,9998677968979</text:p>
          </table:table-cell>
          <table:table-cell office:value-type="float" office:value="95.572218773471" calcext:value-type="float">
            <text:p>95,57221877347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26</text:p>
          </table:table-cell>
          <table:table-cell office:value-type="float" office:value="0.87421759963036" calcext:value-type="float">
            <text:p>0,87421759963036</text:p>
          </table:table-cell>
          <table:table-cell office:value-type="float" office:value="10.497714281082" calcext:value-type="float">
            <text:p>10,497714281082</text:p>
          </table:table-cell>
          <table:table-cell office:value-type="float" office:value="-140.10185648681" calcext:value-type="float">
            <text:p>-140,101856486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37</text:p>
          </table:table-cell>
          <table:table-cell office:value-type="float" office:value="1.3024035096169" calcext:value-type="float">
            <text:p>1,3024035096169</text:p>
          </table:table-cell>
          <table:table-cell office:value-type="float" office:value="9.8547399044037" calcext:value-type="float">
            <text:p>9,8547399044037</text:p>
          </table:table-cell>
          <table:table-cell office:value-type="float" office:value="-107.06457210954" calcext:value-type="float">
            <text:p>-107,064572109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48</text:p>
          </table:table-cell>
          <table:table-cell office:value-type="float" office:value="4.4211220741272" calcext:value-type="float">
            <text:p>4,4211220741272</text:p>
          </table:table-cell>
          <table:table-cell office:value-type="float" office:value="10.506488084793" calcext:value-type="float">
            <text:p>10,506488084793</text:p>
          </table:table-cell>
          <table:table-cell office:value-type="float" office:value="-151.94270565252" calcext:value-type="float">
            <text:p>-151,942705652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59</text:p>
          </table:table-cell>
          <table:table-cell office:value-type="float" office:value="6.5080344676971" calcext:value-type="float">
            <text:p>6,5080344676971</text:p>
          </table:table-cell>
          <table:table-cell office:value-type="float" office:value="8.1398260593414" calcext:value-type="float">
            <text:p>8,1398260593414</text:p>
          </table:table-cell>
          <table:table-cell office:value-type="float" office:value="-165.78321851742" calcext:value-type="float">
            <text:p>-165,783218517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70</text:p>
          </table:table-cell>
          <table:table-cell office:value-type="float" office:value="7.8303229808807" calcext:value-type="float">
            <text:p>7,8303229808807</text:p>
          </table:table-cell>
          <table:table-cell office:value-type="float" office:value="9.1528177261353" calcext:value-type="float">
            <text:p>9,1528177261353</text:p>
          </table:table-cell>
          <table:table-cell office:value-type="float" office:value="100.67907640129" calcext:value-type="float">
            <text:p>100,679076401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81</text:p>
          </table:table-cell>
          <table:table-cell office:value-type="float" office:value="8.3970546722412" calcext:value-type="float">
            <text:p>8,3970546722412</text:p>
          </table:table-cell>
          <table:table-cell office:value-type="float" office:value="9.9598062038422" calcext:value-type="float">
            <text:p>9,9598062038422</text:p>
          </table:table-cell>
          <table:table-cell office:value-type="float" office:value="-85.975698604705" calcext:value-type="float">
            <text:p>-85,9756986047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292</text:p>
          </table:table-cell>
          <table:table-cell office:value-type="float" office:value="-1.1477106809616" calcext:value-type="float">
            <text:p>-1,1477106809616</text:p>
          </table:table-cell>
          <table:table-cell office:value-type="float" office:value="9.1289931535721" calcext:value-type="float">
            <text:p>9,1289931535721</text:p>
          </table:table-cell>
          <table:table-cell office:value-type="float" office:value="103.88560431778" calcext:value-type="float">
            <text:p>103,885604317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303</text:p>
          </table:table-cell>
          <table:table-cell office:value-type="float" office:value="-0.081875640898943" calcext:value-type="float">
            <text:p>-0,081875640898943</text:p>
          </table:table-cell>
          <table:table-cell office:value-type="float" office:value="11.084316968918" calcext:value-type="float">
            <text:p>11,084316968918</text:p>
          </table:table-cell>
          <table:table-cell office:value-type="float" office:value="-63.647214014819" calcext:value-type="float">
            <text:p>-63,6472140148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0.2601732686162" calcext:value-type="float">
            <text:p>0,2601732686162</text:p>
          </table:table-cell>
          <table:table-cell office:value-type="float" office:value="0.020601262804121" calcext:value-type="float">
            <text:p>0,020601262804121</text:p>
          </table:table-cell>
          <table:table-cell office:value-type="float" office:value="53.563160501468" calcext:value-type="float">
            <text:p>53,5631605014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64</text:p>
          </table:table-cell>
          <table:table-cell office:value-type="float" office:value="1.8508321046829" calcext:value-type="float">
            <text:p>1,8508321046829</text:p>
          </table:table-cell>
          <table:table-cell office:value-type="float" office:value="-0.45808088034391" calcext:value-type="float">
            <text:p>-0,45808088034391</text:p>
          </table:table-cell>
          <table:table-cell office:value-type="float" office:value="-146.0869069312" calcext:value-type="float">
            <text:p>-146,08690693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75</text:p>
          </table:table-cell>
          <table:table-cell office:value-type="float" office:value="2.3515839874744" calcext:value-type="float">
            <text:p>2,3515839874744</text:p>
          </table:table-cell>
          <table:table-cell office:value-type="float" office:value="-0.38355141878128" calcext:value-type="float">
            <text:p>-0,38355141878128</text:p>
          </table:table-cell>
          <table:table-cell office:value-type="float" office:value="-15.579964704574" calcext:value-type="float">
            <text:p>-15,5799647045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86</text:p>
          </table:table-cell>
          <table:table-cell office:value-type="float" office:value="3.9281815290451" calcext:value-type="float">
            <text:p>3,9281815290451</text:p>
          </table:table-cell>
          <table:table-cell office:value-type="float" office:value="-0.045701689086854" calcext:value-type="float">
            <text:p>-0,045701689086854</text:p>
          </table:table-cell>
          <table:table-cell office:value-type="float" office:value="-126.83675091737" calcext:value-type="float">
            <text:p>-126,836750917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797</text:p>
          </table:table-cell>
          <table:table-cell office:value-type="float" office:value="5.6982487440109" calcext:value-type="float">
            <text:p>5,6982487440109</text:p>
          </table:table-cell>
          <table:table-cell office:value-type="float" office:value="1.8749450147152" calcext:value-type="float">
            <text:p>1,8749450147152</text:p>
          </table:table-cell>
          <table:table-cell office:value-type="float" office:value="-178.93468042847" calcext:value-type="float">
            <text:p>-178,934680428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808</text:p>
          </table:table-cell>
          <table:table-cell office:value-type="float" office:value="6.6054636240005" calcext:value-type="float">
            <text:p>6,6054636240005</text:p>
          </table:table-cell>
          <table:table-cell office:value-type="float" office:value="-0.58500044047832" calcext:value-type="float">
            <text:p>-0,58500044047832</text:p>
          </table:table-cell>
          <table:table-cell office:value-type="float" office:value="93.283334355445" calcext:value-type="float">
            <text:p>93,2833343554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819</text:p>
          </table:table-cell>
          <table:table-cell office:value-type="float" office:value="6.9601094722748" calcext:value-type="float">
            <text:p>6,9601094722748</text:p>
          </table:table-cell>
          <table:table-cell office:value-type="float" office:value="-0.58501310646534" calcext:value-type="float">
            <text:p>-0,58501310646534</text:p>
          </table:table-cell>
          <table:table-cell office:value-type="float" office:value="68.665432322557" calcext:value-type="float">
            <text:p>68,6654323225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830</text:p>
          </table:table-cell>
          <table:table-cell office:value-type="float" office:value="-0.66938079893589" calcext:value-type="float">
            <text:p>-0,66938079893589</text:p>
          </table:table-cell>
          <table:table-cell office:value-type="float" office:value="2.022365629673" calcext:value-type="float">
            <text:p>2,022365629673</text:p>
          </table:table-cell>
          <table:table-cell office:value-type="float" office:value="-45.564932807995" calcext:value-type="float">
            <text:p>-45,5649328079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841</text:p>
          </table:table-cell>
          <table:table-cell office:value-type="float" office:value="0.49693424254656" calcext:value-type="float">
            <text:p>0,49693424254656</text:p>
          </table:table-cell>
          <table:table-cell office:value-type="float" office:value="1.236275807023" calcext:value-type="float">
            <text:p>1,236275807023</text:p>
          </table:table-cell>
          <table:table-cell office:value-type="float" office:value="179.11082468215" calcext:value-type="float">
            <text:p>179,110824682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852</text:p>
          </table:table-cell>
          <table:table-cell office:value-type="float" office:value="3.8697195053101" calcext:value-type="float">
            <text:p>3,8697195053101</text:p>
          </table:table-cell>
          <table:table-cell office:value-type="float" office:value="2.1099826693535" calcext:value-type="float">
            <text:p>2,1099826693535</text:p>
          </table:table-cell>
          <table:table-cell office:value-type="float" office:value="148.15880234834" calcext:value-type="float">
            <text:p>148,158802348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863</text:p>
          </table:table-cell>
          <table:table-cell office:value-type="float" office:value="4.3279474973679" calcext:value-type="float">
            <text:p>4,3279474973679</text:p>
          </table:table-cell>
          <table:table-cell office:value-type="float" office:value="1.048321723938" calcext:value-type="float">
            <text:p>1,048321723938</text:p>
          </table:table-cell>
          <table:table-cell office:value-type="float" office:value="-163.40871525418" calcext:value-type="float">
            <text:p>-163,408715254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874</text:p>
          </table:table-cell>
          <table:table-cell office:value-type="float" office:value="4.6127510070801" calcext:value-type="float">
            <text:p>4,6127510070801</text:p>
          </table:table-cell>
          <table:table-cell office:value-type="float" office:value="1.5027895569801" calcext:value-type="float">
            <text:p>1,5027895569801</text:p>
          </table:table-cell>
          <table:table-cell office:value-type="float" office:value="41.948559937204" calcext:value-type="float">
            <text:p>41,9485599372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885</text:p>
          </table:table-cell>
          <table:table-cell office:value-type="float" office:value="7.6515376567841" calcext:value-type="float">
            <text:p>7,6515376567841</text:p>
          </table:table-cell>
          <table:table-cell office:value-type="float" office:value="1.6146260499954" calcext:value-type="float">
            <text:p>1,6146260499954</text:p>
          </table:table-cell>
          <table:table-cell office:value-type="float" office:value="-80.032934808427" calcext:value-type="float">
            <text:p>-80,0329348084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896</text:p>
          </table:table-cell>
          <table:table-cell office:value-type="float" office:value="7.8925317525864" calcext:value-type="float">
            <text:p>7,8925317525864</text:p>
          </table:table-cell>
          <table:table-cell office:value-type="float" office:value="1.2441127002239" calcext:value-type="float">
            <text:p>1,2441127002239</text:p>
          </table:table-cell>
          <table:table-cell office:value-type="float" office:value="-132.98635573903" calcext:value-type="float">
            <text:p>-132,986355739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07</text:p>
          </table:table-cell>
          <table:table-cell office:value-type="float" office:value="-0.032500575762242" calcext:value-type="float">
            <text:p>-0,032500575762242</text:p>
          </table:table-cell>
          <table:table-cell office:value-type="float" office:value="3.3941295742989" calcext:value-type="float">
            <text:p>3,3941295742989</text:p>
          </table:table-cell>
          <table:table-cell office:value-type="float" office:value="-114.72210458889" calcext:value-type="float">
            <text:p>-114,722104588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18</text:p>
          </table:table-cell>
          <table:table-cell office:value-type="float" office:value="0.57946167886257" calcext:value-type="float">
            <text:p>0,57946167886257</text:p>
          </table:table-cell>
          <table:table-cell office:value-type="float" office:value="3.6067229509354" calcext:value-type="float">
            <text:p>3,6067229509354</text:p>
          </table:table-cell>
          <table:table-cell office:value-type="float" office:value="29.419397852223" calcext:value-type="float">
            <text:p>29,4193978522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29</text:p>
          </table:table-cell>
          <table:table-cell office:value-type="float" office:value="2.0461618900299" calcext:value-type="float">
            <text:p>2,0461618900299</text:p>
          </table:table-cell>
          <table:table-cell office:value-type="float" office:value="3.6570927500725" calcext:value-type="float">
            <text:p>3,6570927500725</text:p>
          </table:table-cell>
          <table:table-cell office:value-type="float" office:value="-35.302886537686" calcext:value-type="float">
            <text:p>-35,3028865376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40</text:p>
          </table:table-cell>
          <table:table-cell office:value-type="float" office:value="4.9711284041405" calcext:value-type="float">
            <text:p>4,9711284041405</text:p>
          </table:table-cell>
          <table:table-cell office:value-type="float" office:value="1.9280788302422" calcext:value-type="float">
            <text:p>1,9280788302422</text:p>
          </table:table-cell>
          <table:table-cell office:value-type="float" office:value="58.43668986278" calcext:value-type="float">
            <text:p>58,436689862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51</text:p>
          </table:table-cell>
          <table:table-cell office:value-type="float" office:value="4.7235527634621" calcext:value-type="float">
            <text:p>4,7235527634621</text:p>
          </table:table-cell>
          <table:table-cell office:value-type="float" office:value="2.2592194378376" calcext:value-type="float">
            <text:p>2,2592194378376</text:p>
          </table:table-cell>
          <table:table-cell office:value-type="float" office:value="33.961436930735" calcext:value-type="float">
            <text:p>33,9614369307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62</text:p>
          </table:table-cell>
          <table:table-cell office:value-type="float" office:value="7.1828013658524" calcext:value-type="float">
            <text:p>7,1828013658524</text:p>
          </table:table-cell>
          <table:table-cell office:value-type="float" office:value="3.1804201006889" calcext:value-type="float">
            <text:p>3,1804201006889</text:p>
          </table:table-cell>
          <table:table-cell office:value-type="float" office:value="47.122281448097" calcext:value-type="float">
            <text:p>47,1222814480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73</text:p>
          </table:table-cell>
          <table:table-cell office:value-type="float" office:value="8.0594170093536" calcext:value-type="float">
            <text:p>8,0594170093536</text:p>
          </table:table-cell>
          <table:table-cell office:value-type="float" office:value="3.8774210214615" calcext:value-type="float">
            <text:p>3,8774210214615</text:p>
          </table:table-cell>
          <table:table-cell office:value-type="float" office:value="173.19495814621" calcext:value-type="float">
            <text:p>173,194958146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84</text:p>
          </table:table-cell>
          <table:table-cell office:value-type="float" office:value="-0.79493679106236" calcext:value-type="float">
            <text:p>-0,79493679106236</text:p>
          </table:table-cell>
          <table:table-cell office:value-type="float" office:value="6.2942796945572" calcext:value-type="float">
            <text:p>6,2942796945572</text:p>
          </table:table-cell>
          <table:table-cell office:value-type="float" office:value="-22.701157885752" calcext:value-type="float">
            <text:p>-22,7011578857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995</text:p>
          </table:table-cell>
          <table:table-cell office:value-type="float" office:value="0.20452311262488" calcext:value-type="float">
            <text:p>0,20452311262488</text:p>
          </table:table-cell>
          <table:table-cell office:value-type="float" office:value="4.432181417942" calcext:value-type="float">
            <text:p>4,432181417942</text:p>
          </table:table-cell>
          <table:table-cell office:value-type="float" office:value="15.521678765109" calcext:value-type="float">
            <text:p>15,5216787651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06</text:p>
          </table:table-cell>
          <table:table-cell office:value-type="float" office:value="2.3361659049988" calcext:value-type="float">
            <text:p>2,3361659049988</text:p>
          </table:table-cell>
          <table:table-cell office:value-type="float" office:value="3.8143554329872" calcext:value-type="float">
            <text:p>3,8143554329872</text:p>
          </table:table-cell>
          <table:table-cell office:value-type="float" office:value="81.646784096007" calcext:value-type="float">
            <text:p>81,6467840960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17</text:p>
          </table:table-cell>
          <table:table-cell office:value-type="float" office:value="3.6320355534554" calcext:value-type="float">
            <text:p>3,6320355534554</text:p>
          </table:table-cell>
          <table:table-cell office:value-type="float" office:value="4.7092118859291" calcext:value-type="float">
            <text:p>4,7092118859291</text:p>
          </table:table-cell>
          <table:table-cell office:value-type="float" office:value="-157.32094132976" calcext:value-type="float">
            <text:p>-157,320941329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28</text:p>
          </table:table-cell>
          <table:table-cell office:value-type="float" office:value="6.8015921115875" calcext:value-type="float">
            <text:p>6,8015921115875</text:p>
          </table:table-cell>
          <table:table-cell office:value-type="float" office:value="4.7304329276085" calcext:value-type="float">
            <text:p>4,7304329276085</text:p>
          </table:table-cell>
          <table:table-cell office:value-type="float" office:value="-122.95936323275" calcext:value-type="float">
            <text:p>-122,959363232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39</text:p>
          </table:table-cell>
          <table:table-cell office:value-type="float" office:value="7.3067939281464" calcext:value-type="float">
            <text:p>7,3067939281464</text:p>
          </table:table-cell>
          <table:table-cell office:value-type="float" office:value="4.2204746603966" calcext:value-type="float">
            <text:p>4,2204746603966</text:p>
          </table:table-cell>
          <table:table-cell office:value-type="float" office:value="-2.5837926585583" calcext:value-type="float">
            <text:p>-2,58379265855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50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3.1285756826401" calcext:value-type="float">
            <text:p>3,1285756826401</text:p>
          </table:table-cell>
          <table:table-cell office:value-type="float" office:value="-167.80011669086" calcext:value-type="float">
            <text:p>-167,8001166908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61</text:p>
          </table:table-cell>
          <table:table-cell office:value-type="float" office:value="-1.5850035846233" calcext:value-type="float">
            <text:p>-1,5850035846233</text:p>
          </table:table-cell>
          <table:table-cell office:value-type="float" office:value="5.2169078588486" calcext:value-type="float">
            <text:p>5,2169078588486</text:p>
          </table:table-cell>
          <table:table-cell office:value-type="float" office:value="27.930469459789" calcext:value-type="float">
            <text:p>27,93046945978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72</text:p>
          </table:table-cell>
          <table:table-cell office:value-type="float" office:value="1.6439893841743" calcext:value-type="float">
            <text:p>1,6439893841743</text:p>
          </table:table-cell>
          <table:table-cell office:value-type="float" office:value="5.1639091968536" calcext:value-type="float">
            <text:p>5,1639091968536</text:p>
          </table:table-cell>
          <table:table-cell office:value-type="float" office:value="-169.09517604075" calcext:value-type="float">
            <text:p>-169,095176040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83</text:p>
          </table:table-cell>
          <table:table-cell office:value-type="float" office:value="3.5673171281815" calcext:value-type="float">
            <text:p>3,5673171281815</text:p>
          </table:table-cell>
          <table:table-cell office:value-type="float" office:value="5.8767974376678" calcext:value-type="float">
            <text:p>5,8767974376678</text:p>
          </table:table-cell>
          <table:table-cell office:value-type="float" office:value="119.84295753916" calcext:value-type="float">
            <text:p>119,842957539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094</text:p>
          </table:table-cell>
          <table:table-cell office:value-type="float" office:value="5.3005635738373" calcext:value-type="float">
            <text:p>5,3005635738373</text:p>
          </table:table-cell>
          <table:table-cell office:value-type="float" office:value="4.735247194767" calcext:value-type="float">
            <text:p>4,735247194767</text:p>
          </table:table-cell>
          <table:table-cell office:value-type="float" office:value="142.88641996444" calcext:value-type="float">
            <text:p>142,886419964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05</text:p>
          </table:table-cell>
          <table:table-cell office:value-type="float" office:value="5.8066117763519" calcext:value-type="float">
            <text:p>5,8066117763519</text:p>
          </table:table-cell>
          <table:table-cell office:value-type="float" office:value="6.313933134079" calcext:value-type="float">
            <text:p>6,313933134079</text:p>
          </table:table-cell>
          <table:table-cell office:value-type="float" office:value="-59.251056355276" calcext:value-type="float">
            <text:p>-59,2510563552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16</text:p>
          </table:table-cell>
          <table:table-cell office:value-type="float" office:value="6.9507104158401" calcext:value-type="float">
            <text:p>6,9507104158401</text:p>
          </table:table-cell>
          <table:table-cell office:value-type="float" office:value="5.2746814489365" calcext:value-type="float">
            <text:p>5,2746814489365</text:p>
          </table:table-cell>
          <table:table-cell office:value-type="float" office:value="74.235898673914" calcext:value-type="float">
            <text:p>74,2358986739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27</text:p>
          </table:table-cell>
          <table:table-cell office:value-type="float" office:value="7.8573578596115" calcext:value-type="float">
            <text:p>7,8573578596115</text:p>
          </table:table-cell>
          <table:table-cell office:value-type="float" office:value="6.2120532989502" calcext:value-type="float">
            <text:p>6,2120532989502</text:p>
          </table:table-cell>
          <table:table-cell office:value-type="float" office:value="-173.25946783564" calcext:value-type="float">
            <text:p>-173,259467835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38</text:p>
          </table:table-cell>
          <table:table-cell office:value-type="float" office:value="-1.5798476338387" calcext:value-type="float">
            <text:p>-1,5798476338387</text:p>
          </table:table-cell>
          <table:table-cell office:value-type="float" office:value="7.8187960386276" calcext:value-type="float">
            <text:p>7,8187960386276</text:p>
          </table:table-cell>
          <table:table-cell office:value-type="float" office:value="-47.402902013937" calcext:value-type="float">
            <text:p>-47,4029020139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49</text:p>
          </table:table-cell>
          <table:table-cell office:value-type="float" office:value="0.75380511581898" calcext:value-type="float">
            <text:p>0,75380511581898</text:p>
          </table:table-cell>
          <table:table-cell office:value-type="float" office:value="5.7974994182587" calcext:value-type="float">
            <text:p>5,7974994182587</text:p>
          </table:table-cell>
          <table:table-cell office:value-type="float" office:value="121.05773512725" calcext:value-type="float">
            <text:p>121,057735127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60</text:p>
          </table:table-cell>
          <table:table-cell office:value-type="float" office:value="3.1387963891029" calcext:value-type="float">
            <text:p>3,1387963891029</text:p>
          </table:table-cell>
          <table:table-cell office:value-type="float" office:value="6.749866604805" calcext:value-type="float">
            <text:p>6,749866604805</text:p>
          </table:table-cell>
          <table:table-cell office:value-type="float" office:value="93.893518113786" calcext:value-type="float">
            <text:p>93,8935181137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71</text:p>
          </table:table-cell>
          <table:table-cell office:value-type="float" office:value="3.1174179911613" calcext:value-type="float">
            <text:p>3,1174179911613</text:p>
          </table:table-cell>
          <table:table-cell office:value-type="float" office:value="8.0335474014282" calcext:value-type="float">
            <text:p>8,0335474014282</text:p>
          </table:table-cell>
          <table:table-cell office:value-type="float" office:value="-37.443918027696" calcext:value-type="float">
            <text:p>-37,4439180276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82</text:p>
          </table:table-cell>
          <table:table-cell office:value-type="float" office:value="7.520250082016" calcext:value-type="float">
            <text:p>7,520250082016</text:p>
          </table:table-cell>
          <table:table-cell office:value-type="float" office:value="6.7983162403107" calcext:value-type="float">
            <text:p>6,7983162403107</text:p>
          </table:table-cell>
          <table:table-cell office:value-type="float" office:value="95.882206965404" calcext:value-type="float">
            <text:p>95,8822069654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193</text:p>
          </table:table-cell>
          <table:table-cell office:value-type="float" office:value="7.8552812337875" calcext:value-type="float">
            <text:p>7,8552812337875</text:p>
          </table:table-cell>
          <table:table-cell office:value-type="float" office:value="7.0423406362534" calcext:value-type="float">
            <text:p>7,0423406362534</text:p>
          </table:table-cell>
          <table:table-cell office:value-type="float" office:value="-34.497103114037" calcext:value-type="float">
            <text:p>-34,4971031140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04</text:p>
          </table:table-cell>
          <table:table-cell office:value-type="float" office:value="7.8256529569626" calcext:value-type="float">
            <text:p>7,8256529569626</text:p>
          </table:table-cell>
          <table:table-cell office:value-type="float" office:value="7.7361917495728" calcext:value-type="float">
            <text:p>7,7361917495728</text:p>
          </table:table-cell>
          <table:table-cell office:value-type="float" office:value="131.29909934512" calcext:value-type="float">
            <text:p>131,299099345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15</text:p>
          </table:table-cell>
          <table:table-cell office:value-type="float" office:value="-0.74195370078087" calcext:value-type="float">
            <text:p>-0,74195370078087</text:p>
          </table:table-cell>
          <table:table-cell office:value-type="float" office:value="7.6873540878296" calcext:value-type="float">
            <text:p>7,6873540878296</text:p>
          </table:table-cell>
          <table:table-cell office:value-type="float" office:value="119.99958487833" calcext:value-type="float">
            <text:p>119,999584878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26</text:p>
          </table:table-cell>
          <table:table-cell office:value-type="float" office:value="1.1872635036707" calcext:value-type="float">
            <text:p>1,1872635036707</text:p>
          </table:table-cell>
          <table:table-cell office:value-type="float" office:value="10.584474802017" calcext:value-type="float">
            <text:p>10,584474802017</text:p>
          </table:table-cell>
          <table:table-cell office:value-type="float" office:value="-171.81615920583" calcext:value-type="float">
            <text:p>-171,816159205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37</text:p>
          </table:table-cell>
          <table:table-cell office:value-type="float" office:value="1.5392115712166" calcext:value-type="float">
            <text:p>1,5392115712166</text:p>
          </table:table-cell>
          <table:table-cell office:value-type="float" office:value="10.043299198151" calcext:value-type="float">
            <text:p>10,043299198151</text:p>
          </table:table-cell>
          <table:table-cell office:value-type="float" office:value="-150.11192886693" calcext:value-type="float">
            <text:p>-150,111928866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48</text:p>
          </table:table-cell>
          <table:table-cell office:value-type="float" office:value="4.7427168488503" calcext:value-type="float">
            <text:p>4,7427168488503</text:p>
          </table:table-cell>
          <table:table-cell office:value-type="float" office:value="10.588159561157" calcext:value-type="float">
            <text:p>10,588159561157</text:p>
          </table:table-cell>
          <table:table-cell office:value-type="float" office:value="-169.55330417414" calcext:value-type="float">
            <text:p>-169,553304174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59</text:p>
          </table:table-cell>
          <table:table-cell office:value-type="float" office:value="6.7340439558029" calcext:value-type="float">
            <text:p>6,7340439558029</text:p>
          </table:table-cell>
          <table:table-cell office:value-type="float" office:value="8.2805526256561" calcext:value-type="float">
            <text:p>8,2805526256561</text:p>
          </table:table-cell>
          <table:table-cell office:value-type="float" office:value="-143.18271351468" calcext:value-type="float">
            <text:p>-143,182713514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70</text:p>
          </table:table-cell>
          <table:table-cell office:value-type="float" office:value="7.8016781806946" calcext:value-type="float">
            <text:p>7,8016781806946</text:p>
          </table:table-cell>
          <table:table-cell office:value-type="float" office:value="8.9065229892731" calcext:value-type="float">
            <text:p>8,9065229892731</text:p>
          </table:table-cell>
          <table:table-cell office:value-type="float" office:value="80.727117836096" calcext:value-type="float">
            <text:p>80,7271178360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81</text:p>
          </table:table-cell>
          <table:table-cell office:value-type="float" office:value="8.3749055862427" calcext:value-type="float">
            <text:p>8,3749055862427</text:p>
          </table:table-cell>
          <table:table-cell office:value-type="float" office:value="10.118855237961" calcext:value-type="float">
            <text:p>10,118855237961</text:p>
          </table:table-cell>
          <table:table-cell office:value-type="float" office:value="-82.355242625923" calcext:value-type="float">
            <text:p>-82,35524262592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292</text:p>
          </table:table-cell>
          <table:table-cell office:value-type="float" office:value="-0.96095450222492" calcext:value-type="float">
            <text:p>-0,96095450222492</text:p>
          </table:table-cell>
          <table:table-cell office:value-type="float" office:value="8.9043998718262" calcext:value-type="float">
            <text:p>8,9043998718262</text:p>
          </table:table-cell>
          <table:table-cell office:value-type="float" office:value="134.17362103796" calcext:value-type="float">
            <text:p>134,173621037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303</text:p>
          </table:table-cell>
          <table:table-cell office:value-type="float" office:value="-0.081363376230001" calcext:value-type="float">
            <text:p>-0,081363376230001</text:p>
          </table:table-cell>
          <table:table-cell office:value-type="float" office:value="11.084966659546" calcext:value-type="float">
            <text:p>11,084966659546</text:p>
          </table:table-cell>
          <table:table-cell office:value-type="float" office:value="-63.345644884049" calcext:value-type="float">
            <text:p>-63,3456448840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0.065979957580566" calcext:value-type="float">
            <text:p>0,065979957580566</text:p>
          </table:table-cell>
          <table:table-cell office:value-type="float" office:value="-0.18127296119928" calcext:value-type="float">
            <text:p>-0,18127296119928</text:p>
          </table:table-cell>
          <table:table-cell office:value-type="float" office:value="50.922694859231" calcext:value-type="float">
            <text:p>50,9226948592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64</text:p>
          </table:table-cell>
          <table:table-cell office:value-type="float" office:value="1.9883897900581" calcext:value-type="float">
            <text:p>1,9883897900581</text:p>
          </table:table-cell>
          <table:table-cell office:value-type="float" office:value="-0.57653814554214" calcext:value-type="float">
            <text:p>-0,57653814554214</text:p>
          </table:table-cell>
          <table:table-cell office:value-type="float" office:value="133.67435431025" calcext:value-type="float">
            <text:p>133,674354310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75</text:p>
          </table:table-cell>
          <table:table-cell office:value-type="float" office:value="2.3206129670143" calcext:value-type="float">
            <text:p>2,3206129670143</text:p>
          </table:table-cell>
          <table:table-cell office:value-type="float" office:value="-0.58501623570919" calcext:value-type="float">
            <text:p>-0,58501623570919</text:p>
          </table:table-cell>
          <table:table-cell office:value-type="float" office:value="78.199622737374" calcext:value-type="float">
            <text:p>78,1996227373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86</text:p>
          </table:table-cell>
          <table:table-cell office:value-type="float" office:value="4.1403332352638" calcext:value-type="float">
            <text:p>4,1403332352638</text:p>
          </table:table-cell>
          <table:table-cell office:value-type="float" office:value="0.25042513385415" calcext:value-type="float">
            <text:p>0,25042513385415</text:p>
          </table:table-cell>
          <table:table-cell office:value-type="float" office:value="-123.51584130791" calcext:value-type="float">
            <text:p>-123,515841307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797</text:p>
          </table:table-cell>
          <table:table-cell office:value-type="float" office:value="5.8036744594574" calcext:value-type="float">
            <text:p>5,8036744594574</text:p>
          </table:table-cell>
          <table:table-cell office:value-type="float" office:value="1.6180419921875" calcext:value-type="float">
            <text:p>1,6180419921875</text:p>
          </table:table-cell>
          <table:table-cell office:value-type="float" office:value="114.13259263251" calcext:value-type="float">
            <text:p>114,132592632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808</text:p>
          </table:table-cell>
          <table:table-cell office:value-type="float" office:value="6.6452062129974" calcext:value-type="float">
            <text:p>6,6452062129974</text:p>
          </table:table-cell>
          <table:table-cell office:value-type="float" office:value="-0.58499950915575" calcext:value-type="float">
            <text:p>-0,58499950915575</text:p>
          </table:table-cell>
          <table:table-cell office:value-type="float" office:value="95.211210524201" calcext:value-type="float">
            <text:p>95,2112105242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819</text:p>
          </table:table-cell>
          <table:table-cell office:value-type="float" office:value="7.0159870386124" calcext:value-type="float">
            <text:p>7,0159870386124</text:p>
          </table:table-cell>
          <table:table-cell office:value-type="float" office:value="-0.58500289916992" calcext:value-type="float">
            <text:p>-0,58500289916992</text:p>
          </table:table-cell>
          <table:table-cell office:value-type="float" office:value="77.248603675016" calcext:value-type="float">
            <text:p>77,2486036750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830</text:p>
          </table:table-cell>
          <table:table-cell office:value-type="float" office:value="-0.94792403280735" calcext:value-type="float">
            <text:p>-0,94792403280735</text:p>
          </table:table-cell>
          <table:table-cell office:value-type="float" office:value="2.3061747848988" calcext:value-type="float">
            <text:p>2,3061747848988</text:p>
          </table:table-cell>
          <table:table-cell office:value-type="float" office:value="-45.603191017345" calcext:value-type="float">
            <text:p>-45,6031910173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841</text:p>
          </table:table-cell>
          <table:table-cell office:value-type="float" office:value="0.87996140122414" calcext:value-type="float">
            <text:p>0,87996140122414</text:p>
          </table:table-cell>
          <table:table-cell office:value-type="float" office:value="1.2257857620716" calcext:value-type="float">
            <text:p>1,2257857620716</text:p>
          </table:table-cell>
          <table:table-cell office:value-type="float" office:value="177.0124556912" calcext:value-type="float">
            <text:p>177,01245569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852</text:p>
          </table:table-cell>
          <table:table-cell office:value-type="float" office:value="4.0095058083534" calcext:value-type="float">
            <text:p>4,0095058083534</text:p>
          </table:table-cell>
          <table:table-cell office:value-type="float" office:value="1.8644726276398" calcext:value-type="float">
            <text:p>1,8644726276398</text:p>
          </table:table-cell>
          <table:table-cell office:value-type="float" office:value="101.17780327038" calcext:value-type="float">
            <text:p>101,177803270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863</text:p>
          </table:table-cell>
          <table:table-cell office:value-type="float" office:value="4.4208639860153" calcext:value-type="float">
            <text:p>4,4208639860153</text:p>
          </table:table-cell>
          <table:table-cell office:value-type="float" office:value="0.84701821208" calcext:value-type="float">
            <text:p>0,84701821208</text:p>
          </table:table-cell>
          <table:table-cell office:value-type="float" office:value="106.03954457933" calcext:value-type="float">
            <text:p>106,039544579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874</text:p>
          </table:table-cell>
          <table:table-cell office:value-type="float" office:value="4.4345766305923" calcext:value-type="float">
            <text:p>4,4345766305923</text:p>
          </table:table-cell>
          <table:table-cell office:value-type="float" office:value="1.6416582465172" calcext:value-type="float">
            <text:p>1,6416582465172</text:p>
          </table:table-cell>
          <table:table-cell office:value-type="float" office:value="-47.300605637253" calcext:value-type="float">
            <text:p>-47,3006056372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885</text:p>
          </table:table-cell>
          <table:table-cell office:value-type="float" office:value="7.790829539299" calcext:value-type="float">
            <text:p>7,790829539299</text:p>
          </table:table-cell>
          <table:table-cell office:value-type="float" office:value="1.7526899278164" calcext:value-type="float">
            <text:p>1,7526899278164</text:p>
          </table:table-cell>
          <table:table-cell office:value-type="float" office:value="-148.45561525624" calcext:value-type="float">
            <text:p>-148,455615256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896</text:p>
          </table:table-cell>
          <table:table-cell office:value-type="float" office:value="8.0781137943268" calcext:value-type="float">
            <text:p>8,0781137943268</text:p>
          </table:table-cell>
          <table:table-cell office:value-type="float" office:value="1.1281968653202" calcext:value-type="float">
            <text:p>1,1281968653202</text:p>
          </table:table-cell>
          <table:table-cell office:value-type="float" office:value="137.78870576506" calcext:value-type="float">
            <text:p>137,788705765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07</text:p>
          </table:table-cell>
          <table:table-cell office:value-type="float" office:value="0.18228065222502" calcext:value-type="float">
            <text:p>0,18228065222502</text:p>
          </table:table-cell>
          <table:table-cell office:value-type="float" office:value="3.3883386850357" calcext:value-type="float">
            <text:p>3,3883386850357</text:p>
          </table:table-cell>
          <table:table-cell office:value-type="float" office:value="163.97122061177" calcext:value-type="float">
            <text:p>163,971220611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18</text:p>
          </table:table-cell>
          <table:table-cell office:value-type="float" office:value="0.406608954072" calcext:value-type="float">
            <text:p>0,406608954072</text:p>
          </table:table-cell>
          <table:table-cell office:value-type="float" office:value="3.7357574701309" calcext:value-type="float">
            <text:p>3,7357574701309</text:p>
          </table:table-cell>
          <table:table-cell office:value-type="float" office:value="-52.0762189938" calcext:value-type="float">
            <text:p>-52,07621899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29</text:p>
          </table:table-cell>
          <table:table-cell office:value-type="float" office:value="1.8478707969189" calcext:value-type="float">
            <text:p>1,8478707969189</text:p>
          </table:table-cell>
          <table:table-cell office:value-type="float" office:value="3.7682822346687" calcext:value-type="float">
            <text:p>3,7682822346687</text:p>
          </table:table-cell>
          <table:table-cell office:value-type="float" office:value="-26.610696201871" calcext:value-type="float">
            <text:p>-26,6106962018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40</text:p>
          </table:table-cell>
          <table:table-cell office:value-type="float" office:value="4.7659033536911" calcext:value-type="float">
            <text:p>4,7659033536911</text:p>
          </table:table-cell>
          <table:table-cell office:value-type="float" office:value="1.9984146952629" calcext:value-type="float">
            <text:p>1,9984146952629</text:p>
          </table:table-cell>
          <table:table-cell office:value-type="float" office:value="-29.855982892832" calcext:value-type="float">
            <text:p>-29,8559828928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51</text:p>
          </table:table-cell>
          <table:table-cell office:value-type="float" office:value="4.5358300209045" calcext:value-type="float">
            <text:p>4,5358300209045</text:p>
          </table:table-cell>
          <table:table-cell office:value-type="float" office:value="2.2072061896324" calcext:value-type="float">
            <text:p>2,2072061896324</text:p>
          </table:table-cell>
          <table:table-cell office:value-type="float" office:value="42.259139240168" calcext:value-type="float">
            <text:p>42,2591392401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62</text:p>
          </table:table-cell>
          <table:table-cell office:value-type="float" office:value="7.121616601944" calcext:value-type="float">
            <text:p>7,121616601944</text:p>
          </table:table-cell>
          <table:table-cell office:value-type="float" office:value="2.8363147377968" calcext:value-type="float">
            <text:p>2,8363147377968</text:p>
          </table:table-cell>
          <table:table-cell office:value-type="float" office:value="75.171767526371" calcext:value-type="float">
            <text:p>75,1717675263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73</text:p>
          </table:table-cell>
          <table:table-cell office:value-type="float" office:value="8.3297121524811" calcext:value-type="float">
            <text:p>8,3297121524811</text:p>
          </table:table-cell>
          <table:table-cell office:value-type="float" office:value="3.6581817269325" calcext:value-type="float">
            <text:p>3,6581817269325</text:p>
          </table:table-cell>
          <table:table-cell office:value-type="float" office:value="145.77175249719" calcext:value-type="float">
            <text:p>145,771752497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84</text:p>
          </table:table-cell>
          <table:table-cell office:value-type="float" office:value="-0.98146706819534" calcext:value-type="float">
            <text:p>-0,98146706819534</text:p>
          </table:table-cell>
          <table:table-cell office:value-type="float" office:value="6.2760400772095" calcext:value-type="float">
            <text:p>6,2760400772095</text:p>
          </table:table-cell>
          <table:table-cell office:value-type="float" office:value="5.8220900168085" calcext:value-type="float">
            <text:p>5,82209001680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995</text:p>
          </table:table-cell>
          <table:table-cell office:value-type="float" office:value="-0.10595660656691" calcext:value-type="float">
            <text:p>-0,10595660656691</text:p>
          </table:table-cell>
          <table:table-cell office:value-type="float" office:value="4.2577642202377" calcext:value-type="float">
            <text:p>4,2577642202377</text:p>
          </table:table-cell>
          <table:table-cell office:value-type="float" office:value="33.629485376322" calcext:value-type="float">
            <text:p>33,6294853763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06</text:p>
          </table:table-cell>
          <table:table-cell office:value-type="float" office:value="2.1805600821972" calcext:value-type="float">
            <text:p>2,1805600821972</text:p>
          </table:table-cell>
          <table:table-cell office:value-type="float" office:value="3.7588936090469" calcext:value-type="float">
            <text:p>3,7588936090469</text:p>
          </table:table-cell>
          <table:table-cell office:value-type="float" office:value="3.7244513725779" calcext:value-type="float">
            <text:p>3,72445137257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17</text:p>
          </table:table-cell>
          <table:table-cell office:value-type="float" office:value="3.9024311304092" calcext:value-type="float">
            <text:p>3,9024311304092</text:p>
          </table:table-cell>
          <table:table-cell office:value-type="float" office:value="4.8955383896828" calcext:value-type="float">
            <text:p>4,8955383896828</text:p>
          </table:table-cell>
          <table:table-cell office:value-type="float" office:value="-129.90038713832" calcext:value-type="float">
            <text:p>-129,900387138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28</text:p>
          </table:table-cell>
          <table:table-cell office:value-type="float" office:value="7.0030534267426" calcext:value-type="float">
            <text:p>7,0030534267426</text:p>
          </table:table-cell>
          <table:table-cell office:value-type="float" office:value="4.6378168463707" calcext:value-type="float">
            <text:p>4,6378168463707</text:p>
          </table:table-cell>
          <table:table-cell office:value-type="float" office:value="146.56399161952" calcext:value-type="float">
            <text:p>146,563991619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39</text:p>
          </table:table-cell>
          <table:table-cell office:value-type="float" office:value="7.2815263271332" calcext:value-type="float">
            <text:p>7,2815263271332</text:p>
          </table:table-cell>
          <table:table-cell office:value-type="float" office:value="4.4448056817055" calcext:value-type="float">
            <text:p>4,4448056817055</text:p>
          </table:table-cell>
          <table:table-cell office:value-type="float" office:value="-92.884952854958" calcext:value-type="float">
            <text:p>-92,88495285495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50</text:p>
          </table:table-cell>
          <table:table-cell office:value-type="float" office:value="10.081479549408" calcext:value-type="float">
            <text:p>10,081479549408</text:p>
          </table:table-cell>
          <table:table-cell office:value-type="float" office:value="3.329653441906" calcext:value-type="float">
            <text:p>3,329653441906</text:p>
          </table:table-cell>
          <table:table-cell office:value-type="float" office:value="-139.53704135433" calcext:value-type="float">
            <text:p>-139,537041354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61</text:p>
          </table:table-cell>
          <table:table-cell office:value-type="float" office:value="-1.5850047767162" calcext:value-type="float">
            <text:p>-1,5850047767162</text:p>
          </table:table-cell>
          <table:table-cell office:value-type="float" office:value="4.9985566735268" calcext:value-type="float">
            <text:p>4,9985566735268</text:p>
          </table:table-cell>
          <table:table-cell office:value-type="float" office:value="13.757901681457" calcext:value-type="float">
            <text:p>13,75790168145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72</text:p>
          </table:table-cell>
          <table:table-cell office:value-type="float" office:value="2.0323066413403" calcext:value-type="float">
            <text:p>2,0323066413403</text:p>
          </table:table-cell>
          <table:table-cell office:value-type="float" office:value="5.2319848537445" calcext:value-type="float">
            <text:p>5,2319848537445</text:p>
          </table:table-cell>
          <table:table-cell office:value-type="float" office:value="-170.41557457796" calcext:value-type="float">
            <text:p>-170,415574577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83</text:p>
          </table:table-cell>
          <table:table-cell office:value-type="float" office:value="3.4575468301773" calcext:value-type="float">
            <text:p>3,4575468301773</text:p>
          </table:table-cell>
          <table:table-cell office:value-type="float" office:value="5.6623214483261" calcext:value-type="float">
            <text:p>5,6623214483261</text:p>
          </table:table-cell>
          <table:table-cell office:value-type="float" office:value="54.954618785032" calcext:value-type="float">
            <text:p>54,9546187850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094</text:p>
          </table:table-cell>
          <table:table-cell office:value-type="float" office:value="5.5804342031479" calcext:value-type="float">
            <text:p>5,5804342031479</text:p>
          </table:table-cell>
          <table:table-cell office:value-type="float" office:value="4.7469472885132" calcext:value-type="float">
            <text:p>4,7469472885132</text:p>
          </table:table-cell>
          <table:table-cell office:value-type="float" office:value="-168.50908091114" calcext:value-type="float">
            <text:p>-168,509080911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05</text:p>
          </table:table-cell>
          <table:table-cell office:value-type="float" office:value="5.5560666322708" calcext:value-type="float">
            <text:p>5,5560666322708</text:p>
          </table:table-cell>
          <table:table-cell office:value-type="float" office:value="6.5887576341629" calcext:value-type="float">
            <text:p>6,5887576341629</text:p>
          </table:table-cell>
          <table:table-cell office:value-type="float" office:value="-47.480115465298" calcext:value-type="float">
            <text:p>-47,4801154652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16</text:p>
          </table:table-cell>
          <table:table-cell office:value-type="float" office:value="6.7312180995941" calcext:value-type="float">
            <text:p>6,7312180995941</text:p>
          </table:table-cell>
          <table:table-cell office:value-type="float" office:value="5.3041046857834" calcext:value-type="float">
            <text:p>5,3041046857834</text:p>
          </table:table-cell>
          <table:table-cell office:value-type="float" office:value="-16.454243546079" calcext:value-type="float">
            <text:p>-16,4542435460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27</text:p>
          </table:table-cell>
          <table:table-cell office:value-type="float" office:value="8.252779841423" calcext:value-type="float">
            <text:p>8,252779841423</text:p>
          </table:table-cell>
          <table:table-cell office:value-type="float" office:value="6.2591701745987" calcext:value-type="float">
            <text:p>6,2591701745987</text:p>
          </table:table-cell>
          <table:table-cell office:value-type="float" office:value="-173.24197368257" calcext:value-type="float">
            <text:p>-173,241973682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38</text:p>
          </table:table-cell>
          <table:table-cell office:value-type="float" office:value="-1.4983056485653" calcext:value-type="float">
            <text:p>-1,4983056485653</text:p>
          </table:table-cell>
          <table:table-cell office:value-type="float" office:value="8.0600345134735" calcext:value-type="float">
            <text:p>8,0600345134735</text:p>
          </table:table-cell>
          <table:table-cell office:value-type="float" office:value="-117.0154923846" calcext:value-type="float">
            <text:p>-117,01549238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49</text:p>
          </table:table-cell>
          <table:table-cell office:value-type="float" office:value="0.94816707074642" calcext:value-type="float">
            <text:p>0,94816707074642</text:p>
          </table:table-cell>
          <table:table-cell office:value-type="float" office:value="5.5493474006653" calcext:value-type="float">
            <text:p>5,5493474006653</text:p>
          </table:table-cell>
          <table:table-cell office:value-type="float" office:value="130.10504139457" calcext:value-type="float">
            <text:p>130,1050413945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60</text:p>
          </table:table-cell>
          <table:table-cell office:value-type="float" office:value="3.1653481721878" calcext:value-type="float">
            <text:p>3,1653481721878</text:p>
          </table:table-cell>
          <table:table-cell office:value-type="float" office:value="6.3535058498383" calcext:value-type="float">
            <text:p>6,3535058498383</text:p>
          </table:table-cell>
          <table:table-cell office:value-type="float" office:value="93.911128438962" calcext:value-type="float">
            <text:p>93,9111284389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71</text:p>
          </table:table-cell>
          <table:table-cell office:value-type="float" office:value="2.7850013971329" calcext:value-type="float">
            <text:p>2,7850013971329</text:p>
          </table:table-cell>
          <table:table-cell office:value-type="float" office:value="8.0060750246048" calcext:value-type="float">
            <text:p>8,0060750246048</text:p>
          </table:table-cell>
          <table:table-cell office:value-type="float" office:value="-0.76930495394263" calcext:value-type="float">
            <text:p>-0,769304953942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82</text:p>
          </table:table-cell>
          <table:table-cell office:value-type="float" office:value="7.3102247714996" calcext:value-type="float">
            <text:p>7,3102247714996</text:p>
          </table:table-cell>
          <table:table-cell office:value-type="float" office:value="6.7072212696075" calcext:value-type="float">
            <text:p>6,7072212696075</text:p>
          </table:table-cell>
          <table:table-cell office:value-type="float" office:value="25.342855294039" calcext:value-type="float">
            <text:p>25,3428552940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193</text:p>
          </table:table-cell>
          <table:table-cell office:value-type="float" office:value="7.7006161212921" calcext:value-type="float">
            <text:p>7,7006161212921</text:p>
          </table:table-cell>
          <table:table-cell office:value-type="float" office:value="6.8760222196579" calcext:value-type="float">
            <text:p>6,8760222196579</text:p>
          </table:table-cell>
          <table:table-cell office:value-type="float" office:value="55.004514706363" calcext:value-type="float">
            <text:p>55,0045147063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04</text:p>
          </table:table-cell>
          <table:table-cell office:value-type="float" office:value="7.8740441799164" calcext:value-type="float">
            <text:p>7,8740441799164</text:p>
          </table:table-cell>
          <table:table-cell office:value-type="float" office:value="7.6347982883453" calcext:value-type="float">
            <text:p>7,6347982883453</text:p>
          </table:table-cell>
          <table:table-cell office:value-type="float" office:value="119.47674204589" calcext:value-type="float">
            <text:p>119,476742045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15</text:p>
          </table:table-cell>
          <table:table-cell office:value-type="float" office:value="-0.48203948885202" calcext:value-type="float">
            <text:p>-0,48203948885202</text:p>
          </table:table-cell>
          <table:table-cell office:value-type="float" office:value="7.4685573577881" calcext:value-type="float">
            <text:p>7,4685573577881</text:p>
          </table:table-cell>
          <table:table-cell office:value-type="float" office:value="145.82610737746" calcext:value-type="float">
            <text:p>145,826107377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26</text:p>
          </table:table-cell>
          <table:table-cell office:value-type="float" office:value="1.4842708408833" calcext:value-type="float">
            <text:p>1,4842708408833</text:p>
          </table:table-cell>
          <table:table-cell office:value-type="float" office:value="10.519126653671" calcext:value-type="float">
            <text:p>10,519126653671</text:p>
          </table:table-cell>
          <table:table-cell office:value-type="float" office:value="164.68640345677" calcext:value-type="float">
            <text:p>164,686403456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37</text:p>
          </table:table-cell>
          <table:table-cell office:value-type="float" office:value="1.8415796756744" calcext:value-type="float">
            <text:p>1,8415796756744</text:p>
          </table:table-cell>
          <table:table-cell office:value-type="float" office:value="10.018448829651" calcext:value-type="float">
            <text:p>10,018448829651</text:p>
          </table:table-cell>
          <table:table-cell office:value-type="float" office:value="166.97852019292" calcext:value-type="float">
            <text:p>166,978520192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48</text:p>
          </table:table-cell>
          <table:table-cell office:value-type="float" office:value="5.0745046138763" calcext:value-type="float">
            <text:p>5,0745046138763</text:p>
          </table:table-cell>
          <table:table-cell office:value-type="float" office:value="10.569441318512" calcext:value-type="float">
            <text:p>10,569441318512</text:p>
          </table:table-cell>
          <table:table-cell office:value-type="float" office:value="173.00997114485" calcext:value-type="float">
            <text:p>173,009971144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59</text:p>
          </table:table-cell>
          <table:table-cell office:value-type="float" office:value="6.8922340869904" calcext:value-type="float">
            <text:p>6,8922340869904</text:p>
          </table:table-cell>
          <table:table-cell office:value-type="float" office:value="8.5373771190643" calcext:value-type="float">
            <text:p>8,5373771190643</text:p>
          </table:table-cell>
          <table:table-cell office:value-type="float" office:value="-117.43826319458" calcext:value-type="float">
            <text:p>-117,438263194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70</text:p>
          </table:table-cell>
          <table:table-cell office:value-type="float" office:value="7.6886093616486" calcext:value-type="float">
            <text:p>7,6886093616486</text:p>
          </table:table-cell>
          <table:table-cell office:value-type="float" office:value="8.6838340759277" calcext:value-type="float">
            <text:p>8,6838340759277</text:p>
          </table:table-cell>
          <table:table-cell office:value-type="float" office:value="60.1518343968" calcext:value-type="float">
            <text:p>60,15183439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81</text:p>
          </table:table-cell>
          <table:table-cell office:value-type="float" office:value="8.3165961503983" calcext:value-type="float">
            <text:p>8,3165961503983</text:p>
          </table:table-cell>
          <table:table-cell office:value-type="float" office:value="10.294120311737" calcext:value-type="float">
            <text:p>10,294120311737</text:p>
          </table:table-cell>
          <table:table-cell office:value-type="float" office:value="-68.328464866444" calcext:value-type="float">
            <text:p>-68,3284648664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292</text:p>
          </table:table-cell>
          <table:table-cell office:value-type="float" office:value="-0.7317228615284" calcext:value-type="float">
            <text:p>-0,7317228615284</text:p>
          </table:table-cell>
          <table:table-cell office:value-type="float" office:value="8.7730014324188" calcext:value-type="float">
            <text:p>8,7730014324188</text:p>
          </table:table-cell>
          <table:table-cell office:value-type="float" office:value="153.20829828833" calcext:value-type="float">
            <text:p>153,208298288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303</text:p>
          </table:table-cell>
          <table:table-cell office:value-type="float" office:value="-0.082496907562017" calcext:value-type="float">
            <text:p>-0,082496907562017</text:p>
          </table:table-cell>
          <table:table-cell office:value-type="float" office:value="11.084973812103" calcext:value-type="float">
            <text:p>11,084973812103</text:p>
          </table:table-cell>
          <table:table-cell office:value-type="float" office:value="-62.965543406784" calcext:value-type="float">
            <text:p>-62,9655434067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-0.063582705333829" calcext:value-type="float">
            <text:p>-0,063582705333829</text:p>
          </table:table-cell>
          <table:table-cell office:value-type="float" office:value="-0.50300914794207" calcext:value-type="float">
            <text:p>-0,50300914794207</text:p>
          </table:table-cell>
          <table:table-cell office:value-type="float" office:value="72.481617806064" calcext:value-type="float">
            <text:p>72,48161780606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64</text:p>
          </table:table-cell>
          <table:table-cell office:value-type="float" office:value="1.8864388763905" calcext:value-type="float">
            <text:p>1,8864388763905</text:p>
          </table:table-cell>
          <table:table-cell office:value-type="float" office:value="-0.58501668274403" calcext:value-type="float">
            <text:p>-0,58501668274403</text:p>
          </table:table-cell>
          <table:table-cell office:value-type="float" office:value="49.468896571238" calcext:value-type="float">
            <text:p>49,4688965712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75</text:p>
          </table:table-cell>
          <table:table-cell office:value-type="float" office:value="2.5394126772881" calcext:value-type="float">
            <text:p>2,5394126772881</text:p>
          </table:table-cell>
          <table:table-cell office:value-type="float" office:value="-0.5782537534833" calcext:value-type="float">
            <text:p>-0,5782537534833</text:p>
          </table:table-cell>
          <table:table-cell office:value-type="float" office:value="161.64128643692" calcext:value-type="float">
            <text:p>161,641286436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86</text:p>
          </table:table-cell>
          <table:table-cell office:value-type="float" office:value="4.3420466780663" calcext:value-type="float">
            <text:p>4,3420466780663</text:p>
          </table:table-cell>
          <table:table-cell office:value-type="float" office:value="0.22698568180203" calcext:value-type="float">
            <text:p>0,22698568180203</text:p>
          </table:table-cell>
          <table:table-cell office:value-type="float" office:value="162.06353788923" calcext:value-type="float">
            <text:p>162,063537889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797</text:p>
          </table:table-cell>
          <table:table-cell office:value-type="float" office:value="5.9648525714874" calcext:value-type="float">
            <text:p>5,9648525714874</text:p>
          </table:table-cell>
          <table:table-cell office:value-type="float" office:value="1.2549941241741" calcext:value-type="float">
            <text:p>1,2549941241741</text:p>
          </table:table-cell>
          <table:table-cell office:value-type="float" office:value="114.11915766965" calcext:value-type="float">
            <text:p>114,119157669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808</text:p>
          </table:table-cell>
          <table:table-cell office:value-type="float" office:value="6.8355363607407" calcext:value-type="float">
            <text:p>6,8355363607407</text:p>
          </table:table-cell>
          <table:table-cell office:value-type="float" office:value="-0.58500297367573" calcext:value-type="float">
            <text:p>-0,58500297367573</text:p>
          </table:table-cell>
          <table:table-cell office:value-type="float" office:value="104.40082762651" calcext:value-type="float">
            <text:p>104,400827626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819</text:p>
          </table:table-cell>
          <table:table-cell office:value-type="float" office:value="7.1693700551987" calcext:value-type="float">
            <text:p>7,1693700551987</text:p>
          </table:table-cell>
          <table:table-cell office:value-type="float" office:value="-0.58500040322542" calcext:value-type="float">
            <text:p>-0,58500040322542</text:p>
          </table:table-cell>
          <table:table-cell office:value-type="float" office:value="88.04564643058" calcext:value-type="float">
            <text:p>88,045646430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830</text:p>
          </table:table-cell>
          <table:table-cell office:value-type="float" office:value="-1.2296716868877" calcext:value-type="float">
            <text:p>-1,2296716868877</text:p>
          </table:table-cell>
          <table:table-cell office:value-type="float" office:value="2.5153750181198" calcext:value-type="float">
            <text:p>2,5153750181198</text:p>
          </table:table-cell>
          <table:table-cell office:value-type="float" office:value="-26.713720362657" calcext:value-type="float">
            <text:p>-26,7137203626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841</text:p>
          </table:table-cell>
          <table:table-cell office:value-type="float" office:value="1.1900144815445" calcext:value-type="float">
            <text:p>1,1900144815445</text:p>
          </table:table-cell>
          <table:table-cell office:value-type="float" office:value="1.1556227505207" calcext:value-type="float">
            <text:p>1,1556227505207</text:p>
          </table:table-cell>
          <table:table-cell office:value-type="float" office:value="164.72191112057" calcext:value-type="float">
            <text:p>164,721911120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852</text:p>
          </table:table-cell>
          <table:table-cell office:value-type="float" office:value="3.8000494241714" calcext:value-type="float">
            <text:p>3,8000494241714</text:p>
          </table:table-cell>
          <table:table-cell office:value-type="float" office:value="1.7913441359997" calcext:value-type="float">
            <text:p>1,7913441359997</text:p>
          </table:table-cell>
          <table:table-cell office:value-type="float" office:value="10.439727241826" calcext:value-type="float">
            <text:p>10,4397272418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863</text:p>
          </table:table-cell>
          <table:table-cell office:value-type="float" office:value="4.2503198981285" calcext:value-type="float">
            <text:p>4,2503198981285</text:p>
          </table:table-cell>
          <table:table-cell office:value-type="float" office:value="0.69738283753395" calcext:value-type="float">
            <text:p>0,69738283753395</text:p>
          </table:table-cell>
          <table:table-cell office:value-type="float" office:value="49.834046014555" calcext:value-type="float">
            <text:p>49,8340460145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874</text:p>
          </table:table-cell>
          <table:table-cell office:value-type="float" office:value="4.5746439695358" calcext:value-type="float">
            <text:p>4,5746439695358</text:p>
          </table:table-cell>
          <table:table-cell office:value-type="float" office:value="1.81436881423" calcext:value-type="float">
            <text:p>1,81436881423</text:p>
          </table:table-cell>
          <table:table-cell office:value-type="float" office:value="-138.0790130348" calcext:value-type="float">
            <text:p>-138,07901303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885</text:p>
          </table:table-cell>
          <table:table-cell office:value-type="float" office:value="7.9327094554901" calcext:value-type="float">
            <text:p>7,9327094554901</text:p>
          </table:table-cell>
          <table:table-cell office:value-type="float" office:value="1.5820163488388" calcext:value-type="float">
            <text:p>1,5820163488388</text:p>
          </table:table-cell>
          <table:table-cell office:value-type="float" office:value="120.98737583039" calcext:value-type="float">
            <text:p>120,987375830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896</text:p>
          </table:table-cell>
          <table:table-cell office:value-type="float" office:value="7.9531335830688" calcext:value-type="float">
            <text:p>7,9531335830688</text:p>
          </table:table-cell>
          <table:table-cell office:value-type="float" office:value="0.94435386359692" calcext:value-type="float">
            <text:p>0,94435386359692</text:p>
          </table:table-cell>
          <table:table-cell office:value-type="float" office:value="46.969149522721" calcext:value-type="float">
            <text:p>46,9691495227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07</text:p>
          </table:table-cell>
          <table:table-cell office:value-type="float" office:value="0.15138627961278" calcext:value-type="float">
            <text:p>0,15138627961278</text:p>
          </table:table-cell>
          <table:table-cell office:value-type="float" office:value="3.1683912873268" calcext:value-type="float">
            <text:p>3,1683912873268</text:p>
          </table:table-cell>
          <table:table-cell office:value-type="float" office:value="73.235198950312" calcext:value-type="float">
            <text:p>73,2351989503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18</text:p>
          </table:table-cell>
          <table:table-cell office:value-type="float" office:value="0.56036692112684" calcext:value-type="float">
            <text:p>0,56036692112684</text:p>
          </table:table-cell>
          <table:table-cell office:value-type="float" office:value="3.8964065909386" calcext:value-type="float">
            <text:p>3,8964065909386</text:p>
          </table:table-cell>
          <table:table-cell office:value-type="float" office:value="-142.86902148253" calcext:value-type="float">
            <text:p>-142,869021482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29</text:p>
          </table:table-cell>
          <table:table-cell office:value-type="float" office:value="1.7224170267582" calcext:value-type="float">
            <text:p>1,7224170267582</text:p>
          </table:table-cell>
          <table:table-cell office:value-type="float" office:value="3.5863098502159" calcext:value-type="float">
            <text:p>3,5863098502159</text:p>
          </table:table-cell>
          <table:table-cell office:value-type="float" office:value="64.163619545615" calcext:value-type="float">
            <text:p>64,1636195456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40</text:p>
          </table:table-cell>
          <table:table-cell office:value-type="float" office:value="4.8385420441628" calcext:value-type="float">
            <text:p>4,8385420441628</text:p>
          </table:table-cell>
          <table:table-cell office:value-type="float" office:value="2.0759959518909" calcext:value-type="float">
            <text:p>2,0759959518909</text:p>
          </table:table-cell>
          <table:table-cell office:value-type="float" office:value="-96.518208266823" calcext:value-type="float">
            <text:p>-96,5182082668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51</text:p>
          </table:table-cell>
          <table:table-cell office:value-type="float" office:value="4.5340776443481" calcext:value-type="float">
            <text:p>4,5340776443481</text:p>
          </table:table-cell>
          <table:table-cell office:value-type="float" office:value="2.202455252409" calcext:value-type="float">
            <text:p>2,202455252409</text:p>
          </table:table-cell>
          <table:table-cell office:value-type="float" office:value="128.19403751641" calcext:value-type="float">
            <text:p>128,194037516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62</text:p>
          </table:table-cell>
          <table:table-cell office:value-type="float" office:value="7.0199263095856" calcext:value-type="float">
            <text:p>7,0199263095856</text:p>
          </table:table-cell>
          <table:table-cell office:value-type="float" office:value="2.4513776600361" calcext:value-type="float">
            <text:p>2,4513776600361</text:p>
          </table:table-cell>
          <table:table-cell office:value-type="float" office:value="75.206769499809" calcext:value-type="float">
            <text:p>75,2067694998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73</text:p>
          </table:table-cell>
          <table:table-cell office:value-type="float" office:value="8.6584055423737" calcext:value-type="float">
            <text:p>8,6584055423737</text:p>
          </table:table-cell>
          <table:table-cell office:value-type="float" office:value="3.434494137764" calcext:value-type="float">
            <text:p>3,434494137764</text:p>
          </table:table-cell>
          <table:table-cell office:value-type="float" office:value="145.75331529994" calcext:value-type="float">
            <text:p>145,753315299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84</text:p>
          </table:table-cell>
          <table:table-cell office:value-type="float" office:value="-1.1360291391611" calcext:value-type="float">
            <text:p>-1,1360291391611</text:p>
          </table:table-cell>
          <table:table-cell office:value-type="float" office:value="6.1703759431839" calcext:value-type="float">
            <text:p>6,1703759431839</text:p>
          </table:table-cell>
          <table:table-cell office:value-type="float" office:value="34.484505273734" calcext:value-type="float">
            <text:p>34,4845052737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995</text:p>
          </table:table-cell>
          <table:table-cell office:value-type="float" office:value="-0.34688722342253" calcext:value-type="float">
            <text:p>-0,34688722342253</text:p>
          </table:table-cell>
          <table:table-cell office:value-type="float" office:value="3.9948460459709" calcext:value-type="float">
            <text:p>3,9948460459709</text:p>
          </table:table-cell>
          <table:table-cell office:value-type="float" office:value="51.739951987175" calcext:value-type="float">
            <text:p>51,7399519871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06</text:p>
          </table:table-cell>
          <table:table-cell office:value-type="float" office:value="2.1354272961617" calcext:value-type="float">
            <text:p>2,1354272961617</text:p>
          </table:table-cell>
          <table:table-cell office:value-type="float" office:value="3.9757090806961" calcext:value-type="float">
            <text:p>3,9757090806961</text:p>
          </table:table-cell>
          <table:table-cell office:value-type="float" office:value="-86.969537340152" calcext:value-type="float">
            <text:p>-86,9695373401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17</text:p>
          </table:table-cell>
          <table:table-cell office:value-type="float" office:value="3.9033308625221" calcext:value-type="float">
            <text:p>3,9033308625221</text:p>
          </table:table-cell>
          <table:table-cell office:value-type="float" office:value="5.2198165655136" calcext:value-type="float">
            <text:p>5,2198165655136</text:p>
          </table:table-cell>
          <table:table-cell office:value-type="float" office:value="-92.022122091548" calcext:value-type="float">
            <text:p>-92,0221220915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28</text:p>
          </table:table-cell>
          <table:table-cell office:value-type="float" office:value="6.9231283664703" calcext:value-type="float">
            <text:p>6,9231283664703</text:p>
          </table:table-cell>
          <table:table-cell office:value-type="float" office:value="4.4279822707176" calcext:value-type="float">
            <text:p>4,4279822707176</text:p>
          </table:table-cell>
          <table:table-cell office:value-type="float" office:value="65.723872488471" calcext:value-type="float">
            <text:p>65,7238724884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39</text:p>
          </table:table-cell>
          <table:table-cell office:value-type="float" office:value="7.505167722702" calcext:value-type="float">
            <text:p>7,505167722702</text:p>
          </table:table-cell>
          <table:table-cell office:value-type="float" office:value="4.4596752524376" calcext:value-type="float">
            <text:p>4,4596752524376</text:p>
          </table:table-cell>
          <table:table-cell office:value-type="float" office:value="176.57210872431" calcext:value-type="float">
            <text:p>176,5721087243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50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3.6149746179581" calcext:value-type="float">
            <text:p>3,6149746179581</text:p>
          </table:table-cell>
          <table:table-cell office:value-type="float" office:value="-109.62672749902" calcext:value-type="float">
            <text:p>-109,626727499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61</text:p>
          </table:table-cell>
          <table:table-cell office:value-type="float" office:value="-1.5850076079369" calcext:value-type="float">
            <text:p>-1,5850076079369</text:p>
          </table:table-cell>
          <table:table-cell office:value-type="float" office:value="4.9244666099548" calcext:value-type="float">
            <text:p>4,9244666099548</text:p>
          </table:table-cell>
          <table:table-cell office:value-type="float" office:value="-14.935503340071" calcext:value-type="float">
            <text:p>-14,9355033400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72</text:p>
          </table:table-cell>
          <table:table-cell office:value-type="float" office:value="2.4234130978584" calcext:value-type="float">
            <text:p>2,4234130978584</text:p>
          </table:table-cell>
          <table:table-cell office:value-type="float" office:value="5.2915012836456" calcext:value-type="float">
            <text:p>5,2915012836456</text:p>
          </table:table-cell>
          <table:table-cell office:value-type="float" office:value="-171.71422842961" calcext:value-type="float">
            <text:p>-171,714228429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83</text:p>
          </table:table-cell>
          <table:table-cell office:value-type="float" office:value="3.2445323467255" calcext:value-type="float">
            <text:p>3,2445323467255</text:p>
          </table:table-cell>
          <table:table-cell office:value-type="float" office:value="5.7127916812897" calcext:value-type="float">
            <text:p>5,7127916812897</text:p>
          </table:table-cell>
          <table:table-cell office:value-type="float" office:value="-25.336450452258" calcext:value-type="float">
            <text:p>-25,3364504522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094</text:p>
          </table:table-cell>
          <table:table-cell office:value-type="float" office:value="5.7510370016098" calcext:value-type="float">
            <text:p>5,7510370016098</text:p>
          </table:table-cell>
          <table:table-cell office:value-type="float" office:value="4.9768090248108" calcext:value-type="float">
            <text:p>4,9768090248108</text:p>
          </table:table-cell>
          <table:table-cell office:value-type="float" office:value="-117.28128050543" calcext:value-type="float">
            <text:p>-117,281280505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05</text:p>
          </table:table-cell>
          <table:table-cell office:value-type="float" office:value="5.288707613945" calcext:value-type="float">
            <text:p>5,288707613945</text:p>
          </table:table-cell>
          <table:table-cell office:value-type="float" office:value="6.8819260597229" calcext:value-type="float">
            <text:p>6,8819260597229</text:p>
          </table:table-cell>
          <table:table-cell office:value-type="float" office:value="-47.492761141176" calcext:value-type="float">
            <text:p>-47,4927611411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16</text:p>
          </table:table-cell>
          <table:table-cell office:value-type="float" office:value="6.7549073696136" calcext:value-type="float">
            <text:p>6,7549073696136</text:p>
          </table:table-cell>
          <table:table-cell office:value-type="float" office:value="5.5402386188507" calcext:value-type="float">
            <text:p>5,5402386188507</text:p>
          </table:table-cell>
          <table:table-cell office:value-type="float" office:value="-101.34754439068" calcext:value-type="float">
            <text:p>-101,347544390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27</text:p>
          </table:table-cell>
          <table:table-cell office:value-type="float" office:value="8.5557353496552" calcext:value-type="float">
            <text:p>8,5557353496552</text:p>
          </table:table-cell>
          <table:table-cell office:value-type="float" office:value="6.3241690397263" calcext:value-type="float">
            <text:p>6,3241690397263</text:p>
          </table:table-cell>
          <table:table-cell office:value-type="float" office:value="-165.32662112242" calcext:value-type="float">
            <text:p>-165,326621122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38</text:p>
          </table:table-cell>
          <table:table-cell office:value-type="float" office:value="-1.2472542375326" calcext:value-type="float">
            <text:p>-1,2472542375326</text:p>
          </table:table-cell>
          <table:table-cell office:value-type="float" office:value="8.0722033977509" calcext:value-type="float">
            <text:p>8,0722033977509</text:p>
          </table:table-cell>
          <table:table-cell office:value-type="float" office:value="172.88529796965" calcext:value-type="float">
            <text:p>172,885297969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49</text:p>
          </table:table-cell>
          <table:table-cell office:value-type="float" office:value="1.1789037287235" calcext:value-type="float">
            <text:p>1,1789037287235</text:p>
          </table:table-cell>
          <table:table-cell office:value-type="float" office:value="5.3351634740829" calcext:value-type="float">
            <text:p>5,3351634740829</text:p>
          </table:table-cell>
          <table:table-cell office:value-type="float" office:value="139.18562755463" calcext:value-type="float">
            <text:p>139,185627554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60</text:p>
          </table:table-cell>
          <table:table-cell office:value-type="float" office:value="3.0549663305283" calcext:value-type="float">
            <text:p>3,0549663305283</text:p>
          </table:table-cell>
          <table:table-cell office:value-type="float" office:value="6.1223840713501" calcext:value-type="float">
            <text:p>6,1223840713501</text:p>
          </table:table-cell>
          <table:table-cell office:value-type="float" office:value="40.001081433266" calcext:value-type="float">
            <text:p>40,0010814332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71</text:p>
          </table:table-cell>
          <table:table-cell office:value-type="float" office:value="2.3880824446678" calcext:value-type="float">
            <text:p>2,3880824446678</text:p>
          </table:table-cell>
          <table:table-cell office:value-type="float" office:value="8.0113714933395" calcext:value-type="float">
            <text:p>8,0113714933395</text:p>
          </table:table-cell>
          <table:table-cell office:value-type="float" office:value="-0.81740757509781" calcext:value-type="float">
            <text:p>-0,817407575097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82</text:p>
          </table:table-cell>
          <table:table-cell office:value-type="float" office:value="7.3754447698593" calcext:value-type="float">
            <text:p>7,3754447698593</text:p>
          </table:table-cell>
          <table:table-cell office:value-type="float" office:value="6.495036482811" calcext:value-type="float">
            <text:p>6,495036482811</text:p>
          </table:table-cell>
          <table:table-cell office:value-type="float" office:value="116.15296230195" calcext:value-type="float">
            <text:p>116,152962301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193</text:p>
          </table:table-cell>
          <table:table-cell office:value-type="float" office:value="7.8623622655869" calcext:value-type="float">
            <text:p>7,8623622655869</text:p>
          </table:table-cell>
          <table:table-cell office:value-type="float" office:value="6.7238891124725" calcext:value-type="float">
            <text:p>6,7238891124725</text:p>
          </table:table-cell>
          <table:table-cell office:value-type="float" office:value="145.83485445399" calcext:value-type="float">
            <text:p>145,834854453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04</text:p>
          </table:table-cell>
          <table:table-cell office:value-type="float" office:value="7.9883801937103" calcext:value-type="float">
            <text:p>7,9883801937103</text:p>
          </table:table-cell>
          <table:table-cell office:value-type="float" office:value="7.5028318166733" calcext:value-type="float">
            <text:p>7,5028318166733</text:p>
          </table:table-cell>
          <table:table-cell office:value-type="float" office:value="137.26664196913" calcext:value-type="float">
            <text:p>137,266641969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15</text:p>
          </table:table-cell>
          <table:table-cell office:value-type="float" office:value="-0.15316748991609" calcext:value-type="float">
            <text:p>-0,15316748991609</text:p>
          </table:table-cell>
          <table:table-cell office:value-type="float" office:value="7.385390996933" calcext:value-type="float">
            <text:p>7,385390996933</text:p>
          </table:table-cell>
          <table:table-cell office:value-type="float" office:value="171.60934551506" calcext:value-type="float">
            <text:p>171,6093455150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26</text:p>
          </table:table-cell>
          <table:table-cell office:value-type="float" office:value="1.7355951666832" calcext:value-type="float">
            <text:p>1,7355951666832</text:p>
          </table:table-cell>
          <table:table-cell office:value-type="float" office:value="10.382117033005" calcext:value-type="float">
            <text:p>10,382117033005</text:p>
          </table:table-cell>
          <table:table-cell office:value-type="float" office:value="148.74951702774" calcext:value-type="float">
            <text:p>148,7495170277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37</text:p>
          </table:table-cell>
          <table:table-cell office:value-type="float" office:value="2.0482890307903" calcext:value-type="float">
            <text:p>2,0482890307903</text:p>
          </table:table-cell>
          <table:table-cell office:value-type="float" office:value="9.8414385318756" calcext:value-type="float">
            <text:p>9,8414385318756</text:p>
          </table:table-cell>
          <table:table-cell office:value-type="float" office:value="138.55453965011" calcext:value-type="float">
            <text:p>138,554539650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48</text:p>
          </table:table-cell>
          <table:table-cell office:value-type="float" office:value="5.3530514240265" calcext:value-type="float">
            <text:p>5,3530514240265</text:p>
          </table:table-cell>
          <table:table-cell office:value-type="float" office:value="10.43491601944" calcext:value-type="float">
            <text:p>10,43491601944</text:p>
          </table:table-cell>
          <table:table-cell office:value-type="float" office:value="146.36927349552" calcext:value-type="float">
            <text:p>146,369273495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59</text:p>
          </table:table-cell>
          <table:table-cell office:value-type="float" office:value="6.9481980800629" calcext:value-type="float">
            <text:p>6,9481980800629</text:p>
          </table:table-cell>
          <table:table-cell office:value-type="float" office:value="8.8263761997223" calcext:value-type="float">
            <text:p>8,8263761997223</text:p>
          </table:table-cell>
          <table:table-cell office:value-type="float" office:value="-102.15599977287" calcext:value-type="float">
            <text:p>-102,155999772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70</text:p>
          </table:table-cell>
          <table:table-cell office:value-type="float" office:value="7.448525428772" calcext:value-type="float">
            <text:p>7,448525428772</text:p>
          </table:table-cell>
          <table:table-cell office:value-type="float" office:value="8.549690246582" calcext:value-type="float">
            <text:p>8,549690246582</text:p>
          </table:table-cell>
          <table:table-cell office:value-type="float" office:value="19.836531323232" calcext:value-type="float">
            <text:p>19,8365313232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81</text:p>
          </table:table-cell>
          <table:table-cell office:value-type="float" office:value="8.060587644577" calcext:value-type="float">
            <text:p>8,060587644577</text:p>
          </table:table-cell>
          <table:table-cell office:value-type="float" office:value="10.399649143219" calcext:value-type="float">
            <text:p>10,399649143219</text:p>
          </table:table-cell>
          <table:table-cell office:value-type="float" office:value="-12.990217584713" calcext:value-type="float">
            <text:p>-12,9902175847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292</text:p>
          </table:table-cell>
          <table:table-cell office:value-type="float" office:value="-0.47239035367966" calcext:value-type="float">
            <text:p>-0,47239035367966</text:p>
          </table:table-cell>
          <table:table-cell office:value-type="float" office:value="8.72289955616" calcext:value-type="float">
            <text:p>8,72289955616</text:p>
          </table:table-cell>
          <table:table-cell office:value-type="float" office:value="172.12364628057" calcext:value-type="float">
            <text:p>172,1236462805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303</text:p>
          </table:table-cell>
          <table:table-cell office:value-type="float" office:value="-0.083314869552851" calcext:value-type="float">
            <text:p>-0,083314869552851</text:p>
          </table:table-cell>
          <table:table-cell office:value-type="float" office:value="11.083524227142" calcext:value-type="float">
            <text:p>11,083524227142</text:p>
          </table:table-cell>
          <table:table-cell office:value-type="float" office:value="-55.139424694572" calcext:value-type="float">
            <text:p>-55,1394246945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-0.011452480684966" calcext:value-type="float">
            <text:p>-0,011452480684966</text:p>
          </table:table-cell>
          <table:table-cell office:value-type="float" office:value="-0.58500576764345" calcext:value-type="float">
            <text:p>-0,58500576764345</text:p>
          </table:table-cell>
          <table:table-cell office:value-type="float" office:value="91.431585087138" calcext:value-type="float">
            <text:p>91,43158508713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64</text:p>
          </table:table-cell>
          <table:table-cell office:value-type="float" office:value="1.6177758574486" calcext:value-type="float">
            <text:p>1,6177758574486</text:p>
          </table:table-cell>
          <table:table-cell office:value-type="float" office:value="-0.58501690626144" calcext:value-type="float">
            <text:p>-0,58501690626144</text:p>
          </table:table-cell>
          <table:table-cell office:value-type="float" office:value="32.646963171139" calcext:value-type="float">
            <text:p>32,6469631711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75</text:p>
          </table:table-cell>
          <table:table-cell office:value-type="float" office:value="2.9044610261917" calcext:value-type="float">
            <text:p>2,9044610261917</text:p>
          </table:table-cell>
          <table:table-cell office:value-type="float" office:value="-0.58501057326794" calcext:value-type="float">
            <text:p>-0,58501057326794</text:p>
          </table:table-cell>
          <table:table-cell office:value-type="float" office:value="171.23615969518" calcext:value-type="float">
            <text:p>171,236159695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86</text:p>
          </table:table-cell>
          <table:table-cell office:value-type="float" office:value="4.303634762764" calcext:value-type="float">
            <text:p>4,303634762764</text:p>
          </table:table-cell>
          <table:table-cell office:value-type="float" office:value="0.0088618026347831" calcext:value-type="float">
            <text:p>0,0088618026347831</text:p>
          </table:table-cell>
          <table:table-cell office:value-type="float" office:value="71.329265643077" calcext:value-type="float">
            <text:p>71,3292656430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797</text:p>
          </table:table-cell>
          <table:table-cell office:value-type="float" office:value="6.0922563076019" calcext:value-type="float">
            <text:p>6,0922563076019</text:p>
          </table:table-cell>
          <table:table-cell office:value-type="float" office:value="0.91954454779625" calcext:value-type="float">
            <text:p>0,91954454779625</text:p>
          </table:table-cell>
          <table:table-cell office:value-type="float" office:value="105.16496676548" calcext:value-type="float">
            <text:p>105,164966765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808</text:p>
          </table:table-cell>
          <table:table-cell office:value-type="float" office:value="6.8973159790039" calcext:value-type="float">
            <text:p>6,8973159790039</text:p>
          </table:table-cell>
          <table:table-cell office:value-type="float" office:value="-0.58501124382019" calcext:value-type="float">
            <text:p>-0,58501124382019</text:p>
          </table:table-cell>
          <table:table-cell office:value-type="float" office:value="67.394379597561" calcext:value-type="float">
            <text:p>67,3943795975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819</text:p>
          </table:table-cell>
          <table:table-cell office:value-type="float" office:value="7.3725074529648" calcext:value-type="float">
            <text:p>7,3725074529648</text:p>
          </table:table-cell>
          <table:table-cell office:value-type="float" office:value="-0.57995162904263" calcext:value-type="float">
            <text:p>-0,57995162904263</text:p>
          </table:table-cell>
          <table:table-cell office:value-type="float" office:value="144.24634435374" calcext:value-type="float">
            <text:p>144,246344353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830</text:p>
          </table:table-cell>
          <table:table-cell office:value-type="float" office:value="-1.5400084853172" calcext:value-type="float">
            <text:p>-1,5400084853172</text:p>
          </table:table-cell>
          <table:table-cell office:value-type="float" office:value="2.4899749457836" calcext:value-type="float">
            <text:p>2,4899749457836</text:p>
          </table:table-cell>
          <table:table-cell office:value-type="float" office:value="12.744922736648" calcext:value-type="float">
            <text:p>12,7449227366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841</text:p>
          </table:table-cell>
          <table:table-cell office:value-type="float" office:value="1.4782682061195" calcext:value-type="float">
            <text:p>1,4782682061195</text:p>
          </table:table-cell>
          <table:table-cell office:value-type="float" office:value="1.0200800746679" calcext:value-type="float">
            <text:p>1,0200800746679</text:p>
          </table:table-cell>
          <table:table-cell office:value-type="float" office:value="152.37742168888" calcext:value-type="float">
            <text:p>152,3774216888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852</text:p>
          </table:table-cell>
          <table:table-cell office:value-type="float" office:value="3.6119627952576" calcext:value-type="float">
            <text:p>3,6119627952576</text:p>
          </table:table-cell>
          <table:table-cell office:value-type="float" office:value="2.0226068794727" calcext:value-type="float">
            <text:p>2,0226068794727</text:p>
          </table:table-cell>
          <table:table-cell office:value-type="float" office:value="-46.595088995186" calcext:value-type="float">
            <text:p>-46,5950889951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863</text:p>
          </table:table-cell>
          <table:table-cell office:value-type="float" office:value="4.3986958265305" calcext:value-type="float">
            <text:p>4,3986958265305</text:p>
          </table:table-cell>
          <table:table-cell office:value-type="float" office:value="0.53096283227205" calcext:value-type="float">
            <text:p>0,53096283227205</text:p>
          </table:table-cell>
          <table:table-cell office:value-type="float" office:value="140.55777051646" calcext:value-type="float">
            <text:p>140,557770516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874</text:p>
          </table:table-cell>
          <table:table-cell office:value-type="float" office:value="4.7502478957176" calcext:value-type="float">
            <text:p>4,7502478957176</text:p>
          </table:table-cell>
          <table:table-cell office:value-type="float" office:value="1.6754753887653" calcext:value-type="float">
            <text:p>1,6754753887653</text:p>
          </table:table-cell>
          <table:table-cell office:value-type="float" office:value="132.29700410442" calcext:value-type="float">
            <text:p>132,297004104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885</text:p>
          </table:table-cell>
          <table:table-cell office:value-type="float" office:value="7.8368824720383" calcext:value-type="float">
            <text:p>7,8368824720383</text:p>
          </table:table-cell>
          <table:table-cell office:value-type="float" office:value="1.3716384768486" calcext:value-type="float">
            <text:p>1,3716384768486</text:p>
          </table:table-cell>
          <table:table-cell office:value-type="float" office:value="47.869271533504" calcext:value-type="float">
            <text:p>47,8692715335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896</text:p>
          </table:table-cell>
          <table:table-cell office:value-type="float" office:value="7.9115349054337" calcext:value-type="float">
            <text:p>7,9115349054337</text:p>
          </table:table-cell>
          <table:table-cell office:value-type="float" office:value="0.73493406176567" calcext:value-type="float">
            <text:p>0,73493406176567</text:p>
          </table:table-cell>
          <table:table-cell office:value-type="float" office:value="101.86401825802" calcext:value-type="float">
            <text:p>101,864018258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07</text:p>
          </table:table-cell>
          <table:table-cell office:value-type="float" office:value="-0.010503886733204" calcext:value-type="float">
            <text:p>-0,010503886733204</text:p>
          </table:table-cell>
          <table:table-cell office:value-type="float" office:value="2.8191977739334" calcext:value-type="float">
            <text:p>2,8191977739334</text:p>
          </table:table-cell>
          <table:table-cell office:value-type="float" office:value="66.337657582228" calcext:value-type="float">
            <text:p>66,3376575822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18</text:p>
          </table:table-cell>
          <table:table-cell office:value-type="float" office:value="0.89987240731716" calcext:value-type="float">
            <text:p>0,89987240731716</text:p>
          </table:table-cell>
          <table:table-cell office:value-type="float" office:value="4.0773877501488" calcext:value-type="float">
            <text:p>4,0773877501488</text:p>
          </table:table-cell>
          <table:table-cell office:value-type="float" office:value="-150.39842295799" calcext:value-type="float">
            <text:p>-150,398422957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29</text:p>
          </table:table-cell>
          <table:table-cell office:value-type="float" office:value="1.8760189414024" calcext:value-type="float">
            <text:p>1,8760189414024</text:p>
          </table:table-cell>
          <table:table-cell office:value-type="float" office:value="3.3178034424782" calcext:value-type="float">
            <text:p>3,3178034424782</text:p>
          </table:table-cell>
          <table:table-cell office:value-type="float" office:value="115.02681720029" calcext:value-type="float">
            <text:p>115,0268172002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40</text:p>
          </table:table-cell>
          <table:table-cell office:value-type="float" office:value="5.0757586956024" calcext:value-type="float">
            <text:p>5,0757586956024</text:p>
          </table:table-cell>
          <table:table-cell office:value-type="float" office:value="2.0763678848743" calcext:value-type="float">
            <text:p>2,0763678848743</text:p>
          </table:table-cell>
          <table:table-cell office:value-type="float" office:value="171.75248322214" calcext:value-type="float">
            <text:p>171,752483222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51</text:p>
          </table:table-cell>
          <table:table-cell office:value-type="float" office:value="4.7254052758217" calcext:value-type="float">
            <text:p>4,7254052758217</text:p>
          </table:table-cell>
          <table:table-cell office:value-type="float" office:value="2.33143851161" calcext:value-type="float">
            <text:p>2,33143851161</text:p>
          </table:table-cell>
          <table:table-cell office:value-type="float" office:value="-140.68668055686" calcext:value-type="float">
            <text:p>-140,686680556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62</text:p>
          </table:table-cell>
          <table:table-cell office:value-type="float" office:value="6.8895679712296" calcext:value-type="float">
            <text:p>6,8895679712296</text:p>
          </table:table-cell>
          <table:table-cell office:value-type="float" office:value="2.1524894237518" calcext:value-type="float">
            <text:p>2,1524894237518</text:p>
          </table:table-cell>
          <table:table-cell office:value-type="float" office:value="60.556728369111" calcext:value-type="float">
            <text:p>60,5567283691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73</text:p>
          </table:table-cell>
          <table:table-cell office:value-type="float" office:value="8.9454782009125" calcext:value-type="float">
            <text:p>8,9454782009125</text:p>
          </table:table-cell>
          <table:table-cell office:value-type="float" office:value="3.2542791962624" calcext:value-type="float">
            <text:p>3,2542791962624</text:p>
          </table:table-cell>
          <table:table-cell office:value-type="float" office:value="149.56076737422" calcext:value-type="float">
            <text:p>149,560767374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84</text:p>
          </table:table-cell>
          <table:table-cell office:value-type="float" office:value="-1.2215033918619" calcext:value-type="float">
            <text:p>-1,2215033918619</text:p>
          </table:table-cell>
          <table:table-cell office:value-type="float" office:value="6.003669500351" calcext:value-type="float">
            <text:p>6,003669500351</text:p>
          </table:table-cell>
          <table:table-cell office:value-type="float" office:value="63.117831375948" calcext:value-type="float">
            <text:p>63,1178313759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995</text:p>
          </table:table-cell>
          <table:table-cell office:value-type="float" office:value="-0.49369070678949" calcext:value-type="float">
            <text:p>-0,49369070678949</text:p>
          </table:table-cell>
          <table:table-cell office:value-type="float" office:value="3.6699563264847" calcext:value-type="float">
            <text:p>3,6699563264847</text:p>
          </table:table-cell>
          <table:table-cell office:value-type="float" office:value="69.883975253743" calcext:value-type="float">
            <text:p>69,8839752537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06</text:p>
          </table:table-cell>
          <table:table-cell office:value-type="float" office:value="2.3178870975971" calcext:value-type="float">
            <text:p>2,3178870975971</text:p>
          </table:table-cell>
          <table:table-cell office:value-type="float" office:value="4.2681375145912" calcext:value-type="float">
            <text:p>4,2681375145912</text:p>
          </table:table-cell>
          <table:table-cell office:value-type="float" office:value="-117.20004203213" calcext:value-type="float">
            <text:p>-117,200042032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17</text:p>
          </table:table-cell>
          <table:table-cell office:value-type="float" office:value="3.9171895384789" calcext:value-type="float">
            <text:p>3,9171895384789</text:p>
          </table:table-cell>
          <table:table-cell office:value-type="float" office:value="5.616706609726" calcext:value-type="float">
            <text:p>5,616706609726</text:p>
          </table:table-cell>
          <table:table-cell office:value-type="float" office:value="-92.002762351066" calcext:value-type="float">
            <text:p>-92,0027623510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28</text:p>
          </table:table-cell>
          <table:table-cell office:value-type="float" office:value="7.1102452278137" calcext:value-type="float">
            <text:p>7,1102452278137</text:p>
          </table:table-cell>
          <table:table-cell office:value-type="float" office:value="4.3081054091454" calcext:value-type="float">
            <text:p>4,3081054091454</text:p>
          </table:table-cell>
          <table:table-cell office:value-type="float" office:value="156.4238466275" calcext:value-type="float">
            <text:p>156,42384662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39</text:p>
          </table:table-cell>
          <table:table-cell office:value-type="float" office:value="7.6539933681488" calcext:value-type="float">
            <text:p>7,6539933681488</text:p>
          </table:table-cell>
          <table:table-cell office:value-type="float" office:value="4.3078511953354" calcext:value-type="float">
            <text:p>4,3078511953354</text:p>
          </table:table-cell>
          <table:table-cell office:value-type="float" office:value="153.88921719448" calcext:value-type="float">
            <text:p>153,889217194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50</text:p>
          </table:table-cell>
          <table:table-cell office:value-type="float" office:value="10.053236484528" calcext:value-type="float">
            <text:p>10,053236484528</text:p>
          </table:table-cell>
          <table:table-cell office:value-type="float" office:value="3.9174693822861" calcext:value-type="float">
            <text:p>3,9174693822861</text:p>
          </table:table-cell>
          <table:table-cell office:value-type="float" office:value="-80.3499479962" calcext:value-type="float">
            <text:p>-80,349947996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61</text:p>
          </table:table-cell>
          <table:table-cell office:value-type="float" office:value="-1.5806843340397" calcext:value-type="float">
            <text:p>-1,5806843340397</text:p>
          </table:table-cell>
          <table:table-cell office:value-type="float" office:value="5.1408404111862" calcext:value-type="float">
            <text:p>5,1408404111862</text:p>
          </table:table-cell>
          <table:table-cell office:value-type="float" office:value="-38.865932993069" calcext:value-type="float">
            <text:p>-38,8659329930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72</text:p>
          </table:table-cell>
          <table:table-cell office:value-type="float" office:value="2.8160220384598" calcext:value-type="float">
            <text:p>2,8160220384598</text:p>
          </table:table-cell>
          <table:table-cell office:value-type="float" office:value="5.341882109642" calcext:value-type="float">
            <text:p>5,341882109642</text:p>
          </table:table-cell>
          <table:table-cell office:value-type="float" office:value="-173.09958767739" calcext:value-type="float">
            <text:p>-173,099587677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83</text:p>
          </table:table-cell>
          <table:table-cell office:value-type="float" office:value="3.3110436797142" calcext:value-type="float">
            <text:p>3,3110436797142</text:p>
          </table:table-cell>
          <table:table-cell office:value-type="float" office:value="5.9247577190399" calcext:value-type="float">
            <text:p>5,9247577190399</text:p>
          </table:table-cell>
          <table:table-cell office:value-type="float" office:value="-116.13892597757" calcext:value-type="float">
            <text:p>-116,138925977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094</text:p>
          </table:table-cell>
          <table:table-cell office:value-type="float" office:value="5.7216203212738" calcext:value-type="float">
            <text:p>5,7216203212738</text:p>
          </table:table-cell>
          <table:table-cell office:value-type="float" office:value="5.3050965070724" calcext:value-type="float">
            <text:p>5,3050965070724</text:p>
          </table:table-cell>
          <table:table-cell office:value-type="float" office:value="-83.760084619947" calcext:value-type="float">
            <text:p>-83,7600846199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05</text:p>
          </table:table-cell>
          <table:table-cell office:value-type="float" office:value="5.0213414430618" calcext:value-type="float">
            <text:p>5,0213414430618</text:p>
          </table:table-cell>
          <table:table-cell office:value-type="float" office:value="7.1749174594879" calcext:value-type="float">
            <text:p>7,1749174594879</text:p>
          </table:table-cell>
          <table:table-cell office:value-type="float" office:value="-47.489798752366" calcext:value-type="float">
            <text:p>-47,4897987523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16</text:p>
          </table:table-cell>
          <table:table-cell office:value-type="float" office:value="6.8327248096466" calcext:value-type="float">
            <text:p>6,8327248096466</text:p>
          </table:table-cell>
          <table:table-cell office:value-type="float" office:value="5.9308338165283" calcext:value-type="float">
            <text:p>5,9308338165283</text:p>
          </table:table-cell>
          <table:table-cell office:value-type="float" office:value="-101.30667230885" calcext:value-type="float">
            <text:p>-101,306672308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27</text:p>
          </table:table-cell>
          <table:table-cell office:value-type="float" office:value="8.8205540180206" calcext:value-type="float">
            <text:p>8,8205540180206</text:p>
          </table:table-cell>
          <table:table-cell office:value-type="float" office:value="6.4366257190704" calcext:value-type="float">
            <text:p>6,4366257190704</text:p>
          </table:table-cell>
          <table:table-cell office:value-type="float" office:value="-155.21178883352" calcext:value-type="float">
            <text:p>-155,211788833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38</text:p>
          </table:table-cell>
          <table:table-cell office:value-type="float" office:value="-1.1505279690027" calcext:value-type="float">
            <text:p>-1,1505279690027</text:p>
          </table:table-cell>
          <table:table-cell office:value-type="float" office:value="7.8400421142578" calcext:value-type="float">
            <text:p>7,8400421142578</text:p>
          </table:table-cell>
          <table:table-cell office:value-type="float" office:value="102.53500103191" calcext:value-type="float">
            <text:p>102,535001031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49</text:p>
          </table:table-cell>
          <table:table-cell office:value-type="float" office:value="1.4405776560307" calcext:value-type="float">
            <text:p>1,4405776560307</text:p>
          </table:table-cell>
          <table:table-cell office:value-type="float" office:value="5.1594072580338" calcext:value-type="float">
            <text:p>5,1594072580338</text:p>
          </table:table-cell>
          <table:table-cell office:value-type="float" office:value="148.29167590779" calcext:value-type="float">
            <text:p>148,291675907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60</text:p>
          </table:table-cell>
          <table:table-cell office:value-type="float" office:value="2.8897947072983" calcext:value-type="float">
            <text:p>2,8897947072983</text:p>
          </table:table-cell>
          <table:table-cell office:value-type="float" office:value="6.2701910734177" calcext:value-type="float">
            <text:p>6,2701910734177</text:p>
          </table:table-cell>
          <table:table-cell office:value-type="float" office:value="-50.711435876834" calcext:value-type="float">
            <text:p>-50,7114358768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71</text:p>
          </table:table-cell>
          <table:table-cell office:value-type="float" office:value="1.9922523200512" calcext:value-type="float">
            <text:p>1,9922523200512</text:p>
          </table:table-cell>
          <table:table-cell office:value-type="float" office:value="8.0149710178375" calcext:value-type="float">
            <text:p>8,0149710178375</text:p>
          </table:table-cell>
          <table:table-cell office:value-type="float" office:value="-0.31312996414816" calcext:value-type="float">
            <text:p>-0,313129964148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82</text:p>
          </table:table-cell>
          <table:table-cell office:value-type="float" office:value="7.6003658771515" calcext:value-type="float">
            <text:p>7,6003658771515</text:p>
          </table:table-cell>
          <table:table-cell office:value-type="float" office:value="6.5299016237259" calcext:value-type="float">
            <text:p>6,5299016237259</text:p>
          </table:table-cell>
          <table:table-cell office:value-type="float" office:value="-173.51419910504" calcext:value-type="float">
            <text:p>-173,514199105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193</text:p>
          </table:table-cell>
          <table:table-cell office:value-type="float" office:value="8.0177766084671" calcext:value-type="float">
            <text:p>8,0177766084671</text:p>
          </table:table-cell>
          <table:table-cell office:value-type="float" office:value="6.8888735771179" calcext:value-type="float">
            <text:p>6,8888735771179</text:p>
          </table:table-cell>
          <table:table-cell office:value-type="float" office:value="-124.22997177027" calcext:value-type="float">
            <text:p>-124,229971770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04</text:p>
          </table:table-cell>
          <table:table-cell office:value-type="float" office:value="8.2573699951172" calcext:value-type="float">
            <text:p>8,2573699951172</text:p>
          </table:table-cell>
          <table:table-cell office:value-type="float" office:value="7.5344359874725" calcext:value-type="float">
            <text:p>7,5344359874725</text:p>
          </table:table-cell>
          <table:table-cell office:value-type="float" office:value="-163.50476908836" calcext:value-type="float">
            <text:p>-163,504769088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15</text:p>
          </table:table-cell>
          <table:table-cell office:value-type="float" office:value="0.17902087420225" calcext:value-type="float">
            <text:p>0,17902087420225</text:p>
          </table:table-cell>
          <table:table-cell office:value-type="float" office:value="7.4526190757751" calcext:value-type="float">
            <text:p>7,4526190757751</text:p>
          </table:table-cell>
          <table:table-cell office:value-type="float" office:value="-162.85177249058" calcext:value-type="float">
            <text:p>-162,851772490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26</text:p>
          </table:table-cell>
          <table:table-cell office:value-type="float" office:value="1.8233302235603" calcext:value-type="float">
            <text:p>1,8233302235603</text:p>
          </table:table-cell>
          <table:table-cell office:value-type="float" office:value="10.1715528965" calcext:value-type="float">
            <text:p>10,1715528965</text:p>
          </table:table-cell>
          <table:table-cell office:value-type="float" office:value="93.666476808536" calcext:value-type="float">
            <text:p>93,6664768085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37</text:p>
          </table:table-cell>
          <table:table-cell office:value-type="float" office:value="2.242466956377" calcext:value-type="float">
            <text:p>2,242466956377</text:p>
          </table:table-cell>
          <table:table-cell office:value-type="float" office:value="9.8162448406219" calcext:value-type="float">
            <text:p>9,8162448406219</text:p>
          </table:table-cell>
          <table:table-cell office:value-type="float" office:value="-172.80369047906" calcext:value-type="float">
            <text:p>-172,8036904790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48</text:p>
          </table:table-cell>
          <table:table-cell office:value-type="float" office:value="5.4749476909637" calcext:value-type="float">
            <text:p>5,4749476909637</text:p>
          </table:table-cell>
          <table:table-cell office:value-type="float" office:value="10.154626369476" calcext:value-type="float">
            <text:p>10,154626369476</text:p>
          </table:table-cell>
          <table:table-cell office:value-type="float" office:value="105.46042660999" calcext:value-type="float">
            <text:p>105,460426609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59</text:p>
          </table:table-cell>
          <table:table-cell office:value-type="float" office:value="7.1543991565704" calcext:value-type="float">
            <text:p>7,1543991565704</text:p>
          </table:table-cell>
          <table:table-cell office:value-type="float" office:value="8.9395749568939" calcext:value-type="float">
            <text:p>8,9395749568939</text:p>
          </table:table-cell>
          <table:table-cell office:value-type="float" office:value="-168.95007024145" calcext:value-type="float">
            <text:p>-168,950070241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70</text:p>
          </table:table-cell>
          <table:table-cell office:value-type="float" office:value="7.3747092485428" calcext:value-type="float">
            <text:p>7,3747092485428</text:p>
          </table:table-cell>
          <table:table-cell office:value-type="float" office:value="8.6958914995193" calcext:value-type="float">
            <text:p>8,6958914995193</text:p>
          </table:table-cell>
          <table:table-cell office:value-type="float" office:value="-69.366414835499" calcext:value-type="float">
            <text:p>-69,3664148354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81</text:p>
          </table:table-cell>
          <table:table-cell office:value-type="float" office:value="7.8276234865189" calcext:value-type="float">
            <text:p>7,8276234865189</text:p>
          </table:table-cell>
          <table:table-cell office:value-type="float" office:value="10.2496945858" calcext:value-type="float">
            <text:p>10,2496945858</text:p>
          </table:table-cell>
          <table:table-cell office:value-type="float" office:value="42.372536887029" calcext:value-type="float">
            <text:p>42,3725368870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292</text:p>
          </table:table-cell>
          <table:table-cell office:value-type="float" office:value="-0.21109763532877" calcext:value-type="float">
            <text:p>-0,21109763532877</text:p>
          </table:table-cell>
          <table:table-cell office:value-type="float" office:value="8.7602579593658" calcext:value-type="float">
            <text:p>8,7602579593658</text:p>
          </table:table-cell>
          <table:table-cell office:value-type="float" office:value="-169.00237502566" calcext:value-type="float">
            <text:p>-169,002375025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303</text:p>
          </table:table-cell>
          <table:table-cell office:value-type="float" office:value="-0.091562997549772" calcext:value-type="float">
            <text:p>-0,091562997549772</text:p>
          </table:table-cell>
          <table:table-cell office:value-type="float" office:value="11.072442531586" calcext:value-type="float">
            <text:p>11,072442531586</text:p>
          </table:table-cell>
          <table:table-cell office:value-type="float" office:value="-43.478017020377" calcext:value-type="float">
            <text:p>-43,47801702037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0.18349712714553" calcext:value-type="float">
            <text:p>0,18349712714553</text:p>
          </table:table-cell>
          <table:table-cell office:value-type="float" office:value="-0.58500695973635" calcext:value-type="float">
            <text:p>-0,58500695973635</text:p>
          </table:table-cell>
          <table:table-cell office:value-type="float" office:value="104.65892105346" calcext:value-type="float">
            <text:p>104,658921053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64</text:p>
          </table:table-cell>
          <table:table-cell office:value-type="float" office:value="1.2908220291138" calcext:value-type="float">
            <text:p>1,2908220291138</text:p>
          </table:table-cell>
          <table:table-cell office:value-type="float" office:value="-0.58501522988081" calcext:value-type="float">
            <text:p>-0,58501522988081</text:p>
          </table:table-cell>
          <table:table-cell office:value-type="float" office:value="23.758139579919" calcext:value-type="float">
            <text:p>23,75813957991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75</text:p>
          </table:table-cell>
          <table:table-cell office:value-type="float" office:value="3.2769826054573" calcext:value-type="float">
            <text:p>3,2769826054573</text:p>
          </table:table-cell>
          <table:table-cell office:value-type="float" office:value="-0.58500915765762" calcext:value-type="float">
            <text:p>-0,58500915765762</text:p>
          </table:table-cell>
          <table:table-cell office:value-type="float" office:value="176.10886901807" calcext:value-type="float">
            <text:p>176,108869018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86</text:p>
          </table:table-cell>
          <table:table-cell office:value-type="float" office:value="4.4051891565323" calcext:value-type="float">
            <text:p>4,4051891565323</text:p>
          </table:table-cell>
          <table:table-cell office:value-type="float" office:value="-0.15745859593153" calcext:value-type="float">
            <text:p>-0,15745859593153</text:p>
          </table:table-cell>
          <table:table-cell office:value-type="float" office:value="136.87665902885" calcext:value-type="float">
            <text:p>136,876659028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797</text:p>
          </table:table-cell>
          <table:table-cell office:value-type="float" office:value="6.0356986522675" calcext:value-type="float">
            <text:p>6,0356986522675</text:p>
          </table:table-cell>
          <table:table-cell office:value-type="float" office:value="0.66263437271118" calcext:value-type="float">
            <text:p>0,66263437271118</text:p>
          </table:table-cell>
          <table:table-cell office:value-type="float" office:value="72.472747723768" calcext:value-type="float">
            <text:p>72,4727477237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808</text:p>
          </table:table-cell>
          <table:table-cell office:value-type="float" office:value="6.6775196790695" calcext:value-type="float">
            <text:p>6,6775196790695</text:p>
          </table:table-cell>
          <table:table-cell office:value-type="float" office:value="-0.51026839762926" calcext:value-type="float">
            <text:p>-0,51026839762926</text:p>
          </table:table-cell>
          <table:table-cell office:value-type="float" office:value="-21.028730520018" calcext:value-type="float">
            <text:p>-21,0287305200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819</text:p>
          </table:table-cell>
          <table:table-cell office:value-type="float" office:value="7.5268518924713" calcext:value-type="float">
            <text:p>7,5268518924713</text:p>
          </table:table-cell>
          <table:table-cell office:value-type="float" office:value="-0.41998133063316" calcext:value-type="float">
            <text:p>-0,41998133063316</text:p>
          </table:table-cell>
          <table:table-cell office:value-type="float" office:value="-125.2327557582" calcext:value-type="float">
            <text:p>-125,23275575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830</text:p>
          </table:table-cell>
          <table:table-cell office:value-type="float" office:value="-1.5814509987831" calcext:value-type="float">
            <text:p>-1,5814509987831</text:p>
          </table:table-cell>
          <table:table-cell office:value-type="float" office:value="2.308101952076" calcext:value-type="float">
            <text:p>2,308101952076</text:p>
          </table:table-cell>
          <table:table-cell office:value-type="float" office:value="55.27892689796" calcext:value-type="float">
            <text:p>55,278926897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841</text:p>
          </table:table-cell>
          <table:table-cell office:value-type="float" office:value="1.733492910862" calcext:value-type="float">
            <text:p>1,733492910862</text:p>
          </table:table-cell>
          <table:table-cell office:value-type="float" office:value="0.90445324778557" calcext:value-type="float">
            <text:p>0,90445324778557</text:p>
          </table:table-cell>
          <table:table-cell office:value-type="float" office:value="157.21514270564" calcext:value-type="float">
            <text:p>157,215142705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852</text:p>
          </table:table-cell>
          <table:table-cell office:value-type="float" office:value="3.3394056558609" calcext:value-type="float">
            <text:p>3,3394056558609</text:p>
          </table:table-cell>
          <table:table-cell office:value-type="float" office:value="2.3107752203941" calcext:value-type="float">
            <text:p>2,3107752203941</text:p>
          </table:table-cell>
          <table:table-cell office:value-type="float" office:value="-46.603784819317" calcext:value-type="float">
            <text:p>-46,6037848193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863</text:p>
          </table:table-cell>
          <table:table-cell office:value-type="float" office:value="4.6260863542557" calcext:value-type="float">
            <text:p>4,6260863542557</text:p>
          </table:table-cell>
          <table:table-cell office:value-type="float" office:value="0.67340947687626" calcext:value-type="float">
            <text:p>0,67340947687626</text:p>
          </table:table-cell>
          <table:table-cell office:value-type="float" office:value="-148.14063849723" calcext:value-type="float">
            <text:p>-148,140638497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874</text:p>
          </table:table-cell>
          <table:table-cell office:value-type="float" office:value="4.6088337898254" calcext:value-type="float">
            <text:p>4,6088337898254</text:p>
          </table:table-cell>
          <table:table-cell office:value-type="float" office:value="1.5043951570988" calcext:value-type="float">
            <text:p>1,5043951570988</text:p>
          </table:table-cell>
          <table:table-cell office:value-type="float" office:value="41.542975765884" calcext:value-type="float">
            <text:p>41,54297576588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885</text:p>
          </table:table-cell>
          <table:table-cell office:value-type="float" office:value="7.6523512601852" calcext:value-type="float">
            <text:p>7,6523512601852</text:p>
          </table:table-cell>
          <table:table-cell office:value-type="float" office:value="1.4954869449139" calcext:value-type="float">
            <text:p>1,4954869449139</text:p>
          </table:table-cell>
          <table:table-cell office:value-type="float" office:value="-42.83495655485" calcext:value-type="float">
            <text:p>-42,834956554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896</text:p>
          </table:table-cell>
          <table:table-cell office:value-type="float" office:value="8.1328344345093" calcext:value-type="float">
            <text:p>8,1328344345093</text:p>
          </table:table-cell>
          <table:table-cell office:value-type="float" office:value="0.74965357780457" calcext:value-type="float">
            <text:p>0,74965357780457</text:p>
          </table:table-cell>
          <table:table-cell office:value-type="float" office:value="-167.49094853735" calcext:value-type="float">
            <text:p>-167,490948537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07</text:p>
          </table:table-cell>
          <table:table-cell office:value-type="float" office:value="-0.16898171976209" calcext:value-type="float">
            <text:p>-0,16898171976209</text:p>
          </table:table-cell>
          <table:table-cell office:value-type="float" office:value="2.4550199508667" calcext:value-type="float">
            <text:p>2,4550199508667</text:p>
          </table:table-cell>
          <table:table-cell office:value-type="float" office:value="66.286596522969" calcext:value-type="float">
            <text:p>66,2865965229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18</text:p>
          </table:table-cell>
          <table:table-cell office:value-type="float" office:value="1.2456865608692" calcext:value-type="float">
            <text:p>1,2456865608692</text:p>
          </table:table-cell>
          <table:table-cell office:value-type="float" office:value="4.2740258574486" calcext:value-type="float">
            <text:p>4,2740258574486</text:p>
          </table:table-cell>
          <table:table-cell office:value-type="float" office:value="-150.36238226921" calcext:value-type="float">
            <text:p>-150,362382269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29</text:p>
          </table:table-cell>
          <table:table-cell office:value-type="float" office:value="2.0426440238953" calcext:value-type="float">
            <text:p>2,0426440238953</text:p>
          </table:table-cell>
          <table:table-cell office:value-type="float" office:value="2.9570841789246" calcext:value-type="float">
            <text:p>2,9570841789246</text:p>
          </table:table-cell>
          <table:table-cell office:value-type="float" office:value="114.98059436774" calcext:value-type="float">
            <text:p>114,980594367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40</text:p>
          </table:table-cell>
          <table:table-cell office:value-type="float" office:value="5.0740748643875" calcext:value-type="float">
            <text:p>5,0740748643875</text:p>
          </table:table-cell>
          <table:table-cell office:value-type="float" office:value="1.8544855713844" calcext:value-type="float">
            <text:p>1,8544855713844</text:p>
          </table:table-cell>
          <table:table-cell office:value-type="float" office:value="80.98542993995" calcext:value-type="float">
            <text:p>80,985429939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51</text:p>
          </table:table-cell>
          <table:table-cell office:value-type="float" office:value="4.6098881959915" calcext:value-type="float">
            <text:p>4,6098881959915</text:p>
          </table:table-cell>
          <table:table-cell office:value-type="float" office:value="2.5214117765427" calcext:value-type="float">
            <text:p>2,5214117765427</text:p>
          </table:table-cell>
          <table:table-cell office:value-type="float" office:value="-49.964719137568" calcext:value-type="float">
            <text:p>-49,9647191375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62</text:p>
          </table:table-cell>
          <table:table-cell office:value-type="float" office:value="6.673618555069" calcext:value-type="float">
            <text:p>6,673618555069</text:p>
          </table:table-cell>
          <table:table-cell office:value-type="float" office:value="1.9453312456608" calcext:value-type="float">
            <text:p>1,9453312456608</text:p>
          </table:table-cell>
          <table:table-cell office:value-type="float" office:value="39.714956359499" calcext:value-type="float">
            <text:p>39,7149563594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73</text:p>
          </table:table-cell>
          <table:table-cell office:value-type="float" office:value="9.2276012897491" calcext:value-type="float">
            <text:p>9,2276012897491</text:p>
          </table:table-cell>
          <table:table-cell office:value-type="float" office:value="3.1135922670364" calcext:value-type="float">
            <text:p>3,1135922670364</text:p>
          </table:table-cell>
          <table:table-cell office:value-type="float" office:value="154.86459823171" calcext:value-type="float">
            <text:p>154,864598231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84</text:p>
          </table:table-cell>
          <table:table-cell office:value-type="float" office:value="-1.383813470602" calcext:value-type="float">
            <text:p>-1,383813470602</text:p>
          </table:table-cell>
          <table:table-cell office:value-type="float" office:value="5.7807123661041" calcext:value-type="float">
            <text:p>5,7807123661041</text:p>
          </table:table-cell>
          <table:table-cell office:value-type="float" office:value="65.613549985703" calcext:value-type="float">
            <text:p>65,6135499857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995</text:p>
          </table:table-cell>
          <table:table-cell office:value-type="float" office:value="-0.53216516971588" calcext:value-type="float">
            <text:p>-0,53216516971588</text:p>
          </table:table-cell>
          <table:table-cell office:value-type="float" office:value="3.3153837919235" calcext:value-type="float">
            <text:p>3,3153837919235</text:p>
          </table:table-cell>
          <table:table-cell office:value-type="float" office:value="88.014963326181" calcext:value-type="float">
            <text:p>88,0149633261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06</text:p>
          </table:table-cell>
          <table:table-cell office:value-type="float" office:value="2.4986498057842" calcext:value-type="float">
            <text:p>2,4986498057842</text:p>
          </table:table-cell>
          <table:table-cell office:value-type="float" office:value="4.6223920583725" calcext:value-type="float">
            <text:p>4,6223920583725</text:p>
          </table:table-cell>
          <table:table-cell office:value-type="float" office:value="-117.17698528508" calcext:value-type="float">
            <text:p>-117,176985285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17</text:p>
          </table:table-cell>
          <table:table-cell office:value-type="float" office:value="4.0851187705994" calcext:value-type="float">
            <text:p>4,0851187705994</text:p>
          </table:table-cell>
          <table:table-cell office:value-type="float" office:value="5.7705444097519" calcext:value-type="float">
            <text:p>5,7705444097519</text:p>
          </table:table-cell>
          <table:table-cell office:value-type="float" office:value="-159.57319053115" calcext:value-type="float">
            <text:p>-159,573190531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28</text:p>
          </table:table-cell>
          <table:table-cell office:value-type="float" office:value="7.2306531667709" calcext:value-type="float">
            <text:p>7,2306531667709</text:p>
          </table:table-cell>
          <table:table-cell office:value-type="float" office:value="4.5000475645065" calcext:value-type="float">
            <text:p>4,5000475645065</text:p>
          </table:table-cell>
          <table:table-cell office:value-type="float" office:value="-114.57021297163" calcext:value-type="float">
            <text:p>-114,5702129716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39</text:p>
          </table:table-cell>
          <table:table-cell office:value-type="float" office:value="7.7794098854065" calcext:value-type="float">
            <text:p>7,7794098854065</text:p>
          </table:table-cell>
          <table:table-cell office:value-type="float" office:value="4.4911676645279" calcext:value-type="float">
            <text:p>4,4911676645279</text:p>
          </table:table-cell>
          <table:table-cell office:value-type="float" office:value="-115.57463020276" calcext:value-type="float">
            <text:p>-115,5746302027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50</text:p>
          </table:table-cell>
          <table:table-cell office:value-type="float" office:value="9.9193668365479" calcext:value-type="float">
            <text:p>9,9193668365479</text:p>
          </table:table-cell>
          <table:table-cell office:value-type="float" office:value="4.1732841730118" calcext:value-type="float">
            <text:p>4,1732841730118</text:p>
          </table:table-cell>
          <table:table-cell office:value-type="float" office:value="-60.381390486553" calcext:value-type="float">
            <text:p>-60,3813904865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61</text:p>
          </table:table-cell>
          <table:table-cell office:value-type="float" office:value="-1.5822157263756" calcext:value-type="float">
            <text:p>-1,5822157263756</text:p>
          </table:table-cell>
          <table:table-cell office:value-type="float" office:value="5.4496687650681" calcext:value-type="float">
            <text:p>5,4496687650681</text:p>
          </table:table-cell>
          <table:table-cell office:value-type="float" office:value="-81.692678913189" calcext:value-type="float">
            <text:p>-81,6926789131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72</text:p>
          </table:table-cell>
          <table:table-cell office:value-type="float" office:value="3.2110583782196" calcext:value-type="float">
            <text:p>3,2110583782196</text:p>
          </table:table-cell>
          <table:table-cell office:value-type="float" office:value="5.3872430324554" calcext:value-type="float">
            <text:p>5,3872430324554</text:p>
          </table:table-cell>
          <table:table-cell office:value-type="float" office:value="-173.43469637974" calcext:value-type="float">
            <text:p>-173,434696379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83</text:p>
          </table:table-cell>
          <table:table-cell office:value-type="float" office:value="3.4045749902725" calcext:value-type="float">
            <text:p>3,4045749902725</text:p>
          </table:table-cell>
          <table:table-cell office:value-type="float" office:value="6.0839951038361" calcext:value-type="float">
            <text:p>6,0839951038361</text:p>
          </table:table-cell>
          <table:table-cell office:value-type="float" office:value="-97.847353880572" calcext:value-type="float">
            <text:p>-97,8473538805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094</text:p>
          </table:table-cell>
          <table:table-cell office:value-type="float" office:value="5.6303822994232" calcext:value-type="float">
            <text:p>5,6303822994232</text:p>
          </table:table-cell>
          <table:table-cell office:value-type="float" office:value="5.6692755222321" calcext:value-type="float">
            <text:p>5,6692755222321</text:p>
          </table:table-cell>
          <table:table-cell office:value-type="float" office:value="-73.376676079574" calcext:value-type="float">
            <text:p>-73,3766760795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05</text:p>
          </table:table-cell>
          <table:table-cell office:value-type="float" office:value="4.7539114952087" calcext:value-type="float">
            <text:p>4,7539114952087</text:p>
          </table:table-cell>
          <table:table-cell office:value-type="float" office:value="7.468141913414" calcext:value-type="float">
            <text:p>7,468141913414</text:p>
          </table:table-cell>
          <table:table-cell office:value-type="float" office:value="-47.439499645476" calcext:value-type="float">
            <text:p>-47,4394996454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16</text:p>
          </table:table-cell>
          <table:table-cell office:value-type="float" office:value="6.9050371646881" calcext:value-type="float">
            <text:p>6,9050371646881</text:p>
          </table:table-cell>
          <table:table-cell office:value-type="float" office:value="6.3100653886795" calcext:value-type="float">
            <text:p>6,3100653886795</text:p>
          </table:table-cell>
          <table:table-cell office:value-type="float" office:value="-99.739968397055" calcext:value-type="float">
            <text:p>-99,73996839705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27</text:p>
          </table:table-cell>
          <table:table-cell office:value-type="float" office:value="9.0612584352493" calcext:value-type="float">
            <text:p>9,0612584352493</text:p>
          </table:table-cell>
          <table:table-cell office:value-type="float" office:value="6.5947753190994" calcext:value-type="float">
            <text:p>6,5947753190994</text:p>
          </table:table-cell>
          <table:table-cell office:value-type="float" office:value="-145.15263715367" calcext:value-type="float">
            <text:p>-145,152637153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38</text:p>
          </table:table-cell>
          <table:table-cell office:value-type="float" office:value="-1.3365837931633" calcext:value-type="float">
            <text:p>-1,3365837931633</text:p>
          </table:table-cell>
          <table:table-cell office:value-type="float" office:value="7.6704001426697" calcext:value-type="float">
            <text:p>7,6704001426697</text:p>
          </table:table-cell>
          <table:table-cell office:value-type="float" office:value="32.245164843881" calcext:value-type="float">
            <text:p>32,2451648438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49</text:p>
          </table:table-cell>
          <table:table-cell office:value-type="float" office:value="1.727090626955" calcext:value-type="float">
            <text:p>1,727090626955</text:p>
          </table:table-cell>
          <table:table-cell office:value-type="float" office:value="5.027095079422" calcext:value-type="float">
            <text:p>5,027095079422</text:p>
          </table:table-cell>
          <table:table-cell office:value-type="float" office:value="157.33654939445" calcext:value-type="float">
            <text:p>157,336549394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60</text:p>
          </table:table-cell>
          <table:table-cell office:value-type="float" office:value="2.8936094045639" calcext:value-type="float">
            <text:p>2,8936094045639</text:p>
          </table:table-cell>
          <table:table-cell office:value-type="float" office:value="6.6070145368576" calcext:value-type="float">
            <text:p>6,6070145368576</text:p>
          </table:table-cell>
          <table:table-cell office:value-type="float" office:value="-85.513777793593" calcext:value-type="float">
            <text:p>-85,51377779359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71</text:p>
          </table:table-cell>
          <table:table-cell office:value-type="float" office:value="1.5972474217415" calcext:value-type="float">
            <text:p>1,5972474217415</text:p>
          </table:table-cell>
          <table:table-cell office:value-type="float" office:value="8.012580871582" calcext:value-type="float">
            <text:p>8,012580871582</text:p>
          </table:table-cell>
          <table:table-cell office:value-type="float" office:value="0.57923686423689" calcext:value-type="float">
            <text:p>0,579236864236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82</text:p>
          </table:table-cell>
          <table:table-cell office:value-type="float" office:value="7.6567989587784" calcext:value-type="float">
            <text:p>7,6567989587784</text:p>
          </table:table-cell>
          <table:table-cell office:value-type="float" office:value="6.3150298595428" calcext:value-type="float">
            <text:p>6,3150298595428</text:p>
          </table:table-cell>
          <table:table-cell office:value-type="float" office:value="95.88494042682" calcext:value-type="float">
            <text:p>95,884940426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193</text:p>
          </table:table-cell>
          <table:table-cell office:value-type="float" office:value="7.853616476059" calcext:value-type="float">
            <text:p>7,853616476059</text:p>
          </table:table-cell>
          <table:table-cell office:value-type="float" office:value="7.0386606454849" calcext:value-type="float">
            <text:p>7,0386606454849</text:p>
          </table:table-cell>
          <table:table-cell office:value-type="float" office:value="-33.443196563964" calcext:value-type="float">
            <text:p>-33,4431965639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04</text:p>
          </table:table-cell>
          <table:table-cell office:value-type="float" office:value="8.3663749694824" calcext:value-type="float">
            <text:p>8,3663749694824</text:p>
          </table:table-cell>
          <table:table-cell office:value-type="float" office:value="7.7822268009186" calcext:value-type="float">
            <text:p>7,7822268009186</text:p>
          </table:table-cell>
          <table:table-cell office:value-type="float" office:value="-104.05066438541" calcext:value-type="float">
            <text:p>-104,050664385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15</text:p>
          </table:table-cell>
          <table:table-cell office:value-type="float" office:value="0.44589709490538" calcext:value-type="float">
            <text:p>0,44589709490538</text:p>
          </table:table-cell>
          <table:table-cell office:value-type="float" office:value="7.6366424560547" calcext:value-type="float">
            <text:p>7,6366424560547</text:p>
          </table:table-cell>
          <table:table-cell office:value-type="float" office:value="-144.19177079656" calcext:value-type="float">
            <text:p>-144,191770796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26</text:p>
          </table:table-cell>
          <table:table-cell office:value-type="float" office:value="1.6064582765102" calcext:value-type="float">
            <text:p>1,6064582765102</text:p>
          </table:table-cell>
          <table:table-cell office:value-type="float" office:value="10.126663446426" calcext:value-type="float">
            <text:p>10,126663446426</text:p>
          </table:table-cell>
          <table:table-cell office:value-type="float" office:value="2.9563474332451" calcext:value-type="float">
            <text:p>2,95634743324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37</text:p>
          </table:table-cell>
          <table:table-cell office:value-type="float" office:value="2.2449596226215" calcext:value-type="float">
            <text:p>2,2449596226215</text:p>
          </table:table-cell>
          <table:table-cell office:value-type="float" office:value="10.03778219223" calcext:value-type="float">
            <text:p>10,03778219223</text:p>
          </table:table-cell>
          <table:table-cell office:value-type="float" office:value="-82.053618825925" calcext:value-type="float">
            <text:p>-82,0536188259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48</text:p>
          </table:table-cell>
          <table:table-cell office:value-type="float" office:value="5.38221180439" calcext:value-type="float">
            <text:p>5,38221180439</text:p>
          </table:table-cell>
          <table:table-cell office:value-type="float" office:value="9.8627710342407" calcext:value-type="float">
            <text:p>9,8627710342407</text:p>
          </table:table-cell>
          <table:table-cell office:value-type="float" office:value="64.220817225754" calcext:value-type="float">
            <text:p>64,2208172257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59</text:p>
          </table:table-cell>
          <table:table-cell office:value-type="float" office:value="7.39182472229" calcext:value-type="float">
            <text:p>7,39182472229</text:p>
          </table:table-cell>
          <table:table-cell office:value-type="float" office:value="9.0518140792847" calcext:value-type="float">
            <text:p>9,0518140792847</text:p>
          </table:table-cell>
          <table:table-cell office:value-type="float" office:value="164.07126529961" calcext:value-type="float">
            <text:p>164,071265299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70</text:p>
          </table:table-cell>
          <table:table-cell office:value-type="float" office:value="7.5974118709564" calcext:value-type="float">
            <text:p>7,5974118709564</text:p>
          </table:table-cell>
          <table:table-cell office:value-type="float" office:value="8.7937480211258" calcext:value-type="float">
            <text:p>8,7937480211258</text:p>
          </table:table-cell>
          <table:table-cell office:value-type="float" office:value="-145.55971789512" calcext:value-type="float">
            <text:p>-145,559717895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81</text:p>
          </table:table-cell>
          <table:table-cell office:value-type="float" office:value="7.8200596570969" calcext:value-type="float">
            <text:p>7,8200596570969</text:p>
          </table:table-cell>
          <table:table-cell office:value-type="float" office:value="9.9717628955841" calcext:value-type="float">
            <text:p>9,9717628955841</text:p>
          </table:table-cell>
          <table:table-cell office:value-type="float" office:value="97.836262860875" calcext:value-type="float">
            <text:p>97,8362628608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292</text:p>
          </table:table-cell>
          <table:table-cell office:value-type="float" office:value="0.023869550786912" calcext:value-type="float">
            <text:p>0,023869550786912</text:p>
          </table:table-cell>
          <table:table-cell office:value-type="float" office:value="8.8814002275467" calcext:value-type="float">
            <text:p>8,8814002275467</text:p>
          </table:table-cell>
          <table:table-cell office:value-type="float" office:value="-149.80217301921" calcext:value-type="float">
            <text:p>-149,802173019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303</text:p>
          </table:table-cell>
          <table:table-cell office:value-type="float" office:value="-0.12976875528693" calcext:value-type="float">
            <text:p>-0,12976875528693</text:p>
          </table:table-cell>
          <table:table-cell office:value-type="float" office:value="11.033388376236" calcext:value-type="float">
            <text:p>11,033388376236</text:p>
          </table:table-cell>
          <table:table-cell office:value-type="float" office:value="-27.979193409537" calcext:value-type="float">
            <text:p>-27,9791934095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0.41261062026024" calcext:value-type="float">
            <text:p>0,41261062026024</text:p>
          </table:table-cell>
          <table:table-cell office:value-type="float" office:value="-0.58500438928604" calcext:value-type="float">
            <text:p>-0,58500438928604</text:p>
          </table:table-cell>
          <table:table-cell office:value-type="float" office:value="111.33168988926" calcext:value-type="float">
            <text:p>111,331689889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64</text:p>
          </table:table-cell>
          <table:table-cell office:value-type="float" office:value="0.98291769623756" calcext:value-type="float">
            <text:p>0,98291769623756</text:p>
          </table:table-cell>
          <table:table-cell office:value-type="float" office:value="-0.48994962126017" calcext:value-type="float">
            <text:p>-0,48994962126017</text:p>
          </table:table-cell>
          <table:table-cell office:value-type="float" office:value="-22.135654262676" calcext:value-type="float">
            <text:p>-22,1356542626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75</text:p>
          </table:table-cell>
          <table:table-cell office:value-type="float" office:value="3.4250265359879" calcext:value-type="float">
            <text:p>3,4250265359879</text:p>
          </table:table-cell>
          <table:table-cell office:value-type="float" office:value="-0.58500967919827" calcext:value-type="float">
            <text:p>-0,58500967919827</text:p>
          </table:table-cell>
          <table:table-cell office:value-type="float" office:value="168.29816702824" calcext:value-type="float">
            <text:p>168,298167028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86</text:p>
          </table:table-cell>
          <table:table-cell office:value-type="float" office:value="4.5786395668983" calcext:value-type="float">
            <text:p>4,5786395668983</text:p>
          </table:table-cell>
          <table:table-cell office:value-type="float" office:value="-0.018498229328543" calcext:value-type="float">
            <text:p>-0,018498229328543</text:p>
          </table:table-cell>
          <table:table-cell office:value-type="float" office:value="-132.51934385603" calcext:value-type="float">
            <text:p>-132,519343856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797</text:p>
          </table:table-cell>
          <table:table-cell office:value-type="float" office:value="5.8486634492874" calcext:value-type="float">
            <text:p>5,8486634492874</text:p>
          </table:table-cell>
          <table:table-cell office:value-type="float" office:value="0.47210551798344" calcext:value-type="float">
            <text:p>0,47210551798344</text:p>
          </table:table-cell>
          <table:table-cell office:value-type="float" office:value="41.632018271525" calcext:value-type="float">
            <text:p>41,6320182715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808</text:p>
          </table:table-cell>
          <table:table-cell office:value-type="float" office:value="6.5504848957062" calcext:value-type="float">
            <text:p>6,5504848957062</text:p>
          </table:table-cell>
          <table:table-cell office:value-type="float" office:value="-0.20667424425483" calcext:value-type="float">
            <text:p>-0,20667424425483</text:p>
          </table:table-cell>
          <table:table-cell office:value-type="float" office:value="-61.692966777048" calcext:value-type="float">
            <text:p>-61,6929667770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819</text:p>
          </table:table-cell>
          <table:table-cell office:value-type="float" office:value="7.4670904874802" calcext:value-type="float">
            <text:p>7,4670904874802</text:p>
          </table:table-cell>
          <table:table-cell office:value-type="float" office:value="-0.097975227981806" calcext:value-type="float">
            <text:p>-0,097975227981806</text:p>
          </table:table-cell>
          <table:table-cell office:value-type="float" office:value="-85.008169435392" calcext:value-type="float">
            <text:p>-85,0081694353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830</text:p>
          </table:table-cell>
          <table:table-cell office:value-type="float" office:value="-1.535589247942" calcext:value-type="float">
            <text:p>-1,535589247942</text:p>
          </table:table-cell>
          <table:table-cell office:value-type="float" office:value="1.9949646294117" calcext:value-type="float">
            <text:p>1,9949646294117</text:p>
          </table:table-cell>
          <table:table-cell office:value-type="float" office:value="97.644278198291" calcext:value-type="float">
            <text:p>97,6442781982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841</text:p>
          </table:table-cell>
          <table:table-cell office:value-type="float" office:value="1.9987484812737" calcext:value-type="float">
            <text:p>1,9987484812737</text:p>
          </table:table-cell>
          <table:table-cell office:value-type="float" office:value="0.81790260970592" calcext:value-type="float">
            <text:p>0,81790260970592</text:p>
          </table:table-cell>
          <table:table-cell office:value-type="float" office:value="163.02480059824" calcext:value-type="float">
            <text:p>163,024800598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852</text:p>
          </table:table-cell>
          <table:table-cell office:value-type="float" office:value="3.0834093689919" calcext:value-type="float">
            <text:p>3,0834093689919</text:p>
          </table:table-cell>
          <table:table-cell office:value-type="float" office:value="2.5992059707642" calcext:value-type="float">
            <text:p>2,5992059707642</text:p>
          </table:table-cell>
          <table:table-cell office:value-type="float" office:value="-50.794902121185" calcext:value-type="float">
            <text:p>-50,79490212118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863</text:p>
          </table:table-cell>
          <table:table-cell office:value-type="float" office:value="4.9644789099693" calcext:value-type="float">
            <text:p>4,9644789099693</text:p>
          </table:table-cell>
          <table:table-cell office:value-type="float" office:value="0.8831000328064" calcext:value-type="float">
            <text:p>0,8831000328064</text:p>
          </table:table-cell>
          <table:table-cell office:value-type="float" office:value="-148.08297612864" calcext:value-type="float">
            <text:p>-148,082976128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874</text:p>
          </table:table-cell>
          <table:table-cell office:value-type="float" office:value="4.4333553314209" calcext:value-type="float">
            <text:p>4,4333553314209</text:p>
          </table:table-cell>
          <table:table-cell office:value-type="float" office:value="1.6467115283012" calcext:value-type="float">
            <text:p>1,6467115283012</text:p>
          </table:table-cell>
          <table:table-cell office:value-type="float" office:value="-48.791596084643" calcext:value-type="float">
            <text:p>-48,7915960846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885</text:p>
          </table:table-cell>
          <table:table-cell office:value-type="float" office:value="7.5393164157867" calcext:value-type="float">
            <text:p>7,5393164157867</text:p>
          </table:table-cell>
          <table:table-cell office:value-type="float" office:value="1.8311929702759" calcext:value-type="float">
            <text:p>1,8311929702759</text:p>
          </table:table-cell>
          <table:table-cell office:value-type="float" office:value="-66.940823178382" calcext:value-type="float">
            <text:p>-66,9408231783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896</text:p>
          </table:table-cell>
          <table:table-cell office:value-type="float" office:value="8.3955144882202" calcext:value-type="float">
            <text:p>8,3955144882202</text:p>
          </table:table-cell>
          <table:table-cell office:value-type="float" office:value="0.98686940968037" calcext:value-type="float">
            <text:p>0,98686940968037</text:p>
          </table:table-cell>
          <table:table-cell office:value-type="float" office:value="-142.19716400098" calcext:value-type="float">
            <text:p>-142,197164000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07</text:p>
          </table:table-cell>
          <table:table-cell office:value-type="float" office:value="-0.3282292932272" calcext:value-type="float">
            <text:p>-0,3282292932272</text:p>
          </table:table-cell>
          <table:table-cell office:value-type="float" office:value="2.1616940200329" calcext:value-type="float">
            <text:p>2,1616940200329</text:p>
          </table:table-cell>
          <table:table-cell office:value-type="float" office:value="59.892483577607" calcext:value-type="float">
            <text:p>59,8924835776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18</text:p>
          </table:table-cell>
          <table:table-cell office:value-type="float" office:value="1.5911319851875" calcext:value-type="float">
            <text:p>1,5911319851875</text:p>
          </table:table-cell>
          <table:table-cell office:value-type="float" office:value="4.4129595160484" calcext:value-type="float">
            <text:p>4,4129595160484</text:p>
          </table:table-cell>
          <table:table-cell office:value-type="float" office:value="-160.93150217822" calcext:value-type="float">
            <text:p>-160,931502178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29</text:p>
          </table:table-cell>
          <table:table-cell office:value-type="float" office:value="2.2283415496349" calcext:value-type="float">
            <text:p>2,2283415496349</text:p>
          </table:table-cell>
          <table:table-cell office:value-type="float" office:value="2.6381954550743" calcext:value-type="float">
            <text:p>2,6381954550743</text:p>
          </table:table-cell>
          <table:table-cell office:value-type="float" office:value="126.61498519266" calcext:value-type="float">
            <text:p>126,614985192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40</text:p>
          </table:table-cell>
          <table:table-cell office:value-type="float" office:value="5.016667842865" calcext:value-type="float">
            <text:p>5,016667842865</text:p>
          </table:table-cell>
          <table:table-cell office:value-type="float" office:value="1.6733826696873" calcext:value-type="float">
            <text:p>1,6733826696873</text:p>
          </table:table-cell>
          <table:table-cell office:value-type="float" office:value="95.236946063437" calcext:value-type="float">
            <text:p>95,2369460634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51</text:p>
          </table:table-cell>
          <table:table-cell office:value-type="float" office:value="4.2805853486061" calcext:value-type="float">
            <text:p>4,2805853486061</text:p>
          </table:table-cell>
          <table:table-cell office:value-type="float" office:value="2.5616067647934" calcext:value-type="float">
            <text:p>2,5616067647934</text:p>
          </table:table-cell>
          <table:table-cell office:value-type="float" office:value="-12.451715435192" calcext:value-type="float">
            <text:p>-12,4517154351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62</text:p>
          </table:table-cell>
          <table:table-cell office:value-type="float" office:value="6.3979828357697" calcext:value-type="float">
            <text:p>6,3979828357697</text:p>
          </table:table-cell>
          <table:table-cell office:value-type="float" office:value="1.8284210562706" calcext:value-type="float">
            <text:p>1,8284210562706</text:p>
          </table:table-cell>
          <table:table-cell office:value-type="float" office:value="18.917464716419" calcext:value-type="float">
            <text:p>18,9174647164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73</text:p>
          </table:table-cell>
          <table:table-cell office:value-type="float" office:value="9.5217072963715" calcext:value-type="float">
            <text:p>9,5217072963715</text:p>
          </table:table-cell>
          <table:table-cell office:value-type="float" office:value="3.0001974105835" calcext:value-type="float">
            <text:p>3,0001974105835</text:p>
          </table:table-cell>
          <table:table-cell office:value-type="float" office:value="160.19585937451" calcext:value-type="float">
            <text:p>160,195859374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84</text:p>
          </table:table-cell>
          <table:table-cell office:value-type="float" office:value="-1.1747821420431" calcext:value-type="float">
            <text:p>-1,1747821420431</text:p>
          </table:table-cell>
          <table:table-cell office:value-type="float" office:value="5.7179486751556" calcext:value-type="float">
            <text:p>5,7179486751556</text:p>
          </table:table-cell>
          <table:table-cell office:value-type="float" office:value="157.20836372133" calcext:value-type="float">
            <text:p>157,208363721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995</text:p>
          </table:table-cell>
          <table:table-cell office:value-type="float" office:value="-0.45944303274155" calcext:value-type="float">
            <text:p>-0,45944303274155</text:p>
          </table:table-cell>
          <table:table-cell office:value-type="float" office:value="2.9653707146645" calcext:value-type="float">
            <text:p>2,9653707146645</text:p>
          </table:table-cell>
          <table:table-cell office:value-type="float" office:value="106.12289465157" calcext:value-type="float">
            <text:p>106,122894651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06</text:p>
          </table:table-cell>
          <table:table-cell office:value-type="float" office:value="2.6212367415428" calcext:value-type="float">
            <text:p>2,6212367415428</text:p>
          </table:table-cell>
          <table:table-cell office:value-type="float" office:value="4.8987993597984" calcext:value-type="float">
            <text:p>4,8987993597984</text:p>
          </table:table-cell>
          <table:table-cell office:value-type="float" office:value="-117.74044735416" calcext:value-type="float">
            <text:p>-117,740447354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17</text:p>
          </table:table-cell>
          <table:table-cell office:value-type="float" office:value="4.1905435919762" calcext:value-type="float">
            <text:p>4,1905435919762</text:p>
          </table:table-cell>
          <table:table-cell office:value-type="float" office:value="5.5763465166092" calcext:value-type="float">
            <text:p>5,5763465166092</text:p>
          </table:table-cell>
          <table:table-cell office:value-type="float" office:value="109.90511004333" calcext:value-type="float">
            <text:p>109,905110043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28</text:p>
          </table:table-cell>
          <table:table-cell office:value-type="float" office:value="7.0440804958344" calcext:value-type="float">
            <text:p>7,0440804958344</text:p>
          </table:table-cell>
          <table:table-cell office:value-type="float" office:value="4.6204772591591" calcext:value-type="float">
            <text:p>4,6204772591591</text:p>
          </table:table-cell>
          <table:table-cell office:value-type="float" office:value="-23.870052615548" calcext:value-type="float">
            <text:p>-23,8700526155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39</text:p>
          </table:table-cell>
          <table:table-cell office:value-type="float" office:value="7.595546245575" calcext:value-type="float">
            <text:p>7,595546245575</text:p>
          </table:table-cell>
          <table:table-cell office:value-type="float" office:value="4.6215614676476" calcext:value-type="float">
            <text:p>4,6215614676476</text:p>
          </table:table-cell>
          <table:table-cell office:value-type="float" office:value="-25.810591544315" calcext:value-type="float">
            <text:p>-25,8105915443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50</text:p>
          </table:table-cell>
          <table:table-cell office:value-type="float" office:value="9.7440099716187" calcext:value-type="float">
            <text:p>9,7440099716187</text:p>
          </table:table-cell>
          <table:table-cell office:value-type="float" office:value="4.3809613585472" calcext:value-type="float">
            <text:p>4,3809613585472</text:p>
          </table:table-cell>
          <table:table-cell office:value-type="float" office:value="-47.713102049129" calcext:value-type="float">
            <text:p>-47,71310204912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61</text:p>
          </table:table-cell>
          <table:table-cell office:value-type="float" office:value="-1.4260967075825" calcext:value-type="float">
            <text:p>-1,4260967075825</text:p>
          </table:table-cell>
          <table:table-cell office:value-type="float" office:value="5.4835665225983" calcext:value-type="float">
            <text:p>5,4835665225983</text:p>
          </table:table-cell>
          <table:table-cell office:value-type="float" office:value="-170.19253779369" calcext:value-type="float">
            <text:p>-170,192537793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72</text:p>
          </table:table-cell>
          <table:table-cell office:value-type="float" office:value="3.6057659983635" calcext:value-type="float">
            <text:p>3,6057659983635</text:p>
          </table:table-cell>
          <table:table-cell office:value-type="float" office:value="5.4333543777466" calcext:value-type="float">
            <text:p>5,4333543777466</text:p>
          </table:table-cell>
          <table:table-cell office:value-type="float" office:value="-173.36202730798" calcext:value-type="float">
            <text:p>-173,362027307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83</text:p>
          </table:table-cell>
          <table:table-cell office:value-type="float" office:value="3.1913381814957" calcext:value-type="float">
            <text:p>3,1913381814957</text:p>
          </table:table-cell>
          <table:table-cell office:value-type="float" office:value="6.1448615789413" calcext:value-type="float">
            <text:p>6,1448615789413</text:p>
          </table:table-cell>
          <table:table-cell office:value-type="float" office:value="-7.1189171474451" calcext:value-type="float">
            <text:p>-7,11891714744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094</text:p>
          </table:table-cell>
          <table:table-cell office:value-type="float" office:value="5.4752814769745" calcext:value-type="float">
            <text:p>5,4752814769745</text:p>
          </table:table-cell>
          <table:table-cell office:value-type="float" office:value="6.0111510753632" calcext:value-type="float">
            <text:p>6,0111510753632</text:p>
          </table:table-cell>
          <table:table-cell office:value-type="float" office:value="-62.974673167915" calcext:value-type="float">
            <text:p>-62,9746731679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05</text:p>
          </table:table-cell>
          <table:table-cell office:value-type="float" office:value="4.4860690832138" calcext:value-type="float">
            <text:p>4,4860690832138</text:p>
          </table:table-cell>
          <table:table-cell office:value-type="float" office:value="7.7607464790344" calcext:value-type="float">
            <text:p>7,7607464790344</text:p>
          </table:table-cell>
          <table:table-cell office:value-type="float" office:value="-47.430041868975" calcext:value-type="float">
            <text:p>-47,4300418689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16</text:p>
          </table:table-cell>
          <table:table-cell office:value-type="float" office:value="6.869860291481" calcext:value-type="float">
            <text:p>6,869860291481</text:p>
          </table:table-cell>
          <table:table-cell office:value-type="float" office:value="6.5388381481171" calcext:value-type="float">
            <text:p>6,5388381481171</text:p>
          </table:table-cell>
          <table:table-cell office:value-type="float" office:value="-79.304774855353" calcext:value-type="float">
            <text:p>-79,30477485535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27</text:p>
          </table:table-cell>
          <table:table-cell office:value-type="float" office:value="9.2703342437744" calcext:value-type="float">
            <text:p>9,2703342437744</text:p>
          </table:table-cell>
          <table:table-cell office:value-type="float" office:value="6.791969537735" calcext:value-type="float">
            <text:p>6,791969537735</text:p>
          </table:table-cell>
          <table:table-cell office:value-type="float" office:value="-135.1246879359" calcext:value-type="float">
            <text:p>-135,12468793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38</text:p>
          </table:table-cell>
          <table:table-cell office:value-type="float" office:value="-1.5593136847019" calcext:value-type="float">
            <text:p>-1,5593136847019</text:p>
          </table:table-cell>
          <table:table-cell office:value-type="float" office:value="7.788599729538" calcext:value-type="float">
            <text:p>7,788599729538</text:p>
          </table:table-cell>
          <table:table-cell office:value-type="float" office:value="-38.122410986834" calcext:value-type="float">
            <text:p>-38,1224109868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49</text:p>
          </table:table-cell>
          <table:table-cell office:value-type="float" office:value="2.0319552719593" calcext:value-type="float">
            <text:p>2,0319552719593</text:p>
          </table:table-cell>
          <table:table-cell office:value-type="float" office:value="4.9476057291031" calcext:value-type="float">
            <text:p>4,9476057291031</text:p>
          </table:table-cell>
          <table:table-cell office:value-type="float" office:value="161.75031054551" calcext:value-type="float">
            <text:p>161,750310545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60</text:p>
          </table:table-cell>
          <table:table-cell office:value-type="float" office:value="2.8624334931374" calcext:value-type="float">
            <text:p>2,8624334931374</text:p>
          </table:table-cell>
          <table:table-cell office:value-type="float" office:value="7.0038735866547" calcext:value-type="float">
            <text:p>7,0038735866547</text:p>
          </table:table-cell>
          <table:table-cell office:value-type="float" office:value="-85.451953730006" calcext:value-type="float">
            <text:p>-85,4519537300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71</text:p>
          </table:table-cell>
          <table:table-cell office:value-type="float" office:value="1.2021037191153" calcext:value-type="float">
            <text:p>1,2021037191153</text:p>
          </table:table-cell>
          <table:table-cell office:value-type="float" office:value="8.0040234327316" calcext:value-type="float">
            <text:p>8,0040234327316</text:p>
          </table:table-cell>
          <table:table-cell office:value-type="float" office:value="1.4450444845827" calcext:value-type="float">
            <text:p>1,44504448458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82</text:p>
          </table:table-cell>
          <table:table-cell office:value-type="float" office:value="7.4170219898224" calcext:value-type="float">
            <text:p>7,4170219898224</text:p>
          </table:table-cell>
          <table:table-cell office:value-type="float" office:value="6.2283772230148" calcext:value-type="float">
            <text:p>6,2283772230148</text:p>
          </table:table-cell>
          <table:table-cell office:value-type="float" office:value="17.907131249738" calcext:value-type="float">
            <text:p>17,9071312497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193</text:p>
          </table:table-cell>
          <table:table-cell office:value-type="float" office:value="7.6618111133575" calcext:value-type="float">
            <text:p>7,6618111133575</text:p>
          </table:table-cell>
          <table:table-cell office:value-type="float" office:value="6.8674725294113" calcext:value-type="float">
            <text:p>6,8674725294113</text:p>
          </table:table-cell>
          <table:table-cell office:value-type="float" office:value="43.44040117446" calcext:value-type="float">
            <text:p>43,440401174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04</text:p>
          </table:table-cell>
          <table:table-cell office:value-type="float" office:value="8.2089298963547" calcext:value-type="float">
            <text:p>8,2089298963547</text:p>
          </table:table-cell>
          <table:table-cell office:value-type="float" office:value="8.0031764507294" calcext:value-type="float">
            <text:p>8,0031764507294</text:p>
          </table:table-cell>
          <table:table-cell office:value-type="float" office:value="-44.616917136368" calcext:value-type="float">
            <text:p>-44,6169171363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15</text:p>
          </table:table-cell>
          <table:table-cell office:value-type="float" office:value="0.69124437868595" calcext:value-type="float">
            <text:p>0,69124437868595</text:p>
          </table:table-cell>
          <table:table-cell office:value-type="float" office:value="7.6501607894897" calcext:value-type="float">
            <text:p>7,6501607894897</text:p>
          </table:table-cell>
          <table:table-cell office:value-type="float" office:value="176.10676425278" calcext:value-type="float">
            <text:p>176,106764252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26</text:p>
          </table:table-cell>
          <table:table-cell office:value-type="float" office:value="1.3417854905128" calcext:value-type="float">
            <text:p>1,3417854905128</text:p>
          </table:table-cell>
          <table:table-cell office:value-type="float" office:value="10.332219600677" calcext:value-type="float">
            <text:p>10,332219600677</text:p>
          </table:table-cell>
          <table:table-cell office:value-type="float" office:value="-32.655402733262" calcext:value-type="float">
            <text:p>-32,65540273326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37</text:p>
          </table:table-cell>
          <table:table-cell office:value-type="float" office:value="1.991753578186" calcext:value-type="float">
            <text:p>1,991753578186</text:p>
          </table:table-cell>
          <table:table-cell office:value-type="float" office:value="10.254679918289" calcext:value-type="float">
            <text:p>10,254679918289</text:p>
          </table:table-cell>
          <table:table-cell office:value-type="float" office:value="-45.480014412266" calcext:value-type="float">
            <text:p>-45,4800144122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48</text:p>
          </table:table-cell>
          <table:table-cell office:value-type="float" office:value="5.1200801134109" calcext:value-type="float">
            <text:p>5,1200801134109</text:p>
          </table:table-cell>
          <table:table-cell office:value-type="float" office:value="9.7041493654251" calcext:value-type="float">
            <text:p>9,7041493654251</text:p>
          </table:table-cell>
          <table:table-cell office:value-type="float" office:value="22.932822157623" calcext:value-type="float">
            <text:p>22,93282215762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59</text:p>
          </table:table-cell>
          <table:table-cell office:value-type="float" office:value="7.373229265213" calcext:value-type="float">
            <text:p>7,373229265213</text:p>
          </table:table-cell>
          <table:table-cell office:value-type="float" office:value="8.8339459896088" calcext:value-type="float">
            <text:p>8,8339459896088</text:p>
          </table:table-cell>
          <table:table-cell office:value-type="float" office:value="76.605365534497" calcext:value-type="float">
            <text:p>76,6053655344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70</text:p>
          </table:table-cell>
          <table:table-cell office:value-type="float" office:value="7.7513420581818" calcext:value-type="float">
            <text:p>7,7513420581818</text:p>
          </table:table-cell>
          <table:table-cell office:value-type="float" office:value="8.6227786540985" calcext:value-type="float">
            <text:p>8,6227786540985</text:p>
          </table:table-cell>
          <table:table-cell office:value-type="float" office:value="123.82171564041" calcext:value-type="float">
            <text:p>123,821715640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81</text:p>
          </table:table-cell>
          <table:table-cell office:value-type="float" office:value="8.0440509319305" calcext:value-type="float">
            <text:p>8,0440509319305</text:p>
          </table:table-cell>
          <table:table-cell office:value-type="float" office:value="9.8084706068039" calcext:value-type="float">
            <text:p>9,8084706068039</text:p>
          </table:table-cell>
          <table:table-cell office:value-type="float" office:value="153.65605293565" calcext:value-type="float">
            <text:p>153,656052935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292</text:p>
          </table:table-cell>
          <table:table-cell office:value-type="float" office:value="0.20573068410158" calcext:value-type="float">
            <text:p>0,20573068410158</text:p>
          </table:table-cell>
          <table:table-cell office:value-type="float" office:value="9.0737515687943" calcext:value-type="float">
            <text:p>9,0737515687943</text:p>
          </table:table-cell>
          <table:table-cell office:value-type="float" office:value="-130.6917652203" calcext:value-type="float">
            <text:p>-130,691765220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303</text:p>
          </table:table-cell>
          <table:table-cell office:value-type="float" office:value="-0.34496195614338" calcext:value-type="float">
            <text:p>-0,34496195614338</text:p>
          </table:table-cell>
          <table:table-cell office:value-type="float" office:value="10.818173885345" calcext:value-type="float">
            <text:p>10,818173885345</text:p>
          </table:table-cell>
          <table:table-cell office:value-type="float" office:value="-22.684036166805" calcext:value-type="float">
            <text:p>-22,6840361668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0.6891655921936" calcext:value-type="float">
            <text:p>0,6891655921936</text:p>
          </table:table-cell>
          <table:table-cell office:value-type="float" office:value="-0.58501727879047" calcext:value-type="float">
            <text:p>-0,58501727879047</text:p>
          </table:table-cell>
          <table:table-cell office:value-type="float" office:value="116.50709589576" calcext:value-type="float">
            <text:p>116,507095895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64</text:p>
          </table:table-cell>
          <table:table-cell office:value-type="float" office:value="0.96488147974014" calcext:value-type="float">
            <text:p>0,96488147974014</text:p>
          </table:table-cell>
          <table:table-cell office:value-type="float" office:value="-0.27061820030212" calcext:value-type="float">
            <text:p>-0,27061820030212</text:p>
          </table:table-cell>
          <table:table-cell office:value-type="float" office:value="-100.63968722228" calcext:value-type="float">
            <text:p>-100,639687222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75</text:p>
          </table:table-cell>
          <table:table-cell office:value-type="float" office:value="3.5570234060287" calcext:value-type="float">
            <text:p>3,5570234060287</text:p>
          </table:table-cell>
          <table:table-cell office:value-type="float" office:value="-0.58500476181507" calcext:value-type="float">
            <text:p>-0,58500476181507</text:p>
          </table:table-cell>
          <table:table-cell office:value-type="float" office:value="160.04789710804" calcext:value-type="float">
            <text:p>160,047897108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86</text:p>
          </table:table-cell>
          <table:table-cell office:value-type="float" office:value="4.7656956315041" calcext:value-type="float">
            <text:p>4,7656956315041</text:p>
          </table:table-cell>
          <table:table-cell office:value-type="float" office:value="0.31006207689643" calcext:value-type="float">
            <text:p>0,31006207689643</text:p>
          </table:table-cell>
          <table:table-cell office:value-type="float" office:value="-121.83416117528" calcext:value-type="float">
            <text:p>-121,834161175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797</text:p>
          </table:table-cell>
          <table:table-cell office:value-type="float" office:value="5.5876749753952" calcext:value-type="float">
            <text:p>5,5876749753952</text:p>
          </table:table-cell>
          <table:table-cell office:value-type="float" office:value="0.32141815871" calcext:value-type="float">
            <text:p>0,32141815871</text:p>
          </table:table-cell>
          <table:table-cell office:value-type="float" office:value="27.11590991658" calcext:value-type="float">
            <text:p>27,115909916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808</text:p>
          </table:table-cell>
          <table:table-cell office:value-type="float" office:value="6.3625144958496" calcext:value-type="float">
            <text:p>6,3625144958496</text:p>
          </table:table-cell>
          <table:table-cell office:value-type="float" office:value="0.14377209357917" calcext:value-type="float">
            <text:p>0,14377209357917</text:p>
          </table:table-cell>
          <table:table-cell office:value-type="float" office:value="-61.68227894291" calcext:value-type="float">
            <text:p>-61,682278942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819</text:p>
          </table:table-cell>
          <table:table-cell office:value-type="float" office:value="7.4327558279037" calcext:value-type="float">
            <text:p>7,4327558279037</text:p>
          </table:table-cell>
          <table:table-cell office:value-type="float" office:value="0.29853999614716" calcext:value-type="float">
            <text:p>0,29853999614716</text:p>
          </table:table-cell>
          <table:table-cell office:value-type="float" office:value="-85.010602216052" calcext:value-type="float">
            <text:p>-85,0106022160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830</text:p>
          </table:table-cell>
          <table:table-cell office:value-type="float" office:value="-1.4809477329254" calcext:value-type="float">
            <text:p>-1,4809477329254</text:p>
          </table:table-cell>
          <table:table-cell office:value-type="float" office:value="1.7047594487667" calcext:value-type="float">
            <text:p>1,7047594487667</text:p>
          </table:table-cell>
          <table:table-cell office:value-type="float" office:value="97.657870335184" calcext:value-type="float">
            <text:p>97,6578703351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841</text:p>
          </table:table-cell>
          <table:table-cell office:value-type="float" office:value="2.2702351212502" calcext:value-type="float">
            <text:p>2,2702351212502</text:p>
          </table:table-cell>
          <table:table-cell office:value-type="float" office:value="0.75895808637142" calcext:value-type="float">
            <text:p>0,75895808637142</text:p>
          </table:table-cell>
          <table:table-cell office:value-type="float" office:value="168.86782038743" calcext:value-type="float">
            <text:p>168,867820387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852</text:p>
          </table:table-cell>
          <table:table-cell office:value-type="float" office:value="2.8943422436714" calcext:value-type="float">
            <text:p>2,8943422436714</text:p>
          </table:table-cell>
          <table:table-cell office:value-type="float" office:value="2.9153686761856" calcext:value-type="float">
            <text:p>2,9153686761856</text:p>
          </table:table-cell>
          <table:table-cell office:value-type="float" office:value="-61.63745017568" calcext:value-type="float">
            <text:p>-61,637450175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863</text:p>
          </table:table-cell>
          <table:table-cell office:value-type="float" office:value="5.2694767713547" calcext:value-type="float">
            <text:p>5,2694767713547</text:p>
          </table:table-cell>
          <table:table-cell office:value-type="float" office:value="1.0097171366215" calcext:value-type="float">
            <text:p>1,0097171366215</text:p>
          </table:table-cell>
          <table:table-cell office:value-type="float" office:value="-174.64059021822" calcext:value-type="float">
            <text:p>-174,6405902182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874</text:p>
          </table:table-cell>
          <table:table-cell office:value-type="float" office:value="4.5779633522034" calcext:value-type="float">
            <text:p>4,5779633522034</text:p>
          </table:table-cell>
          <table:table-cell office:value-type="float" office:value="1.8156626820564" calcext:value-type="float">
            <text:p>1,8156626820564</text:p>
          </table:table-cell>
          <table:table-cell office:value-type="float" office:value="-139.49040850257" calcext:value-type="float">
            <text:p>-139,490408502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885</text:p>
          </table:table-cell>
          <table:table-cell office:value-type="float" office:value="7.3840594291687" calcext:value-type="float">
            <text:p>7,3840594291687</text:p>
          </table:table-cell>
          <table:table-cell office:value-type="float" office:value="2.1978369355202" calcext:value-type="float">
            <text:p>2,1978369355202</text:p>
          </table:table-cell>
          <table:table-cell office:value-type="float" office:value="-66.899998932128" calcext:value-type="float">
            <text:p>-66,8999989321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896</text:p>
          </table:table-cell>
          <table:table-cell office:value-type="float" office:value="8.7095499038696" calcext:value-type="float">
            <text:p>8,7095499038696</text:p>
          </table:table-cell>
          <table:table-cell office:value-type="float" office:value="1.2308003008366" calcext:value-type="float">
            <text:p>1,2308003008366</text:p>
          </table:table-cell>
          <table:table-cell office:value-type="float" office:value="-142.19285879925" calcext:value-type="float">
            <text:p>-142,192858799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07</text:p>
          </table:table-cell>
          <table:table-cell office:value-type="float" office:value="-0.5194053798914" calcext:value-type="float">
            <text:p>-0,5194053798914</text:p>
          </table:table-cell>
          <table:table-cell office:value-type="float" office:value="1.8930125236511" calcext:value-type="float">
            <text:p>1,8930125236511</text:p>
          </table:table-cell>
          <table:table-cell office:value-type="float" office:value="53.088853693312" calcext:value-type="float">
            <text:p>53,0888536933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18</text:p>
          </table:table-cell>
          <table:table-cell office:value-type="float" office:value="1.7856384813786" calcext:value-type="float">
            <text:p>1,7856384813786</text:p>
          </table:table-cell>
          <table:table-cell office:value-type="float" office:value="4.2990535497665" calcext:value-type="float">
            <text:p>4,2990535497665</text:p>
          </table:table-cell>
          <table:table-cell office:value-type="float" office:value="129.19556411209" calcext:value-type="float">
            <text:p>129,195564112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29</text:p>
          </table:table-cell>
          <table:table-cell office:value-type="float" office:value="2.511642575264" calcext:value-type="float">
            <text:p>2,511642575264</text:p>
          </table:table-cell>
          <table:table-cell office:value-type="float" office:value="2.4511332809925" calcext:value-type="float">
            <text:p>2,4511332809925</text:p>
          </table:table-cell>
          <table:table-cell office:value-type="float" office:value="152.40442828768" calcext:value-type="float">
            <text:p>152,404428287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40</text:p>
          </table:table-cell>
          <table:table-cell office:value-type="float" office:value="5.2383279800415" calcext:value-type="float">
            <text:p>5,2383279800415</text:p>
          </table:table-cell>
          <table:table-cell office:value-type="float" office:value="1.6619040071964" calcext:value-type="float">
            <text:p>1,6619040071964</text:p>
          </table:table-cell>
          <table:table-cell office:value-type="float" office:value="-174.17722750621" calcext:value-type="float">
            <text:p>-174,1772275062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51</text:p>
          </table:table-cell>
          <table:table-cell office:value-type="float" office:value="3.8918855786324" calcext:value-type="float">
            <text:p>3,8918855786324</text:p>
          </table:table-cell>
          <table:table-cell office:value-type="float" office:value="2.6467859745026" calcext:value-type="float">
            <text:p>2,6467859745026</text:p>
          </table:table-cell>
          <table:table-cell office:value-type="float" office:value="-12.446151987003" calcext:value-type="float">
            <text:p>-12,4461519870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62</text:p>
          </table:table-cell>
          <table:table-cell office:value-type="float" office:value="6.0989159345627" calcext:value-type="float">
            <text:p>6,0989159345627</text:p>
          </table:table-cell>
          <table:table-cell office:value-type="float" office:value="1.8173909187317" calcext:value-type="float">
            <text:p>1,8173909187317</text:p>
          </table:table-cell>
          <table:table-cell office:value-type="float" office:value="-1.9017929673954" calcext:value-type="float">
            <text:p>-1,90179296739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73</text:p>
          </table:table-cell>
          <table:table-cell office:value-type="float" office:value="9.8247987031937" calcext:value-type="float">
            <text:p>9,8247987031937</text:p>
          </table:table-cell>
          <table:table-cell office:value-type="float" office:value="2.9148823022842" calcext:value-type="float">
            <text:p>2,9148823022842</text:p>
          </table:table-cell>
          <table:table-cell office:value-type="float" office:value="165.55948470049" calcext:value-type="float">
            <text:p>165,559484700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84</text:p>
          </table:table-cell>
          <table:table-cell office:value-type="float" office:value="-0.98399929702282" calcext:value-type="float">
            <text:p>-0,98399929702282</text:p>
          </table:table-cell>
          <table:table-cell office:value-type="float" office:value="5.8304399251938" calcext:value-type="float">
            <text:p>5,8304399251938</text:p>
          </table:table-cell>
          <table:table-cell office:value-type="float" office:value="-163.98561228612" calcext:value-type="float">
            <text:p>-163,985612286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995</text:p>
          </table:table-cell>
          <table:table-cell office:value-type="float" office:value="-0.28227970004082" calcext:value-type="float">
            <text:p>-0,28227970004082</text:p>
          </table:table-cell>
          <table:table-cell office:value-type="float" office:value="2.6559549570084" calcext:value-type="float">
            <text:p>2,6559549570084</text:p>
          </table:table-cell>
          <table:table-cell office:value-type="float" office:value="124.22860503956" calcext:value-type="float">
            <text:p>124,228605039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06</text:p>
          </table:table-cell>
          <table:table-cell office:value-type="float" office:value="2.8300356864929" calcext:value-type="float">
            <text:p>2,8300356864929</text:p>
          </table:table-cell>
          <table:table-cell office:value-type="float" office:value="4.8248067498207" calcext:value-type="float">
            <text:p>4,8248067498207</text:p>
          </table:table-cell>
          <table:table-cell office:value-type="float" office:value="151.68668965625" calcext:value-type="float">
            <text:p>151,686689656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17</text:p>
          </table:table-cell>
          <table:table-cell office:value-type="float" office:value="4.3263611197472" calcext:value-type="float">
            <text:p>4,3263611197472</text:p>
          </table:table-cell>
          <table:table-cell office:value-type="float" office:value="5.4543441534042" calcext:value-type="float">
            <text:p>5,4543441534042</text:p>
          </table:table-cell>
          <table:table-cell office:value-type="float" office:value="156.38758726181" calcext:value-type="float">
            <text:p>156,387587261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28</text:p>
          </table:table-cell>
          <table:table-cell office:value-type="float" office:value="6.9236677885056" calcext:value-type="float">
            <text:p>6,9236677885056</text:p>
          </table:table-cell>
          <table:table-cell office:value-type="float" office:value="4.4293847680092" calcext:value-type="float">
            <text:p>4,4293847680092</text:p>
          </table:table-cell>
          <table:table-cell office:value-type="float" office:value="66.201100683516" calcext:value-type="float">
            <text:p>66,2011006835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39</text:p>
          </table:table-cell>
          <table:table-cell office:value-type="float" office:value="7.4712926149368" calcext:value-type="float">
            <text:p>7,4712926149368</text:p>
          </table:table-cell>
          <table:table-cell office:value-type="float" office:value="4.4379425048828" calcext:value-type="float">
            <text:p>4,4379425048828</text:p>
          </table:table-cell>
          <table:table-cell office:value-type="float" office:value="64.97850539578" calcext:value-type="float">
            <text:p>64,978505395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50</text:p>
          </table:table-cell>
          <table:table-cell office:value-type="float" office:value="9.5261114835739" calcext:value-type="float">
            <text:p>9,5261114835739</text:p>
          </table:table-cell>
          <table:table-cell office:value-type="float" office:value="4.5484405755997" calcext:value-type="float">
            <text:p>4,5484405755997</text:p>
          </table:table-cell>
          <table:table-cell office:value-type="float" office:value="-36.432099949782" calcext:value-type="float">
            <text:p>-36,4320999497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61</text:p>
          </table:table-cell>
          <table:table-cell office:value-type="float" office:value="-1.3574458658695" calcext:value-type="float">
            <text:p>-1,3574458658695</text:p>
          </table:table-cell>
          <table:table-cell office:value-type="float" office:value="5.2724325656891" calcext:value-type="float">
            <text:p>5,2724325656891</text:p>
          </table:table-cell>
          <table:table-cell office:value-type="float" office:value="99.246202760441" calcext:value-type="float">
            <text:p>99,2462027604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72</text:p>
          </table:table-cell>
          <table:table-cell office:value-type="float" office:value="3.6769026517868" calcext:value-type="float">
            <text:p>3,6769026517868</text:p>
          </table:table-cell>
          <table:table-cell office:value-type="float" office:value="5.2263551950455" calcext:value-type="float">
            <text:p>5,2263551950455</text:p>
          </table:table-cell>
          <table:table-cell office:value-type="float" office:value="98.776361744875" calcext:value-type="float">
            <text:p>98,7763617448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83</text:p>
          </table:table-cell>
          <table:table-cell office:value-type="float" office:value="2.9049038887024" calcext:value-type="float">
            <text:p>2,9049038887024</text:p>
          </table:table-cell>
          <table:table-cell office:value-type="float" office:value="5.9648239612579" calcext:value-type="float">
            <text:p>5,9648239612579</text:p>
          </table:table-cell>
          <table:table-cell office:value-type="float" office:value="26.892782586395" calcext:value-type="float">
            <text:p>26,8927825863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094</text:p>
          </table:table-cell>
          <table:table-cell office:value-type="float" office:value="5.271383523941" calcext:value-type="float">
            <text:p>5,271383523941</text:p>
          </table:table-cell>
          <table:table-cell office:value-type="float" office:value="6.3165384531021" calcext:value-type="float">
            <text:p>6,3165384531021</text:p>
          </table:table-cell>
          <table:table-cell office:value-type="float" office:value="-55.754330507509" calcext:value-type="float">
            <text:p>-55,75433050750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05</text:p>
          </table:table-cell>
          <table:table-cell office:value-type="float" office:value="4.2170709371567" calcext:value-type="float">
            <text:p>4,2170709371567</text:p>
          </table:table-cell>
          <table:table-cell office:value-type="float" office:value="8.0531990528107" calcext:value-type="float">
            <text:p>8,0531990528107</text:p>
          </table:table-cell>
          <table:table-cell office:value-type="float" office:value="-47.448219387395" calcext:value-type="float">
            <text:p>-47,4482193873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16</text:p>
          </table:table-cell>
          <table:table-cell office:value-type="float" office:value="6.7572617530823" calcext:value-type="float">
            <text:p>6,7572617530823</text:p>
          </table:table-cell>
          <table:table-cell office:value-type="float" office:value="6.7415165901184" calcext:value-type="float">
            <text:p>6,7415165901184</text:p>
          </table:table-cell>
          <table:table-cell office:value-type="float" office:value="-58.877317009458" calcext:value-type="float">
            <text:p>-58,87731700945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27</text:p>
          </table:table-cell>
          <table:table-cell office:value-type="float" office:value="9.4426470994949" calcext:value-type="float">
            <text:p>9,4426470994949</text:p>
          </table:table-cell>
          <table:table-cell office:value-type="float" office:value="7.0222795009613" calcext:value-type="float">
            <text:p>7,0222795009613</text:p>
          </table:table-cell>
          <table:table-cell office:value-type="float" office:value="-125.07681178439" calcext:value-type="float">
            <text:p>-125,076811784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38</text:p>
          </table:table-cell>
          <table:table-cell office:value-type="float" office:value="-1.5694992244244" calcext:value-type="float">
            <text:p>-1,5694992244244</text:p>
          </table:table-cell>
          <table:table-cell office:value-type="float" office:value="8.1094634532928" calcext:value-type="float">
            <text:p>8,1094634532928</text:p>
          </table:table-cell>
          <table:table-cell office:value-type="float" office:value="-84.501091841679" calcext:value-type="float">
            <text:p>-84,5010918416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49</text:p>
          </table:table-cell>
          <table:table-cell office:value-type="float" office:value="1.9920049607754" calcext:value-type="float">
            <text:p>1,9920049607754</text:p>
          </table:table-cell>
          <table:table-cell office:value-type="float" office:value="4.7292631864548" calcext:value-type="float">
            <text:p>4,7292631864548</text:p>
          </table:table-cell>
          <table:table-cell office:value-type="float" office:value="71.011446084187" calcext:value-type="float">
            <text:p>71,0114460841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60</text:p>
          </table:table-cell>
          <table:table-cell office:value-type="float" office:value="2.8944236040115" calcext:value-type="float">
            <text:p>2,8944236040115</text:p>
          </table:table-cell>
          <table:table-cell office:value-type="float" office:value="7.3007357120514" calcext:value-type="float">
            <text:p>7,3007357120514</text:p>
          </table:table-cell>
          <table:table-cell office:value-type="float" office:value="-104.56968720552" calcext:value-type="float">
            <text:p>-104,569687205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71</text:p>
          </table:table-cell>
          <table:table-cell office:value-type="float" office:value="1.1391196399927" calcext:value-type="float">
            <text:p>1,1391196399927</text:p>
          </table:table-cell>
          <table:table-cell office:value-type="float" office:value="7.7978974580765" calcext:value-type="float">
            <text:p>7,7978974580765</text:p>
          </table:table-cell>
          <table:table-cell office:value-type="float" office:value="85.527745781431" calcext:value-type="float">
            <text:p>85,5277457814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82</text:p>
          </table:table-cell>
          <table:table-cell office:value-type="float" office:value="7.0510280132294" calcext:value-type="float">
            <text:p>7,0510280132294</text:p>
          </table:table-cell>
          <table:table-cell office:value-type="float" office:value="6.1238420009613" calcext:value-type="float">
            <text:p>6,1238420009613</text:p>
          </table:table-cell>
          <table:table-cell office:value-type="float" office:value="10.954155284128" calcext:value-type="float">
            <text:p>10,9541552841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193</text:p>
          </table:table-cell>
          <table:table-cell office:value-type="float" office:value="7.3770385980606" calcext:value-type="float">
            <text:p>7,3770385980606</text:p>
          </table:table-cell>
          <table:table-cell office:value-type="float" office:value="6.6131007671356" calcext:value-type="float">
            <text:p>6,6131007671356</text:p>
          </table:table-cell>
          <table:table-cell office:value-type="float" office:value="36.321469932605" calcext:value-type="float">
            <text:p>36,3214699326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04</text:p>
          </table:table-cell>
          <table:table-cell office:value-type="float" office:value="7.9736107587814" calcext:value-type="float">
            <text:p>7,9736107587814</text:p>
          </table:table-cell>
          <table:table-cell office:value-type="float" office:value="7.9541617631912" calcext:value-type="float">
            <text:p>7,9541617631912</text:p>
          </table:table-cell>
          <table:table-cell office:value-type="float" office:value="27.208400000432" calcext:value-type="float">
            <text:p>27,2084000004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15</text:p>
          </table:table-cell>
          <table:table-cell office:value-type="float" office:value="0.72189323604107" calcext:value-type="float">
            <text:p>0,72189323604107</text:p>
          </table:table-cell>
          <table:table-cell office:value-type="float" office:value="7.4344325065613" calcext:value-type="float">
            <text:p>7,4344325065613</text:p>
          </table:table-cell>
          <table:table-cell office:value-type="float" office:value="88.044156694109" calcext:value-type="float">
            <text:p>88,04415669410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26</text:p>
          </table:table-cell>
          <table:table-cell office:value-type="float" office:value="1.0074786841869" calcext:value-type="float">
            <text:p>1,0074786841869</text:p>
          </table:table-cell>
          <table:table-cell office:value-type="float" office:value="10.546220541" calcext:value-type="float">
            <text:p>10,546220541</text:p>
          </table:table-cell>
          <table:table-cell office:value-type="float" office:value="-32.656123683711" calcext:value-type="float">
            <text:p>-32,6561236837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37</text:p>
          </table:table-cell>
          <table:table-cell office:value-type="float" office:value="1.7129443585873" calcext:value-type="float">
            <text:p>1,7129443585873</text:p>
          </table:table-cell>
          <table:table-cell office:value-type="float" office:value="10.537540912628" calcext:value-type="float">
            <text:p>10,537540912628</text:p>
          </table:table-cell>
          <table:table-cell office:value-type="float" office:value="-45.490483569491" calcext:value-type="float">
            <text:p>-45,4904835694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48</text:p>
          </table:table-cell>
          <table:table-cell office:value-type="float" office:value="4.8178830742836" calcext:value-type="float">
            <text:p>4,8178830742836</text:p>
          </table:table-cell>
          <table:table-cell office:value-type="float" office:value="9.7573029994965" calcext:value-type="float">
            <text:p>9,7573029994965</text:p>
          </table:table-cell>
          <table:table-cell office:value-type="float" office:value="-18.313740469088" calcext:value-type="float">
            <text:p>-18,3137404690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59</text:p>
          </table:table-cell>
          <table:table-cell office:value-type="float" office:value="7.1475785970688" calcext:value-type="float">
            <text:p>7,1475785970688</text:p>
          </table:table-cell>
          <table:table-cell office:value-type="float" office:value="8.855037689209" calcext:value-type="float">
            <text:p>8,855037689209</text:p>
          </table:table-cell>
          <table:table-cell office:value-type="float" office:value="-13.517556961175" calcext:value-type="float">
            <text:p>-13,5175569611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70</text:p>
          </table:table-cell>
          <table:table-cell office:value-type="float" office:value="7.5832712650299" calcext:value-type="float">
            <text:p>7,5832712650299</text:p>
          </table:table-cell>
          <table:table-cell office:value-type="float" office:value="8.4711253643036" calcext:value-type="float">
            <text:p>8,4711253643036</text:p>
          </table:table-cell>
          <table:table-cell office:value-type="float" office:value="33.665539732405" calcext:value-type="float">
            <text:p>33,6655397324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81</text:p>
          </table:table-cell>
          <table:table-cell office:value-type="float" office:value="8.3053159713745" calcext:value-type="float">
            <text:p>8,3053159713745</text:p>
          </table:table-cell>
          <table:table-cell office:value-type="float" office:value="9.9015724658966" calcext:value-type="float">
            <text:p>9,9015724658966</text:p>
          </table:table-cell>
          <table:table-cell office:value-type="float" office:value="-150.85720712212" calcext:value-type="float">
            <text:p>-150,857207122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292</text:p>
          </table:table-cell>
          <table:table-cell office:value-type="float" office:value="0.31521983444691" calcext:value-type="float">
            <text:p>0,31521983444691</text:p>
          </table:table-cell>
          <table:table-cell office:value-type="float" office:value="9.3143063783646" calcext:value-type="float">
            <text:p>9,3143063783646</text:p>
          </table:table-cell>
          <table:table-cell office:value-type="float" office:value="-111.61679674865" calcext:value-type="float">
            <text:p>-111,616796748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303</text:p>
          </table:table-cell>
          <table:table-cell office:value-type="float" office:value="-0.45364998281002" calcext:value-type="float">
            <text:p>-0,45364998281002</text:p>
          </table:table-cell>
          <table:table-cell office:value-type="float" office:value="10.709471702576" calcext:value-type="float">
            <text:p>10,709471702576</text:p>
          </table:table-cell>
          <table:table-cell office:value-type="float" office:value="-22.324128135754" calcext:value-type="float">
            <text:p>-22,3241281357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0.95333270728588" calcext:value-type="float">
            <text:p>0,95333270728588</text:p>
          </table:table-cell>
          <table:table-cell office:value-type="float" office:value="-0.58500558137894" calcext:value-type="float">
            <text:p>-0,58500558137894</text:p>
          </table:table-cell>
          <table:table-cell office:value-type="float" office:value="113.87678164585" calcext:value-type="float">
            <text:p>113,876781645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64</text:p>
          </table:table-cell>
          <table:table-cell office:value-type="float" office:value="1.1865051835775" calcext:value-type="float">
            <text:p>1,1865051835775</text:p>
          </table:table-cell>
          <table:table-cell office:value-type="float" office:value="-0.280308034271" calcext:value-type="float">
            <text:p>-0,280308034271</text:p>
          </table:table-cell>
          <table:table-cell office:value-type="float" office:value="168.83034463141" calcext:value-type="float">
            <text:p>168,830344631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75</text:p>
          </table:table-cell>
          <table:table-cell office:value-type="float" office:value="3.7612506747246" calcext:value-type="float">
            <text:p>3,7612506747246</text:p>
          </table:table-cell>
          <table:table-cell office:value-type="float" office:value="-0.5797116085887" calcext:value-type="float">
            <text:p>-0,5797116085887</text:p>
          </table:table-cell>
          <table:table-cell office:value-type="float" office:value="175.91010537117" calcext:value-type="float">
            <text:p>175,910105371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86</text:p>
          </table:table-cell>
          <table:table-cell office:value-type="float" office:value="4.8316875100136" calcext:value-type="float">
            <text:p>4,8316875100136</text:p>
          </table:table-cell>
          <table:table-cell office:value-type="float" office:value="0.5929896235466" calcext:value-type="float">
            <text:p>0,5929896235466</text:p>
          </table:table-cell>
          <table:table-cell office:value-type="float" office:value="-80.550522561286" calcext:value-type="float">
            <text:p>-80,5505225612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797</text:p>
          </table:table-cell>
          <table:table-cell office:value-type="float" office:value="5.3928810358047" calcext:value-type="float">
            <text:p>5,3928810358047</text:p>
          </table:table-cell>
          <table:table-cell office:value-type="float" office:value="0.16908640041947" calcext:value-type="float">
            <text:p>0,16908640041947</text:p>
          </table:table-cell>
          <table:table-cell office:value-type="float" office:value="56.658009434961" calcext:value-type="float">
            <text:p>56,6580094349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808</text:p>
          </table:table-cell>
          <table:table-cell office:value-type="float" office:value="6.1872363090515" calcext:value-type="float">
            <text:p>6,1872363090515</text:p>
          </table:table-cell>
          <table:table-cell office:value-type="float" office:value="0.45234598219395" calcext:value-type="float">
            <text:p>0,45234598219395</text:p>
          </table:table-cell>
          <table:table-cell office:value-type="float" office:value="-59.105000678141" calcext:value-type="float">
            <text:p>-59,1050006781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819</text:p>
          </table:table-cell>
          <table:table-cell office:value-type="float" office:value="7.3956668376923" calcext:value-type="float">
            <text:p>7,3956668376923</text:p>
          </table:table-cell>
          <table:table-cell office:value-type="float" office:value="0.6924944370985" calcext:value-type="float">
            <text:p>0,6924944370985</text:p>
          </table:table-cell>
          <table:table-cell office:value-type="float" office:value="-84.25128080283" calcext:value-type="float">
            <text:p>-84,251280802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830</text:p>
          </table:table-cell>
          <table:table-cell office:value-type="float" office:value="-1.4593122899532" calcext:value-type="float">
            <text:p>-1,4593122899532</text:p>
          </table:table-cell>
          <table:table-cell office:value-type="float" office:value="1.377122849226" calcext:value-type="float">
            <text:p>1,377122849226</text:p>
          </table:table-cell>
          <table:table-cell office:value-type="float" office:value="92.852335826607" calcext:value-type="float">
            <text:p>92,8523358266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841</text:p>
          </table:table-cell>
          <table:table-cell office:value-type="float" office:value="2.5465765595436" calcext:value-type="float">
            <text:p>2,5465765595436</text:p>
          </table:table-cell>
          <table:table-cell office:value-type="float" office:value="0.72794079780579" calcext:value-type="float">
            <text:p>0,72794079780579</text:p>
          </table:table-cell>
          <table:table-cell office:value-type="float" office:value="174.72129566654" calcext:value-type="float">
            <text:p>174,721295666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852</text:p>
          </table:table-cell>
          <table:table-cell office:value-type="float" office:value="2.7678284049034" calcext:value-type="float">
            <text:p>2,7678284049034</text:p>
          </table:table-cell>
          <table:table-cell office:value-type="float" office:value="3.2622882723808" calcext:value-type="float">
            <text:p>3,2622882723808</text:p>
          </table:table-cell>
          <table:table-cell office:value-type="float" office:value="-72.446684169162" calcext:value-type="float">
            <text:p>-72,4466841691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863</text:p>
          </table:table-cell>
          <table:table-cell office:value-type="float" office:value="5.3216832876205" calcext:value-type="float">
            <text:p>5,3216832876205</text:p>
          </table:table-cell>
          <table:table-cell office:value-type="float" office:value="0.79377703368664" calcext:value-type="float">
            <text:p>0,79377703368664</text:p>
          </table:table-cell>
          <table:table-cell office:value-type="float" office:value="94.818576126342" calcext:value-type="float">
            <text:p>94,81857612634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874</text:p>
          </table:table-cell>
          <table:table-cell office:value-type="float" office:value="4.8143768310547" calcext:value-type="float">
            <text:p>4,8143768310547</text:p>
          </table:table-cell>
          <table:table-cell office:value-type="float" office:value="1.8070514500141" calcext:value-type="float">
            <text:p>1,8070514500141</text:p>
          </table:table-cell>
          <table:table-cell office:value-type="float" office:value="-162.28069773146" calcext:value-type="float">
            <text:p>-162,280697731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885</text:p>
          </table:table-cell>
          <table:table-cell office:value-type="float" office:value="7.4185311794281" calcext:value-type="float">
            <text:p>7,4185311794281</text:p>
          </table:table-cell>
          <table:table-cell office:value-type="float" office:value="2.4731428921223" calcext:value-type="float">
            <text:p>2,4731428921223</text:p>
          </table:table-cell>
          <table:table-cell office:value-type="float" office:value="-113.62694327239" calcext:value-type="float">
            <text:p>-113,626943272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896</text:p>
          </table:table-cell>
          <table:table-cell office:value-type="float" office:value="9.0273588895798" calcext:value-type="float">
            <text:p>9,0273588895798</text:p>
          </table:table-cell>
          <table:table-cell office:value-type="float" office:value="1.3943666219711" calcext:value-type="float">
            <text:p>1,3943666219711</text:p>
          </table:table-cell>
          <table:table-cell office:value-type="float" office:value="-159.41519646128" calcext:value-type="float">
            <text:p>-159,415196461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07</text:p>
          </table:table-cell>
          <table:table-cell office:value-type="float" office:value="-0.71523271501064" calcext:value-type="float">
            <text:p>-0,71523271501064</text:p>
          </table:table-cell>
          <table:table-cell office:value-type="float" office:value="1.6502958536148" calcext:value-type="float">
            <text:p>1,6502958536148</text:p>
          </table:table-cell>
          <table:table-cell office:value-type="float" office:value="54.399428853563" calcext:value-type="float">
            <text:p>54,3994288535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18</text:p>
          </table:table-cell>
          <table:table-cell office:value-type="float" office:value="1.6346868872643" calcext:value-type="float">
            <text:p>1,6346868872643</text:p>
          </table:table-cell>
          <table:table-cell office:value-type="float" office:value="4.1355672478676" calcext:value-type="float">
            <text:p>4,1355672478676</text:p>
          </table:table-cell>
          <table:table-cell office:value-type="float" office:value="38.459802129466" calcext:value-type="float">
            <text:p>38,4598021294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29</text:p>
          </table:table-cell>
          <table:table-cell office:value-type="float" office:value="2.8482156991959" calcext:value-type="float">
            <text:p>2,8482156991959</text:p>
          </table:table-cell>
          <table:table-cell office:value-type="float" office:value="2.4057380855083" calcext:value-type="float">
            <text:p>2,4057380855083</text:p>
          </table:table-cell>
          <table:table-cell office:value-type="float" office:value="178.16460967823" calcext:value-type="float">
            <text:p>178,164609678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40</text:p>
          </table:table-cell>
          <table:table-cell office:value-type="float" office:value="5.33018887043" calcext:value-type="float">
            <text:p>5,33018887043</text:p>
          </table:table-cell>
          <table:table-cell office:value-type="float" office:value="1.8968886137009" calcext:value-type="float">
            <text:p>1,8968886137009</text:p>
          </table:table-cell>
          <table:table-cell office:value-type="float" office:value="-100.59170130711" calcext:value-type="float">
            <text:p>-100,591701307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51</text:p>
          </table:table-cell>
          <table:table-cell office:value-type="float" office:value="3.6208710074425" calcext:value-type="float">
            <text:p>3,6208710074425</text:p>
          </table:table-cell>
          <table:table-cell office:value-type="float" office:value="2.6367741823196" calcext:value-type="float">
            <text:p>2,6367741823196</text:p>
          </table:table-cell>
          <table:table-cell office:value-type="float" office:value="14.408804618629" calcext:value-type="float">
            <text:p>14,4088046186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62</text:p>
          </table:table-cell>
          <table:table-cell office:value-type="float" office:value="5.8509862422943" calcext:value-type="float">
            <text:p>5,8509862422943</text:p>
          </table:table-cell>
          <table:table-cell office:value-type="float" office:value="1.7982503771782" calcext:value-type="float">
            <text:p>1,7982503771782</text:p>
          </table:table-cell>
          <table:table-cell office:value-type="float" office:value="22.170762157744" calcext:value-type="float">
            <text:p>22,1707621577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7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8352981805801" calcext:value-type="float">
            <text:p>2,8352981805801</text:p>
          </table:table-cell>
          <table:table-cell office:value-type="float" office:value="170.52561006728" calcext:value-type="float">
            <text:p>170,525610067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84</text:p>
          </table:table-cell>
          <table:table-cell office:value-type="float" office:value="-0.89226111769676" calcext:value-type="float">
            <text:p>-0,89226111769676</text:p>
          </table:table-cell>
          <table:table-cell office:value-type="float" office:value="5.6282007694244" calcext:value-type="float">
            <text:p>5,6282007694244</text:p>
          </table:table-cell>
          <table:table-cell office:value-type="float" office:value="105.44457253377" calcext:value-type="float">
            <text:p>105,444572533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995</text:p>
          </table:table-cell>
          <table:table-cell office:value-type="float" office:value="-0.027408276218921" calcext:value-type="float">
            <text:p>-0,027408276218921</text:p>
          </table:table-cell>
          <table:table-cell office:value-type="float" office:value="2.3720033466816" calcext:value-type="float">
            <text:p>2,3720033466816</text:p>
          </table:table-cell>
          <table:table-cell office:value-type="float" office:value="131.57863677687" calcext:value-type="float">
            <text:p>131,578636776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06</text:p>
          </table:table-cell>
          <table:table-cell office:value-type="float" office:value="2.7691605687141" calcext:value-type="float">
            <text:p>2,7691605687141</text:p>
          </table:table-cell>
          <table:table-cell office:value-type="float" office:value="4.5738968253136" calcext:value-type="float">
            <text:p>4,5738968253136</text:p>
          </table:table-cell>
          <table:table-cell office:value-type="float" office:value="75.573121666149" calcext:value-type="float">
            <text:p>75,5731216661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17</text:p>
          </table:table-cell>
          <table:table-cell office:value-type="float" office:value="4.4434601068497" calcext:value-type="float">
            <text:p>4,4434601068497</text:p>
          </table:table-cell>
          <table:table-cell office:value-type="float" office:value="5.6424105167389" calcext:value-type="float">
            <text:p>5,6424105167389</text:p>
          </table:table-cell>
          <table:table-cell office:value-type="float" office:value="-113.00149313204" calcext:value-type="float">
            <text:p>-113,001493132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28</text:p>
          </table:table-cell>
          <table:table-cell office:value-type="float" office:value="7.1119129657745" calcext:value-type="float">
            <text:p>7,1119129657745</text:p>
          </table:table-cell>
          <table:table-cell office:value-type="float" office:value="4.3113669753075" calcext:value-type="float">
            <text:p>4,3113669753075</text:p>
          </table:table-cell>
          <table:table-cell office:value-type="float" office:value="156.92929097801" calcext:value-type="float">
            <text:p>156,929290978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39</text:p>
          </table:table-cell>
          <table:table-cell office:value-type="float" office:value="7.526730298996" calcext:value-type="float">
            <text:p>7,526730298996</text:p>
          </table:table-cell>
          <table:table-cell office:value-type="float" office:value="4.233047068119" calcext:value-type="float">
            <text:p>4,233047068119</text:p>
          </table:table-cell>
          <table:table-cell office:value-type="float" office:value="83.404474956974" calcext:value-type="float">
            <text:p>83,4044749569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50</text:p>
          </table:table-cell>
          <table:table-cell office:value-type="float" office:value="9.2871886491776" calcext:value-type="float">
            <text:p>9,2871886491776</text:p>
          </table:table-cell>
          <table:table-cell office:value-type="float" office:value="4.7345346212387" calcext:value-type="float">
            <text:p>4,7345346212387</text:p>
          </table:table-cell>
          <table:table-cell office:value-type="float" office:value="-38.239003366725" calcext:value-type="float">
            <text:p>-38,2390033667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61</text:p>
          </table:table-cell>
          <table:table-cell office:value-type="float" office:value="-1.3801059126854" calcext:value-type="float">
            <text:p>-1,3801059126854</text:p>
          </table:table-cell>
          <table:table-cell office:value-type="float" office:value="4.8944836854935" calcext:value-type="float">
            <text:p>4,8944836854935</text:p>
          </table:table-cell>
          <table:table-cell office:value-type="float" office:value="88.861830674919" calcext:value-type="float">
            <text:p>88,8618306749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72</text:p>
          </table:table-cell>
          <table:table-cell office:value-type="float" office:value="3.4646373987198" calcext:value-type="float">
            <text:p>3,4646373987198</text:p>
          </table:table-cell>
          <table:table-cell office:value-type="float" office:value="5.1620399951935" calcext:value-type="float">
            <text:p>5,1620399951935</text:p>
          </table:table-cell>
          <table:table-cell office:value-type="float" office:value="8.0623598235428" calcext:value-type="float">
            <text:p>8,06235982354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83</text:p>
          </table:table-cell>
          <table:table-cell office:value-type="float" office:value="2.5501537322998" calcext:value-type="float">
            <text:p>2,5501537322998</text:p>
          </table:table-cell>
          <table:table-cell office:value-type="float" office:value="5.7854515314102" calcext:value-type="float">
            <text:p>5,7854515314102</text:p>
          </table:table-cell>
          <table:table-cell office:value-type="float" office:value="26.909495994544" calcext:value-type="float">
            <text:p>26,9094959945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094</text:p>
          </table:table-cell>
          <table:table-cell office:value-type="float" office:value="5.1213085651398" calcext:value-type="float">
            <text:p>5,1213085651398</text:p>
          </table:table-cell>
          <table:table-cell office:value-type="float" office:value="6.6114938259125" calcext:value-type="float">
            <text:p>6,6114938259125</text:p>
          </table:table-cell>
          <table:table-cell office:value-type="float" office:value="-64.885130353794" calcext:value-type="float">
            <text:p>-64,8851303537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05</text:p>
          </table:table-cell>
          <table:table-cell office:value-type="float" office:value="3.9489212632179" calcext:value-type="float">
            <text:p>3,9489212632179</text:p>
          </table:table-cell>
          <table:table-cell office:value-type="float" office:value="8.3456993103027" calcext:value-type="float">
            <text:p>8,3456993103027</text:p>
          </table:table-cell>
          <table:table-cell office:value-type="float" office:value="-47.481796544069" calcext:value-type="float">
            <text:p>-47,4817965440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16</text:p>
          </table:table-cell>
          <table:table-cell office:value-type="float" office:value="6.5812093019485" calcext:value-type="float">
            <text:p>6,5812093019485</text:p>
          </table:table-cell>
          <table:table-cell office:value-type="float" office:value="6.8928301334381" calcext:value-type="float">
            <text:p>6,8928301334381</text:p>
          </table:table-cell>
          <table:table-cell office:value-type="float" office:value="-38.528863032153" calcext:value-type="float">
            <text:p>-38,52886303215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27</text:p>
          </table:table-cell>
          <table:table-cell office:value-type="float" office:value="9.6447706222534" calcext:value-type="float">
            <text:p>9,6447706222534</text:p>
          </table:table-cell>
          <table:table-cell office:value-type="float" office:value="7.2788989543915" calcext:value-type="float">
            <text:p>7,2788989543915</text:p>
          </table:table-cell>
          <table:table-cell office:value-type="float" office:value="-133.35963723007" calcext:value-type="float">
            <text:p>-133,359637230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38</text:p>
          </table:table-cell>
          <table:table-cell office:value-type="float" office:value="-1.5705159306526" calcext:value-type="float">
            <text:p>-1,5705159306526</text:p>
          </table:table-cell>
          <table:table-cell office:value-type="float" office:value="8.5047376155853" calcext:value-type="float">
            <text:p>8,5047376155853</text:p>
          </table:table-cell>
          <table:table-cell office:value-type="float" office:value="-88.963549607878" calcext:value-type="float">
            <text:p>-88,9635496078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49</text:p>
          </table:table-cell>
          <table:table-cell office:value-type="float" office:value="1.7365416884422" calcext:value-type="float">
            <text:p>1,7365416884422</text:p>
          </table:table-cell>
          <table:table-cell office:value-type="float" office:value="4.7490206360817" calcext:value-type="float">
            <text:p>4,7490206360817</text:p>
          </table:table-cell>
          <table:table-cell office:value-type="float" office:value="-5.9761167236954" calcext:value-type="float">
            <text:p>-5,97611672369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60</text:p>
          </table:table-cell>
          <table:table-cell office:value-type="float" office:value="3.0562716722488" calcext:value-type="float">
            <text:p>3,0562716722488</text:p>
          </table:table-cell>
          <table:table-cell office:value-type="float" office:value="7.4871230125427" calcext:value-type="float">
            <text:p>7,4871230125427</text:p>
          </table:table-cell>
          <table:table-cell office:value-type="float" office:value="-134.97457990221" calcext:value-type="float">
            <text:p>-134,974579902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71</text:p>
          </table:table-cell>
          <table:table-cell office:value-type="float" office:value="1.3549956679344" calcext:value-type="float">
            <text:p>1,3549956679344</text:p>
          </table:table-cell>
          <table:table-cell office:value-type="float" office:value="7.7495169639587" calcext:value-type="float">
            <text:p>7,7495169639587</text:p>
          </table:table-cell>
          <table:table-cell office:value-type="float" office:value="176.25143269824" calcext:value-type="float">
            <text:p>176,251432698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82</text:p>
          </table:table-cell>
          <table:table-cell office:value-type="float" office:value="6.9792747497559" calcext:value-type="float">
            <text:p>6,9792747497559</text:p>
          </table:table-cell>
          <table:table-cell office:value-type="float" office:value="6.333681344986" calcext:value-type="float">
            <text:p>6,333681344986</text:p>
          </table:table-cell>
          <table:table-cell office:value-type="float" office:value="-79.897191114486" calcext:value-type="float">
            <text:p>-79,8971911144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193</text:p>
          </table:table-cell>
          <table:table-cell office:value-type="float" office:value="7.2225844860077" calcext:value-type="float">
            <text:p>7,2225844860077</text:p>
          </table:table-cell>
          <table:table-cell office:value-type="float" office:value="6.7712271213531" calcext:value-type="float">
            <text:p>6,7712271213531</text:p>
          </table:table-cell>
          <table:table-cell office:value-type="float" office:value="-54.386639670961" calcext:value-type="float">
            <text:p>-54,3866396709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04</text:p>
          </table:table-cell>
          <table:table-cell office:value-type="float" office:value="8.0462419986725" calcext:value-type="float">
            <text:p>8,0462419986725</text:p>
          </table:table-cell>
          <table:table-cell office:value-type="float" office:value="7.7442133426666" calcext:value-type="float">
            <text:p>7,7442133426666</text:p>
          </table:table-cell>
          <table:table-cell office:value-type="float" office:value="117.95458672153" calcext:value-type="float">
            <text:p>117,954586721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15</text:p>
          </table:table-cell>
          <table:table-cell office:value-type="float" office:value="0.5014992877841" calcext:value-type="float">
            <text:p>0,5014992877841</text:p>
          </table:table-cell>
          <table:table-cell office:value-type="float" office:value="7.4110639095306" calcext:value-type="float">
            <text:p>7,4110639095306</text:p>
          </table:table-cell>
          <table:table-cell office:value-type="float" office:value="-2.6489376642142" calcext:value-type="float">
            <text:p>-2,64893766421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26</text:p>
          </table:table-cell>
          <table:table-cell office:value-type="float" office:value="0.69505400955677" calcext:value-type="float">
            <text:p>0,69505400955677</text:p>
          </table:table-cell>
          <table:table-cell office:value-type="float" office:value="10.709960460663" calcext:value-type="float">
            <text:p>10,709960460663</text:p>
          </table:table-cell>
          <table:table-cell office:value-type="float" office:value="-23.769497112104" calcext:value-type="float">
            <text:p>-23,7694971121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37</text:p>
          </table:table-cell>
          <table:table-cell office:value-type="float" office:value="1.5391480922699" calcext:value-type="float">
            <text:p>1,5391480922699</text:p>
          </table:table-cell>
          <table:table-cell office:value-type="float" office:value="10.824978351593" calcext:value-type="float">
            <text:p>10,824978351593</text:p>
          </table:table-cell>
          <table:table-cell office:value-type="float" office:value="-70.122572267131" calcext:value-type="float">
            <text:p>-70,1225722671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48</text:p>
          </table:table-cell>
          <table:table-cell office:value-type="float" office:value="4.6271052956581" calcext:value-type="float">
            <text:p>4,6271052956581</text:p>
          </table:table-cell>
          <table:table-cell office:value-type="float" office:value="9.996839761734" calcext:value-type="float">
            <text:p>9,996839761734</text:p>
          </table:table-cell>
          <table:table-cell office:value-type="float" office:value="-59.644681632898" calcext:value-type="float">
            <text:p>-59,6446816328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59</text:p>
          </table:table-cell>
          <table:table-cell office:value-type="float" office:value="7.1690309047699" calcext:value-type="float">
            <text:p>7,1690309047699</text:p>
          </table:table-cell>
          <table:table-cell office:value-type="float" office:value="9.0758830308914" calcext:value-type="float">
            <text:p>9,0758830308914</text:p>
          </table:table-cell>
          <table:table-cell office:value-type="float" office:value="-104.31160744588" calcext:value-type="float">
            <text:p>-104,3116074458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70</text:p>
          </table:table-cell>
          <table:table-cell office:value-type="float" office:value="7.4357753992081" calcext:value-type="float">
            <text:p>7,4357753992081</text:p>
          </table:table-cell>
          <table:table-cell office:value-type="float" office:value="8.6363780498505" calcext:value-type="float">
            <text:p>8,6363780498505</text:p>
          </table:table-cell>
          <table:table-cell office:value-type="float" office:value="-57.143971039231" calcext:value-type="float">
            <text:p>-57,1439710392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81</text:p>
          </table:table-cell>
          <table:table-cell office:value-type="float" office:value="8.4480202198029" calcext:value-type="float">
            <text:p>8,4480202198029</text:p>
          </table:table-cell>
          <table:table-cell office:value-type="float" office:value="10.187511444092" calcext:value-type="float">
            <text:p>10,187511444092</text:p>
          </table:table-cell>
          <table:table-cell office:value-type="float" office:value="-113.03611925453" calcext:value-type="float">
            <text:p>-113,036119254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292</text:p>
          </table:table-cell>
          <table:table-cell office:value-type="float" office:value="0.29184695333242" calcext:value-type="float">
            <text:p>0,29184695333242</text:p>
          </table:table-cell>
          <table:table-cell office:value-type="float" office:value="9.6152031421661" calcext:value-type="float">
            <text:p>9,6152031421661</text:p>
          </table:table-cell>
          <table:table-cell office:value-type="float" office:value="-78.838583010777" calcext:value-type="float">
            <text:p>-78,83858301077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303</text:p>
          </table:table-cell>
          <table:table-cell office:value-type="float" office:value="-0.60534220188856" calcext:value-type="float">
            <text:p>-0,60534220188856</text:p>
          </table:table-cell>
          <table:table-cell office:value-type="float" office:value="10.553983449936" calcext:value-type="float">
            <text:p>10,553983449936</text:p>
          </table:table-cell>
          <table:table-cell office:value-type="float" office:value="-18.94751229104" calcext:value-type="float">
            <text:p>-18,9475122910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1.1136169731617" calcext:value-type="float">
            <text:p>1,1136169731617</text:p>
          </table:table-cell>
          <table:table-cell office:value-type="float" office:value="-0.58398384600878" calcext:value-type="float">
            <text:p>-0,58398384600878</text:p>
          </table:table-cell>
          <table:table-cell office:value-type="float" office:value="164.80443432073" calcext:value-type="float">
            <text:p>164,804434320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64</text:p>
          </table:table-cell>
          <table:table-cell office:value-type="float" office:value="1.3298515975475" calcext:value-type="float">
            <text:p>1,3298515975475</text:p>
          </table:table-cell>
          <table:table-cell office:value-type="float" office:value="-0.31508509069681" calcext:value-type="float">
            <text:p>-0,31508509069681</text:p>
          </table:table-cell>
          <table:table-cell office:value-type="float" office:value="76.0932993737" calcext:value-type="float">
            <text:p>76,09329937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75</text:p>
          </table:table-cell>
          <table:table-cell office:value-type="float" office:value="4.1298684477806" calcext:value-type="float">
            <text:p>4,1298684477806</text:p>
          </table:table-cell>
          <table:table-cell office:value-type="float" office:value="-0.52643913775682" calcext:value-type="float">
            <text:p>-0,52643913775682</text:p>
          </table:table-cell>
          <table:table-cell office:value-type="float" office:value="-173.7308395896" calcext:value-type="float">
            <text:p>-173,73083958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86</text:p>
          </table:table-cell>
          <table:table-cell office:value-type="float" office:value="4.6099242568016" calcext:value-type="float">
            <text:p>4,6099242568016</text:p>
          </table:table-cell>
          <table:table-cell office:value-type="float" office:value="0.58759469538927" calcext:value-type="float">
            <text:p>0,58759469538927</text:p>
          </table:table-cell>
          <table:table-cell office:value-type="float" office:value="10.155667639842" calcext:value-type="float">
            <text:p>10,1556676398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797</text:p>
          </table:table-cell>
          <table:table-cell office:value-type="float" office:value="5.5599582195282" calcext:value-type="float">
            <text:p>5,5599582195282</text:p>
          </table:table-cell>
          <table:table-cell office:value-type="float" office:value="0.021775644272566" calcext:value-type="float">
            <text:p>0,021775644272566</text:p>
          </table:table-cell>
          <table:table-cell office:value-type="float" office:value="147.36035826859" calcext:value-type="float">
            <text:p>147,360358268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808</text:p>
          </table:table-cell>
          <table:table-cell office:value-type="float" office:value="6.0045194625854" calcext:value-type="float">
            <text:p>6,0045194625854</text:p>
          </table:table-cell>
          <table:table-cell office:value-type="float" office:value="0.71948483586311" calcext:value-type="float">
            <text:p>0,71948483586311</text:p>
          </table:table-cell>
          <table:table-cell office:value-type="float" office:value="-54.591673194982" calcext:value-type="float">
            <text:p>-54,5916731949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819</text:p>
          </table:table-cell>
          <table:table-cell office:value-type="float" office:value="7.3492586612701" calcext:value-type="float">
            <text:p>7,3492586612701</text:p>
          </table:table-cell>
          <table:table-cell office:value-type="float" office:value="1.0844302177429" calcext:value-type="float">
            <text:p>1,0844302177429</text:p>
          </table:table-cell>
          <table:table-cell office:value-type="float" office:value="-82.871094630782" calcext:value-type="float">
            <text:p>-82,8710946307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830</text:p>
          </table:table-cell>
          <table:table-cell office:value-type="float" office:value="-1.4640010893345" calcext:value-type="float">
            <text:p>-1,4640010893345</text:p>
          </table:table-cell>
          <table:table-cell office:value-type="float" office:value="1.04856595397" calcext:value-type="float">
            <text:p>1,04856595397</text:p>
          </table:table-cell>
          <table:table-cell office:value-type="float" office:value="88.317974357848" calcext:value-type="float">
            <text:p>88,3179743578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841</text:p>
          </table:table-cell>
          <table:table-cell office:value-type="float" office:value="2.8543385863304" calcext:value-type="float">
            <text:p>2,8543385863304</text:p>
          </table:table-cell>
          <table:table-cell office:value-type="float" office:value="0.78170284628868" calcext:value-type="float">
            <text:p>0,78170284628868</text:p>
          </table:table-cell>
          <table:table-cell office:value-type="float" office:value="-163.53389411975" calcext:value-type="float">
            <text:p>-163,533894119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852</text:p>
          </table:table-cell>
          <table:table-cell office:value-type="float" office:value="2.7066761255264" calcext:value-type="float">
            <text:p>2,7066761255264</text:p>
          </table:table-cell>
          <table:table-cell office:value-type="float" office:value="3.6212342977524" calcext:value-type="float">
            <text:p>3,6212342977524</text:p>
          </table:table-cell>
          <table:table-cell office:value-type="float" office:value="-81.397014059079" calcext:value-type="float">
            <text:p>-81,3970140590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863</text:p>
          </table:table-cell>
          <table:table-cell office:value-type="float" office:value="5.1619899272919" calcext:value-type="float">
            <text:p>5,1619899272919</text:p>
          </table:table-cell>
          <table:table-cell office:value-type="float" office:value="0.64505979418755" calcext:value-type="float">
            <text:p>0,64505979418755</text:p>
          </table:table-cell>
          <table:table-cell office:value-type="float" office:value="59.989097771371" calcext:value-type="float">
            <text:p>59,9890977713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874</text:p>
          </table:table-cell>
          <table:table-cell office:value-type="float" office:value="4.7762569785118" calcext:value-type="float">
            <text:p>4,7762569785118</text:p>
          </table:table-cell>
          <table:table-cell office:value-type="float" office:value="2.0256862044334" calcext:value-type="float">
            <text:p>2,0256862044334</text:p>
          </table:table-cell>
          <table:table-cell office:value-type="float" office:value="-71.503168458392" calcext:value-type="float">
            <text:p>-71,5031684583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885</text:p>
          </table:table-cell>
          <table:table-cell office:value-type="float" office:value="7.6860332489014" calcext:value-type="float">
            <text:p>7,6860332489014</text:p>
          </table:table-cell>
          <table:table-cell office:value-type="float" office:value="2.5539860129356" calcext:value-type="float">
            <text:p>2,5539860129356</text:p>
          </table:table-cell>
          <table:table-cell office:value-type="float" office:value="-167.6807327635" calcext:value-type="float">
            <text:p>-167,68073276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896</text:p>
          </table:table-cell>
          <table:table-cell office:value-type="float" office:value="9.3719947338104" calcext:value-type="float">
            <text:p>9,3719947338104</text:p>
          </table:table-cell>
          <table:table-cell office:value-type="float" office:value="1.4096291363239" calcext:value-type="float">
            <text:p>1,4096291363239</text:p>
          </table:table-cell>
          <table:table-cell office:value-type="float" office:value="177.24027603295" calcext:value-type="float">
            <text:p>177,240276032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07</text:p>
          </table:table-cell>
          <table:table-cell office:value-type="float" office:value="-0.79932399094105" calcext:value-type="float">
            <text:p>-0,79932399094105</text:p>
          </table:table-cell>
          <table:table-cell office:value-type="float" office:value="1.3933829963207" calcext:value-type="float">
            <text:p>1,3933829963207</text:p>
          </table:table-cell>
          <table:table-cell office:value-type="float" office:value="75.292005660428" calcext:value-type="float">
            <text:p>75,2920056604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18</text:p>
          </table:table-cell>
          <table:table-cell office:value-type="float" office:value="1.2850959599018" calcext:value-type="float">
            <text:p>1,2850959599018</text:p>
          </table:table-cell>
          <table:table-cell office:value-type="float" office:value="4.0519514679909" calcext:value-type="float">
            <text:p>4,0519514679909</text:p>
          </table:table-cell>
          <table:table-cell office:value-type="float" office:value="17.335400459873" calcext:value-type="float">
            <text:p>17,3354004598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29</text:p>
          </table:table-cell>
          <table:table-cell office:value-type="float" office:value="3.0307632684708" calcext:value-type="float">
            <text:p>3,0307632684708</text:p>
          </table:table-cell>
          <table:table-cell office:value-type="float" office:value="2.5628772377968" calcext:value-type="float">
            <text:p>2,5628772377968</text:p>
          </table:table-cell>
          <table:table-cell office:value-type="float" office:value="-118.48040902691" calcext:value-type="float">
            <text:p>-118,480409026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40</text:p>
          </table:table-cell>
          <table:table-cell office:value-type="float" office:value="5.1198256015778" calcext:value-type="float">
            <text:p>5,1198256015778</text:p>
          </table:table-cell>
          <table:table-cell office:value-type="float" office:value="1.9680042564869" calcext:value-type="float">
            <text:p>1,9680042564869</text:p>
          </table:table-cell>
          <table:table-cell office:value-type="float" office:value="-9.889788118897" calcext:value-type="float">
            <text:p>-9,88978811889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51</text:p>
          </table:table-cell>
          <table:table-cell office:value-type="float" office:value="3.437417447567" calcext:value-type="float">
            <text:p>3,437417447567</text:p>
          </table:table-cell>
          <table:table-cell office:value-type="float" office:value="2.6448428630829" calcext:value-type="float">
            <text:p>2,6448428630829</text:p>
          </table:table-cell>
          <table:table-cell office:value-type="float" office:value="-19.097138552149" calcext:value-type="float">
            <text:p>-19,0971385521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62</text:p>
          </table:table-cell>
          <table:table-cell office:value-type="float" office:value="5.904780626297" calcext:value-type="float">
            <text:p>5,904780626297</text:p>
          </table:table-cell>
          <table:table-cell office:value-type="float" office:value="1.5832601487637" calcext:value-type="float">
            <text:p>1,5832601487637</text:p>
          </table:table-cell>
          <table:table-cell office:value-type="float" office:value="112.92195623847" calcext:value-type="float">
            <text:p>112,921956238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73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2.7489593625069" calcext:value-type="float">
            <text:p>2,7489593625069</text:p>
          </table:table-cell>
          <table:table-cell office:value-type="float" office:value="172.16589192676" calcext:value-type="float">
            <text:p>172,165891926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84</text:p>
          </table:table-cell>
          <table:table-cell office:value-type="float" office:value="-1.1126323789358" calcext:value-type="float">
            <text:p>-1,1126323789358</text:p>
          </table:table-cell>
          <table:table-cell office:value-type="float" office:value="5.4442846775055" calcext:value-type="float">
            <text:p>5,4442846775055</text:p>
          </table:table-cell>
          <table:table-cell office:value-type="float" office:value="42.45346442909" calcext:value-type="float">
            <text:p>42,453464429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995</text:p>
          </table:table-cell>
          <table:table-cell office:value-type="float" office:value="0.23595821112394" calcext:value-type="float">
            <text:p>0,23595821112394</text:p>
          </table:table-cell>
          <table:table-cell office:value-type="float" office:value="2.0744836330414" calcext:value-type="float">
            <text:p>2,0744836330414</text:p>
          </table:table-cell>
          <table:table-cell office:value-type="float" office:value="131.59652728184" calcext:value-type="float">
            <text:p>131,596527281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06</text:p>
          </table:table-cell>
          <table:table-cell office:value-type="float" office:value="2.6689627766609" calcext:value-type="float">
            <text:p>2,6689627766609</text:p>
          </table:table-cell>
          <table:table-cell office:value-type="float" office:value="4.1947659850121" calcext:value-type="float">
            <text:p>4,1947659850121</text:p>
          </table:table-cell>
          <table:table-cell office:value-type="float" office:value="73.703796240934" calcext:value-type="float">
            <text:p>73,7037962409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17</text:p>
          </table:table-cell>
          <table:table-cell office:value-type="float" office:value="4.4342556595802" calcext:value-type="float">
            <text:p>4,4342556595802</text:p>
          </table:table-cell>
          <table:table-cell office:value-type="float" office:value="6.0032141208649" calcext:value-type="float">
            <text:p>6,0032141208649</text:p>
          </table:table-cell>
          <table:table-cell office:value-type="float" office:value="-92.512006212951" calcext:value-type="float">
            <text:p>-92,5120062129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28</text:p>
          </table:table-cell>
          <table:table-cell office:value-type="float" office:value="7.1738350391388" calcext:value-type="float">
            <text:p>7,1738350391388</text:p>
          </table:table-cell>
          <table:table-cell office:value-type="float" office:value="4.4611817598343" calcext:value-type="float">
            <text:p>4,4611817598343</text:p>
          </table:table-cell>
          <table:table-cell office:value-type="float" office:value="-139.87605890651" calcext:value-type="float">
            <text:p>-139,876058906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39</text:p>
          </table:table-cell>
          <table:table-cell office:value-type="float" office:value="7.4300515651703" calcext:value-type="float">
            <text:p>7,4300515651703</text:p>
          </table:table-cell>
          <table:table-cell office:value-type="float" office:value="4.2538100481033" calcext:value-type="float">
            <text:p>4,2538100481033</text:p>
          </table:table-cell>
          <table:table-cell office:value-type="float" office:value="-17.822889385709" calcext:value-type="float">
            <text:p>-17,8228893857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50</text:p>
          </table:table-cell>
          <table:table-cell office:value-type="float" office:value="9.0538275241852" calcext:value-type="float">
            <text:p>9,0538275241852</text:p>
          </table:table-cell>
          <table:table-cell office:value-type="float" office:value="4.9286848306656" calcext:value-type="float">
            <text:p>4,9286848306656</text:p>
          </table:table-cell>
          <table:table-cell office:value-type="float" office:value="-40.056915799524" calcext:value-type="float">
            <text:p>-40,0569157995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61</text:p>
          </table:table-cell>
          <table:table-cell office:value-type="float" office:value="-1.3882511854172" calcext:value-type="float">
            <text:p>-1,3882511854172</text:p>
          </table:table-cell>
          <table:table-cell office:value-type="float" office:value="4.4975337386131" calcext:value-type="float">
            <text:p>4,4975337386131</text:p>
          </table:table-cell>
          <table:table-cell office:value-type="float" office:value="88.847117818845" calcext:value-type="float">
            <text:p>88,8471178188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72</text:p>
          </table:table-cell>
          <table:table-cell office:value-type="float" office:value="3.0694428086281" calcext:value-type="float">
            <text:p>3,0694428086281</text:p>
          </table:table-cell>
          <table:table-cell office:value-type="float" office:value="5.1118904352188" calcext:value-type="float">
            <text:p>5,1118904352188</text:p>
          </table:table-cell>
          <table:table-cell office:value-type="float" office:value="7.4930626685452" calcext:value-type="float">
            <text:p>7,49306266854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83</text:p>
          </table:table-cell>
          <table:table-cell office:value-type="float" office:value="2.2536735236645" calcext:value-type="float">
            <text:p>2,2536735236645</text:p>
          </table:table-cell>
          <table:table-cell office:value-type="float" office:value="5.7122325897217" calcext:value-type="float">
            <text:p>5,7122325897217</text:p>
          </table:table-cell>
          <table:table-cell office:value-type="float" office:value="4.001503489959" calcext:value-type="float">
            <text:p>4,0015034899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094</text:p>
          </table:table-cell>
          <table:table-cell office:value-type="float" office:value="5.0297927856445" calcext:value-type="float">
            <text:p>5,0297927856445</text:p>
          </table:table-cell>
          <table:table-cell office:value-type="float" office:value="6.9360411167145" calcext:value-type="float">
            <text:p>6,9360411167145</text:p>
          </table:table-cell>
          <table:table-cell office:value-type="float" office:value="-76.679551677339" calcext:value-type="float">
            <text:p>-76,6795516773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05</text:p>
          </table:table-cell>
          <table:table-cell office:value-type="float" office:value="3.6805340647697" calcext:value-type="float">
            <text:p>3,6805340647697</text:p>
          </table:table-cell>
          <table:table-cell office:value-type="float" office:value="8.6377799510956" calcext:value-type="float">
            <text:p>8,6377799510956</text:p>
          </table:table-cell>
          <table:table-cell office:value-type="float" office:value="-47.532700429297" calcext:value-type="float">
            <text:p>-47,5327004292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16</text:p>
          </table:table-cell>
          <table:table-cell office:value-type="float" office:value="6.3635820150375" calcext:value-type="float">
            <text:p>6,3635820150375</text:p>
          </table:table-cell>
          <table:table-cell office:value-type="float" office:value="6.9737780094147" calcext:value-type="float">
            <text:p>6,9737780094147</text:p>
          </table:table-cell>
          <table:table-cell office:value-type="float" office:value="-18.141739117871" calcext:value-type="float">
            <text:p>-18,1417391178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27</text:p>
          </table:table-cell>
          <table:table-cell office:value-type="float" office:value="9.9464255571365" calcext:value-type="float">
            <text:p>9,9464255571365</text:p>
          </table:table-cell>
          <table:table-cell office:value-type="float" office:value="7.4625194072723" calcext:value-type="float">
            <text:p>7,4625194072723</text:p>
          </table:table-cell>
          <table:table-cell office:value-type="float" office:value="-153.31207415101" calcext:value-type="float">
            <text:p>-153,312074151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38</text:p>
          </table:table-cell>
          <table:table-cell office:value-type="float" office:value="-1.5782417356968" calcext:value-type="float">
            <text:p>-1,5782417356968</text:p>
          </table:table-cell>
          <table:table-cell office:value-type="float" office:value="8.9019900560379" calcext:value-type="float">
            <text:p>8,9019900560379</text:p>
          </table:table-cell>
          <table:table-cell office:value-type="float" office:value="-88.957419820652" calcext:value-type="float">
            <text:p>-88,9574198206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49</text:p>
          </table:table-cell>
          <table:table-cell office:value-type="float" office:value="1.3403138518333" calcext:value-type="float">
            <text:p>1,3403138518333</text:p>
          </table:table-cell>
          <table:table-cell office:value-type="float" office:value="4.7901448607445" calcext:value-type="float">
            <text:p>4,7901448607445</text:p>
          </table:table-cell>
          <table:table-cell office:value-type="float" office:value="-5.9838823167382" calcext:value-type="float">
            <text:p>-5,98388231673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60</text:p>
          </table:table-cell>
          <table:table-cell office:value-type="float" office:value="3.2898736000061" calcext:value-type="float">
            <text:p>3,2898736000061</text:p>
          </table:table-cell>
          <table:table-cell office:value-type="float" office:value="7.5666135549545" calcext:value-type="float">
            <text:p>7,5666135549545</text:p>
          </table:table-cell>
          <table:table-cell office:value-type="float" office:value="-165.30879895399" calcext:value-type="float">
            <text:p>-165,308798953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71</text:p>
          </table:table-cell>
          <table:table-cell office:value-type="float" office:value="1.7452731728554" calcext:value-type="float">
            <text:p>1,7452731728554</text:p>
          </table:table-cell>
          <table:table-cell office:value-type="float" office:value="7.7572685480118" calcext:value-type="float">
            <text:p>7,7572685480118</text:p>
          </table:table-cell>
          <table:table-cell office:value-type="float" office:value="-179.89751487781" calcext:value-type="float">
            <text:p>-179,897514877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82</text:p>
          </table:table-cell>
          <table:table-cell office:value-type="float" office:value="7.1871602535248" calcext:value-type="float">
            <text:p>7,1871602535248</text:p>
          </table:table-cell>
          <table:table-cell office:value-type="float" office:value="6.4297640323639" calcext:value-type="float">
            <text:p>6,4297640323639</text:p>
          </table:table-cell>
          <table:table-cell office:value-type="float" office:value="-154.37331321133" calcext:value-type="float">
            <text:p>-154,373313211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193</text:p>
          </table:table-cell>
          <table:table-cell office:value-type="float" office:value="7.3685133457184" calcext:value-type="float">
            <text:p>7,3685133457184</text:p>
          </table:table-cell>
          <table:table-cell office:value-type="float" office:value="6.9477421045303" calcext:value-type="float">
            <text:p>6,9477421045303</text:p>
          </table:table-cell>
          <table:table-cell office:value-type="float" office:value="-129.07962434611" calcext:value-type="float">
            <text:p>-129,079624346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04</text:p>
          </table:table-cell>
          <table:table-cell office:value-type="float" office:value="8.3498442173004" calcext:value-type="float">
            <text:p>8,3498442173004</text:p>
          </table:table-cell>
          <table:table-cell office:value-type="float" office:value="7.7241671085358" calcext:value-type="float">
            <text:p>7,7241671085358</text:p>
          </table:table-cell>
          <table:table-cell office:value-type="float" office:value="171.53811151055" calcext:value-type="float">
            <text:p>171,538111510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15</text:p>
          </table:table-cell>
          <table:table-cell office:value-type="float" office:value="0.11384357698262" calcext:value-type="float">
            <text:p>0,11384357698262</text:p>
          </table:table-cell>
          <table:table-cell office:value-type="float" office:value="7.4639004468918" calcext:value-type="float">
            <text:p>7,4639004468918</text:p>
          </table:table-cell>
          <table:table-cell office:value-type="float" office:value="-6.8442384433594" calcext:value-type="float">
            <text:p>-6,84423844335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26</text:p>
          </table:table-cell>
          <table:table-cell office:value-type="float" office:value="0.37545870989561" calcext:value-type="float">
            <text:p>0,37545870989561</text:p>
          </table:table-cell>
          <table:table-cell office:value-type="float" office:value="10.77969789505" calcext:value-type="float">
            <text:p>10,77969789505</text:p>
          </table:table-cell>
          <table:table-cell office:value-type="float" office:value="-9.2989248075303" calcext:value-type="float">
            <text:p>-9,298924807530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37</text:p>
          </table:table-cell>
          <table:table-cell office:value-type="float" office:value="1.6295471787453" calcext:value-type="float">
            <text:p>1,6295471787453</text:p>
          </table:table-cell>
          <table:table-cell office:value-type="float" office:value="11.085588932037" calcext:value-type="float">
            <text:p>11,085588932037</text:p>
          </table:table-cell>
          <table:table-cell office:value-type="float" office:value="-111.27526441197" calcext:value-type="float">
            <text:p>-111,275264411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48</text:p>
          </table:table-cell>
          <table:table-cell office:value-type="float" office:value="4.5537823438644" calcext:value-type="float">
            <text:p>4,5537823438644</text:p>
          </table:table-cell>
          <table:table-cell office:value-type="float" office:value="10.25784611702" calcext:value-type="float">
            <text:p>10,25784611702</text:p>
          </table:table-cell>
          <table:table-cell office:value-type="float" office:value="-72.025423596619" calcext:value-type="float">
            <text:p>-72,0254235966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59</text:p>
          </table:table-cell>
          <table:table-cell office:value-type="float" office:value="7.3978894948959" calcext:value-type="float">
            <text:p>7,3978894948959</text:p>
          </table:table-cell>
          <table:table-cell office:value-type="float" office:value="9.090803861618" calcext:value-type="float">
            <text:p>9,090803861618</text:p>
          </table:table-cell>
          <table:table-cell office:value-type="float" office:value="-173.67250752297" calcext:value-type="float">
            <text:p>-173,672507522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70</text:p>
          </table:table-cell>
          <table:table-cell office:value-type="float" office:value="7.5795876979828" calcext:value-type="float">
            <text:p>7,5795876979828</text:p>
          </table:table-cell>
          <table:table-cell office:value-type="float" office:value="8.8151609897614" calcext:value-type="float">
            <text:p>8,8151609897614</text:p>
          </table:table-cell>
          <table:table-cell office:value-type="float" office:value="-125.84417640783" calcext:value-type="float">
            <text:p>-125,844176407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81</text:p>
          </table:table-cell>
          <table:table-cell office:value-type="float" office:value="8.4610402584076" calcext:value-type="float">
            <text:p>8,4610402584076</text:p>
          </table:table-cell>
          <table:table-cell office:value-type="float" office:value="10.525225400925" calcext:value-type="float">
            <text:p>10,525225400925</text:p>
          </table:table-cell>
          <table:table-cell office:value-type="float" office:value="-86.317681962517" calcext:value-type="float">
            <text:p>-86,3176819625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292</text:p>
          </table:table-cell>
          <table:table-cell office:value-type="float" office:value="0.10938146151602" calcext:value-type="float">
            <text:p>0,10938146151602</text:p>
          </table:table-cell>
          <table:table-cell office:value-type="float" office:value="9.8960113525391" calcext:value-type="float">
            <text:p>9,8960113525391</text:p>
          </table:table-cell>
          <table:table-cell office:value-type="float" office:value="-50.714001913739" calcext:value-type="float">
            <text:p>-50,7140019137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303</text:p>
          </table:table-cell>
          <table:table-cell office:value-type="float" office:value="-0.80771550536156" calcext:value-type="float">
            <text:p>-0,80771550536156</text:p>
          </table:table-cell>
          <table:table-cell office:value-type="float" office:value="10.35425901413" calcext:value-type="float">
            <text:p>10,35425901413</text:p>
          </table:table-cell>
          <table:table-cell office:value-type="float" office:value="-17.452175639997" calcext:value-type="float">
            <text:p>-17,4521756399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1.1425639688969" calcext:value-type="float">
            <text:p>1,1425639688969</text:p>
          </table:table-cell>
          <table:table-cell office:value-type="float" office:value="-0.46354658901691" calcext:value-type="float">
            <text:p>-0,46354658901691</text:p>
          </table:table-cell>
          <table:table-cell office:value-type="float" office:value="-106.5182693445" calcext:value-type="float">
            <text:p>-106,51826934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64</text:p>
          </table:table-cell>
          <table:table-cell office:value-type="float" office:value="1.2021525204182" calcext:value-type="float">
            <text:p>1,2021525204182</text:p>
          </table:table-cell>
          <table:table-cell office:value-type="float" office:value="-0.13853123411536" calcext:value-type="float">
            <text:p>-0,13853123411536</text:p>
          </table:table-cell>
          <table:table-cell office:value-type="float" office:value="-17.635215050096" calcext:value-type="float">
            <text:p>-17,6352150500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75</text:p>
          </table:table-cell>
          <table:table-cell office:value-type="float" office:value="4.5239901542664" calcext:value-type="float">
            <text:p>4,5239901542664</text:p>
          </table:table-cell>
          <table:table-cell office:value-type="float" office:value="-0.48701122403145" calcext:value-type="float">
            <text:p>-0,48701122403145</text:p>
          </table:table-cell>
          <table:table-cell office:value-type="float" office:value="-174.59990264504" calcext:value-type="float">
            <text:p>-174,599902645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86</text:p>
          </table:table-cell>
          <table:table-cell office:value-type="float" office:value="4.4661045074463" calcext:value-type="float">
            <text:p>4,4661045074463</text:p>
          </table:table-cell>
          <table:table-cell office:value-type="float" office:value="0.30678620561957" calcext:value-type="float">
            <text:p>0,30678620561957</text:p>
          </table:table-cell>
          <table:table-cell office:value-type="float" office:value="57.500363155535" calcext:value-type="float">
            <text:p>57,5003631555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797</text:p>
          </table:table-cell>
          <table:table-cell office:value-type="float" office:value="5.8575314283371" calcext:value-type="float">
            <text:p>5,8575314283371</text:p>
          </table:table-cell>
          <table:table-cell office:value-type="float" office:value="0.13065089471638" calcext:value-type="float">
            <text:p>0,13065089471638</text:p>
          </table:table-cell>
          <table:table-cell office:value-type="float" office:value="-164.99748503327" calcext:value-type="float">
            <text:p>-164,997485033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808</text:p>
          </table:table-cell>
          <table:table-cell office:value-type="float" office:value="5.8013266324997" calcext:value-type="float">
            <text:p>5,8013266324997</text:p>
          </table:table-cell>
          <table:table-cell office:value-type="float" office:value="0.97066581249237" calcext:value-type="float">
            <text:p>0,97066581249237</text:p>
          </table:table-cell>
          <table:table-cell office:value-type="float" office:value="-50.070360587661" calcext:value-type="float">
            <text:p>-50,0703605876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819</text:p>
          </table:table-cell>
          <table:table-cell office:value-type="float" office:value="7.2819358110428" calcext:value-type="float">
            <text:p>7,2819358110428</text:p>
          </table:table-cell>
          <table:table-cell office:value-type="float" office:value="1.4671848714352" calcext:value-type="float">
            <text:p>1,4671848714352</text:p>
          </table:table-cell>
          <table:table-cell office:value-type="float" office:value="-78.828879222748" calcext:value-type="float">
            <text:p>-78,8288792227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830</text:p>
          </table:table-cell>
          <table:table-cell office:value-type="float" office:value="-1.4878056943417" calcext:value-type="float">
            <text:p>-1,4878056943417</text:p>
          </table:table-cell>
          <table:table-cell office:value-type="float" office:value="0.72840973734856" calcext:value-type="float">
            <text:p>0,72840973734856</text:p>
          </table:table-cell>
          <table:table-cell office:value-type="float" office:value="84.265481134888" calcext:value-type="float">
            <text:p>84,26548113488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841</text:p>
          </table:table-cell>
          <table:table-cell office:value-type="float" office:value="3.0934965610504" calcext:value-type="float">
            <text:p>3,0934965610504</text:p>
          </table:table-cell>
          <table:table-cell office:value-type="float" office:value="0.99584668874741" calcext:value-type="float">
            <text:p>0,99584668874741</text:p>
          </table:table-cell>
          <table:table-cell office:value-type="float" office:value="-129.77263881902" calcext:value-type="float">
            <text:p>-129,772638819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852</text:p>
          </table:table-cell>
          <table:table-cell office:value-type="float" office:value="2.4851390719414" calcext:value-type="float">
            <text:p>2,4851390719414</text:p>
          </table:table-cell>
          <table:table-cell office:value-type="float" office:value="3.6199668049812" calcext:value-type="float">
            <text:p>3,6199668049812</text:p>
          </table:table-cell>
          <table:table-cell office:value-type="float" office:value="9.1560322577786" calcext:value-type="float">
            <text:p>9,15603225777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863</text:p>
          </table:table-cell>
          <table:table-cell office:value-type="float" office:value="5.3365337848663" calcext:value-type="float">
            <text:p>5,3365337848663</text:p>
          </table:table-cell>
          <table:table-cell office:value-type="float" office:value="0.50725646317005" calcext:value-type="float">
            <text:p>0,50725646317005</text:p>
          </table:table-cell>
          <table:table-cell office:value-type="float" office:value="150.79249242309" calcext:value-type="float">
            <text:p>150,792492423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874</text:p>
          </table:table-cell>
          <table:table-cell office:value-type="float" office:value="4.5752659440041" calcext:value-type="float">
            <text:p>4,5752659440041</text:p>
          </table:table-cell>
          <table:table-cell office:value-type="float" office:value="2.1067759394646" calcext:value-type="float">
            <text:p>2,1067759394646</text:p>
          </table:table-cell>
          <table:table-cell office:value-type="float" office:value="-39.339816114705" calcext:value-type="float">
            <text:p>-39,33981611470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885</text:p>
          </table:table-cell>
          <table:table-cell office:value-type="float" office:value="8.0452501773834" calcext:value-type="float">
            <text:p>8,0452501773834</text:p>
          </table:table-cell>
          <table:table-cell office:value-type="float" office:value="2.5665634870529" calcext:value-type="float">
            <text:p>2,5665634870529</text:p>
          </table:table-cell>
          <table:table-cell office:value-type="float" office:value="178.88218430197" calcext:value-type="float">
            <text:p>178,882184301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896</text:p>
          </table:table-cell>
          <table:table-cell office:value-type="float" office:value="9.6936523914337" calcext:value-type="float">
            <text:p>9,6936523914337</text:p>
          </table:table-cell>
          <table:table-cell office:value-type="float" office:value="1.2867560982704" calcext:value-type="float">
            <text:p>1,2867560982704</text:p>
          </table:table-cell>
          <table:table-cell office:value-type="float" office:value="153.71374263885" calcext:value-type="float">
            <text:p>153,713742638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07</text:p>
          </table:table-cell>
          <table:table-cell office:value-type="float" office:value="-0.78655786812305" calcext:value-type="float">
            <text:p>-0,78655786812305</text:p>
          </table:table-cell>
          <table:table-cell office:value-type="float" office:value="1.1234705150127" calcext:value-type="float">
            <text:p>1,1234705150127</text:p>
          </table:table-cell>
          <table:table-cell office:value-type="float" office:value="96.185655350898" calcext:value-type="float">
            <text:p>96,1856553508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18</text:p>
          </table:table-cell>
          <table:table-cell office:value-type="float" office:value="0.90544961392879" calcext:value-type="float">
            <text:p>0,90544961392879</text:p>
          </table:table-cell>
          <table:table-cell office:value-type="float" office:value="3.9339798688889" calcext:value-type="float">
            <text:p>3,9339798688889</text:p>
          </table:table-cell>
          <table:table-cell office:value-type="float" office:value="17.362038041376" calcext:value-type="float">
            <text:p>17,3620380413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29</text:p>
          </table:table-cell>
          <table:table-cell office:value-type="float" office:value="2.8523573279381" calcext:value-type="float">
            <text:p>2,8523573279381</text:p>
          </table:table-cell>
          <table:table-cell office:value-type="float" office:value="2.6948541402817" calcext:value-type="float">
            <text:p>2,6948541402817</text:p>
          </table:table-cell>
          <table:table-cell office:value-type="float" office:value="-27.718460483915" calcext:value-type="float">
            <text:p>-27,7184604839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40</text:p>
          </table:table-cell>
          <table:table-cell office:value-type="float" office:value="5.0428813695908" calcext:value-type="float">
            <text:p>5,0428813695908</text:p>
          </table:table-cell>
          <table:table-cell office:value-type="float" office:value="1.7556661367416" calcext:value-type="float">
            <text:p>1,7556661367416</text:p>
          </table:table-cell>
          <table:table-cell office:value-type="float" office:value="79.42528633555" calcext:value-type="float">
            <text:p>79,425286335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51</text:p>
          </table:table-cell>
          <table:table-cell office:value-type="float" office:value="3.4801653027534" calcext:value-type="float">
            <text:p>3,4801653027534</text:p>
          </table:table-cell>
          <table:table-cell office:value-type="float" office:value="2.8623455762863" calcext:value-type="float">
            <text:p>2,8623455762863</text:p>
          </table:table-cell>
          <table:table-cell office:value-type="float" office:value="-109.83352068883" calcext:value-type="float">
            <text:p>-109,833520688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62</text:p>
          </table:table-cell>
          <table:table-cell office:value-type="float" office:value="6.2069195508957" calcext:value-type="float">
            <text:p>6,2069195508957</text:p>
          </table:table-cell>
          <table:table-cell office:value-type="float" office:value="1.526495218277" calcext:value-type="float">
            <text:p>1,526495218277</text:p>
          </table:table-cell>
          <table:table-cell office:value-type="float" office:value="164.70125981957" calcext:value-type="float">
            <text:p>164,701259819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73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2.6414158940315" calcext:value-type="float">
            <text:p>2,6414158940315</text:p>
          </table:table-cell>
          <table:table-cell office:value-type="float" office:value="174.53339752878" calcext:value-type="float">
            <text:p>174,533397528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84</text:p>
          </table:table-cell>
          <table:table-cell office:value-type="float" office:value="-1.4062331616879" calcext:value-type="float">
            <text:p>-1,4062331616879</text:p>
          </table:table-cell>
          <table:table-cell office:value-type="float" office:value="5.1760065555573" calcext:value-type="float">
            <text:p>5,1760065555573</text:p>
          </table:table-cell>
          <table:table-cell office:value-type="float" office:value="42.447194551966" calcext:value-type="float">
            <text:p>42,4471945519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995</text:p>
          </table:table-cell>
          <table:table-cell office:value-type="float" office:value="0.49908127635717" calcext:value-type="float">
            <text:p>0,49908127635717</text:p>
          </table:table-cell>
          <table:table-cell office:value-type="float" office:value="1.776684820652" calcext:value-type="float">
            <text:p>1,776684820652</text:p>
          </table:table-cell>
          <table:table-cell office:value-type="float" office:value="131.56684189086" calcext:value-type="float">
            <text:p>131,566841890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06</text:p>
          </table:table-cell>
          <table:table-cell office:value-type="float" office:value="2.4501311779022" calcext:value-type="float">
            <text:p>2,4501311779022</text:p>
          </table:table-cell>
          <table:table-cell office:value-type="float" office:value="4.2267021536827" calcext:value-type="float">
            <text:p>4,2267021536827</text:p>
          </table:table-cell>
          <table:table-cell office:value-type="float" office:value="-17.030505048242" calcext:value-type="float">
            <text:p>-17,0305050482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17</text:p>
          </table:table-cell>
          <table:table-cell office:value-type="float" office:value="4.4514137506485" calcext:value-type="float">
            <text:p>4,4514137506485</text:p>
          </table:table-cell>
          <table:table-cell office:value-type="float" office:value="6.4009153842926" calcext:value-type="float">
            <text:p>6,4009153842926</text:p>
          </table:table-cell>
          <table:table-cell office:value-type="float" office:value="-92.524593802774" calcext:value-type="float">
            <text:p>-92,5245938027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28</text:p>
          </table:table-cell>
          <table:table-cell office:value-type="float" office:value="7.2668969631195" calcext:value-type="float">
            <text:p>7,2668969631195</text:p>
          </table:table-cell>
          <table:table-cell office:value-type="float" office:value="4.608961045742" calcext:value-type="float">
            <text:p>4,608961045742</text:p>
          </table:table-cell>
          <table:table-cell office:value-type="float" office:value="171.76112096021" calcext:value-type="float">
            <text:p>171,761120960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39</text:p>
          </table:table-cell>
          <table:table-cell office:value-type="float" office:value="7.4119478464127" calcext:value-type="float">
            <text:p>7,4119478464127</text:p>
          </table:table-cell>
          <table:table-cell office:value-type="float" office:value="4.3127933144569" calcext:value-type="float">
            <text:p>4,3127933144569</text:p>
          </table:table-cell>
          <table:table-cell office:value-type="float" office:value="-36.042028172001" calcext:value-type="float">
            <text:p>-36,0420281720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50</text:p>
          </table:table-cell>
          <table:table-cell office:value-type="float" office:value="8.8393926620483" calcext:value-type="float">
            <text:p>8,8393926620483</text:p>
          </table:table-cell>
          <table:table-cell office:value-type="float" office:value="5.1704525947571" calcext:value-type="float">
            <text:p>5,1704525947571</text:p>
          </table:table-cell>
          <table:table-cell office:value-type="float" office:value="-51.383467616549" calcext:value-type="float">
            <text:p>-51,3834676165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61</text:p>
          </table:table-cell>
          <table:table-cell office:value-type="float" office:value="-1.3518513739109" calcext:value-type="float">
            <text:p>-1,3518513739109</text:p>
          </table:table-cell>
          <table:table-cell office:value-type="float" office:value="4.1957584023476" calcext:value-type="float">
            <text:p>4,1957584023476</text:p>
          </table:table-cell>
          <table:table-cell office:value-type="float" office:value="99.83735479367" calcext:value-type="float">
            <text:p>99,837354793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72</text:p>
          </table:table-cell>
          <table:table-cell office:value-type="float" office:value="2.6760715246201" calcext:value-type="float">
            <text:p>2,6760715246201</text:p>
          </table:table-cell>
          <table:table-cell office:value-type="float" office:value="5.0604218244553" calcext:value-type="float">
            <text:p>5,0604218244553</text:p>
          </table:table-cell>
          <table:table-cell office:value-type="float" office:value="7.3588514214109" calcext:value-type="float">
            <text:p>7,35885142141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83</text:p>
          </table:table-cell>
          <table:table-cell office:value-type="float" office:value="2.0206800103188" calcext:value-type="float">
            <text:p>2,0206800103188</text:p>
          </table:table-cell>
          <table:table-cell office:value-type="float" office:value="5.8290922641754" calcext:value-type="float">
            <text:p>5,8290922641754</text:p>
          </table:table-cell>
          <table:table-cell office:value-type="float" office:value="-31.902928640888" calcext:value-type="float">
            <text:p>-31,9029286408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094</text:p>
          </table:table-cell>
          <table:table-cell office:value-type="float" office:value="5.0061690807343" calcext:value-type="float">
            <text:p>5,0061690807343</text:p>
          </table:table-cell>
          <table:table-cell office:value-type="float" office:value="7.2723615169525" calcext:value-type="float">
            <text:p>7,2723615169525</text:p>
          </table:table-cell>
          <table:table-cell office:value-type="float" office:value="-88.442743204202" calcext:value-type="float">
            <text:p>-88,4427432042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05</text:p>
          </table:table-cell>
          <table:table-cell office:value-type="float" office:value="3.3949553966522" calcext:value-type="float">
            <text:p>3,3949553966522</text:p>
          </table:table-cell>
          <table:table-cell office:value-type="float" office:value="8.8683146238327" calcext:value-type="float">
            <text:p>8,8683146238327</text:p>
          </table:table-cell>
          <table:table-cell office:value-type="float" office:value="-34.703865552404" calcext:value-type="float">
            <text:p>-34,7038655524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16</text:p>
          </table:table-cell>
          <table:table-cell office:value-type="float" office:value="6.1092817783356" calcext:value-type="float">
            <text:p>6,1092817783356</text:p>
          </table:table-cell>
          <table:table-cell office:value-type="float" office:value="6.9428062438965" calcext:value-type="float">
            <text:p>6,9428062438965</text:p>
          </table:table-cell>
          <table:table-cell office:value-type="float" office:value="13.953864384609" calcext:value-type="float">
            <text:p>13,9538643846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27</text:p>
          </table:table-cell>
          <table:table-cell office:value-type="float" office:value="10.085015296936" calcext:value-type="float">
            <text:p>10,085015296936</text:p>
          </table:table-cell>
          <table:table-cell office:value-type="float" office:value="7.7535945177078" calcext:value-type="float">
            <text:p>7,7535945177078</text:p>
          </table:table-cell>
          <table:table-cell office:value-type="float" office:value="-149.43405777026" calcext:value-type="float">
            <text:p>-149,4340577702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38</text:p>
          </table:table-cell>
          <table:table-cell office:value-type="float" office:value="-1.5498508512974" calcext:value-type="float">
            <text:p>-1,5498508512974</text:p>
          </table:table-cell>
          <table:table-cell office:value-type="float" office:value="9.2983800172806" calcext:value-type="float">
            <text:p>9,2983800172806</text:p>
          </table:table-cell>
          <table:table-cell office:value-type="float" office:value="-94.12035440943" calcext:value-type="float">
            <text:p>-94,120354409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49</text:p>
          </table:table-cell>
          <table:table-cell office:value-type="float" office:value="0.95628343522549" calcext:value-type="float">
            <text:p>0,95628343522549</text:p>
          </table:table-cell>
          <table:table-cell office:value-type="float" office:value="4.828639626503" calcext:value-type="float">
            <text:p>4,828639626503</text:p>
          </table:table-cell>
          <table:table-cell office:value-type="float" office:value="-5.2704629814549" calcext:value-type="float">
            <text:p>-5,27046298145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60</text:p>
          </table:table-cell>
          <table:table-cell office:value-type="float" office:value="3.5315117239952" calcext:value-type="float">
            <text:p>3,5315117239952</text:p>
          </table:table-cell>
          <table:table-cell office:value-type="float" office:value="7.5170964002609" calcext:value-type="float">
            <text:p>7,5170964002609</text:p>
          </table:table-cell>
          <table:table-cell office:value-type="float" office:value="164.47547590657" calcext:value-type="float">
            <text:p>164,475475906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71</text:p>
          </table:table-cell>
          <table:table-cell office:value-type="float" office:value="2.1419079601765" calcext:value-type="float">
            <text:p>2,1419079601765</text:p>
          </table:table-cell>
          <table:table-cell office:value-type="float" office:value="7.7588450908661" calcext:value-type="float">
            <text:p>7,7588450908661</text:p>
          </table:table-cell>
          <table:table-cell office:value-type="float" office:value="-179.9075466812" calcext:value-type="float">
            <text:p>-179,90754668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82</text:p>
          </table:table-cell>
          <table:table-cell office:value-type="float" office:value="7.1193355321884" calcext:value-type="float">
            <text:p>7,1193355321884</text:p>
          </table:table-cell>
          <table:table-cell office:value-type="float" office:value="6.6415446996689" calcext:value-type="float">
            <text:p>6,6415446996689</text:p>
          </table:table-cell>
          <table:table-cell office:value-type="float" office:value="-63.576554037203" calcext:value-type="float">
            <text:p>-63,5765540372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193</text:p>
          </table:table-cell>
          <table:table-cell office:value-type="float" office:value="7.2174513339996" calcext:value-type="float">
            <text:p>7,2174513339996</text:p>
          </table:table-cell>
          <table:table-cell office:value-type="float" office:value="7.1106201410294" calcext:value-type="float">
            <text:p>7,1106201410294</text:p>
          </table:table-cell>
          <table:table-cell office:value-type="float" office:value="-38.316766927197" calcext:value-type="float">
            <text:p>-38,3167669271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04</text:p>
          </table:table-cell>
          <table:table-cell office:value-type="float" office:value="8.74367415905" calcext:value-type="float">
            <text:p>8,74367415905</text:p>
          </table:table-cell>
          <table:table-cell office:value-type="float" office:value="7.6651775836945" calcext:value-type="float">
            <text:p>7,6651775836945</text:p>
          </table:table-cell>
          <table:table-cell office:value-type="float" office:value="171.53464001455" calcext:value-type="float">
            <text:p>171,534640014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15</text:p>
          </table:table-cell>
          <table:table-cell office:value-type="float" office:value="-0.28101081028581" calcext:value-type="float">
            <text:p>-0,28101081028581</text:p>
          </table:table-cell>
          <table:table-cell office:value-type="float" office:value="7.5111448764801" calcext:value-type="float">
            <text:p>7,5111448764801</text:p>
          </table:table-cell>
          <table:table-cell office:value-type="float" office:value="-6.9082300564286" calcext:value-type="float">
            <text:p>-6,90823005642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26</text:p>
          </table:table-cell>
          <table:table-cell office:value-type="float" office:value="0.047893594019115" calcext:value-type="float">
            <text:p>0,047893594019115</text:p>
          </table:table-cell>
          <table:table-cell office:value-type="float" office:value="10.76774597168" calcext:value-type="float">
            <text:p>10,76774597168</text:p>
          </table:table-cell>
          <table:table-cell office:value-type="float" office:value="5.1746837747325" calcext:value-type="float">
            <text:p>5,17468377473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37</text:p>
          </table:table-cell>
          <table:table-cell office:value-type="float" office:value="1.8714198470116" calcext:value-type="float">
            <text:p>1,8714198470116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54.94434696854" calcext:value-type="float">
            <text:p>-154,944346968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48</text:p>
          </table:table-cell>
          <table:table-cell office:value-type="float" office:value="4.4715896248817" calcext:value-type="float">
            <text:p>4,4715896248817</text:p>
          </table:table-cell>
          <table:table-cell office:value-type="float" office:value="10.489677190781" calcext:value-type="float">
            <text:p>10,489677190781</text:p>
          </table:table-cell>
          <table:table-cell office:value-type="float" office:value="-70.229983633491" calcext:value-type="float">
            <text:p>-70,2299836334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59</text:p>
          </table:table-cell>
          <table:table-cell office:value-type="float" office:value="7.3817759752274" calcext:value-type="float">
            <text:p>7,3817759752274</text:p>
          </table:table-cell>
          <table:table-cell office:value-type="float" office:value="9.3263757228851" calcext:value-type="float">
            <text:p>9,3263757228851</text:p>
          </table:table-cell>
          <table:table-cell office:value-type="float" office:value="-80.323665764681" calcext:value-type="float">
            <text:p>-80,3236657646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70</text:p>
          </table:table-cell>
          <table:table-cell office:value-type="float" office:value="7.4653875827789" calcext:value-type="float">
            <text:p>7,4653875827789</text:p>
          </table:table-cell>
          <table:table-cell office:value-type="float" office:value="8.974307179451" calcext:value-type="float">
            <text:p>8,974307179451</text:p>
          </table:table-cell>
          <table:table-cell office:value-type="float" office:value="-42.002921651123" calcext:value-type="float">
            <text:p>-42,0029216511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81</text:p>
          </table:table-cell>
          <table:table-cell office:value-type="float" office:value="8.3186835050583" calcext:value-type="float">
            <text:p>8,3186835050583</text:p>
          </table:table-cell>
          <table:table-cell office:value-type="float" office:value="10.827745199203" calcext:value-type="float">
            <text:p>10,827745199203</text:p>
          </table:table-cell>
          <table:table-cell office:value-type="float" office:value="-58.338565431583" calcext:value-type="float">
            <text:p>-58,3385654315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292</text:p>
          </table:table-cell>
          <table:table-cell office:value-type="float" office:value="-0.18389260396361" calcext:value-type="float">
            <text:p>-0,18389260396361</text:p>
          </table:table-cell>
          <table:table-cell office:value-type="float" office:value="10.057216882706" calcext:value-type="float">
            <text:p>10,057216882706</text:p>
          </table:table-cell>
          <table:table-cell office:value-type="float" office:value="-22.773189719316" calcext:value-type="float">
            <text:p>-22,77318971931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303</text:p>
          </table:table-cell>
          <table:table-cell office:value-type="float" office:value="-0.93193575739861" calcext:value-type="float">
            <text:p>-0,93193575739861</text:p>
          </table:table-cell>
          <table:table-cell office:value-type="float" office:value="10.220810174942" calcext:value-type="float">
            <text:p>10,220810174942</text:p>
          </table:table-cell>
          <table:table-cell office:value-type="float" office:value="-10.363402165425" calcext:value-type="float">
            <text:p>-10,3634021654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0.94184756278992" calcext:value-type="float">
            <text:p>0,94184756278992</text:p>
          </table:table-cell>
          <table:table-cell office:value-type="float" office:value="-0.364786721766" calcext:value-type="float">
            <text:p>-0,364786721766</text:p>
          </table:table-cell>
          <table:table-cell office:value-type="float" office:value="-16.333199040905" calcext:value-type="float">
            <text:p>-16,3331990409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64</text:p>
          </table:table-cell>
          <table:table-cell office:value-type="float" office:value="1.2357638031244" calcext:value-type="float">
            <text:p>1,2357638031244</text:p>
          </table:table-cell>
          <table:table-cell office:value-type="float" office:value="0.082457046955824" calcext:value-type="float">
            <text:p>0,082457046955824</text:p>
          </table:table-cell>
          <table:table-cell office:value-type="float" office:value="-108.56275497728" calcext:value-type="float">
            <text:p>-108,562754977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75</text:p>
          </table:table-cell>
          <table:table-cell office:value-type="float" office:value="4.9187964200974" calcext:value-type="float">
            <text:p>4,9187964200974</text:p>
          </table:table-cell>
          <table:table-cell office:value-type="float" office:value="-0.45387174934149" calcext:value-type="float">
            <text:p>-0,45387174934149</text:p>
          </table:table-cell>
          <table:table-cell office:value-type="float" office:value="-175.54029537614" calcext:value-type="float">
            <text:p>-175,540295376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86</text:p>
          </table:table-cell>
          <table:table-cell office:value-type="float" office:value="4.252642095089" calcext:value-type="float">
            <text:p>4,252642095089</text:p>
          </table:table-cell>
          <table:table-cell office:value-type="float" office:value="-0.028513832949102" calcext:value-type="float">
            <text:p>-0,028513832949102</text:p>
          </table:table-cell>
          <table:table-cell office:value-type="float" office:value="57.526884564928" calcext:value-type="float">
            <text:p>57,5268845649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797</text:p>
          </table:table-cell>
          <table:table-cell office:value-type="float" office:value="6.2417352199554" calcext:value-type="float">
            <text:p>6,2417352199554</text:p>
          </table:table-cell>
          <table:table-cell office:value-type="float" office:value="0.23385448381305" calcext:value-type="float">
            <text:p>0,23385448381305</text:p>
          </table:table-cell>
          <table:table-cell office:value-type="float" office:value="-164.99479257377" calcext:value-type="float">
            <text:p>-164,994792573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808</text:p>
          </table:table-cell>
          <table:table-cell office:value-type="float" office:value="5.5777883529663" calcext:value-type="float">
            <text:p>5,5777883529663</text:p>
          </table:table-cell>
          <table:table-cell office:value-type="float" office:value="1.02359816432" calcext:value-type="float">
            <text:p>1,02359816432</text:p>
          </table:table-cell>
          <table:table-cell office:value-type="float" office:value="6.865271147649" calcext:value-type="float">
            <text:p>6,8652711476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819</text:p>
          </table:table-cell>
          <table:table-cell office:value-type="float" office:value="7.1870523691177" calcext:value-type="float">
            <text:p>7,1870523691177</text:p>
          </table:table-cell>
          <table:table-cell office:value-type="float" office:value="1.8434490263462" calcext:value-type="float">
            <text:p>1,8434490263462</text:p>
          </table:table-cell>
          <table:table-cell office:value-type="float" office:value="-74.758174313102" calcext:value-type="float">
            <text:p>-74,7581743131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830</text:p>
          </table:table-cell>
          <table:table-cell office:value-type="float" office:value="-1.3663490116596" calcext:value-type="float">
            <text:p>-1,3663490116596</text:p>
          </table:table-cell>
          <table:table-cell office:value-type="float" office:value="0.56230504065752" calcext:value-type="float">
            <text:p>0,56230504065752</text:p>
          </table:table-cell>
          <table:table-cell office:value-type="float" office:value="74.179562034121" calcext:value-type="float">
            <text:p>74,1795620341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841</text:p>
          </table:table-cell>
          <table:table-cell office:value-type="float" office:value="3.1440228223801" calcext:value-type="float">
            <text:p>3,1440228223801</text:p>
          </table:table-cell>
          <table:table-cell office:value-type="float" office:value="1.3052549958229" calcext:value-type="float">
            <text:p>1,3052549958229</text:p>
          </table:table-cell>
          <table:table-cell office:value-type="float" office:value="-91.666826776638" calcext:value-type="float">
            <text:p>-91,6668267766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852</text:p>
          </table:table-cell>
          <table:table-cell office:value-type="float" office:value="2.4856922030449" calcext:value-type="float">
            <text:p>2,4856922030449</text:p>
          </table:table-cell>
          <table:table-cell office:value-type="float" office:value="3.3870965242386" calcext:value-type="float">
            <text:p>3,3870965242386</text:p>
          </table:table-cell>
          <table:table-cell office:value-type="float" office:value="95.91398345437" calcext:value-type="float">
            <text:p>95,913983454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863</text:p>
          </table:table-cell>
          <table:table-cell office:value-type="float" office:value="5.5399537086487" calcext:value-type="float">
            <text:p>5,5399537086487</text:p>
          </table:table-cell>
          <table:table-cell office:value-type="float" office:value="0.58749407529831" calcext:value-type="float">
            <text:p>0,58749407529831</text:p>
          </table:table-cell>
          <table:table-cell office:value-type="float" office:value="-175.66376582832" calcext:value-type="float">
            <text:p>-175,663765828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874</text:p>
          </table:table-cell>
          <table:table-cell office:value-type="float" office:value="4.6907144784927" calcext:value-type="float">
            <text:p>4,6907144784927</text:p>
          </table:table-cell>
          <table:table-cell office:value-type="float" office:value="2.2970573604107" calcext:value-type="float">
            <text:p>2,2970573604107</text:p>
          </table:table-cell>
          <table:table-cell office:value-type="float" office:value="-130.06189370611" calcext:value-type="float">
            <text:p>-130,061893706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885</text:p>
          </table:table-cell>
          <table:table-cell office:value-type="float" office:value="8.3972883224487" calcext:value-type="float">
            <text:p>8,3972883224487</text:p>
          </table:table-cell>
          <table:table-cell office:value-type="float" office:value="2.4954342842102" calcext:value-type="float">
            <text:p>2,4954342842102</text:p>
          </table:table-cell>
          <table:table-cell office:value-type="float" office:value="165.41804173949" calcext:value-type="float">
            <text:p>165,418041739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896</text:p>
          </table:table-cell>
          <table:table-cell office:value-type="float" office:value="9.9382531642914" calcext:value-type="float">
            <text:p>9,9382531642914</text:p>
          </table:table-cell>
          <table:table-cell office:value-type="float" office:value="1.0449870675802" calcext:value-type="float">
            <text:p>1,0449870675802</text:p>
          </table:table-cell>
          <table:table-cell office:value-type="float" office:value="130.12617105132" calcext:value-type="float">
            <text:p>130,126171051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07</text:p>
          </table:table-cell>
          <table:table-cell office:value-type="float" office:value="-0.69862693548203" calcext:value-type="float">
            <text:p>-0,69862693548203</text:p>
          </table:table-cell>
          <table:table-cell office:value-type="float" office:value="0.88103607296944" calcext:value-type="float">
            <text:p>0,88103607296944</text:p>
          </table:table-cell>
          <table:table-cell office:value-type="float" office:value="111.45262505598" calcext:value-type="float">
            <text:p>111,452625055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18</text:p>
          </table:table-cell>
          <table:table-cell office:value-type="float" office:value="0.60204274952412" calcext:value-type="float">
            <text:p>0,60204274952412</text:p>
          </table:table-cell>
          <table:table-cell office:value-type="float" office:value="3.9570671319962" calcext:value-type="float">
            <text:p>3,9570671319962</text:p>
          </table:table-cell>
          <table:table-cell office:value-type="float" office:value="-15.595847823817" calcext:value-type="float">
            <text:p>-15,5958478238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29</text:p>
          </table:table-cell>
          <table:table-cell office:value-type="float" office:value="2.5252658128738" calcext:value-type="float">
            <text:p>2,5252658128738</text:p>
          </table:table-cell>
          <table:table-cell office:value-type="float" office:value="2.6189535856247" calcext:value-type="float">
            <text:p>2,6189535856247</text:p>
          </table:table-cell>
          <table:table-cell office:value-type="float" office:value="8.1025835624926" calcext:value-type="float">
            <text:p>8,10258356249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40</text:p>
          </table:table-cell>
          <table:table-cell office:value-type="float" office:value="5.2529871463776" calcext:value-type="float">
            <text:p>5,2529871463776</text:p>
          </table:table-cell>
          <table:table-cell office:value-type="float" office:value="1.6843155026436" calcext:value-type="float">
            <text:p>1,6843155026436</text:p>
          </table:table-cell>
          <table:table-cell office:value-type="float" office:value="170.15175454935" calcext:value-type="float">
            <text:p>170,151754549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51</text:p>
          </table:table-cell>
          <table:table-cell office:value-type="float" office:value="3.7723553180695" calcext:value-type="float">
            <text:p>3,7723553180695</text:p>
          </table:table-cell>
          <table:table-cell office:value-type="float" office:value="3.0259588360786" calcext:value-type="float">
            <text:p>3,0259588360786</text:p>
          </table:table-cell>
          <table:table-cell office:value-type="float" office:value="-145.49030164245" calcext:value-type="float">
            <text:p>-145,490301642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62</text:p>
          </table:table-cell>
          <table:table-cell office:value-type="float" office:value="6.5910369157791" calcext:value-type="float">
            <text:p>6,5910369157791</text:p>
          </table:table-cell>
          <table:table-cell office:value-type="float" office:value="1.4216285943985" calcext:value-type="float">
            <text:p>1,4216285943985</text:p>
          </table:table-cell>
          <table:table-cell office:value-type="float" office:value="164.70437596558" calcext:value-type="float">
            <text:p>164,704375965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7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6555472612381" calcext:value-type="float">
            <text:p>2,6555472612381</text:p>
          </table:table-cell>
          <table:table-cell office:value-type="float" office:value="176.47412779984" calcext:value-type="float">
            <text:p>176,474127799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84</text:p>
          </table:table-cell>
          <table:table-cell office:value-type="float" office:value="-1.5850016474724" calcext:value-type="float">
            <text:p>-1,5850016474724</text:p>
          </table:table-cell>
          <table:table-cell office:value-type="float" office:value="4.9103969335556" calcext:value-type="float">
            <text:p>4,9103969335556</text:p>
          </table:table-cell>
          <table:table-cell office:value-type="float" office:value="36.124288276502" calcext:value-type="float">
            <text:p>36,1242882765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995</text:p>
          </table:table-cell>
          <table:table-cell office:value-type="float" office:value="0.76337300240993" calcext:value-type="float">
            <text:p>0,76337300240993</text:p>
          </table:table-cell>
          <table:table-cell office:value-type="float" office:value="1.4788019657135" calcext:value-type="float">
            <text:p>1,4788019657135</text:p>
          </table:table-cell>
          <table:table-cell office:value-type="float" office:value="131.55942054311" calcext:value-type="float">
            <text:p>131,559420543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06</text:p>
          </table:table-cell>
          <table:table-cell office:value-type="float" office:value="2.4823966622353" calcext:value-type="float">
            <text:p>2,4823966622353</text:p>
          </table:table-cell>
          <table:table-cell office:value-type="float" office:value="4.4578582048416" calcext:value-type="float">
            <text:p>4,4578582048416</text:p>
          </table:table-cell>
          <table:table-cell office:value-type="float" office:value="-103.65940355192" calcext:value-type="float">
            <text:p>-103,659403551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17</text:p>
          </table:table-cell>
          <table:table-cell office:value-type="float" office:value="4.4842058420181" calcext:value-type="float">
            <text:p>4,4842058420181</text:p>
          </table:table-cell>
          <table:table-cell office:value-type="float" office:value="6.7803102731705" calcext:value-type="float">
            <text:p>6,7803102731705</text:p>
          </table:table-cell>
          <table:table-cell office:value-type="float" office:value="-99.942948408188" calcext:value-type="float">
            <text:p>-99,9429484081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28</text:p>
          </table:table-cell>
          <table:table-cell office:value-type="float" office:value="7.2194564342499" calcext:value-type="float">
            <text:p>7,2194564342499</text:p>
          </table:table-cell>
          <table:table-cell office:value-type="float" office:value="4.4265803694725" calcext:value-type="float">
            <text:p>4,4265803694725</text:p>
          </table:table-cell>
          <table:table-cell office:value-type="float" office:value="94.711369769588" calcext:value-type="float">
            <text:p>94,7113697695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39</text:p>
          </table:table-cell>
          <table:table-cell office:value-type="float" office:value="7.2931623458862" calcext:value-type="float">
            <text:p>7,2931623458862</text:p>
          </table:table-cell>
          <table:table-cell office:value-type="float" office:value="4.1025418043137" calcext:value-type="float">
            <text:p>4,1025418043137</text:p>
          </table:table-cell>
          <table:table-cell office:value-type="float" office:value="54.60857282019" calcext:value-type="float">
            <text:p>54,608572820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50</text:p>
          </table:table-cell>
          <table:table-cell office:value-type="float" office:value="8.6844861507416" calcext:value-type="float">
            <text:p>8,6844861507416</text:p>
          </table:table-cell>
          <table:table-cell office:value-type="float" office:value="5.4593741893768" calcext:value-type="float">
            <text:p>5,4593741893768</text:p>
          </table:table-cell>
          <table:table-cell office:value-type="float" office:value="-64.552324592688" calcext:value-type="float">
            <text:p>-64,55232459268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61</text:p>
          </table:table-cell>
          <table:table-cell office:value-type="float" office:value="-1.2530823051929" calcext:value-type="float">
            <text:p>-1,2530823051929</text:p>
          </table:table-cell>
          <table:table-cell office:value-type="float" office:value="3.9186695218086" calcext:value-type="float">
            <text:p>3,9186695218086</text:p>
          </table:table-cell>
          <table:table-cell office:value-type="float" office:value="112.08411614606" calcext:value-type="float">
            <text:p>112,084116146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72</text:p>
          </table:table-cell>
          <table:table-cell office:value-type="float" office:value="2.4811074137688" calcext:value-type="float">
            <text:p>2,4811074137688</text:p>
          </table:table-cell>
          <table:table-cell office:value-type="float" office:value="5.2426022291183" calcext:value-type="float">
            <text:p>5,2426022291183</text:p>
          </table:table-cell>
          <table:table-cell office:value-type="float" office:value="-52.903135491025" calcext:value-type="float">
            <text:p>-52,9031354910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83</text:p>
          </table:table-cell>
          <table:table-cell office:value-type="float" office:value="1.8993103504181" calcext:value-type="float">
            <text:p>1,8993103504181</text:p>
          </table:table-cell>
          <table:table-cell office:value-type="float" office:value="6.0606402158737" calcext:value-type="float">
            <text:p>6,0606402158737</text:p>
          </table:table-cell>
          <table:table-cell office:value-type="float" office:value="-67.791442202914" calcext:value-type="float">
            <text:p>-67,7914422029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094</text:p>
          </table:table-cell>
          <table:table-cell office:value-type="float" office:value="5.050875544548" calcext:value-type="float">
            <text:p>5,050875544548</text:p>
          </table:table-cell>
          <table:table-cell office:value-type="float" office:value="7.6066642999649" calcext:value-type="float">
            <text:p>7,6066642999649</text:p>
          </table:table-cell>
          <table:table-cell office:value-type="float" office:value="-100.20531970225" calcext:value-type="float">
            <text:p>-100,205319702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05</text:p>
          </table:table-cell>
          <table:table-cell office:value-type="float" office:value="3.0608451366425" calcext:value-type="float">
            <text:p>3,0608451366425</text:p>
          </table:table-cell>
          <table:table-cell office:value-type="float" office:value="9.0074253082275" calcext:value-type="float">
            <text:p>9,0074253082275</text:p>
          </table:table-cell>
          <table:table-cell office:value-type="float" office:value="-18.92134110639" calcext:value-type="float">
            <text:p>-18,921341106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16</text:p>
          </table:table-cell>
          <table:table-cell office:value-type="float" office:value="5.800758600235" calcext:value-type="float">
            <text:p>5,800758600235</text:p>
          </table:table-cell>
          <table:table-cell office:value-type="float" office:value="6.7596489191055" calcext:value-type="float">
            <text:p>6,7596489191055</text:p>
          </table:table-cell>
          <table:table-cell office:value-type="float" office:value="31.938531975837" calcext:value-type="float">
            <text:p>31,9385319758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27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8.0458670854568" calcext:value-type="float">
            <text:p>8,0458670854568</text:p>
          </table:table-cell>
          <table:table-cell office:value-type="float" office:value="-140.06730553451" calcext:value-type="float">
            <text:p>-140,067305534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38</text:p>
          </table:table-cell>
          <table:table-cell office:value-type="float" office:value="-1.415943801403" calcext:value-type="float">
            <text:p>-1,415943801403</text:p>
          </table:table-cell>
          <table:table-cell office:value-type="float" office:value="9.6022522449493" calcext:value-type="float">
            <text:p>9,6022522449493</text:p>
          </table:table-cell>
          <table:table-cell office:value-type="float" office:value="-122.33963286041" calcext:value-type="float">
            <text:p>-122,339632860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49</text:p>
          </table:table-cell>
          <table:table-cell office:value-type="float" office:value="0.62831483781338" calcext:value-type="float">
            <text:p>0,62831483781338</text:p>
          </table:table-cell>
          <table:table-cell office:value-type="float" office:value="4.8369941115379" calcext:value-type="float">
            <text:p>4,8369941115379</text:p>
          </table:table-cell>
          <table:table-cell office:value-type="float" office:value="-0.34467773927245" calcext:value-type="float">
            <text:p>-0,344677739272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60</text:p>
          </table:table-cell>
          <table:table-cell office:value-type="float" office:value="3.7250953912735" calcext:value-type="float">
            <text:p>3,7250953912735</text:p>
          </table:table-cell>
          <table:table-cell office:value-type="float" office:value="7.3987489938736" calcext:value-type="float">
            <text:p>7,3987489938736</text:p>
          </table:table-cell>
          <table:table-cell office:value-type="float" office:value="154.33630214375" calcext:value-type="float">
            <text:p>154,336302143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71</text:p>
          </table:table-cell>
          <table:table-cell office:value-type="float" office:value="2.4854402244091" calcext:value-type="float">
            <text:p>2,4854402244091</text:p>
          </table:table-cell>
          <table:table-cell office:value-type="float" office:value="7.6747190952301" calcext:value-type="float">
            <text:p>7,6747190952301</text:p>
          </table:table-cell>
          <table:table-cell office:value-type="float" office:value="161.48289601514" calcext:value-type="float">
            <text:p>161,482896015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82</text:p>
          </table:table-cell>
          <table:table-cell office:value-type="float" office:value="6.9035822153091" calcext:value-type="float">
            <text:p>6,9035822153091</text:p>
          </table:table-cell>
          <table:table-cell office:value-type="float" office:value="6.5709960460663" calcext:value-type="float">
            <text:p>6,5709960460663</text:p>
          </table:table-cell>
          <table:table-cell office:value-type="float" office:value="26.856007279864" calcext:value-type="float">
            <text:p>26,8560072798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193</text:p>
          </table:table-cell>
          <table:table-cell office:value-type="float" office:value="7.0312082767487" calcext:value-type="float">
            <text:p>7,0312082767487</text:p>
          </table:table-cell>
          <table:table-cell office:value-type="float" office:value="6.9774657487869" calcext:value-type="float">
            <text:p>6,9774657487869</text:p>
          </table:table-cell>
          <table:table-cell office:value-type="float" office:value="34.592835766495" calcext:value-type="float">
            <text:p>34,5928357664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04</text:p>
          </table:table-cell>
          <table:table-cell office:value-type="float" office:value="9.0794295072556" calcext:value-type="float">
            <text:p>9,0794295072556</text:p>
          </table:table-cell>
          <table:table-cell office:value-type="float" office:value="7.5878018140793" calcext:value-type="float">
            <text:p>7,5878018140793</text:p>
          </table:table-cell>
          <table:table-cell office:value-type="float" office:value="161.24419649695" calcext:value-type="float">
            <text:p>161,244196496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15</text:p>
          </table:table-cell>
          <table:table-cell office:value-type="float" office:value="-0.45320335775614" calcext:value-type="float">
            <text:p>-0,45320335775614</text:p>
          </table:table-cell>
          <table:table-cell office:value-type="float" office:value="7.3907476663589" calcext:value-type="float">
            <text:p>7,3907476663589</text:p>
          </table:table-cell>
          <table:table-cell office:value-type="float" office:value="39.573506564851" calcext:value-type="float">
            <text:p>39,5735065648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26</text:p>
          </table:table-cell>
          <table:table-cell office:value-type="float" office:value="-0.26514921337366" calcext:value-type="float">
            <text:p>-0,26514921337366</text:p>
          </table:table-cell>
          <table:table-cell office:value-type="float" office:value="10.674797296524" calcext:value-type="float">
            <text:p>10,674797296524</text:p>
          </table:table-cell>
          <table:table-cell office:value-type="float" office:value="19.659319311191" calcext:value-type="float">
            <text:p>19,6593193111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37</text:p>
          </table:table-cell>
          <table:table-cell office:value-type="float" office:value="2.1741557121277" calcext:value-type="float">
            <text:p>2,1741557121277</text:p>
          </table:table-cell>
          <table:table-cell office:value-type="float" office:value="11.024976968765" calcext:value-type="float">
            <text:p>11,024976968765</text:p>
          </table:table-cell>
          <table:table-cell office:value-type="float" office:value="163.89860620924" calcext:value-type="float">
            <text:p>163,8986062092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48</text:p>
          </table:table-cell>
          <table:table-cell office:value-type="float" office:value="4.381882250309" calcext:value-type="float">
            <text:p>4,381882250309</text:p>
          </table:table-cell>
          <table:table-cell office:value-type="float" office:value="10.718768835068" calcext:value-type="float">
            <text:p>10,718768835068</text:p>
          </table:table-cell>
          <table:table-cell office:value-type="float" office:value="-68.423008463185" calcext:value-type="float">
            <text:p>-68,4230084631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59</text:p>
          </table:table-cell>
          <table:table-cell office:value-type="float" office:value="7.1556955575943" calcext:value-type="float">
            <text:p>7,1556955575943</text:p>
          </table:table-cell>
          <table:table-cell office:value-type="float" office:value="9.3214780092239" calcext:value-type="float">
            <text:p>9,3214780092239</text:p>
          </table:table-cell>
          <table:table-cell office:value-type="float" office:value="9.8219393355072" calcext:value-type="float">
            <text:p>9,82193933550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70</text:p>
          </table:table-cell>
          <table:table-cell office:value-type="float" office:value="7.2653925418854" calcext:value-type="float">
            <text:p>7,2653925418854</text:p>
          </table:table-cell>
          <table:table-cell office:value-type="float" office:value="8.8636380434036" calcext:value-type="float">
            <text:p>8,8636380434036</text:p>
          </table:table-cell>
          <table:table-cell office:value-type="float" office:value="25.694058958892" calcext:value-type="float">
            <text:p>25,6940589588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81</text:p>
          </table:table-cell>
          <table:table-cell office:value-type="float" office:value="8.0495470762253" calcext:value-type="float">
            <text:p>8,0495470762253</text:p>
          </table:table-cell>
          <table:table-cell office:value-type="float" office:value="11.022927761078" calcext:value-type="float">
            <text:p>11,022927761078</text:p>
          </table:table-cell>
          <table:table-cell office:value-type="float" office:value="-29.920601920717" calcext:value-type="float">
            <text:p>-29,9206019207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292</text:p>
          </table:table-cell>
          <table:table-cell office:value-type="float" office:value="-0.47056674957275" calcext:value-type="float">
            <text:p>-0,47056674957275</text:p>
          </table:table-cell>
          <table:table-cell office:value-type="float" office:value="10.119016170502" calcext:value-type="float">
            <text:p>10,119016170502</text:p>
          </table:table-cell>
          <table:table-cell office:value-type="float" office:value="-7.6447091284831" calcext:value-type="float">
            <text:p>-7,64470912848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303</text:p>
          </table:table-cell>
          <table:table-cell office:value-type="float" office:value="-1.1003397405148" calcext:value-type="float">
            <text:p>-1,1003397405148</text:p>
          </table:table-cell>
          <table:table-cell office:value-type="float" office:value="10.062774419785" calcext:value-type="float">
            <text:p>10,062774419785</text:p>
          </table:table-cell>
          <table:table-cell office:value-type="float" office:value="-29.920543834662" calcext:value-type="float">
            <text:p>-29,9205438346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0.85048481822014" calcext:value-type="float">
            <text:p>0,85048481822014</text:p>
          </table:table-cell>
          <table:table-cell office:value-type="float" office:value="-0.56644659489393" calcext:value-type="float">
            <text:p>-0,56644659489393</text:p>
          </table:table-cell>
          <table:table-cell office:value-type="float" office:value="74.409097622914" calcext:value-type="float">
            <text:p>74,4090976229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64</text:p>
          </table:table-cell>
          <table:table-cell office:value-type="float" office:value="1.4534765481949" calcext:value-type="float">
            <text:p>1,4534765481949</text:p>
          </table:table-cell>
          <table:table-cell office:value-type="float" office:value="0.0430744048208" calcext:value-type="float">
            <text:p>0,0430744048208</text:p>
          </table:table-cell>
          <table:table-cell office:value-type="float" office:value="160.91829955957" calcext:value-type="float">
            <text:p>160,918299559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75</text:p>
          </table:table-cell>
          <table:table-cell office:value-type="float" office:value="5.3126722574234" calcext:value-type="float">
            <text:p>5,3126722574234</text:p>
          </table:table-cell>
          <table:table-cell office:value-type="float" office:value="-0.42924739420414" calcext:value-type="float">
            <text:p>-0,42924739420414</text:p>
          </table:table-cell>
          <table:table-cell office:value-type="float" office:value="-177.2475060384" calcext:value-type="float">
            <text:p>-177,24750603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86</text:p>
          </table:table-cell>
          <table:table-cell office:value-type="float" office:value="4.0369948744774" calcext:value-type="float">
            <text:p>4,0369948744774</text:p>
          </table:table-cell>
          <table:table-cell office:value-type="float" office:value="-0.3584011271596" calcext:value-type="float">
            <text:p>-0,3584011271596</text:p>
          </table:table-cell>
          <table:table-cell office:value-type="float" office:value="55.901571823533" calcext:value-type="float">
            <text:p>55,9015718235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797</text:p>
          </table:table-cell>
          <table:table-cell office:value-type="float" office:value="6.5864592790604" calcext:value-type="float">
            <text:p>6,5864592790604</text:p>
          </table:table-cell>
          <table:table-cell office:value-type="float" office:value="0.31644340604544" calcext:value-type="float">
            <text:p>0,31644340604544</text:p>
          </table:table-cell>
          <table:table-cell office:value-type="float" office:value="-168.25023578231" calcext:value-type="float">
            <text:p>-168,250235782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808</text:p>
          </table:table-cell>
          <table:table-cell office:value-type="float" office:value="5.5733972787857" calcext:value-type="float">
            <text:p>5,5733972787857</text:p>
          </table:table-cell>
          <table:table-cell office:value-type="float" office:value="0.80149129033089" calcext:value-type="float">
            <text:p>0,80149129033089</text:p>
          </table:table-cell>
          <table:table-cell office:value-type="float" office:value="97.671359967274" calcext:value-type="float">
            <text:p>97,6713599672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819</text:p>
          </table:table-cell>
          <table:table-cell office:value-type="float" office:value="7.0659029483795" calcext:value-type="float">
            <text:p>7,0659029483795</text:p>
          </table:table-cell>
          <table:table-cell office:value-type="float" office:value="2.2135296463966" calcext:value-type="float">
            <text:p>2,2135296463966</text:p>
          </table:table-cell>
          <table:table-cell office:value-type="float" office:value="-70.660920659448" calcext:value-type="float">
            <text:p>-70,6609206594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830</text:p>
          </table:table-cell>
          <table:table-cell office:value-type="float" office:value="-1.2259878218174" calcext:value-type="float">
            <text:p>-1,2259878218174</text:p>
          </table:table-cell>
          <table:table-cell office:value-type="float" office:value="0.39861302822828" calcext:value-type="float">
            <text:p>0,39861302822828</text:p>
          </table:table-cell>
          <table:table-cell office:value-type="float" office:value="79.079134449078" calcext:value-type="float">
            <text:p>79,0791344490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841</text:p>
          </table:table-cell>
          <table:table-cell office:value-type="float" office:value="2.9947775602341" calcext:value-type="float">
            <text:p>2,9947775602341</text:p>
          </table:table-cell>
          <table:table-cell office:value-type="float" office:value="1.5807874500751" calcext:value-type="float">
            <text:p>1,5807874500751</text:p>
          </table:table-cell>
          <table:table-cell office:value-type="float" office:value="-53.639881929774" calcext:value-type="float">
            <text:p>-53,6398819297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852</text:p>
          </table:table-cell>
          <table:table-cell office:value-type="float" office:value="2.582343518734" calcext:value-type="float">
            <text:p>2,582343518734</text:p>
          </table:table-cell>
          <table:table-cell office:value-type="float" office:value="3.0821523070335" calcext:value-type="float">
            <text:p>3,0821523070335</text:p>
          </table:table-cell>
          <table:table-cell office:value-type="float" office:value="126.78765795033" calcext:value-type="float">
            <text:p>126,787657950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863</text:p>
          </table:table-cell>
          <table:table-cell office:value-type="float" office:value="5.5879759788513" calcext:value-type="float">
            <text:p>5,5879759788513</text:p>
          </table:table-cell>
          <table:table-cell office:value-type="float" office:value="0.37056975066662" calcext:value-type="float">
            <text:p>0,37056975066662</text:p>
          </table:table-cell>
          <table:table-cell office:value-type="float" office:value="93.77854872661" calcext:value-type="float">
            <text:p>93,778548726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874</text:p>
          </table:table-cell>
          <table:table-cell office:value-type="float" office:value="4.9702101945877" calcext:value-type="float">
            <text:p>4,9702101945877</text:p>
          </table:table-cell>
          <table:table-cell office:value-type="float" office:value="2.233704328537" calcext:value-type="float">
            <text:p>2,233704328537</text:p>
          </table:table-cell>
          <table:table-cell office:value-type="float" office:value="172.08394275349" calcext:value-type="float">
            <text:p>172,083942753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885</text:p>
          </table:table-cell>
          <table:table-cell office:value-type="float" office:value="8.7225514650345" calcext:value-type="float">
            <text:p>8,7225514650345</text:p>
          </table:table-cell>
          <table:table-cell office:value-type="float" office:value="2.3439426720142" calcext:value-type="float">
            <text:p>2,3439426720142</text:p>
          </table:table-cell>
          <table:table-cell office:value-type="float" office:value="151.79978662236" calcext:value-type="float">
            <text:p>151,799786622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896</text:p>
          </table:table-cell>
          <table:table-cell office:value-type="float" office:value="10.065799951553" calcext:value-type="float">
            <text:p>10,065799951553</text:p>
          </table:table-cell>
          <table:table-cell office:value-type="float" office:value="0.72478197515011" calcext:value-type="float">
            <text:p>0,72478197515011</text:p>
          </table:table-cell>
          <table:table-cell office:value-type="float" office:value="106.54676567977" calcext:value-type="float">
            <text:p>106,546765679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07</text:p>
          </table:table-cell>
          <table:table-cell office:value-type="float" office:value="-0.56393213570118" calcext:value-type="float">
            <text:p>-0,56393213570118</text:p>
          </table:table-cell>
          <table:table-cell office:value-type="float" office:value="0.66783517599106" calcext:value-type="float">
            <text:p>0,66783517599106</text:p>
          </table:table-cell>
          <table:table-cell office:value-type="float" office:value="124.1327698823" calcext:value-type="float">
            <text:p>124,13276988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18</text:p>
          </table:table-cell>
          <table:table-cell office:value-type="float" office:value="0.47591596841812" calcext:value-type="float">
            <text:p>0,47591596841812</text:p>
          </table:table-cell>
          <table:table-cell office:value-type="float" office:value="4.1798573732376" calcext:value-type="float">
            <text:p>4,1798573732376</text:p>
          </table:table-cell>
          <table:table-cell office:value-type="float" office:value="-71.811899258073" calcext:value-type="float">
            <text:p>-71,8118992580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29</text:p>
          </table:table-cell>
          <table:table-cell office:value-type="float" office:value="2.2208206355572" calcext:value-type="float">
            <text:p>2,2208206355572</text:p>
          </table:table-cell>
          <table:table-cell office:value-type="float" office:value="2.5138300657272" calcext:value-type="float">
            <text:p>2,5138300657272</text:p>
          </table:table-cell>
          <table:table-cell office:value-type="float" office:value="37.389416223878" calcext:value-type="float">
            <text:p>37,3894162238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40</text:p>
          </table:table-cell>
          <table:table-cell office:value-type="float" office:value="5.4613935947418" calcext:value-type="float">
            <text:p>5,4613935947418</text:p>
          </table:table-cell>
          <table:table-cell office:value-type="float" office:value="1.9057692587376" calcext:value-type="float">
            <text:p>1,9057692587376</text:p>
          </table:table-cell>
          <table:table-cell office:value-type="float" office:value="-137.14061573053" calcext:value-type="float">
            <text:p>-137,140615730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51</text:p>
          </table:table-cell>
          <table:table-cell office:value-type="float" office:value="4.0994596481323" calcext:value-type="float">
            <text:p>4,0994596481323</text:p>
          </table:table-cell>
          <table:table-cell office:value-type="float" office:value="3.2513412833214" calcext:value-type="float">
            <text:p>3,2513412833214</text:p>
          </table:table-cell>
          <table:table-cell office:value-type="float" office:value="-145.41435241699" calcext:value-type="float">
            <text:p>-145,4143524169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62</text:p>
          </table:table-cell>
          <table:table-cell office:value-type="float" office:value="6.9077634811401" calcext:value-type="float">
            <text:p>6,9077634811401</text:p>
          </table:table-cell>
          <table:table-cell office:value-type="float" office:value="1.2791176140308" calcext:value-type="float">
            <text:p>1,2791176140308</text:p>
          </table:table-cell>
          <table:table-cell office:value-type="float" office:value="144.75828067512" calcext:value-type="float">
            <text:p>144,758280675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7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5215584039688" calcext:value-type="float">
            <text:p>2,5215584039688</text:p>
          </table:table-cell>
          <table:table-cell office:value-type="float" office:value="172.92501516403" calcext:value-type="float">
            <text:p>172,925015164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84</text:p>
          </table:table-cell>
          <table:table-cell office:value-type="float" office:value="-1.5850009024143" calcext:value-type="float">
            <text:p>-1,5850009024143</text:p>
          </table:table-cell>
          <table:table-cell office:value-type="float" office:value="4.7089585661888" calcext:value-type="float">
            <text:p>4,7089585661888</text:p>
          </table:table-cell>
          <table:table-cell office:value-type="float" office:value="17.937687931547" calcext:value-type="float">
            <text:p>17,9376879315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995</text:p>
          </table:table-cell>
          <table:table-cell office:value-type="float" office:value="0.96173211932182" calcext:value-type="float">
            <text:p>0,96173211932182</text:p>
          </table:table-cell>
          <table:table-cell office:value-type="float" office:value="1.1800141632557" calcext:value-type="float">
            <text:p>1,1800141632557</text:p>
          </table:table-cell>
          <table:table-cell office:value-type="float" office:value="115.44748324497" calcext:value-type="float">
            <text:p>115,447483244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06</text:p>
          </table:table-cell>
          <table:table-cell office:value-type="float" office:value="2.5750318169594" calcext:value-type="float">
            <text:p>2,5750318169594</text:p>
          </table:table-cell>
          <table:table-cell office:value-type="float" office:value="4.8443159461021" calcext:value-type="float">
            <text:p>4,8443159461021</text:p>
          </table:table-cell>
          <table:table-cell office:value-type="float" office:value="-103.61878431527" calcext:value-type="float">
            <text:p>-103,618784315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17</text:p>
          </table:table-cell>
          <table:table-cell office:value-type="float" office:value="4.6772998571396" calcext:value-type="float">
            <text:p>4,6772998571396</text:p>
          </table:table-cell>
          <table:table-cell office:value-type="float" office:value="7.037428021431" calcext:value-type="float">
            <text:p>7,037428021431</text:p>
          </table:table-cell>
          <table:table-cell office:value-type="float" office:value="-134.34823455325" calcext:value-type="float">
            <text:p>-134,348234553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28</text:p>
          </table:table-cell>
          <table:table-cell office:value-type="float" office:value="7.4415838718414" calcext:value-type="float">
            <text:p>7,4415838718414</text:p>
          </table:table-cell>
          <table:table-cell office:value-type="float" office:value="4.4131007790565" calcext:value-type="float">
            <text:p>4,4131007790565</text:p>
          </table:table-cell>
          <table:table-cell office:value-type="float" office:value="-174.70818871905" calcext:value-type="float">
            <text:p>-174,7081887190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39</text:p>
          </table:table-cell>
          <table:table-cell office:value-type="float" office:value="7.4555253982544" calcext:value-type="float">
            <text:p>7,4555253982544</text:p>
          </table:table-cell>
          <table:table-cell office:value-type="float" office:value="3.9426228404045" calcext:value-type="float">
            <text:p>3,9426228404045</text:p>
          </table:table-cell>
          <table:table-cell office:value-type="float" office:value="144.47018750914" calcext:value-type="float">
            <text:p>144,470187509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50</text:p>
          </table:table-cell>
          <table:table-cell office:value-type="float" office:value="8.5267913341522" calcext:value-type="float">
            <text:p>8,5267913341522</text:p>
          </table:table-cell>
          <table:table-cell office:value-type="float" office:value="5.788106918335" calcext:value-type="float">
            <text:p>5,788106918335</text:p>
          </table:table-cell>
          <table:table-cell office:value-type="float" office:value="-61.380730313101" calcext:value-type="float">
            <text:p>-61,3807303131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61</text:p>
          </table:table-cell>
          <table:table-cell office:value-type="float" office:value="-1.0975352674723" calcext:value-type="float">
            <text:p>-1,0975352674723</text:p>
          </table:table-cell>
          <table:table-cell office:value-type="float" office:value="3.6687606573105" calcext:value-type="float">
            <text:p>3,6687606573105</text:p>
          </table:table-cell>
          <table:table-cell office:value-type="float" office:value="124.34263138255" calcext:value-type="float">
            <text:p>124,342631382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72</text:p>
          </table:table-cell>
          <table:table-cell office:value-type="float" office:value="2.5453409552574" calcext:value-type="float">
            <text:p>2,5453409552574</text:p>
          </table:table-cell>
          <table:table-cell office:value-type="float" office:value="5.5032914876938" calcext:value-type="float">
            <text:p>5,5032914876938</text:p>
          </table:table-cell>
          <table:table-cell office:value-type="float" office:value="-113.67043264353" calcext:value-type="float">
            <text:p>-113,670432643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83</text:p>
          </table:table-cell>
          <table:table-cell office:value-type="float" office:value="1.9200739264488" calcext:value-type="float">
            <text:p>1,9200739264488</text:p>
          </table:table-cell>
          <table:table-cell office:value-type="float" office:value="6.3081866502762" calcext:value-type="float">
            <text:p>6,3081866502762</text:p>
          </table:table-cell>
          <table:table-cell office:value-type="float" office:value="-97.944583103156" calcext:value-type="float">
            <text:p>-97,9445831031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094</text:p>
          </table:table-cell>
          <table:table-cell office:value-type="float" office:value="5.1679158210754" calcext:value-type="float">
            <text:p>5,1679158210754</text:p>
          </table:table-cell>
          <table:table-cell office:value-type="float" office:value="7.9263865947723" calcext:value-type="float">
            <text:p>7,9263865947723</text:p>
          </table:table-cell>
          <table:table-cell office:value-type="float" office:value="-112.93440032157" calcext:value-type="float">
            <text:p>-112,9344003215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05</text:p>
          </table:table-cell>
          <table:table-cell office:value-type="float" office:value="2.7024218440056" calcext:value-type="float">
            <text:p>2,7024218440056</text:p>
          </table:table-cell>
          <table:table-cell office:value-type="float" office:value="9.0505254268646" calcext:value-type="float">
            <text:p>9,0505254268646</text:p>
          </table:table-cell>
          <table:table-cell office:value-type="float" office:value="-3.0861407233651" calcext:value-type="float">
            <text:p>-3,08614072336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16</text:p>
          </table:table-cell>
          <table:table-cell office:value-type="float" office:value="5.5188584327698" calcext:value-type="float">
            <text:p>5,5188584327698</text:p>
          </table:table-cell>
          <table:table-cell office:value-type="float" office:value="6.5183770656586" calcext:value-type="float">
            <text:p>6,5183770656586</text:p>
          </table:table-cell>
          <table:table-cell office:value-type="float" office:value="43.191136827894" calcext:value-type="float">
            <text:p>43,1911368278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27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8.3885014057159" calcext:value-type="float">
            <text:p>8,3885014057159</text:p>
          </table:table-cell>
          <table:table-cell office:value-type="float" office:value="-137.06057998025" calcext:value-type="float">
            <text:p>-137,060579980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38</text:p>
          </table:table-cell>
          <table:table-cell office:value-type="float" office:value="-1.1888041347265" calcext:value-type="float">
            <text:p>-1,1888041347265</text:p>
          </table:table-cell>
          <table:table-cell office:value-type="float" office:value="9.6240788698196" calcext:value-type="float">
            <text:p>9,6240788698196</text:p>
          </table:table-cell>
          <table:table-cell office:value-type="float" office:value="166.7822303286" calcext:value-type="float">
            <text:p>166,78223032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49</text:p>
          </table:table-cell>
          <table:table-cell office:value-type="float" office:value="0.30113589018583" calcext:value-type="float">
            <text:p>0,30113589018583</text:p>
          </table:table-cell>
          <table:table-cell office:value-type="float" office:value="4.8168116807938" calcext:value-type="float">
            <text:p>4,8168116807938</text:p>
          </table:table-cell>
          <table:table-cell office:value-type="float" office:value="4.6565130258062" calcext:value-type="float">
            <text:p>4,65651302580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60</text:p>
          </table:table-cell>
          <table:table-cell office:value-type="float" office:value="3.9464992284775" calcext:value-type="float">
            <text:p>3,9464992284775</text:p>
          </table:table-cell>
          <table:table-cell office:value-type="float" office:value="7.4572092294693" calcext:value-type="float">
            <text:p>7,4572092294693</text:p>
          </table:table-cell>
          <table:table-cell office:value-type="float" office:value="-160.50046264746" calcext:value-type="float">
            <text:p>-160,500462647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71</text:p>
          </table:table-cell>
          <table:table-cell office:value-type="float" office:value="2.7785831689835" calcext:value-type="float">
            <text:p>2,7785831689835</text:p>
          </table:table-cell>
          <table:table-cell office:value-type="float" office:value="7.4798995256424" calcext:value-type="float">
            <text:p>7,4798995256424</text:p>
          </table:table-cell>
          <table:table-cell office:value-type="float" office:value="142.03781686771" calcext:value-type="float">
            <text:p>142,037816867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82</text:p>
          </table:table-cell>
          <table:table-cell office:value-type="float" office:value="6.9751584529877" calcext:value-type="float">
            <text:p>6,9751584529877</text:p>
          </table:table-cell>
          <table:table-cell office:value-type="float" office:value="6.3606840372086" calcext:value-type="float">
            <text:p>6,3606840372086</text:p>
          </table:table-cell>
          <table:table-cell office:value-type="float" office:value="117.64455752768" calcext:value-type="float">
            <text:p>117,644557527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193</text:p>
          </table:table-cell>
          <table:table-cell office:value-type="float" office:value="6.8809324502945" calcext:value-type="float">
            <text:p>6,8809324502945</text:p>
          </table:table-cell>
          <table:table-cell office:value-type="float" office:value="7.1406483650208" calcext:value-type="float">
            <text:p>7,1406483650208</text:p>
          </table:table-cell>
          <table:table-cell office:value-type="float" office:value="-56.216593001299" calcext:value-type="float">
            <text:p>-56,2165930012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04</text:p>
          </table:table-cell>
          <table:table-cell office:value-type="float" office:value="9.2930334806442" calcext:value-type="float">
            <text:p>9,2930334806442</text:p>
          </table:table-cell>
          <table:table-cell office:value-type="float" office:value="7.412394285202" calcext:value-type="float">
            <text:p>7,412394285202</text:p>
          </table:table-cell>
          <table:table-cell office:value-type="float" office:value="136.62232411136" calcext:value-type="float">
            <text:p>136,622324111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15</text:p>
          </table:table-cell>
          <table:table-cell office:value-type="float" office:value="-0.47220502048731" calcext:value-type="float">
            <text:p>-0,47220502048731</text:p>
          </table:table-cell>
          <table:table-cell office:value-type="float" office:value="7.1845775842667" calcext:value-type="float">
            <text:p>7,1845775842667</text:p>
          </table:table-cell>
          <table:table-cell office:value-type="float" office:value="87.692052695402" calcext:value-type="float">
            <text:p>87,6920526954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26</text:p>
          </table:table-cell>
          <table:table-cell office:value-type="float" office:value="-0.61089497059584" calcext:value-type="float">
            <text:p>-0,61089497059584</text:p>
          </table:table-cell>
          <table:table-cell office:value-type="float" office:value="10.552223920822" calcext:value-type="float">
            <text:p>10,552223920822</text:p>
          </table:table-cell>
          <table:table-cell office:value-type="float" office:value="15.982871792119" calcext:value-type="float">
            <text:p>15,98287179211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37</text:p>
          </table:table-cell>
          <table:table-cell office:value-type="float" office:value="2.5556039810181" calcext:value-type="float">
            <text:p>2,5556039810181</text:p>
          </table:table-cell>
          <table:table-cell office:value-type="float" office:value="10.914475917816" calcext:value-type="float">
            <text:p>10,914475917816</text:p>
          </table:table-cell>
          <table:table-cell office:value-type="float" office:value="163.90744895692" calcext:value-type="float">
            <text:p>163,907448956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48</text:p>
          </table:table-cell>
          <table:table-cell office:value-type="float" office:value="4.2723083496094" calcext:value-type="float">
            <text:p>4,2723083496094</text:p>
          </table:table-cell>
          <table:table-cell office:value-type="float" office:value="10.919762849808" calcext:value-type="float">
            <text:p>10,919762849808</text:p>
          </table:table-cell>
          <table:table-cell office:value-type="float" office:value="-59.0481856826" calcext:value-type="float">
            <text:p>-59,04818568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59</text:p>
          </table:table-cell>
          <table:table-cell office:value-type="float" office:value="7.0424538850784" calcext:value-type="float">
            <text:p>7,0424538850784</text:p>
          </table:table-cell>
          <table:table-cell office:value-type="float" office:value="9.2163515090942" calcext:value-type="float">
            <text:p>9,2163515090942</text:p>
          </table:table-cell>
          <table:table-cell office:value-type="float" office:value="78.027947693114" calcext:value-type="float">
            <text:p>78,0279476931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70</text:p>
          </table:table-cell>
          <table:table-cell office:value-type="float" office:value="7.106522321701" calcext:value-type="float">
            <text:p>7,106522321701</text:p>
          </table:table-cell>
          <table:table-cell office:value-type="float" office:value="8.8929855823517" calcext:value-type="float">
            <text:p>8,8929855823517</text:p>
          </table:table-cell>
          <table:table-cell office:value-type="float" office:value="-44.068823954102" calcext:value-type="float">
            <text:p>-44,0688239541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81</text:p>
          </table:table-cell>
          <table:table-cell office:value-type="float" office:value="7.7878600358963" calcext:value-type="float">
            <text:p>7,7878600358963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21.541384375019" calcext:value-type="float">
            <text:p>-21,5413843750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292</text:p>
          </table:table-cell>
          <table:table-cell office:value-type="float" office:value="-0.53122378885746" calcext:value-type="float">
            <text:p>-0,53122378885746</text:p>
          </table:table-cell>
          <table:table-cell office:value-type="float" office:value="9.905196428299" calcext:value-type="float">
            <text:p>9,905196428299</text:p>
          </table:table-cell>
          <table:table-cell office:value-type="float" office:value="83.025603537347" calcext:value-type="float">
            <text:p>83,0256035373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303</text:p>
          </table:table-cell>
          <table:table-cell office:value-type="float" office:value="-1.0479535162449" calcext:value-type="float">
            <text:p>-1,0479535162449</text:p>
          </table:table-cell>
          <table:table-cell office:value-type="float" office:value="10.094528198242" calcext:value-type="float">
            <text:p>10,094528198242</text:p>
          </table:table-cell>
          <table:table-cell office:value-type="float" office:value="-84.471611460303" calcext:value-type="float">
            <text:p>-84,4716114603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0.97083829343319" calcext:value-type="float">
            <text:p>0,97083829343319</text:p>
          </table:table-cell>
          <table:table-cell office:value-type="float" office:value="-0.5850050970912" calcext:value-type="float">
            <text:p>-0,5850050970912</text:p>
          </table:table-cell>
          <table:table-cell office:value-type="float" office:value="98.077559167412" calcext:value-type="float">
            <text:p>98,0775591674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64</text:p>
          </table:table-cell>
          <table:table-cell office:value-type="float" office:value="1.721478998661" calcext:value-type="float">
            <text:p>1,721478998661</text:p>
          </table:table-cell>
          <table:table-cell office:value-type="float" office:value="-0.19965350627899" calcext:value-type="float">
            <text:p>-0,19965350627899</text:p>
          </table:table-cell>
          <table:table-cell office:value-type="float" office:value="141.35565423662" calcext:value-type="float">
            <text:p>141,355654236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75</text:p>
          </table:table-cell>
          <table:table-cell office:value-type="float" office:value="5.7032281160355" calcext:value-type="float">
            <text:p>5,7032281160355</text:p>
          </table:table-cell>
          <table:table-cell office:value-type="float" office:value="-0.42603932321072" calcext:value-type="float">
            <text:p>-0,42603932321072</text:p>
          </table:table-cell>
          <table:table-cell office:value-type="float" office:value="179.74113355017" calcext:value-type="float">
            <text:p>179,741133550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86</text:p>
          </table:table-cell>
          <table:table-cell office:value-type="float" office:value="3.7823688983917" calcext:value-type="float">
            <text:p>3,7823688983917</text:p>
          </table:table-cell>
          <table:table-cell office:value-type="float" office:value="-0.58501124382019" calcext:value-type="float">
            <text:p>-0,58501124382019</text:p>
          </table:table-cell>
          <table:table-cell office:value-type="float" office:value="52.234223314152" calcext:value-type="float">
            <text:p>52,2342233141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797</text:p>
          </table:table-cell>
          <table:table-cell office:value-type="float" office:value="6.8943428993225" calcext:value-type="float">
            <text:p>6,8943428993225</text:p>
          </table:table-cell>
          <table:table-cell office:value-type="float" office:value="0.35129733383656" calcext:value-type="float">
            <text:p>0,35129733383656</text:p>
          </table:table-cell>
          <table:table-cell office:value-type="float" office:value="-174.9940814486" calcext:value-type="float">
            <text:p>-174,99408144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808</text:p>
          </table:table-cell>
          <table:table-cell office:value-type="float" office:value="5.5972373485565" calcext:value-type="float">
            <text:p>5,5972373485565</text:p>
          </table:table-cell>
          <table:table-cell office:value-type="float" office:value="0.61620831489563" calcext:value-type="float">
            <text:p>0,61620831489563</text:p>
          </table:table-cell>
          <table:table-cell office:value-type="float" office:value="75.277395309157" calcext:value-type="float">
            <text:p>75,2773953091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819</text:p>
          </table:table-cell>
          <table:table-cell office:value-type="float" office:value="6.9185101985931" calcext:value-type="float">
            <text:p>6,9185101985931</text:p>
          </table:table-cell>
          <table:table-cell office:value-type="float" office:value="2.5734043121338" calcext:value-type="float">
            <text:p>2,5734043121338</text:p>
          </table:table-cell>
          <table:table-cell office:value-type="float" office:value="-66.562662458724" calcext:value-type="float">
            <text:p>-66,5626624587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830</text:p>
          </table:table-cell>
          <table:table-cell office:value-type="float" office:value="-1.0770348459482" calcext:value-type="float">
            <text:p>-1,0770348459482</text:p>
          </table:table-cell>
          <table:table-cell office:value-type="float" office:value="0.20049216225743" calcext:value-type="float">
            <text:p>0,20049216225743</text:p>
          </table:table-cell>
          <table:table-cell office:value-type="float" office:value="72.025355260084" calcext:value-type="float">
            <text:p>72,0253552600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841</text:p>
          </table:table-cell>
          <table:table-cell office:value-type="float" office:value="2.7073347568512" calcext:value-type="float">
            <text:p>2,7073347568512</text:p>
          </table:table-cell>
          <table:table-cell office:value-type="float" office:value="1.7052675783634" calcext:value-type="float">
            <text:p>1,7052675783634</text:p>
          </table:table-cell>
          <table:table-cell office:value-type="float" office:value="-15.593936109239" calcext:value-type="float">
            <text:p>-15,5939361092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852</text:p>
          </table:table-cell>
          <table:table-cell office:value-type="float" office:value="2.7769926190376" calcext:value-type="float">
            <text:p>2,7769926190376</text:p>
          </table:table-cell>
          <table:table-cell office:value-type="float" office:value="3.1883555650711" calcext:value-type="float">
            <text:p>3,1883555650711</text:p>
          </table:table-cell>
          <table:table-cell office:value-type="float" office:value="-142.62270927429" calcext:value-type="float">
            <text:p>-142,622709274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863</text:p>
          </table:table-cell>
          <table:table-cell office:value-type="float" office:value="5.3672331571579" calcext:value-type="float">
            <text:p>5,3672331571579</text:p>
          </table:table-cell>
          <table:table-cell office:value-type="float" office:value="0.31810000538826" calcext:value-type="float">
            <text:p>0,31810000538826</text:p>
          </table:table-cell>
          <table:table-cell office:value-type="float" office:value="4.4916729163972" calcext:value-type="float">
            <text:p>4,49167291639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874</text:p>
          </table:table-cell>
          <table:table-cell office:value-type="float" office:value="5.0319004058838" calcext:value-type="float">
            <text:p>5,0319004058838</text:p>
          </table:table-cell>
          <table:table-cell office:value-type="float" office:value="2.4465851485729" calcext:value-type="float">
            <text:p>2,4465851485729</text:p>
          </table:table-cell>
          <table:table-cell office:value-type="float" office:value="-97.382494598437" calcext:value-type="float">
            <text:p>-97,38249459843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885</text:p>
          </table:table-cell>
          <table:table-cell office:value-type="float" office:value="9.0032833814621" calcext:value-type="float">
            <text:p>9,0032833814621</text:p>
          </table:table-cell>
          <table:table-cell office:value-type="float" office:value="2.1197183430195" calcext:value-type="float">
            <text:p>2,1197183430195</text:p>
          </table:table-cell>
          <table:table-cell office:value-type="float" office:value="138.23227821642" calcext:value-type="float">
            <text:p>138,232278216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896</text:p>
          </table:table-cell>
          <table:table-cell office:value-type="float" office:value="9.8890143632889" calcext:value-type="float">
            <text:p>9,8890143632889</text:p>
          </table:table-cell>
          <table:table-cell office:value-type="float" office:value="0.52899949252605" calcext:value-type="float">
            <text:p>0,52899949252605</text:p>
          </table:table-cell>
          <table:table-cell office:value-type="float" office:value="103.83221298266" calcext:value-type="float">
            <text:p>103,832212982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07</text:p>
          </table:table-cell>
          <table:table-cell office:value-type="float" office:value="-0.38158677518368" calcext:value-type="float">
            <text:p>-0,38158677518368</text:p>
          </table:table-cell>
          <table:table-cell office:value-type="float" office:value="0.4892249032855" calcext:value-type="float">
            <text:p>0,4892249032855</text:p>
          </table:table-cell>
          <table:table-cell office:value-type="float" office:value="138.17457484592" calcext:value-type="float">
            <text:p>138,174574845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18</text:p>
          </table:table-cell>
          <table:table-cell office:value-type="float" office:value="0.62210887670517" calcext:value-type="float">
            <text:p>0,62210887670517</text:p>
          </table:table-cell>
          <table:table-cell office:value-type="float" office:value="4.3831962347031" calcext:value-type="float">
            <text:p>4,3831962347031</text:p>
          </table:table-cell>
          <table:table-cell office:value-type="float" office:value="-134.44538177199" calcext:value-type="float">
            <text:p>-134,4453817719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29</text:p>
          </table:table-cell>
          <table:table-cell office:value-type="float" office:value="2.329538166523" calcext:value-type="float">
            <text:p>2,329538166523</text:p>
          </table:table-cell>
          <table:table-cell office:value-type="float" office:value="2.3201128840446" calcext:value-type="float">
            <text:p>2,3201128840446</text:p>
          </table:table-cell>
          <table:table-cell office:value-type="float" office:value="128.13589679208" calcext:value-type="float">
            <text:p>128,135896792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40</text:p>
          </table:table-cell>
          <table:table-cell office:value-type="float" office:value="5.3352493047714" calcext:value-type="float">
            <text:p>5,3352493047714</text:p>
          </table:table-cell>
          <table:table-cell office:value-type="float" office:value="2.0884928107262" calcext:value-type="float">
            <text:p>2,0884928107262</text:p>
          </table:table-cell>
          <table:table-cell office:value-type="float" office:value="-46.465065069259" calcext:value-type="float">
            <text:p>-46,46506506925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51</text:p>
          </table:table-cell>
          <table:table-cell office:value-type="float" office:value="4.397035241127" calcext:value-type="float">
            <text:p>4,397035241127</text:p>
          </table:table-cell>
          <table:table-cell office:value-type="float" office:value="3.3298349380493" calcext:value-type="float">
            <text:p>3,3298349380493</text:p>
          </table:table-cell>
          <table:table-cell office:value-type="float" office:value="178.89146440348" calcext:value-type="float">
            <text:p>178,891464403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62</text:p>
          </table:table-cell>
          <table:table-cell office:value-type="float" office:value="6.9928824901581" calcext:value-type="float">
            <text:p>6,9928824901581</text:p>
          </table:table-cell>
          <table:table-cell office:value-type="float" office:value="0.99626995623112" calcext:value-type="float">
            <text:p>0,99626995623112</text:p>
          </table:table-cell>
          <table:table-cell office:value-type="float" office:value="98.045837347675" calcext:value-type="float">
            <text:p>98,0458373476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73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2.5618553161621" calcext:value-type="float">
            <text:p>2,5618553161621</text:p>
          </table:table-cell>
          <table:table-cell office:value-type="float" office:value="170.27169883631" calcext:value-type="float">
            <text:p>170,271698836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84</text:p>
          </table:table-cell>
          <table:table-cell office:value-type="float" office:value="-1.584999859333" calcext:value-type="float">
            <text:p>-1,584999859333</text:p>
          </table:table-cell>
          <table:table-cell office:value-type="float" office:value="4.7046399116516" calcext:value-type="float">
            <text:p>4,7046399116516</text:p>
          </table:table-cell>
          <table:table-cell office:value-type="float" office:value="-8.3755914382874" calcext:value-type="float">
            <text:p>-8,37559143828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995</text:p>
          </table:table-cell>
          <table:table-cell office:value-type="float" office:value="1.1317596584558" calcext:value-type="float">
            <text:p>1,1317596584558</text:p>
          </table:table-cell>
          <table:table-cell office:value-type="float" office:value="0.81983581185341" calcext:value-type="float">
            <text:p>0,81983581185341</text:p>
          </table:table-cell>
          <table:table-cell office:value-type="float" office:value="115.43326924561" calcext:value-type="float">
            <text:p>115,433269245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06</text:p>
          </table:table-cell>
          <table:table-cell office:value-type="float" office:value="2.4672731757164" calcext:value-type="float">
            <text:p>2,4672731757164</text:p>
          </table:table-cell>
          <table:table-cell office:value-type="float" office:value="5.0518429279327" calcext:value-type="float">
            <text:p>5,0518429279327</text:p>
          </table:table-cell>
          <table:table-cell office:value-type="float" office:value="-39.481221490605" calcext:value-type="float">
            <text:p>-39,4812214906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17</text:p>
          </table:table-cell>
          <table:table-cell office:value-type="float" office:value="4.9821257591248" calcext:value-type="float">
            <text:p>4,9821257591248</text:p>
          </table:table-cell>
          <table:table-cell office:value-type="float" office:value="7.1401154994965" calcext:value-type="float">
            <text:p>7,1401154994965</text:p>
          </table:table-cell>
          <table:table-cell office:value-type="float" office:value="-168.70768055035" calcext:value-type="float">
            <text:p>-168,707680550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28</text:p>
          </table:table-cell>
          <table:table-cell office:value-type="float" office:value="7.4529772996902" calcext:value-type="float">
            <text:p>7,4529772996902</text:p>
          </table:table-cell>
          <table:table-cell office:value-type="float" office:value="4.6411147713661" calcext:value-type="float">
            <text:p>4,6411147713661</text:p>
          </table:table-cell>
          <table:table-cell office:value-type="float" office:value="-84.521585968649" calcext:value-type="float">
            <text:p>-84,5215859686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39</text:p>
          </table:table-cell>
          <table:table-cell office:value-type="float" office:value="7.6084315776825" calcext:value-type="float">
            <text:p>7,6084315776825</text:p>
          </table:table-cell>
          <table:table-cell office:value-type="float" office:value="4.1028103232384" calcext:value-type="float">
            <text:p>4,1028103232384</text:p>
          </table:table-cell>
          <table:table-cell office:value-type="float" office:value="-124.9515782496" calcext:value-type="float">
            <text:p>-124,95157824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50</text:p>
          </table:table-cell>
          <table:table-cell office:value-type="float" office:value="8.3084642887115" calcext:value-type="float">
            <text:p>8,3084642887115</text:p>
          </table:table-cell>
          <table:table-cell office:value-type="float" office:value="6.096009016037" calcext:value-type="float">
            <text:p>6,096009016037</text:p>
          </table:table-cell>
          <table:table-cell office:value-type="float" office:value="-52.327369428744" calcext:value-type="float">
            <text:p>-52,3273694287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61</text:p>
          </table:table-cell>
          <table:table-cell office:value-type="float" office:value="-0.92273443937302" calcext:value-type="float">
            <text:p>-0,92273443937302</text:p>
          </table:table-cell>
          <table:table-cell office:value-type="float" office:value="3.4554091095924" calcext:value-type="float">
            <text:p>3,4554091095924</text:p>
          </table:table-cell>
          <table:table-cell office:value-type="float" office:value="128.17562765377" calcext:value-type="float">
            <text:p>128,175627653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72</text:p>
          </table:table-cell>
          <table:table-cell office:value-type="float" office:value="2.7657872438431" calcext:value-type="float">
            <text:p>2,7657872438431</text:p>
          </table:table-cell>
          <table:table-cell office:value-type="float" office:value="5.4968059062958" calcext:value-type="float">
            <text:p>5,4968059062958</text:p>
          </table:table-cell>
          <table:table-cell office:value-type="float" office:value="164.90863386992" calcext:value-type="float">
            <text:p>164,908633869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83</text:p>
          </table:table-cell>
          <table:table-cell office:value-type="float" office:value="2.0420226454735" calcext:value-type="float">
            <text:p>2,0420226454735</text:p>
          </table:table-cell>
          <table:table-cell office:value-type="float" office:value="6.5131020545959" calcext:value-type="float">
            <text:p>6,5131020545959</text:p>
          </table:table-cell>
          <table:table-cell office:value-type="float" office:value="-123.80487751809" calcext:value-type="float">
            <text:p>-123,804877518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094</text:p>
          </table:table-cell>
          <table:table-cell office:value-type="float" office:value="5.3509485721588" calcext:value-type="float">
            <text:p>5,3509485721588</text:p>
          </table:table-cell>
          <table:table-cell office:value-type="float" office:value="8.2183521986008" calcext:value-type="float">
            <text:p>8,2183521986008</text:p>
          </table:table-cell>
          <table:table-cell office:value-type="float" office:value="-124.69463287645" calcext:value-type="float">
            <text:p>-124,694632876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05</text:p>
          </table:table-cell>
          <table:table-cell office:value-type="float" office:value="2.3457872867584" calcext:value-type="float">
            <text:p>2,3457872867584</text:p>
          </table:table-cell>
          <table:table-cell office:value-type="float" office:value="8.9945584535599" calcext:value-type="float">
            <text:p>8,9945584535599</text:p>
          </table:table-cell>
          <table:table-cell office:value-type="float" office:value="12.68348392028" calcext:value-type="float">
            <text:p>12,683483920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16</text:p>
          </table:table-cell>
          <table:table-cell office:value-type="float" office:value="5.2896243333817" calcext:value-type="float">
            <text:p>5,2896243333817</text:p>
          </table:table-cell>
          <table:table-cell office:value-type="float" office:value="6.2264102697372" calcext:value-type="float">
            <text:p>6,2264102697372</text:p>
          </table:table-cell>
          <table:table-cell office:value-type="float" office:value="54.483424706064" calcext:value-type="float">
            <text:p>54,4834247060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27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8.6886870861053" calcext:value-type="float">
            <text:p>8,6886870861053</text:p>
          </table:table-cell>
          <table:table-cell office:value-type="float" office:value="-135.6044514164" calcext:value-type="float">
            <text:p>-135,60445141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38</text:p>
          </table:table-cell>
          <table:table-cell office:value-type="float" office:value="-1.208993345499" calcext:value-type="float">
            <text:p>-1,208993345499</text:p>
          </table:table-cell>
          <table:table-cell office:value-type="float" office:value="9.4034624099731" calcext:value-type="float">
            <text:p>9,4034624099731</text:p>
          </table:table-cell>
          <table:table-cell office:value-type="float" office:value="75.976642074099" calcext:value-type="float">
            <text:p>75,9766420740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49</text:p>
          </table:table-cell>
          <table:table-cell office:value-type="float" office:value="-0.029163516592234" calcext:value-type="float">
            <text:p>-0,029163516592234</text:p>
          </table:table-cell>
          <table:table-cell office:value-type="float" office:value="4.7720918059349" calcext:value-type="float">
            <text:p>4,7720918059349</text:p>
          </table:table-cell>
          <table:table-cell office:value-type="float" office:value="7.3296990554044" calcext:value-type="float">
            <text:p>7,32969905540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60</text:p>
          </table:table-cell>
          <table:table-cell office:value-type="float" office:value="4.0601587295532" calcext:value-type="float">
            <text:p>4,0601587295532</text:p>
          </table:table-cell>
          <table:table-cell office:value-type="float" office:value="7.6570898294449" calcext:value-type="float">
            <text:p>7,6570898294449</text:p>
          </table:table-cell>
          <table:table-cell office:value-type="float" office:value="-115.04483071102" calcext:value-type="float">
            <text:p>-115,044830711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71</text:p>
          </table:table-cell>
          <table:table-cell office:value-type="float" office:value="2.9901736974716" calcext:value-type="float">
            <text:p>2,9901736974716</text:p>
          </table:table-cell>
          <table:table-cell office:value-type="float" office:value="7.1978616714478" calcext:value-type="float">
            <text:p>7,1978616714478</text:p>
          </table:table-cell>
          <table:table-cell office:value-type="float" office:value="122.5250572156" calcext:value-type="float">
            <text:p>122,52505721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82</text:p>
          </table:table-cell>
          <table:table-cell office:value-type="float" office:value="7.218017578125" calcext:value-type="float">
            <text:p>7,218017578125</text:p>
          </table:table-cell>
          <table:table-cell office:value-type="float" office:value="6.4235287904739" calcext:value-type="float">
            <text:p>6,4235287904739</text:p>
          </table:table-cell>
          <table:table-cell office:value-type="float" office:value="-162.56906424358" calcext:value-type="float">
            <text:p>-162,569064243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193</text:p>
          </table:table-cell>
          <table:table-cell office:value-type="float" office:value="7.0524853467941" calcext:value-type="float">
            <text:p>7,0524853467941</text:p>
          </table:table-cell>
          <table:table-cell office:value-type="float" office:value="7.3230439424515" calcext:value-type="float">
            <text:p>7,3230439424515</text:p>
          </table:table-cell>
          <table:table-cell office:value-type="float" office:value="-136.38883183716" calcext:value-type="float">
            <text:p>-136,388831837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04</text:p>
          </table:table-cell>
          <table:table-cell office:value-type="float" office:value="9.4149053096771" calcext:value-type="float">
            <text:p>9,4149053096771</text:p>
          </table:table-cell>
          <table:table-cell office:value-type="float" office:value="7.164568901062" calcext:value-type="float">
            <text:p>7,164568901062</text:p>
          </table:table-cell>
          <table:table-cell office:value-type="float" office:value="112.07806152903" calcext:value-type="float">
            <text:p>112,078061529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15</text:p>
          </table:table-cell>
          <table:table-cell office:value-type="float" office:value="-0.33195983618498" calcext:value-type="float">
            <text:p>-0,33195983618498</text:p>
          </table:table-cell>
          <table:table-cell office:value-type="float" office:value="7.0331799983978" calcext:value-type="float">
            <text:p>7,0331799983978</text:p>
          </table:table-cell>
          <table:table-cell office:value-type="float" office:value="135.79798048469" calcext:value-type="float">
            <text:p>135,797980484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26</text:p>
          </table:table-cell>
          <table:table-cell office:value-type="float" office:value="-0.69658890366554" calcext:value-type="float">
            <text:p>-0,69658890366554</text:p>
          </table:table-cell>
          <table:table-cell office:value-type="float" office:value="10.382614135742" calcext:value-type="float">
            <text:p>10,382614135742</text:p>
          </table:table-cell>
          <table:table-cell office:value-type="float" office:value="58.987031317061" calcext:value-type="float">
            <text:p>58,98703131706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37</text:p>
          </table:table-cell>
          <table:table-cell office:value-type="float" office:value="2.9372271895409" calcext:value-type="float">
            <text:p>2,9372271895409</text:p>
          </table:table-cell>
          <table:table-cell office:value-type="float" office:value="10.804259777069" calcext:value-type="float">
            <text:p>10,804259777069</text:p>
          </table:table-cell>
          <table:table-cell office:value-type="float" office:value="163.95760797391" calcext:value-type="float">
            <text:p>163,957607973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48</text:p>
          </table:table-cell>
          <table:table-cell office:value-type="float" office:value="4.1202226281166" calcext:value-type="float">
            <text:p>4,1202226281166</text:p>
          </table:table-cell>
          <table:table-cell office:value-type="float" office:value="11.079914569855" calcext:value-type="float">
            <text:p>11,079914569855</text:p>
          </table:table-cell>
          <table:table-cell office:value-type="float" office:value="-45.415699481964" calcext:value-type="float">
            <text:p>-45,41569948196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59</text:p>
          </table:table-cell>
          <table:table-cell office:value-type="float" office:value="7.2142219543457" calcext:value-type="float">
            <text:p>7,2142219543457</text:p>
          </table:table-cell>
          <table:table-cell office:value-type="float" office:value="9.2689692974091" calcext:value-type="float">
            <text:p>9,2689692974091</text:p>
          </table:table-cell>
          <table:table-cell office:value-type="float" office:value="150.55084076657" calcext:value-type="float">
            <text:p>150,550840766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70</text:p>
          </table:table-cell>
          <table:table-cell office:value-type="float" office:value="7.263081073761" calcext:value-type="float">
            <text:p>7,263081073761</text:p>
          </table:table-cell>
          <table:table-cell office:value-type="float" office:value="8.9427345991135" calcext:value-type="float">
            <text:p>8,9427345991135</text:p>
          </table:table-cell>
          <table:table-cell office:value-type="float" office:value="-119.59011235814" calcext:value-type="float">
            <text:p>-119,590112358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81</text:p>
          </table:table-cell>
          <table:table-cell office:value-type="float" office:value="7.5297462940216" calcext:value-type="float">
            <text:p>7,5297462940216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11.693230290322" calcext:value-type="float">
            <text:p>-11,69323029032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292</text:p>
          </table:table-cell>
          <table:table-cell office:value-type="float" office:value="-0.30222991481423" calcext:value-type="float">
            <text:p>-0,30222991481423</text:p>
          </table:table-cell>
          <table:table-cell office:value-type="float" office:value="9.8325431346893" calcext:value-type="float">
            <text:p>9,8325431346893</text:p>
          </table:table-cell>
          <table:table-cell office:value-type="float" office:value="167.15937966754" calcext:value-type="float">
            <text:p>167,159379667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303</text:p>
          </table:table-cell>
          <table:table-cell office:value-type="float" office:value="-0.91238781809807" calcext:value-type="float">
            <text:p>-0,91238781809807</text:p>
          </table:table-cell>
          <table:table-cell office:value-type="float" office:value="10.133929252625" calcext:value-type="float">
            <text:p>10,133929252625</text:p>
          </table:table-cell>
          <table:table-cell office:value-type="float" office:value="-158.61949951026" calcext:value-type="float">
            <text:p>-158,619499510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1.3401694595814" calcext:value-type="float">
            <text:p>1,3401694595814</text:p>
          </table:table-cell>
          <table:table-cell office:value-type="float" office:value="-0.58684300631285" calcext:value-type="float">
            <text:p>-0,58684300631285</text:p>
          </table:table-cell>
          <table:table-cell office:value-type="float" office:value="109.719412342" calcext:value-type="float">
            <text:p>109,7194123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64</text:p>
          </table:table-cell>
          <table:table-cell office:value-type="float" office:value="2.0321607589722" calcext:value-type="float">
            <text:p>2,0321607589722</text:p>
          </table:table-cell>
          <table:table-cell office:value-type="float" office:value="-0.44783476740122" calcext:value-type="float">
            <text:p>-0,44783476740122</text:p>
          </table:table-cell>
          <table:table-cell office:value-type="float" office:value="141.34111222188" calcext:value-type="float">
            <text:p>141,341112221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75</text:p>
          </table:table-cell>
          <table:table-cell office:value-type="float" office:value="6.06818318367" calcext:value-type="float">
            <text:p>6,06818318367</text:p>
          </table:table-cell>
          <table:table-cell office:value-type="float" office:value="-0.40459651499987" calcext:value-type="float">
            <text:p>-0,40459651499987</text:p>
          </table:table-cell>
          <table:table-cell office:value-type="float" office:value="-172.45192132938" calcext:value-type="float">
            <text:p>-172,451921329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86</text:p>
          </table:table-cell>
          <table:table-cell office:value-type="float" office:value="3.3918890357018" calcext:value-type="float">
            <text:p>3,3918890357018</text:p>
          </table:table-cell>
          <table:table-cell office:value-type="float" office:value="-0.58501221239567" calcext:value-type="float">
            <text:p>-0,58501221239567</text:p>
          </table:table-cell>
          <table:table-cell office:value-type="float" office:value="46.617534130242" calcext:value-type="float">
            <text:p>46,6175341302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797</text:p>
          </table:table-cell>
          <table:table-cell office:value-type="float" office:value="7.0166462659836" calcext:value-type="float">
            <text:p>7,0166462659836</text:p>
          </table:table-cell>
          <table:table-cell office:value-type="float" office:value="0.1787818595767" calcext:value-type="float">
            <text:p>0,1787818595767</text:p>
          </table:table-cell>
          <table:table-cell office:value-type="float" office:value="110.25684502474" calcext:value-type="float">
            <text:p>110,256845024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808</text:p>
          </table:table-cell>
          <table:table-cell office:value-type="float" office:value="5.423835515976" calcext:value-type="float">
            <text:p>5,423835515976</text:p>
          </table:table-cell>
          <table:table-cell office:value-type="float" office:value="0.63238188624382" calcext:value-type="float">
            <text:p>0,63238188624382</text:p>
          </table:table-cell>
          <table:table-cell office:value-type="float" office:value="-8.0002384960272" calcext:value-type="float">
            <text:p>-8,00023849602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819</text:p>
          </table:table-cell>
          <table:table-cell office:value-type="float" office:value="6.7600059509277" calcext:value-type="float">
            <text:p>6,7600059509277</text:p>
          </table:table-cell>
          <table:table-cell office:value-type="float" office:value="2.937578856945" calcext:value-type="float">
            <text:p>2,937578856945</text:p>
          </table:table-cell>
          <table:table-cell office:value-type="float" office:value="-66.377771128515" calcext:value-type="float">
            <text:p>-66,3777711285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830</text:p>
          </table:table-cell>
          <table:table-cell office:value-type="float" office:value="-0.98738461732864" calcext:value-type="float">
            <text:p>-0,98738461732864</text:p>
          </table:table-cell>
          <table:table-cell office:value-type="float" office:value="0.082588251680136" calcext:value-type="float">
            <text:p>0,082588251680136</text:p>
          </table:table-cell>
          <table:table-cell office:value-type="float" office:value="68.285870703922" calcext:value-type="float">
            <text:p>68,2858707039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841</text:p>
          </table:table-cell>
          <table:table-cell office:value-type="float" office:value="2.4036207795143" calcext:value-type="float">
            <text:p>2,4036207795143</text:p>
          </table:table-cell>
          <table:table-cell office:value-type="float" office:value="1.626198887825" calcext:value-type="float">
            <text:p>1,626198887825</text:p>
          </table:table-cell>
          <table:table-cell office:value-type="float" office:value="22.548403519734" calcext:value-type="float">
            <text:p>22,5484035197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852</text:p>
          </table:table-cell>
          <table:table-cell office:value-type="float" office:value="2.728276848793" calcext:value-type="float">
            <text:p>2,728276848793</text:p>
          </table:table-cell>
          <table:table-cell office:value-type="float" office:value="3.4808441996574" calcext:value-type="float">
            <text:p>3,4808441996574</text:p>
          </table:table-cell>
          <table:table-cell office:value-type="float" office:value="-84.377805898144" calcext:value-type="float">
            <text:p>-84,37780589814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863</text:p>
          </table:table-cell>
          <table:table-cell office:value-type="float" office:value="5.150340795517" calcext:value-type="float">
            <text:p>5,150340795517</text:p>
          </table:table-cell>
          <table:table-cell office:value-type="float" office:value="0.46628229320049" calcext:value-type="float">
            <text:p>0,46628229320049</text:p>
          </table:table-cell>
          <table:table-cell office:value-type="float" office:value="-57.104096670819" calcext:value-type="float">
            <text:p>-57,1040966708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874</text:p>
          </table:table-cell>
          <table:table-cell office:value-type="float" office:value="4.8089122772217" calcext:value-type="float">
            <text:p>4,8089122772217</text:p>
          </table:table-cell>
          <table:table-cell office:value-type="float" office:value="2.5137659907341" calcext:value-type="float">
            <text:p>2,5137659907341</text:p>
          </table:table-cell>
          <table:table-cell office:value-type="float" office:value="-10.550179584011" calcext:value-type="float">
            <text:p>-10,5501795840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885</text:p>
          </table:table-cell>
          <table:table-cell office:value-type="float" office:value="9.2237079143524" calcext:value-type="float">
            <text:p>9,2237079143524</text:p>
          </table:table-cell>
          <table:table-cell office:value-type="float" office:value="1.8434338271618" calcext:value-type="float">
            <text:p>1,8434338271618</text:p>
          </table:table-cell>
          <table:table-cell office:value-type="float" office:value="127.08430685055" calcext:value-type="float">
            <text:p>127,084306850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896</text:p>
          </table:table-cell>
          <table:table-cell office:value-type="float" office:value="10.030245780945" calcext:value-type="float">
            <text:p>10,030245780945</text:p>
          </table:table-cell>
          <table:table-cell office:value-type="float" office:value="0.62786884605885" calcext:value-type="float">
            <text:p>0,62786884605885</text:p>
          </table:table-cell>
          <table:table-cell office:value-type="float" office:value="145.04409140083" calcext:value-type="float">
            <text:p>145,044091400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07</text:p>
          </table:table-cell>
          <table:table-cell office:value-type="float" office:value="-0.17790224403143" calcext:value-type="float">
            <text:p>-0,17790224403143</text:p>
          </table:table-cell>
          <table:table-cell office:value-type="float" office:value="0.3589029982686" calcext:value-type="float">
            <text:p>0,3589029982686</text:p>
          </table:table-cell>
          <table:table-cell office:value-type="float" office:value="145.80061784975" calcext:value-type="float">
            <text:p>145,800617849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18</text:p>
          </table:table-cell>
          <table:table-cell office:value-type="float" office:value="0.86956165730953" calcext:value-type="float">
            <text:p>0,86956165730953</text:p>
          </table:table-cell>
          <table:table-cell office:value-type="float" office:value="4.346604347229" calcext:value-type="float">
            <text:p>4,346604347229</text:p>
          </table:table-cell>
          <table:table-cell office:value-type="float" office:value="163.08352901677" calcext:value-type="float">
            <text:p>163,0835290167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29</text:p>
          </table:table-cell>
          <table:table-cell office:value-type="float" office:value="2.6181489229202" calcext:value-type="float">
            <text:p>2,6181489229202</text:p>
          </table:table-cell>
          <table:table-cell office:value-type="float" office:value="2.3730054497719" calcext:value-type="float">
            <text:p>2,3730054497719</text:p>
          </table:table-cell>
          <table:table-cell office:value-type="float" office:value="-173.27821938096" calcext:value-type="float">
            <text:p>-173,278219380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40</text:p>
          </table:table-cell>
          <table:table-cell office:value-type="float" office:value="5.1421493291855" calcext:value-type="float">
            <text:p>5,1421493291855</text:p>
          </table:table-cell>
          <table:table-cell office:value-type="float" office:value="1.9585782289505" calcext:value-type="float">
            <text:p>1,9585782289505</text:p>
          </table:table-cell>
          <table:table-cell office:value-type="float" office:value="39.995368498905" calcext:value-type="float">
            <text:p>39,99536849890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51</text:p>
          </table:table-cell>
          <table:table-cell office:value-type="float" office:value="4.5737704634666" calcext:value-type="float">
            <text:p>4,5737704634666</text:p>
          </table:table-cell>
          <table:table-cell office:value-type="float" office:value="3.1219339370728" calcext:value-type="float">
            <text:p>3,1219339370728</text:p>
          </table:table-cell>
          <table:table-cell office:value-type="float" office:value="120.82550024531" calcext:value-type="float">
            <text:p>120,825500245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62</text:p>
          </table:table-cell>
          <table:table-cell office:value-type="float" office:value="6.8008768558502" calcext:value-type="float">
            <text:p>6,8008768558502</text:p>
          </table:table-cell>
          <table:table-cell office:value-type="float" office:value="0.89283004403114" calcext:value-type="float">
            <text:p>0,89283004403114</text:p>
          </table:table-cell>
          <table:table-cell office:value-type="float" office:value="14.838337328783" calcext:value-type="float">
            <text:p>14,8383373287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73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2.30996966362" calcext:value-type="float">
            <text:p>2,30996966362</text:p>
          </table:table-cell>
          <table:table-cell office:value-type="float" office:value="164.6631143655" calcext:value-type="float">
            <text:p>164,66311436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84</text:p>
          </table:table-cell>
          <table:table-cell office:value-type="float" office:value="-1.5839448571205" calcext:value-type="float">
            <text:p>-1,5839448571205</text:p>
          </table:table-cell>
          <table:table-cell office:value-type="float" office:value="4.9099183082581" calcext:value-type="float">
            <text:p>4,9099183082581</text:p>
          </table:table-cell>
          <table:table-cell office:value-type="float" office:value="-35.665702288318" calcext:value-type="float">
            <text:p>-35,6657022883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995</text:p>
          </table:table-cell>
          <table:table-cell office:value-type="float" office:value="1.3011504709721" calcext:value-type="float">
            <text:p>1,3011504709721</text:p>
          </table:table-cell>
          <table:table-cell office:value-type="float" office:value="0.46003460884094" calcext:value-type="float">
            <text:p>0,46003460884094</text:p>
          </table:table-cell>
          <table:table-cell office:value-type="float" office:value="115.37299642138" calcext:value-type="float">
            <text:p>115,372996421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06</text:p>
          </table:table-cell>
          <table:table-cell office:value-type="float" office:value="2.302873134613" calcext:value-type="float">
            <text:p>2,302873134613</text:p>
          </table:table-cell>
          <table:table-cell office:value-type="float" office:value="4.9025812745094" calcext:value-type="float">
            <text:p>4,9025812745094</text:p>
          </table:table-cell>
          <table:table-cell office:value-type="float" office:value="51.305147113314" calcext:value-type="float">
            <text:p>51,3051471133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17</text:p>
          </table:table-cell>
          <table:table-cell office:value-type="float" office:value="5.2922344207764" calcext:value-type="float">
            <text:p>5,2922344207764</text:p>
          </table:table-cell>
          <table:table-cell office:value-type="float" office:value="7.0525711774826" calcext:value-type="float">
            <text:p>7,0525711774826</text:p>
          </table:table-cell>
          <table:table-cell office:value-type="float" office:value="157.03344952529" calcext:value-type="float">
            <text:p>157,033449525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28</text:p>
          </table:table-cell>
          <table:table-cell office:value-type="float" office:value="7.231696844101" calcext:value-type="float">
            <text:p>7,231696844101</text:p>
          </table:table-cell>
          <table:table-cell office:value-type="float" office:value="4.6515083312988" calcext:value-type="float">
            <text:p>4,6515083312988</text:p>
          </table:table-cell>
          <table:table-cell office:value-type="float" office:value="6.1940274136082" calcext:value-type="float">
            <text:p>6,194027413608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39</text:p>
          </table:table-cell>
          <table:table-cell office:value-type="float" office:value="7.6077127456665" calcext:value-type="float">
            <text:p>7,6077127456665</text:p>
          </table:table-cell>
          <table:table-cell office:value-type="float" office:value="4.3099188804626" calcext:value-type="float">
            <text:p>4,3099188804626</text:p>
          </table:table-cell>
          <table:table-cell office:value-type="float" office:value="-111.73886630186" calcext:value-type="float">
            <text:p>-111,738866301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50</text:p>
          </table:table-cell>
          <table:table-cell office:value-type="float" office:value="8.0508506298065" calcext:value-type="float">
            <text:p>8,0508506298065</text:p>
          </table:table-cell>
          <table:table-cell office:value-type="float" office:value="6.3269275426865" calcext:value-type="float">
            <text:p>6,3269275426865</text:p>
          </table:table-cell>
          <table:table-cell office:value-type="float" office:value="-30.27553505199" calcext:value-type="float">
            <text:p>-30,275535051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61</text:p>
          </table:table-cell>
          <table:table-cell office:value-type="float" office:value="-0.77870726585388" calcext:value-type="float">
            <text:p>-0,77870726585388</text:p>
          </table:table-cell>
          <table:table-cell office:value-type="float" office:value="3.217641711235" calcext:value-type="float">
            <text:p>3,217641711235</text:p>
          </table:table-cell>
          <table:table-cell office:value-type="float" office:value="116.86539801822" calcext:value-type="float">
            <text:p>116,865398018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72</text:p>
          </table:table-cell>
          <table:table-cell office:value-type="float" office:value="2.7389696240425" calcext:value-type="float">
            <text:p>2,7389696240425</text:p>
          </table:table-cell>
          <table:table-cell office:value-type="float" office:value="5.2764368057251" calcext:value-type="float">
            <text:p>5,2764368057251</text:p>
          </table:table-cell>
          <table:table-cell office:value-type="float" office:value="74.09710033684" calcext:value-type="float">
            <text:p>74,097100336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83</text:p>
          </table:table-cell>
          <table:table-cell office:value-type="float" office:value="2.2405822575092" calcext:value-type="float">
            <text:p>2,2405822575092</text:p>
          </table:table-cell>
          <table:table-cell office:value-type="float" office:value="6.6446673870087" calcext:value-type="float">
            <text:p>6,6446673870087</text:p>
          </table:table-cell>
          <table:table-cell office:value-type="float" office:value="-149.65762757951" calcext:value-type="float">
            <text:p>-149,657627579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094</text:p>
          </table:table-cell>
          <table:table-cell office:value-type="float" office:value="5.5894976854324" calcext:value-type="float">
            <text:p>5,5894976854324</text:p>
          </table:table-cell>
          <table:table-cell office:value-type="float" office:value="8.4669989347458" calcext:value-type="float">
            <text:p>8,4669989347458</text:p>
          </table:table-cell>
          <table:table-cell office:value-type="float" office:value="-136.43878584455" calcext:value-type="float">
            <text:p>-136,4387858445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05</text:p>
          </table:table-cell>
          <table:table-cell office:value-type="float" office:value="2.0181372761726" calcext:value-type="float">
            <text:p>2,0181372761726</text:p>
          </table:table-cell>
          <table:table-cell office:value-type="float" office:value="8.8436162471771" calcext:value-type="float">
            <text:p>8,8436162471771</text:p>
          </table:table-cell>
          <table:table-cell office:value-type="float" office:value="28.568756618318" calcext:value-type="float">
            <text:p>28,5687566183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16</text:p>
          </table:table-cell>
          <table:table-cell office:value-type="float" office:value="5.1170909404755" calcext:value-type="float">
            <text:p>5,1170909404755</text:p>
          </table:table-cell>
          <table:table-cell office:value-type="float" office:value="5.9031105041504" calcext:value-type="float">
            <text:p>5,9031105041504</text:p>
          </table:table-cell>
          <table:table-cell office:value-type="float" office:value="63.147639772695" calcext:value-type="float">
            <text:p>63,1476397726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27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9.0011417865753" calcext:value-type="float">
            <text:p>9,0011417865753</text:p>
          </table:table-cell>
          <table:table-cell office:value-type="float" office:value="-133.22942879549" calcext:value-type="float">
            <text:p>-133,229428795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38</text:p>
          </table:table-cell>
          <table:table-cell office:value-type="float" office:value="-1.4621952176094" calcext:value-type="float">
            <text:p>-1,4621952176094</text:p>
          </table:table-cell>
          <table:table-cell office:value-type="float" office:value="9.1668140888214" calcext:value-type="float">
            <text:p>9,1668140888214</text:p>
          </table:table-cell>
          <table:table-cell office:value-type="float" office:value="47.56821492675" calcext:value-type="float">
            <text:p>47,568214926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49</text:p>
          </table:table-cell>
          <table:table-cell office:value-type="float" office:value="-0.30589511618018" calcext:value-type="float">
            <text:p>-0,30589511618018</text:p>
          </table:table-cell>
          <table:table-cell office:value-type="float" office:value="4.8807191848755" calcext:value-type="float">
            <text:p>4,8807191848755</text:p>
          </table:table-cell>
          <table:table-cell office:value-type="float" office:value="-30.758906701568" calcext:value-type="float">
            <text:p>-30,7589067015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60</text:p>
          </table:table-cell>
          <table:table-cell office:value-type="float" office:value="3.9978048205376" calcext:value-type="float">
            <text:p>3,9978048205376</text:p>
          </table:table-cell>
          <table:table-cell office:value-type="float" office:value="7.8779649734497" calcext:value-type="float">
            <text:p>7,8779649734497</text:p>
          </table:table-cell>
          <table:table-cell office:value-type="float" office:value="-69.645514913425" calcext:value-type="float">
            <text:p>-69,6455149134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71</text:p>
          </table:table-cell>
          <table:table-cell office:value-type="float" office:value="3.095942735672" calcext:value-type="float">
            <text:p>3,095942735672</text:p>
          </table:table-cell>
          <table:table-cell office:value-type="float" office:value="6.8605065345764" calcext:value-type="float">
            <text:p>6,8605065345764</text:p>
          </table:table-cell>
          <table:table-cell office:value-type="float" office:value="102.99343667972" calcext:value-type="float">
            <text:p>102,993436679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82</text:p>
          </table:table-cell>
          <table:table-cell office:value-type="float" office:value="7.5721871852875" calcext:value-type="float">
            <text:p>7,5721871852875</text:p>
          </table:table-cell>
          <table:table-cell office:value-type="float" office:value="6.5056568384171" calcext:value-type="float">
            <text:p>6,5056568384171</text:p>
          </table:table-cell>
          <table:table-cell office:value-type="float" office:value="-176.89927672125" calcext:value-type="float">
            <text:p>-176,899276721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193</text:p>
          </table:table-cell>
          <table:table-cell office:value-type="float" office:value="7.3401772975922" calcext:value-type="float">
            <text:p>7,3401772975922</text:p>
          </table:table-cell>
          <table:table-cell office:value-type="float" office:value="7.5972372293472" calcext:value-type="float">
            <text:p>7,5972372293472</text:p>
          </table:table-cell>
          <table:table-cell office:value-type="float" office:value="-136.38287289127" calcext:value-type="float">
            <text:p>-136,382872891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04</text:p>
          </table:table-cell>
          <table:table-cell office:value-type="float" office:value="9.4228899478912" calcext:value-type="float">
            <text:p>9,4228899478912</text:p>
          </table:table-cell>
          <table:table-cell office:value-type="float" office:value="6.8889427185059" calcext:value-type="float">
            <text:p>6,8889427185059</text:p>
          </table:table-cell>
          <table:table-cell office:value-type="float" office:value="87.565992288529" calcext:value-type="float">
            <text:p>87,5659922885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15</text:p>
          </table:table-cell>
          <table:table-cell office:value-type="float" office:value="-0.12613329105079" calcext:value-type="float">
            <text:p>-0,12613329105079</text:p>
          </table:table-cell>
          <table:table-cell office:value-type="float" office:value="7.0362114906311" calcext:value-type="float">
            <text:p>7,0362114906311</text:p>
          </table:table-cell>
          <table:table-cell office:value-type="float" office:value="-176.33431124839" calcext:value-type="float">
            <text:p>-176,334311248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26</text:p>
          </table:table-cell>
          <table:table-cell office:value-type="float" office:value="-0.50378333777189" calcext:value-type="float">
            <text:p>-0,50378333777189</text:p>
          </table:table-cell>
          <table:table-cell office:value-type="float" office:value="10.267279148102" calcext:value-type="float">
            <text:p>10,267279148102</text:p>
          </table:table-cell>
          <table:table-cell office:value-type="float" office:value="151.03851761788" calcext:value-type="float">
            <text:p>151,038517617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37</text:p>
          </table:table-cell>
          <table:table-cell office:value-type="float" office:value="3.2405626773834" calcext:value-type="float">
            <text:p>3,2405626773834</text:p>
          </table:table-cell>
          <table:table-cell office:value-type="float" office:value="10.628309249878" calcext:value-type="float">
            <text:p>10,628309249878</text:p>
          </table:table-cell>
          <table:table-cell office:value-type="float" office:value="144.05073785478" calcext:value-type="float">
            <text:p>144,050737854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48</text:p>
          </table:table-cell>
          <table:table-cell office:value-type="float" office:value="3.9694231748581" calcext:value-type="float">
            <text:p>3,9694231748581</text:p>
          </table:table-cell>
          <table:table-cell office:value-type="float" office:value="11.077835559845" calcext:value-type="float">
            <text:p>11,077835559845</text:p>
          </table:table-cell>
          <table:table-cell office:value-type="float" office:value="-42.106919607539" calcext:value-type="float">
            <text:p>-42,1069196075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59</text:p>
          </table:table-cell>
          <table:table-cell office:value-type="float" office:value="7.1219432353973" calcext:value-type="float">
            <text:p>7,1219432353973</text:p>
          </table:table-cell>
          <table:table-cell office:value-type="float" office:value="9.2410165071487" calcext:value-type="float">
            <text:p>9,2410165071487</text:p>
          </table:table-cell>
          <table:table-cell office:value-type="float" office:value="61.733210162752" calcext:value-type="float">
            <text:p>61,7332101627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70</text:p>
          </table:table-cell>
          <table:table-cell office:value-type="float" office:value="7.1514272689819" calcext:value-type="float">
            <text:p>7,1514272689819</text:p>
          </table:table-cell>
          <table:table-cell office:value-type="float" office:value="8.9137709140778" calcext:value-type="float">
            <text:p>8,9137709140778</text:p>
          </table:table-cell>
          <table:table-cell office:value-type="float" office:value="-31.266114134697" calcext:value-type="float">
            <text:p>-31,2661141346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81</text:p>
          </table:table-cell>
          <table:table-cell office:value-type="float" office:value="7.2751861810684" calcext:value-type="float">
            <text:p>7,2751861810684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9.9016735508184" calcext:value-type="float">
            <text:p>-9,90167355081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292</text:p>
          </table:table-cell>
          <table:table-cell office:value-type="float" office:value="0.086404867470264" calcext:value-type="float">
            <text:p>0,086404867470264</text:p>
          </table:table-cell>
          <table:table-cell office:value-type="float" office:value="9.7440659999847" calcext:value-type="float">
            <text:p>9,7440659999847</text:p>
          </table:table-cell>
          <table:table-cell office:value-type="float" office:value="167.2060125193" calcext:value-type="float">
            <text:p>167,20601251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303</text:p>
          </table:table-cell>
          <table:table-cell office:value-type="float" office:value="-0.82432582974434" calcext:value-type="float">
            <text:p>-0,82432582974434</text:p>
          </table:table-cell>
          <table:table-cell office:value-type="float" office:value="9.9168121814728" calcext:value-type="float">
            <text:p>9,9168121814728</text:p>
          </table:table-cell>
          <table:table-cell office:value-type="float" office:value="107.63147150635" calcext:value-type="float">
            <text:p>107,6314715063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1.6483338177204" calcext:value-type="float">
            <text:p>1,6483338177204</text:p>
          </table:table-cell>
          <table:table-cell office:value-type="float" office:value="-0.58501593768597" calcext:value-type="float">
            <text:p>-0,58501593768597</text:p>
          </table:table-cell>
          <table:table-cell office:value-type="float" office:value="114.21043478" calcext:value-type="float">
            <text:p>114,210434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64</text:p>
          </table:table-cell>
          <table:table-cell office:value-type="float" office:value="2.1956107020378" calcext:value-type="float">
            <text:p>2,1956107020378</text:p>
          </table:table-cell>
          <table:table-cell office:value-type="float" office:value="-0.58500818908215" calcext:value-type="float">
            <text:p>-0,58500818908215</text:p>
          </table:table-cell>
          <table:table-cell office:value-type="float" office:value="115.68205523643" calcext:value-type="float">
            <text:p>115,682055236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75</text:p>
          </table:table-cell>
          <table:table-cell office:value-type="float" office:value="6.3836586475372" calcext:value-type="float">
            <text:p>6,3836586475372</text:p>
          </table:table-cell>
          <table:table-cell office:value-type="float" office:value="-0.28347302228212" calcext:value-type="float">
            <text:p>-0,28347302228212</text:p>
          </table:table-cell>
          <table:table-cell office:value-type="float" office:value="-152.05403953601" calcext:value-type="float">
            <text:p>-152,054039536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86</text:p>
          </table:table-cell>
          <table:table-cell office:value-type="float" office:value="3.117279112339" calcext:value-type="float">
            <text:p>3,117279112339</text:p>
          </table:table-cell>
          <table:table-cell office:value-type="float" office:value="-0.58501493185759" calcext:value-type="float">
            <text:p>-0,58501493185759</text:p>
          </table:table-cell>
          <table:table-cell office:value-type="float" office:value="37.49645515612" calcext:value-type="float">
            <text:p>37,496455156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797</text:p>
          </table:table-cell>
          <table:table-cell office:value-type="float" office:value="6.820969581604" calcext:value-type="float">
            <text:p>6,820969581604</text:p>
          </table:table-cell>
          <table:table-cell office:value-type="float" office:value="0.073010204359889" calcext:value-type="float">
            <text:p>0,073010204359889</text:p>
          </table:table-cell>
          <table:table-cell office:value-type="float" office:value="19.553858952917" calcext:value-type="float">
            <text:p>19,5538589529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808</text:p>
          </table:table-cell>
          <table:table-cell office:value-type="float" office:value="5.3248316049576" calcext:value-type="float">
            <text:p>5,3248316049576</text:p>
          </table:table-cell>
          <table:table-cell office:value-type="float" office:value="0.72339817881584" calcext:value-type="float">
            <text:p>0,72339817881584</text:p>
          </table:table-cell>
          <table:table-cell office:value-type="float" office:value="12.475284706255" calcext:value-type="float">
            <text:p>12,4752847062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819</text:p>
          </table:table-cell>
          <table:table-cell office:value-type="float" office:value="6.9062453508377" calcext:value-type="float">
            <text:p>6,9062453508377</text:p>
          </table:table-cell>
          <table:table-cell office:value-type="float" office:value="3.1277757883072" calcext:value-type="float">
            <text:p>3,1277757883072</text:p>
          </table:table-cell>
          <table:table-cell office:value-type="float" office:value="-139.09286754147" calcext:value-type="float">
            <text:p>-139,092867541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830</text:p>
          </table:table-cell>
          <table:table-cell office:value-type="float" office:value="-0.86899861693382" calcext:value-type="float">
            <text:p>-0,86899861693382</text:p>
          </table:table-cell>
          <table:table-cell office:value-type="float" office:value="-0.05843048915267" calcext:value-type="float">
            <text:p>-0,05843048915267</text:p>
          </table:table-cell>
          <table:table-cell office:value-type="float" office:value="68.459971695189" calcext:value-type="float">
            <text:p>68,4599716951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841</text:p>
          </table:table-cell>
          <table:table-cell office:value-type="float" office:value="2.220439016819" calcext:value-type="float">
            <text:p>2,220439016819</text:p>
          </table:table-cell>
          <table:table-cell office:value-type="float" office:value="1.377474963665" calcext:value-type="float">
            <text:p>1,377474963665</text:p>
          </table:table-cell>
          <table:table-cell office:value-type="float" office:value="62.260734047859" calcext:value-type="float">
            <text:p>62,2607340478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852</text:p>
          </table:table-cell>
          <table:table-cell office:value-type="float" office:value="2.689488530159" calcext:value-type="float">
            <text:p>2,689488530159</text:p>
          </table:table-cell>
          <table:table-cell office:value-type="float" office:value="3.8763922452927" calcext:value-type="float">
            <text:p>3,8763922452927</text:p>
          </table:table-cell>
          <table:table-cell office:value-type="float" office:value="-84.355726363553" calcext:value-type="float">
            <text:p>-84,35572636355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863</text:p>
          </table:table-cell>
          <table:table-cell office:value-type="float" office:value="5.0149148702621" calcext:value-type="float">
            <text:p>5,0149148702621</text:p>
          </table:table-cell>
          <table:table-cell office:value-type="float" office:value="0.61095423996449" calcext:value-type="float">
            <text:p>0,61095423996449</text:p>
          </table:table-cell>
          <table:table-cell office:value-type="float" office:value="-100.98439720786" calcext:value-type="float">
            <text:p>-100,984397207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874</text:p>
          </table:table-cell>
          <table:table-cell office:value-type="float" office:value="4.7413769364357" calcext:value-type="float">
            <text:p>4,7413769364357</text:p>
          </table:table-cell>
          <table:table-cell office:value-type="float" office:value="2.7189353108406" calcext:value-type="float">
            <text:p>2,7189353108406</text:p>
          </table:table-cell>
          <table:table-cell office:value-type="float" office:value="-88.332331863938" calcext:value-type="float">
            <text:p>-88,3323318639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885</text:p>
          </table:table-cell>
          <table:table-cell office:value-type="float" office:value="9.4224798679352" calcext:value-type="float">
            <text:p>9,4224798679352</text:p>
          </table:table-cell>
          <table:table-cell office:value-type="float" office:value="1.5828309953213" calcext:value-type="float">
            <text:p>1,5828309953213</text:p>
          </table:table-cell>
          <table:table-cell office:value-type="float" office:value="127.54244865126" calcext:value-type="float">
            <text:p>127,542448651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896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0.70541672408581" calcext:value-type="float">
            <text:p>0,70541672408581</text:p>
          </table:table-cell>
          <table:table-cell office:value-type="float" office:value="-175.79781477618" calcext:value-type="float">
            <text:p>-175,797814776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07</text:p>
          </table:table-cell>
          <table:table-cell office:value-type="float" office:value="-0.029950593598187" calcext:value-type="float">
            <text:p>-0,029950593598187</text:p>
          </table:table-cell>
          <table:table-cell office:value-type="float" office:value="0.21835677325726" calcext:value-type="float">
            <text:p>0,21835677325726</text:p>
          </table:table-cell>
          <table:table-cell office:value-type="float" office:value="136.20946209901" calcext:value-type="float">
            <text:p>136,209462099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18</text:p>
          </table:table-cell>
          <table:table-cell office:value-type="float" office:value="0.95000348985195" calcext:value-type="float">
            <text:p>0,95000348985195</text:p>
          </table:table-cell>
          <table:table-cell office:value-type="float" office:value="4.1107630729675" calcext:value-type="float">
            <text:p>4,1107630729675</text:p>
          </table:table-cell>
          <table:table-cell office:value-type="float" office:value="100.47171601824" calcext:value-type="float">
            <text:p>100,471716018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29</text:p>
          </table:table-cell>
          <table:table-cell office:value-type="float" office:value="3.0126529932022" calcext:value-type="float">
            <text:p>3,0126529932022</text:p>
          </table:table-cell>
          <table:table-cell office:value-type="float" office:value="2.4199286103249" calcext:value-type="float">
            <text:p>2,4199286103249</text:p>
          </table:table-cell>
          <table:table-cell office:value-type="float" office:value="-173.22745900245" calcext:value-type="float">
            <text:p>-173,2274590024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40</text:p>
          </table:table-cell>
          <table:table-cell office:value-type="float" office:value="4.8381295800209" calcext:value-type="float">
            <text:p>4,8381295800209</text:p>
          </table:table-cell>
          <table:table-cell office:value-type="float" office:value="1.7032118141651" calcext:value-type="float">
            <text:p>1,7032118141651</text:p>
          </table:table-cell>
          <table:table-cell office:value-type="float" office:value="40.016009549426" calcext:value-type="float">
            <text:p>40,0160095494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51</text:p>
          </table:table-cell>
          <table:table-cell office:value-type="float" office:value="4.772572517395" calcext:value-type="float">
            <text:p>4,772572517395</text:p>
          </table:table-cell>
          <table:table-cell office:value-type="float" office:value="3.1088763475418" calcext:value-type="float">
            <text:p>3,1088763475418</text:p>
          </table:table-cell>
          <table:table-cell office:value-type="float" office:value="-170.13587313852" calcext:value-type="float">
            <text:p>-170,1358731385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62</text:p>
          </table:table-cell>
          <table:table-cell office:value-type="float" office:value="6.7143136262894" calcext:value-type="float">
            <text:p>6,7143136262894</text:p>
          </table:table-cell>
          <table:table-cell office:value-type="float" office:value="1.0975454002619" calcext:value-type="float">
            <text:p>1,0975454002619</text:p>
          </table:table-cell>
          <table:table-cell office:value-type="float" office:value="-75.912433065427" calcext:value-type="float">
            <text:p>-75,9124330654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7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2910490632057" calcext:value-type="float">
            <text:p>2,2910490632057</text:p>
          </table:table-cell>
          <table:table-cell office:value-type="float" office:value="179.25426306998" calcext:value-type="float">
            <text:p>179,254263069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84</text:p>
          </table:table-cell>
          <table:table-cell office:value-type="float" office:value="-1.5835087001324" calcext:value-type="float">
            <text:p>-1,5835087001324</text:p>
          </table:table-cell>
          <table:table-cell office:value-type="float" office:value="5.0965213775635" calcext:value-type="float">
            <text:p>5,0965213775635</text:p>
          </table:table-cell>
          <table:table-cell office:value-type="float" office:value="-36.797239142618" calcext:value-type="float">
            <text:p>-36,7972391426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995</text:p>
          </table:table-cell>
          <table:table-cell office:value-type="float" office:value="1.4702631533146" calcext:value-type="float">
            <text:p>1,4702631533146</text:p>
          </table:table-cell>
          <table:table-cell office:value-type="float" office:value="0.10011024773121" calcext:value-type="float">
            <text:p>0,10011024773121</text:p>
          </table:table-cell>
          <table:table-cell office:value-type="float" office:value="115.38283688248" calcext:value-type="float">
            <text:p>115,382836882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06</text:p>
          </table:table-cell>
          <table:table-cell office:value-type="float" office:value="2.1515753865242" calcext:value-type="float">
            <text:p>2,1515753865242</text:p>
          </table:table-cell>
          <table:table-cell office:value-type="float" office:value="4.8050680756569" calcext:value-type="float">
            <text:p>4,8050680756569</text:p>
          </table:table-cell>
          <table:table-cell office:value-type="float" office:value="12.282986549815" calcext:value-type="float">
            <text:p>12,2829865498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17</text:p>
          </table:table-cell>
          <table:table-cell office:value-type="float" office:value="5.4968500137329" calcext:value-type="float">
            <text:p>5,4968500137329</text:p>
          </table:table-cell>
          <table:table-cell office:value-type="float" office:value="6.8060076236725" calcext:value-type="float">
            <text:p>6,8060076236725</text:p>
          </table:table-cell>
          <table:table-cell office:value-type="float" office:value="122.6007057603" calcext:value-type="float">
            <text:p>122,60070576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28</text:p>
          </table:table-cell>
          <table:table-cell office:value-type="float" office:value="7.201634645462" calcext:value-type="float">
            <text:p>7,201634645462</text:p>
          </table:table-cell>
          <table:table-cell office:value-type="float" office:value="4.402859210968" calcext:value-type="float">
            <text:p>4,402859210968</text:p>
          </table:table-cell>
          <table:table-cell office:value-type="float" office:value="85.842592701031" calcext:value-type="float">
            <text:p>85,8425927010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39</text:p>
          </table:table-cell>
          <table:table-cell office:value-type="float" office:value="7.8239500522614" calcext:value-type="float">
            <text:p>7,8239500522614</text:p>
          </table:table-cell>
          <table:table-cell office:value-type="float" office:value="4.2584165930748" calcext:value-type="float">
            <text:p>4,2584165930748</text:p>
          </table:table-cell>
          <table:table-cell office:value-type="float" office:value="157.72404488485" calcext:value-type="float">
            <text:p>157,724044884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50</text:p>
          </table:table-cell>
          <table:table-cell office:value-type="float" office:value="7.9332256317139" calcext:value-type="float">
            <text:p>7,9332256317139</text:p>
          </table:table-cell>
          <table:table-cell office:value-type="float" office:value="6.1391389369965" calcext:value-type="float">
            <text:p>6,1391389369965</text:p>
          </table:table-cell>
          <table:table-cell office:value-type="float" office:value="62.86730963713" calcext:value-type="float">
            <text:p>62,867309637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61</text:p>
          </table:table-cell>
          <table:table-cell office:value-type="float" office:value="-0.77220365405083" calcext:value-type="float">
            <text:p>-0,77220365405083</text:p>
          </table:table-cell>
          <table:table-cell office:value-type="float" office:value="2.8925961256027" calcext:value-type="float">
            <text:p>2,8925961256027</text:p>
          </table:table-cell>
          <table:table-cell office:value-type="float" office:value="84.260451565882" calcext:value-type="float">
            <text:p>84,2604515658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72</text:p>
          </table:table-cell>
          <table:table-cell office:value-type="float" office:value="2.5151100754738" calcext:value-type="float">
            <text:p>2,5151100754738</text:p>
          </table:table-cell>
          <table:table-cell office:value-type="float" office:value="5.2994978427887" calcext:value-type="float">
            <text:p>5,2994978427887</text:p>
          </table:table-cell>
          <table:table-cell office:value-type="float" office:value="-15.597598947537" calcext:value-type="float">
            <text:p>-15,5975989475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83</text:p>
          </table:table-cell>
          <table:table-cell office:value-type="float" office:value="2.476759403944" calcext:value-type="float">
            <text:p>2,476759403944</text:p>
          </table:table-cell>
          <table:table-cell office:value-type="float" office:value="6.6766649484634" calcext:value-type="float">
            <text:p>6,6766649484634</text:p>
          </table:table-cell>
          <table:table-cell office:value-type="float" office:value="-175.46859668319" calcext:value-type="float">
            <text:p>-175,468596683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094</text:p>
          </table:table-cell>
          <table:table-cell office:value-type="float" office:value="5.873915553093" calcext:value-type="float">
            <text:p>5,873915553093</text:p>
          </table:table-cell>
          <table:table-cell office:value-type="float" office:value="8.6620712280273" calcext:value-type="float">
            <text:p>8,6620712280273</text:p>
          </table:table-cell>
          <table:table-cell office:value-type="float" office:value="-148.20261973484" calcext:value-type="float">
            <text:p>-148,202619734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05</text:p>
          </table:table-cell>
          <table:table-cell office:value-type="float" office:value="1.7331260442734" calcext:value-type="float">
            <text:p>1,7331260442734</text:p>
          </table:table-cell>
          <table:table-cell office:value-type="float" office:value="8.6099654436111" calcext:value-type="float">
            <text:p>8,6099654436111</text:p>
          </table:table-cell>
          <table:table-cell office:value-type="float" office:value="41.167558758122" calcext:value-type="float">
            <text:p>41,1675587581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16</text:p>
          </table:table-cell>
          <table:table-cell office:value-type="float" office:value="4.9807077646255" calcext:value-type="float">
            <text:p>4,9807077646255</text:p>
          </table:table-cell>
          <table:table-cell office:value-type="float" office:value="5.5694627761841" calcext:value-type="float">
            <text:p>5,5694627761841</text:p>
          </table:table-cell>
          <table:table-cell office:value-type="float" office:value="68.988281450454" calcext:value-type="float">
            <text:p>68,9882814504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27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9.3305540084839" calcext:value-type="float">
            <text:p>9,3305540084839</text:p>
          </table:table-cell>
          <table:table-cell office:value-type="float" office:value="-131.79324083268" calcext:value-type="float">
            <text:p>-131,793240832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38</text:p>
          </table:table-cell>
          <table:table-cell office:value-type="float" office:value="-1.5834864974022" calcext:value-type="float">
            <text:p>-1,5834864974022</text:p>
          </table:table-cell>
          <table:table-cell office:value-type="float" office:value="8.8895571231842" calcext:value-type="float">
            <text:p>8,8895571231842</text:p>
          </table:table-cell>
          <table:table-cell office:value-type="float" office:value="34.669714368832" calcext:value-type="float">
            <text:p>34,6697143688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49</text:p>
          </table:table-cell>
          <table:table-cell office:value-type="float" office:value="-0.4319304227829" calcext:value-type="float">
            <text:p>-0,4319304227829</text:p>
          </table:table-cell>
          <table:table-cell office:value-type="float" office:value="5.1469349861145" calcext:value-type="float">
            <text:p>5,1469349861145</text:p>
          </table:table-cell>
          <table:table-cell office:value-type="float" office:value="-72.499979833129" calcext:value-type="float">
            <text:p>-72,4999798331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60</text:p>
          </table:table-cell>
          <table:table-cell office:value-type="float" office:value="3.7969419360161" calcext:value-type="float">
            <text:p>3,7969419360161</text:p>
          </table:table-cell>
          <table:table-cell office:value-type="float" office:value="7.9896694421768" calcext:value-type="float">
            <text:p>7,9896694421768</text:p>
          </table:table-cell>
          <table:table-cell office:value-type="float" office:value="-24.258742286901" calcext:value-type="float">
            <text:p>-24,2587422869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71</text:p>
          </table:table-cell>
          <table:table-cell office:value-type="float" office:value="3.0840918421745" calcext:value-type="float">
            <text:p>3,0840918421745</text:p>
          </table:table-cell>
          <table:table-cell office:value-type="float" office:value="6.5077781677246" calcext:value-type="float">
            <text:p>6,5077781677246</text:p>
          </table:table-cell>
          <table:table-cell office:value-type="float" office:value="83.503521931399" calcext:value-type="float">
            <text:p>83,5035219313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82</text:p>
          </table:table-cell>
          <table:table-cell office:value-type="float" office:value="7.6077651977539" calcext:value-type="float">
            <text:p>7,6077651977539</text:p>
          </table:table-cell>
          <table:table-cell office:value-type="float" office:value="6.2967991828918" calcext:value-type="float">
            <text:p>6,2967991828918</text:p>
          </table:table-cell>
          <table:table-cell office:value-type="float" office:value="92.791085789917" calcext:value-type="float">
            <text:p>92,7910857899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193</text:p>
          </table:table-cell>
          <table:table-cell office:value-type="float" office:value="7.6191687583923" calcext:value-type="float">
            <text:p>7,6191687583923</text:p>
          </table:table-cell>
          <table:table-cell office:value-type="float" office:value="7.8517723083496" calcext:value-type="float">
            <text:p>7,8517723083496</text:p>
          </table:table-cell>
          <table:table-cell office:value-type="float" office:value="-141.12120525093" calcext:value-type="float">
            <text:p>-141,121205250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04</text:p>
          </table:table-cell>
          <table:table-cell office:value-type="float" office:value="9.3156909942627" calcext:value-type="float">
            <text:p>9,3156909942627</text:p>
          </table:table-cell>
          <table:table-cell office:value-type="float" office:value="6.6344684362411" calcext:value-type="float">
            <text:p>6,6344684362411</text:p>
          </table:table-cell>
          <table:table-cell office:value-type="float" office:value="63.048811475183" calcext:value-type="float">
            <text:p>63,0488114751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15</text:p>
          </table:table-cell>
          <table:table-cell office:value-type="float" office:value="0.0087382056517527" calcext:value-type="float">
            <text:p>0,0087382056517527</text:p>
          </table:table-cell>
          <table:table-cell office:value-type="float" office:value="7.1927285194397" calcext:value-type="float">
            <text:p>7,1927285194397</text:p>
          </table:table-cell>
          <table:table-cell office:value-type="float" office:value="-128.15164152984" calcext:value-type="float">
            <text:p>-128,151641529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26</text:p>
          </table:table-cell>
          <table:table-cell office:value-type="float" office:value="-0.21018512547016" calcext:value-type="float">
            <text:p>-0,21018512547016</text:p>
          </table:table-cell>
          <table:table-cell office:value-type="float" office:value="10.387673377991" calcext:value-type="float">
            <text:p>10,387673377991</text:p>
          </table:table-cell>
          <table:table-cell office:value-type="float" office:value="-162.66832989492" calcext:value-type="float">
            <text:p>-162,668329894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37</text:p>
          </table:table-cell>
          <table:table-cell office:value-type="float" office:value="3.4456929564476" calcext:value-type="float">
            <text:p>3,4456929564476</text:p>
          </table:table-cell>
          <table:table-cell office:value-type="float" office:value="10.349888801575" calcext:value-type="float">
            <text:p>10,349888801575</text:p>
          </table:table-cell>
          <table:table-cell office:value-type="float" office:value="121.36874836721" calcext:value-type="float">
            <text:p>121,368748367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48</text:p>
          </table:table-cell>
          <table:table-cell office:value-type="float" office:value="3.8383862376213" calcext:value-type="float">
            <text:p>3,8383862376213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56.445612649249" calcext:value-type="float">
            <text:p>-56,44561264924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59</text:p>
          </table:table-cell>
          <table:table-cell office:value-type="float" office:value="6.8945354223251" calcext:value-type="float">
            <text:p>6,8945354223251</text:p>
          </table:table-cell>
          <table:table-cell office:value-type="float" office:value="9.2766016721725" calcext:value-type="float">
            <text:p>9,2766016721725</text:p>
          </table:table-cell>
          <table:table-cell office:value-type="float" office:value="-2.3784781005352" calcext:value-type="float">
            <text:p>-2,37847810053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70</text:p>
          </table:table-cell>
          <table:table-cell office:value-type="float" office:value="7.0069652795792" calcext:value-type="float">
            <text:p>7,0069652795792</text:p>
          </table:table-cell>
          <table:table-cell office:value-type="float" office:value="8.7376070022583" calcext:value-type="float">
            <text:p>8,7376070022583</text:p>
          </table:table-cell>
          <table:table-cell office:value-type="float" office:value="59.535910369484" calcext:value-type="float">
            <text:p>59,5359103694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81</text:p>
          </table:table-cell>
          <table:table-cell office:value-type="float" office:value="6.9696897268295" calcext:value-type="float">
            <text:p>6,9696897268295</text:p>
          </table:table-cell>
          <table:table-cell office:value-type="float" office:value="11.070111989975" calcext:value-type="float">
            <text:p>11,070111989975</text:p>
          </table:table-cell>
          <table:table-cell office:value-type="float" office:value="4.4076821891366" calcext:value-type="float">
            <text:p>4,40768218913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292</text:p>
          </table:table-cell>
          <table:table-cell office:value-type="float" office:value="0.46769697219133" calcext:value-type="float">
            <text:p>0,46769697219133</text:p>
          </table:table-cell>
          <table:table-cell office:value-type="float" office:value="9.6536093950272" calcext:value-type="float">
            <text:p>9,6536093950272</text:p>
          </table:table-cell>
          <table:table-cell office:value-type="float" office:value="165.58583526854" calcext:value-type="float">
            <text:p>165,585835268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303</text:p>
          </table:table-cell>
          <table:table-cell office:value-type="float" office:value="-0.99565975368023" calcext:value-type="float">
            <text:p>-0,99565975368023</text:p>
          </table:table-cell>
          <table:table-cell office:value-type="float" office:value="9.6454179286957" calcext:value-type="float">
            <text:p>9,6454179286957</text:p>
          </table:table-cell>
          <table:table-cell office:value-type="float" office:value="62.72369357431" calcext:value-type="float">
            <text:p>62,723693574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1.9478167593479" calcext:value-type="float">
            <text:p>1,9478167593479</text:p>
          </table:table-cell>
          <table:table-cell office:value-type="float" office:value="-0.58501094579697" calcext:value-type="float">
            <text:p>-0,58501094579697</text:p>
          </table:table-cell>
          <table:table-cell office:value-type="float" office:value="121.31068964673" calcext:value-type="float">
            <text:p>121,310689646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64</text:p>
          </table:table-cell>
          <table:table-cell office:value-type="float" office:value="2.3039631545544" calcext:value-type="float">
            <text:p>2,3039631545544</text:p>
          </table:table-cell>
          <table:table-cell office:value-type="float" office:value="-0.58500617742538" calcext:value-type="float">
            <text:p>-0,58500617742538</text:p>
          </table:table-cell>
          <table:table-cell office:value-type="float" office:value="82.788236581596" calcext:value-type="float">
            <text:p>82,7882365815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75</text:p>
          </table:table-cell>
          <table:table-cell office:value-type="float" office:value="6.3082730770111" calcext:value-type="float">
            <text:p>6,3082730770111</text:p>
          </table:table-cell>
          <table:table-cell office:value-type="float" office:value="-0.074509829282761" calcext:value-type="float">
            <text:p>-0,074509829282761</text:p>
          </table:table-cell>
          <table:table-cell office:value-type="float" office:value="-61.302191132952" calcext:value-type="float">
            <text:p>-61,3021911329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86</text:p>
          </table:table-cell>
          <table:table-cell office:value-type="float" office:value="2.799000442028" calcext:value-type="float">
            <text:p>2,799000442028</text:p>
          </table:table-cell>
          <table:table-cell office:value-type="float" office:value="-0.58501213788986" calcext:value-type="float">
            <text:p>-0,58501213788986</text:p>
          </table:table-cell>
          <table:table-cell office:value-type="float" office:value="27.265565220717" calcext:value-type="float">
            <text:p>27,2655652207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797</text:p>
          </table:table-cell>
          <table:table-cell office:value-type="float" office:value="6.7421990633011" calcext:value-type="float">
            <text:p>6,7421990633011</text:p>
          </table:table-cell>
          <table:table-cell office:value-type="float" office:value="-0.097388923168182" calcext:value-type="float">
            <text:p>-0,097388923168182</text:p>
          </table:table-cell>
          <table:table-cell office:value-type="float" office:value="80.241210901054" calcext:value-type="float">
            <text:p>80,2412109010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808</text:p>
          </table:table-cell>
          <table:table-cell office:value-type="float" office:value="5.4641163349152" calcext:value-type="float">
            <text:p>5,4641163349152</text:p>
          </table:table-cell>
          <table:table-cell office:value-type="float" office:value="0.54467983543873" calcext:value-type="float">
            <text:p>0,54467983543873</text:p>
          </table:table-cell>
          <table:table-cell office:value-type="float" office:value="108.95769915004" calcext:value-type="float">
            <text:p>108,957699150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819</text:p>
          </table:table-cell>
          <table:table-cell office:value-type="float" office:value="7.126230597496" calcext:value-type="float">
            <text:p>7,126230597496</text:p>
          </table:table-cell>
          <table:table-cell office:value-type="float" office:value="3.0260390043259" calcext:value-type="float">
            <text:p>3,0260390043259</text:p>
          </table:table-cell>
          <table:table-cell office:value-type="float" office:value="145.36702253257" calcext:value-type="float">
            <text:p>145,367022532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830</text:p>
          </table:table-cell>
          <table:table-cell office:value-type="float" office:value="-0.7691790163517" calcext:value-type="float">
            <text:p>-0,7691790163517</text:p>
          </table:table-cell>
          <table:table-cell office:value-type="float" office:value="-0.17743309959769" calcext:value-type="float">
            <text:p>-0,17743309959769</text:p>
          </table:table-cell>
          <table:table-cell office:value-type="float" office:value="67.614635084845" calcext:value-type="float">
            <text:p>67,6146350848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841</text:p>
          </table:table-cell>
          <table:table-cell office:value-type="float" office:value="2.2508454322815" calcext:value-type="float">
            <text:p>2,2508454322815</text:p>
          </table:table-cell>
          <table:table-cell office:value-type="float" office:value="1.0729656368494" calcext:value-type="float">
            <text:p>1,0729656368494</text:p>
          </table:table-cell>
          <table:table-cell office:value-type="float" office:value="104.0003618617" calcext:value-type="float">
            <text:p>104,00036186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852</text:p>
          </table:table-cell>
          <table:table-cell office:value-type="float" office:value="2.6244413852692" calcext:value-type="float">
            <text:p>2,6244413852692</text:p>
          </table:table-cell>
          <table:table-cell office:value-type="float" office:value="4.2177382111549" calcext:value-type="float">
            <text:p>4,2177382111549</text:p>
          </table:table-cell>
          <table:table-cell office:value-type="float" office:value="-71.682210181169" calcext:value-type="float">
            <text:p>-71,6822101811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863</text:p>
          </table:table-cell>
          <table:table-cell office:value-type="float" office:value="5.1308023929596" calcext:value-type="float">
            <text:p>5,1308023929596</text:p>
          </table:table-cell>
          <table:table-cell office:value-type="float" office:value="0.51774632185698" calcext:value-type="float">
            <text:p>0,51774632185698</text:p>
          </table:table-cell>
          <table:table-cell office:value-type="float" office:value="166.60558038456" calcext:value-type="float">
            <text:p>166,605580384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874</text:p>
          </table:table-cell>
          <table:table-cell office:value-type="float" office:value="4.960373044014" calcext:value-type="float">
            <text:p>4,960373044014</text:p>
          </table:table-cell>
          <table:table-cell office:value-type="float" office:value="2.7567559480667" calcext:value-type="float">
            <text:p>2,7567559480667</text:p>
          </table:table-cell>
          <table:table-cell office:value-type="float" office:value="-179.07062913202" calcext:value-type="float">
            <text:p>-179,0706291320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885</text:p>
          </table:table-cell>
          <table:table-cell office:value-type="float" office:value="9.5893543958664" calcext:value-type="float">
            <text:p>9,5893543958664</text:p>
          </table:table-cell>
          <table:table-cell office:value-type="float" office:value="1.3227541744709" calcext:value-type="float">
            <text:p>1,3227541744709</text:p>
          </table:table-cell>
          <table:table-cell office:value-type="float" office:value="119.57341090889" calcext:value-type="float">
            <text:p>119,573410908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896</text:p>
          </table:table-cell>
          <table:table-cell office:value-type="float" office:value="10.071700811386" calcext:value-type="float">
            <text:p>10,071700811386</text:p>
          </table:table-cell>
          <table:table-cell office:value-type="float" office:value="0.90638317167759" calcext:value-type="float">
            <text:p>0,90638317167759</text:p>
          </table:table-cell>
          <table:table-cell office:value-type="float" office:value="-145.87431196954" calcext:value-type="float">
            <text:p>-145,874311969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07</text:p>
          </table:table-cell>
          <table:table-cell office:value-type="float" office:value="0.092313224449754" calcext:value-type="float">
            <text:p>0,092313224449754</text:p>
          </table:table-cell>
          <table:table-cell office:value-type="float" office:value="0.05570512264967" calcext:value-type="float">
            <text:p>0,05570512264967</text:p>
          </table:table-cell>
          <table:table-cell office:value-type="float" office:value="126.65949961182" calcext:value-type="float">
            <text:p>126,659499611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18</text:p>
          </table:table-cell>
          <table:table-cell office:value-type="float" office:value="0.77188208699226" calcext:value-type="float">
            <text:p>0,77188208699226</text:p>
          </table:table-cell>
          <table:table-cell office:value-type="float" office:value="3.9302650094032" calcext:value-type="float">
            <text:p>3,9302650094032</text:p>
          </table:table-cell>
          <table:table-cell office:value-type="float" office:value="35.924400493598" calcext:value-type="float">
            <text:p>35,9244004935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29</text:p>
          </table:table-cell>
          <table:table-cell office:value-type="float" office:value="3.3751925826073" calcext:value-type="float">
            <text:p>3,3751925826073</text:p>
          </table:table-cell>
          <table:table-cell office:value-type="float" office:value="2.4934616684914" calcext:value-type="float">
            <text:p>2,4934616684914</text:p>
          </table:table-cell>
          <table:table-cell office:value-type="float" office:value="-161.92101521097" calcext:value-type="float">
            <text:p>-161,9210152109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40</text:p>
          </table:table-cell>
          <table:table-cell office:value-type="float" office:value="4.535591006279" calcext:value-type="float">
            <text:p>4,535591006279</text:p>
          </table:table-cell>
          <table:table-cell office:value-type="float" office:value="1.45229190588" calcext:value-type="float">
            <text:p>1,45229190588</text:p>
          </table:table-cell>
          <table:table-cell office:value-type="float" office:value="38.529358472034" calcext:value-type="float">
            <text:p>38,5293584720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51</text:p>
          </table:table-cell>
          <table:table-cell office:value-type="float" office:value="4.7648414969444" calcext:value-type="float">
            <text:p>4,7648414969444</text:p>
          </table:table-cell>
          <table:table-cell office:value-type="float" office:value="3.3299282193184" calcext:value-type="float">
            <text:p>3,3299282193184</text:p>
          </table:table-cell>
          <table:table-cell office:value-type="float" office:value="-79.354400847368" calcext:value-type="float">
            <text:p>-79,3544008473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62</text:p>
          </table:table-cell>
          <table:table-cell office:value-type="float" office:value="6.733735203743" calcext:value-type="float">
            <text:p>6,733735203743</text:p>
          </table:table-cell>
          <table:table-cell office:value-type="float" office:value="1.4693599939346" calcext:value-type="float">
            <text:p>1,4693599939346</text:p>
          </table:table-cell>
          <table:table-cell office:value-type="float" office:value="-89.853817490256" calcext:value-type="float">
            <text:p>-89,8538174902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73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2.5146985054016" calcext:value-type="float">
            <text:p>2,5146985054016</text:p>
          </table:table-cell>
          <table:table-cell office:value-type="float" office:value="-157.61827359534" calcext:value-type="float">
            <text:p>-157,618273595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84</text:p>
          </table:table-cell>
          <table:table-cell office:value-type="float" office:value="-1.5850076079369" calcext:value-type="float">
            <text:p>-1,5850076079369</text:p>
          </table:table-cell>
          <table:table-cell office:value-type="float" office:value="5.3752529621124" calcext:value-type="float">
            <text:p>5,3752529621124</text:p>
          </table:table-cell>
          <table:table-cell office:value-type="float" office:value="-71.721032166937" calcext:value-type="float">
            <text:p>-71,7210321669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995</text:p>
          </table:table-cell>
          <table:table-cell office:value-type="float" office:value="1.6804274916649" calcext:value-type="float">
            <text:p>1,6804274916649</text:p>
          </table:table-cell>
          <table:table-cell office:value-type="float" office:value="-0.048700291663408" calcext:value-type="float">
            <text:p>-0,048700291663408</text:p>
          </table:table-cell>
          <table:table-cell office:value-type="float" office:value="169.0611171115" calcext:value-type="float">
            <text:p>169,06111711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06</text:p>
          </table:table-cell>
          <table:table-cell office:value-type="float" office:value="2.0748889446259" calcext:value-type="float">
            <text:p>2,0748889446259</text:p>
          </table:table-cell>
          <table:table-cell office:value-type="float" office:value="5.0130379199982" calcext:value-type="float">
            <text:p>5,0130379199982</text:p>
          </table:table-cell>
          <table:table-cell office:value-type="float" office:value="-78.468718346517" calcext:value-type="float">
            <text:p>-78,4687183465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17</text:p>
          </table:table-cell>
          <table:table-cell office:value-type="float" office:value="5.5270111560822" calcext:value-type="float">
            <text:p>5,5270111560822</text:p>
          </table:table-cell>
          <table:table-cell office:value-type="float" office:value="6.4866316318512" calcext:value-type="float">
            <text:p>6,4866316318512</text:p>
          </table:table-cell>
          <table:table-cell office:value-type="float" office:value="88.179367363073" calcext:value-type="float">
            <text:p>88,1793673630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28</text:p>
          </table:table-cell>
          <table:table-cell office:value-type="float" office:value="7.1724152565002" calcext:value-type="float">
            <text:p>7,1724152565002</text:p>
          </table:table-cell>
          <table:table-cell office:value-type="float" office:value="4.0052238106728" calcext:value-type="float">
            <text:p>4,0052238106728</text:p>
          </table:table-cell>
          <table:table-cell office:value-type="float" office:value="85.833066587995" calcext:value-type="float">
            <text:p>85,8330665879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39</text:p>
          </table:table-cell>
          <table:table-cell office:value-type="float" office:value="7.8920328617096" calcext:value-type="float">
            <text:p>7,8920328617096</text:p>
          </table:table-cell>
          <table:table-cell office:value-type="float" office:value="3.9558762311935" calcext:value-type="float">
            <text:p>3,9558762311935</text:p>
          </table:table-cell>
          <table:table-cell office:value-type="float" office:value="107.74319490809" calcext:value-type="float">
            <text:p>107,743194908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50</text:p>
          </table:table-cell>
          <table:table-cell office:value-type="float" office:value="8.1247442960739" calcext:value-type="float">
            <text:p>8,1247442960739</text:p>
          </table:table-cell>
          <table:table-cell office:value-type="float" office:value="5.9590339660645" calcext:value-type="float">
            <text:p>5,9590339660645</text:p>
          </table:table-cell>
          <table:table-cell office:value-type="float" office:value="137.03735922552" calcext:value-type="float">
            <text:p>137,037359225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61</text:p>
          </table:table-cell>
          <table:table-cell office:value-type="float" office:value="-0.87623789906502" calcext:value-type="float">
            <text:p>-0,87623789906502</text:p>
          </table:table-cell>
          <table:table-cell office:value-type="float" office:value="2.6274195313454" calcext:value-type="float">
            <text:p>2,6274195313454</text:p>
          </table:table-cell>
          <table:table-cell office:value-type="float" office:value="70.198152475296" calcext:value-type="float">
            <text:p>70,1981524752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72</text:p>
          </table:table-cell>
          <table:table-cell office:value-type="float" office:value="2.5438091158867" calcext:value-type="float">
            <text:p>2,5438091158867</text:p>
          </table:table-cell>
          <table:table-cell office:value-type="float" office:value="5.5192869901657" calcext:value-type="float">
            <text:p>5,5192869901657</text:p>
          </table:table-cell>
          <table:table-cell office:value-type="float" office:value="-106.31136681624" calcext:value-type="float">
            <text:p>-106,311366816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83</text:p>
          </table:table-cell>
          <table:table-cell office:value-type="float" office:value="2.572677731514" calcext:value-type="float">
            <text:p>2,572677731514</text:p>
          </table:table-cell>
          <table:table-cell office:value-type="float" office:value="6.8518245220184" calcext:value-type="float">
            <text:p>6,8518245220184</text:p>
          </table:table-cell>
          <table:table-cell office:value-type="float" office:value="-105.90010387882" calcext:value-type="float">
            <text:p>-105,900103878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094</text:p>
          </table:table-cell>
          <table:table-cell office:value-type="float" office:value="6.1927539110184" calcext:value-type="float">
            <text:p>6,1927539110184</text:p>
          </table:table-cell>
          <table:table-cell office:value-type="float" office:value="8.7945067882538" calcext:value-type="float">
            <text:p>8,7945067882538</text:p>
          </table:table-cell>
          <table:table-cell office:value-type="float" office:value="-159.96857205774" calcext:value-type="float">
            <text:p>-159,968572057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05</text:p>
          </table:table-cell>
          <table:table-cell office:value-type="float" office:value="1.4568974077702" calcext:value-type="float">
            <text:p>1,4568974077702</text:p>
          </table:table-cell>
          <table:table-cell office:value-type="float" office:value="8.3382856845856" calcext:value-type="float">
            <text:p>8,3382856845856</text:p>
          </table:table-cell>
          <table:table-cell office:value-type="float" office:value="45.735367544138" calcext:value-type="float">
            <text:p>45,7353675441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16</text:p>
          </table:table-cell>
          <table:table-cell office:value-type="float" office:value="4.8789983987808" calcext:value-type="float">
            <text:p>4,8789983987808</text:p>
          </table:table-cell>
          <table:table-cell office:value-type="float" office:value="5.2240073680878" calcext:value-type="float">
            <text:p>5,2240073680878</text:p>
          </table:table-cell>
          <table:table-cell office:value-type="float" office:value="74.829346814733" calcext:value-type="float">
            <text:p>74,8293468147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27</text:p>
          </table:table-cell>
          <table:table-cell office:value-type="float" office:value="10.024037361145" calcext:value-type="float">
            <text:p>10,024037361145</text:p>
          </table:table-cell>
          <table:table-cell office:value-type="float" office:value="9.6391522884369" calcext:value-type="float">
            <text:p>9,6391522884369</text:p>
          </table:table-cell>
          <table:table-cell office:value-type="float" office:value="-123.6487832039" calcext:value-type="float">
            <text:p>-123,64878320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38</text:p>
          </table:table-cell>
          <table:table-cell office:value-type="float" office:value="-1.5849997103214" calcext:value-type="float">
            <text:p>-1,5849997103214</text:p>
          </table:table-cell>
          <table:table-cell office:value-type="float" office:value="8.7066328525543" calcext:value-type="float">
            <text:p>8,7066328525543</text:p>
          </table:table-cell>
          <table:table-cell office:value-type="float" office:value="33.562488237004" calcext:value-type="float">
            <text:p>33,5624882370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49</text:p>
          </table:table-cell>
          <table:table-cell office:value-type="float" office:value="-0.34910883754492" calcext:value-type="float">
            <text:p>-0,34910883754492</text:p>
          </table:table-cell>
          <table:table-cell office:value-type="float" office:value="5.4303729534149" calcext:value-type="float">
            <text:p>5,4303729534149</text:p>
          </table:table-cell>
          <table:table-cell office:value-type="float" office:value="-114.21137782419" calcext:value-type="float">
            <text:p>-114,211377824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60</text:p>
          </table:table-cell>
          <table:table-cell office:value-type="float" office:value="3.5768216848373" calcext:value-type="float">
            <text:p>3,5768216848373</text:p>
          </table:table-cell>
          <table:table-cell office:value-type="float" office:value="7.9246413707733" calcext:value-type="float">
            <text:p>7,9246413707733</text:p>
          </table:table-cell>
          <table:table-cell office:value-type="float" office:value="21.138349156471" calcext:value-type="float">
            <text:p>21,1383491564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71</text:p>
          </table:table-cell>
          <table:table-cell office:value-type="float" office:value="3.2392057776451" calcext:value-type="float">
            <text:p>3,2392057776451</text:p>
          </table:table-cell>
          <table:table-cell office:value-type="float" office:value="6.3632476329803" calcext:value-type="float">
            <text:p>6,3632476329803</text:p>
          </table:table-cell>
          <table:table-cell office:value-type="float" office:value="154.25295890517" calcext:value-type="float">
            <text:p>154,252958905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82</text:p>
          </table:table-cell>
          <table:table-cell office:value-type="float" office:value="7.3606669902802" calcext:value-type="float">
            <text:p>7,3606669902802</text:p>
          </table:table-cell>
          <table:table-cell office:value-type="float" office:value="6.2103664875031" calcext:value-type="float">
            <text:p>6,2103664875031</text:p>
          </table:table-cell>
          <table:table-cell office:value-type="float" office:value="18.648172639737" calcext:value-type="float">
            <text:p>18,6481726397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193</text:p>
          </table:table-cell>
          <table:table-cell office:value-type="float" office:value="7.8676903247833" calcext:value-type="float">
            <text:p>7,8676903247833</text:p>
          </table:table-cell>
          <table:table-cell office:value-type="float" office:value="7.8870463371277" calcext:value-type="float">
            <text:p>7,8870463371277</text:p>
          </table:table-cell>
          <table:table-cell office:value-type="float" office:value="-176.9395132733" calcext:value-type="float">
            <text:p>-176,93951327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04</text:p>
          </table:table-cell>
          <table:table-cell office:value-type="float" office:value="9.1128432750702" calcext:value-type="float">
            <text:p>9,1128432750702</text:p>
          </table:table-cell>
          <table:table-cell office:value-type="float" office:value="6.4477682113647" calcext:value-type="float">
            <text:p>6,4477682113647</text:p>
          </table:table-cell>
          <table:table-cell office:value-type="float" office:value="38.541775220519" calcext:value-type="float">
            <text:p>38,5417752205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15</text:p>
          </table:table-cell>
          <table:table-cell office:value-type="float" office:value="-0.017578698461875" calcext:value-type="float">
            <text:p>-0,017578698461875</text:p>
          </table:table-cell>
          <table:table-cell office:value-type="float" office:value="7.3977363109589" calcext:value-type="float">
            <text:p>7,3977363109589</text:p>
          </table:table-cell>
          <table:table-cell office:value-type="float" office:value="-79.972361303439" calcext:value-type="float">
            <text:p>-79,9723613034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26</text:p>
          </table:table-cell>
          <table:table-cell office:value-type="float" office:value="0.16984600573778" calcext:value-type="float">
            <text:p>0,16984600573778</text:p>
          </table:table-cell>
          <table:table-cell office:value-type="float" office:value="10.5060505867" calcext:value-type="float">
            <text:p>10,5060505867</text:p>
          </table:table-cell>
          <table:table-cell office:value-type="float" office:value="-162.69295838228" calcext:value-type="float">
            <text:p>-162,692958382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37</text:p>
          </table:table-cell>
          <table:table-cell office:value-type="float" office:value="3.5608440637589" calcext:value-type="float">
            <text:p>3,5608440637589</text:p>
          </table:table-cell>
          <table:table-cell office:value-type="float" office:value="10.064902305603" calcext:value-type="float">
            <text:p>10,064902305603</text:p>
          </table:table-cell>
          <table:table-cell office:value-type="float" office:value="116.46725569561" calcext:value-type="float">
            <text:p>116,467255695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48</text:p>
          </table:table-cell>
          <table:table-cell office:value-type="float" office:value="3.7604945898056" calcext:value-type="float">
            <text:p>3,7604945898056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65.592994355852" calcext:value-type="float">
            <text:p>-65,5929943558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59</text:p>
          </table:table-cell>
          <table:table-cell office:value-type="float" office:value="6.8550056219101" calcext:value-type="float">
            <text:p>6,8550056219101</text:p>
          </table:table-cell>
          <table:table-cell office:value-type="float" office:value="9.0587103366852" calcext:value-type="float">
            <text:p>9,0587103366852</text:p>
          </table:table-cell>
          <table:table-cell office:value-type="float" office:value="88.373859976507" calcext:value-type="float">
            <text:p>88,3738599765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70</text:p>
          </table:table-cell>
          <table:table-cell office:value-type="float" office:value="7.1803086996078" calcext:value-type="float">
            <text:p>7,1803086996078</text:p>
          </table:table-cell>
          <table:table-cell office:value-type="float" office:value="8.599426150322" calcext:value-type="float">
            <text:p>8,599426150322</text:p>
          </table:table-cell>
          <table:table-cell office:value-type="float" office:value="150.33035976872" calcext:value-type="float">
            <text:p>150,330359768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81</text:p>
          </table:table-cell>
          <table:table-cell office:value-type="float" office:value="6.6496723890305" calcext:value-type="float">
            <text:p>6,6496723890305</text:p>
          </table:table-cell>
          <table:table-cell office:value-type="float" office:value="10.939526557922" calcext:value-type="float">
            <text:p>10,939526557922</text:p>
          </table:table-cell>
          <table:table-cell office:value-type="float" office:value="27.540705196417" calcext:value-type="float">
            <text:p>27,5407051964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292</text:p>
          </table:table-cell>
          <table:table-cell office:value-type="float" office:value="0.75685247778893" calcext:value-type="float">
            <text:p>0,75685247778893</text:p>
          </table:table-cell>
          <table:table-cell office:value-type="float" office:value="9.4863587617874" calcext:value-type="float">
            <text:p>9,4863587617874</text:p>
          </table:table-cell>
          <table:table-cell office:value-type="float" office:value="145.71592154776" calcext:value-type="float">
            <text:p>145,715921547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303</text:p>
          </table:table-cell>
          <table:table-cell office:value-type="float" office:value="-1.1773367226124" calcext:value-type="float">
            <text:p>-1,1773367226124</text:p>
          </table:table-cell>
          <table:table-cell office:value-type="float" office:value="9.292243719101" calcext:value-type="float">
            <text:p>9,292243719101</text:p>
          </table:table-cell>
          <table:table-cell office:value-type="float" office:value="62.736445171818" calcext:value-type="float">
            <text:p>62,7364451718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1.8579170107841" calcext:value-type="float">
            <text:p>1,8579170107841</text:p>
          </table:table-cell>
          <table:table-cell office:value-type="float" office:value="-0.58277793228626" calcext:value-type="float">
            <text:p>-0,58277793228626</text:p>
          </table:table-cell>
          <table:table-cell office:value-type="float" office:value="48.301462534886" calcext:value-type="float">
            <text:p>48,3014625348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64</text:p>
          </table:table-cell>
          <table:table-cell office:value-type="float" office:value="2.3167052865028" calcext:value-type="float">
            <text:p>2,3167052865028</text:p>
          </table:table-cell>
          <table:table-cell office:value-type="float" office:value="-0.58501582592726" calcext:value-type="float">
            <text:p>-0,58501582592726</text:p>
          </table:table-cell>
          <table:table-cell office:value-type="float" office:value="122.99528091576" calcext:value-type="float">
            <text:p>122,995280915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75</text:p>
          </table:table-cell>
          <table:table-cell office:value-type="float" office:value="6.0772114992142" calcext:value-type="float">
            <text:p>6,0772114992142</text:p>
          </table:table-cell>
          <table:table-cell office:value-type="float" office:value="-0.14698810875416" calcext:value-type="float">
            <text:p>-0,14698810875416</text:p>
          </table:table-cell>
          <table:table-cell office:value-type="float" office:value="22.109413033078" calcext:value-type="float">
            <text:p>22,1094130330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86</text:p>
          </table:table-cell>
          <table:table-cell office:value-type="float" office:value="2.6400128006935" calcext:value-type="float">
            <text:p>2,6400128006935</text:p>
          </table:table-cell>
          <table:table-cell office:value-type="float" office:value="-0.57205967605114" calcext:value-type="float">
            <text:p>-0,57205967605114</text:p>
          </table:table-cell>
          <table:table-cell office:value-type="float" office:value="36.677780045066" calcext:value-type="float">
            <text:p>36,6777800450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797</text:p>
          </table:table-cell>
          <table:table-cell office:value-type="float" office:value="6.9523870944977" calcext:value-type="float">
            <text:p>6,9523870944977</text:p>
          </table:table-cell>
          <table:table-cell office:value-type="float" office:value="-0.16635246574879" calcext:value-type="float">
            <text:p>-0,16635246574879</text:p>
          </table:table-cell>
          <table:table-cell office:value-type="float" office:value="170.94888656762" calcext:value-type="float">
            <text:p>170,948886567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808</text:p>
          </table:table-cell>
          <table:table-cell office:value-type="float" office:value="5.5149030685425" calcext:value-type="float">
            <text:p>5,5149030685425</text:p>
          </table:table-cell>
          <table:table-cell office:value-type="float" office:value="0.36820933222771" calcext:value-type="float">
            <text:p>0,36820933222771</text:p>
          </table:table-cell>
          <table:table-cell office:value-type="float" office:value="83.248592486047" calcext:value-type="float">
            <text:p>83,2485924860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819</text:p>
          </table:table-cell>
          <table:table-cell office:value-type="float" office:value="7.0814549922943" calcext:value-type="float">
            <text:p>7,0814549922943</text:p>
          </table:table-cell>
          <table:table-cell office:value-type="float" office:value="2.7870324254036" calcext:value-type="float">
            <text:p>2,7870324254036</text:p>
          </table:table-cell>
          <table:table-cell office:value-type="float" office:value="69.562704699814" calcext:value-type="float">
            <text:p>69,5627046998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830</text:p>
          </table:table-cell>
          <table:table-cell office:value-type="float" office:value="-0.64390242099762" calcext:value-type="float">
            <text:p>-0,64390242099762</text:p>
          </table:table-cell>
          <table:table-cell office:value-type="float" office:value="-0.32675929367542" calcext:value-type="float">
            <text:p>-0,32675929367542</text:p>
          </table:table-cell>
          <table:table-cell office:value-type="float" office:value="74.137746908103" calcext:value-type="float">
            <text:p>74,1377469081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841</text:p>
          </table:table-cell>
          <table:table-cell office:value-type="float" office:value="2.4753585457802" calcext:value-type="float">
            <text:p>2,4753585457802</text:p>
          </table:table-cell>
          <table:table-cell office:value-type="float" office:value="0.86529463529587" calcext:value-type="float">
            <text:p>0,86529463529587</text:p>
          </table:table-cell>
          <table:table-cell office:value-type="float" office:value="145.70142053495" calcext:value-type="float">
            <text:p>145,701420534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852</text:p>
          </table:table-cell>
          <table:table-cell office:value-type="float" office:value="2.4239118397236" calcext:value-type="float">
            <text:p>2,4239118397236</text:p>
          </table:table-cell>
          <table:table-cell office:value-type="float" office:value="4.4016975164413" calcext:value-type="float">
            <text:p>4,4016975164413</text:p>
          </table:table-cell>
          <table:table-cell office:value-type="float" office:value="-36.7293228769" calcext:value-type="float">
            <text:p>-36,72932287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863</text:p>
          </table:table-cell>
          <table:table-cell office:value-type="float" office:value="5.1120102405548" calcext:value-type="float">
            <text:p>5,1120102405548</text:p>
          </table:table-cell>
          <table:table-cell office:value-type="float" office:value="0.29171001166105" calcext:value-type="float">
            <text:p>0,29171001166105</text:p>
          </table:table-cell>
          <table:table-cell office:value-type="float" office:value="76.452366865365" calcext:value-type="float">
            <text:p>76,4523668653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874</text:p>
          </table:table-cell>
          <table:table-cell office:value-type="float" office:value="5.3304481506348" calcext:value-type="float">
            <text:p>5,3304481506348</text:p>
          </table:table-cell>
          <table:table-cell office:value-type="float" office:value="2.6773837208748" calcext:value-type="float">
            <text:p>2,6773837208748</text:p>
          </table:table-cell>
          <table:table-cell office:value-type="float" office:value="170.35993497083" calcext:value-type="float">
            <text:p>170,359934970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885</text:p>
          </table:table-cell>
          <table:table-cell office:value-type="float" office:value="9.4659531116486" calcext:value-type="float">
            <text:p>9,4659531116486</text:p>
          </table:table-cell>
          <table:table-cell office:value-type="float" office:value="1.1505472660065" calcext:value-type="float">
            <text:p>1,1505472660065</text:p>
          </table:table-cell>
          <table:table-cell office:value-type="float" office:value="40.786832001559" calcext:value-type="float">
            <text:p>40,7868320015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896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1.1373424530029" calcext:value-type="float">
            <text:p>1,1373424530029</text:p>
          </table:table-cell>
          <table:table-cell office:value-type="float" office:value="-146.70410885173" calcext:value-type="float">
            <text:p>-146,704108851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07</text:p>
          </table:table-cell>
          <table:table-cell office:value-type="float" office:value="0.14307086355984" calcext:value-type="float">
            <text:p>0,14307086355984</text:p>
          </table:table-cell>
          <table:table-cell office:value-type="float" office:value="-0.11424939148128" calcext:value-type="float">
            <text:p>-0,11424939148128</text:p>
          </table:table-cell>
          <table:table-cell office:value-type="float" office:value="103.02757077916" calcext:value-type="float">
            <text:p>103,027570779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18</text:p>
          </table:table-cell>
          <table:table-cell office:value-type="float" office:value="0.52984170615673" calcext:value-type="float">
            <text:p>0,52984170615673</text:p>
          </table:table-cell>
          <table:table-cell office:value-type="float" office:value="4.02174949646" calcext:value-type="float">
            <text:p>4,02174949646</text:p>
          </table:table-cell>
          <table:table-cell office:value-type="float" office:value="-30.82507355198" calcext:value-type="float">
            <text:p>-30,825073551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29</text:p>
          </table:table-cell>
          <table:table-cell office:value-type="float" office:value="3.6134114861488" calcext:value-type="float">
            <text:p>3,6134114861488</text:p>
          </table:table-cell>
          <table:table-cell office:value-type="float" office:value="2.7166172862053" calcext:value-type="float">
            <text:p>2,7166172862053</text:p>
          </table:table-cell>
          <table:table-cell office:value-type="float" office:value="-130.12689541859" calcext:value-type="float">
            <text:p>-130,126895418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40</text:p>
          </table:table-cell>
          <table:table-cell office:value-type="float" office:value="4.2149439454079" calcext:value-type="float">
            <text:p>4,2149439454079</text:p>
          </table:table-cell>
          <table:table-cell office:value-type="float" office:value="1.3595025241375" calcext:value-type="float">
            <text:p>1,3595025241375</text:p>
          </table:table-cell>
          <table:table-cell office:value-type="float" office:value="9.9898609955599" calcext:value-type="float">
            <text:p>9,989860995559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51</text:p>
          </table:table-cell>
          <table:table-cell office:value-type="float" office:value="4.6158975362778" calcext:value-type="float">
            <text:p>4,6158975362778</text:p>
          </table:table-cell>
          <table:table-cell office:value-type="float" office:value="3.6777061223984" calcext:value-type="float">
            <text:p>3,6777061223984</text:p>
          </table:table-cell>
          <table:table-cell office:value-type="float" office:value="-68.856405604417" calcext:value-type="float">
            <text:p>-68,8564056044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62</text:p>
          </table:table-cell>
          <table:table-cell office:value-type="float" office:value="6.7322647571564" calcext:value-type="float">
            <text:p>6,7322647571564</text:p>
          </table:table-cell>
          <table:table-cell office:value-type="float" office:value="1.8667863309383" calcext:value-type="float">
            <text:p>1,8667863309383</text:p>
          </table:table-cell>
          <table:table-cell office:value-type="float" office:value="-89.836528346797" calcext:value-type="float">
            <text:p>-89,8365283467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73</text:p>
          </table:table-cell>
          <table:table-cell office:value-type="float" office:value="10.085036754608" calcext:value-type="float">
            <text:p>10,085036754608</text:p>
          </table:table-cell>
          <table:table-cell office:value-type="float" office:value="2.7332434058189" calcext:value-type="float">
            <text:p>2,7332434058189</text:p>
          </table:table-cell>
          <table:table-cell office:value-type="float" office:value="-145.38045749543" calcext:value-type="float">
            <text:p>-145,380457495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84</text:p>
          </table:table-cell>
          <table:table-cell office:value-type="float" office:value="-1.5439462661743" calcext:value-type="float">
            <text:p>-1,5439462661743</text:p>
          </table:table-cell>
          <table:table-cell office:value-type="float" office:value="5.7102906703949" calcext:value-type="float">
            <text:p>5,7102906703949</text:p>
          </table:table-cell>
          <table:table-cell office:value-type="float" office:value="-101.83172924503" calcext:value-type="float">
            <text:p>-101,831729245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995</text:p>
          </table:table-cell>
          <table:table-cell office:value-type="float" office:value="1.7533048987389" calcext:value-type="float">
            <text:p>1,7533048987389</text:p>
          </table:table-cell>
          <table:table-cell office:value-type="float" office:value="0.16098933294415" calcext:value-type="float">
            <text:p>0,16098933294415</text:p>
          </table:table-cell>
          <table:table-cell office:value-type="float" office:value="-100.29680865585" calcext:value-type="float">
            <text:p>-100,296808655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06</text:p>
          </table:table-cell>
          <table:table-cell office:value-type="float" office:value="2.1748895943165" calcext:value-type="float">
            <text:p>2,1748895943165</text:p>
          </table:table-cell>
          <table:table-cell office:value-type="float" office:value="5.3538370132446" calcext:value-type="float">
            <text:p>5,3538370132446</text:p>
          </table:table-cell>
          <table:table-cell office:value-type="float" office:value="-102.26221524986" calcext:value-type="float">
            <text:p>-102,262215249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17</text:p>
          </table:table-cell>
          <table:table-cell office:value-type="float" office:value="5.3847086429596" calcext:value-type="float">
            <text:p>5,3847086429596</text:p>
          </table:table-cell>
          <table:table-cell office:value-type="float" office:value="6.2081480026245" calcext:value-type="float">
            <text:p>6,2081480026245</text:p>
          </table:table-cell>
          <table:table-cell office:value-type="float" office:value="58.051852663611" calcext:value-type="float">
            <text:p>58,0518526636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28</text:p>
          </table:table-cell>
          <table:table-cell office:value-type="float" office:value="7.1555113792419" calcext:value-type="float">
            <text:p>7,1555113792419</text:p>
          </table:table-cell>
          <table:table-cell office:value-type="float" office:value="3.6285656690598" calcext:value-type="float">
            <text:p>3,6285656690598</text:p>
          </table:table-cell>
          <table:table-cell office:value-type="float" office:value="91.445710249008" calcext:value-type="float">
            <text:p>91,4457102490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39</text:p>
          </table:table-cell>
          <table:table-cell office:value-type="float" office:value="8.0120104551315" calcext:value-type="float">
            <text:p>8,0120104551315</text:p>
          </table:table-cell>
          <table:table-cell office:value-type="float" office:value="3.57630610466" calcext:value-type="float">
            <text:p>3,57630610466</text:p>
          </table:table-cell>
          <table:table-cell office:value-type="float" office:value="107.70874646059" calcext:value-type="float">
            <text:p>107,708746460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50</text:p>
          </table:table-cell>
          <table:table-cell office:value-type="float" office:value="8.4158647060394" calcext:value-type="float">
            <text:p>8,4158647060394</text:p>
          </table:table-cell>
          <table:table-cell office:value-type="float" office:value="5.6876331567764" calcext:value-type="float">
            <text:p>5,6876331567764</text:p>
          </table:table-cell>
          <table:table-cell office:value-type="float" office:value="137.04662565972" calcext:value-type="float">
            <text:p>137,046625659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61</text:p>
          </table:table-cell>
          <table:table-cell office:value-type="float" office:value="-0.95262967050076" calcext:value-type="float">
            <text:p>-0,95262967050076</text:p>
          </table:table-cell>
          <table:table-cell office:value-type="float" office:value="2.390695810318" calcext:value-type="float">
            <text:p>2,390695810318</text:p>
          </table:table-cell>
          <table:table-cell office:value-type="float" office:value="72.473014236256" calcext:value-type="float">
            <text:p>72,4730142362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72</text:p>
          </table:table-cell>
          <table:table-cell office:value-type="float" office:value="2.7959924936295" calcext:value-type="float">
            <text:p>2,7959924936295</text:p>
          </table:table-cell>
          <table:table-cell office:value-type="float" office:value="5.7679051160812" calcext:value-type="float">
            <text:p>5,7679051160812</text:p>
          </table:table-cell>
          <table:table-cell office:value-type="float" office:value="-130.98218182849" calcext:value-type="float">
            <text:p>-130,982181828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83</text:p>
          </table:table-cell>
          <table:table-cell office:value-type="float" office:value="2.3699256777763" calcext:value-type="float">
            <text:p>2,3699256777763</text:p>
          </table:table-cell>
          <table:table-cell office:value-type="float" office:value="6.9421881437302" calcext:value-type="float">
            <text:p>6,9421881437302</text:p>
          </table:table-cell>
          <table:table-cell office:value-type="float" office:value="-15.146244673213" calcext:value-type="float">
            <text:p>-15,1462446732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094</text:p>
          </table:table-cell>
          <table:table-cell office:value-type="float" office:value="6.4546495676041" calcext:value-type="float">
            <text:p>6,4546495676041</text:p>
          </table:table-cell>
          <table:table-cell office:value-type="float" office:value="8.9169776439667" calcext:value-type="float">
            <text:p>8,9169776439667</text:p>
          </table:table-cell>
          <table:table-cell office:value-type="float" office:value="-138.53999763537" calcext:value-type="float">
            <text:p>-138,539997635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05</text:p>
          </table:table-cell>
          <table:table-cell office:value-type="float" office:value="1.2041789293289" calcext:value-type="float">
            <text:p>1,2041789293289</text:p>
          </table:table-cell>
          <table:table-cell office:value-type="float" office:value="8.0454558134079" calcext:value-type="float">
            <text:p>8,0454558134079</text:p>
          </table:table-cell>
          <table:table-cell office:value-type="float" office:value="50.264555937166" calcext:value-type="float">
            <text:p>50,2645559371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16</text:p>
          </table:table-cell>
          <table:table-cell office:value-type="float" office:value="4.8126143217087" calcext:value-type="float">
            <text:p>4,8126143217087</text:p>
          </table:table-cell>
          <table:table-cell office:value-type="float" office:value="4.8711627721786" calcext:value-type="float">
            <text:p>4,8711627721786</text:p>
          </table:table-cell>
          <table:table-cell office:value-type="float" office:value="80.628269037623" calcext:value-type="float">
            <text:p>80,6282690376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27</text:p>
          </table:table-cell>
          <table:table-cell office:value-type="float" office:value="9.8762589693069" calcext:value-type="float">
            <text:p>9,8762589693069</text:p>
          </table:table-cell>
          <table:table-cell office:value-type="float" office:value="9.7850435972214" calcext:value-type="float">
            <text:p>9,7850435972214</text:p>
          </table:table-cell>
          <table:table-cell office:value-type="float" office:value="-112.36128913369" calcext:value-type="float">
            <text:p>-112,361289133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38</text:p>
          </table:table-cell>
          <table:table-cell office:value-type="float" office:value="-1.5850085020065" calcext:value-type="float">
            <text:p>-1,5850085020065</text:p>
          </table:table-cell>
          <table:table-cell office:value-type="float" office:value="8.5347330570221" calcext:value-type="float">
            <text:p>8,5347330570221</text:p>
          </table:table-cell>
          <table:table-cell office:value-type="float" office:value="29.804361473982" calcext:value-type="float">
            <text:p>29,8043614739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49</text:p>
          </table:table-cell>
          <table:table-cell office:value-type="float" office:value="-0.099615780636668" calcext:value-type="float">
            <text:p>-0,099615780636668</text:p>
          </table:table-cell>
          <table:table-cell office:value-type="float" office:value="5.5860871076584" calcext:value-type="float">
            <text:p>5,5860871076584</text:p>
          </table:table-cell>
          <table:table-cell office:value-type="float" office:value="-155.94529953732" calcext:value-type="float">
            <text:p>-155,945299537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60</text:p>
          </table:table-cell>
          <table:table-cell office:value-type="float" office:value="3.468262553215" calcext:value-type="float">
            <text:p>3,468262553215</text:p>
          </table:table-cell>
          <table:table-cell office:value-type="float" office:value="7.7219104766846" calcext:value-type="float">
            <text:p>7,7219104766846</text:p>
          </table:table-cell>
          <table:table-cell office:value-type="float" office:value="66.566393633557" calcext:value-type="float">
            <text:p>66,5663936335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71</text:p>
          </table:table-cell>
          <table:table-cell office:value-type="float" office:value="3.3625975251198" calcext:value-type="float">
            <text:p>3,3625975251198</text:p>
          </table:table-cell>
          <table:table-cell office:value-type="float" office:value="6.5473240613937" calcext:value-type="float">
            <text:p>6,5473240613937</text:p>
          </table:table-cell>
          <table:table-cell office:value-type="float" office:value="-115.16943554969" calcext:value-type="float">
            <text:p>-115,169435549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82</text:p>
          </table:table-cell>
          <table:table-cell office:value-type="float" office:value="6.9825184345245" calcext:value-type="float">
            <text:p>6,9825184345245</text:p>
          </table:table-cell>
          <table:table-cell office:value-type="float" office:value="6.0839092731476" calcext:value-type="float">
            <text:p>6,0839092731476</text:p>
          </table:table-cell>
          <table:table-cell office:value-type="float" office:value="18.675833560859" calcext:value-type="float">
            <text:p>18,6758335608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193</text:p>
          </table:table-cell>
          <table:table-cell office:value-type="float" office:value="8.0900382995605" calcext:value-type="float">
            <text:p>8,0900382995605</text:p>
          </table:table-cell>
          <table:table-cell office:value-type="float" office:value="7.7694422006607" calcext:value-type="float">
            <text:p>7,7694422006607</text:p>
          </table:table-cell>
          <table:table-cell office:value-type="float" office:value="147.35509635537" calcext:value-type="float">
            <text:p>147,355096355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04</text:p>
          </table:table-cell>
          <table:table-cell office:value-type="float" office:value="8.8225001096725" calcext:value-type="float">
            <text:p>8,8225001096725</text:p>
          </table:table-cell>
          <table:table-cell office:value-type="float" office:value="6.3061493635178" calcext:value-type="float">
            <text:p>6,3061493635178</text:p>
          </table:table-cell>
          <table:table-cell office:value-type="float" office:value="27.454232144508" calcext:value-type="float">
            <text:p>27,4542321445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15</text:p>
          </table:table-cell>
          <table:table-cell office:value-type="float" office:value="-0.22649459540844" calcext:value-type="float">
            <text:p>-0,22649459540844</text:p>
          </table:table-cell>
          <table:table-cell office:value-type="float" office:value="7.6189315319061" calcext:value-type="float">
            <text:p>7,6189315319061</text:p>
          </table:table-cell>
          <table:table-cell office:value-type="float" office:value="-49.646322134953" calcext:value-type="float">
            <text:p>-49,6463221349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26</text:p>
          </table:table-cell>
          <table:table-cell office:value-type="float" office:value="0.53480714559555" calcext:value-type="float">
            <text:p>0,53480714559555</text:p>
          </table:table-cell>
          <table:table-cell office:value-type="float" office:value="10.586631298065" calcext:value-type="float">
            <text:p>10,586631298065</text:p>
          </table:table-cell>
          <table:table-cell office:value-type="float" office:value="-172.77329438811" calcext:value-type="float">
            <text:p>-172,773294388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37</text:p>
          </table:table-cell>
          <table:table-cell office:value-type="float" office:value="3.7400922179222" calcext:value-type="float">
            <text:p>3,7400922179222</text:p>
          </table:table-cell>
          <table:table-cell office:value-type="float" office:value="9.8926508426666" calcext:value-type="float">
            <text:p>9,8926508426666</text:p>
          </table:table-cell>
          <table:table-cell office:value-type="float" office:value="139.17053884761" calcext:value-type="float">
            <text:p>139,170538847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48</text:p>
          </table:table-cell>
          <table:table-cell office:value-type="float" office:value="3.6580139398575" calcext:value-type="float">
            <text:p>3,6580139398575</text:p>
          </table:table-cell>
          <table:table-cell office:value-type="float" office:value="11.084998846054" calcext:value-type="float">
            <text:p>11,084998846054</text:p>
          </table:table-cell>
          <table:table-cell office:value-type="float" office:value="-70.611349336661" calcext:value-type="float">
            <text:p>-70,6113493366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59</text:p>
          </table:table-cell>
          <table:table-cell office:value-type="float" office:value="7.077209353447" calcext:value-type="float">
            <text:p>7,077209353447</text:p>
          </table:table-cell>
          <table:table-cell office:value-type="float" office:value="9.0185660123825" calcext:value-type="float">
            <text:p>9,0185660123825</text:p>
          </table:table-cell>
          <table:table-cell office:value-type="float" office:value="178.5250302333" calcext:value-type="float">
            <text:p>178,52503023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70</text:p>
          </table:table-cell>
          <table:table-cell office:value-type="float" office:value="7.3585498332977" calcext:value-type="float">
            <text:p>7,3585498332977</text:p>
          </table:table-cell>
          <table:table-cell office:value-type="float" office:value="8.741380572319" calcext:value-type="float">
            <text:p>8,741380572319</text:p>
          </table:table-cell>
          <table:table-cell office:value-type="float" office:value="-147.05790076286" calcext:value-type="float">
            <text:p>-147,057900762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81</text:p>
          </table:table-cell>
          <table:table-cell office:value-type="float" office:value="6.4069020748138" calcext:value-type="float">
            <text:p>6,4069020748138</text:p>
          </table:table-cell>
          <table:table-cell office:value-type="float" office:value="10.693734884262" calcext:value-type="float">
            <text:p>10,693734884262</text:p>
          </table:table-cell>
          <table:table-cell office:value-type="float" office:value="50.637892097425" calcext:value-type="float">
            <text:p>50,63789209742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292</text:p>
          </table:table-cell>
          <table:table-cell office:value-type="float" office:value="0.97209915518761" calcext:value-type="float">
            <text:p>0,97209915518761</text:p>
          </table:table-cell>
          <table:table-cell office:value-type="float" office:value="9.2295295000076" calcext:value-type="float">
            <text:p>9,2295295000076</text:p>
          </table:table-cell>
          <table:table-cell office:value-type="float" office:value="125.75086970238" calcext:value-type="float">
            <text:p>125,750869702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303</text:p>
          </table:table-cell>
          <table:table-cell office:value-type="float" office:value="-1.2341114133596" calcext:value-type="float">
            <text:p>-1,2341114133596</text:p>
          </table:table-cell>
          <table:table-cell office:value-type="float" office:value="9.0129786729813" calcext:value-type="float">
            <text:p>9,0129786729813</text:p>
          </table:table-cell>
          <table:table-cell office:value-type="float" office:value="98.5338353807" calcext:value-type="float">
            <text:p>98,533835380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1.6751380264759" calcext:value-type="float">
            <text:p>1,6751380264759</text:p>
          </table:table-cell>
          <table:table-cell office:value-type="float" office:value="-0.45731462538242" calcext:value-type="float">
            <text:p>-0,45731462538242</text:p>
          </table:table-cell>
          <table:table-cell office:value-type="float" office:value="-40.920563184532" calcext:value-type="float">
            <text:p>-40,9205631845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64</text:p>
          </table:table-cell>
          <table:table-cell office:value-type="float" office:value="2.3813107609749" calcext:value-type="float">
            <text:p>2,3813107609749</text:p>
          </table:table-cell>
          <table:table-cell office:value-type="float" office:value="-0.57910203933716" calcext:value-type="float">
            <text:p>-0,57910203933716</text:p>
          </table:table-cell>
          <table:table-cell office:value-type="float" office:value="142.00910185553" calcext:value-type="float">
            <text:p>142,0091018555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75</text:p>
          </table:table-cell>
          <table:table-cell office:value-type="float" office:value="5.7084995508194" calcext:value-type="float">
            <text:p>5,7084995508194</text:p>
          </table:table-cell>
          <table:table-cell office:value-type="float" office:value="-0.29562771320343" calcext:value-type="float">
            <text:p>-0,29562771320343</text:p>
          </table:table-cell>
          <table:table-cell office:value-type="float" office:value="22.107463733406" calcext:value-type="float">
            <text:p>22,1074637334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86</text:p>
          </table:table-cell>
          <table:table-cell office:value-type="float" office:value="2.7004665136337" calcext:value-type="float">
            <text:p>2,7004665136337</text:p>
          </table:table-cell>
          <table:table-cell office:value-type="float" office:value="-0.32018065452576" calcext:value-type="float">
            <text:p>-0,32018065452576</text:p>
          </table:table-cell>
          <table:table-cell office:value-type="float" office:value="93.679303576233" calcext:value-type="float">
            <text:p>93,67930357623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797</text:p>
          </table:table-cell>
          <table:table-cell office:value-type="float" office:value="7.323117852211" calcext:value-type="float">
            <text:p>7,323117852211</text:p>
          </table:table-cell>
          <table:table-cell office:value-type="float" office:value="-0.12257029302418" calcext:value-type="float">
            <text:p>-0,12257029302418</text:p>
          </table:table-cell>
          <table:table-cell office:value-type="float" office:value="-176.24619811963" calcext:value-type="float">
            <text:p>-176,2461981196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808</text:p>
          </table:table-cell>
          <table:table-cell office:value-type="float" office:value="5.2931123971939" calcext:value-type="float">
            <text:p>5,2931123971939</text:p>
          </table:table-cell>
          <table:table-cell office:value-type="float" office:value="0.36330781877041" calcext:value-type="float">
            <text:p>0,36330781877041</text:p>
          </table:table-cell>
          <table:table-cell office:value-type="float" office:value="-7.4566461288246" calcext:value-type="float">
            <text:p>-7,45664612882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819</text:p>
          </table:table-cell>
          <table:table-cell office:value-type="float" office:value="6.84197306633" calcext:value-type="float">
            <text:p>6,84197306633</text:p>
          </table:table-cell>
          <table:table-cell office:value-type="float" office:value="2.7511543035507" calcext:value-type="float">
            <text:p>2,7511543035507</text:p>
          </table:table-cell>
          <table:table-cell office:value-type="float" office:value="5.7166488781856" calcext:value-type="float">
            <text:p>5,71664887818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830</text:p>
          </table:table-cell>
          <table:table-cell office:value-type="float" office:value="-0.55164374411106" calcext:value-type="float">
            <text:p>-0,55164374411106</text:p>
          </table:table-cell>
          <table:table-cell office:value-type="float" office:value="-0.43672010302544" calcext:value-type="float">
            <text:p>-0,43672010302544</text:p>
          </table:table-cell>
          <table:table-cell office:value-type="float" office:value="83.012482922548" calcext:value-type="float">
            <text:p>83,0124829225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841</text:p>
          </table:table-cell>
          <table:table-cell office:value-type="float" office:value="2.715839445591" calcext:value-type="float">
            <text:p>2,715839445591</text:p>
          </table:table-cell>
          <table:table-cell office:value-type="float" office:value="0.79176135361195" calcext:value-type="float">
            <text:p>0,79176135361195</text:p>
          </table:table-cell>
          <table:table-cell office:value-type="float" office:value="162.35387249357" calcext:value-type="float">
            <text:p>162,353872493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852</text:p>
          </table:table-cell>
          <table:table-cell office:value-type="float" office:value="2.1544727683067" calcext:value-type="float">
            <text:p>2,1544727683067</text:p>
          </table:table-cell>
          <table:table-cell office:value-type="float" office:value="4.437755048275" calcext:value-type="float">
            <text:p>4,437755048275</text:p>
          </table:table-cell>
          <table:table-cell office:value-type="float" office:value="-1.7878350677194" calcext:value-type="float">
            <text:p>-1,78783506771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863</text:p>
          </table:table-cell>
          <table:table-cell office:value-type="float" office:value="4.891152381897" calcext:value-type="float">
            <text:p>4,891152381897</text:p>
          </table:table-cell>
          <table:table-cell office:value-type="float" office:value="0.3128344938159" calcext:value-type="float">
            <text:p>0,3128344938159</text:p>
          </table:table-cell>
          <table:table-cell office:value-type="float" office:value="-14.315111811753" calcext:value-type="float">
            <text:p>-14,31511181175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874</text:p>
          </table:table-cell>
          <table:table-cell office:value-type="float" office:value="5.7233327627182" calcext:value-type="float">
            <text:p>5,7233327627182</text:p>
          </table:table-cell>
          <table:table-cell office:value-type="float" office:value="2.6109638810158" calcext:value-type="float">
            <text:p>2,6109638810158</text:p>
          </table:table-cell>
          <table:table-cell office:value-type="float" office:value="170.38117396604" calcext:value-type="float">
            <text:p>170,381173966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885</text:p>
          </table:table-cell>
          <table:table-cell office:value-type="float" office:value="9.2987596988678" calcext:value-type="float">
            <text:p>9,2987596988678</text:p>
          </table:table-cell>
          <table:table-cell office:value-type="float" office:value="1.2964640557766" calcext:value-type="float">
            <text:p>1,2964640557766</text:p>
          </table:table-cell>
          <table:table-cell office:value-type="float" office:value="-49.965911610111" calcext:value-type="float">
            <text:p>-49,9659116101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896</text:p>
          </table:table-cell>
          <table:table-cell office:value-type="float" office:value="10.079505443573" calcext:value-type="float">
            <text:p>10,079505443573</text:p>
          </table:table-cell>
          <table:table-cell office:value-type="float" office:value="1.3149681687355" calcext:value-type="float">
            <text:p>1,3149681687355</text:p>
          </table:table-cell>
          <table:table-cell office:value-type="float" office:value="-145.06187256734" calcext:value-type="float">
            <text:p>-145,061872567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07</text:p>
          </table:table-cell>
          <table:table-cell office:value-type="float" office:value="0.28429631143808" calcext:value-type="float">
            <text:p>0,28429631143808</text:p>
          </table:table-cell>
          <table:table-cell office:value-type="float" office:value="-0.37705551832914" calcext:value-type="float">
            <text:p>-0,37705551832914</text:p>
          </table:table-cell>
          <table:table-cell office:value-type="float" office:value="123.52201893071" calcext:value-type="float">
            <text:p>123,522018930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18</text:p>
          </table:table-cell>
          <table:table-cell office:value-type="float" office:value="0.46502765268087" calcext:value-type="float">
            <text:p>0,46502765268087</text:p>
          </table:table-cell>
          <table:table-cell office:value-type="float" office:value="4.3198102712631" calcext:value-type="float">
            <text:p>4,3198102712631</text:p>
          </table:table-cell>
          <table:table-cell office:value-type="float" office:value="-78.186871139867" calcext:value-type="float">
            <text:p>-78,1868711398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29</text:p>
          </table:table-cell>
          <table:table-cell office:value-type="float" office:value="3.7019193172455" calcext:value-type="float">
            <text:p>3,7019193172455</text:p>
          </table:table-cell>
          <table:table-cell office:value-type="float" office:value="3.0237528681755" calcext:value-type="float">
            <text:p>3,0237528681755</text:p>
          </table:table-cell>
          <table:table-cell office:value-type="float" office:value="-100.47756562567" calcext:value-type="float">
            <text:p>-100,477565625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40</text:p>
          </table:table-cell>
          <table:table-cell office:value-type="float" office:value="3.8895061612129" calcext:value-type="float">
            <text:p>3,8895061612129</text:p>
          </table:table-cell>
          <table:table-cell office:value-type="float" office:value="1.4290063083172" calcext:value-type="float">
            <text:p>1,4290063083172</text:p>
          </table:table-cell>
          <table:table-cell office:value-type="float" office:value="-18.384648166644" calcext:value-type="float">
            <text:p>-18,3846481666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51</text:p>
          </table:table-cell>
          <table:table-cell office:value-type="float" office:value="4.4850507378578" calcext:value-type="float">
            <text:p>4,4850507378578</text:p>
          </table:table-cell>
          <table:table-cell office:value-type="float" office:value="4.0415972471237" calcext:value-type="float">
            <text:p>4,0415972471237</text:p>
          </table:table-cell>
          <table:table-cell office:value-type="float" office:value="-73.104546328259" calcext:value-type="float">
            <text:p>-73,10454632825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62</text:p>
          </table:table-cell>
          <table:table-cell office:value-type="float" office:value="6.7162573337555" calcext:value-type="float">
            <text:p>6,7162573337555</text:p>
          </table:table-cell>
          <table:table-cell office:value-type="float" office:value="2.1961948275566" calcext:value-type="float">
            <text:p>2,1961948275566</text:p>
          </table:table-cell>
          <table:table-cell office:value-type="float" office:value="-82.175196356075" calcext:value-type="float">
            <text:p>-82,17519635607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73</text:p>
          </table:table-cell>
          <table:table-cell office:value-type="float" office:value="10.079756975174" calcext:value-type="float">
            <text:p>10,079756975174</text:p>
          </table:table-cell>
          <table:table-cell office:value-type="float" office:value="2.9377856850624" calcext:value-type="float">
            <text:p>2,9377856850624</text:p>
          </table:table-cell>
          <table:table-cell office:value-type="float" office:value="-143.47493420741" calcext:value-type="float">
            <text:p>-143,474934207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84</text:p>
          </table:table-cell>
          <table:table-cell office:value-type="float" office:value="-1.3908575475216" calcext:value-type="float">
            <text:p>-1,3908575475216</text:p>
          </table:table-cell>
          <table:table-cell office:value-type="float" office:value="6.0507076978683" calcext:value-type="float">
            <text:p>6,0507076978683</text:p>
          </table:table-cell>
          <table:table-cell office:value-type="float" office:value="-113.94927304262" calcext:value-type="float">
            <text:p>-113,949273042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995</text:p>
          </table:table-cell>
          <table:table-cell office:value-type="float" office:value="1.5860351920128" calcext:value-type="float">
            <text:p>1,5860351920128</text:p>
          </table:table-cell>
          <table:table-cell office:value-type="float" office:value="0.45457400381565" calcext:value-type="float">
            <text:p>0,45457400381565</text:p>
          </table:table-cell>
          <table:table-cell office:value-type="float" office:value="-65.500275344606" calcext:value-type="float">
            <text:p>-65,5002753446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06</text:p>
          </table:table-cell>
          <table:table-cell office:value-type="float" office:value="2.2581252455711" calcext:value-type="float">
            <text:p>2,2581252455711</text:p>
          </table:table-cell>
          <table:table-cell office:value-type="float" office:value="5.742439031601" calcext:value-type="float">
            <text:p>5,742439031601</text:p>
          </table:table-cell>
          <table:table-cell office:value-type="float" office:value="-102.29585732624" calcext:value-type="float">
            <text:p>-102,295857326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17</text:p>
          </table:table-cell>
          <table:table-cell office:value-type="float" office:value="5.1972454786301" calcext:value-type="float">
            <text:p>5,1972454786301</text:p>
          </table:table-cell>
          <table:table-cell office:value-type="float" office:value="6.0005927085876" calcext:value-type="float">
            <text:p>6,0005927085876</text:p>
          </table:table-cell>
          <table:table-cell office:value-type="float" office:value="46.276842332949" calcext:value-type="float">
            <text:p>46,2768423329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28</text:p>
          </table:table-cell>
          <table:table-cell office:value-type="float" office:value="7.3067319393158" calcext:value-type="float">
            <text:p>7,3067319393158</text:p>
          </table:table-cell>
          <table:table-cell office:value-type="float" office:value="3.4311279654503" calcext:value-type="float">
            <text:p>3,4311279654503</text:p>
          </table:table-cell>
          <table:table-cell office:value-type="float" office:value="133.18923324536" calcext:value-type="float">
            <text:p>133,189233245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39</text:p>
          </table:table-cell>
          <table:table-cell office:value-type="float" office:value="8.1262910366058" calcext:value-type="float">
            <text:p>8,1262910366058</text:p>
          </table:table-cell>
          <table:table-cell office:value-type="float" office:value="3.251628279686" calcext:value-type="float">
            <text:p>3,251628279686</text:p>
          </table:table-cell>
          <table:table-cell office:value-type="float" office:value="111.64565526756" calcext:value-type="float">
            <text:p>111,645655267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50</text:p>
          </table:table-cell>
          <table:table-cell office:value-type="float" office:value="8.7067830562592" calcext:value-type="float">
            <text:p>8,7067830562592</text:p>
          </table:table-cell>
          <table:table-cell office:value-type="float" office:value="5.4155457019806" calcext:value-type="float">
            <text:p>5,4155457019806</text:p>
          </table:table-cell>
          <table:table-cell office:value-type="float" office:value="137.05617910737" calcext:value-type="float">
            <text:p>137,056179107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61</text:p>
          </table:table-cell>
          <table:table-cell office:value-type="float" office:value="-1.0193368047476" calcext:value-type="float">
            <text:p>-1,0193368047476</text:p>
          </table:table-cell>
          <table:table-cell office:value-type="float" office:value="2.1510438621044" calcext:value-type="float">
            <text:p>2,1510438621044</text:p>
          </table:table-cell>
          <table:table-cell office:value-type="float" office:value="74.754798488252" calcext:value-type="float">
            <text:p>74,7547984882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72</text:p>
          </table:table-cell>
          <table:table-cell office:value-type="float" office:value="3.0559819936752" calcext:value-type="float">
            <text:p>3,0559819936752</text:p>
          </table:table-cell>
          <table:table-cell office:value-type="float" office:value="6.0677337646484" calcext:value-type="float">
            <text:p>6,0677337646484</text:p>
          </table:table-cell>
          <table:table-cell office:value-type="float" office:value="-130.94564911666" calcext:value-type="float">
            <text:p>-130,945649116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83</text:p>
          </table:table-cell>
          <table:table-cell office:value-type="float" office:value="1.9975250959396" calcext:value-type="float">
            <text:p>1,9975250959396</text:p>
          </table:table-cell>
          <table:table-cell office:value-type="float" office:value="6.9311147928238" calcext:value-type="float">
            <text:p>6,9311147928238</text:p>
          </table:table-cell>
          <table:table-cell office:value-type="float" office:value="-1.1599558838613" calcext:value-type="float">
            <text:p>-1,15995588386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094</text:p>
          </table:table-cell>
          <table:table-cell office:value-type="float" office:value="6.3318103551865" calcext:value-type="float">
            <text:p>6,3318103551865</text:p>
          </table:table-cell>
          <table:table-cell office:value-type="float" office:value="9.1026896238327" calcext:value-type="float">
            <text:p>9,1026896238327</text:p>
          </table:table-cell>
          <table:table-cell office:value-type="float" office:value="-47.768184713497" calcext:value-type="float">
            <text:p>-47,7681847134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05</text:p>
          </table:table-cell>
          <table:table-cell office:value-type="float" office:value="0.96583284437656" calcext:value-type="float">
            <text:p>0,96583284437656</text:p>
          </table:table-cell>
          <table:table-cell office:value-type="float" office:value="7.7631849050522" calcext:value-type="float">
            <text:p>7,7631849050522</text:p>
          </table:table-cell>
          <table:table-cell office:value-type="float" office:value="47.331575755101" calcext:value-type="float">
            <text:p>47,3315757551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16</text:p>
          </table:table-cell>
          <table:table-cell office:value-type="float" office:value="4.7759801149368" calcext:value-type="float">
            <text:p>4,7759801149368</text:p>
          </table:table-cell>
          <table:table-cell office:value-type="float" office:value="4.5219373703003" calcext:value-type="float">
            <text:p>4,5219373703003</text:p>
          </table:table-cell>
          <table:table-cell office:value-type="float" office:value="82.276259258295" calcext:value-type="float">
            <text:p>82,2762592582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27</text:p>
          </table:table-cell>
          <table:table-cell office:value-type="float" office:value="9.6919143199921" calcext:value-type="float">
            <text:p>9,6919143199921</text:p>
          </table:table-cell>
          <table:table-cell office:value-type="float" office:value="9.9710816144943" calcext:value-type="float">
            <text:p>9,9710816144943</text:p>
          </table:table-cell>
          <table:table-cell office:value-type="float" office:value="-112.29215306082" calcext:value-type="float">
            <text:p>-112,292153060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38</text:p>
          </table:table-cell>
          <table:table-cell office:value-type="float" office:value="-1.5849955379963" calcext:value-type="float">
            <text:p>-1,5849955379963</text:p>
          </table:table-cell>
          <table:table-cell office:value-type="float" office:value="8.3774030208588" calcext:value-type="float">
            <text:p>8,3774030208588</text:p>
          </table:table-cell>
          <table:table-cell office:value-type="float" office:value="14.775862359697" calcext:value-type="float">
            <text:p>14,7758623596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49</text:p>
          </table:table-cell>
          <table:table-cell office:value-type="float" office:value="0.18995087593794" calcext:value-type="float">
            <text:p>0,18995087593794</text:p>
          </table:table-cell>
          <table:table-cell office:value-type="float" office:value="5.5363667011261" calcext:value-type="float">
            <text:p>5,5363667011261</text:p>
          </table:table-cell>
          <table:table-cell office:value-type="float" office:value="162.45445020639" calcext:value-type="float">
            <text:p>162,454450206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60</text:p>
          </table:table-cell>
          <table:table-cell office:value-type="float" office:value="3.5375237464905" calcext:value-type="float">
            <text:p>3,5375237464905</text:p>
          </table:table-cell>
          <table:table-cell office:value-type="float" office:value="7.5021207332611" calcext:value-type="float">
            <text:p>7,5021207332611</text:p>
          </table:table-cell>
          <table:table-cell office:value-type="float" office:value="112.60971977453" calcext:value-type="float">
            <text:p>112,609719774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71</text:p>
          </table:table-cell>
          <table:table-cell office:value-type="float" office:value="3.4174466133118" calcext:value-type="float">
            <text:p>3,4174466133118</text:p>
          </table:table-cell>
          <table:table-cell office:value-type="float" office:value="6.9147789478302" calcext:value-type="float">
            <text:p>6,9147789478302</text:p>
          </table:table-cell>
          <table:table-cell office:value-type="float" office:value="-101.43157782828" calcext:value-type="float">
            <text:p>-101,431577828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82</text:p>
          </table:table-cell>
          <table:table-cell office:value-type="float" office:value="6.616296172142" calcext:value-type="float">
            <text:p>6,616296172142</text:p>
          </table:table-cell>
          <table:table-cell office:value-type="float" office:value="5.9514802694321" calcext:value-type="float">
            <text:p>5,9514802694321</text:p>
          </table:table-cell>
          <table:table-cell office:value-type="float" office:value="22.814731499192" calcext:value-type="float">
            <text:p>22,8147314991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193</text:p>
          </table:table-cell>
          <table:table-cell office:value-type="float" office:value="8.2013607025146" calcext:value-type="float">
            <text:p>8,2013607025146</text:p>
          </table:table-cell>
          <table:table-cell office:value-type="float" office:value="7.5443261861801" calcext:value-type="float">
            <text:p>7,5443261861801</text:p>
          </table:table-cell>
          <table:table-cell office:value-type="float" office:value="111.47624216262" calcext:value-type="float">
            <text:p>111,476242162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04</text:p>
          </table:table-cell>
          <table:table-cell office:value-type="float" office:value="8.4699422121048" calcext:value-type="float">
            <text:p>8,4699422121048</text:p>
          </table:table-cell>
          <table:table-cell office:value-type="float" office:value="6.1306577920914" calcext:value-type="float">
            <text:p>6,1306577920914</text:p>
          </table:table-cell>
          <table:table-cell office:value-type="float" office:value="25.689102851661" calcext:value-type="float">
            <text:p>25,6891028516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15</text:p>
          </table:table-cell>
          <table:table-cell office:value-type="float" office:value="-0.48367615789175" calcext:value-type="float">
            <text:p>-0,48367615789175</text:p>
          </table:table-cell>
          <table:table-cell office:value-type="float" office:value="7.9210352897644" calcext:value-type="float">
            <text:p>7,9210352897644</text:p>
          </table:table-cell>
          <table:table-cell office:value-type="float" office:value="-49.677972201329" calcext:value-type="float">
            <text:p>-49,6779722013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26</text:p>
          </table:table-cell>
          <table:table-cell office:value-type="float" office:value="0.88069811463356" calcext:value-type="float">
            <text:p>0,88069811463356</text:p>
          </table:table-cell>
          <table:table-cell office:value-type="float" office:value="10.534435510635" calcext:value-type="float">
            <text:p>10,534435510635</text:p>
          </table:table-cell>
          <table:table-cell office:value-type="float" office:value="166.67856380438" calcext:value-type="float">
            <text:p>166,6785638043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37</text:p>
          </table:table-cell>
          <table:table-cell office:value-type="float" office:value="3.9717319607735" calcext:value-type="float">
            <text:p>3,9717319607735</text:p>
          </table:table-cell>
          <table:table-cell office:value-type="float" office:value="9.8013365268707" calcext:value-type="float">
            <text:p>9,8013365268707</text:p>
          </table:table-cell>
          <table:table-cell office:value-type="float" office:value="161.75525811068" calcext:value-type="float">
            <text:p>161,755258110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48</text:p>
          </table:table-cell>
          <table:table-cell office:value-type="float" office:value="3.6104249954224" calcext:value-type="float">
            <text:p>3,6104249954224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78.474902802972" calcext:value-type="float">
            <text:p>-78,4749028029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59</text:p>
          </table:table-cell>
          <table:table-cell office:value-type="float" office:value="7.1141237020493" calcext:value-type="float">
            <text:p>7,1141237020493</text:p>
          </table:table-cell>
          <table:table-cell office:value-type="float" office:value="9.236848950386" calcext:value-type="float">
            <text:p>9,236848950386</text:p>
          </table:table-cell>
          <table:table-cell office:value-type="float" office:value="-90.886772058572" calcext:value-type="float">
            <text:p>-90,8867720585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70</text:p>
          </table:table-cell>
          <table:table-cell office:value-type="float" office:value="7.503964304924" calcext:value-type="float">
            <text:p>7,503964304924</text:p>
          </table:table-cell>
          <table:table-cell office:value-type="float" office:value="8.5744321346283" calcext:value-type="float">
            <text:p>8,5744321346283</text:p>
          </table:table-cell>
          <table:table-cell office:value-type="float" office:value="122.29655350849" calcext:value-type="float">
            <text:p>122,296553508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81</text:p>
          </table:table-cell>
          <table:table-cell office:value-type="float" office:value="6.2575346231461" calcext:value-type="float">
            <text:p>6,2575346231461</text:p>
          </table:table-cell>
          <table:table-cell office:value-type="float" office:value="10.400302410126" calcext:value-type="float">
            <text:p>10,400302410126</text:p>
          </table:table-cell>
          <table:table-cell office:value-type="float" office:value="65.84508100133" calcext:value-type="float">
            <text:p>65,845081001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292</text:p>
          </table:table-cell>
          <table:table-cell office:value-type="float" office:value="1.0867496579885" calcext:value-type="float">
            <text:p>1,0867496579885</text:p>
          </table:table-cell>
          <table:table-cell office:value-type="float" office:value="8.9144861698151" calcext:value-type="float">
            <text:p>8,9144861698151</text:p>
          </table:table-cell>
          <table:table-cell office:value-type="float" office:value="105.87863937305" calcext:value-type="float">
            <text:p>105,878639373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303</text:p>
          </table:table-cell>
          <table:table-cell office:value-type="float" office:value="-1.0132749378681" calcext:value-type="float">
            <text:p>-1,0132749378681</text:p>
          </table:table-cell>
          <table:table-cell office:value-type="float" office:value="9.0143871307373" calcext:value-type="float">
            <text:p>9,0143871307373</text:p>
          </table:table-cell>
          <table:table-cell office:value-type="float" office:value="-170.89252259321" calcext:value-type="float">
            <text:p>-170,892522593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1.4506313204765" calcext:value-type="float">
            <text:p>1,4506313204765</text:p>
          </table:table-cell>
          <table:table-cell office:value-type="float" office:value="-0.1535236556083" calcext:value-type="float">
            <text:p>-0,1535236556083</text:p>
          </table:table-cell>
          <table:table-cell office:value-type="float" office:value="-51.439093556374" calcext:value-type="float">
            <text:p>-51,4390935563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764</text:p>
          </table:table-cell>
          <table:table-cell office:value-type="float" office:value="2.5675800442696" calcext:value-type="float">
            <text:p>2,5675800442696</text:p>
          </table:table-cell>
          <table:table-cell office:value-type="float" office:value="-0.55169351398945" calcext:value-type="float">
            <text:p>-0,55169351398945</text:p>
          </table:table-cell>
          <table:table-cell office:value-type="float" office:value="-165.715237332" calcext:value-type="float">
            <text:p>-165,71523733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775</text:p>
          </table:table-cell>
          <table:table-cell office:value-type="float" office:value="5.3502726554871" calcext:value-type="float">
            <text:p>5,3502726554871</text:p>
          </table:table-cell>
          <table:table-cell office:value-type="float" office:value="-0.43840978294611" calcext:value-type="float">
            <text:p>-0,43840978294611</text:p>
          </table:table-cell>
          <table:table-cell office:value-type="float" office:value="21.007918628158" calcext:value-type="float">
            <text:p>21,0079186281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786</text:p>
          </table:table-cell>
          <table:table-cell office:value-type="float" office:value="2.7515777945518" calcext:value-type="float">
            <text:p>2,7515777945518</text:p>
          </table:table-cell>
          <table:table-cell office:value-type="float" office:value="-0.45314002782106" calcext:value-type="float">
            <text:p>-0,45314002782106</text:p>
          </table:table-cell>
          <table:table-cell office:value-type="float" office:value="87.152604084865" calcext:value-type="float">
            <text:p>87,1526040848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797</text:p>
          </table:table-cell>
          <table:table-cell office:value-type="float" office:value="7.7204287052155" calcext:value-type="float">
            <text:p>7,7204287052155</text:p>
          </table:table-cell>
          <table:table-cell office:value-type="float" office:value="-0.096483007073402" calcext:value-type="float">
            <text:p>-0,096483007073402</text:p>
          </table:table-cell>
          <table:table-cell office:value-type="float" office:value="-176.29795621155" calcext:value-type="float">
            <text:p>-176,2979562115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808</text:p>
          </table:table-cell>
          <table:table-cell office:value-type="float" office:value="5.2854937314987" calcext:value-type="float">
            <text:p>5,2854937314987</text:p>
          </table:table-cell>
          <table:table-cell office:value-type="float" office:value="0.58876127004623" calcext:value-type="float">
            <text:p>0,58876127004623</text:p>
          </table:table-cell>
          <table:table-cell office:value-type="float" office:value="-97.450106766573" calcext:value-type="float">
            <text:p>-97,4501067665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819</text:p>
          </table:table-cell>
          <table:table-cell office:value-type="float" office:value="6.8329799175262" calcext:value-type="float">
            <text:p>6,8329799175262</text:p>
          </table:table-cell>
          <table:table-cell office:value-type="float" office:value="2.5296980142593" calcext:value-type="float">
            <text:p>2,5296980142593</text:p>
          </table:table-cell>
          <table:table-cell office:value-type="float" office:value="96.487812175872" calcext:value-type="float">
            <text:p>96,4878121758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830</text:p>
          </table:table-cell>
          <table:table-cell office:value-type="float" office:value="-0.41408635675907" calcext:value-type="float">
            <text:p>-0,41408635675907</text:p>
          </table:table-cell>
          <table:table-cell office:value-type="float" office:value="-0.58502845466137" calcext:value-type="float">
            <text:p>-0,58502845466137</text:p>
          </table:table-cell>
          <table:table-cell office:value-type="float" office:value="94.558261761999" calcext:value-type="float">
            <text:p>94,5582617619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841</text:p>
          </table:table-cell>
          <table:table-cell office:value-type="float" office:value="2.9399478435516" calcext:value-type="float">
            <text:p>2,9399478435516</text:p>
          </table:table-cell>
          <table:table-cell office:value-type="float" office:value="0.74544027447701" calcext:value-type="float">
            <text:p>0,74544027447701</text:p>
          </table:table-cell>
          <table:table-cell office:value-type="float" office:value="169.1163056975" calcext:value-type="float">
            <text:p>169,11630569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852</text:p>
          </table:table-cell>
          <table:table-cell office:value-type="float" office:value="1.9116857647896" calcext:value-type="float">
            <text:p>1,9116857647896</text:p>
          </table:table-cell>
          <table:table-cell office:value-type="float" office:value="4.3072193861008" calcext:value-type="float">
            <text:p>4,3072193861008</text:p>
          </table:table-cell>
          <table:table-cell office:value-type="float" office:value="35.097456661759" calcext:value-type="float">
            <text:p>35,0974566617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863</text:p>
          </table:table-cell>
          <table:table-cell office:value-type="float" office:value="4.9117001891136" calcext:value-type="float">
            <text:p>4,9117001891136</text:p>
          </table:table-cell>
          <table:table-cell office:value-type="float" office:value="0.53732208907604" calcext:value-type="float">
            <text:p>0,53732208907604</text:p>
          </table:table-cell>
          <table:table-cell office:value-type="float" office:value="-104.42909845121" calcext:value-type="float">
            <text:p>-104,429098451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874</text:p>
          </table:table-cell>
          <table:table-cell office:value-type="float" office:value="6.0242003202438" calcext:value-type="float">
            <text:p>6,0242003202438</text:p>
          </table:table-cell>
          <table:table-cell office:value-type="float" office:value="2.4725636839867" calcext:value-type="float">
            <text:p>2,4725636839867</text:p>
          </table:table-cell>
          <table:table-cell office:value-type="float" office:value="142.94382265419" calcext:value-type="float">
            <text:p>142,943822654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885</text:p>
          </table:table-cell>
          <table:table-cell office:value-type="float" office:value="9.135405421257" calcext:value-type="float">
            <text:p>9,135405421257</text:p>
          </table:table-cell>
          <table:table-cell office:value-type="float" office:value="1.6356055438519" calcext:value-type="float">
            <text:p>1,6356055438519</text:p>
          </table:table-cell>
          <table:table-cell office:value-type="float" office:value="-61.819300530063" calcext:value-type="float">
            <text:p>-61,8193005300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896</text:p>
          </table:table-cell>
          <table:table-cell office:value-type="float" office:value="10.07865190506" calcext:value-type="float">
            <text:p>10,07865190506</text:p>
          </table:table-cell>
          <table:table-cell office:value-type="float" office:value="1.5434047579765" calcext:value-type="float">
            <text:p>1,5434047579765</text:p>
          </table:table-cell>
          <table:table-cell office:value-type="float" office:value="-145.49553622106" calcext:value-type="float">
            <text:p>-145,495536221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907</text:p>
          </table:table-cell>
          <table:table-cell office:value-type="float" office:value="0.52696712315083" calcext:value-type="float">
            <text:p>0,52696712315083</text:p>
          </table:table-cell>
          <table:table-cell office:value-type="float" office:value="-0.56285321712494" calcext:value-type="float">
            <text:p>-0,56285321712494</text:p>
          </table:table-cell>
          <table:table-cell office:value-type="float" office:value="147.09615555538" calcext:value-type="float">
            <text:p>147,096155555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918</text:p>
          </table:table-cell>
          <table:table-cell office:value-type="float" office:value="0.41048429906368" calcext:value-type="float">
            <text:p>0,41048429906368</text:p>
          </table:table-cell>
          <table:table-cell office:value-type="float" office:value="4.7038269042969" calcext:value-type="float">
            <text:p>4,7038269042969</text:p>
          </table:table-cell>
          <table:table-cell office:value-type="float" office:value="-83.240761119089" calcext:value-type="float">
            <text:p>-83,2407611190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929</text:p>
          </table:table-cell>
          <table:table-cell office:value-type="float" office:value="3.678463101387" calcext:value-type="float">
            <text:p>3,678463101387</text:p>
          </table:table-cell>
          <table:table-cell office:value-type="float" office:value="3.2373800873756" calcext:value-type="float">
            <text:p>3,2373800873756</text:p>
          </table:table-cell>
          <table:table-cell office:value-type="float" office:value="-82.324648359019" calcext:value-type="float">
            <text:p>-82,3246483590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940</text:p>
          </table:table-cell>
          <table:table-cell office:value-type="float" office:value="3.6364385485649" calcext:value-type="float">
            <text:p>3,6364385485649</text:p>
          </table:table-cell>
          <table:table-cell office:value-type="float" office:value="1.6458156704903" calcext:value-type="float">
            <text:p>1,6458156704903</text:p>
          </table:table-cell>
          <table:table-cell office:value-type="float" office:value="-46.881675340567" calcext:value-type="float">
            <text:p>-46,8816753405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951</text:p>
          </table:table-cell>
          <table:table-cell office:value-type="float" office:value="4.6858638525009" calcext:value-type="float">
            <text:p>4,6858638525009</text:p>
          </table:table-cell>
          <table:table-cell office:value-type="float" office:value="4.135459959507" calcext:value-type="float">
            <text:p>4,135459959507</text:p>
          </table:table-cell>
          <table:table-cell office:value-type="float" office:value="-163.8742237334" calcext:value-type="float">
            <text:p>-163,874223733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962</text:p>
          </table:table-cell>
          <table:table-cell office:value-type="float" office:value="6.4943706989288" calcext:value-type="float">
            <text:p>6,4943706989288</text:p>
          </table:table-cell>
          <table:table-cell office:value-type="float" office:value="2.1975076198578" calcext:value-type="float">
            <text:p>2,1975076198578</text:p>
          </table:table-cell>
          <table:table-cell office:value-type="float" office:value="8.5275650593885" calcext:value-type="float">
            <text:p>8,527565059388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973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3.1152272224426" calcext:value-type="float">
            <text:p>3,1152272224426</text:p>
          </table:table-cell>
          <table:table-cell office:value-type="float" office:value="-146.26793041351" calcext:value-type="float">
            <text:p>-146,267930413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984</text:p>
          </table:table-cell>
          <table:table-cell office:value-type="float" office:value="-1.2255437672138" calcext:value-type="float">
            <text:p>-1,2255437672138</text:p>
          </table:table-cell>
          <table:table-cell office:value-type="float" office:value="6.4085042476654" calcext:value-type="float">
            <text:p>6,4085042476654</text:p>
          </table:table-cell>
          <table:table-cell office:value-type="float" office:value="-115.28281952925" calcext:value-type="float">
            <text:p>-115,282819529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995</text:p>
          </table:table-cell>
          <table:table-cell office:value-type="float" office:value="1.4220890402794" calcext:value-type="float">
            <text:p>1,4220890402794</text:p>
          </table:table-cell>
          <table:table-cell office:value-type="float" office:value="0.81628426909447" calcext:value-type="float">
            <text:p>0,81628426909447</text:p>
          </table:table-cell>
          <table:table-cell office:value-type="float" office:value="-65.459280257012" calcext:value-type="float">
            <text:p>-65,4592802570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006</text:p>
          </table:table-cell>
          <table:table-cell office:value-type="float" office:value="2.4076516926289" calcext:value-type="float">
            <text:p>2,4076516926289</text:p>
          </table:table-cell>
          <table:table-cell office:value-type="float" office:value="6.0549426078796" calcext:value-type="float">
            <text:p>6,0549426078796</text:p>
          </table:table-cell>
          <table:table-cell office:value-type="float" office:value="-123.59232355835" calcext:value-type="float">
            <text:p>-123,592323558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017</text:p>
          </table:table-cell>
          <table:table-cell office:value-type="float" office:value="4.973341524601" calcext:value-type="float">
            <text:p>4,973341524601</text:p>
          </table:table-cell>
          <table:table-cell office:value-type="float" office:value="5.8297955989838" calcext:value-type="float">
            <text:p>5,8297955989838</text:p>
          </table:table-cell>
          <table:table-cell office:value-type="float" office:value="35.417230645562" calcext:value-type="float">
            <text:p>35,4172306455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028</text:p>
          </table:table-cell>
          <table:table-cell office:value-type="float" office:value="7.5511771440506" calcext:value-type="float">
            <text:p>7,5511771440506</text:p>
          </table:table-cell>
          <table:table-cell office:value-type="float" office:value="3.3836227655411" calcext:value-type="float">
            <text:p>3,3836227655411</text:p>
          </table:table-cell>
          <table:table-cell office:value-type="float" office:value="174.80507625896" calcext:value-type="float">
            <text:p>174,805076258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039</text:p>
          </table:table-cell>
          <table:table-cell office:value-type="float" office:value="8.2614916563034" calcext:value-type="float">
            <text:p>8,2614916563034</text:p>
          </table:table-cell>
          <table:table-cell office:value-type="float" office:value="3.0037206411362" calcext:value-type="float">
            <text:p>3,0037206411362</text:p>
          </table:table-cell>
          <table:table-cell office:value-type="float" office:value="120.2531134247" calcext:value-type="float">
            <text:p>120,253113424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050</text:p>
          </table:table-cell>
          <table:table-cell office:value-type="float" office:value="8.9983874559402" calcext:value-type="float">
            <text:p>8,9983874559402</text:p>
          </table:table-cell>
          <table:table-cell office:value-type="float" office:value="5.1451766490936" calcext:value-type="float">
            <text:p>5,1451766490936</text:p>
          </table:table-cell>
          <table:table-cell office:value-type="float" office:value="137.09549994985" calcext:value-type="float">
            <text:p>137,095499949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061</text:p>
          </table:table-cell>
          <table:table-cell office:value-type="float" office:value="-0.95568463206291" calcext:value-type="float">
            <text:p>-0,95568463206291</text:p>
          </table:table-cell>
          <table:table-cell office:value-type="float" office:value="1.8394421041012" calcext:value-type="float">
            <text:p>1,8394421041012</text:p>
          </table:table-cell>
          <table:table-cell office:value-type="float" office:value="108.68280176904" calcext:value-type="float">
            <text:p>108,682801769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072</text:p>
          </table:table-cell>
          <table:table-cell office:value-type="float" office:value="3.3132892847061" calcext:value-type="float">
            <text:p>3,3132892847061</text:p>
          </table:table-cell>
          <table:table-cell office:value-type="float" office:value="6.1367809772491" calcext:value-type="float">
            <text:p>6,1367809772491</text:p>
          </table:table-cell>
          <table:table-cell office:value-type="float" office:value="177.01945335242" calcext:value-type="float">
            <text:p>177,019453352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083</text:p>
          </table:table-cell>
          <table:table-cell office:value-type="float" office:value="1.5986497700214" calcext:value-type="float">
            <text:p>1,5986497700214</text:p>
          </table:table-cell>
          <table:table-cell office:value-type="float" office:value="6.9389426708221" calcext:value-type="float">
            <text:p>6,9389426708221</text:p>
          </table:table-cell>
          <table:table-cell office:value-type="float" office:value="-1.1837952977912" calcext:value-type="float">
            <text:p>-1,18379529779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094</text:p>
          </table:table-cell>
          <table:table-cell office:value-type="float" office:value="6.0466784238815" calcext:value-type="float">
            <text:p>6,0466784238815</text:p>
          </table:table-cell>
          <table:table-cell office:value-type="float" office:value="9.0271508693695" calcext:value-type="float">
            <text:p>9,0271508693695</text:p>
          </table:table-cell>
          <table:table-cell office:value-type="float" office:value="11.251666933108" calcext:value-type="float">
            <text:p>11,2516669331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105</text:p>
          </table:table-cell>
          <table:table-cell office:value-type="float" office:value="0.67947901785374" calcext:value-type="float">
            <text:p>0,67947901785374</text:p>
          </table:table-cell>
          <table:table-cell office:value-type="float" office:value="7.5427579879761" calcext:value-type="float">
            <text:p>7,5427579879761</text:p>
          </table:table-cell>
          <table:table-cell office:value-type="float" office:value="34.140581158316" calcext:value-type="float">
            <text:p>34,1405811583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116</text:p>
          </table:table-cell>
          <table:table-cell office:value-type="float" office:value="4.5547395944595" calcext:value-type="float">
            <text:p>4,5547395944595</text:p>
          </table:table-cell>
          <table:table-cell office:value-type="float" office:value="4.5207363367081" calcext:value-type="float">
            <text:p>4,5207363367081</text:p>
          </table:table-cell>
          <table:table-cell office:value-type="float" office:value="-8.4002361555768" calcext:value-type="float">
            <text:p>-8,40023615557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127</text:p>
          </table:table-cell>
          <table:table-cell office:value-type="float" office:value="9.5124018192291" calcext:value-type="float">
            <text:p>9,5124018192291</text:p>
          </table:table-cell>
          <table:table-cell office:value-type="float" office:value="10.146683454514" calcext:value-type="float">
            <text:p>10,146683454514</text:p>
          </table:table-cell>
          <table:table-cell office:value-type="float" office:value="-108.42584272858" calcext:value-type="float">
            <text:p>-108,425842728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138</text:p>
          </table:table-cell>
          <table:table-cell office:value-type="float" office:value="-1.5850092470646" calcext:value-type="float">
            <text:p>-1,5850092470646</text:p>
          </table:table-cell>
          <table:table-cell office:value-type="float" office:value="8.5598146915436" calcext:value-type="float">
            <text:p>8,5598146915436</text:p>
          </table:table-cell>
          <table:table-cell office:value-type="float" office:value="-32.897023638343" calcext:value-type="float">
            <text:p>-32,8970236383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149</text:p>
          </table:table-cell>
          <table:table-cell office:value-type="float" office:value="0.37605866789818" calcext:value-type="float">
            <text:p>0,37605866789818</text:p>
          </table:table-cell>
          <table:table-cell office:value-type="float" office:value="5.3273320198059" calcext:value-type="float">
            <text:p>5,3273320198059</text:p>
          </table:table-cell>
          <table:table-cell office:value-type="float" office:value="127.5788173554" calcext:value-type="float">
            <text:p>127,57881735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160</text:p>
          </table:table-cell>
          <table:table-cell office:value-type="float" office:value="3.3607751131058" calcext:value-type="float">
            <text:p>3,3607751131058</text:p>
          </table:table-cell>
          <table:table-cell office:value-type="float" office:value="7.3794502019882" calcext:value-type="float">
            <text:p>7,3794502019882</text:p>
          </table:table-cell>
          <table:table-cell office:value-type="float" office:value="25.835295201866" calcext:value-type="float">
            <text:p>25,8352952018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171</text:p>
          </table:table-cell>
          <table:table-cell office:value-type="float" office:value="3.2152301073074" calcext:value-type="float">
            <text:p>3,2152301073074</text:p>
          </table:table-cell>
          <table:table-cell office:value-type="float" office:value="6.9990313053131" calcext:value-type="float">
            <text:p>6,9990313053131</text:p>
          </table:table-cell>
          <table:table-cell office:value-type="float" office:value="-13.248153837623" calcext:value-type="float">
            <text:p>-13,2481538376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182</text:p>
          </table:table-cell>
          <table:table-cell office:value-type="float" office:value="6.3431859016418" calcext:value-type="float">
            <text:p>6,3431859016418</text:p>
          </table:table-cell>
          <table:table-cell office:value-type="float" office:value="5.7322728633881" calcext:value-type="float">
            <text:p>5,7322728633881</text:p>
          </table:table-cell>
          <table:table-cell office:value-type="float" office:value="43.610497644752" calcext:value-type="float">
            <text:p>43,6104976447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193</text:p>
          </table:table-cell>
          <table:table-cell office:value-type="float" office:value="8.1596231460571" calcext:value-type="float">
            <text:p>8,1596231460571</text:p>
          </table:table-cell>
          <table:table-cell office:value-type="float" office:value="7.2969186306" calcext:value-type="float">
            <text:p>7,2969186306</text:p>
          </table:table-cell>
          <table:table-cell office:value-type="float" office:value="75.610945938499" calcext:value-type="float">
            <text:p>75,6109459384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204</text:p>
          </table:table-cell>
          <table:table-cell office:value-type="float" office:value="8.1108969449997" calcext:value-type="float">
            <text:p>8,1108969449997</text:p>
          </table:table-cell>
          <table:table-cell office:value-type="float" office:value="5.9811961650848" calcext:value-type="float">
            <text:p>5,9811961650848</text:p>
          </table:table-cell>
          <table:table-cell office:value-type="float" office:value="21.634217849962" calcext:value-type="float">
            <text:p>21,6342178499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215</text:p>
          </table:table-cell>
          <table:table-cell office:value-type="float" office:value="-0.74038907885551" calcext:value-type="float">
            <text:p>-0,74038907885551</text:p>
          </table:table-cell>
          <table:table-cell office:value-type="float" office:value="8.2238519191742" calcext:value-type="float">
            <text:p>8,2238519191742</text:p>
          </table:table-cell>
          <table:table-cell office:value-type="float" office:value="-49.623446479724" calcext:value-type="float">
            <text:p>-49,62344647972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226</text:p>
          </table:table-cell>
          <table:table-cell office:value-type="float" office:value="1.1860571801662" calcext:value-type="float">
            <text:p>1,1860571801662</text:p>
          </table:table-cell>
          <table:table-cell office:value-type="float" office:value="10.362813472748" calcext:value-type="float">
            <text:p>10,362813472748</text:p>
          </table:table-cell>
          <table:table-cell office:value-type="float" office:value="145.89698603199" calcext:value-type="float">
            <text:p>145,8969860319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237</text:p>
          </table:table-cell>
          <table:table-cell office:value-type="float" office:value="4.2198458313942" calcext:value-type="float">
            <text:p>4,2198458313942</text:p>
          </table:table-cell>
          <table:table-cell office:value-type="float" office:value="9.8067635297775" calcext:value-type="float">
            <text:p>9,8067635297775</text:p>
          </table:table-cell>
          <table:table-cell office:value-type="float" office:value="-175.72652610244" calcext:value-type="float">
            <text:p>-175,726526102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248</text:p>
          </table:table-cell>
          <table:table-cell office:value-type="float" office:value="3.6300757527351" calcext:value-type="float">
            <text:p>3,6300757527351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89.371703232929" calcext:value-type="float">
            <text:p>-89,3717032329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259</text:p>
          </table:table-cell>
          <table:table-cell office:value-type="float" office:value="6.86314702034" calcext:value-type="float">
            <text:p>6,86314702034</text:p>
          </table:table-cell>
          <table:table-cell office:value-type="float" office:value="9.3122881650925" calcext:value-type="float">
            <text:p>9,3122881650925</text:p>
          </table:table-cell>
          <table:table-cell office:value-type="float" office:value="-16.625525655261" calcext:value-type="float">
            <text:p>-16,6255256552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270</text:p>
          </table:table-cell>
          <table:table-cell office:value-type="float" office:value="7.3290169239044" calcext:value-type="float">
            <text:p>7,3290169239044</text:p>
          </table:table-cell>
          <table:table-cell office:value-type="float" office:value="8.3789455890656" calcext:value-type="float">
            <text:p>8,3789455890656</text:p>
          </table:table-cell>
          <table:table-cell office:value-type="float" office:value="47.894135781914" calcext:value-type="float">
            <text:p>47,8941357819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281</text:p>
          </table:table-cell>
          <table:table-cell office:value-type="float" office:value="6.1854541301727" calcext:value-type="float">
            <text:p>6,1854541301727</text:p>
          </table:table-cell>
          <table:table-cell office:value-type="float" office:value="10.08100271225" calcext:value-type="float">
            <text:p>10,08100271225</text:p>
          </table:table-cell>
          <table:table-cell office:value-type="float" office:value="80.281850638663" calcext:value-type="float">
            <text:p>80,2818506386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292</text:p>
          </table:table-cell>
          <table:table-cell office:value-type="float" office:value="1.1838511377573" calcext:value-type="float">
            <text:p>1,1838511377573</text:p>
          </table:table-cell>
          <table:table-cell office:value-type="float" office:value="8.6900997161865" calcext:value-type="float">
            <text:p>8,6900997161865</text:p>
          </table:table-cell>
          <table:table-cell office:value-type="float" office:value="125.32762053666" calcext:value-type="float">
            <text:p>125,327620536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303</text:p>
          </table:table-cell>
          <table:table-cell office:value-type="float" office:value="-0.88215611875057" calcext:value-type="float">
            <text:p>-0,88215611875057</text:p>
          </table:table-cell>
          <table:table-cell office:value-type="float" office:value="9.294775724411" calcext:value-type="float">
            <text:p>9,294775724411</text:p>
          </table:table-cell>
          <table:table-cell office:value-type="float" office:value="-119.9462687134" calcext:value-type="float">
            <text:p>-119,94626871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1.2032170593739" calcext:value-type="float">
            <text:p>1,2032170593739</text:p>
          </table:table-cell>
          <table:table-cell office:value-type="float" office:value="0.15736222267151" calcext:value-type="float">
            <text:p>0,15736222267151</text:p>
          </table:table-cell>
          <table:table-cell office:value-type="float" office:value="-51.438714288602" calcext:value-type="float">
            <text:p>-51,4387142886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764</text:p>
          </table:table-cell>
          <table:table-cell office:value-type="float" office:value="2.6434397697449" calcext:value-type="float">
            <text:p>2,6434397697449</text:p>
          </table:table-cell>
          <table:table-cell office:value-type="float" office:value="-0.58499794453382" calcext:value-type="float">
            <text:p>-0,58499794453382</text:p>
          </table:table-cell>
          <table:table-cell office:value-type="float" office:value="-177.73212141292" calcext:value-type="float">
            <text:p>-177,732121412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775</text:p>
          </table:table-cell>
          <table:table-cell office:value-type="float" office:value="5.0725066661835" calcext:value-type="float">
            <text:p>5,0725066661835</text:p>
          </table:table-cell>
          <table:table-cell office:value-type="float" office:value="-0.4824386537075" calcext:value-type="float">
            <text:p>-0,4824386537075</text:p>
          </table:table-cell>
          <table:table-cell office:value-type="float" office:value="6.5204138114194" calcext:value-type="float">
            <text:p>6,52041381141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786</text:p>
          </table:table-cell>
          <table:table-cell office:value-type="float" office:value="2.8341346979141" calcext:value-type="float">
            <text:p>2,8341346979141</text:p>
          </table:table-cell>
          <table:table-cell office:value-type="float" office:value="-0.52791275084019" calcext:value-type="float">
            <text:p>-0,52791275084019</text:p>
          </table:table-cell>
          <table:table-cell office:value-type="float" office:value="85.917831226519" calcext:value-type="float">
            <text:p>85,91783122651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797</text:p>
          </table:table-cell>
          <table:table-cell office:value-type="float" office:value="7.9653215408325" calcext:value-type="float">
            <text:p>7,9653215408325</text:p>
          </table:table-cell>
          <table:table-cell office:value-type="float" office:value="-0.16227725893259" calcext:value-type="float">
            <text:p>-0,16227725893259</text:p>
          </table:table-cell>
          <table:table-cell office:value-type="float" office:value="159.02603355942" calcext:value-type="float">
            <text:p>159,026033559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808</text:p>
          </table:table-cell>
          <table:table-cell office:value-type="float" office:value="5.5079406499863" calcext:value-type="float">
            <text:p>5,5079406499863</text:p>
          </table:table-cell>
          <table:table-cell office:value-type="float" office:value="0.59124790132046" calcext:value-type="float">
            <text:p>0,59124790132046</text:p>
          </table:table-cell>
          <table:table-cell office:value-type="float" office:value="172.0328133577" calcext:value-type="float">
            <text:p>172,03281335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819</text:p>
          </table:table-cell>
          <table:table-cell office:value-type="float" office:value="7.0779198408127" calcext:value-type="float">
            <text:p>7,0779198408127</text:p>
          </table:table-cell>
          <table:table-cell office:value-type="float" office:value="2.5057259202003" calcext:value-type="float">
            <text:p>2,5057259202003</text:p>
          </table:table-cell>
          <table:table-cell office:value-type="float" office:value="178.16540238204" calcext:value-type="float">
            <text:p>178,165402382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830</text:p>
          </table:table-cell>
          <table:table-cell office:value-type="float" office:value="-0.32346308231354" calcext:value-type="float">
            <text:p>-0,32346308231354</text:p>
          </table:table-cell>
          <table:table-cell office:value-type="float" office:value="-0.58501459658146" calcext:value-type="float">
            <text:p>-0,58501459658146</text:p>
          </table:table-cell>
          <table:table-cell office:value-type="float" office:value="99.657424695932" calcext:value-type="float">
            <text:p>99,6574246959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841</text:p>
          </table:table-cell>
          <table:table-cell office:value-type="float" office:value="3.1677481532097" calcext:value-type="float">
            <text:p>3,1677481532097</text:p>
          </table:table-cell>
          <table:table-cell office:value-type="float" office:value="0.72547234594822" calcext:value-type="float">
            <text:p>0,72547234594822</text:p>
          </table:table-cell>
          <table:table-cell office:value-type="float" office:value="175.87868423219" calcext:value-type="float">
            <text:p>175,878684232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852</text:p>
          </table:table-cell>
          <table:table-cell office:value-type="float" office:value="1.8236956000328" calcext:value-type="float">
            <text:p>1,8236956000328</text:p>
          </table:table-cell>
          <table:table-cell office:value-type="float" office:value="4.0245682001114" calcext:value-type="float">
            <text:p>4,0245682001114</text:p>
          </table:table-cell>
          <table:table-cell office:value-type="float" office:value="81.35187777744" calcext:value-type="float">
            <text:p>81,3518777774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863</text:p>
          </table:table-cell>
          <table:table-cell office:value-type="float" office:value="5.1326072216034" calcext:value-type="float">
            <text:p>5,1326072216034</text:p>
          </table:table-cell>
          <table:table-cell office:value-type="float" office:value="0.51330514252186" calcext:value-type="float">
            <text:p>0,51330514252186</text:p>
          </table:table-cell>
          <table:table-cell office:value-type="float" office:value="164.96293408096" calcext:value-type="float">
            <text:p>164,962934080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874</text:p>
          </table:table-cell>
          <table:table-cell office:value-type="float" office:value="5.9164905548096" calcext:value-type="float">
            <text:p>5,9164905548096</text:p>
          </table:table-cell>
          <table:table-cell office:value-type="float" office:value="2.2788369655609" calcext:value-type="float">
            <text:p>2,2788369655609</text:p>
          </table:table-cell>
          <table:table-cell office:value-type="float" office:value="52.215625526039" calcext:value-type="float">
            <text:p>52,21562552603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885</text:p>
          </table:table-cell>
          <table:table-cell office:value-type="float" office:value="8.9480102062225" calcext:value-type="float">
            <text:p>8,9480102062225</text:p>
          </table:table-cell>
          <table:table-cell office:value-type="float" office:value="1.9866965711117" calcext:value-type="float">
            <text:p>1,9866965711117</text:p>
          </table:table-cell>
          <table:table-cell office:value-type="float" office:value="-61.817728789749" calcext:value-type="float">
            <text:p>-61,8177287897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896</text:p>
          </table:table-cell>
          <table:table-cell office:value-type="float" office:value="10.082654953003" calcext:value-type="float">
            <text:p>10,082654953003</text:p>
          </table:table-cell>
          <table:table-cell office:value-type="float" office:value="1.8601834774017" calcext:value-type="float">
            <text:p>1,8601834774017</text:p>
          </table:table-cell>
          <table:table-cell office:value-type="float" office:value="-145.93413377264" calcext:value-type="float">
            <text:p>-145,934133772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907</text:p>
          </table:table-cell>
          <table:table-cell office:value-type="float" office:value="0.83470098674297" calcext:value-type="float">
            <text:p>0,83470098674297</text:p>
          </table:table-cell>
          <table:table-cell office:value-type="float" office:value="-0.5843111127615" calcext:value-type="float">
            <text:p>-0,5843111127615</text:p>
          </table:table-cell>
          <table:table-cell office:value-type="float" office:value="175.32701704912" calcext:value-type="float">
            <text:p>175,327017049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918</text:p>
          </table:table-cell>
          <table:table-cell office:value-type="float" office:value="0.19842352718115" calcext:value-type="float">
            <text:p>0,19842352718115</text:p>
          </table:table-cell>
          <table:table-cell office:value-type="float" office:value="4.746281504631" calcext:value-type="float">
            <text:p>4,746281504631</text:p>
          </table:table-cell>
          <table:table-cell office:value-type="float" office:value="1.0788036854404" calcext:value-type="float">
            <text:p>1,07880368544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929</text:p>
          </table:table-cell>
          <table:table-cell office:value-type="float" office:value="3.5895255208015" calcext:value-type="float">
            <text:p>3,5895255208015</text:p>
          </table:table-cell>
          <table:table-cell office:value-type="float" office:value="3.4329417347908" calcext:value-type="float">
            <text:p>3,4329417347908</text:p>
          </table:table-cell>
          <table:table-cell office:value-type="float" office:value="-64.166879198354" calcext:value-type="float">
            <text:p>-64,1668791983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940</text:p>
          </table:table-cell>
          <table:table-cell office:value-type="float" office:value="3.6190742254257" calcext:value-type="float">
            <text:p>3,6190742254257</text:p>
          </table:table-cell>
          <table:table-cell office:value-type="float" office:value="1.9338856637478" calcext:value-type="float">
            <text:p>1,9338856637478</text:p>
          </table:table-cell>
          <table:table-cell office:value-type="float" office:value="-96.365605949596" calcext:value-type="float">
            <text:p>-96,3656059495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951</text:p>
          </table:table-cell>
          <table:table-cell office:value-type="float" office:value="4.7929492592812" calcext:value-type="float">
            <text:p>4,7929492592812</text:p>
          </table:table-cell>
          <table:table-cell office:value-type="float" office:value="3.9218205213547" calcext:value-type="float">
            <text:p>3,9218205213547</text:p>
          </table:table-cell>
          <table:table-cell office:value-type="float" office:value="112.23107386547" calcext:value-type="float">
            <text:p>112,231073865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962</text:p>
          </table:table-cell>
          <table:table-cell office:value-type="float" office:value="6.4792037010193" calcext:value-type="float">
            <text:p>6,4792037010193</text:p>
          </table:table-cell>
          <table:table-cell office:value-type="float" office:value="1.9520480930805" calcext:value-type="float">
            <text:p>1,9520480930805</text:p>
          </table:table-cell>
          <table:table-cell office:value-type="float" office:value="90.011811560127" calcext:value-type="float">
            <text:p>90,01181156012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973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3.4133097529411" calcext:value-type="float">
            <text:p>3,4133097529411</text:p>
          </table:table-cell>
          <table:table-cell office:value-type="float" office:value="-147.54113573937" calcext:value-type="float">
            <text:p>-147,541135739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984</text:p>
          </table:table-cell>
          <table:table-cell office:value-type="float" office:value="-1.051811799407" calcext:value-type="float">
            <text:p>-1,051811799407</text:p>
          </table:table-cell>
          <table:table-cell office:value-type="float" office:value="6.7636829614639" calcext:value-type="float">
            <text:p>6,7636829614639</text:p>
          </table:table-cell>
          <table:table-cell office:value-type="float" office:value="-116.66964117888" calcext:value-type="float">
            <text:p>-116,669641178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995</text:p>
          </table:table-cell>
          <table:table-cell office:value-type="float" office:value="1.2753915786743" calcext:value-type="float">
            <text:p>1,2753915786743</text:p>
          </table:table-cell>
          <table:table-cell office:value-type="float" office:value="1.1250592768192" calcext:value-type="float">
            <text:p>1,1250592768192</text:p>
          </table:table-cell>
          <table:table-cell office:value-type="float" office:value="-63.7360446772" calcext:value-type="float">
            <text:p>-63,73604467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006</text:p>
          </table:table-cell>
          <table:table-cell office:value-type="float" office:value="2.6831290125847" calcext:value-type="float">
            <text:p>2,6831290125847</text:p>
          </table:table-cell>
          <table:table-cell office:value-type="float" office:value="6.2423145771027" calcext:value-type="float">
            <text:p>6,2423145771027</text:p>
          </table:table-cell>
          <table:table-cell office:value-type="float" office:value="-152.08454496542" calcext:value-type="float">
            <text:p>-152,084544965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017</text:p>
          </table:table-cell>
          <table:table-cell office:value-type="float" office:value="4.7275438904762" calcext:value-type="float">
            <text:p>4,7275438904762</text:p>
          </table:table-cell>
          <table:table-cell office:value-type="float" office:value="5.7175529003143" calcext:value-type="float">
            <text:p>5,7175529003143</text:p>
          </table:table-cell>
          <table:table-cell office:value-type="float" office:value="19.801162040917" calcext:value-type="float">
            <text:p>19,8011620409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028</text:p>
          </table:table-cell>
          <table:table-cell office:value-type="float" office:value="7.7563637495041" calcext:value-type="float">
            <text:p>7,7563637495041</text:p>
          </table:table-cell>
          <table:table-cell office:value-type="float" office:value="3.4751659631729" calcext:value-type="float">
            <text:p>3,4751659631729</text:p>
          </table:table-cell>
          <table:table-cell office:value-type="float" office:value="-155.1000175962" calcext:value-type="float">
            <text:p>-155,10001759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039</text:p>
          </table:table-cell>
          <table:table-cell office:value-type="float" office:value="8.4322947263718" calcext:value-type="float">
            <text:p>8,4322947263718</text:p>
          </table:table-cell>
          <table:table-cell office:value-type="float" office:value="2.7785834670067" calcext:value-type="float">
            <text:p>2,7785834670067</text:p>
          </table:table-cell>
          <table:table-cell office:value-type="float" office:value="128.8246880671" calcext:value-type="float">
            <text:p>128,82468806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050</text:p>
          </table:table-cell>
          <table:table-cell office:value-type="float" office:value="9.2896413803101" calcext:value-type="float">
            <text:p>9,2896413803101</text:p>
          </table:table-cell>
          <table:table-cell office:value-type="float" office:value="4.8743811249733" calcext:value-type="float">
            <text:p>4,8743811249733</text:p>
          </table:table-cell>
          <table:table-cell office:value-type="float" office:value="137.1058187667" calcext:value-type="float">
            <text:p>137,10581876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061</text:p>
          </table:table-cell>
          <table:table-cell office:value-type="float" office:value="-0.72895854711533" calcext:value-type="float">
            <text:p>-0,72895854711533</text:p>
          </table:table-cell>
          <table:table-cell office:value-type="float" office:value="1.6166403889656" calcext:value-type="float">
            <text:p>1,6166403889656</text:p>
          </table:table-cell>
          <table:table-cell office:value-type="float" office:value="142.66450389935" calcext:value-type="float">
            <text:p>142,664503899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072</text:p>
          </table:table-cell>
          <table:table-cell office:value-type="float" office:value="3.4237140417099" calcext:value-type="float">
            <text:p>3,4237140417099</text:p>
          </table:table-cell>
          <table:table-cell office:value-type="float" office:value="5.9117072820663" calcext:value-type="float">
            <text:p>5,9117072820663</text:p>
          </table:table-cell>
          <table:table-cell office:value-type="float" office:value="106.26762459992" calcext:value-type="float">
            <text:p>106,267624599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083</text:p>
          </table:table-cell>
          <table:table-cell office:value-type="float" office:value="1.2906946241856" calcext:value-type="float">
            <text:p>1,2906946241856</text:p>
          </table:table-cell>
          <table:table-cell office:value-type="float" office:value="6.942064166069" calcext:value-type="float">
            <text:p>6,942064166069</text:p>
          </table:table-cell>
          <table:table-cell office:value-type="float" office:value="-0.37220596472264" calcext:value-type="float">
            <text:p>-0,372205964722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094</text:p>
          </table:table-cell>
          <table:table-cell office:value-type="float" office:value="5.655962228775" calcext:value-type="float">
            <text:p>5,655962228775</text:p>
          </table:table-cell>
          <table:table-cell office:value-type="float" office:value="8.9498960971832" calcext:value-type="float">
            <text:p>8,9498960971832</text:p>
          </table:table-cell>
          <table:table-cell office:value-type="float" office:value="11.244229355435" calcext:value-type="float">
            <text:p>11,2442293554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105</text:p>
          </table:table-cell>
          <table:table-cell office:value-type="float" office:value="0.34409314393997" calcext:value-type="float">
            <text:p>0,34409314393997</text:p>
          </table:table-cell>
          <table:table-cell office:value-type="float" office:value="7.4000823497772" calcext:value-type="float">
            <text:p>7,4000823497772</text:p>
          </table:table-cell>
          <table:table-cell office:value-type="float" office:value="19.690767784787" calcext:value-type="float">
            <text:p>19,6907677847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116</text:p>
          </table:table-cell>
          <table:table-cell office:value-type="float" office:value="4.5457872748375" calcext:value-type="float">
            <text:p>4,5457872748375</text:p>
          </table:table-cell>
          <table:table-cell office:value-type="float" office:value="4.7605195641518" calcext:value-type="float">
            <text:p>4,7605195641518</text:p>
          </table:table-cell>
          <table:table-cell office:value-type="float" office:value="-92.616205762146" calcext:value-type="float">
            <text:p>-92,6162057621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127</text:p>
          </table:table-cell>
          <table:table-cell office:value-type="float" office:value="9.352251291275" calcext:value-type="float">
            <text:p>9,352251291275</text:p>
          </table:table-cell>
          <table:table-cell office:value-type="float" office:value="10.296329259872" calcext:value-type="float">
            <text:p>10,296329259872</text:p>
          </table:table-cell>
          <table:table-cell office:value-type="float" office:value="-100.54964016957" calcext:value-type="float">
            <text:p>-100,549640169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138</text:p>
          </table:table-cell>
          <table:table-cell office:value-type="float" office:value="-1.5821516513824" calcext:value-type="float">
            <text:p>-1,5821516513824</text:p>
          </table:table-cell>
          <table:table-cell office:value-type="float" office:value="8.8378459215164" calcext:value-type="float">
            <text:p>8,8378459215164</text:p>
          </table:table-cell>
          <table:table-cell office:value-type="float" office:value="-78.814282538785" calcext:value-type="float">
            <text:p>-78,8142825387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149</text:p>
          </table:table-cell>
          <table:table-cell office:value-type="float" office:value="0.57303834706545" calcext:value-type="float">
            <text:p>0,57303834706545</text:p>
          </table:table-cell>
          <table:table-cell office:value-type="float" office:value="5.4014813899994" calcext:value-type="float">
            <text:p>5,4014813899994</text:p>
          </table:table-cell>
          <table:table-cell office:value-type="float" office:value="-149.36529754833" calcext:value-type="float">
            <text:p>-149,365297548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160</text:p>
          </table:table-cell>
          <table:table-cell office:value-type="float" office:value="3.2351204752922" calcext:value-type="float">
            <text:p>3,2351204752922</text:p>
          </table:table-cell>
          <table:table-cell office:value-type="float" office:value="7.5645738840103" calcext:value-type="float">
            <text:p>7,5645738840103</text:p>
          </table:table-cell>
          <table:table-cell office:value-type="float" office:value="-64.31529248596" calcext:value-type="float">
            <text:p>-64,315292485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171</text:p>
          </table:table-cell>
          <table:table-cell office:value-type="float" office:value="3.1339627504349" calcext:value-type="float">
            <text:p>3,1339627504349</text:p>
          </table:table-cell>
          <table:table-cell office:value-type="float" office:value="6.7903077602386" calcext:value-type="float">
            <text:p>6,7903077602386</text:p>
          </table:table-cell>
          <table:table-cell office:value-type="float" office:value="77.339662108452" calcext:value-type="float">
            <text:p>77,3396621084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182</text:p>
          </table:table-cell>
          <table:table-cell office:value-type="float" office:value="6.166056394577" calcext:value-type="float">
            <text:p>6,166056394577</text:p>
          </table:table-cell>
          <table:table-cell office:value-type="float" office:value="5.4296767711639" calcext:value-type="float">
            <text:p>5,4296767711639</text:p>
          </table:table-cell>
          <table:table-cell office:value-type="float" office:value="64.42064008895" calcext:value-type="float">
            <text:p>64,420640088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193</text:p>
          </table:table-cell>
          <table:table-cell office:value-type="float" office:value="7.9810631275177" calcext:value-type="float">
            <text:p>7,9810631275177</text:p>
          </table:table-cell>
          <table:table-cell office:value-type="float" office:value="7.1207964420319" calcext:value-type="float">
            <text:p>7,1207964420319</text:p>
          </table:table-cell>
          <table:table-cell office:value-type="float" office:value="39.752097266495" calcext:value-type="float">
            <text:p>39,7520972664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204</text:p>
          </table:table-cell>
          <table:table-cell office:value-type="float" office:value="7.7417677640915" calcext:value-type="float">
            <text:p>7,7417677640915</text:p>
          </table:table-cell>
          <table:table-cell office:value-type="float" office:value="5.8576822280884" calcext:value-type="float">
            <text:p>5,8576822280884</text:p>
          </table:table-cell>
          <table:table-cell office:value-type="float" office:value="17.503935440331" calcext:value-type="float">
            <text:p>17,5039354403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215</text:p>
          </table:table-cell>
          <table:table-cell office:value-type="float" office:value="-0.99823758006096" calcext:value-type="float">
            <text:p>-0,99823758006096</text:p>
          </table:table-cell>
          <table:table-cell office:value-type="float" office:value="8.5261762142181" calcext:value-type="float">
            <text:p>8,5261762142181</text:p>
          </table:table-cell>
          <table:table-cell office:value-type="float" office:value="-49.638801699231" calcext:value-type="float">
            <text:p>-49,6388016992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226</text:p>
          </table:table-cell>
          <table:table-cell office:value-type="float" office:value="1.4104142785072" calcext:value-type="float">
            <text:p>1,4104142785072</text:p>
          </table:table-cell>
          <table:table-cell office:value-type="float" office:value="10.093595981598" calcext:value-type="float">
            <text:p>10,093595981598</text:p>
          </table:table-cell>
          <table:table-cell office:value-type="float" office:value="125.11811438639" calcext:value-type="float">
            <text:p>125,118114386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237</text:p>
          </table:table-cell>
          <table:table-cell office:value-type="float" office:value="4.4462648034096" calcext:value-type="float">
            <text:p>4,4462648034096</text:p>
          </table:table-cell>
          <table:table-cell office:value-type="float" office:value="9.9087476730347" calcext:value-type="float">
            <text:p>9,9087476730347</text:p>
          </table:table-cell>
          <table:table-cell office:value-type="float" office:value="-152.9386423196" calcext:value-type="float">
            <text:p>-152,93864231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248</text:p>
          </table:table-cell>
          <table:table-cell office:value-type="float" office:value="3.6838775873184" calcext:value-type="float">
            <text:p>3,6838775873184</text:p>
          </table:table-cell>
          <table:table-cell office:value-type="float" office:value="11.084980964661" calcext:value-type="float">
            <text:p>11,084980964661</text:p>
          </table:table-cell>
          <table:table-cell office:value-type="float" office:value="-102.18232983996" calcext:value-type="float">
            <text:p>-102,182329839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259</text:p>
          </table:table-cell>
          <table:table-cell office:value-type="float" office:value="6.5325564146042" calcext:value-type="float">
            <text:p>6,5325564146042</text:p>
          </table:table-cell>
          <table:table-cell office:value-type="float" office:value="9.4443637132645" calcext:value-type="float">
            <text:p>9,4443637132645</text:p>
          </table:table-cell>
          <table:table-cell office:value-type="float" office:value="-33.466724833106" calcext:value-type="float">
            <text:p>-33,46672483310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270</text:p>
          </table:table-cell>
          <table:table-cell office:value-type="float" office:value="7.0625960826874" calcext:value-type="float">
            <text:p>7,0625960826874</text:p>
          </table:table-cell>
          <table:table-cell office:value-type="float" office:value="8.0845993757248" calcext:value-type="float">
            <text:p>8,0845993757248</text:p>
          </table:table-cell>
          <table:table-cell office:value-type="float" office:value="47.876573292313" calcext:value-type="float">
            <text:p>47,8765732923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281</text:p>
          </table:table-cell>
          <table:table-cell office:value-type="float" office:value="6.3528800010681" calcext:value-type="float">
            <text:p>6,3528800010681</text:p>
          </table:table-cell>
          <table:table-cell office:value-type="float" office:value="9.9346542358398" calcext:value-type="float">
            <text:p>9,9346542358398</text:p>
          </table:table-cell>
          <table:table-cell office:value-type="float" office:value="148.83950257757" calcext:value-type="float">
            <text:p>148,839502577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292</text:p>
          </table:table-cell>
          <table:table-cell office:value-type="float" office:value="1.4052583277225" calcext:value-type="float">
            <text:p>1,4052583277225</text:p>
          </table:table-cell>
          <table:table-cell office:value-type="float" office:value="8.6738979816437" calcext:value-type="float">
            <text:p>8,6738979816437</text:p>
          </table:table-cell>
          <table:table-cell office:value-type="float" office:value="-179.05806887681" calcext:value-type="float">
            <text:p>-179,0580688768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303</text:p>
          </table:table-cell>
          <table:table-cell office:value-type="float" office:value="-0.68439364433289" calcext:value-type="float">
            <text:p>-0,68439364433289</text:p>
          </table:table-cell>
          <table:table-cell office:value-type="float" office:value="9.6403014659882" calcext:value-type="float">
            <text:p>9,6403014659882</text:p>
          </table:table-cell>
          <table:table-cell office:value-type="float" office:value="-119.9993388668" calcext:value-type="float">
            <text:p>-119,99933886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1.0829643905163" calcext:value-type="float">
            <text:p>1,0829643905163</text:p>
          </table:table-cell>
          <table:table-cell office:value-type="float" office:value="0.47485865652561" calcext:value-type="float">
            <text:p>0,47485865652561</text:p>
          </table:table-cell>
          <table:table-cell office:value-type="float" office:value="-76.373793516949" calcext:value-type="float">
            <text:p>-76,3737935169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764</text:p>
          </table:table-cell>
          <table:table-cell office:value-type="float" office:value="2.7038502693176" calcext:value-type="float">
            <text:p>2,7038502693176</text:p>
          </table:table-cell>
          <table:table-cell office:value-type="float" office:value="-0.55461030453444" calcext:value-type="float">
            <text:p>-0,55461030453444</text:p>
          </table:table-cell>
          <table:table-cell office:value-type="float" office:value="137.83941147434" calcext:value-type="float">
            <text:p>137,839411474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775</text:p>
          </table:table-cell>
          <table:table-cell office:value-type="float" office:value="4.8151525855064" calcext:value-type="float">
            <text:p>4,8151525855064</text:p>
          </table:table-cell>
          <table:table-cell office:value-type="float" office:value="-0.49430176615715" calcext:value-type="float">
            <text:p>-0,49430176615715</text:p>
          </table:table-cell>
          <table:table-cell office:value-type="float" office:value="2.8875705542838" calcext:value-type="float">
            <text:p>2,88757055428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786</text:p>
          </table:table-cell>
          <table:table-cell office:value-type="float" office:value="2.8840801119804" calcext:value-type="float">
            <text:p>2,8840801119804</text:p>
          </table:table-cell>
          <table:table-cell office:value-type="float" office:value="-0.58624178171158" calcext:value-type="float">
            <text:p>-0,58624178171158</text:p>
          </table:table-cell>
          <table:table-cell office:value-type="float" office:value="75.072249029852" calcext:value-type="float">
            <text:p>75,0722490298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797</text:p>
          </table:table-cell>
          <table:table-cell office:value-type="float" office:value="8.1270265579224" calcext:value-type="float">
            <text:p>8,1270265579224</text:p>
          </table:table-cell>
          <table:table-cell office:value-type="float" office:value="-0.3334292024374" calcext:value-type="float">
            <text:p>-0,3334292024374</text:p>
          </table:table-cell>
          <table:table-cell office:value-type="float" office:value="130.36653798097" calcext:value-type="float">
            <text:p>130,366537980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808</text:p>
          </table:table-cell>
          <table:table-cell office:value-type="float" office:value="5.5159723758698" calcext:value-type="float">
            <text:p>5,5159723758698</text:p>
          </table:table-cell>
          <table:table-cell office:value-type="float" office:value="0.36822788417339" calcext:value-type="float">
            <text:p>0,36822788417339</text:p>
          </table:table-cell>
          <table:table-cell office:value-type="float" office:value="81.991910934448" calcext:value-type="float">
            <text:p>81,9919109344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819</text:p>
          </table:table-cell>
          <table:table-cell office:value-type="float" office:value="7.4760907888412" calcext:value-type="float">
            <text:p>7,4760907888412</text:p>
          </table:table-cell>
          <table:table-cell office:value-type="float" office:value="2.4925747513771" calcext:value-type="float">
            <text:p>2,4925747513771</text:p>
          </table:table-cell>
          <table:table-cell office:value-type="float" office:value="178.18299220626" calcext:value-type="float">
            <text:p>178,182992206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830</text:p>
          </table:table-cell>
          <table:table-cell office:value-type="float" office:value="-0.25457415729761" calcext:value-type="float">
            <text:p>-0,25457415729761</text:p>
          </table:table-cell>
          <table:table-cell office:value-type="float" office:value="-0.58501500636339" calcext:value-type="float">
            <text:p>-0,58501500636339</text:p>
          </table:table-cell>
          <table:table-cell office:value-type="float" office:value="107.37838714745" calcext:value-type="float">
            <text:p>107,378387147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841</text:p>
          </table:table-cell>
          <table:table-cell office:value-type="float" office:value="3.4084850549698" calcext:value-type="float">
            <text:p>3,4084850549698</text:p>
          </table:table-cell>
          <table:table-cell office:value-type="float" office:value="0.74962265789509" calcext:value-type="float">
            <text:p>0,74962265789509</text:p>
          </table:table-cell>
          <table:table-cell office:value-type="float" office:value="-171.2315538127" calcext:value-type="float">
            <text:p>-171,23155381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852</text:p>
          </table:table-cell>
          <table:table-cell office:value-type="float" office:value="1.9657981395721" calcext:value-type="float">
            <text:p>1,9657981395721</text:p>
          </table:table-cell>
          <table:table-cell office:value-type="float" office:value="3.7644490599632" calcext:value-type="float">
            <text:p>3,7644490599632</text:p>
          </table:table-cell>
          <table:table-cell office:value-type="float" office:value="127.61402433845" calcext:value-type="float">
            <text:p>127,6140243384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863</text:p>
          </table:table-cell>
          <table:table-cell office:value-type="float" office:value="5.1075279712677" calcext:value-type="float">
            <text:p>5,1075279712677</text:p>
          </table:table-cell>
          <table:table-cell office:value-type="float" office:value="0.28841350227594" calcext:value-type="float">
            <text:p>0,28841350227594</text:p>
          </table:table-cell>
          <table:table-cell office:value-type="float" office:value="74.849704268632" calcext:value-type="float">
            <text:p>74,8497042686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874</text:p>
          </table:table-cell>
          <table:table-cell office:value-type="float" office:value="5.6741106510162" calcext:value-type="float">
            <text:p>5,6741106510162</text:p>
          </table:table-cell>
          <table:table-cell office:value-type="float" office:value="2.3772737383842" calcext:value-type="float">
            <text:p>2,3772737383842</text:p>
          </table:table-cell>
          <table:table-cell office:value-type="float" office:value="-23.346584503818" calcext:value-type="float">
            <text:p>-23,3465845038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885</text:p>
          </table:table-cell>
          <table:table-cell office:value-type="float" office:value="8.7367564439774" calcext:value-type="float">
            <text:p>8,7367564439774</text:p>
          </table:table-cell>
          <table:table-cell office:value-type="float" office:value="2.1816153824329" calcext:value-type="float">
            <text:p>2,1816153824329</text:p>
          </table:table-cell>
          <table:table-cell office:value-type="float" office:value="-19.46999123142" calcext:value-type="float">
            <text:p>-19,469991231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896</text:p>
          </table:table-cell>
          <table:table-cell office:value-type="float" office:value="10.085015296936" calcext:value-type="float">
            <text:p>10,085015296936</text:p>
          </table:table-cell>
          <table:table-cell office:value-type="float" office:value="2.2045564651489" calcext:value-type="float">
            <text:p>2,2045564651489</text:p>
          </table:table-cell>
          <table:table-cell office:value-type="float" office:value="-145.45829280926" calcext:value-type="float">
            <text:p>-145,458292809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907</text:p>
          </table:table-cell>
          <table:table-cell office:value-type="float" office:value="1.1309613287449" calcext:value-type="float">
            <text:p>1,1309613287449</text:p>
          </table:table-cell>
          <table:table-cell office:value-type="float" office:value="-0.50933830440044" calcext:value-type="float">
            <text:p>-0,50933830440044</text:p>
          </table:table-cell>
          <table:table-cell office:value-type="float" office:value="-161.32164912619" calcext:value-type="float">
            <text:p>-161,321649126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918</text:p>
          </table:table-cell>
          <table:table-cell office:value-type="float" office:value="0.17131458967924" calcext:value-type="float">
            <text:p>0,17131458967924</text:p>
          </table:table-cell>
          <table:table-cell office:value-type="float" office:value="4.5260515809059" calcext:value-type="float">
            <text:p>4,5260515809059</text:p>
          </table:table-cell>
          <table:table-cell office:value-type="float" office:value="91.866861483094" calcext:value-type="float">
            <text:p>91,8668614830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929</text:p>
          </table:table-cell>
          <table:table-cell office:value-type="float" office:value="3.4437328577042" calcext:value-type="float">
            <text:p>3,4437328577042</text:p>
          </table:table-cell>
          <table:table-cell office:value-type="float" office:value="3.591405749321" calcext:value-type="float">
            <text:p>3,591405749321</text:p>
          </table:table-cell>
          <table:table-cell office:value-type="float" office:value="-46.05739663361" calcext:value-type="float">
            <text:p>-46,057396633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940</text:p>
          </table:table-cell>
          <table:table-cell office:value-type="float" office:value="3.8313728570938" calcext:value-type="float">
            <text:p>3,8313728570938</text:p>
          </table:table-cell>
          <table:table-cell office:value-type="float" office:value="2.1268478035927" calcext:value-type="float">
            <text:p>2,1268478035927</text:p>
          </table:table-cell>
          <table:table-cell office:value-type="float" office:value="-147.14595922239" calcext:value-type="float">
            <text:p>-147,1459592223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951</text:p>
          </table:table-cell>
          <table:table-cell office:value-type="float" office:value="4.9420014023781" calcext:value-type="float">
            <text:p>4,9420014023781</text:p>
          </table:table-cell>
          <table:table-cell office:value-type="float" office:value="3.5534256696701" calcext:value-type="float">
            <text:p>3,5534256696701</text:p>
          </table:table-cell>
          <table:table-cell office:value-type="float" office:value="112.19740445447" calcext:value-type="float">
            <text:p>112,197404454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962</text:p>
          </table:table-cell>
          <table:table-cell office:value-type="float" office:value="6.479424238205" calcext:value-type="float">
            <text:p>6,479424238205</text:p>
          </table:table-cell>
          <table:table-cell office:value-type="float" office:value="1.5535086393356" calcext:value-type="float">
            <text:p>1,5535086393356</text:p>
          </table:table-cell>
          <table:table-cell office:value-type="float" office:value="90.052663140995" calcext:value-type="float">
            <text:p>90,05266314099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973</text:p>
          </table:table-cell>
          <table:table-cell office:value-type="float" office:value="10.084989070892" calcext:value-type="float">
            <text:p>10,084989070892</text:p>
          </table:table-cell>
          <table:table-cell office:value-type="float" office:value="3.6309421062469" calcext:value-type="float">
            <text:p>3,6309421062469</text:p>
          </table:table-cell>
          <table:table-cell office:value-type="float" office:value="-151.61100010963" calcext:value-type="float">
            <text:p>-151,611000109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984</text:p>
          </table:table-cell>
          <table:table-cell office:value-type="float" office:value="-0.86941286921501" calcext:value-type="float">
            <text:p>-0,86941286921501</text:p>
          </table:table-cell>
          <table:table-cell office:value-type="float" office:value="7.1136528253555" calcext:value-type="float">
            <text:p>7,1136528253555</text:p>
          </table:table-cell>
          <table:table-cell office:value-type="float" office:value="-118.01603493417" calcext:value-type="float">
            <text:p>-118,016034934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995</text:p>
          </table:table-cell>
          <table:table-cell office:value-type="float" office:value="1.1281707137823" calcext:value-type="float">
            <text:p>1,1281707137823</text:p>
          </table:table-cell>
          <table:table-cell office:value-type="float" office:value="1.3972821831703" calcext:value-type="float">
            <text:p>1,3972821831703</text:p>
          </table:table-cell>
          <table:table-cell office:value-type="float" office:value="-61.035849486187" calcext:value-type="float">
            <text:p>-61,0358494861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006</text:p>
          </table:table-cell>
          <table:table-cell office:value-type="float" office:value="2.7297407388687" calcext:value-type="float">
            <text:p>2,7297407388687</text:p>
          </table:table-cell>
          <table:table-cell office:value-type="float" office:value="6.4439582824707" calcext:value-type="float">
            <text:p>6,4439582824707</text:p>
          </table:table-cell>
          <table:table-cell office:value-type="float" office:value="-84.955803148306" calcext:value-type="float">
            <text:p>-84,9558031483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017</text:p>
          </table:table-cell>
          <table:table-cell office:value-type="float" office:value="4.5324975252151" calcext:value-type="float">
            <text:p>4,5324975252151</text:p>
          </table:table-cell>
          <table:table-cell office:value-type="float" office:value="5.7999736070633" calcext:value-type="float">
            <text:p>5,7999736070633</text:p>
          </table:table-cell>
          <table:table-cell office:value-type="float" office:value="-26.066815967013" calcext:value-type="float">
            <text:p>-26,0668159670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028</text:p>
          </table:table-cell>
          <table:table-cell office:value-type="float" office:value="7.8984469175339" calcext:value-type="float">
            <text:p>7,8984469175339</text:p>
          </table:table-cell>
          <table:table-cell office:value-type="float" office:value="3.6237183213234" calcext:value-type="float">
            <text:p>3,6237183213234</text:p>
          </table:table-cell>
          <table:table-cell office:value-type="float" office:value="-132.72679991024" calcext:value-type="float">
            <text:p>-132,726799910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039</text:p>
          </table:table-cell>
          <table:table-cell office:value-type="float" office:value="8.6472475528717" calcext:value-type="float">
            <text:p>8,6472475528717</text:p>
          </table:table-cell>
          <table:table-cell office:value-type="float" office:value="2.690709233284" calcext:value-type="float">
            <text:p>2,690709233284</text:p>
          </table:table-cell>
          <table:table-cell office:value-type="float" office:value="175.14397080537" calcext:value-type="float">
            <text:p>175,143970805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050</text:p>
          </table:table-cell>
          <table:table-cell office:value-type="float" office:value="9.5805615186691" calcext:value-type="float">
            <text:p>9,5805615186691</text:p>
          </table:table-cell>
          <table:table-cell office:value-type="float" office:value="4.6033626794815" calcext:value-type="float">
            <text:p>4,6033626794815</text:p>
          </table:table-cell>
          <table:table-cell office:value-type="float" office:value="137.02374658767" calcext:value-type="float">
            <text:p>137,023746587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061</text:p>
          </table:table-cell>
          <table:table-cell office:value-type="float" office:value="-0.41376404464245" calcext:value-type="float">
            <text:p>-0,41376404464245</text:p>
          </table:table-cell>
          <table:table-cell office:value-type="float" office:value="1.5612916648388" calcext:value-type="float">
            <text:p>1,5612916648388</text:p>
          </table:table-cell>
          <table:table-cell office:value-type="float" office:value="177.38476680343" calcext:value-type="float">
            <text:p>177,384766803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072</text:p>
          </table:table-cell>
          <table:table-cell office:value-type="float" office:value="3.248108625412" calcext:value-type="float">
            <text:p>3,248108625412</text:p>
          </table:table-cell>
          <table:table-cell office:value-type="float" office:value="5.7333499193192" calcext:value-type="float">
            <text:p>5,7333499193192</text:p>
          </table:table-cell>
          <table:table-cell office:value-type="float" office:value="35.511828911532" calcext:value-type="float">
            <text:p>35,5118289115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083</text:p>
          </table:table-cell>
          <table:table-cell office:value-type="float" office:value="0.99282562732697" calcext:value-type="float">
            <text:p>0,99282562732697</text:p>
          </table:table-cell>
          <table:table-cell office:value-type="float" office:value="6.9439446926117" calcext:value-type="float">
            <text:p>6,9439446926117</text:p>
          </table:table-cell>
          <table:table-cell office:value-type="float" office:value="-1.3335345277361" calcext:value-type="float">
            <text:p>-1,33353452773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094</text:p>
          </table:table-cell>
          <table:table-cell office:value-type="float" office:value="5.2981162071228" calcext:value-type="float">
            <text:p>5,2981162071228</text:p>
          </table:table-cell>
          <table:table-cell office:value-type="float" office:value="8.9114809036255" calcext:value-type="float">
            <text:p>8,9114809036255</text:p>
          </table:table-cell>
          <table:table-cell office:value-type="float" office:value="-1.4734836947766" calcext:value-type="float">
            <text:p>-1,47348369477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105</text:p>
          </table:table-cell>
          <table:table-cell office:value-type="float" office:value="-0.016446609515697" calcext:value-type="float">
            <text:p>-0,016446609515697</text:p>
          </table:table-cell>
          <table:table-cell office:value-type="float" office:value="7.3452132940292" calcext:value-type="float">
            <text:p>7,3452132940292</text:p>
          </table:table-cell>
          <table:table-cell office:value-type="float" office:value="5.2122757028622" calcext:value-type="float">
            <text:p>5,21227570286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116</text:p>
          </table:table-cell>
          <table:table-cell office:value-type="float" office:value="4.5637664198875" calcext:value-type="float">
            <text:p>4,5637664198875</text:p>
          </table:table-cell>
          <table:table-cell office:value-type="float" office:value="5.1579517126083" calcext:value-type="float">
            <text:p>5,1579517126083</text:p>
          </table:table-cell>
          <table:table-cell office:value-type="float" office:value="-92.612775268069" calcext:value-type="float">
            <text:p>-92,61277526806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127</text:p>
          </table:table-cell>
          <table:table-cell office:value-type="float" office:value="9.1760617494583" calcext:value-type="float">
            <text:p>9,1760617494583</text:p>
          </table:table-cell>
          <table:table-cell office:value-type="float" office:value="10.478274822235" calcext:value-type="float">
            <text:p>10,478274822235</text:p>
          </table:table-cell>
          <table:table-cell office:value-type="float" office:value="-100.22508946194" calcext:value-type="float">
            <text:p>-100,225089461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138</text:p>
          </table:table-cell>
          <table:table-cell office:value-type="float" office:value="-1.4499777555466" calcext:value-type="float">
            <text:p>-1,4499777555466</text:p>
          </table:table-cell>
          <table:table-cell office:value-type="float" office:value="9.103257060051" calcext:value-type="float">
            <text:p>9,103257060051</text:p>
          </table:table-cell>
          <table:table-cell office:value-type="float" office:value="-125.499254579" calcext:value-type="float">
            <text:p>-125,4992545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149</text:p>
          </table:table-cell>
          <table:table-cell office:value-type="float" office:value="0.4873077198863" calcext:value-type="float">
            <text:p>0,4873077198863</text:p>
          </table:table-cell>
          <table:table-cell office:value-type="float" office:value="5.60631275177" calcext:value-type="float">
            <text:p>5,60631275177</text:p>
          </table:table-cell>
          <table:table-cell office:value-type="float" office:value="-58.552820971058" calcext:value-type="float">
            <text:p>-58,5528209710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160</text:p>
          </table:table-cell>
          <table:table-cell office:value-type="float" office:value="3.063645362854" calcext:value-type="float">
            <text:p>3,063645362854</text:p>
          </table:table-cell>
          <table:table-cell office:value-type="float" office:value="7.9235273599625" calcext:value-type="float">
            <text:p>7,9235273599625</text:p>
          </table:table-cell>
          <table:table-cell office:value-type="float" office:value="-64.356144066829" calcext:value-type="float">
            <text:p>-64,3561440668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171</text:p>
          </table:table-cell>
          <table:table-cell office:value-type="float" office:value="3.2800781726837" calcext:value-type="float">
            <text:p>3,2800781726837</text:p>
          </table:table-cell>
          <table:table-cell office:value-type="float" office:value="6.6259258985519" calcext:value-type="float">
            <text:p>6,6259258985519</text:p>
          </table:table-cell>
          <table:table-cell office:value-type="float" office:value="151.06109600918" calcext:value-type="float">
            <text:p>151,061096009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182</text:p>
          </table:table-cell>
          <table:table-cell office:value-type="float" office:value="6.1079204082489" calcext:value-type="float">
            <text:p>6,1079204082489</text:p>
          </table:table-cell>
          <table:table-cell office:value-type="float" office:value="5.0835812091827" calcext:value-type="float">
            <text:p>5,0835812091827</text:p>
          </table:table-cell>
          <table:table-cell office:value-type="float" office:value="85.280654536691" calcext:value-type="float">
            <text:p>85,2806545366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193</text:p>
          </table:table-cell>
          <table:table-cell office:value-type="float" office:value="7.7033281326294" calcext:value-type="float">
            <text:p>7,7033281326294</text:p>
          </table:table-cell>
          <table:table-cell office:value-type="float" office:value="7.1183335781097" calcext:value-type="float">
            <text:p>7,1183335781097</text:p>
          </table:table-cell>
          <table:table-cell office:value-type="float" office:value="-8.5703155417351" calcext:value-type="float">
            <text:p>-8,57031554173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204</text:p>
          </table:table-cell>
          <table:table-cell office:value-type="float" office:value="7.3644709587097" calcext:value-type="float">
            <text:p>7,3644709587097</text:p>
          </table:table-cell>
          <table:table-cell office:value-type="float" office:value="5.7606160640717" calcext:value-type="float">
            <text:p>5,7606160640717</text:p>
          </table:table-cell>
          <table:table-cell office:value-type="float" office:value="13.50697675708" calcext:value-type="float">
            <text:p>13,506976757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215</text:p>
          </table:table-cell>
          <table:table-cell office:value-type="float" office:value="-0.97971953451633" calcext:value-type="float">
            <text:p>-0,97971953451633</text:p>
          </table:table-cell>
          <table:table-cell office:value-type="float" office:value="8.7529593706131" calcext:value-type="float">
            <text:p>8,7529593706131</text:p>
          </table:table-cell>
          <table:table-cell office:value-type="float" office:value="-116.7192671709" calcext:value-type="float">
            <text:p>-116,71926717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226</text:p>
          </table:table-cell>
          <table:table-cell office:value-type="float" office:value="1.5240778028965" calcext:value-type="float">
            <text:p>1,5240778028965</text:p>
          </table:table-cell>
          <table:table-cell office:value-type="float" office:value="9.7616875171661" calcext:value-type="float">
            <text:p>9,7616875171661</text:p>
          </table:table-cell>
          <table:table-cell office:value-type="float" office:value="104.267639719" calcext:value-type="float">
            <text:p>104,26763971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237</text:p>
          </table:table-cell>
          <table:table-cell office:value-type="float" office:value="4.6153488755226" calcext:value-type="float">
            <text:p>4,6153488755226</text:p>
          </table:table-cell>
          <table:table-cell office:value-type="float" office:value="10.09095788002" calcext:value-type="float">
            <text:p>10,09095788002</text:p>
          </table:table-cell>
          <table:table-cell office:value-type="float" office:value="-130.12387494373" calcext:value-type="float">
            <text:p>-130,123874943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248</text:p>
          </table:table-cell>
          <table:table-cell office:value-type="float" office:value="3.7527474761009" calcext:value-type="float">
            <text:p>3,7527474761009</text:p>
          </table:table-cell>
          <table:table-cell office:value-type="float" office:value="11.084995269775" calcext:value-type="float">
            <text:p>11,084995269775</text:p>
          </table:table-cell>
          <table:table-cell office:value-type="float" office:value="-115.09955460858" calcext:value-type="float">
            <text:p>-115,099554608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259</text:p>
          </table:table-cell>
          <table:table-cell office:value-type="float" office:value="6.627733707428" calcext:value-type="float">
            <text:p>6,627733707428</text:p>
          </table:table-cell>
          <table:table-cell office:value-type="float" office:value="9.6452635526657" calcext:value-type="float">
            <text:p>9,6452635526657</text:p>
          </table:table-cell>
          <table:table-cell office:value-type="float" office:value="-124.19025457589" calcext:value-type="float">
            <text:p>-124,190254575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270</text:p>
          </table:table-cell>
          <table:table-cell office:value-type="float" office:value="6.8164992332458" calcext:value-type="float">
            <text:p>6,8164992332458</text:p>
          </table:table-cell>
          <table:table-cell office:value-type="float" office:value="7.8142154216766" calcext:value-type="float">
            <text:p>7,8142154216766</text:p>
          </table:table-cell>
          <table:table-cell office:value-type="float" office:value="47.153207147197" calcext:value-type="float">
            <text:p>47,1532071471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281</text:p>
          </table:table-cell>
          <table:table-cell office:value-type="float" office:value="6.4935386180878" calcext:value-type="float">
            <text:p>6,4935386180878</text:p>
          </table:table-cell>
          <table:table-cell office:value-type="float" office:value="10.105947256088" calcext:value-type="float">
            <text:p>10,105947256088</text:p>
          </table:table-cell>
          <table:table-cell office:value-type="float" office:value="-120.53803577545" calcext:value-type="float">
            <text:p>-120,538035775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292</text:p>
          </table:table-cell>
          <table:table-cell office:value-type="float" office:value="1.542122066021" calcext:value-type="float">
            <text:p>1,542122066021</text:p>
          </table:table-cell>
          <table:table-cell office:value-type="float" office:value="8.8489484786987" calcext:value-type="float">
            <text:p>8,8489484786987</text:p>
          </table:table-cell>
          <table:table-cell office:value-type="float" office:value="-123.0974440362" calcext:value-type="float">
            <text:p>-123,09744403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303</text:p>
          </table:table-cell>
          <table:table-cell office:value-type="float" office:value="-0.4907139018178" calcext:value-type="float">
            <text:p>-0,4907139018178</text:p>
          </table:table-cell>
          <table:table-cell office:value-type="float" office:value="9.9545252323151" calcext:value-type="float">
            <text:p>9,9545252323151</text:p>
          </table:table-cell>
          <table:table-cell office:value-type="float" office:value="-123.86541002116" calcext:value-type="float">
            <text:p>-123,865410021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5</text:p>
          </table:table-cell>
          <table:table-cell office:value-type="float" office:value="1.1303894221783" calcext:value-type="float">
            <text:p>1,1303894221783</text:p>
          </table:table-cell>
          <table:table-cell office:value-type="float" office:value="0.80656088888645" calcext:value-type="float">
            <text:p>0,80656088888645</text:p>
          </table:table-cell>
          <table:table-cell office:value-type="float" office:value="-104.44379763998" calcext:value-type="float">
            <text:p>-104,443797639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764</text:p>
          </table:table-cell>
          <table:table-cell office:value-type="float" office:value="2.7286443114281" calcext:value-type="float">
            <text:p>2,7286443114281</text:p>
          </table:table-cell>
          <table:table-cell office:value-type="float" office:value="-0.54407794028521" calcext:value-type="float">
            <text:p>-0,54407794028521</text:p>
          </table:table-cell>
          <table:table-cell office:value-type="float" office:value="115.77230046509" calcext:value-type="float">
            <text:p>115,772300465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775</text:p>
          </table:table-cell>
          <table:table-cell office:value-type="float" office:value="4.5616179704666" calcext:value-type="float">
            <text:p>4,5616179704666</text:p>
          </table:table-cell>
          <table:table-cell office:value-type="float" office:value="-0.50025720149279" calcext:value-type="float">
            <text:p>-0,50025720149279</text:p>
          </table:table-cell>
          <table:table-cell office:value-type="float" office:value="1.1246639072515" calcext:value-type="float">
            <text:p>1,12466390725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786</text:p>
          </table:table-cell>
          <table:table-cell office:value-type="float" office:value="2.8956899046898" calcext:value-type="float">
            <text:p>2,8956899046898</text:p>
          </table:table-cell>
          <table:table-cell office:value-type="float" office:value="-0.60331981629133" calcext:value-type="float">
            <text:p>-0,60331981629133</text:p>
          </table:table-cell>
          <table:table-cell office:value-type="float" office:value="75.864453983914" calcext:value-type="float">
            <text:p>75,8644539839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797</text:p>
          </table:table-cell>
          <table:table-cell office:value-type="float" office:value="8.1874465942383" calcext:value-type="float">
            <text:p>8,1874465942383</text:p>
          </table:table-cell>
          <table:table-cell office:value-type="float" office:value="-0.56059457361698" calcext:value-type="float">
            <text:p>-0,56059457361698</text:p>
          </table:table-cell>
          <table:table-cell office:value-type="float" office:value="101.73167088988" calcext:value-type="float">
            <text:p>101,731670889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808</text:p>
          </table:table-cell>
          <table:table-cell office:value-type="float" office:value="5.2937734127045" calcext:value-type="float">
            <text:p>5,2937734127045</text:p>
          </table:table-cell>
          <table:table-cell office:value-type="float" office:value="0.36758661270142" calcext:value-type="float">
            <text:p>0,36758661270142</text:p>
          </table:table-cell>
          <table:table-cell office:value-type="float" office:value="-8.7159842632379" calcext:value-type="float">
            <text:p>-8,71598426323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819</text:p>
          </table:table-cell>
          <table:table-cell office:value-type="float" office:value="7.8730058670044" calcext:value-type="float">
            <text:p>7,8730058670044</text:p>
          </table:table-cell>
          <table:table-cell office:value-type="float" office:value="2.4791285395622" calcext:value-type="float">
            <text:p>2,4791285395622</text:p>
          </table:table-cell>
          <table:table-cell office:value-type="float" office:value="178.14209962347" calcext:value-type="float">
            <text:p>178,142099623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830</text:p>
          </table:table-cell>
          <table:table-cell office:value-type="float" office:value="-0.14332163147628" calcext:value-type="float">
            <text:p>-0,14332163147628</text:p>
          </table:table-cell>
          <table:table-cell office:value-type="float" office:value="-0.58501459658146" calcext:value-type="float">
            <text:p>-0,58501459658146</text:p>
          </table:table-cell>
          <table:table-cell office:value-type="float" office:value="114.47922287473" calcext:value-type="float">
            <text:p>114,479222874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841</text:p>
          </table:table-cell>
          <table:table-cell office:value-type="float" office:value="3.6408656835556" calcext:value-type="float">
            <text:p>3,6408656835556</text:p>
          </table:table-cell>
          <table:table-cell office:value-type="float" office:value="0.87280310690403" calcext:value-type="float">
            <text:p>0,87280310690403</text:p>
          </table:table-cell>
          <table:table-cell office:value-type="float" office:value="-148.88696913507" calcext:value-type="float">
            <text:p>-148,886969135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852</text:p>
          </table:table-cell>
          <table:table-cell office:value-type="float" office:value="2.2527627646923" calcext:value-type="float">
            <text:p>2,2527627646923</text:p>
          </table:table-cell>
          <table:table-cell office:value-type="float" office:value="3.6876213550568" calcext:value-type="float">
            <text:p>3,6876213550568</text:p>
          </table:table-cell>
          <table:table-cell office:value-type="float" office:value="173.86810035463" calcext:value-type="float">
            <text:p>173,8681003546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863</text:p>
          </table:table-cell>
          <table:table-cell office:value-type="float" office:value="4.8869141936302" calcext:value-type="float">
            <text:p>4,8869141936302</text:p>
          </table:table-cell>
          <table:table-cell office:value-type="float" office:value="0.3155879303813" calcext:value-type="float">
            <text:p>0,3155879303813</text:p>
          </table:table-cell>
          <table:table-cell office:value-type="float" office:value="-15.843138952923" calcext:value-type="float">
            <text:p>-15,8431389529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874</text:p>
          </table:table-cell>
          <table:table-cell office:value-type="float" office:value="5.3093278408051" calcext:value-type="float">
            <text:p>5,3093278408051</text:p>
          </table:table-cell>
          <table:table-cell office:value-type="float" office:value="2.5346446037292" calcext:value-type="float">
            <text:p>2,5346446037292</text:p>
          </table:table-cell>
          <table:table-cell office:value-type="float" office:value="-23.358538272275" calcext:value-type="float">
            <text:p>-23,35853827227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885</text:p>
          </table:table-cell>
          <table:table-cell office:value-type="float" office:value="8.6341762542725" calcext:value-type="float">
            <text:p>8,6341762542725</text:p>
          </table:table-cell>
          <table:table-cell office:value-type="float" office:value="1.9850914180279" calcext:value-type="float">
            <text:p>1,9850914180279</text:p>
          </table:table-cell>
          <table:table-cell office:value-type="float" office:value="71.281177223108" calcext:value-type="float">
            <text:p>71,2811772231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896</text:p>
          </table:table-cell>
          <table:table-cell office:value-type="float" office:value="10.085135698318" calcext:value-type="float">
            <text:p>10,085135698318</text:p>
          </table:table-cell>
          <table:table-cell office:value-type="float" office:value="2.5361427664757" calcext:value-type="float">
            <text:p>2,5361427664757</text:p>
          </table:table-cell>
          <table:table-cell office:value-type="float" office:value="-145.96075768683" calcext:value-type="float">
            <text:p>-145,960757686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907</text:p>
          </table:table-cell>
          <table:table-cell office:value-type="float" office:value="1.372285336256" calcext:value-type="float">
            <text:p>1,372285336256</text:p>
          </table:table-cell>
          <table:table-cell office:value-type="float" office:value="-0.32183386385441" calcext:value-type="float">
            <text:p>-0,32183386385441</text:p>
          </table:table-cell>
          <table:table-cell office:value-type="float" office:value="-137.71249686077" calcext:value-type="float">
            <text:p>-137,712496860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918</text:p>
          </table:table-cell>
          <table:table-cell office:value-type="float" office:value="0.22005159407854" calcext:value-type="float">
            <text:p>0,22005159407854</text:p>
          </table:table-cell>
          <table:table-cell office:value-type="float" office:value="4.1376265883446" calcext:value-type="float">
            <text:p>4,1376265883446</text:p>
          </table:table-cell>
          <table:table-cell office:value-type="float" office:value="96.093893051147" calcext:value-type="float">
            <text:p>96,0938930511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929</text:p>
          </table:table-cell>
          <table:table-cell office:value-type="float" office:value="3.2561555504799" calcext:value-type="float">
            <text:p>3,2561555504799</text:p>
          </table:table-cell>
          <table:table-cell office:value-type="float" office:value="3.6967533826828" calcext:value-type="float">
            <text:p>3,6967533826828</text:p>
          </table:table-cell>
          <table:table-cell office:value-type="float" office:value="-27.905073894817" calcext:value-type="float">
            <text:p>-27,9050738948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940</text:p>
          </table:table-cell>
          <table:table-cell office:value-type="float" office:value="4.115546643734" calcext:value-type="float">
            <text:p>4,115546643734</text:p>
          </table:table-cell>
          <table:table-cell office:value-type="float" office:value="2.0841021835804" calcext:value-type="float">
            <text:p>2,0841021835804</text:p>
          </table:table-cell>
          <table:table-cell office:value-type="float" office:value="162.30516221113" calcext:value-type="float">
            <text:p>162,30516221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951</text:p>
          </table:table-cell>
          <table:table-cell office:value-type="float" office:value="5.0819367170334" calcext:value-type="float">
            <text:p>5,0819367170334</text:p>
          </table:table-cell>
          <table:table-cell office:value-type="float" office:value="3.1916871666908" calcext:value-type="float">
            <text:p>3,1916871666908</text:p>
          </table:table-cell>
          <table:table-cell office:value-type="float" office:value="108.60145395728" calcext:value-type="float">
            <text:p>108,601453957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962</text:p>
          </table:table-cell>
          <table:table-cell office:value-type="float" office:value="6.4815962314606" calcext:value-type="float">
            <text:p>6,4815962314606</text:p>
          </table:table-cell>
          <table:table-cell office:value-type="float" office:value="1.1817859113216" calcext:value-type="float">
            <text:p>1,1817859113216</text:p>
          </table:table-cell>
          <table:table-cell office:value-type="float" office:value="91.191614509388" calcext:value-type="float">
            <text:p>91,1916145093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97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3.8734835386276" calcext:value-type="float">
            <text:p>3,8734835386276</text:p>
          </table:table-cell>
          <table:table-cell office:value-type="float" office:value="-156.1220314852" calcext:value-type="float">
            <text:p>-156,12203148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984</text:p>
          </table:table-cell>
          <table:table-cell office:value-type="float" office:value="-0.81215612590313" calcext:value-type="float">
            <text:p>-0,81215612590313</text:p>
          </table:table-cell>
          <table:table-cell office:value-type="float" office:value="7.4024033546448" calcext:value-type="float">
            <text:p>7,4024033546448</text:p>
          </table:table-cell>
          <table:table-cell office:value-type="float" office:value="-79.60844191776" calcext:value-type="float">
            <text:p>-79,608441917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995</text:p>
          </table:table-cell>
          <table:table-cell office:value-type="float" office:value="0.96857026219368" calcext:value-type="float">
            <text:p>0,96857026219368</text:p>
          </table:table-cell>
          <table:table-cell office:value-type="float" office:value="1.6617946326733" calcext:value-type="float">
            <text:p>1,6617946326733</text:p>
          </table:table-cell>
          <table:table-cell office:value-type="float" office:value="-58.322827527477" calcext:value-type="float">
            <text:p>-58,3228275274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006</text:p>
          </table:table-cell>
          <table:table-cell office:value-type="float" office:value="2.5080579519272" calcext:value-type="float">
            <text:p>2,5080579519272</text:p>
          </table:table-cell>
          <table:table-cell office:value-type="float" office:value="6.4557194709778" calcext:value-type="float">
            <text:p>6,4557194709778</text:p>
          </table:table-cell>
          <table:table-cell office:value-type="float" office:value="5.7826551377394" calcext:value-type="float">
            <text:p>5,782655137739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017</text:p>
          </table:table-cell>
          <table:table-cell office:value-type="float" office:value="4.5578852295876" calcext:value-type="float">
            <text:p>4,5578852295876</text:p>
          </table:table-cell>
          <table:table-cell office:value-type="float" office:value="6.0115802288055" calcext:value-type="float">
            <text:p>6,0115802288055</text:p>
          </table:table-cell>
          <table:table-cell office:value-type="float" office:value="-107.4133002834" calcext:value-type="float">
            <text:p>-107,41330028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028</text:p>
          </table:table-cell>
          <table:table-cell office:value-type="float" office:value="7.885320186615" calcext:value-type="float">
            <text:p>7,885320186615</text:p>
          </table:table-cell>
          <table:table-cell office:value-type="float" office:value="3.9012080430984" calcext:value-type="float">
            <text:p>3,9012080430984</text:p>
          </table:table-cell>
          <table:table-cell office:value-type="float" office:value="-77.843985739787" calcext:value-type="float">
            <text:p>-77,8439857397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039</text:p>
          </table:table-cell>
          <table:table-cell office:value-type="float" office:value="8.6972904205322" calcext:value-type="float">
            <text:p>8,6972904205322</text:p>
          </table:table-cell>
          <table:table-cell office:value-type="float" office:value="2.9065519571304" calcext:value-type="float">
            <text:p>2,9065519571304</text:p>
          </table:table-cell>
          <table:table-cell office:value-type="float" office:value="-94.256760967765" calcext:value-type="float">
            <text:p>-94,2567609677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050</text:p>
          </table:table-cell>
          <table:table-cell office:value-type="float" office:value="9.844526052475" calcext:value-type="float">
            <text:p>9,844526052475</text:p>
          </table:table-cell>
          <table:table-cell office:value-type="float" office:value="4.3353524804115" calcext:value-type="float">
            <text:p>4,3353524804115</text:p>
          </table:table-cell>
          <table:table-cell office:value-type="float" office:value="128.07082674306" calcext:value-type="float">
            <text:p>128,070826743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061</text:p>
          </table:table-cell>
          <table:table-cell office:value-type="float" office:value="-0.11940035969019" calcext:value-type="float">
            <text:p>-0,11940035969019</text:p>
          </table:table-cell>
          <table:table-cell office:value-type="float" office:value="1.693526506424" calcext:value-type="float">
            <text:p>1,693526506424</text:p>
          </table:table-cell>
          <table:table-cell office:value-type="float" office:value="-149.6108990566" calcext:value-type="float">
            <text:p>-149,61089905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072</text:p>
          </table:table-cell>
          <table:table-cell office:value-type="float" office:value="3.0214315652847" calcext:value-type="float">
            <text:p>3,0214315652847</text:p>
          </table:table-cell>
          <table:table-cell office:value-type="float" office:value="5.8404266834259" calcext:value-type="float">
            <text:p>5,8404266834259</text:p>
          </table:table-cell>
          <table:table-cell office:value-type="float" office:value="-35.24591778494" calcext:value-type="float">
            <text:p>-35,2459177849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083</text:p>
          </table:table-cell>
          <table:table-cell office:value-type="float" office:value="0.67564278841019" calcext:value-type="float">
            <text:p>0,67564278841019</text:p>
          </table:table-cell>
          <table:table-cell office:value-type="float" office:value="7.0094567537308" calcext:value-type="float">
            <text:p>7,0094567537308</text:p>
          </table:table-cell>
          <table:table-cell office:value-type="float" office:value="-14.440910831379" calcext:value-type="float">
            <text:p>-14,4409108313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094</text:p>
          </table:table-cell>
          <table:table-cell office:value-type="float" office:value="5.0418317317963" calcext:value-type="float">
            <text:p>5,0418317317963</text:p>
          </table:table-cell>
          <table:table-cell office:value-type="float" office:value="9.065859913826" calcext:value-type="float">
            <text:p>9,065859913826</text:p>
          </table:table-cell>
          <table:table-cell office:value-type="float" office:value="-38.280862911492" calcext:value-type="float">
            <text:p>-38,2808629114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105</text:p>
          </table:table-cell>
          <table:table-cell office:value-type="float" office:value="-0.2078615501523" calcext:value-type="float">
            <text:p>-0,2078615501523</text:p>
          </table:table-cell>
          <table:table-cell office:value-type="float" office:value="7.4973338842392" calcext:value-type="float">
            <text:p>7,4973338842392</text:p>
          </table:table-cell>
          <table:table-cell office:value-type="float" office:value="-57.760527179499" calcext:value-type="float">
            <text:p>-57,7605271794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116</text:p>
          </table:table-cell>
          <table:table-cell office:value-type="float" office:value="4.7357267141342" calcext:value-type="float">
            <text:p>4,7357267141342</text:p>
          </table:table-cell>
          <table:table-cell office:value-type="float" office:value="5.3054302930832" calcext:value-type="float">
            <text:p>5,3054302930832</text:p>
          </table:table-cell>
          <table:table-cell office:value-type="float" office:value="-160.88083747086" calcext:value-type="float">
            <text:p>-160,8808374708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127</text:p>
          </table:table-cell>
          <table:table-cell office:value-type="float" office:value="8.9685899019241" calcext:value-type="float">
            <text:p>8,9685899019241</text:p>
          </table:table-cell>
          <table:table-cell office:value-type="float" office:value="10.694534778595" calcext:value-type="float">
            <text:p>10,694534778595</text:p>
          </table:table-cell>
          <table:table-cell office:value-type="float" office:value="-101.53385712083" calcext:value-type="float">
            <text:p>-101,533857120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138</text:p>
          </table:table-cell>
          <table:table-cell office:value-type="float" office:value="-1.1672190576792" calcext:value-type="float">
            <text:p>-1,1672190576792</text:p>
          </table:table-cell>
          <table:table-cell office:value-type="float" office:value="9.1885042190552" calcext:value-type="float">
            <text:p>9,1885042190552</text:p>
          </table:table-cell>
          <table:table-cell office:value-type="float" office:value="-172.19483928316" calcext:value-type="float">
            <text:p>-172,194839283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149</text:p>
          </table:table-cell>
          <table:table-cell office:value-type="float" office:value="0.25473352521658" calcext:value-type="float">
            <text:p>0,25473352521658</text:p>
          </table:table-cell>
          <table:table-cell office:value-type="float" office:value="5.9191823005676" calcext:value-type="float">
            <text:p>5,9191823005676</text:p>
          </table:table-cell>
          <table:table-cell office:value-type="float" office:value="-54.356780021813" calcext:value-type="float">
            <text:p>-54,3567800218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160</text:p>
          </table:table-cell>
          <table:table-cell office:value-type="float" office:value="2.8922826051712" calcext:value-type="float">
            <text:p>2,8922826051712</text:p>
          </table:table-cell>
          <table:table-cell office:value-type="float" office:value="8.2815647125244" calcext:value-type="float">
            <text:p>8,2815647125244</text:p>
          </table:table-cell>
          <table:table-cell office:value-type="float" office:value="-64.349631595004" calcext:value-type="float">
            <text:p>-64,3496315950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171</text:p>
          </table:table-cell>
          <table:table-cell office:value-type="float" office:value="3.4129226207733" calcext:value-type="float">
            <text:p>3,4129226207733</text:p>
          </table:table-cell>
          <table:table-cell office:value-type="float" office:value="6.8024969100952" calcext:value-type="float">
            <text:p>6,8024969100952</text:p>
          </table:table-cell>
          <table:table-cell office:value-type="float" office:value="-118.4668920602" calcext:value-type="float">
            <text:p>-118,46689206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182</text:p>
          </table:table-cell>
          <table:table-cell office:value-type="float" office:value="6.1757934093475" calcext:value-type="float">
            <text:p>6,1757934093475</text:p>
          </table:table-cell>
          <table:table-cell office:value-type="float" office:value="4.7395625710487" calcext:value-type="float">
            <text:p>4,7395625710487</text:p>
          </table:table-cell>
          <table:table-cell office:value-type="float" office:value="106.0967969287" calcext:value-type="float">
            <text:p>106,09679692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193</text:p>
          </table:table-cell>
          <table:table-cell office:value-type="float" office:value="7.4956703186035" calcext:value-type="float">
            <text:p>7,4956703186035</text:p>
          </table:table-cell>
          <table:table-cell office:value-type="float" office:value="7.3355740308762" calcext:value-type="float">
            <text:p>7,3355740308762</text:p>
          </table:table-cell>
          <table:table-cell office:value-type="float" office:value="-53.764063081924" calcext:value-type="float">
            <text:p>-53,7640630819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204</text:p>
          </table:table-cell>
          <table:table-cell office:value-type="float" office:value="6.9824326038361" calcext:value-type="float">
            <text:p>6,9824326038361</text:p>
          </table:table-cell>
          <table:table-cell office:value-type="float" office:value="5.6904715299606" calcext:value-type="float">
            <text:p>5,6904715299606</text:p>
          </table:table-cell>
          <table:table-cell office:value-type="float" office:value="9.44076668305" calcext:value-type="float">
            <text:p>9,440766683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215</text:p>
          </table:table-cell>
          <table:table-cell office:value-type="float" office:value="-0.76995149254799" calcext:value-type="float">
            <text:p>-0,76995149254799</text:p>
          </table:table-cell>
          <table:table-cell office:value-type="float" office:value="8.6821985244751" calcext:value-type="float">
            <text:p>8,6821985244751</text:p>
          </table:table-cell>
          <table:table-cell office:value-type="float" office:value="152.72496764068" calcext:value-type="float">
            <text:p>152,724967640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226</text:p>
          </table:table-cell>
          <table:table-cell office:value-type="float" office:value="1.6241440176964" calcext:value-type="float">
            <text:p>1,6241440176964</text:p>
          </table:table-cell>
          <table:table-cell office:value-type="float" office:value="9.5088928937912" calcext:value-type="float">
            <text:p>9,5088928937912</text:p>
          </table:table-cell>
          <table:table-cell office:value-type="float" office:value="131.8625750815" calcext:value-type="float">
            <text:p>131,862575081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237</text:p>
          </table:table-cell>
          <table:table-cell office:value-type="float" office:value="4.7664389014244" calcext:value-type="float">
            <text:p>4,7664389014244</text:p>
          </table:table-cell>
          <table:table-cell office:value-type="float" office:value="10.370657444" calcext:value-type="float">
            <text:p>10,370657444</text:p>
          </table:table-cell>
          <table:table-cell office:value-type="float" office:value="-121.59826345504" calcext:value-type="float">
            <text:p>-121,5982634550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248</text:p>
          </table:table-cell>
          <table:table-cell office:value-type="float" office:value="3.8586410880089" calcext:value-type="float">
            <text:p>3,8586410880089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35.40160124469" calcext:value-type="float">
            <text:p>-135,401601244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259</text:p>
          </table:table-cell>
          <table:table-cell office:value-type="float" office:value="6.8854135274887" calcext:value-type="float">
            <text:p>6,8854135274887</text:p>
          </table:table-cell>
          <table:table-cell office:value-type="float" office:value="9.5704925060272" calcext:value-type="float">
            <text:p>9,5704925060272</text:p>
          </table:table-cell>
          <table:table-cell office:value-type="float" office:value="164.26745949277" calcext:value-type="float">
            <text:p>164,2674594927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270</text:p>
          </table:table-cell>
          <table:table-cell office:value-type="float" office:value="6.6479563713074" calcext:value-type="float">
            <text:p>6,6479563713074</text:p>
          </table:table-cell>
          <table:table-cell office:value-type="float" office:value="7.6519644260406" calcext:value-type="float">
            <text:p>7,6519644260406</text:p>
          </table:table-cell>
          <table:table-cell office:value-type="float" office:value="43.521947162167" calcext:value-type="float">
            <text:p>43,5219471621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281</text:p>
          </table:table-cell>
          <table:table-cell office:value-type="float" office:value="6.3151967525482" calcext:value-type="float">
            <text:p>6,3151967525482</text:p>
          </table:table-cell>
          <table:table-cell office:value-type="float" office:value="10.306733846664" calcext:value-type="float">
            <text:p>10,306733846664</text:p>
          </table:table-cell>
          <table:table-cell office:value-type="float" office:value="-48.644645198895" calcext:value-type="float">
            <text:p>-48,6446451988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292</text:p>
          </table:table-cell>
          <table:table-cell office:value-type="float" office:value="1.4437146484852" calcext:value-type="float">
            <text:p>1,4437146484852</text:p>
          </table:table-cell>
          <table:table-cell office:value-type="float" office:value="9.0380275249481" calcext:value-type="float">
            <text:p>9,0380275249481</text:p>
          </table:table-cell>
          <table:table-cell office:value-type="float" office:value="-51.828861236572" calcext:value-type="float">
            <text:p>-51,8288612365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303</text:p>
          </table:table-cell>
          <table:table-cell office:value-type="float" office:value="-0.2719547227025" calcext:value-type="float">
            <text:p>-0,2719547227025</text:p>
          </table:table-cell>
          <table:table-cell office:value-type="float" office:value="10.210087299347" calcext:value-type="float">
            <text:p>10,210087299347</text:p>
          </table:table-cell>
          <table:table-cell office:value-type="float" office:value="-132.38703065617" calcext:value-type="float">
            <text:p>-132,387030656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5</text:p>
          </table:table-cell>
          <table:table-cell office:value-type="float" office:value="1.3281570374966" calcext:value-type="float">
            <text:p>1,3281570374966</text:p>
          </table:table-cell>
          <table:table-cell office:value-type="float" office:value="1.0759685188532" calcext:value-type="float">
            <text:p>1,0759685188532</text:p>
          </table:table-cell>
          <table:table-cell office:value-type="float" office:value="-132.54410901647" calcext:value-type="float">
            <text:p>-132,544109016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764</text:p>
          </table:table-cell>
          <table:table-cell office:value-type="float" office:value="2.7904218435287" calcext:value-type="float">
            <text:p>2,7904218435287</text:p>
          </table:table-cell>
          <table:table-cell office:value-type="float" office:value="-0.59112101793289" calcext:value-type="float">
            <text:p>-0,59112101793289</text:p>
          </table:table-cell>
          <table:table-cell office:value-type="float" office:value="161.73168200596" calcext:value-type="float">
            <text:p>161,731682005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775</text:p>
          </table:table-cell>
          <table:table-cell office:value-type="float" office:value="4.3080043792725" calcext:value-type="float">
            <text:p>4,3080043792725</text:p>
          </table:table-cell>
          <table:table-cell office:value-type="float" office:value="-0.49821812659502" calcext:value-type="float">
            <text:p>-0,49821812659502</text:p>
          </table:table-cell>
          <table:table-cell office:value-type="float" office:value="-0.69168191047231" calcext:value-type="float">
            <text:p>-0,691681910472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786</text:p>
          </table:table-cell>
          <table:table-cell office:value-type="float" office:value="2.934895157814" calcext:value-type="float">
            <text:p>2,934895157814</text:p>
          </table:table-cell>
          <table:table-cell office:value-type="float" office:value="-0.57250760495663" calcext:value-type="float">
            <text:p>-0,57250760495663</text:p>
          </table:table-cell>
          <table:table-cell office:value-type="float" office:value="99.721203184432" calcext:value-type="float">
            <text:p>99,72120318443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797</text:p>
          </table:table-cell>
          <table:table-cell office:value-type="float" office:value="8.0615586042404" calcext:value-type="float">
            <text:p>8,0615586042404</text:p>
          </table:table-cell>
          <table:table-cell office:value-type="float" office:value="-0.58500159531832" calcext:value-type="float">
            <text:p>-0,58500159531832</text:p>
          </table:table-cell>
          <table:table-cell office:value-type="float" office:value="70.581042083206" calcext:value-type="float">
            <text:p>70,5810420832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808</text:p>
          </table:table-cell>
          <table:table-cell office:value-type="float" office:value="5.2892982959747" calcext:value-type="float">
            <text:p>5,2892982959747</text:p>
          </table:table-cell>
          <table:table-cell office:value-type="float" office:value="0.58961063623428" calcext:value-type="float">
            <text:p>0,58961063623428</text:p>
          </table:table-cell>
          <table:table-cell office:value-type="float" office:value="-98.879420073928" calcext:value-type="float">
            <text:p>-98,8794200739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819</text:p>
          </table:table-cell>
          <table:table-cell office:value-type="float" office:value="8.2698738574982" calcext:value-type="float">
            <text:p>8,2698738574982</text:p>
          </table:table-cell>
          <table:table-cell office:value-type="float" office:value="2.4655914306641" calcext:value-type="float">
            <text:p>2,4655914306641</text:p>
          </table:table-cell>
          <table:table-cell office:value-type="float" office:value="178.17032261259" calcext:value-type="float">
            <text:p>178,170322612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830</text:p>
          </table:table-cell>
          <table:table-cell office:value-type="float" office:value="0.0036424217978492" calcext:value-type="float">
            <text:p>0,0036424217978492</text:p>
          </table:table-cell>
          <table:table-cell office:value-type="float" office:value="-0.58500993996859" calcext:value-type="float">
            <text:p>-0,58500993996859</text:p>
          </table:table-cell>
          <table:table-cell office:value-type="float" office:value="122.37546853958" calcext:value-type="float">
            <text:p>122,375468539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841</text:p>
          </table:table-cell>
          <table:table-cell office:value-type="float" office:value="3.8668605685234" calcext:value-type="float">
            <text:p>3,8668605685234</text:p>
          </table:table-cell>
          <table:table-cell office:value-type="float" office:value="1.0677216947079" calcext:value-type="float">
            <text:p>1,0677216947079</text:p>
          </table:table-cell>
          <table:table-cell office:value-type="float" office:value="-142.46073801806" calcext:value-type="float">
            <text:p>-142,460738018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852</text:p>
          </table:table-cell>
          <table:table-cell office:value-type="float" office:value="2.5123113393784" calcext:value-type="float">
            <text:p>2,5123113393784</text:p>
          </table:table-cell>
          <table:table-cell office:value-type="float" office:value="3.7671601772308" calcext:value-type="float">
            <text:p>3,7671601772308</text:p>
          </table:table-cell>
          <table:table-cell office:value-type="float" office:value="-172.94934297064" calcext:value-type="float">
            <text:p>-172,949342970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863</text:p>
          </table:table-cell>
          <table:table-cell office:value-type="float" office:value="4.7757467627525" calcext:value-type="float">
            <text:p>4,7757467627525</text:p>
          </table:table-cell>
          <table:table-cell office:value-type="float" office:value="0.49532625824213" calcext:value-type="float">
            <text:p>0,49532625824213</text:p>
          </table:table-cell>
          <table:table-cell office:value-type="float" office:value="-38.175101872462" calcext:value-type="float">
            <text:p>-38,1751018724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874</text:p>
          </table:table-cell>
          <table:table-cell office:value-type="float" office:value="5.1178371906281" calcext:value-type="float">
            <text:p>5,1178371906281</text:p>
          </table:table-cell>
          <table:table-cell office:value-type="float" office:value="2.4254854023457" calcext:value-type="float">
            <text:p>2,4254854023457</text:p>
          </table:table-cell>
          <table:table-cell office:value-type="float" office:value="49.328382987126" calcext:value-type="float">
            <text:p>49,3283829871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885</text:p>
          </table:table-cell>
          <table:table-cell office:value-type="float" office:value="8.8064920902252" calcext:value-type="float">
            <text:p>8,8064920902252</text:p>
          </table:table-cell>
          <table:table-cell office:value-type="float" office:value="1.7180287837982" calcext:value-type="float">
            <text:p>1,7180287837982</text:p>
          </table:table-cell>
          <table:table-cell office:value-type="float" office:value="117.97492367447" calcext:value-type="float">
            <text:p>117,974923674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896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8350466489792" calcext:value-type="float">
            <text:p>2,8350466489792</text:p>
          </table:table-cell>
          <table:table-cell office:value-type="float" office:value="-146.62386809185" calcext:value-type="float">
            <text:p>-146,623868091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907</text:p>
          </table:table-cell>
          <table:table-cell office:value-type="float" office:value="1.6229866445065" calcext:value-type="float">
            <text:p>1,6229866445065</text:p>
          </table:table-cell>
          <table:table-cell office:value-type="float" office:value="-0.066336058080196" calcext:value-type="float">
            <text:p>-0,066336058080196</text:p>
          </table:table-cell>
          <table:table-cell office:value-type="float" office:value="-137.929656703" calcext:value-type="float">
            <text:p>-137,9296567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918</text:p>
          </table:table-cell>
          <table:table-cell office:value-type="float" office:value="0.26168990880251" calcext:value-type="float">
            <text:p>0,26168990880251</text:p>
          </table:table-cell>
          <table:table-cell office:value-type="float" office:value="3.7418526411057" calcext:value-type="float">
            <text:p>3,7418526411057</text:p>
          </table:table-cell>
          <table:table-cell office:value-type="float" office:value="96.101922594058" calcext:value-type="float">
            <text:p>96,1019225940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929</text:p>
          </table:table-cell>
          <table:table-cell office:value-type="float" office:value="2.9907041788101" calcext:value-type="float">
            <text:p>2,9907041788101</text:p>
          </table:table-cell>
          <table:table-cell office:value-type="float" office:value="3.7143415212631" calcext:value-type="float">
            <text:p>3,7143415212631</text:p>
          </table:table-cell>
          <table:table-cell office:value-type="float" office:value="6.750881339714" calcext:value-type="float">
            <text:p>6,7508813397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940</text:p>
          </table:table-cell>
          <table:table-cell office:value-type="float" office:value="4.2919692397118" calcext:value-type="float">
            <text:p>4,2919692397118</text:p>
          </table:table-cell>
          <table:table-cell office:value-type="float" office:value="1.9380515813828" calcext:value-type="float">
            <text:p>1,9380515813828</text:p>
          </table:table-cell>
          <table:table-cell office:value-type="float" office:value="138.14725389906" calcext:value-type="float">
            <text:p>138,147253899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951</text:p>
          </table:table-cell>
          <table:table-cell office:value-type="float" office:value="4.9152675271034" calcext:value-type="float">
            <text:p>4,9152675271034</text:p>
          </table:table-cell>
          <table:table-cell office:value-type="float" office:value="3.0510875582695" calcext:value-type="float">
            <text:p>3,0510875582695</text:p>
          </table:table-cell>
          <table:table-cell office:value-type="float" office:value="26.379060973028" calcext:value-type="float">
            <text:p>26,3790609730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962</text:p>
          </table:table-cell>
          <table:table-cell office:value-type="float" office:value="6.514607667923" calcext:value-type="float">
            <text:p>6,514607667923</text:p>
          </table:table-cell>
          <table:table-cell office:value-type="float" office:value="1.0181318223476" calcext:value-type="float">
            <text:p>1,0181318223476</text:p>
          </table:table-cell>
          <table:table-cell office:value-type="float" office:value="101.16369860947" calcext:value-type="float">
            <text:p>101,163698609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97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4.1174331307411" calcext:value-type="float">
            <text:p>4,1174331307411</text:p>
          </table:table-cell>
          <table:table-cell office:value-type="float" office:value="-162.35819136261" calcext:value-type="float">
            <text:p>-162,358191362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984</text:p>
          </table:table-cell>
          <table:table-cell office:value-type="float" office:value="-1.0338654369116" calcext:value-type="float">
            <text:p>-1,0338654369116</text:p>
          </table:table-cell>
          <table:table-cell office:value-type="float" office:value="7.3935544490814" calcext:value-type="float">
            <text:p>7,3935544490814</text:p>
          </table:table-cell>
          <table:table-cell office:value-type="float" office:value="11.121019436296" calcext:value-type="float">
            <text:p>11,1210194362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995</text:p>
          </table:table-cell>
          <table:table-cell office:value-type="float" office:value="0.79670861363411" calcext:value-type="float">
            <text:p>0,79670861363411</text:p>
          </table:table-cell>
          <table:table-cell office:value-type="float" office:value="1.9188162684441" calcext:value-type="float">
            <text:p>1,9188162684441</text:p>
          </table:table-cell>
          <table:table-cell office:value-type="float" office:value="-55.643782494174" calcext:value-type="float">
            <text:p>-55,6437824941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006</text:p>
          </table:table-cell>
          <table:table-cell office:value-type="float" office:value="2.1725550293922" calcext:value-type="float">
            <text:p>2,1725550293922</text:p>
          </table:table-cell>
          <table:table-cell office:value-type="float" office:value="6.30415558815" calcext:value-type="float">
            <text:p>6,30415558815</text:p>
          </table:table-cell>
          <table:table-cell office:value-type="float" office:value="21.363777719486" calcext:value-type="float">
            <text:p>21,36377771948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017</text:p>
          </table:table-cell>
          <table:table-cell office:value-type="float" office:value="4.7770842909813" calcext:value-type="float">
            <text:p>4,7770842909813</text:p>
          </table:table-cell>
          <table:table-cell office:value-type="float" office:value="5.9762942790985" calcext:value-type="float">
            <text:p>5,9762942790985</text:p>
          </table:table-cell>
          <table:table-cell office:value-type="float" office:value="162.0661893468" calcext:value-type="float">
            <text:p>162,06618934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028</text:p>
          </table:table-cell>
          <table:table-cell office:value-type="float" office:value="7.6437336206436" calcext:value-type="float">
            <text:p>7,6437336206436</text:p>
          </table:table-cell>
          <table:table-cell office:value-type="float" office:value="4.0609502792358" calcext:value-type="float">
            <text:p>4,0609502792358</text:p>
          </table:table-cell>
          <table:table-cell office:value-type="float" office:value="-26.590181573941" calcext:value-type="float">
            <text:p>-26,59018157394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039</text:p>
          </table:table-cell>
          <table:table-cell office:value-type="float" office:value="8.4631139039993" calcext:value-type="float">
            <text:p>8,4631139039993</text:p>
          </table:table-cell>
          <table:table-cell office:value-type="float" office:value="3.1213837862015" calcext:value-type="float">
            <text:p>3,1213837862015</text:p>
          </table:table-cell>
          <table:table-cell office:value-type="float" office:value="-47.592300138656" calcext:value-type="float">
            <text:p>-47,5923001386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050</text:p>
          </table:table-cell>
          <table:table-cell office:value-type="float" office:value="9.6901446580887" calcext:value-type="float">
            <text:p>9,6901446580887</text:p>
          </table:table-cell>
          <table:table-cell office:value-type="float" office:value="4.1749316453934" calcext:value-type="float">
            <text:p>4,1749316453934</text:p>
          </table:table-cell>
          <table:table-cell office:value-type="float" office:value="37.257533544188" calcext:value-type="float">
            <text:p>37,2575335441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061</text:p>
          </table:table-cell>
          <table:table-cell office:value-type="float" office:value="0.091255493462086" calcext:value-type="float">
            <text:p>0,091255493462086</text:p>
          </table:table-cell>
          <table:table-cell office:value-type="float" office:value="1.9568601250648" calcext:value-type="float">
            <text:p>1,9568601250648</text:p>
          </table:table-cell>
          <table:table-cell office:value-type="float" office:value="-122.90014279116" calcext:value-type="float">
            <text:p>-122,90014279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072</text:p>
          </table:table-cell>
          <table:table-cell office:value-type="float" office:value="3.0478462576866" calcext:value-type="float">
            <text:p>3,0478462576866</text:p>
          </table:table-cell>
          <table:table-cell office:value-type="float" office:value="6.0898506641388" calcext:value-type="float">
            <text:p>6,0898506641388</text:p>
          </table:table-cell>
          <table:table-cell office:value-type="float" office:value="-105.99532400727" calcext:value-type="float">
            <text:p>-105,995324007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083</text:p>
          </table:table-cell>
          <table:table-cell office:value-type="float" office:value="0.37406489253044" calcext:value-type="float">
            <text:p>0,37406489253044</text:p>
          </table:table-cell>
          <table:table-cell office:value-type="float" office:value="7.1432608366013" calcext:value-type="float">
            <text:p>7,1432608366013</text:p>
          </table:table-cell>
          <table:table-cell office:value-type="float" office:value="-24.81703128025" calcext:value-type="float">
            <text:p>-24,8170312802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094</text:p>
          </table:table-cell>
          <table:table-cell office:value-type="float" office:value="4.9300321936607" calcext:value-type="float">
            <text:p>4,9300321936607</text:p>
          </table:table-cell>
          <table:table-cell office:value-type="float" office:value="9.3432396650314" calcext:value-type="float">
            <text:p>9,3432396650314</text:p>
          </table:table-cell>
          <table:table-cell office:value-type="float" office:value="-75.051720734614" calcext:value-type="float">
            <text:p>-75,0517207346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105</text:p>
          </table:table-cell>
          <table:table-cell office:value-type="float" office:value="-0.038656149990857" calcext:value-type="float">
            <text:p>-0,038656149990857</text:p>
          </table:table-cell>
          <table:table-cell office:value-type="float" office:value="7.6407253742218" calcext:value-type="float">
            <text:p>7,6407253742218</text:p>
          </table:table-cell>
          <table:table-cell office:value-type="float" office:value="-148.50371050987" calcext:value-type="float">
            <text:p>-148,503710509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116</text:p>
          </table:table-cell>
          <table:table-cell office:value-type="float" office:value="4.8372060060501" calcext:value-type="float">
            <text:p>4,8372060060501</text:p>
          </table:table-cell>
          <table:table-cell office:value-type="float" office:value="5.1086246967316" calcext:value-type="float">
            <text:p>5,1086246967316</text:p>
          </table:table-cell>
          <table:table-cell office:value-type="float" office:value="108.56629480982" calcext:value-type="float">
            <text:p>108,5662948098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127</text:p>
          </table:table-cell>
          <table:table-cell office:value-type="float" office:value="8.7349987030029" calcext:value-type="float">
            <text:p>8,7349987030029</text:p>
          </table:table-cell>
          <table:table-cell office:value-type="float" office:value="10.928126573563" calcext:value-type="float">
            <text:p>10,928126573563</text:p>
          </table:table-cell>
          <table:table-cell office:value-type="float" office:value="-94.433588586795" calcext:value-type="float">
            <text:p>-94,4335885867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138</text:p>
          </table:table-cell>
          <table:table-cell office:value-type="float" office:value="-0.92776902019978" calcext:value-type="float">
            <text:p>-0,92776902019978</text:p>
          </table:table-cell>
          <table:table-cell office:value-type="float" office:value="9.0505707263947" calcext:value-type="float">
            <text:p>9,0505707263947</text:p>
          </table:table-cell>
          <table:table-cell office:value-type="float" office:value="143.65232218603" calcext:value-type="float">
            <text:p>143,652322186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149</text:p>
          </table:table-cell>
          <table:table-cell office:value-type="float" office:value="0.02334295772016" calcext:value-type="float">
            <text:p>0,02334295772016</text:p>
          </table:table-cell>
          <table:table-cell office:value-type="float" office:value="6.2423264980316" calcext:value-type="float">
            <text:p>6,2423264980316</text:p>
          </table:table-cell>
          <table:table-cell office:value-type="float" office:value="-54.32248191469" calcext:value-type="float">
            <text:p>-54,322481914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160</text:p>
          </table:table-cell>
          <table:table-cell office:value-type="float" office:value="2.7206110954285" calcext:value-type="float">
            <text:p>2,7206110954285</text:p>
          </table:table-cell>
          <table:table-cell office:value-type="float" office:value="8.639554977417" calcext:value-type="float">
            <text:p>8,639554977417</text:p>
          </table:table-cell>
          <table:table-cell office:value-type="float" office:value="-64.359950411851" calcext:value-type="float">
            <text:p>-64,3599504118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171</text:p>
          </table:table-cell>
          <table:table-cell office:value-type="float" office:value="3.469700217247" calcext:value-type="float">
            <text:p>3,469700217247</text:p>
          </table:table-cell>
          <table:table-cell office:value-type="float" office:value="7.1665078401566" calcext:value-type="float">
            <text:p>7,1665078401566</text:p>
          </table:table-cell>
          <table:table-cell office:value-type="float" office:value="-102.3330324015" calcext:value-type="float">
            <text:p>-102,33303240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182</text:p>
          </table:table-cell>
          <table:table-cell office:value-type="float" office:value="6.3611614704132" calcext:value-type="float">
            <text:p>6,3611614704132</text:p>
          </table:table-cell>
          <table:table-cell office:value-type="float" office:value="4.4418686628342" calcext:value-type="float">
            <text:p>4,4418686628342</text:p>
          </table:table-cell>
          <table:table-cell office:value-type="float" office:value="126.92315563275" calcext:value-type="float">
            <text:p>126,923155632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193</text:p>
          </table:table-cell>
          <table:table-cell office:value-type="float" office:value="7.482607960701" calcext:value-type="float">
            <text:p>7,482607960701</text:p>
          </table:table-cell>
          <table:table-cell office:value-type="float" office:value="7.6408278942108" calcext:value-type="float">
            <text:p>7,6408278942108</text:p>
          </table:table-cell>
          <table:table-cell office:value-type="float" office:value="-95.940552699338" calcext:value-type="float">
            <text:p>-95,9405526993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204</text:p>
          </table:table-cell>
          <table:table-cell office:value-type="float" office:value="6.5953838825226" calcext:value-type="float">
            <text:p>6,5953838825226</text:p>
          </table:table-cell>
          <table:table-cell office:value-type="float" office:value="5.6473922729492" calcext:value-type="float">
            <text:p>5,6473922729492</text:p>
          </table:table-cell>
          <table:table-cell office:value-type="float" office:value="5.3257066637847" calcext:value-type="float">
            <text:p>5,32570666378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215</text:p>
          </table:table-cell>
          <table:table-cell office:value-type="float" office:value="-0.55450517684221" calcext:value-type="float">
            <text:p>-0,55450517684221</text:p>
          </table:table-cell>
          <table:table-cell office:value-type="float" office:value="8.3954256772995" calcext:value-type="float">
            <text:p>8,3954256772995</text:p>
          </table:table-cell>
          <table:table-cell office:value-type="float" office:value="130.97787662676" calcext:value-type="float">
            <text:p>130,977876626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226</text:p>
          </table:table-cell>
          <table:table-cell office:value-type="float" office:value="1.8084709346294" calcext:value-type="float">
            <text:p>1,8084709346294</text:p>
          </table:table-cell>
          <table:table-cell office:value-type="float" office:value="9.6317064762115" calcext:value-type="float">
            <text:p>9,6317064762115</text:p>
          </table:table-cell>
          <table:table-cell office:value-type="float" office:value="-137.6193404957" calcext:value-type="float">
            <text:p>-137,619340495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237</text:p>
          </table:table-cell>
          <table:table-cell office:value-type="float" office:value="5.002099275589" calcext:value-type="float">
            <text:p>5,002099275589</text:p>
          </table:table-cell>
          <table:table-cell office:value-type="float" office:value="10.663115978241" calcext:value-type="float">
            <text:p>10,663115978241</text:p>
          </table:table-cell>
          <table:table-cell office:value-type="float" office:value="-131.56469612365" calcext:value-type="float">
            <text:p>-131,564696123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248</text:p>
          </table:table-cell>
          <table:table-cell office:value-type="float" office:value="4.1545802354813" calcext:value-type="float">
            <text:p>4,1545802354813</text:p>
          </table:table-cell>
          <table:table-cell office:value-type="float" office:value="11.065590381622" calcext:value-type="float">
            <text:p>11,065590381622</text:p>
          </table:table-cell>
          <table:table-cell office:value-type="float" office:value="178.89544158984" calcext:value-type="float">
            <text:p>178,895441589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259</text:p>
          </table:table-cell>
          <table:table-cell office:value-type="float" office:value="7.2684860229492" calcext:value-type="float">
            <text:p>7,2684860229492</text:p>
          </table:table-cell>
          <table:table-cell office:value-type="float" office:value="9.4623744487762" calcext:value-type="float">
            <text:p>9,4623744487762</text:p>
          </table:table-cell>
          <table:table-cell office:value-type="float" office:value="164.20428919944" calcext:value-type="float">
            <text:p>164,2042891994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270</text:p>
          </table:table-cell>
          <table:table-cell office:value-type="float" office:value="6.4690679311752" calcext:value-type="float">
            <text:p>6,4690679311752</text:p>
          </table:table-cell>
          <table:table-cell office:value-type="float" office:value="7.5005602836609" calcext:value-type="float">
            <text:p>7,5005602836609</text:p>
          </table:table-cell>
          <table:table-cell office:value-type="float" office:value="39.893007202513" calcext:value-type="float">
            <text:p>39,8930072025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281</text:p>
          </table:table-cell>
          <table:table-cell office:value-type="float" office:value="6.0519099235535" calcext:value-type="float">
            <text:p>6,0519099235535</text:p>
          </table:table-cell>
          <table:table-cell office:value-type="float" office:value="10.605108737946" calcext:value-type="float">
            <text:p>10,605108737946</text:p>
          </table:table-cell>
          <table:table-cell office:value-type="float" office:value="-48.684543485095" calcext:value-type="float">
            <text:p>-48,6845434850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292</text:p>
          </table:table-cell>
          <table:table-cell office:value-type="float" office:value="1.2517611682415" calcext:value-type="float">
            <text:p>1,2517611682415</text:p>
          </table:table-cell>
          <table:table-cell office:value-type="float" office:value="8.9266806840897" calcext:value-type="float">
            <text:p>8,9266806840897</text:p>
          </table:table-cell>
          <table:table-cell office:value-type="float" office:value="38.927124943703" calcext:value-type="float">
            <text:p>38,9271249437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303</text:p>
          </table:table-cell>
          <table:table-cell office:value-type="float" office:value="-0.017709638923407" calcext:value-type="float">
            <text:p>-0,017709638923407</text:p>
          </table:table-cell>
          <table:table-cell office:value-type="float" office:value="10.429846048355" calcext:value-type="float">
            <text:p>10,429846048355</text:p>
          </table:table-cell>
          <table:table-cell office:value-type="float" office:value="-141.01807175169" calcext:value-type="float">
            <text:p>-141,018071751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5</text:p>
          </table:table-cell>
          <table:table-cell office:value-type="float" office:value="1.6292741894722" calcext:value-type="float">
            <text:p>1,6292741894722</text:p>
          </table:table-cell>
          <table:table-cell office:value-type="float" office:value="1.2217134237289" calcext:value-type="float">
            <text:p>1,2217134237289</text:p>
          </table:table-cell>
          <table:table-cell office:value-type="float" office:value="-160.55295877396" calcext:value-type="float">
            <text:p>-160,552958773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764</text:p>
          </table:table-cell>
          <table:table-cell office:value-type="float" office:value="2.7531850337982" calcext:value-type="float">
            <text:p>2,7531850337982</text:p>
          </table:table-cell>
          <table:table-cell office:value-type="float" office:value="-0.43708212673664" calcext:value-type="float">
            <text:p>-0,43708212673664</text:p>
          </table:table-cell>
          <table:table-cell office:value-type="float" office:value="-112.68861430466" calcext:value-type="float">
            <text:p>-112,688614304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775</text:p>
          </table:table-cell>
          <table:table-cell office:value-type="float" office:value="4.0548667311668" calcext:value-type="float">
            <text:p>4,0548667311668</text:p>
          </table:table-cell>
          <table:table-cell office:value-type="float" office:value="-0.48848565667868" calcext:value-type="float">
            <text:p>-0,48848565667868</text:p>
          </table:table-cell>
          <table:table-cell office:value-type="float" office:value="-2.4505411126431" calcext:value-type="float">
            <text:p>-2,45054111264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786</text:p>
          </table:table-cell>
          <table:table-cell office:value-type="float" office:value="2.9252862930298" calcext:value-type="float">
            <text:p>2,9252862930298</text:p>
          </table:table-cell>
          <table:table-cell office:value-type="float" office:value="-0.54426454007626" calcext:value-type="float">
            <text:p>-0,54426454007626</text:p>
          </table:table-cell>
          <table:table-cell office:value-type="float" office:value="77.042903869775" calcext:value-type="float">
            <text:p>77,04290386977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797</text:p>
          </table:table-cell>
          <table:table-cell office:value-type="float" office:value="7.8940880298615" calcext:value-type="float">
            <text:p>7,8940880298615</text:p>
          </table:table-cell>
          <table:table-cell office:value-type="float" office:value="-0.58362413197756" calcext:value-type="float">
            <text:p>-0,58362413197756</text:p>
          </table:table-cell>
          <table:table-cell office:value-type="float" office:value="54.390046247251" calcext:value-type="float">
            <text:p>54,3900462472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808</text:p>
          </table:table-cell>
          <table:table-cell office:value-type="float" office:value="5.5107969045639" calcext:value-type="float">
            <text:p>5,5107969045639</text:p>
          </table:table-cell>
          <table:table-cell office:value-type="float" office:value="0.58689814060926" calcext:value-type="float">
            <text:p>0,58689814060926</text:p>
          </table:table-cell>
          <table:table-cell office:value-type="float" office:value="170.61059338272" calcext:value-type="float">
            <text:p>170,610593382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819</text:p>
          </table:table-cell>
          <table:table-cell office:value-type="float" office:value="8.6594945192337" calcext:value-type="float">
            <text:p>8,6594945192337</text:p>
          </table:table-cell>
          <table:table-cell office:value-type="float" office:value="2.4482449889183" calcext:value-type="float">
            <text:p>2,4482449889183</text:p>
          </table:table-cell>
          <table:table-cell office:value-type="float" office:value="175.41843766619" calcext:value-type="float">
            <text:p>175,418437666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830</text:p>
          </table:table-cell>
          <table:table-cell office:value-type="float" office:value="0.094434581696987" calcext:value-type="float">
            <text:p>0,094434581696987</text:p>
          </table:table-cell>
          <table:table-cell office:value-type="float" office:value="-0.58499921113253" calcext:value-type="float">
            <text:p>-0,58499921113253</text:p>
          </table:table-cell>
          <table:table-cell office:value-type="float" office:value="109.2461339987" calcext:value-type="float">
            <text:p>109,24613399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841</text:p>
          </table:table-cell>
          <table:table-cell office:value-type="float" office:value="4.1438111662865" calcext:value-type="float">
            <text:p>4,1438111662865</text:p>
          </table:table-cell>
          <table:table-cell office:value-type="float" office:value="1.2353776395321" calcext:value-type="float">
            <text:p>1,2353776395321</text:p>
          </table:table-cell>
          <table:table-cell office:value-type="float" office:value="-146.34054481604" calcext:value-type="float">
            <text:p>-146,340544816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852</text:p>
          </table:table-cell>
          <table:table-cell office:value-type="float" office:value="2.5711366534233" calcext:value-type="float">
            <text:p>2,5711366534233</text:p>
          </table:table-cell>
          <table:table-cell office:value-type="float" office:value="3.55313539505" calcext:value-type="float">
            <text:p>3,55313539505</text:p>
          </table:table-cell>
          <table:table-cell office:value-type="float" office:value="96.454791961961" calcext:value-type="float">
            <text:p>96,4547919619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863</text:p>
          </table:table-cell>
          <table:table-cell office:value-type="float" office:value="4.6162429451942" calcext:value-type="float">
            <text:p>4,6162429451942</text:p>
          </table:table-cell>
          <table:table-cell office:value-type="float" office:value="0.34233875572681" calcext:value-type="float">
            <text:p>0,34233875572681</text:p>
          </table:table-cell>
          <table:table-cell office:value-type="float" office:value="52.569133840549" calcext:value-type="float">
            <text:p>52,5691338405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874</text:p>
          </table:table-cell>
          <table:table-cell office:value-type="float" office:value="5.2637487649918" calcext:value-type="float">
            <text:p>5,2637487649918</text:p>
          </table:table-cell>
          <table:table-cell office:value-type="float" office:value="2.2585125267506" calcext:value-type="float">
            <text:p>2,2585125267506</text:p>
          </table:table-cell>
          <table:table-cell office:value-type="float" office:value="140.06623948456" calcext:value-type="float">
            <text:p>140,066239484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885</text:p>
          </table:table-cell>
          <table:table-cell office:value-type="float" office:value="8.9927184581757" calcext:value-type="float">
            <text:p>8,9927184581757</text:p>
          </table:table-cell>
          <table:table-cell office:value-type="float" office:value="1.3667872548103" calcext:value-type="float">
            <text:p>1,3667872548103</text:p>
          </table:table-cell>
          <table:table-cell office:value-type="float" office:value="117.98118330111" calcext:value-type="float">
            <text:p>117,981183301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896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3.0173024535179" calcext:value-type="float">
            <text:p>3,0173024535179</text:p>
          </table:table-cell>
          <table:table-cell office:value-type="float" office:value="-171.97561567756" calcext:value-type="float">
            <text:p>-171,975615677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907</text:p>
          </table:table-cell>
          <table:table-cell office:value-type="float" office:value="1.9307196140289" calcext:value-type="float">
            <text:p>1,9307196140289</text:p>
          </table:table-cell>
          <table:table-cell office:value-type="float" office:value="0.15268956311047" calcext:value-type="float">
            <text:p>0,15268956311047</text:p>
          </table:table-cell>
          <table:table-cell office:value-type="float" office:value="-147.0465842326" calcext:value-type="float">
            <text:p>-147,04658423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918</text:p>
          </table:table-cell>
          <table:table-cell office:value-type="float" office:value="0.38785628974438" calcext:value-type="float">
            <text:p>0,38785628974438</text:p>
          </table:table-cell>
          <table:table-cell office:value-type="float" office:value="3.4140121936798" calcext:value-type="float">
            <text:p>3,4140121936798</text:p>
          </table:table-cell>
          <table:table-cell office:value-type="float" office:value="116.20860190908" calcext:value-type="float">
            <text:p>116,208601909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929</text:p>
          </table:table-cell>
          <table:table-cell office:value-type="float" office:value="2.9855015873909" calcext:value-type="float">
            <text:p>2,9855015873909</text:p>
          </table:table-cell>
          <table:table-cell office:value-type="float" office:value="3.4926882386208" calcext:value-type="float">
            <text:p>3,4926882386208</text:p>
          </table:table-cell>
          <table:table-cell office:value-type="float" office:value="97.479088291241" calcext:value-type="float">
            <text:p>97,4790882912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940</text:p>
          </table:table-cell>
          <table:table-cell office:value-type="float" office:value="4.3852886557579" calcext:value-type="float">
            <text:p>4,3852886557579</text:p>
          </table:table-cell>
          <table:table-cell office:value-type="float" office:value="1.7325037717819" calcext:value-type="float">
            <text:p>1,7325037717819</text:p>
          </table:table-cell>
          <table:table-cell office:value-type="float" office:value="109.28990354963" calcext:value-type="float">
            <text:p>109,289903549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951</text:p>
          </table:table-cell>
          <table:table-cell office:value-type="float" office:value="4.7899484634399" calcext:value-type="float">
            <text:p>4,7899484634399</text:p>
          </table:table-cell>
          <table:table-cell office:value-type="float" office:value="3.2337617874146" calcext:value-type="float">
            <text:p>3,2337617874146</text:p>
          </table:table-cell>
          <table:table-cell office:value-type="float" office:value="-64.458266185347" calcext:value-type="float">
            <text:p>-64,4582661853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962</text:p>
          </table:table-cell>
          <table:table-cell office:value-type="float" office:value="6.6172921657562" calcext:value-type="float">
            <text:p>6,6172921657562</text:p>
          </table:table-cell>
          <table:table-cell office:value-type="float" office:value="0.82993395626545" calcext:value-type="float">
            <text:p>0,82993395626545</text:p>
          </table:table-cell>
          <table:table-cell office:value-type="float" office:value="120.82679863948" calcext:value-type="float">
            <text:p>120,826798639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973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4.3009066581726" calcext:value-type="float">
            <text:p>4,3009066581726</text:p>
          </table:table-cell>
          <table:table-cell office:value-type="float" office:value="-167.98961390356" calcext:value-type="float">
            <text:p>-167,989613903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984</text:p>
          </table:table-cell>
          <table:table-cell office:value-type="float" office:value="-1.1643894761801" calcext:value-type="float">
            <text:p>-1,1643894761801</text:p>
          </table:table-cell>
          <table:table-cell office:value-type="float" office:value="7.1096074581146" calcext:value-type="float">
            <text:p>7,1096074581146</text:p>
          </table:table-cell>
          <table:table-cell office:value-type="float" office:value="60.176702062036" calcext:value-type="float">
            <text:p>60,1767020620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995</text:p>
          </table:table-cell>
          <table:table-cell office:value-type="float" office:value="0.58443404734135" calcext:value-type="float">
            <text:p>0,58443404734135</text:p>
          </table:table-cell>
          <table:table-cell office:value-type="float" office:value="1.9956220686436" calcext:value-type="float">
            <text:p>1,9956220686436</text:p>
          </table:table-cell>
          <table:table-cell office:value-type="float" office:value="-0.41218211720134" calcext:value-type="float">
            <text:p>-0,412182117201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006</text:p>
          </table:table-cell>
          <table:table-cell office:value-type="float" office:value="1.8026298284531" calcext:value-type="float">
            <text:p>1,8026298284531</text:p>
          </table:table-cell>
          <table:table-cell office:value-type="float" office:value="6.1599862575531" calcext:value-type="float">
            <text:p>6,1599862575531</text:p>
          </table:table-cell>
          <table:table-cell office:value-type="float" office:value="21.38091823098" calcext:value-type="float">
            <text:p>21,380918230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017</text:p>
          </table:table-cell>
          <table:table-cell office:value-type="float" office:value="5.0428783893585" calcext:value-type="float">
            <text:p>5,0428783893585</text:p>
          </table:table-cell>
          <table:table-cell office:value-type="float" office:value="5.7334864139557" calcext:value-type="float">
            <text:p>5,7334864139557</text:p>
          </table:table-cell>
          <table:table-cell office:value-type="float" office:value="141.75133644396" calcext:value-type="float">
            <text:p>141,751336443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028</text:p>
          </table:table-cell>
          <table:table-cell office:value-type="float" office:value="7.2882986068726" calcext:value-type="float">
            <text:p>7,2882986068726</text:p>
          </table:table-cell>
          <table:table-cell office:value-type="float" office:value="4.2383608222008" calcext:value-type="float">
            <text:p>4,2383608222008</text:p>
          </table:table-cell>
          <table:table-cell office:value-type="float" office:value="-26.596839260903" calcext:value-type="float">
            <text:p>-26,5968392609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039</text:p>
          </table:table-cell>
          <table:table-cell office:value-type="float" office:value="8.1952154636383" calcext:value-type="float">
            <text:p>8,1952154636383</text:p>
          </table:table-cell>
          <table:table-cell office:value-type="float" office:value="3.4153124690056" calcext:value-type="float">
            <text:p>3,4153124690056</text:p>
          </table:table-cell>
          <table:table-cell office:value-type="float" office:value="-47.636295200154" calcext:value-type="float">
            <text:p>-47,6362952001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050</text:p>
          </table:table-cell>
          <table:table-cell office:value-type="float" office:value="9.503338932991" calcext:value-type="float">
            <text:p>9,503338932991</text:p>
          </table:table-cell>
          <table:table-cell office:value-type="float" office:value="4.3073710799217" calcext:value-type="float">
            <text:p>4,3073710799217</text:p>
          </table:table-cell>
          <table:table-cell office:value-type="float" office:value="-34.532433102845" calcext:value-type="float">
            <text:p>-34,5324331028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061</text:p>
          </table:table-cell>
          <table:table-cell office:value-type="float" office:value="0.041696652770042" calcext:value-type="float">
            <text:p>0,041696652770042</text:p>
          </table:table-cell>
          <table:table-cell office:value-type="float" office:value="2.1901991963387" calcext:value-type="float">
            <text:p>2,1901991963387</text:p>
          </table:table-cell>
          <table:table-cell office:value-type="float" office:value="-57.506000919707" calcext:value-type="float">
            <text:p>-57,5060009197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072</text:p>
          </table:table-cell>
          <table:table-cell office:value-type="float" office:value="3.3231988549232" calcext:value-type="float">
            <text:p>3,3231988549232</text:p>
          </table:table-cell>
          <table:table-cell office:value-type="float" office:value="6.2373620271683" calcext:value-type="float">
            <text:p>6,2373620271683</text:p>
          </table:table-cell>
          <table:table-cell office:value-type="float" office:value="-151.16562357374" calcext:value-type="float">
            <text:p>-151,165623573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083</text:p>
          </table:table-cell>
          <table:table-cell office:value-type="float" office:value="0.21170552819967" calcext:value-type="float">
            <text:p>0,21170552819967</text:p>
          </table:table-cell>
          <table:table-cell office:value-type="float" office:value="7.0022040605545" calcext:value-type="float">
            <text:p>7,0022040605545</text:p>
          </table:table-cell>
          <table:table-cell office:value-type="float" office:value="55.874961576644" calcext:value-type="float">
            <text:p>55,8749615766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094</text:p>
          </table:table-cell>
          <table:table-cell office:value-type="float" office:value="5.0061792135239" calcext:value-type="float">
            <text:p>5,0061792135239</text:p>
          </table:table-cell>
          <table:table-cell office:value-type="float" office:value="9.6331822872162" calcext:value-type="float">
            <text:p>9,6331822872162</text:p>
          </table:table-cell>
          <table:table-cell office:value-type="float" office:value="-111.77656756844" calcext:value-type="float">
            <text:p>-111,776567568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105</text:p>
          </table:table-cell>
          <table:table-cell office:value-type="float" office:value="0.1656361296773" calcext:value-type="float">
            <text:p>0,1656361296773</text:p>
          </table:table-cell>
          <table:table-cell office:value-type="float" office:value="7.6416546106339" calcext:value-type="float">
            <text:p>7,6416546106339</text:p>
          </table:table-cell>
          <table:table-cell office:value-type="float" office:value="-158.35591182587" calcext:value-type="float">
            <text:p>-158,355911825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116</text:p>
          </table:table-cell>
          <table:table-cell office:value-type="float" office:value="4.8030838370323" calcext:value-type="float">
            <text:p>4,8030838370323</text:p>
          </table:table-cell>
          <table:table-cell office:value-type="float" office:value="4.749444425106" calcext:value-type="float">
            <text:p>4,749444425106</text:p>
          </table:table-cell>
          <table:table-cell office:value-type="float" office:value="88.420328820587" calcext:value-type="float">
            <text:p>88,42032882058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127</text:p>
          </table:table-cell>
          <table:table-cell office:value-type="float" office:value="8.555656671524" calcext:value-type="float">
            <text:p>8,555656671524</text:p>
          </table:table-cell>
          <table:table-cell office:value-type="float" office:value="11.084998846054" calcext:value-type="float">
            <text:p>11,084998846054</text:p>
          </table:table-cell>
          <table:table-cell office:value-type="float" office:value="-89.142201812404" calcext:value-type="float">
            <text:p>-89,1422018124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138</text:p>
          </table:table-cell>
          <table:table-cell office:value-type="float" office:value="-0.81275627017021" calcext:value-type="float">
            <text:p>-0,81275627017021</text:p>
          </table:table-cell>
          <table:table-cell office:value-type="float" office:value="8.8437783718109" calcext:value-type="float">
            <text:p>8,8437783718109</text:p>
          </table:table-cell>
          <table:table-cell office:value-type="float" office:value="115.92227182571" calcext:value-type="float">
            <text:p>115,922271825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149</text:p>
          </table:table-cell>
          <table:table-cell office:value-type="float" office:value="-0.20839955657721" calcext:value-type="float">
            <text:p>-0,20839955657721</text:p>
          </table:table-cell>
          <table:table-cell office:value-type="float" office:value="6.5647786855698" calcext:value-type="float">
            <text:p>6,5647786855698</text:p>
          </table:table-cell>
          <table:table-cell office:value-type="float" office:value="-54.342272175345" calcext:value-type="float">
            <text:p>-54,3422721753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160</text:p>
          </table:table-cell>
          <table:table-cell office:value-type="float" office:value="2.5491505861282" calcext:value-type="float">
            <text:p>2,5491505861282</text:p>
          </table:table-cell>
          <table:table-cell office:value-type="float" office:value="8.9982825517654" calcext:value-type="float">
            <text:p>8,9982825517654</text:p>
          </table:table-cell>
          <table:table-cell office:value-type="float" office:value="-64.314738960023" calcext:value-type="float">
            <text:p>-64,3147389600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171</text:p>
          </table:table-cell>
          <table:table-cell office:value-type="float" office:value="3.5533478856087" calcext:value-type="float">
            <text:p>3,5533478856087</text:p>
          </table:table-cell>
          <table:table-cell office:value-type="float" office:value="7.5549745559692" calcext:value-type="float">
            <text:p>7,5549745559692</text:p>
          </table:table-cell>
          <table:table-cell office:value-type="float" office:value="-102.33126931889" calcext:value-type="float">
            <text:p>-102,331269318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182</text:p>
          </table:table-cell>
          <table:table-cell office:value-type="float" office:value="6.6131126880646" calcext:value-type="float">
            <text:p>6,6131126880646</text:p>
          </table:table-cell>
          <table:table-cell office:value-type="float" office:value="4.1415053606033" calcext:value-type="float">
            <text:p>4,1415053606033</text:p>
          </table:table-cell>
          <table:table-cell office:value-type="float" office:value="129.66999734283" calcext:value-type="float">
            <text:p>129,669997342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193</text:p>
          </table:table-cell>
          <table:table-cell office:value-type="float" office:value="7.6766908168793" calcext:value-type="float">
            <text:p>7,6766908168793</text:p>
          </table:table-cell>
          <table:table-cell office:value-type="float" office:value="7.8761827945709" calcext:value-type="float">
            <text:p>7,8761827945709</text:p>
          </table:table-cell>
          <table:table-cell office:value-type="float" office:value="-138.11219725639" calcext:value-type="float">
            <text:p>-138,112197256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204</text:p>
          </table:table-cell>
          <table:table-cell office:value-type="float" office:value="6.2985998392105" calcext:value-type="float">
            <text:p>6,2985998392105</text:p>
          </table:table-cell>
          <table:table-cell office:value-type="float" office:value="5.5672752857208" calcext:value-type="float">
            <text:p>5,5672752857208</text:p>
          </table:table-cell>
          <table:table-cell office:value-type="float" office:value="18.885777064949" calcext:value-type="float">
            <text:p>18,8857770649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215</text:p>
          </table:table-cell>
          <table:table-cell office:value-type="float" office:value="-0.29454836621881" calcext:value-type="float">
            <text:p>-0,29454836621881</text:p>
          </table:table-cell>
          <table:table-cell office:value-type="float" office:value="8.0957043170929" calcext:value-type="float">
            <text:p>8,0957043170929</text:p>
          </table:table-cell>
          <table:table-cell office:value-type="float" office:value="130.94443272633" calcext:value-type="float">
            <text:p>130,944432726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226</text:p>
          </table:table-cell>
          <table:table-cell office:value-type="float" office:value="1.7724138498306" calcext:value-type="float">
            <text:p>1,7724138498306</text:p>
          </table:table-cell>
          <table:table-cell office:value-type="float" office:value="9.9419957399368" calcext:value-type="float">
            <text:p>9,9419957399368</text:p>
          </table:table-cell>
          <table:table-cell office:value-type="float" office:value="-88.432875408488" calcext:value-type="float">
            <text:p>-88,4328754084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237</text:p>
          </table:table-cell>
          <table:table-cell office:value-type="float" office:value="5.2852737903595" calcext:value-type="float">
            <text:p>5,2852737903595</text:p>
          </table:table-cell>
          <table:table-cell office:value-type="float" office:value="10.909602642059" calcext:value-type="float">
            <text:p>10,909602642059</text:p>
          </table:table-cell>
          <table:table-cell office:value-type="float" office:value="-141.55115139712" calcext:value-type="float">
            <text:p>-141,551151397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248</text:p>
          </table:table-cell>
          <table:table-cell office:value-type="float" office:value="4.3948125839233" calcext:value-type="float">
            <text:p>4,3948125839233</text:p>
          </table:table-cell>
          <table:table-cell office:value-type="float" office:value="10.884916782379" calcext:value-type="float">
            <text:p>10,884916782379</text:p>
          </table:table-cell>
          <table:table-cell office:value-type="float" office:value="134.441554926" calcext:value-type="float">
            <text:p>134,4415549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259</text:p>
          </table:table-cell>
          <table:table-cell office:value-type="float" office:value="7.6143628358841" calcext:value-type="float">
            <text:p>7,6143628358841</text:p>
          </table:table-cell>
          <table:table-cell office:value-type="float" office:value="9.3428200483322" calcext:value-type="float">
            <text:p>9,3428200483322</text:p>
          </table:table-cell>
          <table:table-cell office:value-type="float" office:value="154.26803394488" calcext:value-type="float">
            <text:p>154,268033944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270</text:p>
          </table:table-cell>
          <table:table-cell office:value-type="float" office:value="6.2812101840973" calcext:value-type="float">
            <text:p>6,2812101840973</text:p>
          </table:table-cell>
          <table:table-cell office:value-type="float" office:value="7.3608601093292" calcext:value-type="float">
            <text:p>7,3608601093292</text:p>
          </table:table-cell>
          <table:table-cell office:value-type="float" office:value="36.268854217165" calcext:value-type="float">
            <text:p>36,26885421716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281</text:p>
          </table:table-cell>
          <table:table-cell office:value-type="float" office:value="5.7939898967743" calcext:value-type="float">
            <text:p>5,7939898967743</text:p>
          </table:table-cell>
          <table:table-cell office:value-type="float" office:value="10.896334648132" calcext:value-type="float">
            <text:p>10,896334648132</text:p>
          </table:table-cell>
          <table:table-cell office:value-type="float" office:value="-48.331479358066" calcext:value-type="float">
            <text:p>-48,3314793580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292</text:p>
          </table:table-cell>
          <table:table-cell office:value-type="float" office:value="1.2679861485958" calcext:value-type="float">
            <text:p>1,2679861485958</text:p>
          </table:table-cell>
          <table:table-cell office:value-type="float" office:value="8.6146622896194" calcext:value-type="float">
            <text:p>8,6146622896194</text:p>
          </table:table-cell>
          <table:table-cell office:value-type="float" office:value="88.050498324595" calcext:value-type="float">
            <text:p>88,0504983245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303</text:p>
          </table:table-cell>
          <table:table-cell office:value-type="float" office:value="0.26621844619513" calcext:value-type="float">
            <text:p>0,26621844619513</text:p>
          </table:table-cell>
          <table:table-cell office:value-type="float" office:value="10.609322786331" calcext:value-type="float">
            <text:p>10,609322786331</text:p>
          </table:table-cell>
          <table:table-cell office:value-type="float" office:value="-149.65250233936" calcext:value-type="float">
            <text:p>-149,6525023393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5</text:p>
          </table:table-cell>
          <table:table-cell office:value-type="float" office:value="1.9748345017433" calcext:value-type="float">
            <text:p>1,9748345017433</text:p>
          </table:table-cell>
          <table:table-cell office:value-type="float" office:value="1.2226586043835" calcext:value-type="float">
            <text:p>1,2226586043835</text:p>
          </table:table-cell>
          <table:table-cell office:value-type="float" office:value="176.05193101676" calcext:value-type="float">
            <text:p>176,051931016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764</text:p>
          </table:table-cell>
          <table:table-cell office:value-type="float" office:value="2.8675228357315" calcext:value-type="float">
            <text:p>2,8675228357315</text:p>
          </table:table-cell>
          <table:table-cell office:value-type="float" office:value="-0.36971945315599" calcext:value-type="float">
            <text:p>-0,36971945315599</text:p>
          </table:table-cell>
          <table:table-cell office:value-type="float" office:value="-114.51354148282" calcext:value-type="float">
            <text:p>-114,513541482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775</text:p>
          </table:table-cell>
          <table:table-cell office:value-type="float" office:value="3.8020092248917" calcext:value-type="float">
            <text:p>3,8020092248917</text:p>
          </table:table-cell>
          <table:table-cell office:value-type="float" office:value="-0.47027569264174" calcext:value-type="float">
            <text:p>-0,47027569264174</text:p>
          </table:table-cell>
          <table:table-cell office:value-type="float" office:value="-4.3122997614229" calcext:value-type="float">
            <text:p>-4,31229976142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786</text:p>
          </table:table-cell>
          <table:table-cell office:value-type="float" office:value="3.0022543668747" calcext:value-type="float">
            <text:p>3,0022543668747</text:p>
          </table:table-cell>
          <table:table-cell office:value-type="float" office:value="-0.5318408459425" calcext:value-type="float">
            <text:p>-0,5318408459425</text:p>
          </table:table-cell>
          <table:table-cell office:value-type="float" office:value="49.75726991702" calcext:value-type="float">
            <text:p>49,7572699170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797</text:p>
          </table:table-cell>
          <table:table-cell office:value-type="float" office:value="7.6432502269745" calcext:value-type="float">
            <text:p>7,6432502269745</text:p>
          </table:table-cell>
          <table:table-cell office:value-type="float" office:value="-0.58500666171312" calcext:value-type="float">
            <text:p>-0,58500666171312</text:p>
          </table:table-cell>
          <table:table-cell office:value-type="float" office:value="22.567983645542" calcext:value-type="float">
            <text:p>22,5679836455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808</text:p>
          </table:table-cell>
          <table:table-cell office:value-type="float" office:value="5.7709723711014" calcext:value-type="float">
            <text:p>5,7709723711014</text:p>
          </table:table-cell>
          <table:table-cell office:value-type="float" office:value="0.35434607416391" calcext:value-type="float">
            <text:p>0,35434607416391</text:p>
          </table:table-cell>
          <table:table-cell office:value-type="float" office:value="142.77376035217" calcext:value-type="float">
            <text:p>142,773760352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819</text:p>
          </table:table-cell>
          <table:table-cell office:value-type="float" office:value="8.9272230863571" calcext:value-type="float">
            <text:p>8,9272230863571</text:p>
          </table:table-cell>
          <table:table-cell office:value-type="float" office:value="2.2763666510582" calcext:value-type="float">
            <text:p>2,2763666510582</text:p>
          </table:table-cell>
          <table:table-cell office:value-type="float" office:value="140.02512822485" calcext:value-type="float">
            <text:p>140,025128224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830</text:p>
          </table:table-cell>
          <table:table-cell office:value-type="float" office:value="0.23549575358629" calcext:value-type="float">
            <text:p>0,23549575358629</text:p>
          </table:table-cell>
          <table:table-cell office:value-type="float" office:value="-0.58501530438662" calcext:value-type="float">
            <text:p>-0,58501530438662</text:p>
          </table:table-cell>
          <table:table-cell office:value-type="float" office:value="92.573556930396" calcext:value-type="float">
            <text:p>92,5735569303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841</text:p>
          </table:table-cell>
          <table:table-cell office:value-type="float" office:value="4.0138649940491" calcext:value-type="float">
            <text:p>4,0138649940491</text:p>
          </table:table-cell>
          <table:table-cell office:value-type="float" office:value="1.3980546593666" calcext:value-type="float">
            <text:p>1,3980546593666</text:p>
          </table:table-cell>
          <table:table-cell office:value-type="float" office:value="-51.790107587341" calcext:value-type="float">
            <text:p>-51,7901075873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852</text:p>
          </table:table-cell>
          <table:table-cell office:value-type="float" office:value="2.3243069648743" calcext:value-type="float">
            <text:p>2,3243069648743</text:p>
          </table:table-cell>
          <table:table-cell office:value-type="float" office:value="3.4216725826263" calcext:value-type="float">
            <text:p>3,4216725826263</text:p>
          </table:table-cell>
          <table:table-cell office:value-type="float" office:value="30.411090820458" calcext:value-type="float">
            <text:p>30,41109082045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863</text:p>
          </table:table-cell>
          <table:table-cell office:value-type="float" office:value="4.725427031517" calcext:value-type="float">
            <text:p>4,725427031517</text:p>
          </table:table-cell>
          <table:table-cell office:value-type="float" office:value="0.060429470613599" calcext:value-type="float">
            <text:p>0,060429470613599</text:p>
          </table:table-cell>
          <table:table-cell office:value-type="float" office:value="107.11325505737" calcext:value-type="float">
            <text:p>107,113255057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874</text:p>
          </table:table-cell>
          <table:table-cell office:value-type="float" office:value="5.6089574098587" calcext:value-type="float">
            <text:p>5,6089574098587</text:p>
          </table:table-cell>
          <table:table-cell office:value-type="float" office:value="2.1267902851105" calcext:value-type="float">
            <text:p>2,1267902851105</text:p>
          </table:table-cell>
          <table:table-cell office:value-type="float" office:value="155.99320344864" calcext:value-type="float">
            <text:p>155,993203448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885</text:p>
          </table:table-cell>
          <table:table-cell office:value-type="float" office:value="9.1757518053055" calcext:value-type="float">
            <text:p>9,1757518053055</text:p>
          </table:table-cell>
          <table:table-cell office:value-type="float" office:value="1.0236575454473" calcext:value-type="float">
            <text:p>1,0236575454473</text:p>
          </table:table-cell>
          <table:table-cell office:value-type="float" office:value="118.67109529532" calcext:value-type="float">
            <text:p>118,671095295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896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2.8862532973289" calcext:value-type="float">
            <text:p>2,8862532973289</text:p>
          </table:table-cell>
          <table:table-cell office:value-type="float" office:value="143.95184122073" calcext:value-type="float">
            <text:p>143,951841220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907</text:p>
          </table:table-cell>
          <table:table-cell office:value-type="float" office:value="2.2635444998741" calcext:value-type="float">
            <text:p>2,2635444998741</text:p>
          </table:table-cell>
          <table:table-cell office:value-type="float" office:value="0.30685242265463" calcext:value-type="float">
            <text:p>0,30685242265463</text:p>
          </table:table-cell>
          <table:table-cell office:value-type="float" office:value="-160.72557686241" calcext:value-type="float">
            <text:p>-160,725576862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918</text:p>
          </table:table-cell>
          <table:table-cell office:value-type="float" office:value="0.62287658452988" calcext:value-type="float">
            <text:p>0,62287658452988</text:p>
          </table:table-cell>
          <table:table-cell office:value-type="float" office:value="3.1539434194565" calcext:value-type="float">
            <text:p>3,1539434194565</text:p>
          </table:table-cell>
          <table:table-cell office:value-type="float" office:value="137.06882136643" calcext:value-type="float">
            <text:p>137,068821366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929</text:p>
          </table:table-cell>
          <table:table-cell office:value-type="float" office:value="3.2574561238289" calcext:value-type="float">
            <text:p>3,2574561238289</text:p>
          </table:table-cell>
          <table:table-cell office:value-type="float" office:value="3.4259307384491" calcext:value-type="float">
            <text:p>3,4259307384491</text:p>
          </table:table-cell>
          <table:table-cell office:value-type="float" office:value="163.93101139433" calcext:value-type="float">
            <text:p>163,931011394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940</text:p>
          </table:table-cell>
          <table:table-cell office:value-type="float" office:value="4.1904425621033" calcext:value-type="float">
            <text:p>4,1904425621033</text:p>
          </table:table-cell>
          <table:table-cell office:value-type="float" office:value="1.6771145164967" calcext:value-type="float">
            <text:p>1,6771145164967</text:p>
          </table:table-cell>
          <table:table-cell office:value-type="float" office:value="15.786498215548" calcext:value-type="float">
            <text:p>15,7864982155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951</text:p>
          </table:table-cell>
          <table:table-cell office:value-type="float" office:value="4.7498393058777" calcext:value-type="float">
            <text:p>4,7498393058777</text:p>
          </table:table-cell>
          <table:table-cell office:value-type="float" office:value="3.6004301905632" calcext:value-type="float">
            <text:p>3,6004301905632</text:p>
          </table:table-cell>
          <table:table-cell office:value-type="float" office:value="-80.283941736647" calcext:value-type="float">
            <text:p>-80,2839417366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962</text:p>
          </table:table-cell>
          <table:table-cell office:value-type="float" office:value="6.8426907062531" calcext:value-type="float">
            <text:p>6,8426907062531</text:p>
          </table:table-cell>
          <table:table-cell office:value-type="float" office:value="0.61819482594728" calcext:value-type="float">
            <text:p>0,61819482594728</text:p>
          </table:table-cell>
          <table:table-cell office:value-type="float" office:value="140.76677097636" calcext:value-type="float">
            <text:p>140,7667709763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973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4.1253986954689" calcext:value-type="float">
            <text:p>4,1253986954689</text:p>
          </table:table-cell>
          <table:table-cell office:value-type="float" office:value="131.30911748121" calcext:value-type="float">
            <text:p>131,309117481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984</text:p>
          </table:table-cell>
          <table:table-cell office:value-type="float" office:value="-1.3613246381283" calcext:value-type="float">
            <text:p>-1,3613246381283</text:p>
          </table:table-cell>
          <table:table-cell office:value-type="float" office:value="6.7640936374664" calcext:value-type="float">
            <text:p>6,7640936374664</text:p>
          </table:table-cell>
          <table:table-cell office:value-type="float" office:value="60.187888752883" calcext:value-type="float">
            <text:p>60,1878887528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995</text:p>
          </table:table-cell>
          <table:table-cell office:value-type="float" office:value="0.55162668228149" calcext:value-type="float">
            <text:p>0,55162668228149</text:p>
          </table:table-cell>
          <table:table-cell office:value-type="float" office:value="1.7764160037041" calcext:value-type="float">
            <text:p>1,7764160037041</text:p>
          </table:table-cell>
          <table:table-cell office:value-type="float" office:value="90.316537838833" calcext:value-type="float">
            <text:p>90,3165378388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006</text:p>
          </table:table-cell>
          <table:table-cell office:value-type="float" office:value="1.5659642219543" calcext:value-type="float">
            <text:p>1,5659642219543</text:p>
          </table:table-cell>
          <table:table-cell office:value-type="float" office:value="5.941413640976" calcext:value-type="float">
            <text:p>5,941413640976</text:p>
          </table:table-cell>
          <table:table-cell office:value-type="float" office:value="52.567797861281" calcext:value-type="float">
            <text:p>52,5677978612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017</text:p>
          </table:table-cell>
          <table:table-cell office:value-type="float" office:value="5.3540360927582" calcext:value-type="float">
            <text:p>5,3540360927582</text:p>
          </table:table-cell>
          <table:table-cell office:value-type="float" office:value="5.4873597621918" calcext:value-type="float">
            <text:p>5,4873597621918</text:p>
          </table:table-cell>
          <table:table-cell office:value-type="float" office:value="141.73153251599" calcext:value-type="float">
            <text:p>141,7315325159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028</text:p>
          </table:table-cell>
          <table:table-cell office:value-type="float" office:value="7.1144950389862" calcext:value-type="float">
            <text:p>7,1144950389862</text:p>
          </table:table-cell>
          <table:table-cell office:value-type="float" office:value="4.1913875937462" calcext:value-type="float">
            <text:p>4,1913875937462</text:p>
          </table:table-cell>
          <table:table-cell office:value-type="float" office:value="42.037571691404" calcext:value-type="float">
            <text:p>42,0375716914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039</text:p>
          </table:table-cell>
          <table:table-cell office:value-type="float" office:value="7.9204881191254" calcext:value-type="float">
            <text:p>7,9204881191254</text:p>
          </table:table-cell>
          <table:table-cell office:value-type="float" office:value="3.6558082699776" calcext:value-type="float">
            <text:p>3,6558082699776</text:p>
          </table:table-cell>
          <table:table-cell office:value-type="float" office:value="-34.324485025588" calcext:value-type="float">
            <text:p>-34,324485025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050</text:p>
          </table:table-cell>
          <table:table-cell office:value-type="float" office:value="9.3526089191437" calcext:value-type="float">
            <text:p>9,3526089191437</text:p>
          </table:table-cell>
          <table:table-cell office:value-type="float" office:value="4.1444411873817" calcext:value-type="float">
            <text:p>4,1444411873817</text:p>
          </table:table-cell>
          <table:table-cell office:value-type="float" office:value="56.206369855601" calcext:value-type="float">
            <text:p>56,2063698556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061</text:p>
          </table:table-cell>
          <table:table-cell office:value-type="float" office:value="-0.1606622710824" calcext:value-type="float">
            <text:p>-0,1606622710824</text:p>
          </table:table-cell>
          <table:table-cell office:value-type="float" office:value="2.0991735160351" calcext:value-type="float">
            <text:p>2,0991735160351</text:p>
          </table:table-cell>
          <table:table-cell office:value-type="float" office:value="33.185055301448" calcext:value-type="float">
            <text:p>33,1850553014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072</text:p>
          </table:table-cell>
          <table:table-cell office:value-type="float" office:value="3.6736479401588" calcext:value-type="float">
            <text:p>3,6736479401588</text:p>
          </table:table-cell>
          <table:table-cell office:value-type="float" office:value="6.3894093036652" calcext:value-type="float">
            <text:p>6,3894093036652</text:p>
          </table:table-cell>
          <table:table-cell office:value-type="float" office:value="-158.38812566867" calcext:value-type="float">
            <text:p>-158,388125668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083</text:p>
          </table:table-cell>
          <table:table-cell office:value-type="float" office:value="0.37604335695505" calcext:value-type="float">
            <text:p>0,37604335695505</text:p>
          </table:table-cell>
          <table:table-cell office:value-type="float" office:value="6.8525445461273" calcext:value-type="float">
            <text:p>6,8525445461273</text:p>
          </table:table-cell>
          <table:table-cell office:value-type="float" office:value="146.65075168488" calcext:value-type="float">
            <text:p>146,6507516848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094</text:p>
          </table:table-cell>
          <table:table-cell office:value-type="float" office:value="5.2400636672974" calcext:value-type="float">
            <text:p>5,2400636672974</text:p>
          </table:table-cell>
          <table:table-cell office:value-type="float" office:value="9.820408821106" calcext:value-type="float">
            <text:p>9,820408821106</text:p>
          </table:table-cell>
          <table:table-cell office:value-type="float" office:value="-148.51788350731" calcext:value-type="float">
            <text:p>-148,517883507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105</text:p>
          </table:table-cell>
          <table:table-cell office:value-type="float" office:value="0.11302342638373" calcext:value-type="float">
            <text:p>0,11302342638373</text:p>
          </table:table-cell>
          <table:table-cell office:value-type="float" office:value="7.8571981191635" calcext:value-type="float">
            <text:p>7,8571981191635</text:p>
          </table:table-cell>
          <table:table-cell office:value-type="float" office:value="-67.617546221253" calcext:value-type="float">
            <text:p>-67,6175462212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116</text:p>
          </table:table-cell>
          <table:table-cell office:value-type="float" office:value="4.7917428612709" calcext:value-type="float">
            <text:p>4,7917428612709</text:p>
          </table:table-cell>
          <table:table-cell office:value-type="float" office:value="4.3514585494995" calcext:value-type="float">
            <text:p>4,3514585494995</text:p>
          </table:table-cell>
          <table:table-cell office:value-type="float" office:value="88.393793743887" calcext:value-type="float">
            <text:p>88,39379374388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127</text:p>
          </table:table-cell>
          <table:table-cell office:value-type="float" office:value="8.3405131101608" calcext:value-type="float">
            <text:p>8,3405131101608</text:p>
          </table:table-cell>
          <table:table-cell office:value-type="float" office:value="11.085026264191" calcext:value-type="float">
            <text:p>11,085026264191</text:p>
          </table:table-cell>
          <table:table-cell office:value-type="float" office:value="-86.840278783422" calcext:value-type="float">
            <text:p>-86,8402787834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138</text:p>
          </table:table-cell>
          <table:table-cell office:value-type="float" office:value="-0.78980639576912" calcext:value-type="float">
            <text:p>-0,78980639576912</text:p>
          </table:table-cell>
          <table:table-cell office:value-type="float" office:value="8.6271095275879" calcext:value-type="float">
            <text:p>8,6271095275879</text:p>
          </table:table-cell>
          <table:table-cell office:value-type="float" office:value="96.776745881245" calcext:value-type="float">
            <text:p>96,7767458812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149</text:p>
          </table:table-cell>
          <table:table-cell office:value-type="float" office:value="-0.41381631046534" calcext:value-type="float">
            <text:p>-0,41381631046534</text:p>
          </table:table-cell>
          <table:table-cell office:value-type="float" office:value="6.4959955215454" calcext:value-type="float">
            <text:p>6,4959955215454</text:p>
          </table:table-cell>
          <table:table-cell office:value-type="float" office:value="30.640964675102" calcext:value-type="float">
            <text:p>30,6409646751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160</text:p>
          </table:table-cell>
          <table:table-cell office:value-type="float" office:value="2.3775923252106" calcext:value-type="float">
            <text:p>2,3775923252106</text:p>
          </table:table-cell>
          <table:table-cell office:value-type="float" office:value="9.3561762571335" calcext:value-type="float">
            <text:p>9,3561762571335</text:p>
          </table:table-cell>
          <table:table-cell office:value-type="float" office:value="-64.340289990613" calcext:value-type="float">
            <text:p>-64,3402899906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171</text:p>
          </table:table-cell>
          <table:table-cell office:value-type="float" office:value="3.4260070323944" calcext:value-type="float">
            <text:p>3,4260070323944</text:p>
          </table:table-cell>
          <table:table-cell office:value-type="float" office:value="7.7820026874542" calcext:value-type="float">
            <text:p>7,7820026874542</text:p>
          </table:table-cell>
          <table:table-cell office:value-type="float" office:value="-45.117167910193" calcext:value-type="float">
            <text:p>-45,1171679101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182</text:p>
          </table:table-cell>
          <table:table-cell office:value-type="float" office:value="6.7979854345322" calcext:value-type="float">
            <text:p>6,7979854345322</text:p>
          </table:table-cell>
          <table:table-cell office:value-type="float" office:value="4.1025638580322" calcext:value-type="float">
            <text:p>4,1025638580322</text:p>
          </table:table-cell>
          <table:table-cell office:value-type="float" office:value="-163.08832624156" calcext:value-type="float">
            <text:p>-163,088326241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193</text:p>
          </table:table-cell>
          <table:table-cell office:value-type="float" office:value="7.9793518781662" calcext:value-type="float">
            <text:p>7,9793518781662</text:p>
          </table:table-cell>
          <table:table-cell office:value-type="float" office:value="7.9196047782898" calcext:value-type="float">
            <text:p>7,9196047782898</text:p>
          </table:table-cell>
          <table:table-cell office:value-type="float" office:value="179.99906296943" calcext:value-type="float">
            <text:p>179,999062969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204</text:p>
          </table:table-cell>
          <table:table-cell office:value-type="float" office:value="6.0914766788483" calcext:value-type="float">
            <text:p>6,0914766788483</text:p>
          </table:table-cell>
          <table:table-cell office:value-type="float" office:value="5.5416345596313" calcext:value-type="float">
            <text:p>5,5416345596313</text:p>
          </table:table-cell>
          <table:table-cell office:value-type="float" office:value="6.2402788620846" calcext:value-type="float">
            <text:p>6,24027886208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215</text:p>
          </table:table-cell>
          <table:table-cell office:value-type="float" office:value="-0.37440367043018" calcext:value-type="float">
            <text:p>-0,37440367043018</text:p>
          </table:table-cell>
          <table:table-cell office:value-type="float" office:value="7.8952300548553" calcext:value-type="float">
            <text:p>7,8952300548553</text:p>
          </table:table-cell>
          <table:table-cell office:value-type="float" office:value="52.261202578332" calcext:value-type="float">
            <text:p>52,2612025783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226</text:p>
          </table:table-cell>
          <table:table-cell office:value-type="float" office:value="1.7615728080273" calcext:value-type="float">
            <text:p>1,7615728080273</text:p>
          </table:table-cell>
          <table:table-cell office:value-type="float" office:value="10.339285135269" calcext:value-type="float">
            <text:p>10,339285135269</text:p>
          </table:table-cell>
          <table:table-cell office:value-type="float" office:value="-88.460230523614" calcext:value-type="float">
            <text:p>-88,4602305236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237</text:p>
          </table:table-cell>
          <table:table-cell office:value-type="float" office:value="5.4640197753906" calcext:value-type="float">
            <text:p>5,4640197753906</text:p>
          </table:table-cell>
          <table:table-cell office:value-type="float" office:value="10.788244009018" calcext:value-type="float">
            <text:p>10,788244009018</text:p>
          </table:table-cell>
          <table:table-cell office:value-type="float" office:value="133.68389409059" calcext:value-type="float">
            <text:p>133,683894090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248</text:p>
          </table:table-cell>
          <table:table-cell office:value-type="float" office:value="4.4395560026169" calcext:value-type="float">
            <text:p>4,4395560026169</text:p>
          </table:table-cell>
          <table:table-cell office:value-type="float" office:value="10.587810277939" calcext:value-type="float">
            <text:p>10,587810277939</text:p>
          </table:table-cell>
          <table:table-cell office:value-type="float" office:value="90.008920924679" calcext:value-type="float">
            <text:p>90,0089209246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259</text:p>
          </table:table-cell>
          <table:table-cell office:value-type="float" office:value="7.7262270450592" calcext:value-type="float">
            <text:p>7,7262270450592</text:p>
          </table:table-cell>
          <table:table-cell office:value-type="float" office:value="9.1116732358932" calcext:value-type="float">
            <text:p>9,1116732358932</text:p>
          </table:table-cell>
          <table:table-cell office:value-type="float" office:value="109.78494707946" calcext:value-type="float">
            <text:p>109,7849470794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270</text:p>
          </table:table-cell>
          <table:table-cell office:value-type="float" office:value="6.0853797197342" calcext:value-type="float">
            <text:p>6,0853797197342</text:p>
          </table:table-cell>
          <table:table-cell office:value-type="float" office:value="7.2329485416412" calcext:value-type="float">
            <text:p>7,2329485416412</text:p>
          </table:table-cell>
          <table:table-cell office:value-type="float" office:value="32.63604299278" calcext:value-type="float">
            <text:p>32,636042992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281</text:p>
          </table:table-cell>
          <table:table-cell office:value-type="float" office:value="5.936815738678" calcext:value-type="float">
            <text:p>5,936815738678</text:p>
          </table:table-cell>
          <table:table-cell office:value-type="float" office:value="11.066553592682" calcext:value-type="float">
            <text:p>11,066553592682</text:p>
          </table:table-cell>
          <table:table-cell office:value-type="float" office:value="-138.92846350457" calcext:value-type="float">
            <text:p>-138,928463504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292</text:p>
          </table:table-cell>
          <table:table-cell office:value-type="float" office:value="1.2539081275463" calcext:value-type="float">
            <text:p>1,2539081275463</text:p>
          </table:table-cell>
          <table:table-cell office:value-type="float" office:value="8.2173347473145" calcext:value-type="float">
            <text:p>8,2173347473145</text:p>
          </table:table-cell>
          <table:table-cell office:value-type="float" office:value="88.028282116932" calcext:value-type="float">
            <text:p>88,0282821169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303</text:p>
          </table:table-cell>
          <table:table-cell office:value-type="float" office:value="0.57522397488356" calcext:value-type="float">
            <text:p>0,57522397488356</text:p>
          </table:table-cell>
          <table:table-cell office:value-type="float" office:value="10.754618644714" calcext:value-type="float">
            <text:p>10,754618644714</text:p>
          </table:table-cell>
          <table:table-cell office:value-type="float" office:value="-156.11387210287" calcext:value-type="float">
            <text:p>-156,1138721028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5</text:p>
          </table:table-cell>
          <table:table-cell office:value-type="float" office:value="2.3077757656574" calcext:value-type="float">
            <text:p>2,3077757656574</text:p>
          </table:table-cell>
          <table:table-cell office:value-type="float" office:value="1.1082190275192" calcext:value-type="float">
            <text:p>1,1082190275192</text:p>
          </table:table-cell>
          <table:table-cell office:value-type="float" office:value="156.63607257187" calcext:value-type="float">
            <text:p>156,636072571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764</text:p>
          </table:table-cell>
          <table:table-cell office:value-type="float" office:value="2.8863480687141" calcext:value-type="float">
            <text:p>2,8863480687141</text:p>
          </table:table-cell>
          <table:table-cell office:value-type="float" office:value="-0.34821063280106" calcext:value-type="float">
            <text:p>-0,34821063280106</text:p>
          </table:table-cell>
          <table:table-cell office:value-type="float" office:value="-132.33360515279" calcext:value-type="float">
            <text:p>-132,333605152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775</text:p>
          </table:table-cell>
          <table:table-cell office:value-type="float" office:value="3.524007499218" calcext:value-type="float">
            <text:p>3,524007499218</text:p>
          </table:table-cell>
          <table:table-cell office:value-type="float" office:value="-0.48599485307932" calcext:value-type="float">
            <text:p>-0,48599485307932</text:p>
          </table:table-cell>
          <table:table-cell office:value-type="float" office:value="5.1208115212477" calcext:value-type="float">
            <text:p>5,12081152124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786</text:p>
          </table:table-cell>
          <table:table-cell office:value-type="float" office:value="2.9644876718521" calcext:value-type="float">
            <text:p>2,9644876718521</text:p>
          </table:table-cell>
          <table:table-cell office:value-type="float" office:value="-0.53587138652802" calcext:value-type="float">
            <text:p>-0,53587138652802</text:p>
          </table:table-cell>
          <table:table-cell office:value-type="float" office:value="-0.79697730007825" calcext:value-type="float">
            <text:p>-0,796977300078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797</text:p>
          </table:table-cell>
          <table:table-cell office:value-type="float" office:value="7.3750311136246" calcext:value-type="float">
            <text:p>7,3750311136246</text:p>
          </table:table-cell>
          <table:table-cell office:value-type="float" office:value="-0.48173077404499" calcext:value-type="float">
            <text:p>-0,48173077404499</text:p>
          </table:table-cell>
          <table:table-cell office:value-type="float" office:value="-29.796308013284" calcext:value-type="float">
            <text:p>-29,7963080132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808</text:p>
          </table:table-cell>
          <table:table-cell office:value-type="float" office:value="6.0874009132385" calcext:value-type="float">
            <text:p>6,0874009132385</text:p>
          </table:table-cell>
          <table:table-cell office:value-type="float" office:value="0.11354546062648" calcext:value-type="float">
            <text:p>0,11354546062648</text:p>
          </table:table-cell>
          <table:table-cell office:value-type="float" office:value="142.7244213736" calcext:value-type="float">
            <text:p>142,72442137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819</text:p>
          </table:table-cell>
          <table:table-cell office:value-type="float" office:value="9.0811634063721" calcext:value-type="float">
            <text:p>9,0811634063721</text:p>
          </table:table-cell>
          <table:table-cell office:value-type="float" office:value="2.0876403152943" calcext:value-type="float">
            <text:p>2,0876403152943</text:p>
          </table:table-cell>
          <table:table-cell office:value-type="float" office:value="138.0143803396" calcext:value-type="float">
            <text:p>138,01438033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830</text:p>
          </table:table-cell>
          <table:table-cell office:value-type="float" office:value="0.14490688219666" calcext:value-type="float">
            <text:p>0,14490688219666</text:p>
          </table:table-cell>
          <table:table-cell office:value-type="float" office:value="-0.58501224964857" calcext:value-type="float">
            <text:p>-0,58501224964857</text:p>
          </table:table-cell>
          <table:table-cell office:value-type="float" office:value="66.296375481186" calcext:value-type="float">
            <text:p>66,2963754811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841</text:p>
          </table:table-cell>
          <table:table-cell office:value-type="float" office:value="3.7927821278572" calcext:value-type="float">
            <text:p>3,7927821278572</text:p>
          </table:table-cell>
          <table:table-cell office:value-type="float" office:value="1.2894240021706" calcext:value-type="float">
            <text:p>1,2894240021706</text:p>
          </table:table-cell>
          <table:table-cell office:value-type="float" office:value="30.345757675778" calcext:value-type="float">
            <text:p>30,3457576757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852</text:p>
          </table:table-cell>
          <table:table-cell office:value-type="float" office:value="1.981939971447" calcext:value-type="float">
            <text:p>1,981939971447</text:p>
          </table:table-cell>
          <table:table-cell office:value-type="float" office:value="3.2214069366455" calcext:value-type="float">
            <text:p>3,2214069366455</text:p>
          </table:table-cell>
          <table:table-cell office:value-type="float" office:value="30.394649050038" calcext:value-type="float">
            <text:p>30,39464905003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863</text:p>
          </table:table-cell>
          <table:table-cell office:value-type="float" office:value="4.8411679267883" calcext:value-type="float">
            <text:p>4,8411679267883</text:p>
          </table:table-cell>
          <table:table-cell office:value-type="float" office:value="-0.31989194452763" calcext:value-type="float">
            <text:p>-0,31989194452763</text:p>
          </table:table-cell>
          <table:table-cell office:value-type="float" office:value="107.15069664512" calcext:value-type="float">
            <text:p>107,150696645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874</text:p>
          </table:table-cell>
          <table:table-cell office:value-type="float" office:value="5.9733933210373" calcext:value-type="float">
            <text:p>5,9733933210373</text:p>
          </table:table-cell>
          <table:table-cell office:value-type="float" office:value="1.9653323292732" calcext:value-type="float">
            <text:p>1,9653323292732</text:p>
          </table:table-cell>
          <table:table-cell office:value-type="float" office:value="155.99712596577" calcext:value-type="float">
            <text:p>155,997125965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885</text:p>
          </table:table-cell>
          <table:table-cell office:value-type="float" office:value="9.3629503250122" calcext:value-type="float">
            <text:p>9,3629503250122</text:p>
          </table:table-cell>
          <table:table-cell office:value-type="float" office:value="0.6920962035656" calcext:value-type="float">
            <text:p>0,6920962035656</text:p>
          </table:table-cell>
          <table:table-cell office:value-type="float" office:value="120.01668267949" calcext:value-type="float">
            <text:p>120,016682679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896</text:p>
          </table:table-cell>
          <table:table-cell office:value-type="float" office:value="10.068255662918" calcext:value-type="float">
            <text:p>10,068255662918</text:p>
          </table:table-cell>
          <table:table-cell office:value-type="float" office:value="2.6203274726868" calcext:value-type="float">
            <text:p>2,6203274726868</text:p>
          </table:table-cell>
          <table:table-cell office:value-type="float" office:value="98.22425720798" calcext:value-type="float">
            <text:p>98,224257207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907</text:p>
          </table:table-cell>
          <table:table-cell office:value-type="float" office:value="2.5767496228218" calcext:value-type="float">
            <text:p>2,5767496228218</text:p>
          </table:table-cell>
          <table:table-cell office:value-type="float" office:value="0.25567878037691" calcext:value-type="float">
            <text:p>0,25567878037691</text:p>
          </table:table-cell>
          <table:table-cell office:value-type="float" office:value="163.18375137961" calcext:value-type="float">
            <text:p>163,1837513796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918</text:p>
          </table:table-cell>
          <table:table-cell office:value-type="float" office:value="0.93489088118076" calcext:value-type="float">
            <text:p>0,93489088118076</text:p>
          </table:table-cell>
          <table:table-cell office:value-type="float" office:value="2.9950773715973" calcext:value-type="float">
            <text:p>2,9950773715973</text:p>
          </table:table-cell>
          <table:table-cell office:value-type="float" office:value="157.90238957496" calcext:value-type="float">
            <text:p>157,902389574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929</text:p>
          </table:table-cell>
          <table:table-cell office:value-type="float" office:value="3.6393183469772" calcext:value-type="float">
            <text:p>3,6393183469772</text:p>
          </table:table-cell>
          <table:table-cell office:value-type="float" office:value="3.3154401183128" calcext:value-type="float">
            <text:p>3,3154401183128</text:p>
          </table:table-cell>
          <table:table-cell office:value-type="float" office:value="163.86639236645" calcext:value-type="float">
            <text:p>163,8663923664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940</text:p>
          </table:table-cell>
          <table:table-cell office:value-type="float" office:value="4.0773314237595" calcext:value-type="float">
            <text:p>4,0773314237595</text:p>
          </table:table-cell>
          <table:table-cell office:value-type="float" office:value="1.8948595225811" calcext:value-type="float">
            <text:p>1,8948595225811</text:p>
          </table:table-cell>
          <table:table-cell office:value-type="float" office:value="-65.742248182843" calcext:value-type="float">
            <text:p>-65,7422481828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951</text:p>
          </table:table-cell>
          <table:table-cell office:value-type="float" office:value="4.8958438634872" calcext:value-type="float">
            <text:p>4,8958438634872</text:p>
          </table:table-cell>
          <table:table-cell office:value-type="float" office:value="3.7687063217163" calcext:value-type="float">
            <text:p>3,7687063217163</text:p>
          </table:table-cell>
          <table:table-cell office:value-type="float" office:value="-151.39993588636" calcext:value-type="float">
            <text:p>-151,3999358863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962</text:p>
          </table:table-cell>
          <table:table-cell office:value-type="float" office:value="7.1269792318344" calcext:value-type="float">
            <text:p>7,1269792318344</text:p>
          </table:table-cell>
          <table:table-cell office:value-type="float" office:value="0.49591884016991" calcext:value-type="float">
            <text:p>0,49591884016991</text:p>
          </table:table-cell>
          <table:table-cell office:value-type="float" office:value="160.68417858926" calcext:value-type="float">
            <text:p>160,684178589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973</text:p>
          </table:table-cell>
          <table:table-cell office:value-type="float" office:value="10.012356042862" calcext:value-type="float">
            <text:p>10,012356042862</text:p>
          </table:table-cell>
          <table:table-cell office:value-type="float" office:value="3.8693743944168" calcext:value-type="float">
            <text:p>3,8693743944168</text:p>
          </table:table-cell>
          <table:table-cell office:value-type="float" office:value="67.105678236409" calcext:value-type="float">
            <text:p>67,1056782364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984</text:p>
          </table:table-cell>
          <table:table-cell office:value-type="float" office:value="-1.5151786804199" calcext:value-type="float">
            <text:p>-1,5151786804199</text:p>
          </table:table-cell>
          <table:table-cell office:value-type="float" office:value="6.4268362522125" calcext:value-type="float">
            <text:p>6,4268362522125</text:p>
          </table:table-cell>
          <table:table-cell office:value-type="float" office:value="71.361028464736" calcext:value-type="float">
            <text:p>71,3610284647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995</text:p>
          </table:table-cell>
          <table:table-cell office:value-type="float" office:value="0.76710052788258" calcext:value-type="float">
            <text:p>0,76710052788258</text:p>
          </table:table-cell>
          <table:table-cell office:value-type="float" office:value="1.5154968202114" calcext:value-type="float">
            <text:p>1,5154968202114</text:p>
          </table:table-cell>
          <table:table-cell office:value-type="float" office:value="124.4834183128" calcext:value-type="float">
            <text:p>124,48341831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006</text:p>
          </table:table-cell>
          <table:table-cell office:value-type="float" office:value="1.5251283347607" calcext:value-type="float">
            <text:p>1,5251283347607</text:p>
          </table:table-cell>
          <table:table-cell office:value-type="float" office:value="5.6298530101776" calcext:value-type="float">
            <text:p>5,6298530101776</text:p>
          </table:table-cell>
          <table:table-cell office:value-type="float" office:value="90.202866845829" calcext:value-type="float">
            <text:p>90,20286684582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017</text:p>
          </table:table-cell>
          <table:table-cell office:value-type="float" office:value="5.4144942760468" calcext:value-type="float">
            <text:p>5,4144942760468</text:p>
          </table:table-cell>
          <table:table-cell office:value-type="float" office:value="5.2605020999908" calcext:value-type="float">
            <text:p>5,2605020999908</text:p>
          </table:table-cell>
          <table:table-cell office:value-type="float" office:value="82.690611007107" calcext:value-type="float">
            <text:p>82,6906110071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028</text:p>
          </table:table-cell>
          <table:table-cell office:value-type="float" office:value="7.2607189416885" calcext:value-type="float">
            <text:p>7,2607189416885</text:p>
          </table:table-cell>
          <table:table-cell office:value-type="float" office:value="4.0084666013718" calcext:value-type="float">
            <text:p>4,0084666013718</text:p>
          </table:table-cell>
          <table:table-cell office:value-type="float" office:value="130.12513233598" calcext:value-type="float">
            <text:p>130,1251323359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039</text:p>
          </table:table-cell>
          <table:table-cell office:value-type="float" office:value="7.6327741146088" calcext:value-type="float">
            <text:p>7,6327741146088</text:p>
          </table:table-cell>
          <table:table-cell office:value-type="float" office:value="3.6858126521111" calcext:value-type="float">
            <text:p>3,6858126521111</text:p>
          </table:table-cell>
          <table:table-cell office:value-type="float" office:value="11.396523304046" calcext:value-type="float">
            <text:p>11,39652330404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050</text:p>
          </table:table-cell>
          <table:table-cell office:value-type="float" office:value="9.4945031404495" calcext:value-type="float">
            <text:p>9,4945031404495</text:p>
          </table:table-cell>
          <table:table-cell office:value-type="float" office:value="3.9639395475388" calcext:value-type="float">
            <text:p>3,9639395475388</text:p>
          </table:table-cell>
          <table:table-cell office:value-type="float" office:value="125.49689013487" calcext:value-type="float">
            <text:p>125,496890134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061</text:p>
          </table:table-cell>
          <table:table-cell office:value-type="float" office:value="-0.26221672073007" calcext:value-type="float">
            <text:p>-0,26221672073007</text:p>
          </table:table-cell>
          <table:table-cell office:value-type="float" office:value="1.7774797976017" calcext:value-type="float">
            <text:p>1,7774797976017</text:p>
          </table:table-cell>
          <table:table-cell office:value-type="float" office:value="67.222759222529" calcext:value-type="float">
            <text:p>67,2227592225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072</text:p>
          </table:table-cell>
          <table:table-cell office:value-type="float" office:value="3.9938455820084" calcext:value-type="float">
            <text:p>3,9938455820084</text:p>
          </table:table-cell>
          <table:table-cell office:value-type="float" office:value="6.5228462219238" calcext:value-type="float">
            <text:p>6,5228462219238</text:p>
          </table:table-cell>
          <table:table-cell office:value-type="float" office:value="-150.70910818258" calcext:value-type="float">
            <text:p>-150,709108182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083</text:p>
          </table:table-cell>
          <table:table-cell office:value-type="float" office:value="0.72765275835991" calcext:value-type="float">
            <text:p>0,72765275835991</text:p>
          </table:table-cell>
          <table:table-cell office:value-type="float" office:value="6.7054045200348" calcext:value-type="float">
            <text:p>6,7054045200348</text:p>
          </table:table-cell>
          <table:table-cell office:value-type="float" office:value="155.35895839618" calcext:value-type="float">
            <text:p>155,358958396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094</text:p>
          </table:table-cell>
          <table:table-cell office:value-type="float" office:value="5.569349527359" calcext:value-type="float">
            <text:p>5,569349527359</text:p>
          </table:table-cell>
          <table:table-cell office:value-type="float" office:value="9.9301731586456" calcext:value-type="float">
            <text:p>9,9301731586456</text:p>
          </table:table-cell>
          <table:table-cell office:value-type="float" office:value="-158.74812253721" calcext:value-type="float">
            <text:p>-158,748122537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105</text:p>
          </table:table-cell>
          <table:table-cell office:value-type="float" office:value="-0.048215673305094" calcext:value-type="float">
            <text:p>-0,048215673305094</text:p>
          </table:table-cell>
          <table:table-cell office:value-type="float" office:value="7.9809421300888" calcext:value-type="float">
            <text:p>7,9809421300888</text:p>
          </table:table-cell>
          <table:table-cell office:value-type="float" office:value="-59.823573015298" calcext:value-type="float">
            <text:p>-59,8235730152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116</text:p>
          </table:table-cell>
          <table:table-cell office:value-type="float" office:value="4.6156448125839" calcext:value-type="float">
            <text:p>4,6156448125839</text:p>
          </table:table-cell>
          <table:table-cell office:value-type="float" office:value="4.2147046327591" calcext:value-type="float">
            <text:p>4,2147046327591</text:p>
          </table:table-cell>
          <table:table-cell office:value-type="float" office:value="17.291360979627" calcext:value-type="float">
            <text:p>17,29136097962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127</text:p>
          </table:table-cell>
          <table:table-cell office:value-type="float" office:value="8.3252608776093" calcext:value-type="float">
            <text:p>8,3252608776093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17.06002047107" calcext:value-type="float">
            <text:p>-117,060020471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138</text:p>
          </table:table-cell>
          <table:table-cell office:value-type="float" office:value="-0.72991706430912" calcext:value-type="float">
            <text:p>-0,72991706430912</text:p>
          </table:table-cell>
          <table:table-cell office:value-type="float" office:value="8.4557467699051" calcext:value-type="float">
            <text:p>8,4557467699051</text:p>
          </table:table-cell>
          <table:table-cell office:value-type="float" office:value="116.97889133623" calcext:value-type="float">
            <text:p>116,978891336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149</text:p>
          </table:table-cell>
          <table:table-cell office:value-type="float" office:value="-0.32876692712307" calcext:value-type="float">
            <text:p>-0,32876692712307</text:p>
          </table:table-cell>
          <table:table-cell office:value-type="float" office:value="6.2911206483841" calcext:value-type="float">
            <text:p>6,2911206483841</text:p>
          </table:table-cell>
          <table:table-cell office:value-type="float" office:value="121.41877071113" calcext:value-type="float">
            <text:p>121,418770711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160</text:p>
          </table:table-cell>
          <table:table-cell office:value-type="float" office:value="2.2170647978783" calcext:value-type="float">
            <text:p>2,2170647978783</text:p>
          </table:table-cell>
          <table:table-cell office:value-type="float" office:value="9.7124290466309" calcext:value-type="float">
            <text:p>9,7124290466309</text:p>
          </table:table-cell>
          <table:table-cell office:value-type="float" office:value="-67.605792337162" calcext:value-type="float">
            <text:p>-67,6057923371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171</text:p>
          </table:table-cell>
          <table:table-cell office:value-type="float" office:value="3.179252743721" calcext:value-type="float">
            <text:p>3,179252743721</text:p>
          </table:table-cell>
          <table:table-cell office:value-type="float" office:value="7.7209633588791" calcext:value-type="float">
            <text:p>7,7209633588791</text:p>
          </table:table-cell>
          <table:table-cell office:value-type="float" office:value="23.821588344635" calcext:value-type="float">
            <text:p>23,8215883446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182</text:p>
          </table:table-cell>
          <table:table-cell office:value-type="float" office:value="6.7573165893555" calcext:value-type="float">
            <text:p>6,7573165893555</text:p>
          </table:table-cell>
          <table:table-cell office:value-type="float" office:value="4.304441511631" calcext:value-type="float">
            <text:p>4,304441511631</text:p>
          </table:table-cell>
          <table:table-cell office:value-type="float" office:value="-76.204947605255" calcext:value-type="float">
            <text:p>-76,2049476052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193</text:p>
          </table:table-cell>
          <table:table-cell office:value-type="float" office:value="8.2332050800323" calcext:value-type="float">
            <text:p>8,2332050800323</text:p>
          </table:table-cell>
          <table:table-cell office:value-type="float" office:value="7.7499997615814" calcext:value-type="float">
            <text:p>7,7499997615814</text:p>
          </table:table-cell>
          <table:table-cell office:value-type="float" office:value="137.90966143274" calcext:value-type="float">
            <text:p>137,909661432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204</text:p>
          </table:table-cell>
          <table:table-cell office:value-type="float" office:value="5.9689396619797" calcext:value-type="float">
            <text:p>5,9689396619797</text:p>
          </table:table-cell>
          <table:table-cell office:value-type="float" office:value="5.3932821750641" calcext:value-type="float">
            <text:p>5,3932821750641</text:p>
          </table:table-cell>
          <table:table-cell office:value-type="float" office:value="63.745686962346" calcext:value-type="float">
            <text:p>63,7456869623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215</text:p>
          </table:table-cell>
          <table:table-cell office:value-type="float" office:value="-0.56671589612961" calcext:value-type="float">
            <text:p>-0,56671589612961</text:p>
          </table:table-cell>
          <table:table-cell office:value-type="float" office:value="8.0050146579742" calcext:value-type="float">
            <text:p>8,0050146579742</text:p>
          </table:table-cell>
          <table:table-cell office:value-type="float" office:value="-38.511522636292" calcext:value-type="float">
            <text:p>-38,5115226362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226</text:p>
          </table:table-cell>
          <table:table-cell office:value-type="float" office:value="1.7951843142509" calcext:value-type="float">
            <text:p>1,7951843142509</text:p>
          </table:table-cell>
          <table:table-cell office:value-type="float" office:value="10.660107135773" calcext:value-type="float">
            <text:p>10,660107135773</text:p>
          </table:table-cell>
          <table:table-cell office:value-type="float" office:value="-105.45087316234" calcext:value-type="float">
            <text:p>-105,450873162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237</text:p>
          </table:table-cell>
          <table:table-cell office:value-type="float" office:value="5.3266942501068" calcext:value-type="float">
            <text:p>5,3266942501068</text:p>
          </table:table-cell>
          <table:table-cell office:value-type="float" office:value="10.614410638809" calcext:value-type="float">
            <text:p>10,614410638809</text:p>
          </table:table-cell>
          <table:table-cell office:value-type="float" office:value="42.926971699781" calcext:value-type="float">
            <text:p>42,9269716997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248</text:p>
          </table:table-cell>
          <table:table-cell office:value-type="float" office:value="4.2645555734634" calcext:value-type="float">
            <text:p>4,2645555734634</text:p>
          </table:table-cell>
          <table:table-cell office:value-type="float" office:value="10.343947410583" calcext:value-type="float">
            <text:p>10,343947410583</text:p>
          </table:table-cell>
          <table:table-cell office:value-type="float" office:value="45.575579640212" calcext:value-type="float">
            <text:p>45,5755796402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259</text:p>
          </table:table-cell>
          <table:table-cell office:value-type="float" office:value="7.6444917917252" calcext:value-type="float">
            <text:p>7,6444917917252</text:p>
          </table:table-cell>
          <table:table-cell office:value-type="float" office:value="8.8676059246063" calcext:value-type="float">
            <text:p>8,8676059246063</text:p>
          </table:table-cell>
          <table:table-cell office:value-type="float" office:value="65.306390926337" calcext:value-type="float">
            <text:p>65,3063909263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270</text:p>
          </table:table-cell>
          <table:table-cell office:value-type="float" office:value="5.9079039096832" calcext:value-type="float">
            <text:p>5,9079039096832</text:p>
          </table:table-cell>
          <table:table-cell office:value-type="float" office:value="7.1084749698639" calcext:value-type="float">
            <text:p>7,1084749698639</text:p>
          </table:table-cell>
          <table:table-cell office:value-type="float" office:value="36.972860621799" calcext:value-type="float">
            <text:p>36,9728606217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281</text:p>
          </table:table-cell>
          <table:table-cell office:value-type="float" office:value="6.1176073551178" calcext:value-type="float">
            <text:p>6,1176073551178</text:p>
          </table:table-cell>
          <table:table-cell office:value-type="float" office:value="10.918020009995" calcext:value-type="float">
            <text:p>10,918020009995</text:p>
          </table:table-cell>
          <table:table-cell office:value-type="float" office:value="134.02922593864" calcext:value-type="float">
            <text:p>134,029225938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292</text:p>
          </table:table-cell>
          <table:table-cell office:value-type="float" office:value="1.1687991768122" calcext:value-type="float">
            <text:p>1,1687991768122</text:p>
          </table:table-cell>
          <table:table-cell office:value-type="float" office:value="7.9180783033371" calcext:value-type="float">
            <text:p>7,9180783033371</text:p>
          </table:table-cell>
          <table:table-cell office:value-type="float" office:value="57.968960446157" calcext:value-type="float">
            <text:p>57,9689604461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303</text:p>
          </table:table-cell>
          <table:table-cell office:value-type="float" office:value="0.89800223708153" calcext:value-type="float">
            <text:p>0,89800223708153</text:p>
          </table:table-cell>
          <table:table-cell office:value-type="float" office:value="10.865771770477" calcext:value-type="float">
            <text:p>10,865771770477</text:p>
          </table:table-cell>
          <table:table-cell office:value-type="float" office:value="-162.36138951247" calcext:value-type="float">
            <text:p>-162,361389512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5</text:p>
          </table:table-cell>
          <table:table-cell office:value-type="float" office:value="2.5844231247902" calcext:value-type="float">
            <text:p>2,5844231247902</text:p>
          </table:table-cell>
          <table:table-cell office:value-type="float" office:value="0.89094594120979" calcext:value-type="float">
            <text:p>0,89094594120979</text:p>
          </table:table-cell>
          <table:table-cell office:value-type="float" office:value="137.57758687256" calcext:value-type="float">
            <text:p>137,577586872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764</text:p>
          </table:table-cell>
          <table:table-cell office:value-type="float" office:value="2.7822431921959" calcext:value-type="float">
            <text:p>2,7822431921959</text:p>
          </table:table-cell>
          <table:table-cell office:value-type="float" office:value="-0.2957533672452" calcext:value-type="float">
            <text:p>-0,2957533672452</text:p>
          </table:table-cell>
          <table:table-cell office:value-type="float" office:value="-153.93374528095" calcext:value-type="float">
            <text:p>-153,933745280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775</text:p>
          </table:table-cell>
          <table:table-cell office:value-type="float" office:value="3.2131344079971" calcext:value-type="float">
            <text:p>3,2131344079971</text:p>
          </table:table-cell>
          <table:table-cell office:value-type="float" office:value="-0.5126266553998" calcext:value-type="float">
            <text:p>-0,5126266553998</text:p>
          </table:table-cell>
          <table:table-cell office:value-type="float" office:value="0.14692503264898" calcext:value-type="float">
            <text:p>0,146925032648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786</text:p>
          </table:table-cell>
          <table:table-cell office:value-type="float" office:value="2.8458639979362" calcext:value-type="float">
            <text:p>2,8458639979362</text:p>
          </table:table-cell>
          <table:table-cell office:value-type="float" office:value="-0.47931157052517" calcext:value-type="float">
            <text:p>-0,47931157052517</text:p>
          </table:table-cell>
          <table:table-cell office:value-type="float" office:value="10.686702314456" calcext:value-type="float">
            <text:p>10,6867023144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797</text:p>
          </table:table-cell>
          <table:table-cell office:value-type="float" office:value="7.2879880666733" calcext:value-type="float">
            <text:p>7,2879880666733</text:p>
          </table:table-cell>
          <table:table-cell office:value-type="float" office:value="-0.2094036154449" calcext:value-type="float">
            <text:p>-0,2094036154449</text:p>
          </table:table-cell>
          <table:table-cell office:value-type="float" office:value="-81.511593928003" calcext:value-type="float">
            <text:p>-81,5115939280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808</text:p>
          </table:table-cell>
          <table:table-cell office:value-type="float" office:value="6.2872111797333" calcext:value-type="float">
            <text:p>6,2872111797333</text:p>
          </table:table-cell>
          <table:table-cell office:value-type="float" office:value="-0.086488770321012" calcext:value-type="float">
            <text:p>-0,086488770321012</text:p>
          </table:table-cell>
          <table:table-cell office:value-type="float" office:value="130.19547796553" calcext:value-type="float">
            <text:p>130,195477965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819</text:p>
          </table:table-cell>
          <table:table-cell office:value-type="float" office:value="9.251321554184" calcext:value-type="float">
            <text:p>9,251321554184</text:p>
          </table:table-cell>
          <table:table-cell office:value-type="float" office:value="2.0709803700447" calcext:value-type="float">
            <text:p>2,0709803700447</text:p>
          </table:table-cell>
          <table:table-cell office:value-type="float" office:value="173.30321688561" calcext:value-type="float">
            <text:p>173,303216885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830</text:p>
          </table:table-cell>
          <table:table-cell office:value-type="float" office:value="-0.14262062497437" calcext:value-type="float">
            <text:p>-0,14262062497437</text:p>
          </table:table-cell>
          <table:table-cell office:value-type="float" office:value="-0.58501493185759" calcext:value-type="float">
            <text:p>-0,58501493185759</text:p>
          </table:table-cell>
          <table:table-cell office:value-type="float" office:value="42.102874084643" calcext:value-type="float">
            <text:p>42,1028740846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841</text:p>
          </table:table-cell>
          <table:table-cell office:value-type="float" office:value="3.4497946500778" calcext:value-type="float">
            <text:p>3,4497946500778</text:p>
          </table:table-cell>
          <table:table-cell office:value-type="float" office:value="1.0889564454556" calcext:value-type="float">
            <text:p>1,0889564454556</text:p>
          </table:table-cell>
          <table:table-cell office:value-type="float" office:value="30.375603657619" calcext:value-type="float">
            <text:p>30,3756036576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852</text:p>
          </table:table-cell>
          <table:table-cell office:value-type="float" office:value="1.6743801534176" calcext:value-type="float">
            <text:p>1,6743801534176</text:p>
          </table:table-cell>
          <table:table-cell office:value-type="float" office:value="3.1073448061943" calcext:value-type="float">
            <text:p>3,1073448061943</text:p>
          </table:table-cell>
          <table:table-cell office:value-type="float" office:value="3.1758253788872" calcext:value-type="float">
            <text:p>3,17582537888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863</text:p>
          </table:table-cell>
          <table:table-cell office:value-type="float" office:value="4.9745959043503" calcext:value-type="float">
            <text:p>4,9745959043503</text:p>
          </table:table-cell>
          <table:table-cell office:value-type="float" office:value="-0.58500610291958" calcext:value-type="float">
            <text:p>-0,58500610291958</text:p>
          </table:table-cell>
          <table:table-cell office:value-type="float" office:value="98.686082347943" calcext:value-type="float">
            <text:p>98,6860823479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874</text:p>
          </table:table-cell>
          <table:table-cell office:value-type="float" office:value="6.2937343120575" calcext:value-type="float">
            <text:p>6,2937343120575</text:p>
          </table:table-cell>
          <table:table-cell office:value-type="float" office:value="1.9563010334969" calcext:value-type="float">
            <text:p>1,9563010334969</text:p>
          </table:table-cell>
          <table:table-cell office:value-type="float" office:value="-171.49249003951" calcext:value-type="float">
            <text:p>-171,4924900395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885</text:p>
          </table:table-cell>
          <table:table-cell office:value-type="float" office:value="9.5580178499222" calcext:value-type="float">
            <text:p>9,5580178499222</text:p>
          </table:table-cell>
          <table:table-cell office:value-type="float" office:value="0.36542359739542" calcext:value-type="float">
            <text:p>0,36542359739542</text:p>
          </table:table-cell>
          <table:table-cell office:value-type="float" office:value="121.35510839474" calcext:value-type="float">
            <text:p>121,355108394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896</text:p>
          </table:table-cell>
          <table:table-cell office:value-type="float" office:value="9.9515056610107" calcext:value-type="float">
            <text:p>9,9515056610107</text:p>
          </table:table-cell>
          <table:table-cell office:value-type="float" office:value="2.3708507418633" calcext:value-type="float">
            <text:p>2,3708507418633</text:p>
          </table:table-cell>
          <table:table-cell office:value-type="float" office:value="59.699603706408" calcext:value-type="float">
            <text:p>59,6996037064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907</text:p>
          </table:table-cell>
          <table:table-cell office:value-type="float" office:value="2.7690446376801" calcext:value-type="float">
            <text:p>2,7690446376801</text:p>
          </table:table-cell>
          <table:table-cell office:value-type="float" office:value="0.33339940011501" calcext:value-type="float">
            <text:p>0,33339940011501</text:p>
          </table:table-cell>
          <table:table-cell office:value-type="float" office:value="-138.7872528878" calcext:value-type="float">
            <text:p>-138,787252887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918</text:p>
          </table:table-cell>
          <table:table-cell office:value-type="float" office:value="1.2160266935825" calcext:value-type="float">
            <text:p>1,2160266935825</text:p>
          </table:table-cell>
          <table:table-cell office:value-type="float" office:value="2.8941783308983" calcext:value-type="float">
            <text:p>2,8941783308983</text:p>
          </table:table-cell>
          <table:table-cell office:value-type="float" office:value="145.12859636052" calcext:value-type="float">
            <text:p>145,128596360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929</text:p>
          </table:table-cell>
          <table:table-cell office:value-type="float" office:value="3.9718478918076" calcext:value-type="float">
            <text:p>3,9718478918076</text:p>
          </table:table-cell>
          <table:table-cell office:value-type="float" office:value="3.1878560781479" calcext:value-type="float">
            <text:p>3,1878560781479</text:p>
          </table:table-cell>
          <table:table-cell office:value-type="float" office:value="150.57101371182" calcext:value-type="float">
            <text:p>150,571013711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940</text:p>
          </table:table-cell>
          <table:table-cell office:value-type="float" office:value="3.9144784212112" calcext:value-type="float">
            <text:p>3,9144784212112</text:p>
          </table:table-cell>
          <table:table-cell office:value-type="float" office:value="2.2575800120831" calcext:value-type="float">
            <text:p>2,2575800120831</text:p>
          </table:table-cell>
          <table:table-cell office:value-type="float" office:value="-65.768359573024" calcext:value-type="float">
            <text:p>-65,76835957302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951</text:p>
          </table:table-cell>
          <table:table-cell office:value-type="float" office:value="5.0292563438416" calcext:value-type="float">
            <text:p>5,0292563438416</text:p>
          </table:table-cell>
          <table:table-cell office:value-type="float" office:value="3.5907703638077" calcext:value-type="float">
            <text:p>3,5907703638077</text:p>
          </table:table-cell>
          <table:table-cell office:value-type="float" office:value="118.00328333666" calcext:value-type="float">
            <text:p>118,0032833366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962</text:p>
          </table:table-cell>
          <table:table-cell office:value-type="float" office:value="7.4357712268829" calcext:value-type="float">
            <text:p>7,4357712268829</text:p>
          </table:table-cell>
          <table:table-cell office:value-type="float" office:value="0.47721572220325" calcext:value-type="float">
            <text:p>0,47721572220325</text:p>
          </table:table-cell>
          <table:table-cell office:value-type="float" office:value="-179.6765418569" calcext:value-type="float">
            <text:p>-179,67654185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973</text:p>
          </table:table-cell>
          <table:table-cell office:value-type="float" office:value="9.7952258586884" calcext:value-type="float">
            <text:p>9,7952258586884</text:p>
          </table:table-cell>
          <table:table-cell office:value-type="float" office:value="3.8609623908997" calcext:value-type="float">
            <text:p>3,8609623908997</text:p>
          </table:table-cell>
          <table:table-cell office:value-type="float" office:value="-10.429009510453" calcext:value-type="float">
            <text:p>-10,4290095104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984</text:p>
          </table:table-cell>
          <table:table-cell office:value-type="float" office:value="-1.5158300101757" calcext:value-type="float">
            <text:p>-1,5158300101757</text:p>
          </table:table-cell>
          <table:table-cell office:value-type="float" office:value="6.0827642679214" calcext:value-type="float">
            <text:p>6,0827642679214</text:p>
          </table:table-cell>
          <table:table-cell office:value-type="float" office:value="95.338145638727" calcext:value-type="float">
            <text:p>95,33814563872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995</text:p>
          </table:table-cell>
          <table:table-cell office:value-type="float" office:value="0.99139228463173" calcext:value-type="float">
            <text:p>0,99139228463173</text:p>
          </table:table-cell>
          <table:table-cell office:value-type="float" office:value="1.187522187829" calcext:value-type="float">
            <text:p>1,187522187829</text:p>
          </table:table-cell>
          <table:table-cell office:value-type="float" office:value="124.49823367368" calcext:value-type="float">
            <text:p>124,498233673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006</text:p>
          </table:table-cell>
          <table:table-cell office:value-type="float" office:value="1.682006418705" calcext:value-type="float">
            <text:p>1,682006418705</text:p>
          </table:table-cell>
          <table:table-cell office:value-type="float" office:value="5.3577077388763" calcext:value-type="float">
            <text:p>5,3577077388763</text:p>
          </table:table-cell>
          <table:table-cell office:value-type="float" office:value="127.83964424376" calcext:value-type="float">
            <text:p>127,8396442437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017</text:p>
          </table:table-cell>
          <table:table-cell office:value-type="float" office:value="5.1923364400864" calcext:value-type="float">
            <text:p>5,1923364400864</text:p>
          </table:table-cell>
          <table:table-cell office:value-type="float" office:value="5.2579355239868" calcext:value-type="float">
            <text:p>5,2579355239868</text:p>
          </table:table-cell>
          <table:table-cell office:value-type="float" office:value="-8.0639153339301" calcext:value-type="float">
            <text:p>-8,06391533393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028</text:p>
          </table:table-cell>
          <table:table-cell office:value-type="float" office:value="7.2489237785339" calcext:value-type="float">
            <text:p>7,2489237785339</text:p>
          </table:table-cell>
          <table:table-cell office:value-type="float" office:value="3.8196450471878" calcext:value-type="float">
            <text:p>3,8196450471878</text:p>
          </table:table-cell>
          <table:table-cell office:value-type="float" office:value="71.645615966457" calcext:value-type="float">
            <text:p>71,6456159664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039</text:p>
          </table:table-cell>
          <table:table-cell office:value-type="float" office:value="7.6455080509186" calcext:value-type="float">
            <text:p>7,6455080509186</text:p>
          </table:table-cell>
          <table:table-cell office:value-type="float" office:value="3.4642347693443" calcext:value-type="float">
            <text:p>3,4642347693443</text:p>
          </table:table-cell>
          <table:table-cell office:value-type="float" office:value="102.18379907547" calcext:value-type="float">
            <text:p>102,1837990754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050</text:p>
          </table:table-cell>
          <table:table-cell office:value-type="float" office:value="9.3334066867828" calcext:value-type="float">
            <text:p>9,3334066867828</text:p>
          </table:table-cell>
          <table:table-cell office:value-type="float" office:value="3.8105615973473" calcext:value-type="float">
            <text:p>3,8105615973473</text:p>
          </table:table-cell>
          <table:table-cell office:value-type="float" office:value="34.741474564668" calcext:value-type="float">
            <text:p>34,7414745646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061</text:p>
          </table:table-cell>
          <table:table-cell office:value-type="float" office:value="-0.41585762053728" calcext:value-type="float">
            <text:p>-0,41585762053728</text:p>
          </table:table-cell>
          <table:table-cell office:value-type="float" office:value="1.4112037420273" calcext:value-type="float">
            <text:p>1,4112037420273</text:p>
          </table:table-cell>
          <table:table-cell office:value-type="float" office:value="67.222930063867" calcext:value-type="float">
            <text:p>67,2229300638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072</text:p>
          </table:table-cell>
          <table:table-cell office:value-type="float" office:value="4.1577282547951" calcext:value-type="float">
            <text:p>4,1577282547951</text:p>
          </table:table-cell>
          <table:table-cell office:value-type="float" office:value="6.7668104171753" calcext:value-type="float">
            <text:p>6,7668104171753</text:p>
          </table:table-cell>
          <table:table-cell office:value-type="float" office:value="-117.98356141254" calcext:value-type="float">
            <text:p>-117,983561412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083</text:p>
          </table:table-cell>
          <table:table-cell office:value-type="float" office:value="1.0887452214956" calcext:value-type="float">
            <text:p>1,0887452214956</text:p>
          </table:table-cell>
          <table:table-cell office:value-type="float" office:value="6.5394753217697" calcext:value-type="float">
            <text:p>6,5394753217697</text:p>
          </table:table-cell>
          <table:table-cell office:value-type="float" office:value="155.36985123993" calcext:value-type="float">
            <text:p>155,3698512399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094</text:p>
          </table:table-cell>
          <table:table-cell office:value-type="float" office:value="5.8537405729294" calcext:value-type="float">
            <text:p>5,8537405729294</text:p>
          </table:table-cell>
          <table:table-cell office:value-type="float" office:value="9.9552220106125" calcext:value-type="float">
            <text:p>9,9552220106125</text:p>
          </table:table-cell>
          <table:table-cell office:value-type="float" office:value="174.58108276319" calcext:value-type="float">
            <text:p>174,581082763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105</text:p>
          </table:table-cell>
          <table:table-cell office:value-type="float" office:value="0.12583211064339" calcext:value-type="float">
            <text:p>0,12583211064339</text:p>
          </table:table-cell>
          <table:table-cell office:value-type="float" office:value="8.1182736158371" calcext:value-type="float">
            <text:p>8,1182736158371</text:p>
          </table:table-cell>
          <table:table-cell office:value-type="float" office:value="-150.60468995647" calcext:value-type="float">
            <text:p>-150,604689956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116</text:p>
          </table:table-cell>
          <table:table-cell office:value-type="float" office:value="4.5201221108437" calcext:value-type="float">
            <text:p>4,5201221108437</text:p>
          </table:table-cell>
          <table:table-cell office:value-type="float" office:value="4.4150942564011" calcext:value-type="float">
            <text:p>4,4150942564011</text:p>
          </table:table-cell>
          <table:table-cell office:value-type="float" office:value="-73.480820959541" calcext:value-type="float">
            <text:p>-73,4808209595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127</text:p>
          </table:table-cell>
          <table:table-cell office:value-type="float" office:value="8.5752087831497" calcext:value-type="float">
            <text:p>8,5752087831497</text:p>
          </table:table-cell>
          <table:table-cell office:value-type="float" office:value="11.084816455841" calcext:value-type="float">
            <text:p>11,084816455841</text:p>
          </table:table-cell>
          <table:table-cell office:value-type="float" office:value="-158.62137193133" calcext:value-type="float">
            <text:p>-158,621371931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138</text:p>
          </table:table-cell>
          <table:table-cell office:value-type="float" office:value="-0.52221558988094" calcext:value-type="float">
            <text:p>-0,52221558988094</text:p>
          </table:table-cell>
          <table:table-cell office:value-type="float" office:value="8.5425966978073" calcext:value-type="float">
            <text:p>8,5425966978073</text:p>
          </table:table-cell>
          <table:table-cell office:value-type="float" office:value="-151.04872709627" calcext:value-type="float">
            <text:p>-151,048727096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149</text:p>
          </table:table-cell>
          <table:table-cell office:value-type="float" office:value="-0.10089572519064" calcext:value-type="float">
            <text:p>-0,10089572519064</text:p>
          </table:table-cell>
          <table:table-cell office:value-type="float" office:value="5.971794128418" calcext:value-type="float">
            <text:p>5,971794128418</text:p>
          </table:table-cell>
          <table:table-cell office:value-type="float" office:value="124.76280540418" calcext:value-type="float">
            <text:p>124,762805404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160</text:p>
          </table:table-cell>
          <table:table-cell office:value-type="float" office:value="2.1182315051556" calcext:value-type="float">
            <text:p>2,1182315051556</text:p>
          </table:table-cell>
          <table:table-cell office:value-type="float" office:value="10.076171159744" calcext:value-type="float">
            <text:p>10,076171159744</text:p>
          </table:table-cell>
          <table:table-cell office:value-type="float" office:value="-77.151237779362" calcext:value-type="float">
            <text:p>-77,1512377793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171</text:p>
          </table:table-cell>
          <table:table-cell office:value-type="float" office:value="3.1411653757095" calcext:value-type="float">
            <text:p>3,1411653757095</text:p>
          </table:table-cell>
          <table:table-cell office:value-type="float" office:value="7.4606943130493" calcext:value-type="float">
            <text:p>7,4606943130493</text:p>
          </table:table-cell>
          <table:table-cell office:value-type="float" office:value="89.194643269679" calcext:value-type="float">
            <text:p>89,1946432696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182</text:p>
          </table:table-cell>
          <table:table-cell office:value-type="float" office:value="6.5574282407761" calcext:value-type="float">
            <text:p>6,5574282407761</text:p>
          </table:table-cell>
          <table:table-cell office:value-type="float" office:value="4.6169018745422" calcext:value-type="float">
            <text:p>4,6169018745422</text:p>
          </table:table-cell>
          <table:table-cell office:value-type="float" office:value="-60.41197108615" calcext:value-type="float">
            <text:p>-60,4119710861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193</text:p>
          </table:table-cell>
          <table:table-cell office:value-type="float" office:value="8.3067500591278" calcext:value-type="float">
            <text:p>8,3067500591278</text:p>
          </table:table-cell>
          <table:table-cell office:value-type="float" office:value="7.4539387226105" calcext:value-type="float">
            <text:p>7,4539387226105</text:p>
          </table:table-cell>
          <table:table-cell office:value-type="float" office:value="95.71195332108" calcext:value-type="float">
            <text:p>95,711953321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204</text:p>
          </table:table-cell>
          <table:table-cell office:value-type="float" office:value="6.1519932746887" calcext:value-type="float">
            <text:p>6,1519932746887</text:p>
          </table:table-cell>
          <table:table-cell office:value-type="float" office:value="5.2672803401947" calcext:value-type="float">
            <text:p>5,2672803401947</text:p>
          </table:table-cell>
          <table:table-cell office:value-type="float" office:value="154.42083443806" calcext:value-type="float">
            <text:p>154,420834438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215</text:p>
          </table:table-cell>
          <table:table-cell office:value-type="float" office:value="-0.44952444732189" calcext:value-type="float">
            <text:p>-0,44952444732189</text:p>
          </table:table-cell>
          <table:table-cell office:value-type="float" office:value="8.1938183307648" calcext:value-type="float">
            <text:p>8,1938183307648</text:p>
          </table:table-cell>
          <table:table-cell office:value-type="float" office:value="-129.23452960458" calcext:value-type="float">
            <text:p>-129,234529604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226</text:p>
          </table:table-cell>
          <table:table-cell office:value-type="float" office:value="2.0378258824348" calcext:value-type="float">
            <text:p>2,0378258824348</text:p>
          </table:table-cell>
          <table:table-cell office:value-type="float" office:value="10.806357860565" calcext:value-type="float">
            <text:p>10,806357860565</text:p>
          </table:table-cell>
          <table:table-cell office:value-type="float" office:value="-158.55037027104" calcext:value-type="float">
            <text:p>-158,550370271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237</text:p>
          </table:table-cell>
          <table:table-cell office:value-type="float" office:value="5.0172936916351" calcext:value-type="float">
            <text:p>5,0172936916351</text:p>
          </table:table-cell>
          <table:table-cell office:value-type="float" office:value="10.376856327057" calcext:value-type="float">
            <text:p>10,376856327057</text:p>
          </table:table-cell>
          <table:table-cell office:value-type="float" office:value="38.77860231764" calcext:value-type="float">
            <text:p>38,778602317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248</text:p>
          </table:table-cell>
          <table:table-cell office:value-type="float" office:value="3.9681941270828" calcext:value-type="float">
            <text:p>3,9681941270828</text:p>
          </table:table-cell>
          <table:table-cell office:value-type="float" office:value="10.293176174164" calcext:value-type="float">
            <text:p>10,293176174164</text:p>
          </table:table-cell>
          <table:table-cell office:value-type="float" office:value="1.1428734584219" calcext:value-type="float">
            <text:p>1,14287345842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259</text:p>
          </table:table-cell>
          <table:table-cell office:value-type="float" office:value="7.4153220653534" calcext:value-type="float">
            <text:p>7,4153220653534</text:p>
          </table:table-cell>
          <table:table-cell office:value-type="float" office:value="8.7502127885818" calcext:value-type="float">
            <text:p>8,7502127885818</text:p>
          </table:table-cell>
          <table:table-cell office:value-type="float" office:value="20.837630815567" calcext:value-type="float">
            <text:p>20,8376308155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270</text:p>
          </table:table-cell>
          <table:table-cell office:value-type="float" office:value="5.764924287796" calcext:value-type="float">
            <text:p>5,764924287796</text:p>
          </table:table-cell>
          <table:table-cell office:value-type="float" office:value="6.9605612754822" calcext:value-type="float">
            <text:p>6,9605612754822</text:p>
          </table:table-cell>
          <table:table-cell office:value-type="float" office:value="46.509254889883" calcext:value-type="float">
            <text:p>46,5092548898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281</text:p>
          </table:table-cell>
          <table:table-cell office:value-type="float" office:value="6.3941198587418" calcext:value-type="float">
            <text:p>6,3941198587418</text:p>
          </table:table-cell>
          <table:table-cell office:value-type="float" office:value="10.632096529007" calcext:value-type="float">
            <text:p>10,632096529007</text:p>
          </table:table-cell>
          <table:table-cell office:value-type="float" office:value="133.98937207119" calcext:value-type="float">
            <text:p>133,989372071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292</text:p>
          </table:table-cell>
          <table:table-cell office:value-type="float" office:value="0.92661842703819" calcext:value-type="float">
            <text:p>0,92661842703819</text:p>
          </table:table-cell>
          <table:table-cell office:value-type="float" office:value="7.9090797901154" calcext:value-type="float">
            <text:p>7,9090797901154</text:p>
          </table:table-cell>
          <table:table-cell office:value-type="float" office:value="-5.9276977257364" calcext:value-type="float">
            <text:p>-5,92769772573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303</text:p>
          </table:table-cell>
          <table:table-cell office:value-type="float" office:value="1.2311877310276" calcext:value-type="float">
            <text:p>1,2311877310276</text:p>
          </table:table-cell>
          <table:table-cell office:value-type="float" office:value="10.940669775009" calcext:value-type="float">
            <text:p>10,940669775009</text:p>
          </table:table-cell>
          <table:table-cell office:value-type="float" office:value="-168.66758067137" calcext:value-type="float">
            <text:p>-168,667580671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5</text:p>
          </table:table-cell>
          <table:table-cell office:value-type="float" office:value="2.7578321099281" calcext:value-type="float">
            <text:p>2,7578321099281</text:p>
          </table:table-cell>
          <table:table-cell office:value-type="float" office:value="1.0284616053104" calcext:value-type="float">
            <text:p>1,0284616053104</text:p>
          </table:table-cell>
          <table:table-cell office:value-type="float" office:value="-132.61724277666" calcext:value-type="float">
            <text:p>-132,617242776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764</text:p>
          </table:table-cell>
          <table:table-cell office:value-type="float" office:value="2.611962556839" calcext:value-type="float">
            <text:p>2,611962556839</text:p>
          </table:table-cell>
          <table:table-cell office:value-type="float" office:value="-0.23772861808538" calcext:value-type="float">
            <text:p>-0,23772861808538</text:p>
          </table:table-cell>
          <table:table-cell office:value-type="float" office:value="-151.77760458296" calcext:value-type="float">
            <text:p>-151,7776045829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775</text:p>
          </table:table-cell>
          <table:table-cell office:value-type="float" office:value="3.0016228556633" calcext:value-type="float">
            <text:p>3,0016228556633</text:p>
          </table:table-cell>
          <table:table-cell office:value-type="float" office:value="-0.49333795905113" calcext:value-type="float">
            <text:p>-0,49333795905113</text:p>
          </table:table-cell>
          <table:table-cell office:value-type="float" office:value="-18.181611777871" calcext:value-type="float">
            <text:p>-18,1816117778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786</text:p>
          </table:table-cell>
          <table:table-cell office:value-type="float" office:value="2.6715466380119" calcext:value-type="float">
            <text:p>2,6715466380119</text:p>
          </table:table-cell>
          <table:table-cell office:value-type="float" office:value="-0.41904877871275" calcext:value-type="float">
            <text:p>-0,41904877871275</text:p>
          </table:table-cell>
          <table:table-cell office:value-type="float" office:value="3.6057952293165" calcext:value-type="float">
            <text:p>3,60579522931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797</text:p>
          </table:table-cell>
          <table:table-cell office:value-type="float" office:value="7.2700548171997" calcext:value-type="float">
            <text:p>7,2700548171997</text:p>
          </table:table-cell>
          <table:table-cell office:value-type="float" office:value="0.076449466869235" calcext:value-type="float">
            <text:p>0,076449466869235</text:p>
          </table:table-cell>
          <table:table-cell office:value-type="float" office:value="-70.201794812634" calcext:value-type="float">
            <text:p>-70,2017948126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808</text:p>
          </table:table-cell>
          <table:table-cell office:value-type="float" office:value="6.3853347301483" calcext:value-type="float">
            <text:p>6,3853347301483</text:p>
          </table:table-cell>
          <table:table-cell office:value-type="float" office:value="-0.3031237795949" calcext:value-type="float">
            <text:p>-0,3031237795949</text:p>
          </table:table-cell>
          <table:table-cell office:value-type="float" office:value="112.43197644592" calcext:value-type="float">
            <text:p>112,431976445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819</text:p>
          </table:table-cell>
          <table:table-cell office:value-type="float" office:value="9.4055235385895" calcext:value-type="float">
            <text:p>9,4055235385895</text:p>
          </table:table-cell>
          <table:table-cell office:value-type="float" office:value="1.9935755431652" calcext:value-type="float">
            <text:p>1,9935755431652</text:p>
          </table:table-cell>
          <table:table-cell office:value-type="float" office:value="139.61834816416" calcext:value-type="float">
            <text:p>139,618348164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830</text:p>
          </table:table-cell>
          <table:table-cell office:value-type="float" office:value="-0.44561721384525" calcext:value-type="float">
            <text:p>-0,44561721384525</text:p>
          </table:table-cell>
          <table:table-cell office:value-type="float" office:value="-0.56299604475498" calcext:value-type="float">
            <text:p>-0,56299604475498</text:p>
          </table:table-cell>
          <table:table-cell office:value-type="float" office:value="18.02441041181" calcext:value-type="float">
            <text:p>18,024410411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841</text:p>
          </table:table-cell>
          <table:table-cell office:value-type="float" office:value="3.1749013066292" calcext:value-type="float">
            <text:p>3,1749013066292</text:p>
          </table:table-cell>
          <table:table-cell office:value-type="float" office:value="1.0488720238209" calcext:value-type="float">
            <text:p>1,0488720238209</text:p>
          </table:table-cell>
          <table:table-cell office:value-type="float" office:value="-15.407577251932" calcext:value-type="float">
            <text:p>-15,4075772519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852</text:p>
          </table:table-cell>
          <table:table-cell office:value-type="float" office:value="1.6310611367226" calcext:value-type="float">
            <text:p>1,6310611367226</text:p>
          </table:table-cell>
          <table:table-cell office:value-type="float" office:value="3.3246722817421" calcext:value-type="float">
            <text:p>3,3246722817421</text:p>
          </table:table-cell>
          <table:table-cell office:value-type="float" office:value="-87.616356315127" calcext:value-type="float">
            <text:p>-87,61635631512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863</text:p>
          </table:table-cell>
          <table:table-cell office:value-type="float" office:value="4.9448853731155" calcext:value-type="float">
            <text:p>4,9448853731155</text:p>
          </table:table-cell>
          <table:table-cell office:value-type="float" office:value="-0.58500446379185" calcext:value-type="float">
            <text:p>-0,58500446379185</text:p>
          </table:table-cell>
          <table:table-cell office:value-type="float" office:value="72.155215178326" calcext:value-type="float">
            <text:p>72,1552151783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874</text:p>
          </table:table-cell>
          <table:table-cell office:value-type="float" office:value="6.5772378444672" calcext:value-type="float">
            <text:p>6,5772378444672</text:p>
          </table:table-cell>
          <table:table-cell office:value-type="float" office:value="2.1442668139935" calcext:value-type="float">
            <text:p>2,1442668139935</text:p>
          </table:table-cell>
          <table:table-cell office:value-type="float" office:value="-144.35040722987" calcext:value-type="float">
            <text:p>-144,3504072298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885</text:p>
          </table:table-cell>
          <table:table-cell office:value-type="float" office:value="9.5107078552246" calcext:value-type="float">
            <text:p>9,5107078552246</text:p>
          </table:table-cell>
          <table:table-cell office:value-type="float" office:value="0.26414517313242" calcext:value-type="float">
            <text:p>0,26414517313242</text:p>
          </table:table-cell>
          <table:table-cell office:value-type="float" office:value="115.83281930085" calcext:value-type="float">
            <text:p>115,832819300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896</text:p>
          </table:table-cell>
          <table:table-cell office:value-type="float" office:value="9.7518312931061" calcext:value-type="float">
            <text:p>9,7518312931061</text:p>
          </table:table-cell>
          <table:table-cell office:value-type="float" office:value="2.2936573624611" calcext:value-type="float">
            <text:p>2,2936573624611</text:p>
          </table:table-cell>
          <table:table-cell office:value-type="float" office:value="7.6396488080359" calcext:value-type="float">
            <text:p>7,63964880803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907</text:p>
          </table:table-cell>
          <table:table-cell office:value-type="float" office:value="2.647742331028" calcext:value-type="float">
            <text:p>2,647742331028</text:p>
          </table:table-cell>
          <table:table-cell office:value-type="float" office:value="0.51911003887653" calcext:value-type="float">
            <text:p>0,51911003887653</text:p>
          </table:table-cell>
          <table:table-cell office:value-type="float" office:value="-48.023199579518" calcext:value-type="float">
            <text:p>-48,0231995795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918</text:p>
          </table:table-cell>
          <table:table-cell office:value-type="float" office:value="1.115630492568" calcext:value-type="float">
            <text:p>1,115630492568</text:p>
          </table:table-cell>
          <table:table-cell office:value-type="float" office:value="2.6961374282837" calcext:value-type="float">
            <text:p>2,6961374282837</text:p>
          </table:table-cell>
          <table:table-cell office:value-type="float" office:value="54.408801209395" calcext:value-type="float">
            <text:p>54,40880120939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929</text:p>
          </table:table-cell>
          <table:table-cell office:value-type="float" office:value="4.0230798721313" calcext:value-type="float">
            <text:p>4,0230798721313</text:p>
          </table:table-cell>
          <table:table-cell office:value-type="float" office:value="2.9563629627228" calcext:value-type="float">
            <text:p>2,9563629627228</text:p>
          </table:table-cell>
          <table:table-cell office:value-type="float" office:value="88.620548035688" calcext:value-type="float">
            <text:p>88,62054803568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940</text:p>
          </table:table-cell>
          <table:table-cell office:value-type="float" office:value="3.8436806201935" calcext:value-type="float">
            <text:p>3,8436806201935</text:p>
          </table:table-cell>
          <table:table-cell office:value-type="float" office:value="2.5715726613998" calcext:value-type="float">
            <text:p>2,5715726613998</text:p>
          </table:table-cell>
          <table:table-cell office:value-type="float" office:value="-96.219919289753" calcext:value-type="float">
            <text:p>-96,21991928975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951</text:p>
          </table:table-cell>
          <table:table-cell office:value-type="float" office:value="5.0719583034515" calcext:value-type="float">
            <text:p>5,0719583034515</text:p>
          </table:table-cell>
          <table:table-cell office:value-type="float" office:value="3.227496445179" calcext:value-type="float">
            <text:p>3,227496445179</text:p>
          </table:table-cell>
          <table:table-cell office:value-type="float" office:value="100.24553575334" calcext:value-type="float">
            <text:p>100,2455357533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962</text:p>
          </table:table-cell>
          <table:table-cell office:value-type="float" office:value="7.7016222476959" calcext:value-type="float">
            <text:p>7,7016222476959</text:p>
          </table:table-cell>
          <table:table-cell office:value-type="float" office:value="0.47753877937794" calcext:value-type="float">
            <text:p>0,47753877937794</text:p>
          </table:table-cell>
          <table:table-cell office:value-type="float" office:value="165.16916007753" calcext:value-type="float">
            <text:p>165,1691600775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973</text:p>
          </table:table-cell>
          <table:table-cell office:value-type="float" office:value="9.8034107685089" calcext:value-type="float">
            <text:p>9,8034107685089</text:p>
          </table:table-cell>
          <table:table-cell office:value-type="float" office:value="4.0826791524887" calcext:value-type="float">
            <text:p>4,0826791524887</text:p>
          </table:table-cell>
          <table:table-cell office:value-type="float" office:value="-101.21141801215" calcext:value-type="float">
            <text:p>-101,211418012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984</text:p>
          </table:table-cell>
          <table:table-cell office:value-type="float" office:value="-1.3775438070297" calcext:value-type="float">
            <text:p>-1,3775438070297</text:p>
          </table:table-cell>
          <table:table-cell office:value-type="float" office:value="5.7681876420975" calcext:value-type="float">
            <text:p>5,7681876420975</text:p>
          </table:table-cell>
          <table:table-cell office:value-type="float" office:value="119.36456078936" calcext:value-type="float">
            <text:p>119,364560789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995</text:p>
          </table:table-cell>
          <table:table-cell office:value-type="float" office:value="1.1389653384686" calcext:value-type="float">
            <text:p>1,1389653384686</text:p>
          </table:table-cell>
          <table:table-cell office:value-type="float" office:value="0.864362642169" calcext:value-type="float">
            <text:p>0,864362642169</text:p>
          </table:table-cell>
          <table:table-cell office:value-type="float" office:value="106.91194929135" calcext:value-type="float">
            <text:p>106,911949291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006</text:p>
          </table:table-cell>
          <table:table-cell office:value-type="float" office:value="1.9725468754768" calcext:value-type="float">
            <text:p>1,9725468754768</text:p>
          </table:table-cell>
          <table:table-cell office:value-type="float" office:value="5.2384513616562" calcext:value-type="float">
            <text:p>5,2384513616562</text:p>
          </table:table-cell>
          <table:table-cell office:value-type="float" office:value="165.47604579075" calcext:value-type="float">
            <text:p>165,4760457907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017</text:p>
          </table:table-cell>
          <table:table-cell office:value-type="float" office:value="4.9212199449539" calcext:value-type="float">
            <text:p>4,9212199449539</text:p>
          </table:table-cell>
          <table:table-cell office:value-type="float" office:value="5.4794353246689" calcext:value-type="float">
            <text:p>5,4794353246689</text:p>
          </table:table-cell>
          <table:table-cell office:value-type="float" office:value="-34.774870629523" calcext:value-type="float">
            <text:p>-34,7748706295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028</text:p>
          </table:table-cell>
          <table:table-cell office:value-type="float" office:value="7.0305812358856" calcext:value-type="float">
            <text:p>7,0305812358856</text:p>
          </table:table-cell>
          <table:table-cell office:value-type="float" office:value="3.8591551780701" calcext:value-type="float">
            <text:p>3,8591551780701</text:p>
          </table:table-cell>
          <table:table-cell office:value-type="float" office:value="-19.058412237532" calcext:value-type="float">
            <text:p>-19,0584122375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039</text:p>
          </table:table-cell>
          <table:table-cell office:value-type="float" office:value="7.9266440868378" calcext:value-type="float">
            <text:p>7,9266440868378</text:p>
          </table:table-cell>
          <table:table-cell office:value-type="float" office:value="3.4046870470047" calcext:value-type="float">
            <text:p>3,4046870470047</text:p>
          </table:table-cell>
          <table:table-cell office:value-type="float" office:value="164.8169125721" calcext:value-type="float">
            <text:p>164,81691257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050</text:p>
          </table:table-cell>
          <table:table-cell office:value-type="float" office:value="9.1416108608246" calcext:value-type="float">
            <text:p>9,1416108608246</text:p>
          </table:table-cell>
          <table:table-cell office:value-type="float" office:value="3.9784613251686" calcext:value-type="float">
            <text:p>3,9784613251686</text:p>
          </table:table-cell>
          <table:table-cell office:value-type="float" office:value="-43.369792449247" calcext:value-type="float">
            <text:p>-43,3697924492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061</text:p>
          </table:table-cell>
          <table:table-cell office:value-type="float" office:value="-0.53527094423771" calcext:value-type="float">
            <text:p>-0,53527094423771</text:p>
          </table:table-cell>
          <table:table-cell office:value-type="float" office:value="1.1313287913799" calcext:value-type="float">
            <text:p>1,1313287913799</text:p>
          </table:table-cell>
          <table:table-cell office:value-type="float" office:value="66.629304248057" calcext:value-type="float">
            <text:p>66,6293042480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072</text:p>
          </table:table-cell>
          <table:table-cell office:value-type="float" office:value="4.1639652848244" calcext:value-type="float">
            <text:p>4,1639652848244</text:p>
          </table:table-cell>
          <table:table-cell office:value-type="float" office:value="7.0618200302124" calcext:value-type="float">
            <text:p>7,0618200302124</text:p>
          </table:table-cell>
          <table:table-cell office:value-type="float" office:value="-85.326194003889" calcext:value-type="float">
            <text:p>-85,3261940038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083</text:p>
          </table:table-cell>
          <table:table-cell office:value-type="float" office:value="1.4499916136265" calcext:value-type="float">
            <text:p>1,4499916136265</text:p>
          </table:table-cell>
          <table:table-cell office:value-type="float" office:value="6.3736981153488" calcext:value-type="float">
            <text:p>6,3736981153488</text:p>
          </table:table-cell>
          <table:table-cell office:value-type="float" office:value="155.34179225849" calcext:value-type="float">
            <text:p>155,341792258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094</text:p>
          </table:table-cell>
          <table:table-cell office:value-type="float" office:value="6.0565114021301" calcext:value-type="float">
            <text:p>6,0565114021301</text:p>
          </table:table-cell>
          <table:table-cell office:value-type="float" office:value="9.7861689329147" calcext:value-type="float">
            <text:p>9,7861689329147</text:p>
          </table:table-cell>
          <table:table-cell office:value-type="float" office:value="134.24982994225" calcext:value-type="float">
            <text:p>134,249829942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105</text:p>
          </table:table-cell>
          <table:table-cell office:value-type="float" office:value="0.32833766192198" calcext:value-type="float">
            <text:p>0,32833766192198</text:p>
          </table:table-cell>
          <table:table-cell office:value-type="float" office:value="8.1202840805054" calcext:value-type="float">
            <text:p>8,1202840805054</text:p>
          </table:table-cell>
          <table:table-cell office:value-type="float" office:value="-157.23717440465" calcext:value-type="float">
            <text:p>-157,237174404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116</text:p>
          </table:table-cell>
          <table:table-cell office:value-type="float" office:value="4.5494025945663" calcext:value-type="float">
            <text:p>4,5494025945663</text:p>
          </table:table-cell>
          <table:table-cell office:value-type="float" office:value="4.7795048356056" calcext:value-type="float">
            <text:p>4,7795048356056</text:p>
          </table:table-cell>
          <table:table-cell office:value-type="float" office:value="-91.107184719887" calcext:value-type="float">
            <text:p>-91,10718471988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127</text:p>
          </table:table-cell>
          <table:table-cell office:value-type="float" office:value="8.7184476852417" calcext:value-type="float">
            <text:p>8,7184476852417</text:p>
          </table:table-cell>
          <table:table-cell office:value-type="float" office:value="10.944676399231" calcext:value-type="float">
            <text:p>10,944676399231</text:p>
          </table:table-cell>
          <table:table-cell office:value-type="float" office:value="166.0981132726" calcext:value-type="float">
            <text:p>166,098113272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138</text:p>
          </table:table-cell>
          <table:table-cell office:value-type="float" office:value="-0.56005418300629" calcext:value-type="float">
            <text:p>-0,56005418300629</text:p>
          </table:table-cell>
          <table:table-cell office:value-type="float" office:value="8.817925453186" calcext:value-type="float">
            <text:p>8,817925453186</text:p>
          </table:table-cell>
          <table:table-cell office:value-type="float" office:value="-83.919295080148" calcext:value-type="float">
            <text:p>-83,9192950801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149</text:p>
          </table:table-cell>
          <table:table-cell office:value-type="float" office:value="0.12505246326327" calcext:value-type="float">
            <text:p>0,12505246326327</text:p>
          </table:table-cell>
          <table:table-cell office:value-type="float" office:value="5.644788146019" calcext:value-type="float">
            <text:p>5,644788146019</text:p>
          </table:table-cell>
          <table:table-cell office:value-type="float" office:value="124.782335986" calcext:value-type="float">
            <text:p>124,7823359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160</text:p>
          </table:table-cell>
          <table:table-cell office:value-type="float" office:value="2.2236604988575" calcext:value-type="float">
            <text:p>2,2236604988575</text:p>
          </table:table-cell>
          <table:table-cell office:value-type="float" office:value="10.292148590088" calcext:value-type="float">
            <text:p>10,292148590088</text:p>
          </table:table-cell>
          <table:table-cell office:value-type="float" office:value="-139.09591535094" calcext:value-type="float">
            <text:p>-139,0959153509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171</text:p>
          </table:table-cell>
          <table:table-cell office:value-type="float" office:value="3.2858911156654" calcext:value-type="float">
            <text:p>3,2858911156654</text:p>
          </table:table-cell>
          <table:table-cell office:value-type="float" office:value="7.1765625476837" calcext:value-type="float">
            <text:p>7,1765625476837</text:p>
          </table:table-cell>
          <table:table-cell office:value-type="float" office:value="124.53688481811" calcext:value-type="float">
            <text:p>124,536884818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182</text:p>
          </table:table-cell>
          <table:table-cell office:value-type="float" office:value="6.5606725215912" calcext:value-type="float">
            <text:p>6,5606725215912</text:p>
          </table:table-cell>
          <table:table-cell office:value-type="float" office:value="4.8723849654198" calcext:value-type="float">
            <text:p>4,8723849654198</text:p>
          </table:table-cell>
          <table:table-cell office:value-type="float" office:value="-115.02345504275" calcext:value-type="float">
            <text:p>-115,0234550427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193</text:p>
          </table:table-cell>
          <table:table-cell office:value-type="float" office:value="8.1925231218338" calcext:value-type="float">
            <text:p>8,1925231218338</text:p>
          </table:table-cell>
          <table:table-cell office:value-type="float" office:value="7.1896398067474" calcext:value-type="float">
            <text:p>7,1896398067474</text:p>
          </table:table-cell>
          <table:table-cell office:value-type="float" office:value="62.340387113535" calcext:value-type="float">
            <text:p>62,3403871135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204</text:p>
          </table:table-cell>
          <table:table-cell office:value-type="float" office:value="6.3223505020142" calcext:value-type="float">
            <text:p>6,3223505020142</text:p>
          </table:table-cell>
          <table:table-cell office:value-type="float" office:value="5.4290300607681" calcext:value-type="float">
            <text:p>5,4290300607681</text:p>
          </table:table-cell>
          <table:table-cell office:value-type="float" office:value="-124.16130721949" calcext:value-type="float">
            <text:p>-124,161307219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215</text:p>
          </table:table-cell>
          <table:table-cell office:value-type="float" office:value="-0.25930607691407" calcext:value-type="float">
            <text:p>-0,25930607691407</text:p>
          </table:table-cell>
          <table:table-cell office:value-type="float" office:value="8.0790936946869" calcext:value-type="float">
            <text:p>8,0790936946869</text:p>
          </table:table-cell>
          <table:table-cell office:value-type="float" office:value="140.18659379072" calcext:value-type="float">
            <text:p>140,186593790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226</text:p>
          </table:table-cell>
          <table:table-cell office:value-type="float" office:value="2.2091963887215" calcext:value-type="float">
            <text:p>2,2091963887215</text:p>
          </table:table-cell>
          <table:table-cell office:value-type="float" office:value="10.66190123558" calcext:value-type="float">
            <text:p>10,66190123558</text:p>
          </table:table-cell>
          <table:table-cell office:value-type="float" office:value="124.38945557661" calcext:value-type="float">
            <text:p>124,3894555766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237</text:p>
          </table:table-cell>
          <table:table-cell office:value-type="float" office:value="4.7079807519913" calcext:value-type="float">
            <text:p>4,7079807519913</text:p>
          </table:table-cell>
          <table:table-cell office:value-type="float" office:value="10.127958059311" calcext:value-type="float">
            <text:p>10,127958059311</text:p>
          </table:table-cell>
          <table:table-cell office:value-type="float" office:value="38.831976568623" calcext:value-type="float">
            <text:p>38,8319765686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248</text:p>
          </table:table-cell>
          <table:table-cell office:value-type="float" office:value="3.7219053506851" calcext:value-type="float">
            <text:p>3,7219053506851</text:p>
          </table:table-cell>
          <table:table-cell office:value-type="float" office:value="10.458087921143" calcext:value-type="float">
            <text:p>10,458087921143</text:p>
          </table:table-cell>
          <table:table-cell office:value-type="float" office:value="-41.740751949845" calcext:value-type="float">
            <text:p>-41,7407519498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259</text:p>
          </table:table-cell>
          <table:table-cell office:value-type="float" office:value="7.1645563840866" calcext:value-type="float">
            <text:p>7,1645563840866</text:p>
          </table:table-cell>
          <table:table-cell office:value-type="float" office:value="8.8388574123383" calcext:value-type="float">
            <text:p>8,8388574123383</text:p>
          </table:table-cell>
          <table:table-cell office:value-type="float" office:value="-27.779954823719" calcext:value-type="float">
            <text:p>-27,77995482371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270</text:p>
          </table:table-cell>
          <table:table-cell office:value-type="float" office:value="5.6559121608734" calcext:value-type="float">
            <text:p>5,6559121608734</text:p>
          </table:table-cell>
          <table:table-cell office:value-type="float" office:value="6.7637318372726" calcext:value-type="float">
            <text:p>6,7637318372726</text:p>
          </table:table-cell>
          <table:table-cell office:value-type="float" office:value="65.33916512872" calcext:value-type="float">
            <text:p>65,339165128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281</text:p>
          </table:table-cell>
          <table:table-cell office:value-type="float" office:value="6.665335893631" calcext:value-type="float">
            <text:p>6,665335893631</text:p>
          </table:table-cell>
          <table:table-cell office:value-type="float" office:value="10.353235006332" calcext:value-type="float">
            <text:p>10,353235006332</text:p>
          </table:table-cell>
          <table:table-cell office:value-type="float" office:value="135.16640055711" calcext:value-type="float">
            <text:p>135,166400557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292</text:p>
          </table:table-cell>
          <table:table-cell office:value-type="float" office:value="0.72973869740963" calcext:value-type="float">
            <text:p>0,72973869740963</text:p>
          </table:table-cell>
          <table:table-cell office:value-type="float" office:value="7.9871660470963" calcext:value-type="float">
            <text:p>7,9871660470963</text:p>
          </table:table-cell>
          <table:table-cell office:value-type="float" office:value="-2.5176636067925" calcext:value-type="float">
            <text:p>-2,51766360679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303</text:p>
          </table:table-cell>
          <table:table-cell office:value-type="float" office:value="1.5246920287609" calcext:value-type="float">
            <text:p>1,5246920287609</text:p>
          </table:table-cell>
          <table:table-cell office:value-type="float" office:value="10.905549526215" calcext:value-type="float">
            <text:p>10,905549526215</text:p>
          </table:table-cell>
          <table:table-cell office:value-type="float" office:value="165.65123333293" calcext:value-type="float">
            <text:p>165,651233332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5</text:p>
          </table:table-cell>
          <table:table-cell office:value-type="float" office:value="2.6181221008301" calcext:value-type="float">
            <text:p>2,6181221008301</text:p>
          </table:table-cell>
          <table:table-cell office:value-type="float" office:value="1.2084145843983" calcext:value-type="float">
            <text:p>1,2084145843983</text:p>
          </table:table-cell>
          <table:table-cell office:value-type="float" office:value="-44.713671420031" calcext:value-type="float">
            <text:p>-44,7136714200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764</text:p>
          </table:table-cell>
          <table:table-cell office:value-type="float" office:value="2.5009274482727" calcext:value-type="float">
            <text:p>2,5009274482727</text:p>
          </table:table-cell>
          <table:table-cell office:value-type="float" office:value="-0.1755984313786" calcext:value-type="float">
            <text:p>-0,1755984313786</text:p>
          </table:table-cell>
          <table:table-cell office:value-type="float" office:value="-158.22395397599" calcext:value-type="float">
            <text:p>-158,2239539759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775</text:p>
          </table:table-cell>
          <table:table-cell office:value-type="float" office:value="2.8108555078506" calcext:value-type="float">
            <text:p>2,8108555078506</text:p>
          </table:table-cell>
          <table:table-cell office:value-type="float" office:value="-0.40409695357084" calcext:value-type="float">
            <text:p>-0,40409695357084</text:p>
          </table:table-cell>
          <table:table-cell office:value-type="float" office:value="-40.579604874751" calcext:value-type="float">
            <text:p>-40,5796048747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786</text:p>
          </table:table-cell>
          <table:table-cell office:value-type="float" office:value="2.524588406086" calcext:value-type="float">
            <text:p>2,524588406086</text:p>
          </table:table-cell>
          <table:table-cell office:value-type="float" office:value="-0.37833403795958" calcext:value-type="float">
            <text:p>-0,37833403795958</text:p>
          </table:table-cell>
          <table:table-cell office:value-type="float" office:value="-24.474695989281" calcext:value-type="float">
            <text:p>-24,4746959892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797</text:p>
          </table:table-cell>
          <table:table-cell office:value-type="float" office:value="7.0530664920807" calcext:value-type="float">
            <text:p>7,0530664920807</text:p>
          </table:table-cell>
          <table:table-cell office:value-type="float" office:value="0.031179788056761" calcext:value-type="float">
            <text:p>0,031179788056761</text:p>
          </table:table-cell>
          <table:table-cell office:value-type="float" office:value="20.485882166844" calcext:value-type="float">
            <text:p>20,4858821668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808</text:p>
          </table:table-cell>
          <table:table-cell office:value-type="float" office:value="6.4130610227585" calcext:value-type="float">
            <text:p>6,4130610227585</text:p>
          </table:table-cell>
          <table:table-cell office:value-type="float" office:value="-0.53894549608231" calcext:value-type="float">
            <text:p>-0,53894549608231</text:p>
          </table:table-cell>
          <table:table-cell office:value-type="float" office:value="94.720766043207" calcext:value-type="float">
            <text:p>94,7207660432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819</text:p>
          </table:table-cell>
          <table:table-cell office:value-type="float" office:value="9.2866992950439" calcext:value-type="float">
            <text:p>9,2866992950439</text:p>
          </table:table-cell>
          <table:table-cell office:value-type="float" office:value="1.8057633936405" calcext:value-type="float">
            <text:p>1,8057633936405</text:p>
          </table:table-cell>
          <table:table-cell office:value-type="float" office:value="48.903544996954" calcext:value-type="float">
            <text:p>48,90354499695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830</text:p>
          </table:table-cell>
          <table:table-cell office:value-type="float" office:value="-0.56775398552418" calcext:value-type="float">
            <text:p>-0,56775398552418</text:p>
          </table:table-cell>
          <table:table-cell office:value-type="float" office:value="-0.39644341915846" calcext:value-type="float">
            <text:p>-0,39644341915846</text:p>
          </table:table-cell>
          <table:table-cell office:value-type="float" office:value="7.4484397651284" calcext:value-type="float">
            <text:p>7,44843976512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841</text:p>
          </table:table-cell>
          <table:table-cell office:value-type="float" office:value="3.2033288478851" calcext:value-type="float">
            <text:p>3,2033288478851</text:p>
          </table:table-cell>
          <table:table-cell office:value-type="float" office:value="1.2688054144382" calcext:value-type="float">
            <text:p>1,2688054144382</text:p>
          </table:table-cell>
          <table:table-cell office:value-type="float" office:value="-106.14104483538" calcext:value-type="float">
            <text:p>-106,141044835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852</text:p>
          </table:table-cell>
          <table:table-cell office:value-type="float" office:value="1.8863973021507" calcext:value-type="float">
            <text:p>1,8863973021507</text:p>
          </table:table-cell>
          <table:table-cell office:value-type="float" office:value="3.4623557329178" calcext:value-type="float">
            <text:p>3,4623557329178</text:p>
          </table:table-cell>
          <table:table-cell office:value-type="float" office:value="-148.50253512146" calcext:value-type="float">
            <text:p>-148,5025351214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863</text:p>
          </table:table-cell>
          <table:table-cell office:value-type="float" office:value="4.7825998067856" calcext:value-type="float">
            <text:p>4,7825998067856</text:p>
          </table:table-cell>
          <table:table-cell office:value-type="float" office:value="-0.58500893414021" calcext:value-type="float">
            <text:p>-0,58500893414021</text:p>
          </table:table-cell>
          <table:table-cell office:value-type="float" office:value="44.210957114104" calcext:value-type="float">
            <text:p>44,21095711410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874</text:p>
          </table:table-cell>
          <table:table-cell office:value-type="float" office:value="6.840323805809" calcext:value-type="float">
            <text:p>6,840323805809</text:p>
          </table:table-cell>
          <table:table-cell office:value-type="float" office:value="2.4048535525799" calcext:value-type="float">
            <text:p>2,4048535525799</text:p>
          </table:table-cell>
          <table:table-cell office:value-type="float" office:value="-132.62224501106" calcext:value-type="float">
            <text:p>-132,622245011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885</text:p>
          </table:table-cell>
          <table:table-cell office:value-type="float" office:value="9.4942677021027" calcext:value-type="float">
            <text:p>9,4942677021027</text:p>
          </table:table-cell>
          <table:table-cell office:value-type="float" office:value="0.25253150612116" calcext:value-type="float">
            <text:p>0,25253150612116</text:p>
          </table:table-cell>
          <table:table-cell office:value-type="float" office:value="113.85707338904" calcext:value-type="float">
            <text:p>113,857073389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896</text:p>
          </table:table-cell>
          <table:table-cell office:value-type="float" office:value="9.691823720932" calcext:value-type="float">
            <text:p>9,691823720932</text:p>
          </table:table-cell>
          <table:table-cell office:value-type="float" office:value="2.5073426961899" calcext:value-type="float">
            <text:p>2,5073426961899</text:p>
          </table:table-cell>
          <table:table-cell office:value-type="float" office:value="-83.136213053564" calcext:value-type="float">
            <text:p>-83,1362130535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907</text:p>
          </table:table-cell>
          <table:table-cell office:value-type="float" office:value="2.6056912541389" calcext:value-type="float">
            <text:p>2,6056912541389</text:p>
          </table:table-cell>
          <table:table-cell office:value-type="float" office:value="0.69532826542854" calcext:value-type="float">
            <text:p>0,69532826542854</text:p>
          </table:table-cell>
          <table:table-cell office:value-type="float" office:value="-95.024446772922" calcext:value-type="float">
            <text:p>-95,02444677292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918</text:p>
          </table:table-cell>
          <table:table-cell office:value-type="float" office:value="0.82849659025669" calcext:value-type="float">
            <text:p>0,82849659025669</text:p>
          </table:table-cell>
          <table:table-cell office:value-type="float" office:value="2.7446633577347" calcext:value-type="float">
            <text:p>2,7446633577347</text:p>
          </table:table-cell>
          <table:table-cell office:value-type="float" office:value="-6.3797097392143" calcext:value-type="float">
            <text:p>-6,37970973921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929</text:p>
          </table:table-cell>
          <table:table-cell office:value-type="float" office:value="3.9553314447403" calcext:value-type="float">
            <text:p>3,9553314447403</text:p>
          </table:table-cell>
          <table:table-cell office:value-type="float" office:value="2.9038244485855" calcext:value-type="float">
            <text:p>2,9038244485855</text:p>
          </table:table-cell>
          <table:table-cell office:value-type="float" office:value="29.432074279542" calcext:value-type="float">
            <text:p>29,4320742795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940</text:p>
          </table:table-cell>
          <table:table-cell office:value-type="float" office:value="3.9134439826012" calcext:value-type="float">
            <text:p>3,9134439826012</text:p>
          </table:table-cell>
          <table:table-cell office:value-type="float" office:value="2.5890675187111" calcext:value-type="float">
            <text:p>2,5890675187111</text:p>
          </table:table-cell>
          <table:table-cell office:value-type="float" office:value="-152.99179447684" calcext:value-type="float">
            <text:p>-152,9917944768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951</text:p>
          </table:table-cell>
          <table:table-cell office:value-type="float" office:value="5.1419484615326" calcext:value-type="float">
            <text:p>5,1419484615326</text:p>
          </table:table-cell>
          <table:table-cell office:value-type="float" office:value="2.8360682725906" calcext:value-type="float">
            <text:p>2,8360682725906</text:p>
          </table:table-cell>
          <table:table-cell office:value-type="float" office:value="100.25141952903" calcext:value-type="float">
            <text:p>100,2514195290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962</text:p>
          </table:table-cell>
          <table:table-cell office:value-type="float" office:value="7.6748245954514" calcext:value-type="float">
            <text:p>7,6748245954514</text:p>
          </table:table-cell>
          <table:table-cell office:value-type="float" office:value="0.25744860991836" calcext:value-type="float">
            <text:p>0,25744860991836</text:p>
          </table:table-cell>
          <table:table-cell office:value-type="float" office:value="74.395806166776" calcext:value-type="float">
            <text:p>74,3958061667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973</text:p>
          </table:table-cell>
          <table:table-cell office:value-type="float" office:value="10.059579610825" calcext:value-type="float">
            <text:p>10,059579610825</text:p>
          </table:table-cell>
          <table:table-cell office:value-type="float" office:value="4.3087977170944" calcext:value-type="float">
            <text:p>4,3087977170944</text:p>
          </table:table-cell>
          <table:table-cell office:value-type="float" office:value="-133.71562957764" calcext:value-type="float">
            <text:p>-133,715629577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984</text:p>
          </table:table-cell>
          <table:table-cell office:value-type="float" office:value="-1.2548835575581" calcext:value-type="float">
            <text:p>-1,2548835575581</text:p>
          </table:table-cell>
          <table:table-cell office:value-type="float" office:value="5.525621175766" calcext:value-type="float">
            <text:p>5,525621175766</text:p>
          </table:table-cell>
          <table:table-cell office:value-type="float" office:value="111.76060415377" calcext:value-type="float">
            <text:p>111,760604153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995</text:p>
          </table:table-cell>
          <table:table-cell office:value-type="float" office:value="1.1589344590902" calcext:value-type="float">
            <text:p>1,1589344590902</text:p>
          </table:table-cell>
          <table:table-cell office:value-type="float" office:value="0.52555114030838" calcext:value-type="float">
            <text:p>0,52555114030838</text:p>
          </table:table-cell>
          <table:table-cell office:value-type="float" office:value="96.326790797483" calcext:value-type="float">
            <text:p>96,3267907974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006</text:p>
          </table:table-cell>
          <table:table-cell office:value-type="float" office:value="2.2747047245502" calcext:value-type="float">
            <text:p>2,2747047245502</text:p>
          </table:table-cell>
          <table:table-cell office:value-type="float" office:value="5.3210818767548" calcext:value-type="float">
            <text:p>5,3210818767548</text:p>
          </table:table-cell>
          <table:table-cell office:value-type="float" office:value="-157.07773160023" calcext:value-type="float">
            <text:p>-157,077731600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017</text:p>
          </table:table-cell>
          <table:table-cell office:value-type="float" office:value="4.6207538247108" calcext:value-type="float">
            <text:p>4,6207538247108</text:p>
          </table:table-cell>
          <table:table-cell office:value-type="float" office:value="5.6227540969849" calcext:value-type="float">
            <text:p>5,6227540969849</text:p>
          </table:table-cell>
          <table:table-cell office:value-type="float" office:value="-9.1222851139725" calcext:value-type="float">
            <text:p>-9,122285113972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028</text:p>
          </table:table-cell>
          <table:table-cell office:value-type="float" office:value="6.7296254634857" calcext:value-type="float">
            <text:p>6,7296254634857</text:p>
          </table:table-cell>
          <table:table-cell office:value-type="float" office:value="4.0788587927818" calcext:value-type="float">
            <text:p>4,0788587927818</text:p>
          </table:table-cell>
          <table:table-cell office:value-type="float" office:value="-33.327434472977" calcext:value-type="float">
            <text:p>-33,3274344729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039</text:p>
          </table:table-cell>
          <table:table-cell office:value-type="float" office:value="8.3110535144806" calcext:value-type="float">
            <text:p>8,3110535144806</text:p>
          </table:table-cell>
          <table:table-cell office:value-type="float" office:value="3.3007654547691" calcext:value-type="float">
            <text:p>3,3007654547691</text:p>
          </table:table-cell>
          <table:table-cell office:value-type="float" office:value="164.77722271233" calcext:value-type="float">
            <text:p>164,777222712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050</text:p>
          </table:table-cell>
          <table:table-cell office:value-type="float" office:value="8.8525187969208" calcext:value-type="float">
            <text:p>8,8525187969208</text:p>
          </table:table-cell>
          <table:table-cell office:value-type="float" office:value="4.2510205507278" calcext:value-type="float">
            <text:p>4,2510205507278</text:p>
          </table:table-cell>
          <table:table-cell office:value-type="float" office:value="-43.377705820047" calcext:value-type="float">
            <text:p>-43,3777058200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061</text:p>
          </table:table-cell>
          <table:table-cell office:value-type="float" office:value="-0.63832730054855" calcext:value-type="float">
            <text:p>-0,63832730054855</text:p>
          </table:table-cell>
          <table:table-cell office:value-type="float" office:value="0.90185217559338" calcext:value-type="float">
            <text:p>0,90185217559338</text:p>
          </table:table-cell>
          <table:table-cell office:value-type="float" office:value="65.732216379445" calcext:value-type="float">
            <text:p>65,7322163794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072</text:p>
          </table:table-cell>
          <table:table-cell office:value-type="float" office:value="4.0636759996414" calcext:value-type="float">
            <text:p>4,0636759996414</text:p>
          </table:table-cell>
          <table:table-cell office:value-type="float" office:value="7.3164093494415" calcext:value-type="float">
            <text:p>7,3164093494415</text:p>
          </table:table-cell>
          <table:table-cell office:value-type="float" office:value="-75.977769626933" calcext:value-type="float">
            <text:p>-75,9777696269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083</text:p>
          </table:table-cell>
          <table:table-cell office:value-type="float" office:value="1.8122646212578" calcext:value-type="float">
            <text:p>1,8122646212578</text:p>
          </table:table-cell>
          <table:table-cell office:value-type="float" office:value="6.2077879905701" calcext:value-type="float">
            <text:p>6,2077879905701</text:p>
          </table:table-cell>
          <table:table-cell office:value-type="float" office:value="155.37787394918" calcext:value-type="float">
            <text:p>155,377873949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094</text:p>
          </table:table-cell>
          <table:table-cell office:value-type="float" office:value="6.1417043209076" calcext:value-type="float">
            <text:p>6,1417043209076</text:p>
          </table:table-cell>
          <table:table-cell office:value-type="float" office:value="9.502061009407" calcext:value-type="float">
            <text:p>9,502061009407</text:p>
          </table:table-cell>
          <table:table-cell office:value-type="float" office:value="107.42793113563" calcext:value-type="float">
            <text:p>107,427931135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105</text:p>
          </table:table-cell>
          <table:table-cell office:value-type="float" office:value="0.27175512164831" calcext:value-type="float">
            <text:p>0,27175512164831</text:p>
          </table:table-cell>
          <table:table-cell office:value-type="float" office:value="8.3348923921585" calcext:value-type="float">
            <text:p>8,3348923921585</text:p>
          </table:table-cell>
          <table:table-cell office:value-type="float" office:value="-66.463519813149" calcext:value-type="float">
            <text:p>-66,4635198131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116</text:p>
          </table:table-cell>
          <table:table-cell office:value-type="float" office:value="4.6092954277992" calcext:value-type="float">
            <text:p>4,6092954277992</text:p>
          </table:table-cell>
          <table:table-cell office:value-type="float" office:value="5.1071393489838" calcext:value-type="float">
            <text:p>5,1071393489838</text:p>
          </table:table-cell>
          <table:table-cell office:value-type="float" office:value="-117.35280152339" calcext:value-type="float">
            <text:p>-117,3528015233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127</text:p>
          </table:table-cell>
          <table:table-cell office:value-type="float" office:value="8.8677996397018" calcext:value-type="float">
            <text:p>8,8677996397018</text:p>
          </table:table-cell>
          <table:table-cell office:value-type="float" office:value="10.795316696167" calcext:value-type="float">
            <text:p>10,795316696167</text:p>
          </table:table-cell>
          <table:table-cell office:value-type="float" office:value="151.25253397948" calcext:value-type="float">
            <text:p>151,252533979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138</text:p>
          </table:table-cell>
          <table:table-cell office:value-type="float" office:value="-0.60233272612095" calcext:value-type="float">
            <text:p>-0,60233272612095</text:p>
          </table:table-cell>
          <table:table-cell office:value-type="float" office:value="9.2137384414673" calcext:value-type="float">
            <text:p>9,2137384414673</text:p>
          </table:table-cell>
          <table:table-cell office:value-type="float" office:value="-83.923415773234" calcext:value-type="float">
            <text:p>-83,9234157732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149</text:p>
          </table:table-cell>
          <table:table-cell office:value-type="float" office:value="0.35629019141197" calcext:value-type="float">
            <text:p>0,35629019141197</text:p>
          </table:table-cell>
          <table:table-cell office:value-type="float" office:value="5.3260362148285" calcext:value-type="float">
            <text:p>5,3260362148285</text:p>
          </table:table-cell>
          <table:table-cell office:value-type="float" office:value="126.52278553908" calcext:value-type="float">
            <text:p>126,522785539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160</text:p>
          </table:table-cell>
          <table:table-cell office:value-type="float" office:value="2.391252964735" calcext:value-type="float">
            <text:p>2,391252964735</text:p>
          </table:table-cell>
          <table:table-cell office:value-type="float" office:value="10.146254301071" calcext:value-type="float">
            <text:p>10,146254301071</text:p>
          </table:table-cell>
          <table:table-cell office:value-type="float" office:value="130.49332958877" calcext:value-type="float">
            <text:p>130,493329588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171</text:p>
          </table:table-cell>
          <table:table-cell office:value-type="float" office:value="3.5513904690742" calcext:value-type="float">
            <text:p>3,5513904690742</text:p>
          </table:table-cell>
          <table:table-cell office:value-type="float" office:value="7.0590102672577" calcext:value-type="float">
            <text:p>7,0590102672577</text:p>
          </table:table-cell>
          <table:table-cell office:value-type="float" office:value="170.67999596808" calcext:value-type="float">
            <text:p>170,679995968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182</text:p>
          </table:table-cell>
          <table:table-cell office:value-type="float" office:value="6.7733383178711" calcext:value-type="float">
            <text:p>6,7733383178711</text:p>
          </table:table-cell>
          <table:table-cell office:value-type="float" office:value="4.8082938790321" calcext:value-type="float">
            <text:p>4,8082938790321</text:p>
          </table:table-cell>
          <table:table-cell office:value-type="float" office:value="154.32159612133" calcext:value-type="float">
            <text:p>154,321596121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193</text:p>
          </table:table-cell>
          <table:table-cell office:value-type="float" office:value="7.9992139339447" calcext:value-type="float">
            <text:p>7,9992139339447</text:p>
          </table:table-cell>
          <table:table-cell office:value-type="float" office:value="7.0112991333008" calcext:value-type="float">
            <text:p>7,0112991333008</text:p>
          </table:table-cell>
          <table:table-cell office:value-type="float" office:value="39.199695465671" calcext:value-type="float">
            <text:p>39,1996954656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204</text:p>
          </table:table-cell>
          <table:table-cell office:value-type="float" office:value="6.1580967903137" calcext:value-type="float">
            <text:p>6,1580967903137</text:p>
          </table:table-cell>
          <table:table-cell office:value-type="float" office:value="5.5777209997177" calcext:value-type="float">
            <text:p>5,5777209997177</text:p>
          </table:table-cell>
          <table:table-cell office:value-type="float" office:value="-33.402796004229" calcext:value-type="float">
            <text:p>-33,4027960042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215</text:p>
          </table:table-cell>
          <table:table-cell office:value-type="float" office:value="-0.073005580343306" calcext:value-type="float">
            <text:p>-0,073005580343306</text:p>
          </table:table-cell>
          <table:table-cell office:value-type="float" office:value="8.140527009964" calcext:value-type="float">
            <text:p>8,140527009964</text:p>
          </table:table-cell>
          <table:table-cell office:value-type="float" office:value="-149.00821181619" calcext:value-type="float">
            <text:p>-149,008211816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226</text:p>
          </table:table-cell>
          <table:table-cell office:value-type="float" office:value="2.046580016613" calcext:value-type="float">
            <text:p>2,046580016613</text:p>
          </table:table-cell>
          <table:table-cell office:value-type="float" office:value="10.512647628784" calcext:value-type="float">
            <text:p>10,512647628784</text:p>
          </table:table-cell>
          <table:table-cell office:value-type="float" office:value="33.764460284239" calcext:value-type="float">
            <text:p>33,7644602842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237</text:p>
          </table:table-cell>
          <table:table-cell office:value-type="float" office:value="4.3882092833519" calcext:value-type="float">
            <text:p>4,3882092833519</text:p>
          </table:table-cell>
          <table:table-cell office:value-type="float" office:value="9.9304914474487" calcext:value-type="float">
            <text:p>9,9304914474487</text:p>
          </table:table-cell>
          <table:table-cell office:value-type="float" office:value="29.17339999205" calcext:value-type="float">
            <text:p>29,173399992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248</text:p>
          </table:table-cell>
          <table:table-cell office:value-type="float" office:value="3.6219841241837" calcext:value-type="float">
            <text:p>3,6219841241837</text:p>
          </table:table-cell>
          <table:table-cell office:value-type="float" office:value="10.754406452179" calcext:value-type="float">
            <text:p>10,754406452179</text:p>
          </table:table-cell>
          <table:table-cell office:value-type="float" office:value="-75.175649041583" calcext:value-type="float">
            <text:p>-75,1756490415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259</text:p>
          </table:table-cell>
          <table:table-cell office:value-type="float" office:value="7.0838749408722" calcext:value-type="float">
            <text:p>7,0838749408722</text:p>
          </table:table-cell>
          <table:table-cell office:value-type="float" office:value="9.1066914796829" calcext:value-type="float">
            <text:p>9,1066914796829</text:p>
          </table:table-cell>
          <table:table-cell office:value-type="float" office:value="-82.712711042659" calcext:value-type="float">
            <text:p>-82,71271104265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270</text:p>
          </table:table-cell>
          <table:table-cell office:value-type="float" office:value="5.6941485404968" calcext:value-type="float">
            <text:p>5,6941485404968</text:p>
          </table:table-cell>
          <table:table-cell office:value-type="float" office:value="6.4944332838058" calcext:value-type="float">
            <text:p>6,4944332838058</text:p>
          </table:table-cell>
          <table:table-cell office:value-type="float" office:value="104.32312898575" calcext:value-type="float">
            <text:p>104,323128985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281</text:p>
          </table:table-cell>
          <table:table-cell office:value-type="float" office:value="6.8847990036011" calcext:value-type="float">
            <text:p>6,8847990036011</text:p>
          </table:table-cell>
          <table:table-cell office:value-type="float" office:value="10.247231721878" calcext:value-type="float">
            <text:p>10,247231721878</text:p>
          </table:table-cell>
          <table:table-cell office:value-type="float" office:value="157.29057257342" calcext:value-type="float">
            <text:p>157,290572573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292</text:p>
          </table:table-cell>
          <table:table-cell office:value-type="float" office:value="0.68917907774448" calcext:value-type="float">
            <text:p>0,68917907774448</text:p>
          </table:table-cell>
          <table:table-cell office:value-type="float" office:value="7.769370675087" calcext:value-type="float">
            <text:p>7,769370675087</text:p>
          </table:table-cell>
          <table:table-cell office:value-type="float" office:value="88.250533031051" calcext:value-type="float">
            <text:p>88,2505330310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303</text:p>
          </table:table-cell>
          <table:table-cell office:value-type="float" office:value="1.7531155049801" calcext:value-type="float">
            <text:p>1,7531155049801</text:p>
          </table:table-cell>
          <table:table-cell office:value-type="float" office:value="10.878758430481" calcext:value-type="float">
            <text:p>10,878758430481</text:p>
          </table:table-cell>
          <table:table-cell office:value-type="float" office:value="-167.64954396874" calcext:value-type="float">
            <text:p>-167,6495439687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5</text:p>
          </table:table-cell>
          <table:table-cell office:value-type="float" office:value="2.7501505613327" calcext:value-type="float">
            <text:p>2,7501505613327</text:p>
          </table:table-cell>
          <table:table-cell office:value-type="float" office:value="1.3874100148678" calcext:value-type="float">
            <text:p>1,3874100148678</text:p>
          </table:table-cell>
          <table:table-cell office:value-type="float" office:value="-135.43530482395" calcext:value-type="float">
            <text:p>-135,435304823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764</text:p>
          </table:table-cell>
          <table:table-cell office:value-type="float" office:value="2.4383652210236" calcext:value-type="float">
            <text:p>2,4383652210236</text:p>
          </table:table-cell>
          <table:table-cell office:value-type="float" office:value="-0.10203774087131" calcext:value-type="float">
            <text:p>-0,10203774087131</text:p>
          </table:table-cell>
          <table:table-cell office:value-type="float" office:value="176.10296474141" calcext:value-type="float">
            <text:p>176,102964741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775</text:p>
          </table:table-cell>
          <table:table-cell office:value-type="float" office:value="2.7476894855499" calcext:value-type="float">
            <text:p>2,7476894855499</text:p>
          </table:table-cell>
          <table:table-cell office:value-type="float" office:value="-0.2559832111001" calcext:value-type="float">
            <text:p>-0,2559832111001</text:p>
          </table:table-cell>
          <table:table-cell office:value-type="float" office:value="-58.374237103067" calcext:value-type="float">
            <text:p>-58,3742371030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786</text:p>
          </table:table-cell>
          <table:table-cell office:value-type="float" office:value="2.4349701404572" calcext:value-type="float">
            <text:p>2,4349701404572</text:p>
          </table:table-cell>
          <table:table-cell office:value-type="float" office:value="-0.31757600605488" calcext:value-type="float">
            <text:p>-0,31757600605488</text:p>
          </table:table-cell>
          <table:table-cell office:value-type="float" office:value="-26.068090443399" calcext:value-type="float">
            <text:p>-26,06809044339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797</text:p>
          </table:table-cell>
          <table:table-cell office:value-type="float" office:value="6.9741207361221" calcext:value-type="float">
            <text:p>6,9741207361221</text:p>
          </table:table-cell>
          <table:table-cell office:value-type="float" office:value="-0.16908397898078" calcext:value-type="float">
            <text:p>-0,16908397898078</text:p>
          </table:table-cell>
          <table:table-cell office:value-type="float" office:value="50.693975892037" calcext:value-type="float">
            <text:p>50,69397589203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808</text:p>
          </table:table-cell>
          <table:table-cell office:value-type="float" office:value="6.4258474111557" calcext:value-type="float">
            <text:p>6,4258474111557</text:p>
          </table:table-cell>
          <table:table-cell office:value-type="float" office:value="-0.58502815663815" calcext:value-type="float">
            <text:p>-0,58502815663815</text:p>
          </table:table-cell>
          <table:table-cell office:value-type="float" office:value="75.497787469512" calcext:value-type="float">
            <text:p>75,4977874695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819</text:p>
          </table:table-cell>
          <table:table-cell office:value-type="float" office:value="8.9569693803787" calcext:value-type="float">
            <text:p>8,9569693803787</text:p>
          </table:table-cell>
          <table:table-cell office:value-type="float" office:value="1.7758223414421" calcext:value-type="float">
            <text:p>1,7758223414421</text:p>
          </table:table-cell>
          <table:table-cell office:value-type="float" office:value="10.523459144459" calcext:value-type="float">
            <text:p>10,52345914445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830</text:p>
          </table:table-cell>
          <table:table-cell office:value-type="float" office:value="-0.69334015250206" calcext:value-type="float">
            <text:p>-0,69334015250206</text:p>
          </table:table-cell>
          <table:table-cell office:value-type="float" office:value="-0.26288773864508" calcext:value-type="float">
            <text:p>-0,26288773864508</text:p>
          </table:table-cell>
          <table:table-cell office:value-type="float" office:value="12.373593962117" calcext:value-type="float">
            <text:p>12,3735939621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841</text:p>
          </table:table-cell>
          <table:table-cell office:value-type="float" office:value="3.4949514269829" calcext:value-type="float">
            <text:p>3,4949514269829</text:p>
          </table:table-cell>
          <table:table-cell office:value-type="float" office:value="1.4091525971889" calcext:value-type="float">
            <text:p>1,4091525971889</text:p>
          </table:table-cell>
          <table:table-cell office:value-type="float" office:value="-148.8878028408" calcext:value-type="float">
            <text:p>-148,88780284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852</text:p>
          </table:table-cell>
          <table:table-cell office:value-type="float" office:value="2.2252471745014" calcext:value-type="float">
            <text:p>2,2252471745014</text:p>
          </table:table-cell>
          <table:table-cell office:value-type="float" office:value="3.6704689264297" calcext:value-type="float">
            <text:p>3,6704689264297</text:p>
          </table:table-cell>
          <table:table-cell office:value-type="float" office:value="-148.53362824507" calcext:value-type="float">
            <text:p>-148,533628245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863</text:p>
          </table:table-cell>
          <table:table-cell office:value-type="float" office:value="4.4328516721725" calcext:value-type="float">
            <text:p>4,4328516721725</text:p>
          </table:table-cell>
          <table:table-cell office:value-type="float" office:value="-0.58501075953245" calcext:value-type="float">
            <text:p>-0,58501075953245</text:p>
          </table:table-cell>
          <table:table-cell office:value-type="float" office:value="48.465193456905" calcext:value-type="float">
            <text:p>48,46519345690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874</text:p>
          </table:table-cell>
          <table:table-cell office:value-type="float" office:value="7.0454227924347" calcext:value-type="float">
            <text:p>7,0454227924347</text:p>
          </table:table-cell>
          <table:table-cell office:value-type="float" office:value="2.7137917280197" calcext:value-type="float">
            <text:p>2,7137917280197</text:p>
          </table:table-cell>
          <table:table-cell office:value-type="float" office:value="-120.87441553735" calcext:value-type="float">
            <text:p>-120,874415537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885</text:p>
          </table:table-cell>
          <table:table-cell office:value-type="float" office:value="9.3109577894211" calcext:value-type="float">
            <text:p>9,3109577894211</text:p>
          </table:table-cell>
          <table:table-cell office:value-type="float" office:value="0.12416737154126" calcext:value-type="float">
            <text:p>0,12416737154126</text:p>
          </table:table-cell>
          <table:table-cell office:value-type="float" office:value="107.08339199139" calcext:value-type="float">
            <text:p>107,083391991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896</text:p>
          </table:table-cell>
          <table:table-cell office:value-type="float" office:value="9.9201440811157" calcext:value-type="float">
            <text:p>9,9201440811157</text:p>
          </table:table-cell>
          <table:table-cell office:value-type="float" office:value="2.7204877138138" calcext:value-type="float">
            <text:p>2,7204877138138</text:p>
          </table:table-cell>
          <table:table-cell office:value-type="float" office:value="-131.95219161404" calcext:value-type="float">
            <text:p>-131,952191614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907</text:p>
          </table:table-cell>
          <table:table-cell office:value-type="float" office:value="2.8272277116776" calcext:value-type="float">
            <text:p>2,8272277116776</text:p>
          </table:table-cell>
          <table:table-cell office:value-type="float" office:value="0.70790894329548" calcext:value-type="float">
            <text:p>0,70790894329548</text:p>
          </table:table-cell>
          <table:table-cell office:value-type="float" office:value="174.37102992064" calcext:value-type="float">
            <text:p>174,371029920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918</text:p>
          </table:table-cell>
          <table:table-cell office:value-type="float" office:value="0.43316263705492" calcext:value-type="float">
            <text:p>0,43316263705492</text:p>
          </table:table-cell>
          <table:table-cell office:value-type="float" office:value="2.7885788679123" calcext:value-type="float">
            <text:p>2,7885788679123</text:p>
          </table:table-cell>
          <table:table-cell office:value-type="float" office:value="-6.3798139524308" calcext:value-type="float">
            <text:p>-6,37981395243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929</text:p>
          </table:table-cell>
          <table:table-cell office:value-type="float" office:value="3.9872127771378" calcext:value-type="float">
            <text:p>3,9872127771378</text:p>
          </table:table-cell>
          <table:table-cell office:value-type="float" office:value="2.9386132955551" calcext:value-type="float">
            <text:p>2,9386132955551</text:p>
          </table:table-cell>
          <table:table-cell office:value-type="float" office:value="50.042161516323" calcext:value-type="float">
            <text:p>50,0421615163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940</text:p>
          </table:table-cell>
          <table:table-cell office:value-type="float" office:value="4.1227573156357" calcext:value-type="float">
            <text:p>4,1227573156357</text:p>
          </table:table-cell>
          <table:table-cell office:value-type="float" office:value="2.533078789711" calcext:value-type="float">
            <text:p>2,533078789711</text:p>
          </table:table-cell>
          <table:table-cell office:value-type="float" office:value="146.57578650554" calcext:value-type="float">
            <text:p>146,5757865055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951</text:p>
          </table:table-cell>
          <table:table-cell office:value-type="float" office:value="5.1464903354645" calcext:value-type="float">
            <text:p>5,1464903354645</text:p>
          </table:table-cell>
          <table:table-cell office:value-type="float" office:value="2.4720761179924" calcext:value-type="float">
            <text:p>2,4720761179924</text:p>
          </table:table-cell>
          <table:table-cell office:value-type="float" office:value="85.859061806065" calcext:value-type="float">
            <text:p>85,85906180606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962</text:p>
          </table:table-cell>
          <table:table-cell office:value-type="float" office:value="7.4495851993561" calcext:value-type="float">
            <text:p>7,4495851993561</text:p>
          </table:table-cell>
          <table:table-cell office:value-type="float" office:value="0.27787515893579" calcext:value-type="float">
            <text:p>0,27787515893579</text:p>
          </table:table-cell>
          <table:table-cell office:value-type="float" office:value="-14.333133864555" calcext:value-type="float">
            <text:p>-14,33313386455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973</text:p>
          </table:table-cell>
          <table:table-cell office:value-type="float" office:value="10.078505277634" calcext:value-type="float">
            <text:p>10,078505277634</text:p>
          </table:table-cell>
          <table:table-cell office:value-type="float" office:value="4.6152502298355" calcext:value-type="float">
            <text:p>4,6152502298355</text:p>
          </table:table-cell>
          <table:table-cell office:value-type="float" office:value="-123.06447849152" calcext:value-type="float">
            <text:p>-123,064478491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984</text:p>
          </table:table-cell>
          <table:table-cell office:value-type="float" office:value="-1.250968426466" calcext:value-type="float">
            <text:p>-1,250968426466</text:p>
          </table:table-cell>
          <table:table-cell office:value-type="float" office:value="5.2485930919647" calcext:value-type="float">
            <text:p>5,2485930919647</text:p>
          </table:table-cell>
          <table:table-cell office:value-type="float" office:value="84.464401955817" calcext:value-type="float">
            <text:p>84,4644019558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995</text:p>
          </table:table-cell>
          <table:table-cell office:value-type="float" office:value="1.2773993611336" calcext:value-type="float">
            <text:p>1,2773993611336</text:p>
          </table:table-cell>
          <table:table-cell office:value-type="float" office:value="0.18765568733215" calcext:value-type="float">
            <text:p>0,18765568733215</text:p>
          </table:table-cell>
          <table:table-cell office:value-type="float" office:value="113.52348859143" calcext:value-type="float">
            <text:p>113,523488591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006</text:p>
          </table:table-cell>
          <table:table-cell office:value-type="float" office:value="2.5156050920486" calcext:value-type="float">
            <text:p>2,5156050920486</text:p>
          </table:table-cell>
          <table:table-cell office:value-type="float" office:value="5.5607116222382" calcext:value-type="float">
            <text:p>5,5607116222382</text:p>
          </table:table-cell>
          <table:table-cell office:value-type="float" office:value="-130.61647202559" calcext:value-type="float">
            <text:p>-130,6164720255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017</text:p>
          </table:table-cell>
          <table:table-cell office:value-type="float" office:value="4.5544964075089" calcext:value-type="float">
            <text:p>4,5544964075089</text:p>
          </table:table-cell>
          <table:table-cell office:value-type="float" office:value="5.4109066724777" calcext:value-type="float">
            <text:p>5,4109066724777</text:p>
          </table:table-cell>
          <table:table-cell office:value-type="float" office:value="81.64150168182" calcext:value-type="float">
            <text:p>81,6415016818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028</text:p>
          </table:table-cell>
          <table:table-cell office:value-type="float" office:value="6.6159790754318" calcext:value-type="float">
            <text:p>6,6159790754318</text:p>
          </table:table-cell>
          <table:table-cell office:value-type="float" office:value="4.2988643050194" calcext:value-type="float">
            <text:p>4,2988643050194</text:p>
          </table:table-cell>
          <table:table-cell office:value-type="float" office:value="-88.449809201963" calcext:value-type="float">
            <text:p>-88,44980920196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039</text:p>
          </table:table-cell>
          <table:table-cell office:value-type="float" office:value="8.6859673261642" calcext:value-type="float">
            <text:p>8,6859673261642</text:p>
          </table:table-cell>
          <table:table-cell office:value-type="float" office:value="3.2019507884979" calcext:value-type="float">
            <text:p>3,2019507884979</text:p>
          </table:table-cell>
          <table:table-cell office:value-type="float" office:value="166.04102493092" calcext:value-type="float">
            <text:p>166,041024930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050</text:p>
          </table:table-cell>
          <table:table-cell office:value-type="float" office:value="8.5783433914185" calcext:value-type="float">
            <text:p>8,5783433914185</text:p>
          </table:table-cell>
          <table:table-cell office:value-type="float" office:value="4.5028018951416" calcext:value-type="float">
            <text:p>4,5028018951416</text:p>
          </table:table-cell>
          <table:table-cell office:value-type="float" office:value="-40.701284909704" calcext:value-type="float">
            <text:p>-40,7012849097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061</text:p>
          </table:table-cell>
          <table:table-cell office:value-type="float" office:value="-0.74504151940346" calcext:value-type="float">
            <text:p>-0,74504151940346</text:p>
          </table:table-cell>
          <table:table-cell office:value-type="float" office:value="0.67376203835011" calcext:value-type="float">
            <text:p>0,67376203835011</text:p>
          </table:table-cell>
          <table:table-cell office:value-type="float" office:value="64.833023745543" calcext:value-type="float">
            <text:p>64,8330237455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072</text:p>
          </table:table-cell>
          <table:table-cell office:value-type="float" office:value="4.2688816785812" calcext:value-type="float">
            <text:p>4,2688816785812</text:p>
          </table:table-cell>
          <table:table-cell office:value-type="float" office:value="7.4004077911377" calcext:value-type="float">
            <text:p>7,4004077911377</text:p>
          </table:table-cell>
          <table:table-cell office:value-type="float" office:value="-166.73539246723" calcext:value-type="float">
            <text:p>-166,735392467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083</text:p>
          </table:table-cell>
          <table:table-cell office:value-type="float" office:value="2.1734304726124" calcext:value-type="float">
            <text:p>2,1734304726124</text:p>
          </table:table-cell>
          <table:table-cell office:value-type="float" office:value="6.0429525375366" calcext:value-type="float">
            <text:p>6,0429525375366</text:p>
          </table:table-cell>
          <table:table-cell office:value-type="float" office:value="155.52943071742" calcext:value-type="float">
            <text:p>155,529430717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094</text:p>
          </table:table-cell>
          <table:table-cell office:value-type="float" office:value="6.2700688838959" calcext:value-type="float">
            <text:p>6,2700688838959</text:p>
          </table:table-cell>
          <table:table-cell office:value-type="float" office:value="9.1634941101074" calcext:value-type="float">
            <text:p>9,1634941101074</text:p>
          </table:table-cell>
          <table:table-cell office:value-type="float" office:value="112.00185945839" calcext:value-type="float">
            <text:p>112,001859458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105</text:p>
          </table:table-cell>
          <table:table-cell office:value-type="float" office:value="0.19502867013216" calcext:value-type="float">
            <text:p>0,19502867013216</text:p>
          </table:table-cell>
          <table:table-cell office:value-type="float" office:value="8.5495185852051" calcext:value-type="float">
            <text:p>8,5495185852051</text:p>
          </table:table-cell>
          <table:table-cell office:value-type="float" office:value="-80.936070460423" calcext:value-type="float">
            <text:p>-80,9360704604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116</text:p>
          </table:table-cell>
          <table:table-cell office:value-type="float" office:value="4.818499982357" calcext:value-type="float">
            <text:p>4,818499982357</text:p>
          </table:table-cell>
          <table:table-cell office:value-type="float" office:value="5.0343364477158" calcext:value-type="float">
            <text:p>5,0343364477158</text:p>
          </table:table-cell>
          <table:table-cell office:value-type="float" office:value="152.07784798495" calcext:value-type="float">
            <text:p>152,0778479849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127</text:p>
          </table:table-cell>
          <table:table-cell office:value-type="float" office:value="8.9947545528412" calcext:value-type="float">
            <text:p>8,9947545528412</text:p>
          </table:table-cell>
          <table:table-cell office:value-type="float" office:value="10.668361186981" calcext:value-type="float">
            <text:p>10,668361186981</text:p>
          </table:table-cell>
          <table:table-cell office:value-type="float" office:value="154.01497008694" calcext:value-type="float">
            <text:p>154,014970086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138</text:p>
          </table:table-cell>
          <table:table-cell office:value-type="float" office:value="-0.63727453351021" calcext:value-type="float">
            <text:p>-0,63727453351021</text:p>
          </table:table-cell>
          <table:table-cell office:value-type="float" office:value="9.6036702394485" calcext:value-type="float">
            <text:p>9,6036702394485</text:p>
          </table:table-cell>
          <table:table-cell office:value-type="float" office:value="-86.656979694488" calcext:value-type="float">
            <text:p>-86,6569796944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149</text:p>
          </table:table-cell>
          <table:table-cell office:value-type="float" office:value="0.63072048127651" calcext:value-type="float">
            <text:p>0,63072048127651</text:p>
          </table:table-cell>
          <table:table-cell office:value-type="float" office:value="5.2265185117722" calcext:value-type="float">
            <text:p>5,2265185117722</text:p>
          </table:table-cell>
          <table:table-cell office:value-type="float" office:value="171.82243249978" calcext:value-type="float">
            <text:p>171,822432499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160</text:p>
          </table:table-cell>
          <table:table-cell office:value-type="float" office:value="2.4170012772083" calcext:value-type="float">
            <text:p>2,4170012772083</text:p>
          </table:table-cell>
          <table:table-cell office:value-type="float" office:value="9.8023974895477" calcext:value-type="float">
            <text:p>9,8023974895477</text:p>
          </table:table-cell>
          <table:table-cell office:value-type="float" office:value="99.556061112957" calcext:value-type="float">
            <text:p>99,5560611129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171</text:p>
          </table:table-cell>
          <table:table-cell office:value-type="float" office:value="3.6176154017448" calcext:value-type="float">
            <text:p>3,6176154017448</text:p>
          </table:table-cell>
          <table:table-cell office:value-type="float" office:value="7.2701042890549" calcext:value-type="float">
            <text:p>7,2701042890549</text:p>
          </table:table-cell>
          <table:table-cell office:value-type="float" office:value="-98.779006368795" calcext:value-type="float">
            <text:p>-98,7790063687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182</text:p>
          </table:table-cell>
          <table:table-cell office:value-type="float" office:value="6.7291581630707" calcext:value-type="float">
            <text:p>6,7291581630707</text:p>
          </table:table-cell>
          <table:table-cell office:value-type="float" office:value="4.6018466353416" calcext:value-type="float">
            <text:p>4,6018466353416</text:p>
          </table:table-cell>
          <table:table-cell office:value-type="float" office:value="65.942125715268" calcext:value-type="float">
            <text:p>65,9421257152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193</text:p>
          </table:table-cell>
          <table:table-cell office:value-type="float" office:value="7.7860164642334" calcext:value-type="float">
            <text:p>7,7860164642334</text:p>
          </table:table-cell>
          <table:table-cell office:value-type="float" office:value="6.7309951782227" calcext:value-type="float">
            <text:p>6,7309951782227</text:p>
          </table:table-cell>
          <table:table-cell office:value-type="float" office:value="57.293822810908" calcext:value-type="float">
            <text:p>57,2938228109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204</text:p>
          </table:table-cell>
          <table:table-cell office:value-type="float" office:value="5.821413397789" calcext:value-type="float">
            <text:p>5,821413397789</text:p>
          </table:table-cell>
          <table:table-cell office:value-type="float" office:value="5.5441915988922" calcext:value-type="float">
            <text:p>5,5441915988922</text:p>
          </table:table-cell>
          <table:table-cell office:value-type="float" office:value="0.39162184260074" calcext:value-type="float">
            <text:p>0,391621842600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215</text:p>
          </table:table-cell>
          <table:table-cell office:value-type="float" office:value="-0.17233578488231" calcext:value-type="float">
            <text:p>-0,17233578488231</text:p>
          </table:table-cell>
          <table:table-cell office:value-type="float" office:value="8.3329236507416" calcext:value-type="float">
            <text:p>8,3329236507416</text:p>
          </table:table-cell>
          <table:table-cell office:value-type="float" office:value="-59.281923968321" calcext:value-type="float">
            <text:p>-59,2819239683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226</text:p>
          </table:table-cell>
          <table:table-cell office:value-type="float" office:value="1.906062066555" calcext:value-type="float">
            <text:p>1,906062066555</text:p>
          </table:table-cell>
          <table:table-cell office:value-type="float" office:value="10.394421815872" calcext:value-type="float">
            <text:p>10,394421815872</text:p>
          </table:table-cell>
          <table:table-cell office:value-type="float" office:value="61.833254850594" calcext:value-type="float">
            <text:p>61,8332548505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237</text:p>
          </table:table-cell>
          <table:table-cell office:value-type="float" office:value="4.0388494729996" calcext:value-type="float">
            <text:p>4,0388494729996</text:p>
          </table:table-cell>
          <table:table-cell office:value-type="float" office:value="9.7921544313431" calcext:value-type="float">
            <text:p>9,7921544313431</text:p>
          </table:table-cell>
          <table:table-cell office:value-type="float" office:value="19.200161004522" calcext:value-type="float">
            <text:p>19,2001610045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248</text:p>
          </table:table-cell>
          <table:table-cell office:value-type="float" office:value="3.6343631148338" calcext:value-type="float">
            <text:p>3,6343631148338</text:p>
          </table:table-cell>
          <table:table-cell office:value-type="float" office:value="11.084998846054" calcext:value-type="float">
            <text:p>11,084998846054</text:p>
          </table:table-cell>
          <table:table-cell office:value-type="float" office:value="-97.037463431146" calcext:value-type="float">
            <text:p>-97,0374634311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259</text:p>
          </table:table-cell>
          <table:table-cell office:value-type="float" office:value="7.2555822134018" calcext:value-type="float">
            <text:p>7,2555822134018</text:p>
          </table:table-cell>
          <table:table-cell office:value-type="float" office:value="9.3274462223053" calcext:value-type="float">
            <text:p>9,3274462223053</text:p>
          </table:table-cell>
          <table:table-cell office:value-type="float" office:value="-137.60533150594" calcext:value-type="float">
            <text:p>-137,605331505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270</text:p>
          </table:table-cell>
          <table:table-cell office:value-type="float" office:value="5.7442462444305" calcext:value-type="float">
            <text:p>5,7442462444305</text:p>
          </table:table-cell>
          <table:table-cell office:value-type="float" office:value="6.1465662717819" calcext:value-type="float">
            <text:p>6,1465662717819</text:p>
          </table:table-cell>
          <table:table-cell office:value-type="float" office:value="93.891092166779" calcext:value-type="float">
            <text:p>93,8910921667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281</text:p>
          </table:table-cell>
          <table:table-cell office:value-type="float" office:value="7.1280378103256" calcext:value-type="float">
            <text:p>7,1280378103256</text:p>
          </table:table-cell>
          <table:table-cell office:value-type="float" office:value="10.232659578323" calcext:value-type="float">
            <text:p>10,232659578323</text:p>
          </table:table-cell>
          <table:table-cell office:value-type="float" office:value="179.47176459489" calcext:value-type="float">
            <text:p>179,471764594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292</text:p>
          </table:table-cell>
          <table:table-cell office:value-type="float" office:value="0.93541294336319" calcext:value-type="float">
            <text:p>0,93541294336319</text:p>
          </table:table-cell>
          <table:table-cell office:value-type="float" office:value="7.5732189416885" calcext:value-type="float">
            <text:p>7,5732189416885</text:p>
          </table:table-cell>
          <table:table-cell office:value-type="float" office:value="136.42848069501" calcext:value-type="float">
            <text:p>136,428480695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303</text:p>
          </table:table-cell>
          <table:table-cell office:value-type="float" office:value="1.7293258011341" calcext:value-type="float">
            <text:p>1,7293258011341</text:p>
          </table:table-cell>
          <table:table-cell office:value-type="float" office:value="11.086035966873" calcext:value-type="float">
            <text:p>11,086035966873</text:p>
          </table:table-cell>
          <table:table-cell office:value-type="float" office:value="-76.790318367588" calcext:value-type="float">
            <text:p>-76,7903183675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5</text:p>
          </table:table-cell>
          <table:table-cell office:value-type="float" office:value="2.9371467232704" calcext:value-type="float">
            <text:p>2,9371467232704</text:p>
          </table:table-cell>
          <table:table-cell office:value-type="float" office:value="1.2515899538994" calcext:value-type="float">
            <text:p>1,2515899538994</text:p>
          </table:table-cell>
          <table:table-cell office:value-type="float" office:value="136.90452666799" calcext:value-type="float">
            <text:p>136,9045266679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764</text:p>
          </table:table-cell>
          <table:table-cell office:value-type="float" office:value="2.4703235924244" calcext:value-type="float">
            <text:p>2,4703235924244</text:p>
          </table:table-cell>
          <table:table-cell office:value-type="float" office:value="-0.047672791406512" calcext:value-type="float">
            <text:p>-0,047672791406512</text:p>
          </table:table-cell>
          <table:table-cell office:value-type="float" office:value="104.69902093243" calcext:value-type="float">
            <text:p>104,699020932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775</text:p>
          </table:table-cell>
          <table:table-cell office:value-type="float" office:value="2.7392765879631" calcext:value-type="float">
            <text:p>2,7392765879631</text:p>
          </table:table-cell>
          <table:table-cell office:value-type="float" office:value="-0.11189995333552" calcext:value-type="float">
            <text:p>-0,11189995333552</text:p>
          </table:table-cell>
          <table:table-cell office:value-type="float" office:value="-39.59047794342" calcext:value-type="float">
            <text:p>-39,590477943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786</text:p>
          </table:table-cell>
          <table:table-cell office:value-type="float" office:value="2.3008432984352" calcext:value-type="float">
            <text:p>2,3008432984352</text:p>
          </table:table-cell>
          <table:table-cell office:value-type="float" office:value="-0.21307492628694" calcext:value-type="float">
            <text:p>-0,21307492628694</text:p>
          </table:table-cell>
          <table:table-cell office:value-type="float" office:value="-69.762766740884" calcext:value-type="float">
            <text:p>-69,76276674088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797</text:p>
          </table:table-cell>
          <table:table-cell office:value-type="float" office:value="6.7839461565018" calcext:value-type="float">
            <text:p>6,7839461565018</text:p>
          </table:table-cell>
          <table:table-cell office:value-type="float" office:value="-0.054453732445836" calcext:value-type="float">
            <text:p>-0,054453732445836</text:p>
          </table:table-cell>
          <table:table-cell office:value-type="float" office:value="-40.010682716491" calcext:value-type="float">
            <text:p>-40,01068271649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808</text:p>
          </table:table-cell>
          <table:table-cell office:value-type="float" office:value="6.1785143613815" calcext:value-type="float">
            <text:p>6,1785143613815</text:p>
          </table:table-cell>
          <table:table-cell office:value-type="float" office:value="-0.58296531438828" calcext:value-type="float">
            <text:p>-0,58296531438828</text:p>
          </table:table-cell>
          <table:table-cell office:value-type="float" office:value="55.065166798367" calcext:value-type="float">
            <text:p>55,0651667983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819</text:p>
          </table:table-cell>
          <table:table-cell office:value-type="float" office:value="8.5665166378021" calcext:value-type="float">
            <text:p>8,5665166378021</text:p>
          </table:table-cell>
          <table:table-cell office:value-type="float" office:value="1.7035387456417" calcext:value-type="float">
            <text:p>1,7035387456417</text:p>
          </table:table-cell>
          <table:table-cell office:value-type="float" office:value="10.516245368939" calcext:value-type="float">
            <text:p>10,5162453689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830</text:p>
          </table:table-cell>
          <table:table-cell office:value-type="float" office:value="-0.8105893433094" calcext:value-type="float">
            <text:p>-0,8105893433094</text:p>
          </table:table-cell>
          <table:table-cell office:value-type="float" office:value="-0.091723399236798" calcext:value-type="float">
            <text:p>-0,091723399236798</text:p>
          </table:table-cell>
          <table:table-cell office:value-type="float" office:value="-10.233855741039" calcext:value-type="float">
            <text:p>-10,2338557410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841</text:p>
          </table:table-cell>
          <table:table-cell office:value-type="float" office:value="3.8350063562393" calcext:value-type="float">
            <text:p>3,8350063562393</text:p>
          </table:table-cell>
          <table:table-cell office:value-type="float" office:value="1.614683419466" calcext:value-type="float">
            <text:p>1,614683419466</text:p>
          </table:table-cell>
          <table:table-cell office:value-type="float" office:value="-148.87405352987" calcext:value-type="float">
            <text:p>-148,874053529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852</text:p>
          </table:table-cell>
          <table:table-cell office:value-type="float" office:value="2.5156325101852" calcext:value-type="float">
            <text:p>2,5156325101852</text:p>
          </table:table-cell>
          <table:table-cell office:value-type="float" office:value="3.8253653049469" calcext:value-type="float">
            <text:p>3,8253653049469</text:p>
          </table:table-cell>
          <table:table-cell office:value-type="float" office:value="-157.28874115428" calcext:value-type="float">
            <text:p>-157,288741154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863</text:p>
          </table:table-cell>
          <table:table-cell office:value-type="float" office:value="4.1325202584267" calcext:value-type="float">
            <text:p>4,1325202584267</text:p>
          </table:table-cell>
          <table:table-cell office:value-type="float" office:value="-0.58500587940216" calcext:value-type="float">
            <text:p>-0,58500587940216</text:p>
          </table:table-cell>
          <table:table-cell office:value-type="float" office:value="50.823647884806" calcext:value-type="float">
            <text:p>50,82364788480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874</text:p>
          </table:table-cell>
          <table:table-cell office:value-type="float" office:value="7.182697057724" calcext:value-type="float">
            <text:p>7,182697057724</text:p>
          </table:table-cell>
          <table:table-cell office:value-type="float" office:value="3.0585998296738" calcext:value-type="float">
            <text:p>3,0585998296738</text:p>
          </table:table-cell>
          <table:table-cell office:value-type="float" office:value="-109.08088258877" calcext:value-type="float">
            <text:p>-109,080882588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885</text:p>
          </table:table-cell>
          <table:table-cell office:value-type="float" office:value="9.2334592342377" calcext:value-type="float">
            <text:p>9,2334592342377</text:p>
          </table:table-cell>
          <table:table-cell office:value-type="float" office:value="0.069951773621142" calcext:value-type="float">
            <text:p>0,069951773621142</text:p>
          </table:table-cell>
          <table:table-cell office:value-type="float" office:value="104.07234073445" calcext:value-type="float">
            <text:p>104,072340734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896</text:p>
          </table:table-cell>
          <table:table-cell office:value-type="float" office:value="10.079317092896" calcext:value-type="float">
            <text:p>10,079317092896</text:p>
          </table:table-cell>
          <table:table-cell office:value-type="float" office:value="3.0323165655136" calcext:value-type="float">
            <text:p>3,0323165655136</text:p>
          </table:table-cell>
          <table:table-cell office:value-type="float" office:value="-130.62442639831" calcext:value-type="float">
            <text:p>-130,624426398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907</text:p>
          </table:table-cell>
          <table:table-cell office:value-type="float" office:value="3.1455972790718" calcext:value-type="float">
            <text:p>3,1455972790718</text:p>
          </table:table-cell>
          <table:table-cell office:value-type="float" office:value="0.53561110049486" calcext:value-type="float">
            <text:p>0,53561110049486</text:p>
          </table:table-cell>
          <table:table-cell office:value-type="float" office:value="155.22086392542" calcext:value-type="float">
            <text:p>155,220863925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918</text:p>
          </table:table-cell>
          <table:table-cell office:value-type="float" office:value="0.11202330701053" calcext:value-type="float">
            <text:p>0,11202330701053</text:p>
          </table:table-cell>
          <table:table-cell office:value-type="float" office:value="2.8315585851669" calcext:value-type="float">
            <text:p>2,8315585851669</text:p>
          </table:table-cell>
          <table:table-cell office:value-type="float" office:value="-9.8391832060115" calcext:value-type="float">
            <text:p>-9,839183206011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929</text:p>
          </table:table-cell>
          <table:table-cell office:value-type="float" office:value="3.7896749377251" calcext:value-type="float">
            <text:p>3,7896749377251</text:p>
          </table:table-cell>
          <table:table-cell office:value-type="float" office:value="2.9013022780418" calcext:value-type="float">
            <text:p>2,9013022780418</text:p>
          </table:table-cell>
          <table:table-cell office:value-type="float" office:value="50.794977291374" calcext:value-type="float">
            <text:p>50,7949772913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940</text:p>
          </table:table-cell>
          <table:table-cell office:value-type="float" office:value="4.0278872847557" calcext:value-type="float">
            <text:p>4,0278872847557</text:p>
          </table:table-cell>
          <table:table-cell office:value-type="float" office:value="2.3322942852974" calcext:value-type="float">
            <text:p>2,3322942852974</text:p>
          </table:table-cell>
          <table:table-cell office:value-type="float" office:value="55.843513103048" calcext:value-type="float">
            <text:p>55,84351310304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951</text:p>
          </table:table-cell>
          <table:table-cell office:value-type="float" office:value="5.0380647182465" calcext:value-type="float">
            <text:p>5,0380647182465</text:p>
          </table:table-cell>
          <table:table-cell office:value-type="float" office:value="2.1316449344158" calcext:value-type="float">
            <text:p>2,1316449344158</text:p>
          </table:table-cell>
          <table:table-cell office:value-type="float" office:value="68.181705322995" calcext:value-type="float">
            <text:p>68,18170532299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962</text:p>
          </table:table-cell>
          <table:table-cell office:value-type="float" office:value="7.4736642837524" calcext:value-type="float">
            <text:p>7,4736642837524</text:p>
          </table:table-cell>
          <table:table-cell office:value-type="float" office:value="0.49861498177052" calcext:value-type="float">
            <text:p>0,49861498177052</text:p>
          </table:table-cell>
          <table:table-cell office:value-type="float" office:value="-105.08574421998" calcext:value-type="float">
            <text:p>-105,0857442199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973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4.9333828687668" calcext:value-type="float">
            <text:p>4,9333828687668</text:p>
          </table:table-cell>
          <table:table-cell office:value-type="float" office:value="-111.77167467251" calcext:value-type="float">
            <text:p>-111,771674672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984</text:p>
          </table:table-cell>
          <table:table-cell office:value-type="float" office:value="-1.4195372164249" calcext:value-type="float">
            <text:p>-1,4195372164249</text:p>
          </table:table-cell>
          <table:table-cell office:value-type="float" office:value="5.0039666891098" calcext:value-type="float">
            <text:p>5,0039666891098</text:p>
          </table:table-cell>
          <table:table-cell office:value-type="float" office:value="48.641023362518" calcext:value-type="float">
            <text:p>48,6410233625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995</text:p>
          </table:table-cell>
          <table:table-cell office:value-type="float" office:value="1.4904914796352" calcext:value-type="float">
            <text:p>1,4904914796352</text:p>
          </table:table-cell>
          <table:table-cell office:value-type="float" office:value="-0.10125992819667" calcext:value-type="float">
            <text:p>-0,10125992819667</text:p>
          </table:table-cell>
          <table:table-cell office:value-type="float" office:value="130.69303627986" calcext:value-type="float">
            <text:p>130,693036279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006</text:p>
          </table:table-cell>
          <table:table-cell office:value-type="float" office:value="2.7040955424309" calcext:value-type="float">
            <text:p>2,7040955424309</text:p>
          </table:table-cell>
          <table:table-cell office:value-type="float" office:value="5.4512411355972" calcext:value-type="float">
            <text:p>5,4512411355972</text:p>
          </table:table-cell>
          <table:table-cell office:value-type="float" office:value="140.74596933499" calcext:value-type="float">
            <text:p>140,7459693349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017</text:p>
          </table:table-cell>
          <table:table-cell office:value-type="float" office:value="4.7090578079224" calcext:value-type="float">
            <text:p>4,7090578079224</text:p>
          </table:table-cell>
          <table:table-cell office:value-type="float" office:value="5.2556574344635" calcext:value-type="float">
            <text:p>5,2556574344635</text:p>
          </table:table-cell>
          <table:table-cell office:value-type="float" office:value="118.4533750935" calcext:value-type="float">
            <text:p>118,45337509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028</text:p>
          </table:table-cell>
          <table:table-cell office:value-type="float" office:value="6.5336906909943" calcext:value-type="float">
            <text:p>6,5336906909943</text:p>
          </table:table-cell>
          <table:table-cell office:value-type="float" office:value="4.4458118081093" calcext:value-type="float">
            <text:p>4,4458118081093</text:p>
          </table:table-cell>
          <table:table-cell office:value-type="float" office:value="-119.06690050842" calcext:value-type="float">
            <text:p>-119,0669005084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039</text:p>
          </table:table-cell>
          <table:table-cell office:value-type="float" office:value="9.0447127819061" calcext:value-type="float">
            <text:p>9,0447127819061</text:p>
          </table:table-cell>
          <table:table-cell office:value-type="float" office:value="3.1330698728561" calcext:value-type="float">
            <text:p>3,1330698728561</text:p>
          </table:table-cell>
          <table:table-cell office:value-type="float" office:value="170.08441572736" calcext:value-type="float">
            <text:p>170,084415727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050</text:p>
          </table:table-cell>
          <table:table-cell office:value-type="float" office:value="8.3598583936691" calcext:value-type="float">
            <text:p>8,3598583936691</text:p>
          </table:table-cell>
          <table:table-cell office:value-type="float" office:value="4.5997327566147" calcext:value-type="float">
            <text:p>4,5997327566147</text:p>
          </table:table-cell>
          <table:table-cell office:value-type="float" office:value="-21.647762151281" calcext:value-type="float">
            <text:p>-21,6477621512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061</text:p>
          </table:table-cell>
          <table:table-cell office:value-type="float" office:value="-0.8695312589407" calcext:value-type="float">
            <text:p>-0,8695312589407</text:p>
          </table:table-cell>
          <table:table-cell office:value-type="float" office:value="0.46408247202635" calcext:value-type="float">
            <text:p>0,46408247202635</text:p>
          </table:table-cell>
          <table:table-cell office:value-type="float" office:value="53.29422890001" calcext:value-type="float">
            <text:p>53,294228900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072</text:p>
          </table:table-cell>
          <table:table-cell office:value-type="float" office:value="4.411056637764" calcext:value-type="float">
            <text:p>4,411056637764</text:p>
          </table:table-cell>
          <table:table-cell office:value-type="float" office:value="7.1711784601212" calcext:value-type="float">
            <text:p>7,1711784601212</text:p>
          </table:table-cell>
          <table:table-cell office:value-type="float" office:value="122.38015642591" calcext:value-type="float">
            <text:p>122,380156425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083</text:p>
          </table:table-cell>
          <table:table-cell office:value-type="float" office:value="2.294854670763" calcext:value-type="float">
            <text:p>2,294854670763</text:p>
          </table:table-cell>
          <table:table-cell office:value-type="float" office:value="6.2277615070343" calcext:value-type="float">
            <text:p>6,2277615070343</text:p>
          </table:table-cell>
          <table:table-cell office:value-type="float" office:value="-114.20066265544" calcext:value-type="float">
            <text:p>-114,200662655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094</text:p>
          </table:table-cell>
          <table:table-cell office:value-type="float" office:value="6.4251303672791" calcext:value-type="float">
            <text:p>6,4251303672791</text:p>
          </table:table-cell>
          <table:table-cell office:value-type="float" office:value="8.8368284702301" calcext:value-type="float">
            <text:p>8,8368284702301</text:p>
          </table:table-cell>
          <table:table-cell office:value-type="float" office:value="116.5382573559" calcext:value-type="float">
            <text:p>116,53825735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105</text:p>
          </table:table-cell>
          <table:table-cell office:value-type="float" office:value="0.40677852928638" calcext:value-type="float">
            <text:p>0,40677852928638</text:p>
          </table:table-cell>
          <table:table-cell office:value-type="float" office:value="8.6158907413483" calcext:value-type="float">
            <text:p>8,6158907413483</text:p>
          </table:table-cell>
          <table:table-cell office:value-type="float" office:value="-171.70170917632" calcext:value-type="float">
            <text:p>-171,701709176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116</text:p>
          </table:table-cell>
          <table:table-cell office:value-type="float" office:value="4.8537278175354" calcext:value-type="float">
            <text:p>4,8537278175354</text:p>
          </table:table-cell>
          <table:table-cell office:value-type="float" office:value="4.8172736167908" calcext:value-type="float">
            <text:p>4,8172736167908</text:p>
          </table:table-cell>
          <table:table-cell office:value-type="float" office:value="115.54821129817" calcext:value-type="float">
            <text:p>115,548211298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127</text:p>
          </table:table-cell>
          <table:table-cell office:value-type="float" office:value="9.1458719968796" calcext:value-type="float">
            <text:p>9,1458719968796</text:p>
          </table:table-cell>
          <table:table-cell office:value-type="float" office:value="10.517240762711" calcext:value-type="float">
            <text:p>10,517240762711</text:p>
          </table:table-cell>
          <table:table-cell office:value-type="float" office:value="174.11035337266" calcext:value-type="float">
            <text:p>174,110353372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138</text:p>
          </table:table-cell>
          <table:table-cell office:value-type="float" office:value="-0.61078172177076" calcext:value-type="float">
            <text:p>-0,61078172177076</text:p>
          </table:table-cell>
          <table:table-cell office:value-type="float" office:value="9.9786025285721" calcext:value-type="float">
            <text:p>9,9786025285721</text:p>
          </table:table-cell>
          <table:table-cell office:value-type="float" office:value="-96.632296112692" calcext:value-type="float">
            <text:p>-96,6322961126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149</text:p>
          </table:table-cell>
          <table:table-cell office:value-type="float" office:value="0.86951963603497" calcext:value-type="float">
            <text:p>0,86951963603497</text:p>
          </table:table-cell>
          <table:table-cell office:value-type="float" office:value="5.3854531049728" calcext:value-type="float">
            <text:p>5,3854531049728</text:p>
          </table:table-cell>
          <table:table-cell office:value-type="float" office:value="-137.0720605182" calcext:value-type="float">
            <text:p>-137,07206051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160</text:p>
          </table:table-cell>
          <table:table-cell office:value-type="float" office:value="2.4822203814983" calcext:value-type="float">
            <text:p>2,4822203814983</text:p>
          </table:table-cell>
          <table:table-cell office:value-type="float" office:value="9.4103956222534" calcext:value-type="float">
            <text:p>9,4103956222534</text:p>
          </table:table-cell>
          <table:table-cell office:value-type="float" office:value="99.579261366729" calcext:value-type="float">
            <text:p>99,5792613667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171</text:p>
          </table:table-cell>
          <table:table-cell office:value-type="float" office:value="3.3767232298851" calcext:value-type="float">
            <text:p>3,3767232298851</text:p>
          </table:table-cell>
          <table:table-cell office:value-type="float" office:value="7.3923909664154" calcext:value-type="float">
            <text:p>7,3923909664154</text:p>
          </table:table-cell>
          <table:table-cell office:value-type="float" office:value="-28.199213135774" calcext:value-type="float">
            <text:p>-28,1992131357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182</text:p>
          </table:table-cell>
          <table:table-cell office:value-type="float" office:value="6.6330564022064" calcext:value-type="float">
            <text:p>6,6330564022064</text:p>
          </table:table-cell>
          <table:table-cell office:value-type="float" office:value="4.756695330143" calcext:value-type="float">
            <text:p>4,756695330143</text:p>
          </table:table-cell>
          <table:table-cell office:value-type="float" office:value="-9.5666485607244" calcext:value-type="float">
            <text:p>-9,56664856072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193</text:p>
          </table:table-cell>
          <table:table-cell office:value-type="float" office:value="7.6755142211914" calcext:value-type="float">
            <text:p>7,6755142211914</text:p>
          </table:table-cell>
          <table:table-cell office:value-type="float" office:value="6.3935768604279" calcext:value-type="float">
            <text:p>6,3935768604279</text:p>
          </table:table-cell>
          <table:table-cell office:value-type="float" office:value="76.336379263811" calcext:value-type="float">
            <text:p>76,3363792638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204</text:p>
          </table:table-cell>
          <table:table-cell office:value-type="float" office:value="5.7659924030304" calcext:value-type="float">
            <text:p>5,7659924030304</text:p>
          </table:table-cell>
          <table:table-cell office:value-type="float" office:value="5.7538193464279" calcext:value-type="float">
            <text:p>5,7538193464279</text:p>
          </table:table-cell>
          <table:table-cell office:value-type="float" office:value="-86.15594988416" calcext:value-type="float">
            <text:p>-86,155949884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215</text:p>
          </table:table-cell>
          <table:table-cell office:value-type="float" office:value="-0.37934526801109" calcext:value-type="float">
            <text:p>-0,37934526801109</text:p>
          </table:table-cell>
          <table:table-cell office:value-type="float" office:value="8.2530677318573" calcext:value-type="float">
            <text:p>8,2530677318573</text:p>
          </table:table-cell>
          <table:table-cell office:value-type="float" office:value="31.024619652207" calcext:value-type="float">
            <text:p>31,0246196522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226</text:p>
          </table:table-cell>
          <table:table-cell office:value-type="float" office:value="2.0844320952892" calcext:value-type="float">
            <text:p>2,0844320952892</text:p>
          </table:table-cell>
          <table:table-cell office:value-type="float" office:value="10.263106822968" calcext:value-type="float">
            <text:p>10,263106822968</text:p>
          </table:table-cell>
          <table:table-cell office:value-type="float" office:value="152.60844018049" calcext:value-type="float">
            <text:p>152,608440180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237</text:p>
          </table:table-cell>
          <table:table-cell office:value-type="float" office:value="3.6713209748268" calcext:value-type="float">
            <text:p>3,6713209748268</text:p>
          </table:table-cell>
          <table:table-cell office:value-type="float" office:value="9.7162181138992" calcext:value-type="float">
            <text:p>9,7162181138992</text:p>
          </table:table-cell>
          <table:table-cell office:value-type="float" office:value="9.2179801813356" calcext:value-type="float">
            <text:p>9,21798018133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248</text:p>
          </table:table-cell>
          <table:table-cell office:value-type="float" office:value="3.9019918441772" calcext:value-type="float">
            <text:p>3,9019918441772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21.22000706424" calcext:value-type="float">
            <text:p>-121,2200070642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259</text:p>
          </table:table-cell>
          <table:table-cell office:value-type="float" office:value="7.5347775220871" calcext:value-type="float">
            <text:p>7,5347775220871</text:p>
          </table:table-cell>
          <table:table-cell office:value-type="float" office:value="9.3141442537308" calcext:value-type="float">
            <text:p>9,3141442537308</text:p>
          </table:table-cell>
          <table:table-cell office:value-type="float" office:value="167.82408914748" calcext:value-type="float">
            <text:p>167,824089147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270</text:p>
          </table:table-cell>
          <table:table-cell office:value-type="float" office:value="5.5374836921692" calcext:value-type="float">
            <text:p>5,5374836921692</text:p>
          </table:table-cell>
          <table:table-cell office:value-type="float" office:value="6.0791003704071" calcext:value-type="float">
            <text:p>6,0791003704071</text:p>
          </table:table-cell>
          <table:table-cell office:value-type="float" office:value="7.1788538413443" calcext:value-type="float">
            <text:p>7,17885384134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281</text:p>
          </table:table-cell>
          <table:table-cell office:value-type="float" office:value="7.3687517642975" calcext:value-type="float">
            <text:p>7,3687517642975</text:p>
          </table:table-cell>
          <table:table-cell office:value-type="float" office:value="10.392336845398" calcext:value-type="float">
            <text:p>10,392336845398</text:p>
          </table:table-cell>
          <table:table-cell office:value-type="float" office:value="-137.61849312266" calcext:value-type="float">
            <text:p>-137,618493122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292</text:p>
          </table:table-cell>
          <table:table-cell office:value-type="float" office:value="1.2225695699453" calcext:value-type="float">
            <text:p>1,2225695699453</text:p>
          </table:table-cell>
          <table:table-cell office:value-type="float" office:value="7.2988140583038" calcext:value-type="float">
            <text:p>7,2988140583038</text:p>
          </table:table-cell>
          <table:table-cell office:value-type="float" office:value="136.39977935013" calcext:value-type="float">
            <text:p>136,399779350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303</text:p>
          </table:table-cell>
          <table:table-cell office:value-type="float" office:value="1.4696691930294" calcext:value-type="float">
            <text:p>1,4696691930294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28.770897798477" calcext:value-type="float">
            <text:p>-28,77089779847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5</text:p>
          </table:table-cell>
          <table:table-cell office:value-type="float" office:value="3.2262566685677" calcext:value-type="float">
            <text:p>3,2262566685677</text:p>
          </table:table-cell>
          <table:table-cell office:value-type="float" office:value="0.98009057343006" calcext:value-type="float">
            <text:p>0,98009057343006</text:p>
          </table:table-cell>
          <table:table-cell office:value-type="float" office:value="136.9016428662" calcext:value-type="float">
            <text:p>136,901642866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764</text:p>
          </table:table-cell>
          <table:table-cell office:value-type="float" office:value="2.496146261692" calcext:value-type="float">
            <text:p>2,496146261692</text:p>
          </table:table-cell>
          <table:table-cell office:value-type="float" office:value="-0.14118708670139" calcext:value-type="float">
            <text:p>-0,14118708670139</text:p>
          </table:table-cell>
          <table:table-cell office:value-type="float" office:value="93.616105948284" calcext:value-type="float">
            <text:p>93,61610594828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775</text:p>
          </table:table-cell>
          <table:table-cell office:value-type="float" office:value="2.6668938994408" calcext:value-type="float">
            <text:p>2,6668938994408</text:p>
          </table:table-cell>
          <table:table-cell office:value-type="float" office:value="-0.26827866211534" calcext:value-type="float">
            <text:p>-0,26827866211534</text:p>
          </table:table-cell>
          <table:table-cell office:value-type="float" office:value="22.98152048117" calcext:value-type="float">
            <text:p>22,981520481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786</text:p>
          </table:table-cell>
          <table:table-cell office:value-type="float" office:value="2.2642663121223" calcext:value-type="float">
            <text:p>2,2642663121223</text:p>
          </table:table-cell>
          <table:table-cell office:value-type="float" office:value="-0.15977330505848" calcext:value-type="float">
            <text:p>-0,15977330505848</text:p>
          </table:table-cell>
          <table:table-cell office:value-type="float" office:value="-91.91552392996" calcext:value-type="float">
            <text:p>-91,915523929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797</text:p>
          </table:table-cell>
          <table:table-cell office:value-type="float" office:value="6.845994591713" calcext:value-type="float">
            <text:p>6,845994591713</text:p>
          </table:table-cell>
          <table:table-cell office:value-type="float" office:value="0.2337889559567" calcext:value-type="float">
            <text:p>0,2337889559567</text:p>
          </table:table-cell>
          <table:table-cell office:value-type="float" office:value="-98.197380448603" calcext:value-type="float">
            <text:p>-98,19738044860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808</text:p>
          </table:table-cell>
          <table:table-cell office:value-type="float" office:value="5.9245890378952" calcext:value-type="float">
            <text:p>5,9245890378952</text:p>
          </table:table-cell>
          <table:table-cell office:value-type="float" office:value="-0.58500319719315" calcext:value-type="float">
            <text:p>-0,58500319719315</text:p>
          </table:table-cell>
          <table:table-cell office:value-type="float" office:value="25.83432311465" calcext:value-type="float">
            <text:p>25,834323114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819</text:p>
          </table:table-cell>
          <table:table-cell office:value-type="float" office:value="8.2062995433807" calcext:value-type="float">
            <text:p>8,2062995433807</text:p>
          </table:table-cell>
          <table:table-cell office:value-type="float" office:value="1.6034182906151" calcext:value-type="float">
            <text:p>1,6034182906151</text:p>
          </table:table-cell>
          <table:table-cell office:value-type="float" office:value="20.083398765819" calcext:value-type="float">
            <text:p>20,08339876581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830</text:p>
          </table:table-cell>
          <table:table-cell office:value-type="float" office:value="-0.96826836466789" calcext:value-type="float">
            <text:p>-0,96826836466789</text:p>
          </table:table-cell>
          <table:table-cell office:value-type="float" office:value="0.10604148730636" calcext:value-type="float">
            <text:p>0,10604148730636</text:p>
          </table:table-cell>
          <table:table-cell office:value-type="float" office:value="-51.656994850013" calcext:value-type="float">
            <text:p>-51,6569948500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841</text:p>
          </table:table-cell>
          <table:table-cell office:value-type="float" office:value="4.1361659765244" calcext:value-type="float">
            <text:p>4,1361659765244</text:p>
          </table:table-cell>
          <table:table-cell office:value-type="float" office:value="1.7749263346195" calcext:value-type="float">
            <text:p>1,7749263346195</text:p>
          </table:table-cell>
          <table:table-cell office:value-type="float" office:value="-155.22346071377" calcext:value-type="float">
            <text:p>-155,223460713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852</text:p>
          </table:table-cell>
          <table:table-cell office:value-type="float" office:value="2.7170586585999" calcext:value-type="float">
            <text:p>2,7170586585999</text:p>
          </table:table-cell>
          <table:table-cell office:value-type="float" office:value="3.8189738988876" calcext:value-type="float">
            <text:p>3,8189738988876</text:p>
          </table:table-cell>
          <table:table-cell office:value-type="float" office:value="177.06527983307" calcext:value-type="float">
            <text:p>177,065279833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863</text:p>
          </table:table-cell>
          <table:table-cell office:value-type="float" office:value="3.9024290442467" calcext:value-type="float">
            <text:p>3,9024290442467</text:p>
          </table:table-cell>
          <table:table-cell office:value-type="float" office:value="-0.58500371873379" calcext:value-type="float">
            <text:p>-0,58500371873379</text:p>
          </table:table-cell>
          <table:table-cell office:value-type="float" office:value="52.183726031309" calcext:value-type="float">
            <text:p>52,18372603130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874</text:p>
          </table:table-cell>
          <table:table-cell office:value-type="float" office:value="7.2470510005951" calcext:value-type="float">
            <text:p>7,2470510005951</text:p>
          </table:table-cell>
          <table:table-cell office:value-type="float" office:value="3.4242162108421" calcext:value-type="float">
            <text:p>3,4242162108421</text:p>
          </table:table-cell>
          <table:table-cell office:value-type="float" office:value="-97.335540564956" calcext:value-type="float">
            <text:p>-97,3355405649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885</text:p>
          </table:table-cell>
          <table:table-cell office:value-type="float" office:value="9.0222817659378" calcext:value-type="float">
            <text:p>9,0222817659378</text:p>
          </table:table-cell>
          <table:table-cell office:value-type="float" office:value="-0.077908090315759" calcext:value-type="float">
            <text:p>-0,077908090315759</text:p>
          </table:table-cell>
          <table:table-cell office:value-type="float" office:value="106.80703904219" calcext:value-type="float">
            <text:p>106,807039042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896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3.3458802103996" calcext:value-type="float">
            <text:p>3,3458802103996</text:p>
          </table:table-cell>
          <table:table-cell office:value-type="float" office:value="-108.75457563218" calcext:value-type="float">
            <text:p>-108,754575632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907</text:p>
          </table:table-cell>
          <table:table-cell office:value-type="float" office:value="3.5062259435654" calcext:value-type="float">
            <text:p>3,5062259435654</text:p>
          </table:table-cell>
          <table:table-cell office:value-type="float" office:value="0.36865636706352" calcext:value-type="float">
            <text:p>0,36865636706352</text:p>
          </table:table-cell>
          <table:table-cell office:value-type="float" office:value="155.23420321714" calcext:value-type="float">
            <text:p>155,2342032171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918</text:p>
          </table:table-cell>
          <table:table-cell office:value-type="float" office:value="-0.055983858183026" calcext:value-type="float">
            <text:p>-0,055983858183026</text:p>
          </table:table-cell>
          <table:table-cell office:value-type="float" office:value="2.8928092122078" calcext:value-type="float">
            <text:p>2,8928092122078</text:p>
          </table:table-cell>
          <table:table-cell office:value-type="float" office:value="-19.904743144467" calcext:value-type="float">
            <text:p>-19,9047431444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929</text:p>
          </table:table-cell>
          <table:table-cell office:value-type="float" office:value="3.6091715097427" calcext:value-type="float">
            <text:p>3,6091715097427</text:p>
          </table:table-cell>
          <table:table-cell office:value-type="float" office:value="2.8354698419571" calcext:value-type="float">
            <text:p>2,8354698419571</text:p>
          </table:table-cell>
          <table:table-cell office:value-type="float" office:value="64.471379966493" calcext:value-type="float">
            <text:p>64,47137996649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940</text:p>
          </table:table-cell>
          <table:table-cell office:value-type="float" office:value="3.8234609365463" calcext:value-type="float">
            <text:p>3,8234609365463</text:p>
          </table:table-cell>
          <table:table-cell office:value-type="float" office:value="2.4237589538097" calcext:value-type="float">
            <text:p>2,4237589538097</text:p>
          </table:table-cell>
          <table:table-cell office:value-type="float" office:value="-33.482732666526" calcext:value-type="float">
            <text:p>-33,4827326665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951</text:p>
          </table:table-cell>
          <table:table-cell office:value-type="float" office:value="4.8309916257858" calcext:value-type="float">
            <text:p>4,8309916257858</text:p>
          </table:table-cell>
          <table:table-cell office:value-type="float" office:value="1.8399284780025" calcext:value-type="float">
            <text:p>1,8399284780025</text:p>
          </table:table-cell>
          <table:table-cell office:value-type="float" office:value="50.555375730915" calcext:value-type="float">
            <text:p>50,5553757309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962</text:p>
          </table:table-cell>
          <table:table-cell office:value-type="float" office:value="7.7628564834595" calcext:value-type="float">
            <text:p>7,7628564834595</text:p>
          </table:table-cell>
          <table:table-cell office:value-type="float" office:value="0.5650157853961" calcext:value-type="float">
            <text:p>0,5650157853961</text:p>
          </table:table-cell>
          <table:table-cell office:value-type="float" office:value="-163.21420213979" calcext:value-type="float">
            <text:p>-163,214202139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97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5.2120077610016" calcext:value-type="float">
            <text:p>5,2120077610016</text:p>
          </table:table-cell>
          <table:table-cell office:value-type="float" office:value="-101.95173503487" calcext:value-type="float">
            <text:p>-101,951735034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984</text:p>
          </table:table-cell>
          <table:table-cell office:value-type="float" office:value="-1.5850034356117" calcext:value-type="float">
            <text:p>-1,5850034356117</text:p>
          </table:table-cell>
          <table:table-cell office:value-type="float" office:value="4.8964786529541" calcext:value-type="float">
            <text:p>4,8964786529541</text:p>
          </table:table-cell>
          <table:table-cell office:value-type="float" office:value="15.132095593556" calcext:value-type="float">
            <text:p>15,1320955935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995</text:p>
          </table:table-cell>
          <table:table-cell office:value-type="float" office:value="1.705786883831" calcext:value-type="float">
            <text:p>1,705786883831</text:p>
          </table:table-cell>
          <table:table-cell office:value-type="float" office:value="-0.32786794006824" calcext:value-type="float">
            <text:p>-0,32786794006824</text:p>
          </table:table-cell>
          <table:table-cell office:value-type="float" office:value="120.46015945969" calcext:value-type="float">
            <text:p>120,460159459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006</text:p>
          </table:table-cell>
          <table:table-cell office:value-type="float" office:value="2.5887525081635" calcext:value-type="float">
            <text:p>2,5887525081635</text:p>
          </table:table-cell>
          <table:table-cell office:value-type="float" office:value="5.2557760477066" calcext:value-type="float">
            <text:p>5,2557760477066</text:p>
          </table:table-cell>
          <table:table-cell office:value-type="float" office:value="51.169570843885" calcext:value-type="float">
            <text:p>51,16957084388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017</text:p>
          </table:table-cell>
          <table:table-cell office:value-type="float" office:value="4.530636370182" calcext:value-type="float">
            <text:p>4,530636370182</text:p>
          </table:table-cell>
          <table:table-cell office:value-type="float" office:value="5.123485326767" calcext:value-type="float">
            <text:p>5,123485326767</text:p>
          </table:table-cell>
          <table:table-cell office:value-type="float" office:value="27.714471338661" calcext:value-type="float">
            <text:p>27,7144713386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028</text:p>
          </table:table-cell>
          <table:table-cell office:value-type="float" office:value="6.7455208301544" calcext:value-type="float">
            <text:p>6,7455208301544</text:p>
          </table:table-cell>
          <table:table-cell office:value-type="float" office:value="4.3754515051842" calcext:value-type="float">
            <text:p>4,3754515051842</text:p>
          </table:table-cell>
          <table:table-cell office:value-type="float" office:value="152.42125274269" calcext:value-type="float">
            <text:p>152,421252742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039</text:p>
          </table:table-cell>
          <table:table-cell office:value-type="float" office:value="9.4081509113312" calcext:value-type="float">
            <text:p>9,4081509113312</text:p>
          </table:table-cell>
          <table:table-cell office:value-type="float" office:value="3.0896088480949" calcext:value-type="float">
            <text:p>3,0896088480949</text:p>
          </table:table-cell>
          <table:table-cell office:value-type="float" office:value="174.15708189557" calcext:value-type="float">
            <text:p>174,157081895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050</text:p>
          </table:table-cell>
          <table:table-cell office:value-type="float" office:value="8.121822476387" calcext:value-type="float">
            <text:p>8,121822476387</text:p>
          </table:table-cell>
          <table:table-cell office:value-type="float" office:value="4.6194440126419" calcext:value-type="float">
            <text:p>4,6194440126419</text:p>
          </table:table-cell>
          <table:table-cell office:value-type="float" office:value="-2.6123336261245" calcext:value-type="float">
            <text:p>-2,61233362612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061</text:p>
          </table:table-cell>
          <table:table-cell office:value-type="float" office:value="-1.0641714185476" calcext:value-type="float">
            <text:p>-1,0641714185476</text:p>
          </table:table-cell>
          <table:table-cell office:value-type="float" office:value="0.57060044258833" calcext:value-type="float">
            <text:p>0,57060044258833</text:p>
          </table:table-cell>
          <table:table-cell office:value-type="float" office:value="-37.433278029132" calcext:value-type="float">
            <text:p>-37,4332780291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072</text:p>
          </table:table-cell>
          <table:table-cell office:value-type="float" office:value="4.6234688162804" calcext:value-type="float">
            <text:p>4,6234688162804</text:p>
          </table:table-cell>
          <table:table-cell office:value-type="float" office:value="6.8344080448151" calcext:value-type="float">
            <text:p>6,8344080448151</text:p>
          </table:table-cell>
          <table:table-cell office:value-type="float" office:value="122.34840727156" calcext:value-type="float">
            <text:p>122,348407271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083</text:p>
          </table:table-cell>
          <table:table-cell office:value-type="float" office:value="2.1030847728252" calcext:value-type="float">
            <text:p>2,1030847728252</text:p>
          </table:table-cell>
          <table:table-cell office:value-type="float" office:value="6.3516557216644" calcext:value-type="float">
            <text:p>6,3516557216644</text:p>
          </table:table-cell>
          <table:table-cell office:value-type="float" office:value="-25.456425490653" calcext:value-type="float">
            <text:p>-25,45642549065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094</text:p>
          </table:table-cell>
          <table:table-cell office:value-type="float" office:value="6.5887641906738" calcext:value-type="float">
            <text:p>6,5887641906738</text:p>
          </table:table-cell>
          <table:table-cell office:value-type="float" office:value="8.4967136383057" calcext:value-type="float">
            <text:p>8,4967136383057</text:p>
          </table:table-cell>
          <table:table-cell office:value-type="float" office:value="114.17833710932" calcext:value-type="float">
            <text:p>114,178337109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105</text:p>
          </table:table-cell>
          <table:table-cell office:value-type="float" office:value="0.64205825328827" calcext:value-type="float">
            <text:p>0,64205825328827</text:p>
          </table:table-cell>
          <table:table-cell office:value-type="float" office:value="8.4016036987305" calcext:value-type="float">
            <text:p>8,4016036987305</text:p>
          </table:table-cell>
          <table:table-cell office:value-type="float" office:value="143.07475545604" calcext:value-type="float">
            <text:p>143,074755456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116</text:p>
          </table:table-cell>
          <table:table-cell office:value-type="float" office:value="5.065084695816" calcext:value-type="float">
            <text:p>5,065084695816</text:p>
          </table:table-cell>
          <table:table-cell office:value-type="float" office:value="4.8826575279236" calcext:value-type="float">
            <text:p>4,8826575279236</text:p>
          </table:table-cell>
          <table:table-cell office:value-type="float" office:value="-153.97394083108" calcext:value-type="float">
            <text:p>-153,9739408310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127</text:p>
          </table:table-cell>
          <table:table-cell office:value-type="float" office:value="9.2963016033173" calcext:value-type="float">
            <text:p>9,2963016033173</text:p>
          </table:table-cell>
          <table:table-cell office:value-type="float" office:value="10.366809368134" calcext:value-type="float">
            <text:p>10,366809368134</text:p>
          </table:table-cell>
          <table:table-cell office:value-type="float" office:value="-143.03015903303" calcext:value-type="float">
            <text:p>-143,030159033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138</text:p>
          </table:table-cell>
          <table:table-cell office:value-type="float" office:value="-0.52421115338802" calcext:value-type="float">
            <text:p>-0,52421115338802</text:p>
          </table:table-cell>
          <table:table-cell office:value-type="float" office:value="10.34071803093" calcext:value-type="float">
            <text:p>10,34071803093</text:p>
          </table:table-cell>
          <table:table-cell office:value-type="float" office:value="-105.27010935887" calcext:value-type="float">
            <text:p>-105,270109358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149</text:p>
          </table:table-cell>
          <table:table-cell office:value-type="float" office:value="0.89852526783943" calcext:value-type="float">
            <text:p>0,89852526783943</text:p>
          </table:table-cell>
          <table:table-cell office:value-type="float" office:value="5.6753367185593" calcext:value-type="float">
            <text:p>5,6753367185593</text:p>
          </table:table-cell>
          <table:table-cell office:value-type="float" office:value="-87.360306150594" calcext:value-type="float">
            <text:p>-87,3603061505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160</text:p>
          </table:table-cell>
          <table:table-cell office:value-type="float" office:value="2.4538218975067" calcext:value-type="float">
            <text:p>2,4538218975067</text:p>
          </table:table-cell>
          <table:table-cell office:value-type="float" office:value="9.0730774402618" calcext:value-type="float">
            <text:p>9,0730774402618</text:p>
          </table:table-cell>
          <table:table-cell office:value-type="float" office:value="75.174589825284" calcext:value-type="float">
            <text:p>75,1745898252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171</text:p>
          </table:table-cell>
          <table:table-cell office:value-type="float" office:value="3.0268266797066" calcext:value-type="float">
            <text:p>3,0268266797066</text:p>
          </table:table-cell>
          <table:table-cell office:value-type="float" office:value="7.5797134637833" calcext:value-type="float">
            <text:p>7,5797134637833</text:p>
          </table:table-cell>
          <table:table-cell office:value-type="float" office:value="-28.201447740482" calcext:value-type="float">
            <text:p>-28,20144774048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182</text:p>
          </table:table-cell>
          <table:table-cell office:value-type="float" office:value="6.6341614723206" calcext:value-type="float">
            <text:p>6,6341614723206</text:p>
          </table:table-cell>
          <table:table-cell office:value-type="float" office:value="4.9807643890381" calcext:value-type="float">
            <text:p>4,9807643890381</text:p>
          </table:table-cell>
          <table:table-cell office:value-type="float" office:value="-98.979874780983" calcext:value-type="float">
            <text:p>-98,9798747809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193</text:p>
          </table:table-cell>
          <table:table-cell office:value-type="float" office:value="7.6574313640594" calcext:value-type="float">
            <text:p>7,6574313640594</text:p>
          </table:table-cell>
          <table:table-cell office:value-type="float" office:value="6.0569578409195" calcext:value-type="float">
            <text:p>6,0569578409195</text:p>
          </table:table-cell>
          <table:table-cell office:value-type="float" office:value="87.122030318922" calcext:value-type="float">
            <text:p>87,1220303189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204</text:p>
          </table:table-cell>
          <table:table-cell office:value-type="float" office:value="5.9833925962448" calcext:value-type="float">
            <text:p>5,9833925962448</text:p>
          </table:table-cell>
          <table:table-cell office:value-type="float" office:value="5.8008760213852" calcext:value-type="float">
            <text:p>5,8008760213852</text:p>
          </table:table-cell>
          <table:table-cell office:value-type="float" office:value="-176.96017824161" calcext:value-type="float">
            <text:p>-176,960178241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215</text:p>
          </table:table-cell>
          <table:table-cell office:value-type="float" office:value="-0.29341036453843" calcext:value-type="float">
            <text:p>-0,29341036453843</text:p>
          </table:table-cell>
          <table:table-cell office:value-type="float" office:value="8.0493342876434" calcext:value-type="float">
            <text:p>8,0493342876434</text:p>
          </table:table-cell>
          <table:table-cell office:value-type="float" office:value="121.76784740132" calcext:value-type="float">
            <text:p>121,767847401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226</text:p>
          </table:table-cell>
          <table:table-cell office:value-type="float" office:value="2.4291899800301" calcext:value-type="float">
            <text:p>2,4291899800301</text:p>
          </table:table-cell>
          <table:table-cell office:value-type="float" office:value="10.304116010666" calcext:value-type="float">
            <text:p>10,304116010666</text:p>
          </table:table-cell>
          <table:table-cell office:value-type="float" office:value="-178.07717991483" calcext:value-type="float">
            <text:p>-178,077179914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237</text:p>
          </table:table-cell>
          <table:table-cell office:value-type="float" office:value="3.3074873685837" calcext:value-type="float">
            <text:p>3,3074873685837</text:p>
          </table:table-cell>
          <table:table-cell office:value-type="float" office:value="9.6943986415863" calcext:value-type="float">
            <text:p>9,6943986415863</text:p>
          </table:table-cell>
          <table:table-cell office:value-type="float" office:value="4.0413061050093" calcext:value-type="float">
            <text:p>4,04130610500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248</text:p>
          </table:table-cell>
          <table:table-cell office:value-type="float" office:value="4.1791009902954" calcext:value-type="float">
            <text:p>4,1791009902954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36.90577039293" calcext:value-type="float">
            <text:p>-136,905770392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259</text:p>
          </table:table-cell>
          <table:table-cell office:value-type="float" office:value="7.684234380722" calcext:value-type="float">
            <text:p>7,684234380722</text:p>
          </table:table-cell>
          <table:table-cell office:value-type="float" office:value="9.0780889987946" calcext:value-type="float">
            <text:p>9,0780889987946</text:p>
          </table:table-cell>
          <table:table-cell office:value-type="float" office:value="112.96621097881" calcext:value-type="float">
            <text:p>112,966210978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270</text:p>
          </table:table-cell>
          <table:table-cell office:value-type="float" office:value="5.4792034626007" calcext:value-type="float">
            <text:p>5,4792034626007</text:p>
          </table:table-cell>
          <table:table-cell office:value-type="float" office:value="6.2933951616287" calcext:value-type="float">
            <text:p>6,2933951616287</text:p>
          </table:table-cell>
          <table:table-cell office:value-type="float" office:value="-83.657989836043" calcext:value-type="float">
            <text:p>-83,6579898360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281</text:p>
          </table:table-cell>
          <table:table-cell office:value-type="float" office:value="7.3886102437973" calcext:value-type="float">
            <text:p>7,3886102437973</text:p>
          </table:table-cell>
          <table:table-cell office:value-type="float" office:value="10.673075914383" calcext:value-type="float">
            <text:p>10,673075914383</text:p>
          </table:table-cell>
          <table:table-cell office:value-type="float" office:value="-84.127789849688" calcext:value-type="float">
            <text:p>-84,1277898496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292</text:p>
          </table:table-cell>
          <table:table-cell office:value-type="float" office:value="1.4415681362152" calcext:value-type="float">
            <text:p>1,4415681362152</text:p>
          </table:table-cell>
          <table:table-cell office:value-type="float" office:value="7.0425492525101" calcext:value-type="float">
            <text:p>7,0425492525101</text:p>
          </table:table-cell>
          <table:table-cell office:value-type="float" office:value="123.42090819292" calcext:value-type="float">
            <text:p>123,420908192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303</text:p>
          </table:table-cell>
          <table:table-cell office:value-type="float" office:value="1.0937923192978" calcext:value-type="float">
            <text:p>1,0937923192978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9.284558334168" calcext:value-type="float">
            <text:p>-19,2845583341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5</text:p>
          </table:table-cell>
          <table:table-cell office:value-type="float" office:value="3.4935456514359" calcext:value-type="float">
            <text:p>3,4935456514359</text:p>
          </table:table-cell>
          <table:table-cell office:value-type="float" office:value="0.83772204816341" calcext:value-type="float">
            <text:p>0,83772204816341</text:p>
          </table:table-cell>
          <table:table-cell office:value-type="float" office:value="173.55633541277" calcext:value-type="float">
            <text:p>173,5563354127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764</text:p>
          </table:table-cell>
          <table:table-cell office:value-type="float" office:value="2.4705488979816" calcext:value-type="float">
            <text:p>2,4705488979816</text:p>
          </table:table-cell>
          <table:table-cell office:value-type="float" office:value="-0.21740179508924" calcext:value-type="float">
            <text:p>-0,21740179508924</text:p>
          </table:table-cell>
          <table:table-cell office:value-type="float" office:value="75.151949931102" calcext:value-type="float">
            <text:p>75,15194993110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775</text:p>
          </table:table-cell>
          <table:table-cell office:value-type="float" office:value="2.6953852176666" calcext:value-type="float">
            <text:p>2,6953852176666</text:p>
          </table:table-cell>
          <table:table-cell office:value-type="float" office:value="-0.48260141164064" calcext:value-type="float">
            <text:p>-0,48260141164064</text:p>
          </table:table-cell>
          <table:table-cell office:value-type="float" office:value="89.711759500443" calcext:value-type="float">
            <text:p>89,7117595004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786</text:p>
          </table:table-cell>
          <table:table-cell office:value-type="float" office:value="2.2833852469921" calcext:value-type="float">
            <text:p>2,2833852469921</text:p>
          </table:table-cell>
          <table:table-cell office:value-type="float" office:value="-0.081038866192102" calcext:value-type="float">
            <text:p>-0,081038866192102</text:p>
          </table:table-cell>
          <table:table-cell office:value-type="float" office:value="-96.044800084108" calcext:value-type="float">
            <text:p>-96,0448000841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797</text:p>
          </table:table-cell>
          <table:table-cell office:value-type="float" office:value="6.9019323587418" calcext:value-type="float">
            <text:p>6,9019323587418</text:p>
          </table:table-cell>
          <table:table-cell office:value-type="float" office:value="0.6271593272686" calcext:value-type="float">
            <text:p>0,6271593272686</text:p>
          </table:table-cell>
          <table:table-cell office:value-type="float" office:value="-98.177152834121" calcext:value-type="float">
            <text:p>-98,1771528341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808</text:p>
          </table:table-cell>
          <table:table-cell office:value-type="float" office:value="5.6324005126953" calcext:value-type="float">
            <text:p>5,6324005126953</text:p>
          </table:table-cell>
          <table:table-cell office:value-type="float" office:value="-0.51011353731155" calcext:value-type="float">
            <text:p>-0,51011353731155</text:p>
          </table:table-cell>
          <table:table-cell office:value-type="float" office:value="-21.691058471704" calcext:value-type="float">
            <text:p>-21,6910584717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819</text:p>
          </table:table-cell>
          <table:table-cell office:value-type="float" office:value="7.9045671224594" calcext:value-type="float">
            <text:p>7,9045671224594</text:p>
          </table:table-cell>
          <table:table-cell office:value-type="float" office:value="1.4084243774414" calcext:value-type="float">
            <text:p>1,4084243774414</text:p>
          </table:table-cell>
          <table:table-cell office:value-type="float" office:value="36.901264433648" calcext:value-type="float">
            <text:p>36,9012644336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830</text:p>
          </table:table-cell>
          <table:table-cell office:value-type="float" office:value="-0.94889335334301" calcext:value-type="float">
            <text:p>-0,94889335334301</text:p>
          </table:table-cell>
          <table:table-cell office:value-type="float" office:value="0.34437339752913" calcext:value-type="float">
            <text:p>0,34437339752913</text:p>
          </table:table-cell>
          <table:table-cell office:value-type="float" office:value="-109.12962020582" calcext:value-type="float">
            <text:p>-109,129620205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841</text:p>
          </table:table-cell>
          <table:table-cell office:value-type="float" office:value="4.1780185699463" calcext:value-type="float">
            <text:p>4,1780185699463</text:p>
          </table:table-cell>
          <table:table-cell office:value-type="float" office:value="1.9763301312923" calcext:value-type="float">
            <text:p>1,9763301312923</text:p>
          </table:table-cell>
          <table:table-cell office:value-type="float" office:value="-86.058918837529" calcext:value-type="float">
            <text:p>-86,0589188375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852</text:p>
          </table:table-cell>
          <table:table-cell office:value-type="float" office:value="2.9953584074974" calcext:value-type="float">
            <text:p>2,9953584074974</text:p>
          </table:table-cell>
          <table:table-cell office:value-type="float" office:value="3.8452103734016" calcext:value-type="float">
            <text:p>3,8452103734016</text:p>
          </table:table-cell>
          <table:table-cell office:value-type="float" office:value="-172.0804849248" calcext:value-type="float">
            <text:p>-172,08048492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863</text:p>
          </table:table-cell>
          <table:table-cell office:value-type="float" office:value="3.577875494957" calcext:value-type="float">
            <text:p>3,577875494957</text:p>
          </table:table-cell>
          <table:table-cell office:value-type="float" office:value="-0.58501072227955" calcext:value-type="float">
            <text:p>-0,58501072227955</text:p>
          </table:table-cell>
          <table:table-cell office:value-type="float" office:value="52.092414752693" calcext:value-type="float">
            <text:p>52,0924147526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874</text:p>
          </table:table-cell>
          <table:table-cell office:value-type="float" office:value="7.2370237112045" calcext:value-type="float">
            <text:p>7,2370237112045</text:p>
          </table:table-cell>
          <table:table-cell office:value-type="float" office:value="3.7953582406044" calcext:value-type="float">
            <text:p>3,7953582406044</text:p>
          </table:table-cell>
          <table:table-cell office:value-type="float" office:value="-85.586036846137" calcext:value-type="float">
            <text:p>-85,58603684613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885</text:p>
          </table:table-cell>
          <table:table-cell office:value-type="float" office:value="8.9942979812622" calcext:value-type="float">
            <text:p>8,9942979812622</text:p>
          </table:table-cell>
          <table:table-cell office:value-type="float" office:value="-0.097517259418964" calcext:value-type="float">
            <text:p>-0,097517259418964</text:p>
          </table:table-cell>
          <table:table-cell office:value-type="float" office:value="141.58001674968" calcext:value-type="float">
            <text:p>141,580016749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896</text:p>
          </table:table-cell>
          <table:table-cell office:value-type="float" office:value="10.084937810898" calcext:value-type="float">
            <text:p>10,084937810898</text:p>
          </table:table-cell>
          <table:table-cell office:value-type="float" office:value="3.5531911253929" calcext:value-type="float">
            <text:p>3,5531911253929</text:p>
          </table:table-cell>
          <table:table-cell office:value-type="float" office:value="-98.87641326637" calcext:value-type="float">
            <text:p>-98,876413266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907</text:p>
          </table:table-cell>
          <table:table-cell office:value-type="float" office:value="3.7456980347633" calcext:value-type="float">
            <text:p>3,7456980347633</text:p>
          </table:table-cell>
          <table:table-cell office:value-type="float" office:value="0.22047553211451" calcext:value-type="float">
            <text:p>0,22047553211451</text:p>
          </table:table-cell>
          <table:table-cell office:value-type="float" office:value="131.04458675263" calcext:value-type="float">
            <text:p>131,0445867526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918</text:p>
          </table:table-cell>
          <table:table-cell office:value-type="float" office:value="-0.21030645817518" calcext:value-type="float">
            <text:p>-0,21030645817518</text:p>
          </table:table-cell>
          <table:table-cell office:value-type="float" office:value="2.983078956604" calcext:value-type="float">
            <text:p>2,983078956604</text:p>
          </table:table-cell>
          <table:table-cell office:value-type="float" office:value="-29.964631150483" calcext:value-type="float">
            <text:p>-29,9646311504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929</text:p>
          </table:table-cell>
          <table:table-cell office:value-type="float" office:value="3.4826675057411" calcext:value-type="float">
            <text:p>3,4826675057411</text:p>
          </table:table-cell>
          <table:table-cell office:value-type="float" office:value="2.7333602309227" calcext:value-type="float">
            <text:p>2,7333602309227</text:p>
          </table:table-cell>
          <table:table-cell office:value-type="float" office:value="81.606827723752" calcext:value-type="float">
            <text:p>81,60682772375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940</text:p>
          </table:table-cell>
          <table:table-cell office:value-type="float" office:value="3.9187178015709" calcext:value-type="float">
            <text:p>3,9187178015709</text:p>
          </table:table-cell>
          <table:table-cell office:value-type="float" office:value="2.6246988773346" calcext:value-type="float">
            <text:p>2,6246988773346</text:p>
          </table:table-cell>
          <table:table-cell office:value-type="float" office:value="-124.26953862427" calcext:value-type="float">
            <text:p>-124,2695386242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951</text:p>
          </table:table-cell>
          <table:table-cell office:value-type="float" office:value="4.6134290099144" calcext:value-type="float">
            <text:p>4,6134290099144</text:p>
          </table:table-cell>
          <table:table-cell office:value-type="float" office:value="1.8663783371449" calcext:value-type="float">
            <text:p>1,8663783371449</text:p>
          </table:table-cell>
          <table:table-cell office:value-type="float" office:value="-24.645752587895" calcext:value-type="float">
            <text:p>-24,64575258789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962</text:p>
          </table:table-cell>
          <table:table-cell office:value-type="float" office:value="8.1447380781174" calcext:value-type="float">
            <text:p>8,1447380781174</text:p>
          </table:table-cell>
          <table:table-cell office:value-type="float" office:value="0.67994050681591" calcext:value-type="float">
            <text:p>0,67994050681591</text:p>
          </table:table-cell>
          <table:table-cell office:value-type="float" office:value="-163.20704047088" calcext:value-type="float">
            <text:p>-163,2070404708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973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5.5047452449799" calcext:value-type="float">
            <text:p>5,5047452449799</text:p>
          </table:table-cell>
          <table:table-cell office:value-type="float" office:value="-95.919703222384" calcext:value-type="float">
            <text:p>-95,9197032223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984</text:p>
          </table:table-cell>
          <table:table-cell office:value-type="float" office:value="-1.5850093960762" calcext:value-type="float">
            <text:p>-1,5850093960762</text:p>
          </table:table-cell>
          <table:table-cell office:value-type="float" office:value="5.083589553833" calcext:value-type="float">
            <text:p>5,083589553833</text:p>
          </table:table-cell>
          <table:table-cell office:value-type="float" office:value="-21.851495572716" calcext:value-type="float">
            <text:p>-21,8514955727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995</text:p>
          </table:table-cell>
          <table:table-cell office:value-type="float" office:value="1.532666683197" calcext:value-type="float">
            <text:p>1,532666683197</text:p>
          </table:table-cell>
          <table:table-cell office:value-type="float" office:value="-0.46612463891506" calcext:value-type="float">
            <text:p>-0,46612463891506</text:p>
          </table:table-cell>
          <table:table-cell office:value-type="float" office:value="29.732444104116" calcext:value-type="float">
            <text:p>29,7324441041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006</text:p>
          </table:table-cell>
          <table:table-cell office:value-type="float" office:value="2.3397299647331" calcext:value-type="float">
            <text:p>2,3397299647331</text:p>
          </table:table-cell>
          <table:table-cell office:value-type="float" office:value="4.9465942382812" calcext:value-type="float">
            <text:p>4,9465942382812</text:p>
          </table:table-cell>
          <table:table-cell office:value-type="float" office:value="51.184806474455" calcext:value-type="float">
            <text:p>51,18480647445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017</text:p>
          </table:table-cell>
          <table:table-cell office:value-type="float" office:value="4.300097823143" calcext:value-type="float">
            <text:p>4,300097823143</text:p>
          </table:table-cell>
          <table:table-cell office:value-type="float" office:value="5.2974152565002" calcext:value-type="float">
            <text:p>5,2974152565002</text:p>
          </table:table-cell>
          <table:table-cell office:value-type="float" office:value="-33.818774162584" calcext:value-type="float">
            <text:p>-33,81877416258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028</text:p>
          </table:table-cell>
          <table:table-cell office:value-type="float" office:value="6.6711646318436" calcext:value-type="float">
            <text:p>6,6711646318436</text:p>
          </table:table-cell>
          <table:table-cell office:value-type="float" office:value="4.165948331356" calcext:value-type="float">
            <text:p>4,165948331356</text:p>
          </table:table-cell>
          <table:table-cell office:value-type="float" office:value="61.620010691843" calcext:value-type="float">
            <text:p>61,62001069184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039</text:p>
          </table:table-cell>
          <table:table-cell office:value-type="float" office:value="9.6907842159271" calcext:value-type="float">
            <text:p>9,6907842159271</text:p>
          </table:table-cell>
          <table:table-cell office:value-type="float" office:value="3.1474441289902" calcext:value-type="float">
            <text:p>3,1474441289902</text:p>
          </table:table-cell>
          <table:table-cell office:value-type="float" office:value="-148.77186307482" calcext:value-type="float">
            <text:p>-148,771863074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050</text:p>
          </table:table-cell>
          <table:table-cell office:value-type="float" office:value="7.8901690244675" calcext:value-type="float">
            <text:p>7,8901690244675</text:p>
          </table:table-cell>
          <table:table-cell office:value-type="float" office:value="4.5601791143417" calcext:value-type="float">
            <text:p>4,5601791143417</text:p>
          </table:table-cell>
          <table:table-cell office:value-type="float" office:value="16.53223432553" calcext:value-type="float">
            <text:p>16,532234325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061</text:p>
          </table:table-cell>
          <table:table-cell office:value-type="float" office:value="-0.95583282411098" calcext:value-type="float">
            <text:p>-0,95583282411098</text:p>
          </table:table-cell>
          <table:table-cell office:value-type="float" office:value="0.76921738684177" calcext:value-type="float">
            <text:p>0,76921738684177</text:p>
          </table:table-cell>
          <table:table-cell office:value-type="float" office:value="-127.04670808877" calcext:value-type="float">
            <text:p>-127,046708088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072</text:p>
          </table:table-cell>
          <table:table-cell office:value-type="float" office:value="4.8198843002319" calcext:value-type="float">
            <text:p>4,8198843002319</text:p>
          </table:table-cell>
          <table:table-cell office:value-type="float" office:value="6.5196967124939" calcext:value-type="float">
            <text:p>6,5196967124939</text:p>
          </table:table-cell>
          <table:table-cell office:value-type="float" office:value="121.69643572182" calcext:value-type="float">
            <text:p>121,696435721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083</text:p>
          </table:table-cell>
          <table:table-cell office:value-type="float" office:value="1.8691831827164" calcext:value-type="float">
            <text:p>1,8691831827164</text:p>
          </table:table-cell>
          <table:table-cell office:value-type="float" office:value="6.5479093790054" calcext:value-type="float">
            <text:p>6,5479093790054</text:p>
          </table:table-cell>
          <table:table-cell office:value-type="float" office:value="-61.332197705652" calcext:value-type="float">
            <text:p>-61,33219770565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094</text:p>
          </table:table-cell>
          <table:table-cell office:value-type="float" office:value="6.721014380455" calcext:value-type="float">
            <text:p>6,721014380455</text:p>
          </table:table-cell>
          <table:table-cell office:value-type="float" office:value="8.137344121933" calcext:value-type="float">
            <text:p>8,137344121933</text:p>
          </table:table-cell>
          <table:table-cell office:value-type="float" office:value="109.16822351468" calcext:value-type="float">
            <text:p>109,168223514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105</text:p>
          </table:table-cell>
          <table:table-cell office:value-type="float" office:value="0.95986887812614" calcext:value-type="float">
            <text:p>0,95986887812614</text:p>
          </table:table-cell>
          <table:table-cell office:value-type="float" office:value="8.1628942489624" calcext:value-type="float">
            <text:p>8,1628942489624</text:p>
          </table:table-cell>
          <table:table-cell office:value-type="float" office:value="143.04444136893" calcext:value-type="float">
            <text:p>143,0444413689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116</text:p>
          </table:table-cell>
          <table:table-cell office:value-type="float" office:value="5.0595092773438" calcext:value-type="float">
            <text:p>5,0595092773438</text:p>
          </table:table-cell>
          <table:table-cell office:value-type="float" office:value="5.1716208457947" calcext:value-type="float">
            <text:p>5,1716208457947</text:p>
          </table:table-cell>
          <table:table-cell office:value-type="float" office:value="-92.226304825704" calcext:value-type="float">
            <text:p>-92,22630482570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127</text:p>
          </table:table-cell>
          <table:table-cell office:value-type="float" office:value="9.2236459255219" calcext:value-type="float">
            <text:p>9,2236459255219</text:p>
          </table:table-cell>
          <table:table-cell office:value-type="float" office:value="10.42432308197" calcext:value-type="float">
            <text:p>10,42432308197</text:p>
          </table:table-cell>
          <table:table-cell office:value-type="float" office:value="-97.288620699743" calcext:value-type="float">
            <text:p>-97,2886206997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138</text:p>
          </table:table-cell>
          <table:table-cell office:value-type="float" office:value="-0.40349416434765" calcext:value-type="float">
            <text:p>-0,40349416434765</text:p>
          </table:table-cell>
          <table:table-cell office:value-type="float" office:value="10.686359405518" calcext:value-type="float">
            <text:p>10,686359405518</text:p>
          </table:table-cell>
          <table:table-cell office:value-type="float" office:value="-110.74530091255" calcext:value-type="float">
            <text:p>-110,745300912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149</text:p>
          </table:table-cell>
          <table:table-cell office:value-type="float" office:value="0.71661904454231" calcext:value-type="float">
            <text:p>0,71661904454231</text:p>
          </table:table-cell>
          <table:table-cell office:value-type="float" office:value="5.8954614400864" calcext:value-type="float">
            <text:p>5,8954614400864</text:p>
          </table:table-cell>
          <table:table-cell office:value-type="float" office:value="-42.908049313126" calcext:value-type="float">
            <text:p>-42,9080493131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160</text:p>
          </table:table-cell>
          <table:table-cell office:value-type="float" office:value="2.2354730963707" calcext:value-type="float">
            <text:p>2,2354730963707</text:p>
          </table:table-cell>
          <table:table-cell office:value-type="float" office:value="8.8429754972458" calcext:value-type="float">
            <text:p>8,8429754972458</text:p>
          </table:table-cell>
          <table:table-cell office:value-type="float" office:value="38.905821028788" calcext:value-type="float">
            <text:p>38,9058210287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171</text:p>
          </table:table-cell>
          <table:table-cell office:value-type="float" office:value="2.6951819658279" calcext:value-type="float">
            <text:p>2,6951819658279</text:p>
          </table:table-cell>
          <table:table-cell office:value-type="float" office:value="7.7520769834518" calcext:value-type="float">
            <text:p>7,7520769834518</text:p>
          </table:table-cell>
          <table:table-cell office:value-type="float" office:value="-26.145184305823" calcext:value-type="float">
            <text:p>-26,1451843058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182</text:p>
          </table:table-cell>
          <table:table-cell office:value-type="float" office:value="6.8556880950928" calcext:value-type="float">
            <text:p>6,8556880950928</text:p>
          </table:table-cell>
          <table:table-cell office:value-type="float" office:value="4.9779146909714" calcext:value-type="float">
            <text:p>4,9779146909714</text:p>
          </table:table-cell>
          <table:table-cell office:value-type="float" office:value="170.51724567535" calcext:value-type="float">
            <text:p>170,517245675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193</text:p>
          </table:table-cell>
          <table:table-cell office:value-type="float" office:value="7.6416671276093" calcext:value-type="float">
            <text:p>7,6416671276093</text:p>
          </table:table-cell>
          <table:table-cell office:value-type="float" office:value="5.7445526123047" calcext:value-type="float">
            <text:p>5,7445526123047</text:p>
          </table:table-cell>
          <table:table-cell office:value-type="float" office:value="87.119775213254" calcext:value-type="float">
            <text:p>87,1197752132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204</text:p>
          </table:table-cell>
          <table:table-cell office:value-type="float" office:value="6.3790929317474" calcext:value-type="float">
            <text:p>6,3790929317474</text:p>
          </table:table-cell>
          <table:table-cell office:value-type="float" office:value="5.8072888851166" calcext:value-type="float">
            <text:p>5,8072888851166</text:p>
          </table:table-cell>
          <table:table-cell office:value-type="float" office:value="-178.86753294878" calcext:value-type="float">
            <text:p>-178,867532948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215</text:p>
          </table:table-cell>
          <table:table-cell office:value-type="float" office:value="-0.044692824594676" calcext:value-type="float">
            <text:p>-0,044692824594676</text:p>
          </table:table-cell>
          <table:table-cell office:value-type="float" office:value="7.755634188652" calcext:value-type="float">
            <text:p>7,755634188652</text:p>
          </table:table-cell>
          <table:table-cell office:value-type="float" office:value="128.56600694596" calcext:value-type="float">
            <text:p>128,566006945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226</text:p>
          </table:table-cell>
          <table:table-cell office:value-type="float" office:value="2.8277146816254" calcext:value-type="float">
            <text:p>2,8277146816254</text:p>
          </table:table-cell>
          <table:table-cell office:value-type="float" office:value="10.317618846893" calcext:value-type="float">
            <text:p>10,317618846893</text:p>
          </table:table-cell>
          <table:table-cell office:value-type="float" office:value="-178.09429138329" calcext:value-type="float">
            <text:p>-178,0942913832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237</text:p>
          </table:table-cell>
          <table:table-cell office:value-type="float" office:value="2.9898816347122" calcext:value-type="float">
            <text:p>2,9898816347122</text:p>
          </table:table-cell>
          <table:table-cell office:value-type="float" office:value="9.6194553375244" calcext:value-type="float">
            <text:p>9,6194553375244</text:p>
          </table:table-cell>
          <table:table-cell office:value-type="float" office:value="15.779027323814" calcext:value-type="float">
            <text:p>15,7790273238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248</text:p>
          </table:table-cell>
          <table:table-cell office:value-type="float" office:value="4.516274034977" calcext:value-type="float">
            <text:p>4,516274034977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148.90060910753" calcext:value-type="float">
            <text:p>-148,900609107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259</text:p>
          </table:table-cell>
          <table:table-cell office:value-type="float" office:value="7.5836837291718" calcext:value-type="float">
            <text:p>7,5836837291718</text:p>
          </table:table-cell>
          <table:table-cell office:value-type="float" office:value="8.8040435314178" calcext:value-type="float">
            <text:p>8,8040435314178</text:p>
          </table:table-cell>
          <table:table-cell office:value-type="float" office:value="62.83670170292" calcext:value-type="float">
            <text:p>62,836701702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270</text:p>
          </table:table-cell>
          <table:table-cell office:value-type="float" office:value="5.4592931270599" calcext:value-type="float">
            <text:p>5,4592931270599</text:p>
          </table:table-cell>
          <table:table-cell office:value-type="float" office:value="6.6870540380478" calcext:value-type="float">
            <text:p>6,6870540380478</text:p>
          </table:table-cell>
          <table:table-cell office:value-type="float" office:value="-86.479817226434" calcext:value-type="float">
            <text:p>-86,4798172264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281</text:p>
          </table:table-cell>
          <table:table-cell office:value-type="float" office:value="7.1713435649872" calcext:value-type="float">
            <text:p>7,1713435649872</text:p>
          </table:table-cell>
          <table:table-cell office:value-type="float" office:value="10.851086378098" calcext:value-type="float">
            <text:p>10,851086378098</text:p>
          </table:table-cell>
          <table:table-cell office:value-type="float" office:value="-29.63985151546" calcext:value-type="float">
            <text:p>-29,639851515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292</text:p>
          </table:table-cell>
          <table:table-cell office:value-type="float" office:value="1.5783485770226" calcext:value-type="float">
            <text:p>1,5783485770226</text:p>
          </table:table-cell>
          <table:table-cell office:value-type="float" office:value="6.8493193387985" calcext:value-type="float">
            <text:p>6,8493193387985</text:p>
          </table:table-cell>
          <table:table-cell office:value-type="float" office:value="142.20977892542" calcext:value-type="float">
            <text:p>142,209778925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303</text:p>
          </table:table-cell>
          <table:table-cell office:value-type="float" office:value="0.78643254935741" calcext:value-type="float">
            <text:p>0,78643254935741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23.326580691489" calcext:value-type="float">
            <text:p>-23,3265806914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5</text:p>
          </table:table-cell>
          <table:table-cell office:value-type="float" office:value="3.5493496060371" calcext:value-type="float">
            <text:p>3,5493496060371</text:p>
          </table:table-cell>
          <table:table-cell office:value-type="float" office:value="1.052507981658" calcext:value-type="float">
            <text:p>1,052507981658</text:p>
          </table:table-cell>
          <table:table-cell office:value-type="float" office:value="-95.828576452413" calcext:value-type="float">
            <text:p>-95,8285764524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764</text:p>
          </table:table-cell>
          <table:table-cell office:value-type="float" office:value="2.4552002549171" calcext:value-type="float">
            <text:p>2,4552002549171</text:p>
          </table:table-cell>
          <table:table-cell office:value-type="float" office:value="-0.18146658316255" calcext:value-type="float">
            <text:p>-0,18146658316255</text:p>
          </table:table-cell>
          <table:table-cell office:value-type="float" office:value="13.666702303917" calcext:value-type="float">
            <text:p>13,66670230391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775</text:p>
          </table:table-cell>
          <table:table-cell office:value-type="float" office:value="2.9104799032211" calcext:value-type="float">
            <text:p>2,9104799032211</text:p>
          </table:table-cell>
          <table:table-cell office:value-type="float" office:value="-0.51629144698381" calcext:value-type="float">
            <text:p>-0,51629144698381</text:p>
          </table:table-cell>
          <table:table-cell office:value-type="float" office:value="-180.02408780869" calcext:value-type="float">
            <text:p>-180,024087808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786</text:p>
          </table:table-cell>
          <table:table-cell office:value-type="float" office:value="2.4077895283699" calcext:value-type="float">
            <text:p>2,4077895283699</text:p>
          </table:table-cell>
          <table:table-cell office:value-type="float" office:value="0.043743336573243" calcext:value-type="float">
            <text:p>0,043743336573243</text:p>
          </table:table-cell>
          <table:table-cell office:value-type="float" office:value="-118.106020484" calcext:value-type="float">
            <text:p>-118,10602048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797</text:p>
          </table:table-cell>
          <table:table-cell office:value-type="float" office:value="6.9351762533188" calcext:value-type="float">
            <text:p>6,9351762533188</text:p>
          </table:table-cell>
          <table:table-cell office:value-type="float" office:value="1.0062454640865" calcext:value-type="float">
            <text:p>1,0062454640865</text:p>
          </table:table-cell>
          <table:table-cell office:value-type="float" office:value="-90.825405849773" calcext:value-type="float">
            <text:p>-90,82540584977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808</text:p>
          </table:table-cell>
          <table:table-cell office:value-type="float" office:value="5.4825884103775" calcext:value-type="float">
            <text:p>5,4825884103775</text:p>
          </table:table-cell>
          <table:table-cell office:value-type="float" office:value="-0.25505632162094" calcext:value-type="float">
            <text:p>-0,25505632162094</text:p>
          </table:table-cell>
          <table:table-cell office:value-type="float" office:value="-68.41001085415" calcext:value-type="float">
            <text:p>-68,4100108541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819</text:p>
          </table:table-cell>
          <table:table-cell office:value-type="float" office:value="7.6727759838104" calcext:value-type="float">
            <text:p>7,6727759838104</text:p>
          </table:table-cell>
          <table:table-cell office:value-type="float" office:value="1.1341939121485" calcext:value-type="float">
            <text:p>1,1341939121485</text:p>
          </table:table-cell>
          <table:table-cell office:value-type="float" office:value="53.683812071563" calcext:value-type="float">
            <text:p>53,68381207156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830</text:p>
          </table:table-cell>
          <table:table-cell office:value-type="float" office:value="-0.73114134371281" calcext:value-type="float">
            <text:p>-0,73114134371281</text:p>
          </table:table-cell>
          <table:table-cell office:value-type="float" office:value="0.3025957942009" calcext:value-type="float">
            <text:p>0,3025957942009</text:p>
          </table:table-cell>
          <table:table-cell office:value-type="float" office:value="160.26060140816" calcext:value-type="float">
            <text:p>160,260601408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841</text:p>
          </table:table-cell>
          <table:table-cell office:value-type="float" office:value="3.9568582177162" calcext:value-type="float">
            <text:p>3,9568582177162</text:p>
          </table:table-cell>
          <table:table-cell office:value-type="float" office:value="1.9921071827412" calcext:value-type="float">
            <text:p>1,9921071827412</text:p>
          </table:table-cell>
          <table:table-cell office:value-type="float" office:value="4.6940139809232" calcext:value-type="float">
            <text:p>4,69401398092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852</text:p>
          </table:table-cell>
          <table:table-cell office:value-type="float" office:value="3.2643952965736" calcext:value-type="float">
            <text:p>3,2643952965736</text:p>
          </table:table-cell>
          <table:table-cell office:value-type="float" office:value="3.9354208111763" calcext:value-type="float">
            <text:p>3,9354208111763</text:p>
          </table:table-cell>
          <table:table-cell office:value-type="float" office:value="-159.29570319546" calcext:value-type="float">
            <text:p>-159,2957031954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863</text:p>
          </table:table-cell>
          <table:table-cell office:value-type="float" office:value="3.2328549027443" calcext:value-type="float">
            <text:p>3,2328549027443</text:p>
          </table:table-cell>
          <table:table-cell office:value-type="float" office:value="-0.58500628918409" calcext:value-type="float">
            <text:p>-0,58500628918409</text:p>
          </table:table-cell>
          <table:table-cell office:value-type="float" office:value="51.597644569008" calcext:value-type="float">
            <text:p>51,5976445690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874</text:p>
          </table:table-cell>
          <table:table-cell office:value-type="float" office:value="7.1909999847412" calcext:value-type="float">
            <text:p>7,1909999847412</text:p>
          </table:table-cell>
          <table:table-cell office:value-type="float" office:value="4.1276520490646" calcext:value-type="float">
            <text:p>4,1276520490646</text:p>
          </table:table-cell>
          <table:table-cell office:value-type="float" office:value="-82.871053628861" calcext:value-type="float">
            <text:p>-82,87105362886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885</text:p>
          </table:table-cell>
          <table:table-cell office:value-type="float" office:value="9.0729033946991" calcext:value-type="float">
            <text:p>9,0729033946991</text:p>
          </table:table-cell>
          <table:table-cell office:value-type="float" office:value="-0.042231655679643" calcext:value-type="float">
            <text:p>-0,042231655679643</text:p>
          </table:table-cell>
          <table:table-cell office:value-type="float" office:value="152.32388684704" calcext:value-type="float">
            <text:p>152,323886847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896</text:p>
          </table:table-cell>
          <table:table-cell office:value-type="float" office:value="10.018583536148" calcext:value-type="float">
            <text:p>10,018583536148</text:p>
          </table:table-cell>
          <table:table-cell office:value-type="float" office:value="3.8047593832016" calcext:value-type="float">
            <text:p>3,8047593832016</text:p>
          </table:table-cell>
          <table:table-cell office:value-type="float" office:value="-71.15748126036" calcext:value-type="float">
            <text:p>-71,157481260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907</text:p>
          </table:table-cell>
          <table:table-cell office:value-type="float" office:value="3.6001172661781" calcext:value-type="float">
            <text:p>3,6001172661781</text:p>
          </table:table-cell>
          <table:table-cell office:value-type="float" office:value="0.052100638858974" calcext:value-type="float">
            <text:p>0,052100638858974</text:p>
          </table:table-cell>
          <table:table-cell office:value-type="float" office:value="40.23131405472" calcext:value-type="float">
            <text:p>40,2313140547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918</text:p>
          </table:table-cell>
          <table:table-cell office:value-type="float" office:value="-0.33724881708622" calcext:value-type="float">
            <text:p>-0,33724881708622</text:p>
          </table:table-cell>
          <table:table-cell office:value-type="float" office:value="3.0288147926331" calcext:value-type="float">
            <text:p>3,0288147926331</text:p>
          </table:table-cell>
          <table:table-cell office:value-type="float" office:value="-19.950696047704" calcext:value-type="float">
            <text:p>-19,9506960477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929</text:p>
          </table:table-cell>
          <table:table-cell office:value-type="float" office:value="3.3895802497864" calcext:value-type="float">
            <text:p>3,3895802497864</text:p>
          </table:table-cell>
          <table:table-cell office:value-type="float" office:value="2.6113706827164" calcext:value-type="float">
            <text:p>2,6113706827164</text:p>
          </table:table-cell>
          <table:table-cell office:value-type="float" office:value="89.949392968682" calcext:value-type="float">
            <text:p>89,94939296868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940</text:p>
          </table:table-cell>
          <table:table-cell office:value-type="float" office:value="4.1270798444748" calcext:value-type="float">
            <text:p>4,1270798444748</text:p>
          </table:table-cell>
          <table:table-cell office:value-type="float" office:value="2.6691776514053" calcext:value-type="float">
            <text:p>2,6691776514053</text:p>
          </table:table-cell>
          <table:table-cell office:value-type="float" office:value="-148.34790320913" calcext:value-type="float">
            <text:p>-148,3479032091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951</text:p>
          </table:table-cell>
          <table:table-cell office:value-type="float" office:value="4.6763348579407" calcext:value-type="float">
            <text:p>4,6763348579407</text:p>
          </table:table-cell>
          <table:table-cell office:value-type="float" office:value="2.0788797736168" calcext:value-type="float">
            <text:p>2,0788797736168</text:p>
          </table:table-cell>
          <table:table-cell office:value-type="float" office:value="-115.35984847196" calcext:value-type="float">
            <text:p>-115,3598484719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962</text:p>
          </table:table-cell>
          <table:table-cell office:value-type="float" office:value="8.4989863634109" calcext:value-type="float">
            <text:p>8,4989863634109</text:p>
          </table:table-cell>
          <table:table-cell office:value-type="float" office:value="0.74420146644115" calcext:value-type="float">
            <text:p>0,74420146644115</text:p>
          </table:table-cell>
          <table:table-cell office:value-type="float" office:value="-178.85896354724" calcext:value-type="float">
            <text:p>-178,8589635472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973</text:p>
          </table:table-cell>
          <table:table-cell office:value-type="float" office:value="10.084995031357" calcext:value-type="float">
            <text:p>10,084995031357</text:p>
          </table:table-cell>
          <table:table-cell office:value-type="float" office:value="5.7983994483948" calcext:value-type="float">
            <text:p>5,7983994483948</text:p>
          </table:table-cell>
          <table:table-cell office:value-type="float" office:value="-91.908956788907" calcext:value-type="float">
            <text:p>-91,9089567889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984</text:p>
          </table:table-cell>
          <table:table-cell office:value-type="float" office:value="-1.5830273926258" calcext:value-type="float">
            <text:p>-1,5830273926258</text:p>
          </table:table-cell>
          <table:table-cell office:value-type="float" office:value="5.2990591526031" calcext:value-type="float">
            <text:p>5,2990591526031</text:p>
          </table:table-cell>
          <table:table-cell office:value-type="float" office:value="-36.374523001871" calcext:value-type="float">
            <text:p>-36,3745230018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995</text:p>
          </table:table-cell>
          <table:table-cell office:value-type="float" office:value="1.3097350299358" calcext:value-type="float">
            <text:p>1,3097350299358</text:p>
          </table:table-cell>
          <table:table-cell office:value-type="float" office:value="-0.29478624463081" calcext:value-type="float">
            <text:p>-0,29478624463081</text:p>
          </table:table-cell>
          <table:table-cell office:value-type="float" office:value="-35.464085591067" calcext:value-type="float">
            <text:p>-35,4640855910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006</text:p>
          </table:table-cell>
          <table:table-cell office:value-type="float" office:value="2.0927532017231" calcext:value-type="float">
            <text:p>2,0927532017231</text:p>
          </table:table-cell>
          <table:table-cell office:value-type="float" office:value="4.638520181179" calcext:value-type="float">
            <text:p>4,638520181179</text:p>
          </table:table-cell>
          <table:table-cell office:value-type="float" office:value="51.59978008574" calcext:value-type="float">
            <text:p>51,5997800857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017</text:p>
          </table:table-cell>
          <table:table-cell office:value-type="float" office:value="3.9696887135506" calcext:value-type="float">
            <text:p>3,9696887135506</text:p>
          </table:table-cell>
          <table:table-cell office:value-type="float" office:value="5.5179101228714" calcext:value-type="float">
            <text:p>5,5179101228714</text:p>
          </table:table-cell>
          <table:table-cell office:value-type="float" office:value="-33.809032789461" calcext:value-type="float">
            <text:p>-33,8090327894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028</text:p>
          </table:table-cell>
          <table:table-cell office:value-type="float" office:value="6.3635885715485" calcext:value-type="float">
            <text:p>6,3635885715485</text:p>
          </table:table-cell>
          <table:table-cell office:value-type="float" office:value="4.0120515227318" calcext:value-type="float">
            <text:p>4,0120515227318</text:p>
          </table:table-cell>
          <table:table-cell office:value-type="float" office:value="31.395529865459" calcext:value-type="float">
            <text:p>31,39552986545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039</text:p>
          </table:table-cell>
          <table:table-cell office:value-type="float" office:value="9.6033775806427" calcext:value-type="float">
            <text:p>9,6033775806427</text:p>
          </table:table-cell>
          <table:table-cell office:value-type="float" office:value="3.351716697216" calcext:value-type="float">
            <text:p>3,351716697216</text:p>
          </table:table-cell>
          <table:table-cell office:value-type="float" office:value="-58.029472448264" calcext:value-type="float">
            <text:p>-58,0294724482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050</text:p>
          </table:table-cell>
          <table:table-cell office:value-type="float" office:value="7.6887971162796" calcext:value-type="float">
            <text:p>7,6887971162796</text:p>
          </table:table-cell>
          <table:table-cell office:value-type="float" office:value="4.4341522455215" calcext:value-type="float">
            <text:p>4,4341522455215</text:p>
          </table:table-cell>
          <table:table-cell office:value-type="float" office:value="31.448965619324" calcext:value-type="float">
            <text:p>31,4489656193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061</text:p>
          </table:table-cell>
          <table:table-cell office:value-type="float" office:value="-0.76161369681358" calcext:value-type="float">
            <text:p>-0,76161369681358</text:p>
          </table:table-cell>
          <table:table-cell office:value-type="float" office:value="0.66235437989235" calcext:value-type="float">
            <text:p>0,66235437989235</text:p>
          </table:table-cell>
          <table:table-cell office:value-type="float" office:value="142.38126262738" calcext:value-type="float">
            <text:p>142,381262627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072</text:p>
          </table:table-cell>
          <table:table-cell office:value-type="float" office:value="4.9599346518517" calcext:value-type="float">
            <text:p>4,9599346518517</text:p>
          </table:table-cell>
          <table:table-cell office:value-type="float" office:value="6.2708795070648" calcext:value-type="float">
            <text:p>6,2708795070648</text:p>
          </table:table-cell>
          <table:table-cell office:value-type="float" office:value="118.96316564766" calcext:value-type="float">
            <text:p>118,963165647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083</text:p>
          </table:table-cell>
          <table:table-cell office:value-type="float" office:value="2.0585076510906" calcext:value-type="float">
            <text:p>2,0585076510906</text:p>
          </table:table-cell>
          <table:table-cell office:value-type="float" office:value="6.673036813736" calcext:value-type="float">
            <text:p>6,673036813736</text:p>
          </table:table-cell>
          <table:table-cell office:value-type="float" office:value="-153.76365564431" calcext:value-type="float">
            <text:p>-153,7636556443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094</text:p>
          </table:table-cell>
          <table:table-cell office:value-type="float" office:value="6.8216741085052" calcext:value-type="float">
            <text:p>6,8216741085052</text:p>
          </table:table-cell>
          <table:table-cell office:value-type="float" office:value="7.8054422140121" calcext:value-type="float">
            <text:p>7,8054422140121</text:p>
          </table:table-cell>
          <table:table-cell office:value-type="float" office:value="109.56607882384" calcext:value-type="float">
            <text:p>109,566078823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105</text:p>
          </table:table-cell>
          <table:table-cell office:value-type="float" office:value="1.2521907687187" calcext:value-type="float">
            <text:p>1,2521907687187</text:p>
          </table:table-cell>
          <table:table-cell office:value-type="float" office:value="7.9162085056305" calcext:value-type="float">
            <text:p>7,9162085056305</text:p>
          </table:table-cell>
          <table:table-cell office:value-type="float" office:value="136.65698440212" calcext:value-type="float">
            <text:p>136,656984402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116</text:p>
          </table:table-cell>
          <table:table-cell office:value-type="float" office:value="5.0744014978409" calcext:value-type="float">
            <text:p>5,0744014978409</text:p>
          </table:table-cell>
          <table:table-cell office:value-type="float" office:value="5.5691277980804" calcext:value-type="float">
            <text:p>5,5691277980804</text:p>
          </table:table-cell>
          <table:table-cell office:value-type="float" office:value="-92.229277464994" calcext:value-type="float">
            <text:p>-92,22927746499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127</text:p>
          </table:table-cell>
          <table:table-cell office:value-type="float" office:value="9.0369510650635" calcext:value-type="float">
            <text:p>9,0369510650635</text:p>
          </table:table-cell>
          <table:table-cell office:value-type="float" office:value="10.60174703598" calcext:value-type="float">
            <text:p>10,60174703598</text:p>
          </table:table-cell>
          <table:table-cell office:value-type="float" office:value="-45.0669576408" calcext:value-type="float">
            <text:p>-45,06695764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138</text:p>
          </table:table-cell>
          <table:table-cell office:value-type="float" office:value="-0.19516481086612" calcext:value-type="float">
            <text:p>-0,19516481086612</text:p>
          </table:table-cell>
          <table:table-cell office:value-type="float" office:value="10.967979431152" calcext:value-type="float">
            <text:p>10,967979431152</text:p>
          </table:table-cell>
          <table:table-cell office:value-type="float" office:value="-119.79635202201" calcext:value-type="float">
            <text:p>-119,796352022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149</text:p>
          </table:table-cell>
          <table:table-cell office:value-type="float" office:value="0.4374298453331" calcext:value-type="float">
            <text:p>0,4374298453331</text:p>
          </table:table-cell>
          <table:table-cell office:value-type="float" office:value="5.9326499700546" calcext:value-type="float">
            <text:p>5,9326499700546</text:p>
          </table:table-cell>
          <table:table-cell office:value-type="float" office:value="-0.29951062611049" calcext:value-type="float">
            <text:p>-0,299510626110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160</text:p>
          </table:table-cell>
          <table:table-cell office:value-type="float" office:value="1.9228383898735" calcext:value-type="float">
            <text:p>1,9228383898735</text:p>
          </table:table-cell>
          <table:table-cell office:value-type="float" office:value="8.7872660160065" calcext:value-type="float">
            <text:p>8,7872660160065</text:p>
          </table:table-cell>
          <table:table-cell office:value-type="float" office:value="2.6445504586408" calcext:value-type="float">
            <text:p>2,64455045864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171</text:p>
          </table:table-cell>
          <table:table-cell office:value-type="float" office:value="2.4121423065662" calcext:value-type="float">
            <text:p>2,4121423065662</text:p>
          </table:table-cell>
          <table:table-cell office:value-type="float" office:value="7.8469198942184" calcext:value-type="float">
            <text:p>7,8469198942184</text:p>
          </table:table-cell>
          <table:table-cell office:value-type="float" office:value="-16.730377818369" calcext:value-type="float">
            <text:p>-16,7303778183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182</text:p>
          </table:table-cell>
          <table:table-cell office:value-type="float" office:value="7.091029882431" calcext:value-type="float">
            <text:p>7,091029882431</text:p>
          </table:table-cell>
          <table:table-cell office:value-type="float" office:value="4.7303652763367" calcext:value-type="float">
            <text:p>4,7303652763367</text:p>
          </table:table-cell>
          <table:table-cell office:value-type="float" office:value="138.36851393341" calcext:value-type="float">
            <text:p>138,368513933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193</text:p>
          </table:table-cell>
          <table:table-cell office:value-type="float" office:value="7.6161074638367" calcext:value-type="float">
            <text:p>7,6161074638367</text:p>
          </table:table-cell>
          <table:table-cell office:value-type="float" office:value="5.4258519411087" calcext:value-type="float">
            <text:p>5,4258519411087</text:p>
          </table:table-cell>
          <table:table-cell office:value-type="float" office:value="83.876577911863" calcext:value-type="float">
            <text:p>83,8765779118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204</text:p>
          </table:table-cell>
          <table:table-cell office:value-type="float" office:value="6.7765706777573" calcext:value-type="float">
            <text:p>6,7765706777573</text:p>
          </table:table-cell>
          <table:table-cell office:value-type="float" office:value="5.8156841993332" calcext:value-type="float">
            <text:p>5,8156841993332</text:p>
          </table:table-cell>
          <table:table-cell office:value-type="float" office:value="-178.86283139514" calcext:value-type="float">
            <text:p>-178,862831395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215</text:p>
          </table:table-cell>
          <table:table-cell office:value-type="float" office:value="0.20210096612573" calcext:value-type="float">
            <text:p>0,20210096612573</text:p>
          </table:table-cell>
          <table:table-cell office:value-type="float" office:value="7.4441921710968" calcext:value-type="float">
            <text:p>7,4441921710968</text:p>
          </table:table-cell>
          <table:table-cell office:value-type="float" office:value="128.53417578776" calcext:value-type="float">
            <text:p>128,534175787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226</text:p>
          </table:table-cell>
          <table:table-cell office:value-type="float" office:value="3.1786781549454" calcext:value-type="float">
            <text:p>3,1786781549454</text:p>
          </table:table-cell>
          <table:table-cell office:value-type="float" office:value="10.273352861404" calcext:value-type="float">
            <text:p>10,273352861404</text:p>
          </table:table-cell>
          <table:table-cell office:value-type="float" office:value="166.4746202481" calcext:value-type="float">
            <text:p>166,47462024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237</text:p>
          </table:table-cell>
          <table:table-cell office:value-type="float" office:value="2.6943010091782" calcext:value-type="float">
            <text:p>2,6943010091782</text:p>
          </table:table-cell>
          <table:table-cell office:value-type="float" office:value="9.4811713695526" calcext:value-type="float">
            <text:p>9,4811713695526</text:p>
          </table:table-cell>
          <table:table-cell office:value-type="float" office:value="27.532323720349" calcext:value-type="float">
            <text:p>27,5323237203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248</text:p>
          </table:table-cell>
          <table:table-cell office:value-type="float" office:value="4.885655939579" calcext:value-type="float">
            <text:p>4,885655939579</text:p>
          </table:table-cell>
          <table:table-cell office:value-type="float" office:value="11.075541973114" calcext:value-type="float">
            <text:p>11,075541973114</text:p>
          </table:table-cell>
          <table:table-cell office:value-type="float" office:value="-170.54412926838" calcext:value-type="float">
            <text:p>-170,5441292683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259</text:p>
          </table:table-cell>
          <table:table-cell office:value-type="float" office:value="7.4748802185059" calcext:value-type="float">
            <text:p>7,4748802185059</text:p>
          </table:table-cell>
          <table:table-cell office:value-type="float" office:value="8.6172217130661" calcext:value-type="float">
            <text:p>8,6172217130661</text:p>
          </table:table-cell>
          <table:table-cell office:value-type="float" office:value="66.788056853471" calcext:value-type="float">
            <text:p>66,7880568534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270</text:p>
          </table:table-cell>
          <table:table-cell office:value-type="float" office:value="5.4349863529205" calcext:value-type="float">
            <text:p>5,4349863529205</text:p>
          </table:table-cell>
          <table:table-cell office:value-type="float" office:value="7.0846140384674" calcext:value-type="float">
            <text:p>7,0846140384674</text:p>
          </table:table-cell>
          <table:table-cell office:value-type="float" office:value="-86.505949117575" calcext:value-type="float">
            <text:p>-86,5059491175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281</text:p>
          </table:table-cell>
          <table:table-cell office:value-type="float" office:value="6.9002592563629" calcext:value-type="float">
            <text:p>6,9002592563629</text:p>
          </table:table-cell>
          <table:table-cell office:value-type="float" office:value="10.777599811554" calcext:value-type="float">
            <text:p>10,777599811554</text:p>
          </table:table-cell>
          <table:table-cell office:value-type="float" office:value="24.827295427869" calcext:value-type="float">
            <text:p>24,8272954278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292</text:p>
          </table:table-cell>
          <table:table-cell office:value-type="float" office:value="1.7349751293659" calcext:value-type="float">
            <text:p>1,7349751293659</text:p>
          </table:table-cell>
          <table:table-cell office:value-type="float" office:value="6.990659236908" calcext:value-type="float">
            <text:p>6,990659236908</text:p>
          </table:table-cell>
          <table:table-cell office:value-type="float" office:value="-132.80479923175" calcext:value-type="float">
            <text:p>-132,804799231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303</text:p>
          </table:table-cell>
          <table:table-cell office:value-type="float" office:value="0.54590679705143" calcext:value-type="float">
            <text:p>0,54590679705143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38.386641034655" calcext:value-type="float">
            <text:p>-38,3866410346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5</text:p>
          </table:table-cell>
          <table:table-cell office:value-type="float" office:value="3.3087131381035" calcext:value-type="float">
            <text:p>3,3087131381035</text:p>
          </table:table-cell>
          <table:table-cell office:value-type="float" office:value="1.2463004887104" calcext:value-type="float">
            <text:p>1,2463004887104</text:p>
          </table:table-cell>
          <table:table-cell office:value-type="float" office:value="-43.607548923249" calcext:value-type="float">
            <text:p>-43,60754892324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764</text:p>
          </table:table-cell>
          <table:table-cell office:value-type="float" office:value="2.5084778666496" calcext:value-type="float">
            <text:p>2,5084778666496</text:p>
          </table:table-cell>
          <table:table-cell office:value-type="float" office:value="-0.12953093275428" calcext:value-type="float">
            <text:p>-0,12953093275428</text:p>
          </table:table-cell>
          <table:table-cell office:value-type="float" office:value="-8.5993329430841" calcext:value-type="float">
            <text:p>-8,59933294308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775</text:p>
          </table:table-cell>
          <table:table-cell office:value-type="float" office:value="3.0840376019478" calcext:value-type="float">
            <text:p>3,0840376019478</text:p>
          </table:table-cell>
          <table:table-cell office:value-type="float" office:value="-0.43653890490532" calcext:value-type="float">
            <text:p>-0,43653890490532</text:p>
          </table:table-cell>
          <table:table-cell office:value-type="float" office:value="-177.96435629486" calcext:value-type="float">
            <text:p>-177,9643562948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786</text:p>
          </table:table-cell>
          <table:table-cell office:value-type="float" office:value="2.4669167399406" calcext:value-type="float">
            <text:p>2,4669167399406</text:p>
          </table:table-cell>
          <table:table-cell office:value-type="float" office:value="0.094531597569585" calcext:value-type="float">
            <text:p>0,094531597569585</text:p>
          </table:table-cell>
          <table:table-cell office:value-type="float" office:value="-127.18209643273" calcext:value-type="float">
            <text:p>-127,182096432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797</text:p>
          </table:table-cell>
          <table:table-cell office:value-type="float" office:value="6.8479460477829" calcext:value-type="float">
            <text:p>6,8479460477829</text:p>
          </table:table-cell>
          <table:table-cell office:value-type="float" office:value="1.3478165864944" calcext:value-type="float">
            <text:p>1,3478165864944</text:p>
          </table:table-cell>
          <table:table-cell office:value-type="float" office:value="-70.899182823813" calcext:value-type="float">
            <text:p>-70,8991828238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808</text:p>
          </table:table-cell>
          <table:table-cell office:value-type="float" office:value="5.5650001764297" calcext:value-type="float">
            <text:p>5,5650001764297</text:p>
          </table:table-cell>
          <table:table-cell office:value-type="float" office:value="0.029790371190757" calcext:value-type="float">
            <text:p>0,029790371190757</text:p>
          </table:table-cell>
          <table:table-cell office:value-type="float" office:value="-115.12440177286" calcext:value-type="float">
            <text:p>-115,1244017728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819</text:p>
          </table:table-cell>
          <table:table-cell office:value-type="float" office:value="7.5149214267731" calcext:value-type="float">
            <text:p>7,5149214267731</text:p>
          </table:table-cell>
          <table:table-cell office:value-type="float" office:value="0.84281861782074" calcext:value-type="float">
            <text:p>0,84281861782074</text:p>
          </table:table-cell>
          <table:table-cell office:value-type="float" office:value="58.213372898709" calcext:value-type="float">
            <text:p>58,2133728987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830</text:p>
          </table:table-cell>
          <table:table-cell office:value-type="float" office:value="-0.64500480890274" calcext:value-type="float">
            <text:p>-0,64500480890274</text:p>
          </table:table-cell>
          <table:table-cell office:value-type="float" office:value="0.10544913820922" calcext:value-type="float">
            <text:p>0,10544913820922</text:p>
          </table:table-cell>
          <table:table-cell office:value-type="float" office:value="131.55549802598" calcext:value-type="float">
            <text:p>131,555498025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841</text:p>
          </table:table-cell>
          <table:table-cell office:value-type="float" office:value="3.623614013195" calcext:value-type="float">
            <text:p>3,623614013195</text:p>
          </table:table-cell>
          <table:table-cell office:value-type="float" office:value="1.8387441337109" calcext:value-type="float">
            <text:p>1,8387441337109</text:p>
          </table:table-cell>
          <table:table-cell office:value-type="float" office:value="21.397805897294" calcext:value-type="float">
            <text:p>21,3978058972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852</text:p>
          </table:table-cell>
          <table:table-cell office:value-type="float" office:value="3.5061675310135" calcext:value-type="float">
            <text:p>3,5061675310135</text:p>
          </table:table-cell>
          <table:table-cell office:value-type="float" office:value="4.0840324759483" calcext:value-type="float">
            <text:p>4,0840324759483</text:p>
          </table:table-cell>
          <table:table-cell office:value-type="float" office:value="-146.48090805977" calcext:value-type="float">
            <text:p>-146,480908059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863</text:p>
          </table:table-cell>
          <table:table-cell office:value-type="float" office:value="3.3993545174599" calcext:value-type="float">
            <text:p>3,3993545174599</text:p>
          </table:table-cell>
          <table:table-cell office:value-type="float" office:value="-0.57893414050341" calcext:value-type="float">
            <text:p>-0,57893414050341</text:p>
          </table:table-cell>
          <table:table-cell office:value-type="float" office:value="135.93138706912" calcext:value-type="float">
            <text:p>135,931387069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874</text:p>
          </table:table-cell>
          <table:table-cell office:value-type="float" office:value="6.9688165187836" calcext:value-type="float">
            <text:p>6,9688165187836</text:p>
          </table:table-cell>
          <table:table-cell office:value-type="float" office:value="4.1317743062973" calcext:value-type="float">
            <text:p>4,1317743062973</text:p>
          </table:table-cell>
          <table:table-cell office:value-type="float" office:value="7.9040351756819" calcext:value-type="float">
            <text:p>7,904035175681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885</text:p>
          </table:table-cell>
          <table:table-cell office:value-type="float" office:value="9.2121493816376" calcext:value-type="float">
            <text:p>9,2121493816376</text:p>
          </table:table-cell>
          <table:table-cell office:value-type="float" office:value="0.05503089632839" calcext:value-type="float">
            <text:p>0,05503089632839</text:p>
          </table:table-cell>
          <table:table-cell office:value-type="float" office:value="154.13902823333" calcext:value-type="float">
            <text:p>154,139028233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896</text:p>
          </table:table-cell>
          <table:table-cell office:value-type="float" office:value="9.8436033725739" calcext:value-type="float">
            <text:p>9,8436033725739</text:p>
          </table:table-cell>
          <table:table-cell office:value-type="float" office:value="3.9967131614685" calcext:value-type="float">
            <text:p>3,9967131614685</text:p>
          </table:table-cell>
          <table:table-cell office:value-type="float" office:value="-43.480364380369" calcext:value-type="float">
            <text:p>-43,4803643803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907</text:p>
          </table:table-cell>
          <table:table-cell office:value-type="float" office:value="3.3055710792542" calcext:value-type="float">
            <text:p>3,3055710792542</text:p>
          </table:table-cell>
          <table:table-cell office:value-type="float" office:value="0.13929794542491" calcext:value-type="float">
            <text:p>0,13929794542491</text:p>
          </table:table-cell>
          <table:table-cell office:value-type="float" office:value="-11.933108613749" calcext:value-type="float">
            <text:p>-11,93310861374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918</text:p>
          </table:table-cell>
          <table:table-cell office:value-type="float" office:value="-0.46624086797237" calcext:value-type="float">
            <text:p>-0,46624086797237</text:p>
          </table:table-cell>
          <table:table-cell office:value-type="float" office:value="3.0377268791199" calcext:value-type="float">
            <text:p>3,0377268791199</text:p>
          </table:table-cell>
          <table:table-cell office:value-type="float" office:value="-6.887054272518" calcext:value-type="float">
            <text:p>-6,8870542725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929</text:p>
          </table:table-cell>
          <table:table-cell office:value-type="float" office:value="3.4343588352203" calcext:value-type="float">
            <text:p>3,4343588352203</text:p>
          </table:table-cell>
          <table:table-cell office:value-type="float" office:value="2.4521513283253" calcext:value-type="float">
            <text:p>2,4521513283253</text:p>
          </table:table-cell>
          <table:table-cell office:value-type="float" office:value="98.596212970223" calcext:value-type="float">
            <text:p>98,5962129702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940</text:p>
          </table:table-cell>
          <table:table-cell office:value-type="float" office:value="4.0382209420204" calcext:value-type="float">
            <text:p>4,0382209420204</text:p>
          </table:table-cell>
          <table:table-cell office:value-type="float" office:value="2.8725549578667" calcext:value-type="float">
            <text:p>2,8725549578667</text:p>
          </table:table-cell>
          <table:table-cell office:value-type="float" office:value="-57.599963655897" calcext:value-type="float">
            <text:p>-57,5999636558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951</text:p>
          </table:table-cell>
          <table:table-cell office:value-type="float" office:value="4.9380224943161" calcext:value-type="float">
            <text:p>4,9380224943161</text:p>
          </table:table-cell>
          <table:table-cell office:value-type="float" office:value="2.3359115421772" calcext:value-type="float">
            <text:p>2,3359115421772</text:p>
          </table:table-cell>
          <table:table-cell office:value-type="float" office:value="-132.17805753088" calcext:value-type="float">
            <text:p>-132,1780575308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962</text:p>
          </table:table-cell>
          <table:table-cell office:value-type="float" office:value="8.751727938652" calcext:value-type="float">
            <text:p>8,751727938652</text:p>
          </table:table-cell>
          <table:table-cell office:value-type="float" office:value="0.58002524077892" calcext:value-type="float">
            <text:p>0,58002524077892</text:p>
          </table:table-cell>
          <table:table-cell office:value-type="float" office:value="138.70847452978" calcext:value-type="float">
            <text:p>138,7084745297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973</text:p>
          </table:table-cell>
          <table:table-cell office:value-type="float" office:value="10.081503391266" calcext:value-type="float">
            <text:p>10,081503391266</text:p>
          </table:table-cell>
          <table:table-cell office:value-type="float" office:value="6.0999095439911" calcext:value-type="float">
            <text:p>6,0999095439911</text:p>
          </table:table-cell>
          <table:table-cell office:value-type="float" office:value="-89.048396250245" calcext:value-type="float">
            <text:p>-89,0483962502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984</text:p>
          </table:table-cell>
          <table:table-cell office:value-type="float" office:value="-1.5850043296814" calcext:value-type="float">
            <text:p>-1,5850043296814</text:p>
          </table:table-cell>
          <table:table-cell office:value-type="float" office:value="5.5583375692368" calcext:value-type="float">
            <text:p>5,5583375692368</text:p>
          </table:table-cell>
          <table:table-cell office:value-type="float" office:value="-67.988435933544" calcext:value-type="float">
            <text:p>-67,9884359335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995</text:p>
          </table:table-cell>
          <table:table-cell office:value-type="float" office:value="0.98533764481544" calcext:value-type="float">
            <text:p>0,98533764481544</text:p>
          </table:table-cell>
          <table:table-cell office:value-type="float" office:value="-0.064639234915376" calcext:value-type="float">
            <text:p>-0,064639234915376</text:p>
          </table:table-cell>
          <table:table-cell office:value-type="float" office:value="-35.507383619904" calcext:value-type="float">
            <text:p>-35,5073836199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006</text:p>
          </table:table-cell>
          <table:table-cell office:value-type="float" office:value="1.9758625328541" calcext:value-type="float">
            <text:p>1,9758625328541</text:p>
          </table:table-cell>
          <table:table-cell office:value-type="float" office:value="4.3319660425186" calcext:value-type="float">
            <text:p>4,3319660425186</text:p>
          </table:table-cell>
          <table:table-cell office:value-type="float" office:value="73.794348984008" calcext:value-type="float">
            <text:p>73,79434898400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017</text:p>
          </table:table-cell>
          <table:table-cell office:value-type="float" office:value="3.6633634567261" calcext:value-type="float">
            <text:p>3,6633634567261</text:p>
          </table:table-cell>
          <table:table-cell office:value-type="float" office:value="5.7447040081024" calcext:value-type="float">
            <text:p>5,7447040081024</text:p>
          </table:table-cell>
          <table:table-cell office:value-type="float" office:value="-40.399333094336" calcext:value-type="float">
            <text:p>-40,39933309433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028</text:p>
          </table:table-cell>
          <table:table-cell office:value-type="float" office:value="6.0235869884491" calcext:value-type="float">
            <text:p>6,0235869884491</text:p>
          </table:table-cell>
          <table:table-cell office:value-type="float" office:value="3.8054901361465" calcext:value-type="float">
            <text:p>3,8054901361465</text:p>
          </table:table-cell>
          <table:table-cell office:value-type="float" office:value="31.433381472424" calcext:value-type="float">
            <text:p>31,43338147242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039</text:p>
          </table:table-cell>
          <table:table-cell office:value-type="float" office:value="9.2982625961304" calcext:value-type="float">
            <text:p>9,2982625961304</text:p>
          </table:table-cell>
          <table:table-cell office:value-type="float" office:value="3.3514368534088" calcext:value-type="float">
            <text:p>3,3514368534088</text:p>
          </table:table-cell>
          <table:table-cell office:value-type="float" office:value="-4.3177039000639" calcext:value-type="float">
            <text:p>-4,31770390006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050</text:p>
          </table:table-cell>
          <table:table-cell office:value-type="float" office:value="7.5476032495499" calcext:value-type="float">
            <text:p>7,5476032495499</text:p>
          </table:table-cell>
          <table:table-cell office:value-type="float" office:value="4.6048602461815" calcext:value-type="float">
            <text:p>4,6048602461815</text:p>
          </table:table-cell>
          <table:table-cell office:value-type="float" office:value="-59.319761907978" calcext:value-type="float">
            <text:p>-59,3197619079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061</text:p>
          </table:table-cell>
          <table:table-cell office:value-type="float" office:value="-0.83277449011803" calcext:value-type="float">
            <text:p>-0,83277449011803</text:p>
          </table:table-cell>
          <table:table-cell office:value-type="float" office:value="0.44560961425304" calcext:value-type="float">
            <text:p>0,44560961425304</text:p>
          </table:table-cell>
          <table:table-cell office:value-type="float" office:value="77.354819152006" calcext:value-type="float">
            <text:p>77,3548191520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072</text:p>
          </table:table-cell>
          <table:table-cell office:value-type="float" office:value="5.1666653156281" calcext:value-type="float">
            <text:p>5,1666653156281</text:p>
          </table:table-cell>
          <table:table-cell office:value-type="float" office:value="6.2591850757599" calcext:value-type="float">
            <text:p>6,2591850757599</text:p>
          </table:table-cell>
          <table:table-cell office:value-type="float" office:value="-168.6290388654" calcext:value-type="float">
            <text:p>-168,629038865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083</text:p>
          </table:table-cell>
          <table:table-cell office:value-type="float" office:value="2.3203945159912" calcext:value-type="float">
            <text:p>2,3203945159912</text:p>
          </table:table-cell>
          <table:table-cell office:value-type="float" office:value="6.5142858028412" calcext:value-type="float">
            <text:p>6,5142858028412</text:p>
          </table:table-cell>
          <table:table-cell office:value-type="float" office:value="153.37667951159" calcext:value-type="float">
            <text:p>153,3766795115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094</text:p>
          </table:table-cell>
          <table:table-cell office:value-type="float" office:value="7.0012152194977" calcext:value-type="float">
            <text:p>7,0012152194977</text:p>
          </table:table-cell>
          <table:table-cell office:value-type="float" office:value="7.6159167289734" calcext:value-type="float">
            <text:p>7,6159167289734</text:p>
          </table:table-cell>
          <table:table-cell office:value-type="float" office:value="137.71715741249" calcext:value-type="float">
            <text:p>137,717157412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105</text:p>
          </table:table-cell>
          <table:table-cell office:value-type="float" office:value="1.4073847234249" calcext:value-type="float">
            <text:p>1,4073847234249</text:p>
          </table:table-cell>
          <table:table-cell office:value-type="float" office:value="7.642103433609" calcext:value-type="float">
            <text:p>7,642103433609</text:p>
          </table:table-cell>
          <table:table-cell office:value-type="float" office:value="103.25860293807" calcext:value-type="float">
            <text:p>103,258602938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116</text:p>
          </table:table-cell>
          <table:table-cell office:value-type="float" office:value="5.2559953927994" calcext:value-type="float">
            <text:p>5,2559953927994</text:p>
          </table:table-cell>
          <table:table-cell office:value-type="float" office:value="5.6944763660431" calcext:value-type="float">
            <text:p>5,6944763660431</text:p>
          </table:table-cell>
          <table:table-cell office:value-type="float" office:value="-165.07195818956" calcext:value-type="float">
            <text:p>-165,0719581895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127</text:p>
          </table:table-cell>
          <table:table-cell office:value-type="float" office:value="8.7802922725677" calcext:value-type="float">
            <text:p>8,7802922725677</text:p>
          </table:table-cell>
          <table:table-cell office:value-type="float" office:value="10.574957132339" calcext:value-type="float">
            <text:p>10,574957132339</text:p>
          </table:table-cell>
          <table:table-cell office:value-type="float" office:value="14.83099798488" calcext:value-type="float">
            <text:p>14,830997984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138</text:p>
          </table:table-cell>
          <table:table-cell office:value-type="float" office:value="0.080938935279846" calcext:value-type="float">
            <text:p>0,080938935279846</text:p>
          </table:table-cell>
          <table:table-cell office:value-type="float" office:value="11.083648204803" calcext:value-type="float">
            <text:p>11,083648204803</text:p>
          </table:table-cell>
          <table:table-cell office:value-type="float" office:value="-131.02075096908" calcext:value-type="float">
            <text:p>-131,020750969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149</text:p>
          </table:table-cell>
          <table:table-cell office:value-type="float" office:value="0.20744947716594" calcext:value-type="float">
            <text:p>0,20744947716594</text:p>
          </table:table-cell>
          <table:table-cell office:value-type="float" office:value="5.7722270488739" calcext:value-type="float">
            <text:p>5,7722270488739</text:p>
          </table:table-cell>
          <table:table-cell office:value-type="float" office:value="42.307292579845" calcext:value-type="float">
            <text:p>42,3072925798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160</text:p>
          </table:table-cell>
          <table:table-cell office:value-type="float" office:value="1.5385842323303" calcext:value-type="float">
            <text:p>1,5385842323303</text:p>
          </table:table-cell>
          <table:table-cell office:value-type="float" office:value="8.8159656524658" calcext:value-type="float">
            <text:p>8,8159656524658</text:p>
          </table:table-cell>
          <table:table-cell office:value-type="float" office:value="-3.2421980931121" calcext:value-type="float">
            <text:p>-3,24219809311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171</text:p>
          </table:table-cell>
          <table:table-cell office:value-type="float" office:value="2.101114243269" calcext:value-type="float">
            <text:p>2,101114243269</text:p>
          </table:table-cell>
          <table:table-cell office:value-type="float" office:value="7.9341322183609" calcext:value-type="float">
            <text:p>7,9341322183609</text:p>
          </table:table-cell>
          <table:table-cell office:value-type="float" office:value="-18.83186466375" calcext:value-type="float">
            <text:p>-18,8318646637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182</text:p>
          </table:table-cell>
          <table:table-cell office:value-type="float" office:value="6.9953787326813" calcext:value-type="float">
            <text:p>6,9953787326813</text:p>
          </table:table-cell>
          <table:table-cell office:value-type="float" office:value="4.53528881073" calcext:value-type="float">
            <text:p>4,53528881073</text:p>
          </table:table-cell>
          <table:table-cell office:value-type="float" office:value="52.45241162124" calcext:value-type="float">
            <text:p>52,452411621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193</text:p>
          </table:table-cell>
          <table:table-cell office:value-type="float" office:value="7.5261378288269" calcext:value-type="float">
            <text:p>7,5261378288269</text:p>
          </table:table-cell>
          <table:table-cell office:value-type="float" office:value="5.1332455873489" calcext:value-type="float">
            <text:p>5,1332455873489</text:p>
          </table:table-cell>
          <table:table-cell office:value-type="float" office:value="62.311815608079" calcext:value-type="float">
            <text:p>62,3118156080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204</text:p>
          </table:table-cell>
          <table:table-cell office:value-type="float" office:value="6.9586431980133" calcext:value-type="float">
            <text:p>6,9586431980133</text:p>
          </table:table-cell>
          <table:table-cell office:value-type="float" office:value="5.6163740158081" calcext:value-type="float">
            <text:p>5,6163740158081</text:p>
          </table:table-cell>
          <table:table-cell office:value-type="float" office:value="122.54775861266" calcext:value-type="float">
            <text:p>122,547758612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215</text:p>
          </table:table-cell>
          <table:table-cell office:value-type="float" office:value="0.48201657831669" calcext:value-type="float">
            <text:p>0,48201657831669</text:p>
          </table:table-cell>
          <table:table-cell office:value-type="float" office:value="7.2243583202362" calcext:value-type="float">
            <text:p>7,2243583202362</text:p>
          </table:table-cell>
          <table:table-cell office:value-type="float" office:value="146.79870028405" calcext:value-type="float">
            <text:p>146,798700284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226</text:p>
          </table:table-cell>
          <table:table-cell office:value-type="float" office:value="3.4670332074165" calcext:value-type="float">
            <text:p>3,4670332074165</text:p>
          </table:table-cell>
          <table:table-cell office:value-type="float" office:value="10.098618268967" calcext:value-type="float">
            <text:p>10,098618268967</text:p>
          </table:table-cell>
          <table:table-cell office:value-type="float" office:value="143.77113208649" calcext:value-type="float">
            <text:p>143,771132086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237</text:p>
          </table:table-cell>
          <table:table-cell office:value-type="float" office:value="2.4325489997864" calcext:value-type="float">
            <text:p>2,4325489997864</text:p>
          </table:table-cell>
          <table:table-cell office:value-type="float" office:value="9.2796671390533" calcext:value-type="float">
            <text:p>9,2796671390533</text:p>
          </table:table-cell>
          <table:table-cell office:value-type="float" office:value="41.054649717489" calcext:value-type="float">
            <text:p>41,0546497174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248</text:p>
          </table:table-cell>
          <table:table-cell office:value-type="float" office:value="5.2317374944687" calcext:value-type="float">
            <text:p>5,2317374944687</text:p>
          </table:table-cell>
          <table:table-cell office:value-type="float" office:value="11.06561422348" calcext:value-type="float">
            <text:p>11,06561422348</text:p>
          </table:table-cell>
          <table:table-cell office:value-type="float" office:value="176.04837751692" calcext:value-type="float">
            <text:p>176,048377516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259</text:p>
          </table:table-cell>
          <table:table-cell office:value-type="float" office:value="7.4710518121719" calcext:value-type="float">
            <text:p>7,4710518121719</text:p>
          </table:table-cell>
          <table:table-cell office:value-type="float" office:value="8.4364527463913" calcext:value-type="float">
            <text:p>8,4364527463913</text:p>
          </table:table-cell>
          <table:table-cell office:value-type="float" office:value="88.604174601804" calcext:value-type="float">
            <text:p>88,6041746018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270</text:p>
          </table:table-cell>
          <table:table-cell office:value-type="float" office:value="5.2719795703888" calcext:value-type="float">
            <text:p>5,2719795703888</text:p>
          </table:table-cell>
          <table:table-cell office:value-type="float" office:value="7.3578608036041" calcext:value-type="float">
            <text:p>7,3578608036041</text:p>
          </table:table-cell>
          <table:table-cell office:value-type="float" office:value="-51.405307973266" calcext:value-type="float">
            <text:p>-51,4053079732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281</text:p>
          </table:table-cell>
          <table:table-cell office:value-type="float" office:value="6.6885018348694" calcext:value-type="float">
            <text:p>6,6885018348694</text:p>
          </table:table-cell>
          <table:table-cell office:value-type="float" office:value="10.513739585876" calcext:value-type="float">
            <text:p>10,513739585876</text:p>
          </table:table-cell>
          <table:table-cell office:value-type="float" office:value="53.103402541701" calcext:value-type="float">
            <text:p>53,1034025417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292</text:p>
          </table:table-cell>
          <table:table-cell office:value-type="float" office:value="1.7158095538616" calcext:value-type="float">
            <text:p>1,7158095538616</text:p>
          </table:table-cell>
          <table:table-cell office:value-type="float" office:value="7.2328811883926" calcext:value-type="float">
            <text:p>7,2328811883926</text:p>
          </table:table-cell>
          <table:table-cell office:value-type="float" office:value="-103.52647532323" calcext:value-type="float">
            <text:p>-103,526475323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303</text:p>
          </table:table-cell>
          <table:table-cell office:value-type="float" office:value="0.41825756430626" calcext:value-type="float">
            <text:p>0,41825756430626</text:p>
          </table:table-cell>
          <table:table-cell office:value-type="float" office:value="11.084980964661" calcext:value-type="float">
            <text:p>11,084980964661</text:p>
          </table:table-cell>
          <table:table-cell office:value-type="float" office:value="-62.603523776789" calcext:value-type="float">
            <text:p>-62,6035237767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5</text:p>
          </table:table-cell>
          <table:table-cell office:value-type="float" office:value="3.3350282907486" calcext:value-type="float">
            <text:p>3,3350282907486</text:p>
          </table:table-cell>
          <table:table-cell office:value-type="float" office:value="1.4658695459366" calcext:value-type="float">
            <text:p>1,4658695459366</text:p>
          </table:table-cell>
          <table:table-cell office:value-type="float" office:value="-116.42975260498" calcext:value-type="float">
            <text:p>-116,4297526049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764</text:p>
          </table:table-cell>
          <table:table-cell office:value-type="float" office:value="2.5382748246193" calcext:value-type="float">
            <text:p>2,5382748246193</text:p>
          </table:table-cell>
          <table:table-cell office:value-type="float" office:value="-0.090997721999884" calcext:value-type="float">
            <text:p>-0,090997721999884</text:p>
          </table:table-cell>
          <table:table-cell office:value-type="float" office:value="-3.7905712416218" calcext:value-type="float">
            <text:p>-3,79057124162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775</text:p>
          </table:table-cell>
          <table:table-cell office:value-type="float" office:value="3.119652569294" calcext:value-type="float">
            <text:p>3,119652569294</text:p>
          </table:table-cell>
          <table:table-cell office:value-type="float" office:value="-0.58501165360212" calcext:value-type="float">
            <text:p>-0,58501165360212</text:p>
          </table:table-cell>
          <table:table-cell office:value-type="float" office:value="93.028370741826" calcext:value-type="float">
            <text:p>93,0283707418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786</text:p>
          </table:table-cell>
          <table:table-cell office:value-type="float" office:value="2.4962313473225" calcext:value-type="float">
            <text:p>2,4962313473225</text:p>
          </table:table-cell>
          <table:table-cell office:value-type="float" office:value="0.13454648666084" calcext:value-type="float">
            <text:p>0,13454648666084</text:p>
          </table:table-cell>
          <table:table-cell office:value-type="float" office:value="-128.93354816801" calcext:value-type="float">
            <text:p>-128,933548168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797</text:p>
          </table:table-cell>
          <table:table-cell office:value-type="float" office:value="6.6494053602219" calcext:value-type="float">
            <text:p>6,6494053602219</text:p>
          </table:table-cell>
          <table:table-cell office:value-type="float" office:value="1.6385853290558" calcext:value-type="float">
            <text:p>1,6385853290558</text:p>
          </table:table-cell>
          <table:table-cell office:value-type="float" office:value="-50.991916352776" calcext:value-type="float">
            <text:p>-50,99191635277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808</text:p>
          </table:table-cell>
          <table:table-cell office:value-type="float" office:value="5.8212578296661" calcext:value-type="float">
            <text:p>5,8212578296661</text:p>
          </table:table-cell>
          <table:table-cell office:value-type="float" office:value="0.16882246360183" calcext:value-type="float">
            <text:p>0,16882246360183</text:p>
          </table:table-cell>
          <table:table-cell office:value-type="float" office:value="-159.49951007867" calcext:value-type="float">
            <text:p>-159,499510078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819</text:p>
          </table:table-cell>
          <table:table-cell office:value-type="float" office:value="7.3003709316254" calcext:value-type="float">
            <text:p>7,3003709316254</text:p>
          </table:table-cell>
          <table:table-cell office:value-type="float" office:value="0.68201683461666" calcext:value-type="float">
            <text:p>0,68201683461666</text:p>
          </table:table-cell>
          <table:table-cell office:value-type="float" office:value="32.788761482117" calcext:value-type="float">
            <text:p>32,7887614821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830</text:p>
          </table:table-cell>
          <table:table-cell office:value-type="float" office:value="-0.39655119180679" calcext:value-type="float">
            <text:p>-0,39655119180679</text:p>
          </table:table-cell>
          <table:table-cell office:value-type="float" office:value="0.20068513229489" calcext:value-type="float">
            <text:p>0,20068513229489</text:p>
          </table:table-cell>
          <table:table-cell office:value-type="float" office:value="-144.51537162635" calcext:value-type="float">
            <text:p>-144,515371626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841</text:p>
          </table:table-cell>
          <table:table-cell office:value-type="float" office:value="3.4358960390091" calcext:value-type="float">
            <text:p>3,4358960390091</text:p>
          </table:table-cell>
          <table:table-cell office:value-type="float" office:value="1.9552859663963" calcext:value-type="float">
            <text:p>1,9552859663963</text:p>
          </table:table-cell>
          <table:table-cell office:value-type="float" office:value="-51.423748587347" calcext:value-type="float">
            <text:p>-51,4237485873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852</text:p>
          </table:table-cell>
          <table:table-cell office:value-type="float" office:value="3.7104627490044" calcext:value-type="float">
            <text:p>3,7104627490044</text:p>
          </table:table-cell>
          <table:table-cell office:value-type="float" office:value="4.2814645171165" calcext:value-type="float">
            <text:p>4,2814645171165</text:p>
          </table:table-cell>
          <table:table-cell office:value-type="float" office:value="-133.77289559431" calcext:value-type="float">
            <text:p>-133,7728955943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863</text:p>
          </table:table-cell>
          <table:table-cell office:value-type="float" office:value="3.5877168178558" calcext:value-type="float">
            <text:p>3,5877168178558</text:p>
          </table:table-cell>
          <table:table-cell office:value-type="float" office:value="-0.43891303241253" calcext:value-type="float">
            <text:p>-0,43891303241253</text:p>
          </table:table-cell>
          <table:table-cell office:value-type="float" office:value="-136.41125988808" calcext:value-type="float">
            <text:p>-136,411259888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874</text:p>
          </table:table-cell>
          <table:table-cell office:value-type="float" office:value="6.9604027271271" calcext:value-type="float">
            <text:p>6,9604027271271</text:p>
          </table:table-cell>
          <table:table-cell office:value-type="float" office:value="3.8943883776665" calcext:value-type="float">
            <text:p>3,8943883776665</text:p>
          </table:table-cell>
          <table:table-cell office:value-type="float" office:value="93.063878405626" calcext:value-type="float">
            <text:p>93,0638784056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885</text:p>
          </table:table-cell>
          <table:table-cell office:value-type="float" office:value="9.3377083539963" calcext:value-type="float">
            <text:p>9,3377083539963</text:p>
          </table:table-cell>
          <table:table-cell office:value-type="float" office:value="0.14337344095111" calcext:value-type="float">
            <text:p>0,14337344095111</text:p>
          </table:table-cell>
          <table:table-cell office:value-type="float" office:value="156.16393544871" calcext:value-type="float">
            <text:p>156,163935448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896</text:p>
          </table:table-cell>
          <table:table-cell office:value-type="float" office:value="9.5991456508636" calcext:value-type="float">
            <text:p>9,5991456508636</text:p>
          </table:table-cell>
          <table:table-cell office:value-type="float" office:value="4.0857824683189" calcext:value-type="float">
            <text:p>4,0857824683189</text:p>
          </table:table-cell>
          <table:table-cell office:value-type="float" office:value="-15.862023754484" calcext:value-type="float">
            <text:p>-15,8620237544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907</text:p>
          </table:table-cell>
          <table:table-cell office:value-type="float" office:value="2.9537612199783" calcext:value-type="float">
            <text:p>2,9537612199783</text:p>
          </table:table-cell>
          <table:table-cell office:value-type="float" office:value="0.2370960265398" calcext:value-type="float">
            <text:p>0,2370960265398</text:p>
          </table:table-cell>
          <table:table-cell office:value-type="float" office:value="-25.280255610776" calcext:value-type="float">
            <text:p>-25,28025561077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918</text:p>
          </table:table-cell>
          <table:table-cell office:value-type="float" office:value="-0.5939819291234" calcext:value-type="float">
            <text:p>-0,5939819291234</text:p>
          </table:table-cell>
          <table:table-cell office:value-type="float" office:value="3.0173522233963" calcext:value-type="float">
            <text:p>3,0173522233963</text:p>
          </table:table-cell>
          <table:table-cell office:value-type="float" office:value="6.2486402642955" calcext:value-type="float">
            <text:p>6,24864026429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929</text:p>
          </table:table-cell>
          <table:table-cell office:value-type="float" office:value="3.518228828907" calcext:value-type="float">
            <text:p>3,518228828907</text:p>
          </table:table-cell>
          <table:table-cell office:value-type="float" office:value="2.3150320351124" calcext:value-type="float">
            <text:p>2,3150320351124</text:p>
          </table:table-cell>
          <table:table-cell office:value-type="float" office:value="114.04314694131" calcext:value-type="float">
            <text:p>114,043146941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940</text:p>
          </table:table-cell>
          <table:table-cell office:value-type="float" office:value="3.7625920772552" calcext:value-type="float">
            <text:p>3,7625920772552</text:p>
          </table:table-cell>
          <table:table-cell office:value-type="float" office:value="2.8395581245422" calcext:value-type="float">
            <text:p>2,8395581245422</text:p>
          </table:table-cell>
          <table:table-cell office:value-type="float" office:value="8.6828034584689" calcext:value-type="float">
            <text:p>8,682803458468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951</text:p>
          </table:table-cell>
          <table:table-cell office:value-type="float" office:value="5.2049434185028" calcext:value-type="float">
            <text:p>5,2049434185028</text:p>
          </table:table-cell>
          <table:table-cell office:value-type="float" office:value="2.630672454834" calcext:value-type="float">
            <text:p>2,630672454834</text:p>
          </table:table-cell>
          <table:table-cell office:value-type="float" office:value="-132.2396560839" calcext:value-type="float">
            <text:p>-132,239656083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962</text:p>
          </table:table-cell>
          <table:table-cell office:value-type="float" office:value="8.9446800947189" calcext:value-type="float">
            <text:p>8,9446800947189</text:p>
          </table:table-cell>
          <table:table-cell office:value-type="float" office:value="0.47144215553999" calcext:value-type="float">
            <text:p>0,47144215553999</text:p>
          </table:table-cell>
          <table:table-cell office:value-type="float" office:value="172.89399037695" calcext:value-type="float">
            <text:p>172,893990376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973</text:p>
          </table:table-cell>
          <table:table-cell office:value-type="float" office:value="10.06449341774" calcext:value-type="float">
            <text:p>10,06449341774</text:p>
          </table:table-cell>
          <table:table-cell office:value-type="float" office:value="6.4025914669037" calcext:value-type="float">
            <text:p>6,4025914669037</text:p>
          </table:table-cell>
          <table:table-cell office:value-type="float" office:value="-86.316000883746" calcext:value-type="float">
            <text:p>-86,3160008837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984</text:p>
          </table:table-cell>
          <table:table-cell office:value-type="float" office:value="-1.5235097706318" calcext:value-type="float">
            <text:p>-1,5235097706318</text:p>
          </table:table-cell>
          <table:table-cell office:value-type="float" office:value="5.8443105220795" calcext:value-type="float">
            <text:p>5,8443105220795</text:p>
          </table:table-cell>
          <table:table-cell office:value-type="float" office:value="-107.82893675907" calcext:value-type="float">
            <text:p>-107,828936759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995</text:p>
          </table:table-cell>
          <table:table-cell office:value-type="float" office:value="0.68458840250969" calcext:value-type="float">
            <text:p>0,68458840250969</text:p>
          </table:table-cell>
          <table:table-cell office:value-type="float" office:value="0.1474635861814" calcext:value-type="float">
            <text:p>0,1474635861814</text:p>
          </table:table-cell>
          <table:table-cell office:value-type="float" office:value="-34.788814699574" calcext:value-type="float">
            <text:p>-34,7888146995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006</text:p>
          </table:table-cell>
          <table:table-cell office:value-type="float" office:value="1.9659446179867" calcext:value-type="float">
            <text:p>1,9659446179867</text:p>
          </table:table-cell>
          <table:table-cell office:value-type="float" office:value="4.0198636054993" calcext:value-type="float">
            <text:p>4,0198636054993</text:p>
          </table:table-cell>
          <table:table-cell office:value-type="float" office:value="88.811063462762" calcext:value-type="float">
            <text:p>88,81106346276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017</text:p>
          </table:table-cell>
          <table:table-cell office:value-type="float" office:value="3.465416431427" calcext:value-type="float">
            <text:p>3,465416431427</text:p>
          </table:table-cell>
          <table:table-cell office:value-type="float" office:value="6.0360032320023" calcext:value-type="float">
            <text:p>6,0360032320023</text:p>
          </table:table-cell>
          <table:table-cell office:value-type="float" office:value="-60.301628082421" calcext:value-type="float">
            <text:p>-60,30162808242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028</text:p>
          </table:table-cell>
          <table:table-cell office:value-type="float" office:value="5.7760643959045" calcext:value-type="float">
            <text:p>5,7760643959045</text:p>
          </table:table-cell>
          <table:table-cell office:value-type="float" office:value="3.7065276503563" calcext:value-type="float">
            <text:p>3,7065276503563</text:p>
          </table:table-cell>
          <table:table-cell office:value-type="float" office:value="15.516874706669" calcext:value-type="float">
            <text:p>15,5168747066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039</text:p>
          </table:table-cell>
          <table:table-cell office:value-type="float" office:value="8.9015829563141" calcext:value-type="float">
            <text:p>8,9015829563141</text:p>
          </table:table-cell>
          <table:table-cell office:value-type="float" office:value="3.3813458681107" calcext:value-type="float">
            <text:p>3,3813458681107</text:p>
          </table:table-cell>
          <table:table-cell office:value-type="float" office:value="-4.3709854696207" calcext:value-type="float">
            <text:p>-4,37098546962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050</text:p>
          </table:table-cell>
          <table:table-cell office:value-type="float" office:value="7.7246940135956" calcext:value-type="float">
            <text:p>7,7246940135956</text:p>
          </table:table-cell>
          <table:table-cell office:value-type="float" office:value="4.7479715943336" calcext:value-type="float">
            <text:p>4,7479715943336</text:p>
          </table:table-cell>
          <table:table-cell office:value-type="float" office:value="-149.081372911" calcext:value-type="float">
            <text:p>-149,0813729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061</text:p>
          </table:table-cell>
          <table:table-cell office:value-type="float" office:value="-0.68749018013477" calcext:value-type="float">
            <text:p>-0,68749018013477</text:p>
          </table:table-cell>
          <table:table-cell office:value-type="float" office:value="0.33785011619329" calcext:value-type="float">
            <text:p>0,33785011619329</text:p>
          </table:table-cell>
          <table:table-cell office:value-type="float" office:value="159.0719147093" calcext:value-type="float">
            <text:p>159,071914709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072</text:p>
          </table:table-cell>
          <table:table-cell office:value-type="float" office:value="5.1530516147614" calcext:value-type="float">
            <text:p>5,1530516147614</text:p>
          </table:table-cell>
          <table:table-cell office:value-type="float" office:value="6.480393409729" calcext:value-type="float">
            <text:p>6,480393409729</text:p>
          </table:table-cell>
          <table:table-cell office:value-type="float" office:value="-77.817409661165" calcext:value-type="float">
            <text:p>-77,8174096611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083</text:p>
          </table:table-cell>
          <table:table-cell office:value-type="float" office:value="2.6764041185379" calcext:value-type="float">
            <text:p>2,6764041185379</text:p>
          </table:table-cell>
          <table:table-cell office:value-type="float" office:value="6.3362914323807" calcext:value-type="float">
            <text:p>6,3362914323807</text:p>
          </table:table-cell>
          <table:table-cell office:value-type="float" office:value="153.4044924815" calcext:value-type="float">
            <text:p>153,40449248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094</text:p>
          </table:table-cell>
          <table:table-cell office:value-type="float" office:value="7.2484010457993" calcext:value-type="float">
            <text:p>7,2484010457993</text:p>
          </table:table-cell>
          <table:table-cell office:value-type="float" office:value="7.5328969955444" calcext:value-type="float">
            <text:p>7,5328969955444</text:p>
          </table:table-cell>
          <table:table-cell office:value-type="float" office:value="165.81283557187" calcext:value-type="float">
            <text:p>165,812835571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105</text:p>
          </table:table-cell>
          <table:table-cell office:value-type="float" office:value="1.2009467929602" calcext:value-type="float">
            <text:p>1,2009467929602</text:p>
          </table:table-cell>
          <table:table-cell office:value-type="float" office:value="7.5609862804413" calcext:value-type="float">
            <text:p>7,5609862804413</text:p>
          </table:table-cell>
          <table:table-cell office:value-type="float" office:value="12.55348903738" calcext:value-type="float">
            <text:p>12,553489037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116</text:p>
          </table:table-cell>
          <table:table-cell office:value-type="float" office:value="5.3431022167206" calcext:value-type="float">
            <text:p>5,3431022167206</text:p>
          </table:table-cell>
          <table:table-cell office:value-type="float" office:value="5.4905265569687" calcext:value-type="float">
            <text:p>5,4905265569687</text:p>
          </table:table-cell>
          <table:table-cell office:value-type="float" office:value="104.31852310326" calcext:value-type="float">
            <text:p>104,3185231032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127</text:p>
          </table:table-cell>
          <table:table-cell office:value-type="float" office:value="8.6505877971649" calcext:value-type="float">
            <text:p>8,6505877971649</text:p>
          </table:table-cell>
          <table:table-cell office:value-type="float" office:value="10.404778718948" calcext:value-type="float">
            <text:p>10,404778718948</text:p>
          </table:table-cell>
          <table:table-cell office:value-type="float" office:value="54.507031562222" calcext:value-type="float">
            <text:p>54,5070315622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138</text:p>
          </table:table-cell>
          <table:table-cell office:value-type="float" office:value="0.29028128832579" calcext:value-type="float">
            <text:p>0,29028128832579</text:p>
          </table:table-cell>
          <table:table-cell office:value-type="float" office:value="11.042581796646" calcext:value-type="float">
            <text:p>11,042581796646</text:p>
          </table:table-cell>
          <table:table-cell office:value-type="float" office:value="166.5016268469" calcext:value-type="float">
            <text:p>166,50162684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149</text:p>
          </table:table-cell>
          <table:table-cell office:value-type="float" office:value="0.14094126410782" calcext:value-type="float">
            <text:p>0,14094126410782</text:p>
          </table:table-cell>
          <table:table-cell office:value-type="float" office:value="5.4910457134247" calcext:value-type="float">
            <text:p>5,4910457134247</text:p>
          </table:table-cell>
          <table:table-cell office:value-type="float" office:value="81.864476963213" calcext:value-type="float">
            <text:p>81,8644769632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160</text:p>
          </table:table-cell>
          <table:table-cell office:value-type="float" office:value="1.1414849758148" calcext:value-type="float">
            <text:p>1,1414849758148</text:p>
          </table:table-cell>
          <table:table-cell office:value-type="float" office:value="8.8387453556061" calcext:value-type="float">
            <text:p>8,8387453556061</text:p>
          </table:table-cell>
          <table:table-cell office:value-type="float" office:value="-3.2967767755317" calcext:value-type="float">
            <text:p>-3,29677677553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171</text:p>
          </table:table-cell>
          <table:table-cell office:value-type="float" office:value="1.7363080382347" calcext:value-type="float">
            <text:p>1,7363080382347</text:p>
          </table:table-cell>
          <table:table-cell office:value-type="float" office:value="8.0507659912109" calcext:value-type="float">
            <text:p>8,0507659912109</text:p>
          </table:table-cell>
          <table:table-cell office:value-type="float" office:value="-16.318586981221" calcext:value-type="float">
            <text:p>-16,31858698122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182</text:p>
          </table:table-cell>
          <table:table-cell office:value-type="float" office:value="6.8025141954422" calcext:value-type="float">
            <text:p>6,8025141954422</text:p>
          </table:table-cell>
          <table:table-cell office:value-type="float" office:value="4.6445670723915" calcext:value-type="float">
            <text:p>4,6445670723915</text:p>
          </table:table-cell>
          <table:table-cell office:value-type="float" office:value="-38.328872744445" calcext:value-type="float">
            <text:p>-38,3288727444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193</text:p>
          </table:table-cell>
          <table:table-cell office:value-type="float" office:value="7.3174870014191" calcext:value-type="float">
            <text:p>7,3174870014191</text:p>
          </table:table-cell>
          <table:table-cell office:value-type="float" office:value="5.2079546451569" calcext:value-type="float">
            <text:p>5,2079546451569</text:p>
          </table:table-cell>
          <table:table-cell office:value-type="float" office:value="-28.468710222062" calcext:value-type="float">
            <text:p>-28,4687102220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204</text:p>
          </table:table-cell>
          <table:table-cell office:value-type="float" office:value="7.0764195919037" calcext:value-type="float">
            <text:p>7,0764195919037</text:p>
          </table:table-cell>
          <table:table-cell office:value-type="float" office:value="5.4381901025772" calcext:value-type="float">
            <text:p>5,4381901025772</text:p>
          </table:table-cell>
          <table:table-cell office:value-type="float" office:value="145.06643744791" calcext:value-type="float">
            <text:p>145,066437447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215</text:p>
          </table:table-cell>
          <table:table-cell office:value-type="float" office:value="0.81618189811707" calcext:value-type="float">
            <text:p>0,81618189811707</text:p>
          </table:table-cell>
          <table:table-cell office:value-type="float" office:value="7.1155416965485" calcext:value-type="float">
            <text:p>7,1155416965485</text:p>
          </table:table-cell>
          <table:table-cell office:value-type="float" office:value="167.00522611096" calcext:value-type="float">
            <text:p>167,005226110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226</text:p>
          </table:table-cell>
          <table:table-cell office:value-type="float" office:value="3.6656451225281" calcext:value-type="float">
            <text:p>3,6656451225281</text:p>
          </table:table-cell>
          <table:table-cell office:value-type="float" office:value="9.8261719942093" calcext:value-type="float">
            <text:p>9,8261719942093</text:p>
          </table:table-cell>
          <table:table-cell office:value-type="float" office:value="121.17319653748" calcext:value-type="float">
            <text:p>121,173196537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237</text:p>
          </table:table-cell>
          <table:table-cell office:value-type="float" office:value="2.244871109724" calcext:value-type="float">
            <text:p>2,244871109724</text:p>
          </table:table-cell>
          <table:table-cell office:value-type="float" office:value="8.9883291721344" calcext:value-type="float">
            <text:p>8,9883291721344</text:p>
          </table:table-cell>
          <table:table-cell office:value-type="float" office:value="61.924531960943" calcext:value-type="float">
            <text:p>61,9245319609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248</text:p>
          </table:table-cell>
          <table:table-cell office:value-type="float" office:value="5.5692183971405" calcext:value-type="float">
            <text:p>5,5692183971405</text:p>
          </table:table-cell>
          <table:table-cell office:value-type="float" office:value="10.986644029617" calcext:value-type="float">
            <text:p>10,986644029617</text:p>
          </table:table-cell>
          <table:table-cell office:value-type="float" office:value="164.27236605602" calcext:value-type="float">
            <text:p>164,272366056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259</text:p>
          </table:table-cell>
          <table:table-cell office:value-type="float" office:value="7.5341701507568" calcext:value-type="float">
            <text:p>7,5341701507568</text:p>
          </table:table-cell>
          <table:table-cell office:value-type="float" office:value="8.2672023773193" calcext:value-type="float">
            <text:p>8,2672023773193</text:p>
          </table:table-cell>
          <table:table-cell office:value-type="float" office:value="110.38681428144" calcext:value-type="float">
            <text:p>110,3868142814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270</text:p>
          </table:table-cell>
          <table:table-cell office:value-type="float" office:value="4.9787449836731" calcext:value-type="float">
            <text:p>4,9787449836731</text:p>
          </table:table-cell>
          <table:table-cell office:value-type="float" office:value="7.482076883316" calcext:value-type="float">
            <text:p>7,482076883316</text:p>
          </table:table-cell>
          <table:table-cell office:value-type="float" office:value="-15.594952615203" calcext:value-type="float">
            <text:p>-15,5949526152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281</text:p>
          </table:table-cell>
          <table:table-cell office:value-type="float" office:value="6.5471053123474" calcext:value-type="float">
            <text:p>6,5471053123474</text:p>
          </table:table-cell>
          <table:table-cell office:value-type="float" office:value="10.185468196869" calcext:value-type="float">
            <text:p>10,185468196869</text:p>
          </table:table-cell>
          <table:table-cell office:value-type="float" office:value="70.763910651966" calcext:value-type="float">
            <text:p>70,7639106519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292</text:p>
          </table:table-cell>
          <table:table-cell office:value-type="float" office:value="1.9366843998432" calcext:value-type="float">
            <text:p>1,9366843998432</text:p>
          </table:table-cell>
          <table:table-cell office:value-type="float" office:value="7.2123104333878" calcext:value-type="float">
            <text:p>7,2123104333878</text:p>
          </table:table-cell>
          <table:table-cell office:value-type="float" office:value="165.88588732823" calcext:value-type="float">
            <text:p>165,885887328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303</text:p>
          </table:table-cell>
          <table:table-cell office:value-type="float" office:value="0.62885418534279" calcext:value-type="float">
            <text:p>0,62885418534279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37.4520389897" calcext:value-type="float">
            <text:p>-137,45203898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5</text:p>
          </table:table-cell>
          <table:table-cell office:value-type="float" office:value="3.5458439588547" calcext:value-type="float">
            <text:p>3,5458439588547</text:p>
          </table:table-cell>
          <table:table-cell office:value-type="float" office:value="1.3968984782696" calcext:value-type="float">
            <text:p>1,3968984782696</text:p>
          </table:table-cell>
          <table:table-cell office:value-type="float" office:value="152.94028239645" calcext:value-type="float">
            <text:p>152,940282396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764</text:p>
          </table:table-cell>
          <table:table-cell office:value-type="float" office:value="2.4869966506958" calcext:value-type="float">
            <text:p>2,4869966506958</text:p>
          </table:table-cell>
          <table:table-cell office:value-type="float" office:value="-0.086558815091848" calcext:value-type="float">
            <text:p>-0,086558815091848</text:p>
          </table:table-cell>
          <table:table-cell office:value-type="float" office:value="10.760029125365" calcext:value-type="float">
            <text:p>10,76002912536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775</text:p>
          </table:table-cell>
          <table:table-cell office:value-type="float" office:value="2.859371304512" calcext:value-type="float">
            <text:p>2,859371304512</text:p>
          </table:table-cell>
          <table:table-cell office:value-type="float" office:value="-0.58501530438662" calcext:value-type="float">
            <text:p>-0,58501530438662</text:p>
          </table:table-cell>
          <table:table-cell office:value-type="float" office:value="44.181049629382" calcext:value-type="float">
            <text:p>44,1810496293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786</text:p>
          </table:table-cell>
          <table:table-cell office:value-type="float" office:value="2.512811422348" calcext:value-type="float">
            <text:p>2,512811422348</text:p>
          </table:table-cell>
          <table:table-cell office:value-type="float" office:value="0.13805930502713" calcext:value-type="float">
            <text:p>0,13805930502713</text:p>
          </table:table-cell>
          <table:table-cell office:value-type="float" office:value="124.48673946842" calcext:value-type="float">
            <text:p>124,4867394684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797</text:p>
          </table:table-cell>
          <table:table-cell office:value-type="float" office:value="6.3629949092865" calcext:value-type="float">
            <text:p>6,3629949092865</text:p>
          </table:table-cell>
          <table:table-cell office:value-type="float" office:value="1.8439351022243" calcext:value-type="float">
            <text:p>1,8439351022243</text:p>
          </table:table-cell>
          <table:table-cell office:value-type="float" office:value="-31.05703508778" calcext:value-type="float">
            <text:p>-31,0570350877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808</text:p>
          </table:table-cell>
          <table:table-cell office:value-type="float" office:value="6.0997605323792" calcext:value-type="float">
            <text:p>6,0997605323792</text:p>
          </table:table-cell>
          <table:table-cell office:value-type="float" office:value="0.095832720398903" calcext:value-type="float">
            <text:p>0,095832720398903</text:p>
          </table:table-cell>
          <table:table-cell office:value-type="float" office:value="157.60359490753" calcext:value-type="float">
            <text:p>157,6035949075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819</text:p>
          </table:table-cell>
          <table:table-cell office:value-type="float" office:value="7.0375192165375" calcext:value-type="float">
            <text:p>7,0375192165375</text:p>
          </table:table-cell>
          <table:table-cell office:value-type="float" office:value="0.62811806797981" calcext:value-type="float">
            <text:p>0,62811806797981</text:p>
          </table:table-cell>
          <table:table-cell office:value-type="float" office:value="7.3938055592737" calcext:value-type="float">
            <text:p>7,39380555927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830</text:p>
          </table:table-cell>
          <table:table-cell office:value-type="float" office:value="-0.21311447024345" calcext:value-type="float">
            <text:p>-0,21311447024345</text:p>
          </table:table-cell>
          <table:table-cell office:value-type="float" office:value="0.3709702193737" calcext:value-type="float">
            <text:p>0,3709702193737</text:p>
          </table:table-cell>
          <table:table-cell office:value-type="float" office:value="-137.75584955884" calcext:value-type="float">
            <text:p>-137,755849558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841</text:p>
          </table:table-cell>
          <table:table-cell office:value-type="float" office:value="3.5103785991669" calcext:value-type="float">
            <text:p>3,5103785991669</text:p>
          </table:table-cell>
          <table:table-cell office:value-type="float" office:value="2.0450046658516" calcext:value-type="float">
            <text:p>2,0450046658516</text:p>
          </table:table-cell>
          <table:table-cell office:value-type="float" office:value="-134.56778617422" calcext:value-type="float">
            <text:p>-134,567786174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852</text:p>
          </table:table-cell>
          <table:table-cell office:value-type="float" office:value="3.8548314571381" calcext:value-type="float">
            <text:p>3,8548314571381</text:p>
          </table:table-cell>
          <table:table-cell office:value-type="float" office:value="4.5155960321426" calcext:value-type="float">
            <text:p>4,5155960321426</text:p>
          </table:table-cell>
          <table:table-cell office:value-type="float" office:value="-117.38265092206" calcext:value-type="float">
            <text:p>-117,3826509220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863</text:p>
          </table:table-cell>
          <table:table-cell office:value-type="float" office:value="3.8751372694969" calcext:value-type="float">
            <text:p>3,8751372694969</text:p>
          </table:table-cell>
          <table:table-cell office:value-type="float" office:value="-0.16426838934422" calcext:value-type="float">
            <text:p>-0,16426838934422</text:p>
          </table:table-cell>
          <table:table-cell office:value-type="float" office:value="-136.37117367641" calcext:value-type="float">
            <text:p>-136,371173676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874</text:p>
          </table:table-cell>
          <table:table-cell office:value-type="float" office:value="6.9814074039459" calcext:value-type="float">
            <text:p>6,9814074039459</text:p>
          </table:table-cell>
          <table:table-cell office:value-type="float" office:value="3.4969440102577" calcext:value-type="float">
            <text:p>3,4969440102577</text:p>
          </table:table-cell>
          <table:table-cell office:value-type="float" office:value="93.102591052936" calcext:value-type="float">
            <text:p>93,1025910529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885</text:p>
          </table:table-cell>
          <table:table-cell office:value-type="float" office:value="9.4755494594574" calcext:value-type="float">
            <text:p>9,4755494594574</text:p>
          </table:table-cell>
          <table:table-cell office:value-type="float" office:value="0.24006512016058" calcext:value-type="float">
            <text:p>0,24006512016058</text:p>
          </table:table-cell>
          <table:table-cell office:value-type="float" office:value="158.62105758327" calcext:value-type="float">
            <text:p>158,621057583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896</text:p>
          </table:table-cell>
          <table:table-cell office:value-type="float" office:value="9.3220216035843" calcext:value-type="float">
            <text:p>9,3220216035843</text:p>
          </table:table-cell>
          <table:table-cell office:value-type="float" office:value="4.0001899003983" calcext:value-type="float">
            <text:p>4,0001899003983</text:p>
          </table:table-cell>
          <table:table-cell office:value-type="float" office:value="25.785836634363" calcext:value-type="float">
            <text:p>25,7858366343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907</text:p>
          </table:table-cell>
          <table:table-cell office:value-type="float" office:value="3.019945025444" calcext:value-type="float">
            <text:p>3,019945025444</text:p>
          </table:table-cell>
          <table:table-cell office:value-type="float" office:value="0.4492799565196" calcext:value-type="float">
            <text:p>0,4492799565196</text:p>
          </table:table-cell>
          <table:table-cell office:value-type="float" office:value="-116.05999727917" calcext:value-type="float">
            <text:p>-116,0599972791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918</text:p>
          </table:table-cell>
          <table:table-cell office:value-type="float" office:value="-0.7318577170372" calcext:value-type="float">
            <text:p>-0,7318577170372</text:p>
          </table:table-cell>
          <table:table-cell office:value-type="float" office:value="2.9185464978218" calcext:value-type="float">
            <text:p>2,9185464978218</text:p>
          </table:table-cell>
          <table:table-cell office:value-type="float" office:value="36.634878368135" calcext:value-type="float">
            <text:p>36,63487836813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929</text:p>
          </table:table-cell>
          <table:table-cell office:value-type="float" office:value="3.7204173207283" calcext:value-type="float">
            <text:p>3,7204173207283</text:p>
          </table:table-cell>
          <table:table-cell office:value-type="float" office:value="2.3081851005554" calcext:value-type="float">
            <text:p>2,3081851005554</text:p>
          </table:table-cell>
          <table:table-cell office:value-type="float" office:value="128.5182260404" calcext:value-type="float">
            <text:p>128,51822604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940</text:p>
          </table:table-cell>
          <table:table-cell office:value-type="float" office:value="3.7575951218605" calcext:value-type="float">
            <text:p>3,7575951218605</text:p>
          </table:table-cell>
          <table:table-cell office:value-type="float" office:value="2.6333591341972" calcext:value-type="float">
            <text:p>2,6333591341972</text:p>
          </table:table-cell>
          <table:table-cell office:value-type="float" office:value="97.64887041347" calcext:value-type="float">
            <text:p>97,648870413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951</text:p>
          </table:table-cell>
          <table:table-cell office:value-type="float" office:value="5.4861223697662" calcext:value-type="float">
            <text:p>5,4861223697662</text:p>
          </table:table-cell>
          <table:table-cell office:value-type="float" office:value="2.8041204810143" calcext:value-type="float">
            <text:p>2,8041204810143</text:p>
          </table:table-cell>
          <table:table-cell office:value-type="float" office:value="-156.01744925141" calcext:value-type="float">
            <text:p>-156,017449251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962</text:p>
          </table:table-cell>
          <table:table-cell office:value-type="float" office:value="9.002777338028" calcext:value-type="float">
            <text:p>9,002777338028</text:p>
          </table:table-cell>
          <table:table-cell office:value-type="float" office:value="0.68557627499104" calcext:value-type="float">
            <text:p>0,68557627499104</text:p>
          </table:table-cell>
          <table:table-cell office:value-type="float" office:value="-96.50704891059" calcext:value-type="float">
            <text:p>-96,5070489105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973</text:p>
          </table:table-cell>
          <table:table-cell office:value-type="float" office:value="10.013997554779" calcext:value-type="float">
            <text:p>10,013997554779</text:p>
          </table:table-cell>
          <table:table-cell office:value-type="float" office:value="6.7122340202332" calcext:value-type="float">
            <text:p>6,7122340202332</text:p>
          </table:table-cell>
          <table:table-cell office:value-type="float" office:value="-78.75385254052" calcext:value-type="float">
            <text:p>-78,753852540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984</text:p>
          </table:table-cell>
          <table:table-cell office:value-type="float" office:value="-1.2938688695431" calcext:value-type="float">
            <text:p>-1,2938688695431</text:p>
          </table:table-cell>
          <table:table-cell office:value-type="float" office:value="6.0308349132538" calcext:value-type="float">
            <text:p>6,0308349132538</text:p>
          </table:table-cell>
          <table:table-cell office:value-type="float" office:value="-149.37363460565" calcext:value-type="float">
            <text:p>-149,373634605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995</text:p>
          </table:table-cell>
          <table:table-cell office:value-type="float" office:value="0.43432585895061" calcext:value-type="float">
            <text:p>0,43432585895061</text:p>
          </table:table-cell>
          <table:table-cell office:value-type="float" office:value="0.31022381037474" calcext:value-type="float">
            <text:p>0,31022381037474</text:p>
          </table:table-cell>
          <table:table-cell office:value-type="float" office:value="-32.541786409487" calcext:value-type="float">
            <text:p>-32,5417864094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006</text:p>
          </table:table-cell>
          <table:table-cell office:value-type="float" office:value="1.9435852766037" calcext:value-type="float">
            <text:p>1,9435852766037</text:p>
          </table:table-cell>
          <table:table-cell office:value-type="float" office:value="3.7507012486458" calcext:value-type="float">
            <text:p>3,7507012486458</text:p>
          </table:table-cell>
          <table:table-cell office:value-type="float" office:value="84.725071670143" calcext:value-type="float">
            <text:p>84,72507167014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017</text:p>
          </table:table-cell>
          <table:table-cell office:value-type="float" office:value="3.2813060283661" calcext:value-type="float">
            <text:p>3,2813060283661</text:p>
          </table:table-cell>
          <table:table-cell office:value-type="float" office:value="6.1979657411575" calcext:value-type="float">
            <text:p>6,1979657411575</text:p>
          </table:table-cell>
          <table:table-cell office:value-type="float" office:value="-18.37760608667" calcext:value-type="float">
            <text:p>-18,3776060866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028</text:p>
          </table:table-cell>
          <table:table-cell office:value-type="float" office:value="5.5475258827209" calcext:value-type="float">
            <text:p>5,5475258827209</text:p>
          </table:table-cell>
          <table:table-cell office:value-type="float" office:value="3.7123784422874" calcext:value-type="float">
            <text:p>3,7123784422874</text:p>
          </table:table-cell>
          <table:table-cell office:value-type="float" office:value="1.4610505028135" calcext:value-type="float">
            <text:p>1,461050502813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039</text:p>
          </table:table-cell>
          <table:table-cell office:value-type="float" office:value="8.5628044605255" calcext:value-type="float">
            <text:p>8,5628044605255</text:p>
          </table:table-cell>
          <table:table-cell office:value-type="float" office:value="3.3505538105965" calcext:value-type="float">
            <text:p>3,3505538105965</text:p>
          </table:table-cell>
          <table:table-cell office:value-type="float" office:value="17.961672347063" calcext:value-type="float">
            <text:p>17,96167234706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050</text:p>
          </table:table-cell>
          <table:table-cell office:value-type="float" office:value="7.8646075725555" calcext:value-type="float">
            <text:p>7,8646075725555</text:p>
          </table:table-cell>
          <table:table-cell office:value-type="float" office:value="4.5761647820473" calcext:value-type="float">
            <text:p>4,5761647820473</text:p>
          </table:table-cell>
          <table:table-cell office:value-type="float" office:value="120.3893491417" calcext:value-type="float">
            <text:p>120,38934914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061</text:p>
          </table:table-cell>
          <table:table-cell office:value-type="float" office:value="-0.54384607821703" calcext:value-type="float">
            <text:p>-0,54384607821703</text:p>
          </table:table-cell>
          <table:table-cell office:value-type="float" office:value="0.49370594322681" calcext:value-type="float">
            <text:p>0,49370594322681</text:p>
          </table:table-cell>
          <table:table-cell office:value-type="float" office:value="-144.14683269088" calcext:value-type="float">
            <text:p>-144,146832690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072</text:p>
          </table:table-cell>
          <table:table-cell office:value-type="float" office:value="4.9668449163437" calcext:value-type="float">
            <text:p>4,9668449163437</text:p>
          </table:table-cell>
          <table:table-cell office:value-type="float" office:value="6.7999845743179" calcext:value-type="float">
            <text:p>6,7999845743179</text:p>
          </table:table-cell>
          <table:table-cell office:value-type="float" office:value="-62.77695507001" calcext:value-type="float">
            <text:p>-62,776955070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083</text:p>
          </table:table-cell>
          <table:table-cell office:value-type="float" office:value="2.941238284111" calcext:value-type="float">
            <text:p>2,941238284111</text:p>
          </table:table-cell>
          <table:table-cell office:value-type="float" office:value="6.3368397951126" calcext:value-type="float">
            <text:p>6,3368397951126</text:p>
          </table:table-cell>
          <table:table-cell office:value-type="float" office:value="-155.68943388143" calcext:value-type="float">
            <text:p>-155,6894338814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094</text:p>
          </table:table-cell>
          <table:table-cell office:value-type="float" office:value="7.482276558876" calcext:value-type="float">
            <text:p>7,482276558876</text:p>
          </table:table-cell>
          <table:table-cell office:value-type="float" office:value="7.5389063358307" calcext:value-type="float">
            <text:p>7,5389063358307</text:p>
          </table:table-cell>
          <table:table-cell office:value-type="float" office:value="-178.30003902411" calcext:value-type="float">
            <text:p>-178,300039024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105</text:p>
          </table:table-cell>
          <table:table-cell office:value-type="float" office:value="1.11986361444" calcext:value-type="float">
            <text:p>1,11986361444</text:p>
          </table:table-cell>
          <table:table-cell office:value-type="float" office:value="7.7719724178314" calcext:value-type="float">
            <text:p>7,7719724178314</text:p>
          </table:table-cell>
          <table:table-cell office:value-type="float" office:value="-77.575142975825" calcext:value-type="float">
            <text:p>-77,5751429758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116</text:p>
          </table:table-cell>
          <table:table-cell office:value-type="float" office:value="5.3149312734604" calcext:value-type="float">
            <text:p>5,3149312734604</text:p>
          </table:table-cell>
          <table:table-cell office:value-type="float" office:value="5.1234519481659" calcext:value-type="float">
            <text:p>5,1234519481659</text:p>
          </table:table-cell>
          <table:table-cell office:value-type="float" office:value="88.779143467071" calcext:value-type="float">
            <text:p>88,77914346707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127</text:p>
          </table:table-cell>
          <table:table-cell office:value-type="float" office:value="8.6438512802124" calcext:value-type="float">
            <text:p>8,6438512802124</text:p>
          </table:table-cell>
          <table:table-cell office:value-type="float" office:value="10.202029943466" calcext:value-type="float">
            <text:p>10,202029943466</text:p>
          </table:table-cell>
          <table:table-cell office:value-type="float" office:value="89.95284396372" calcext:value-type="float">
            <text:p>89,952843963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138</text:p>
          </table:table-cell>
          <table:table-cell office:value-type="float" office:value="0.26876777410507" calcext:value-type="float">
            <text:p>0,26876777410507</text:p>
          </table:table-cell>
          <table:table-cell office:value-type="float" office:value="10.821421146393" calcext:value-type="float">
            <text:p>10,821421146393</text:p>
          </table:table-cell>
          <table:table-cell office:value-type="float" office:value="75.709883574468" calcext:value-type="float">
            <text:p>75,7098835744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149</text:p>
          </table:table-cell>
          <table:table-cell office:value-type="float" office:value="0.15764027833939" calcext:value-type="float">
            <text:p>0,15764027833939</text:p>
          </table:table-cell>
          <table:table-cell office:value-type="float" office:value="5.1491248607635" calcext:value-type="float">
            <text:p>5,1491248607635</text:p>
          </table:table-cell>
          <table:table-cell office:value-type="float" office:value="95.886354993103" calcext:value-type="float">
            <text:p>95,8863549931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160</text:p>
          </table:table-cell>
          <table:table-cell office:value-type="float" office:value="0.7445614784956" calcext:value-type="float">
            <text:p>0,7445614784956</text:p>
          </table:table-cell>
          <table:table-cell office:value-type="float" office:value="8.8611495494843" calcext:value-type="float">
            <text:p>8,8611495494843</text:p>
          </table:table-cell>
          <table:table-cell office:value-type="float" office:value="-3.2602976651708" calcext:value-type="float">
            <text:p>-3,26029766517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171</text:p>
          </table:table-cell>
          <table:table-cell office:value-type="float" office:value="1.4389388263226" calcext:value-type="float">
            <text:p>1,4389388263226</text:p>
          </table:table-cell>
          <table:table-cell office:value-type="float" office:value="8.0406618118286" calcext:value-type="float">
            <text:p>8,0406618118286</text:p>
          </table:table-cell>
          <table:table-cell office:value-type="float" office:value="23.11261045705" calcext:value-type="float">
            <text:p>23,1126104570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182</text:p>
          </table:table-cell>
          <table:table-cell office:value-type="float" office:value="6.5065157413483" calcext:value-type="float">
            <text:p>6,5065157413483</text:p>
          </table:table-cell>
          <table:table-cell office:value-type="float" office:value="4.9053806066513" calcext:value-type="float">
            <text:p>4,9053806066513</text:p>
          </table:table-cell>
          <table:table-cell office:value-type="float" office:value="-40.759435884512" calcext:value-type="float">
            <text:p>-40,7594358845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193</text:p>
          </table:table-cell>
          <table:table-cell office:value-type="float" office:value="7.4493253231049" calcext:value-type="float">
            <text:p>7,4493253231049</text:p>
          </table:table-cell>
          <table:table-cell office:value-type="float" office:value="5.3831082582474" calcext:value-type="float">
            <text:p>5,3831082582474</text:p>
          </table:table-cell>
          <table:table-cell office:value-type="float" office:value="-120.17240797638" calcext:value-type="float">
            <text:p>-120,172407976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204</text:p>
          </table:table-cell>
          <table:table-cell office:value-type="float" office:value="7.1746611595154" calcext:value-type="float">
            <text:p>7,1746611595154</text:p>
          </table:table-cell>
          <table:table-cell office:value-type="float" office:value="5.6526690721512" calcext:value-type="float">
            <text:p>5,6526690721512</text:p>
          </table:table-cell>
          <table:table-cell office:value-type="float" office:value="-121.15659075937" calcext:value-type="float">
            <text:p>-121,156590759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215</text:p>
          </table:table-cell>
          <table:table-cell office:value-type="float" office:value="0.89649304747581" calcext:value-type="float">
            <text:p>0,89649304747581</text:p>
          </table:table-cell>
          <table:table-cell office:value-type="float" office:value="7.322039604187" calcext:value-type="float">
            <text:p>7,322039604187</text:p>
          </table:table-cell>
          <table:table-cell office:value-type="float" office:value="-102.53512403768" calcext:value-type="float">
            <text:p>-102,535124037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226</text:p>
          </table:table-cell>
          <table:table-cell office:value-type="float" office:value="3.7646523118019" calcext:value-type="float">
            <text:p>3,7646523118019</text:p>
          </table:table-cell>
          <table:table-cell office:value-type="float" office:value="9.5226353406906" calcext:value-type="float">
            <text:p>9,5226353406906</text:p>
          </table:table-cell>
          <table:table-cell office:value-type="float" office:value="110.79561710358" calcext:value-type="float">
            <text:p>110,795617103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237</text:p>
          </table:table-cell>
          <table:table-cell office:value-type="float" office:value="2.2018072009087" calcext:value-type="float">
            <text:p>2,2018072009087</text:p>
          </table:table-cell>
          <table:table-cell office:value-type="float" office:value="8.6724531650543" calcext:value-type="float">
            <text:p>8,6724531650543</text:p>
          </table:table-cell>
          <table:table-cell office:value-type="float" office:value="93.836327267301" calcext:value-type="float">
            <text:p>93,8363272673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248</text:p>
          </table:table-cell>
          <table:table-cell office:value-type="float" office:value="5.8898746967316" calcext:value-type="float">
            <text:p>5,8898746967316</text:p>
          </table:table-cell>
          <table:table-cell office:value-type="float" office:value="10.842220783234" calcext:value-type="float">
            <text:p>10,842220783234</text:p>
          </table:table-cell>
          <table:table-cell office:value-type="float" office:value="154.6507595451" calcext:value-type="float">
            <text:p>154,65075954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259</text:p>
          </table:table-cell>
          <table:table-cell office:value-type="float" office:value="7.6556795835495" calcext:value-type="float">
            <text:p>7,6556795835495</text:p>
          </table:table-cell>
          <table:table-cell office:value-type="float" office:value="8.1334006786346" calcext:value-type="float">
            <text:p>8,1334006786346</text:p>
          </table:table-cell>
          <table:table-cell office:value-type="float" office:value="132.17272728112" calcext:value-type="float">
            <text:p>132,172727281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270</text:p>
          </table:table-cell>
          <table:table-cell office:value-type="float" office:value="4.6687394380569" calcext:value-type="float">
            <text:p>4,6687394380569</text:p>
          </table:table-cell>
          <table:table-cell office:value-type="float" office:value="7.4126297235489" calcext:value-type="float">
            <text:p>7,4126297235489</text:p>
          </table:table-cell>
          <table:table-cell office:value-type="float" office:value="20.170061451614" calcext:value-type="float">
            <text:p>20,1700614516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281</text:p>
          </table:table-cell>
          <table:table-cell office:value-type="float" office:value="6.5113842487335" calcext:value-type="float">
            <text:p>6,5113842487335</text:p>
          </table:table-cell>
          <table:table-cell office:value-type="float" office:value="9.8293018341064" calcext:value-type="float">
            <text:p>9,8293018341064</text:p>
          </table:table-cell>
          <table:table-cell office:value-type="float" office:value="88.379887258931" calcext:value-type="float">
            <text:p>88,3798872589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292</text:p>
          </table:table-cell>
          <table:table-cell office:value-type="float" office:value="1.980723887682" calcext:value-type="float">
            <text:p>1,980723887682</text:p>
          </table:table-cell>
          <table:table-cell office:value-type="float" office:value="6.93244099617" calcext:value-type="float">
            <text:p>6,93244099617</text:p>
          </table:table-cell>
          <table:table-cell office:value-type="float" office:value="101.47521753979" calcext:value-type="float">
            <text:p>101,475217539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303</text:p>
          </table:table-cell>
          <table:table-cell office:value-type="float" office:value="0.80035917460918" calcext:value-type="float">
            <text:p>0,80035917460918</text:p>
          </table:table-cell>
          <table:table-cell office:value-type="float" office:value="10.944203138351" calcext:value-type="float">
            <text:p>10,944203138351</text:p>
          </table:table-cell>
          <table:table-cell office:value-type="float" office:value="132.00127091377" calcext:value-type="float">
            <text:p>132,0012709137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5</text:p>
          </table:table-cell>
          <table:table-cell office:value-type="float" office:value="3.8003626465797" calcext:value-type="float">
            <text:p>3,8003626465797</text:p>
          </table:table-cell>
          <table:table-cell office:value-type="float" office:value="1.1308761686087" calcext:value-type="float">
            <text:p>1,1308761686087</text:p>
          </table:table-cell>
          <table:table-cell office:value-type="float" office:value="136.866340212" calcext:value-type="float">
            <text:p>136,8663402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764</text:p>
          </table:table-cell>
          <table:table-cell office:value-type="float" office:value="2.4592597782612" calcext:value-type="float">
            <text:p>2,4592597782612</text:p>
          </table:table-cell>
          <table:table-cell office:value-type="float" office:value="-0.1050769072026" calcext:value-type="float">
            <text:p>-0,1050769072026</text:p>
          </table:table-cell>
          <table:table-cell office:value-type="float" office:value="-39.904060637116" calcext:value-type="float">
            <text:p>-39,90406063711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775</text:p>
          </table:table-cell>
          <table:table-cell office:value-type="float" office:value="2.4930968880653" calcext:value-type="float">
            <text:p>2,4930968880653</text:p>
          </table:table-cell>
          <table:table-cell office:value-type="float" office:value="-0.58501668274403" calcext:value-type="float">
            <text:p>-0,58501668274403</text:p>
          </table:table-cell>
          <table:table-cell office:value-type="float" office:value="43.492039677444" calcext:value-type="float">
            <text:p>43,49203967744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786</text:p>
          </table:table-cell>
          <table:table-cell office:value-type="float" office:value="2.5449973344803" calcext:value-type="float">
            <text:p>2,5449973344803</text:p>
          </table:table-cell>
          <table:table-cell office:value-type="float" office:value="0.10471314191818" calcext:value-type="float">
            <text:p>0,10471314191818</text:p>
          </table:table-cell>
          <table:table-cell office:value-type="float" office:value="109.94087738596" calcext:value-type="float">
            <text:p>109,940877385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797</text:p>
          </table:table-cell>
          <table:table-cell office:value-type="float" office:value="6.0232627391815" calcext:value-type="float">
            <text:p>6,0232627391815</text:p>
          </table:table-cell>
          <table:table-cell office:value-type="float" office:value="1.9398947060108" calcext:value-type="float">
            <text:p>1,9398947060108</text:p>
          </table:table-cell>
          <table:table-cell office:value-type="float" office:value="-11.164783861986" calcext:value-type="float">
            <text:p>-11,16478386198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808</text:p>
          </table:table-cell>
          <table:table-cell office:value-type="float" office:value="6.2531197071075" calcext:value-type="float">
            <text:p>6,2531197071075</text:p>
          </table:table-cell>
          <table:table-cell office:value-type="float" office:value="-0.14788342639804" calcext:value-type="float">
            <text:p>-0,14788342639804</text:p>
          </table:table-cell>
          <table:table-cell office:value-type="float" office:value="114.47643474409" calcext:value-type="float">
            <text:p>114,476434744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819</text:p>
          </table:table-cell>
          <table:table-cell office:value-type="float" office:value="6.829726099968" calcext:value-type="float">
            <text:p>6,829726099968</text:p>
          </table:table-cell>
          <table:table-cell office:value-type="float" office:value="0.7190765440464" calcext:value-type="float">
            <text:p>0,7190765440464</text:p>
          </table:table-cell>
          <table:table-cell office:value-type="float" office:value="-28.611738590678" calcext:value-type="float">
            <text:p>-28,61173859067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830</text:p>
          </table:table-cell>
          <table:table-cell office:value-type="float" office:value="-0.063878186047077" calcext:value-type="float">
            <text:p>-0,063878186047077</text:p>
          </table:table-cell>
          <table:table-cell office:value-type="float" office:value="0.23174613714218" calcext:value-type="float">
            <text:p>0,23174613714218</text:p>
          </table:table-cell>
          <table:table-cell office:value-type="float" office:value="131.76862601262" calcext:value-type="float">
            <text:p>131,768626012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841</text:p>
          </table:table-cell>
          <table:table-cell office:value-type="float" office:value="3.6488285660744" calcext:value-type="float">
            <text:p>3,6488285660744</text:p>
          </table:table-cell>
          <table:table-cell office:value-type="float" office:value="2.0954284071922" calcext:value-type="float">
            <text:p>2,0954284071922</text:p>
          </table:table-cell>
          <table:table-cell office:value-type="float" office:value="-116.50110961525" calcext:value-type="float">
            <text:p>-116,501109615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852</text:p>
          </table:table-cell>
          <table:table-cell office:value-type="float" office:value="3.8422632217407" calcext:value-type="float">
            <text:p>3,8422632217407</text:p>
          </table:table-cell>
          <table:table-cell office:value-type="float" office:value="4.7537922859192" calcext:value-type="float">
            <text:p>4,7537922859192</text:p>
          </table:table-cell>
          <table:table-cell office:value-type="float" office:value="-82.885903158006" calcext:value-type="float">
            <text:p>-82,88590315800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863</text:p>
          </table:table-cell>
          <table:table-cell office:value-type="float" office:value="4.1615763306618" calcext:value-type="float">
            <text:p>4,1615763306618</text:p>
          </table:table-cell>
          <table:table-cell office:value-type="float" office:value="0.11025276966393" calcext:value-type="float">
            <text:p>0,11025276966393</text:p>
          </table:table-cell>
          <table:table-cell office:value-type="float" office:value="-136.28974386082" calcext:value-type="float">
            <text:p>-136,289743860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874</text:p>
          </table:table-cell>
          <table:table-cell office:value-type="float" office:value="7.0017862319946" calcext:value-type="float">
            <text:p>7,0017862319946</text:p>
          </table:table-cell>
          <table:table-cell office:value-type="float" office:value="3.108885884285" calcext:value-type="float">
            <text:p>3,108885884285</text:p>
          </table:table-cell>
          <table:table-cell office:value-type="float" office:value="93.199970615897" calcext:value-type="float">
            <text:p>93,19997061589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885</text:p>
          </table:table-cell>
          <table:table-cell office:value-type="float" office:value="9.5712101459503" calcext:value-type="float">
            <text:p>9,5712101459503</text:p>
          </table:table-cell>
          <table:table-cell office:value-type="float" office:value="0.30641123652458" calcext:value-type="float">
            <text:p>0,30641123652458</text:p>
          </table:table-cell>
          <table:table-cell office:value-type="float" office:value="159.70518938295" calcext:value-type="float">
            <text:p>159,705189382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896</text:p>
          </table:table-cell>
          <table:table-cell office:value-type="float" office:value="9.1803026199341" calcext:value-type="float">
            <text:p>9,1803026199341</text:p>
          </table:table-cell>
          <table:table-cell office:value-type="float" office:value="3.7340506911278" calcext:value-type="float">
            <text:p>3,7340506911278</text:p>
          </table:table-cell>
          <table:table-cell office:value-type="float" office:value="69.856462964586" calcext:value-type="float">
            <text:p>69,8564629645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907</text:p>
          </table:table-cell>
          <table:table-cell office:value-type="float" office:value="3.2761561870575" calcext:value-type="float">
            <text:p>3,2761561870575</text:p>
          </table:table-cell>
          <table:table-cell office:value-type="float" office:value="0.40106650441885" calcext:value-type="float">
            <text:p>0,40106650441885</text:p>
          </table:table-cell>
          <table:table-cell office:value-type="float" office:value="168.77471869159" calcext:value-type="float">
            <text:p>168,7747186915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918</text:p>
          </table:table-cell>
          <table:table-cell office:value-type="float" office:value="-0.76959103345871" calcext:value-type="float">
            <text:p>-0,76959103345871</text:p>
          </table:table-cell>
          <table:table-cell office:value-type="float" office:value="2.7162104845047" calcext:value-type="float">
            <text:p>2,7162104845047</text:p>
          </table:table-cell>
          <table:table-cell office:value-type="float" office:value="82.054302191279" calcext:value-type="float">
            <text:p>82,05430219127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929</text:p>
          </table:table-cell>
          <table:table-cell office:value-type="float" office:value="3.8588592410088" calcext:value-type="float">
            <text:p>3,8588592410088</text:p>
          </table:table-cell>
          <table:table-cell office:value-type="float" office:value="2.3077917098999" calcext:value-type="float">
            <text:p>2,3077917098999</text:p>
          </table:table-cell>
          <table:table-cell office:value-type="float" office:value="104.39365912395" calcext:value-type="float">
            <text:p>104,393659123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940</text:p>
          </table:table-cell>
          <table:table-cell office:value-type="float" office:value="3.9921507239342" calcext:value-type="float">
            <text:p>3,9921507239342</text:p>
          </table:table-cell>
          <table:table-cell office:value-type="float" office:value="2.6237222552299" calcext:value-type="float">
            <text:p>2,6237222552299</text:p>
          </table:table-cell>
          <table:table-cell office:value-type="float" office:value="168.12751703202" calcext:value-type="float">
            <text:p>168,1275170320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951</text:p>
          </table:table-cell>
          <table:table-cell office:value-type="float" office:value="5.8055633306503" calcext:value-type="float">
            <text:p>5,8055633306503</text:p>
          </table:table-cell>
          <table:table-cell office:value-type="float" office:value="2.8103244304657" calcext:value-type="float">
            <text:p>2,8103244304657</text:p>
          </table:table-cell>
          <table:table-cell office:value-type="float" office:value="175.25719077724" calcext:value-type="float">
            <text:p>175,257190777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962</text:p>
          </table:table-cell>
          <table:table-cell office:value-type="float" office:value="8.8155353069305" calcext:value-type="float">
            <text:p>8,8155353069305</text:p>
          </table:table-cell>
          <table:table-cell office:value-type="float" office:value="0.9635104238987" calcext:value-type="float">
            <text:p>0,9635104238987</text:p>
          </table:table-cell>
          <table:table-cell office:value-type="float" office:value="-61.098076735333" calcext:value-type="float">
            <text:p>-61,09807673533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973</text:p>
          </table:table-cell>
          <table:table-cell office:value-type="float" office:value="9.9158608913422" calcext:value-type="float">
            <text:p>9,9158608913422</text:p>
          </table:table-cell>
          <table:table-cell office:value-type="float" office:value="7.0121067762375" calcext:value-type="float">
            <text:p>7,0121067762375</text:p>
          </table:table-cell>
          <table:table-cell office:value-type="float" office:value="-70.147986624651" calcext:value-type="float">
            <text:p>-70,1479866246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984</text:p>
          </table:table-cell>
          <table:table-cell office:value-type="float" office:value="-0.95361836254597" calcext:value-type="float">
            <text:p>-0,95361836254597</text:p>
          </table:table-cell>
          <table:table-cell office:value-type="float" office:value="6.0682380199432" calcext:value-type="float">
            <text:p>6,0682380199432</text:p>
          </table:table-cell>
          <table:table-cell office:value-type="float" office:value="-175.59922880428" calcext:value-type="float">
            <text:p>-175,599228804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995</text:p>
          </table:table-cell>
          <table:table-cell office:value-type="float" office:value="0.27759293094277" calcext:value-type="float">
            <text:p>0,27759293094277</text:p>
          </table:table-cell>
          <table:table-cell office:value-type="float" office:value="0.18771938979626" calcext:value-type="float">
            <text:p>0,18771938979626</text:p>
          </table:table-cell>
          <table:table-cell office:value-type="float" office:value="46.668236422691" calcext:value-type="float">
            <text:p>46,6682364226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006</text:p>
          </table:table-cell>
          <table:table-cell office:value-type="float" office:value="1.8362618982792" calcext:value-type="float">
            <text:p>1,8362618982792</text:p>
          </table:table-cell>
          <table:table-cell office:value-type="float" office:value="3.4624722599983" calcext:value-type="float">
            <text:p>3,4624722599983</text:p>
          </table:table-cell>
          <table:table-cell office:value-type="float" office:value="62.669318193083" calcext:value-type="float">
            <text:p>62,66931819308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017</text:p>
          </table:table-cell>
          <table:table-cell office:value-type="float" office:value="3.1728386878967" calcext:value-type="float">
            <text:p>3,1728386878967</text:p>
          </table:table-cell>
          <table:table-cell office:value-type="float" office:value="6.0170942544937" calcext:value-type="float">
            <text:p>6,0170942544937</text:p>
          </table:table-cell>
          <table:table-cell office:value-type="float" office:value="65.420963961607" calcext:value-type="float">
            <text:p>65,4209639616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028</text:p>
          </table:table-cell>
          <table:table-cell office:value-type="float" office:value="5.2562910318375" calcext:value-type="float">
            <text:p>5,2562910318375</text:p>
          </table:table-cell>
          <table:table-cell office:value-type="float" office:value="3.5969695448875" calcext:value-type="float">
            <text:p>3,5969695448875</text:p>
          </table:table-cell>
          <table:table-cell office:value-type="float" office:value="26.787465734846" calcext:value-type="float">
            <text:p>26,7874657348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039</text:p>
          </table:table-cell>
          <table:table-cell office:value-type="float" office:value="8.438196182251" calcext:value-type="float">
            <text:p>8,438196182251</text:p>
          </table:table-cell>
          <table:table-cell office:value-type="float" office:value="3.1035095453262" calcext:value-type="float">
            <text:p>3,1035095453262</text:p>
          </table:table-cell>
          <table:table-cell office:value-type="float" office:value="72.41800332525" calcext:value-type="float">
            <text:p>72,418003325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050</text:p>
          </table:table-cell>
          <table:table-cell office:value-type="float" office:value="7.6830965280533" calcext:value-type="float">
            <text:p>7,6830965280533</text:p>
          </table:table-cell>
          <table:table-cell office:value-type="float" office:value="4.4190964102745" calcext:value-type="float">
            <text:p>4,4190964102745</text:p>
          </table:table-cell>
          <table:table-cell office:value-type="float" office:value="36.317301403945" calcext:value-type="float">
            <text:p>36,31730140394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061</text:p>
          </table:table-cell>
          <table:table-cell office:value-type="float" office:value="-0.38958132266998" calcext:value-type="float">
            <text:p>-0,38958132266998</text:p>
          </table:table-cell>
          <table:table-cell office:value-type="float" office:value="0.33435471355915" calcext:value-type="float">
            <text:p>0,33435471355915</text:p>
          </table:table-cell>
          <table:table-cell office:value-type="float" office:value="125.29051379793" calcext:value-type="float">
            <text:p>125,290513797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072</text:p>
          </table:table-cell>
          <table:table-cell office:value-type="float" office:value="4.7496819496155" calcext:value-type="float">
            <text:p>4,7496819496155</text:p>
          </table:table-cell>
          <table:table-cell office:value-type="float" office:value="6.8478047847748" calcext:value-type="float">
            <text:p>6,8478047847748</text:p>
          </table:table-cell>
          <table:table-cell office:value-type="float" office:value="8.1677740546548" calcext:value-type="float">
            <text:p>8,16777405465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083</text:p>
          </table:table-cell>
          <table:table-cell office:value-type="float" office:value="2.8618022799492" calcext:value-type="float">
            <text:p>2,8618022799492</text:p>
          </table:table-cell>
          <table:table-cell office:value-type="float" office:value="6.5697932243347" calcext:value-type="float">
            <text:p>6,5697932243347</text:p>
          </table:table-cell>
          <table:table-cell office:value-type="float" office:value="-68.148418596596" calcext:value-type="float">
            <text:p>-68,14841859659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094</text:p>
          </table:table-cell>
          <table:table-cell office:value-type="float" office:value="7.5435572862625" calcext:value-type="float">
            <text:p>7,5435572862625</text:p>
          </table:table-cell>
          <table:table-cell office:value-type="float" office:value="7.6754403114319" calcext:value-type="float">
            <text:p>7,6754403114319</text:p>
          </table:table-cell>
          <table:table-cell office:value-type="float" office:value="-100.08582643643" calcext:value-type="float">
            <text:p>-100,085826436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105</text:p>
          </table:table-cell>
          <table:table-cell office:value-type="float" office:value="1.266348361969" calcext:value-type="float">
            <text:p>1,266348361969</text:p>
          </table:table-cell>
          <table:table-cell office:value-type="float" office:value="7.7892982959747" calcext:value-type="float">
            <text:p>7,7892982959747</text:p>
          </table:table-cell>
          <table:table-cell office:value-type="float" office:value="-170.16103465086" calcext:value-type="float">
            <text:p>-170,161034650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116</text:p>
          </table:table-cell>
          <table:table-cell office:value-type="float" office:value="5.3061664104462" calcext:value-type="float">
            <text:p>5,3061664104462</text:p>
          </table:table-cell>
          <table:table-cell office:value-type="float" office:value="4.7261333465576" calcext:value-type="float">
            <text:p>4,7261333465576</text:p>
          </table:table-cell>
          <table:table-cell office:value-type="float" office:value="88.771626448176" calcext:value-type="float">
            <text:p>88,77162644817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127</text:p>
          </table:table-cell>
          <table:table-cell office:value-type="float" office:value="8.7559759616852" calcext:value-type="float">
            <text:p>8,7559759616852</text:p>
          </table:table-cell>
          <table:table-cell office:value-type="float" office:value="10.032811164856" calcext:value-type="float">
            <text:p>10,032811164856</text:p>
          </table:table-cell>
          <table:table-cell office:value-type="float" office:value="125.37622148064" calcext:value-type="float">
            <text:p>125,376221480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138</text:p>
          </table:table-cell>
          <table:table-cell office:value-type="float" office:value="0.28924826532602" calcext:value-type="float">
            <text:p>0,28924826532602</text:p>
          </table:table-cell>
          <table:table-cell office:value-type="float" office:value="10.641474723816" calcext:value-type="float">
            <text:p>10,641474723816</text:p>
          </table:table-cell>
          <table:table-cell office:value-type="float" office:value="116.35035921814" calcext:value-type="float">
            <text:p>116,350359218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149</text:p>
          </table:table-cell>
          <table:table-cell office:value-type="float" office:value="0.25550866499543" calcext:value-type="float">
            <text:p>0,25550866499543</text:p>
          </table:table-cell>
          <table:table-cell office:value-type="float" office:value="4.8220190405846" calcext:value-type="float">
            <text:p>4,8220190405846</text:p>
          </table:table-cell>
          <table:table-cell office:value-type="float" office:value="109.90329912514" calcext:value-type="float">
            <text:p>109,903299125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160</text:p>
          </table:table-cell>
          <table:table-cell office:value-type="float" office:value="0.34662671387196" calcext:value-type="float">
            <text:p>0,34662671387196</text:p>
          </table:table-cell>
          <table:table-cell office:value-type="float" office:value="8.8836467266083" calcext:value-type="float">
            <text:p>8,8836467266083</text:p>
          </table:table-cell>
          <table:table-cell office:value-type="float" office:value="-3.1830592282638" calcext:value-type="float">
            <text:p>-3,18305922826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171</text:p>
          </table:table-cell>
          <table:table-cell office:value-type="float" office:value="1.5844339132309" calcext:value-type="float">
            <text:p>1,5844339132309</text:p>
          </table:table-cell>
          <table:table-cell office:value-type="float" office:value="7.876945734024" calcext:value-type="float">
            <text:p>7,876945734024</text:p>
          </table:table-cell>
          <table:table-cell office:value-type="float" office:value="116.3095759738" calcext:value-type="float">
            <text:p>116,309575973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182</text:p>
          </table:table-cell>
          <table:table-cell office:value-type="float" office:value="6.2053912878036" calcext:value-type="float">
            <text:p>6,2053912878036</text:p>
          </table:table-cell>
          <table:table-cell office:value-type="float" office:value="5.1648259162903" calcext:value-type="float">
            <text:p>5,1648259162903</text:p>
          </table:table-cell>
          <table:table-cell office:value-type="float" office:value="-40.760894869543" calcext:value-type="float">
            <text:p>-40,76089486954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193</text:p>
          </table:table-cell>
          <table:table-cell office:value-type="float" office:value="7.6549452543259" calcext:value-type="float">
            <text:p>7,6549452543259</text:p>
          </table:table-cell>
          <table:table-cell office:value-type="float" office:value="5.3000372648239" calcext:value-type="float">
            <text:p>5,3000372648239</text:p>
          </table:table-cell>
          <table:table-cell office:value-type="float" office:value="149.2888152979" calcext:value-type="float">
            <text:p>149,28881529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204</text:p>
          </table:table-cell>
          <table:table-cell office:value-type="float" office:value="7.2346693277359" calcext:value-type="float">
            <text:p>7,2346693277359</text:p>
          </table:table-cell>
          <table:table-cell office:value-type="float" office:value="5.8375322818756" calcext:value-type="float">
            <text:p>5,8375322818756</text:p>
          </table:table-cell>
          <table:table-cell office:value-type="float" office:value="-132.27174692093" calcext:value-type="float">
            <text:p>-132,271746920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215</text:p>
          </table:table-cell>
          <table:table-cell office:value-type="float" office:value="0.68151295185089" calcext:value-type="float">
            <text:p>0,68151295185089</text:p>
          </table:table-cell>
          <table:table-cell office:value-type="float" office:value="7.408264875412" calcext:value-type="float">
            <text:p>7,408264875412</text:p>
          </table:table-cell>
          <table:table-cell office:value-type="float" office:value="-14.857697069265" calcext:value-type="float">
            <text:p>-14,8576970692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226</text:p>
          </table:table-cell>
          <table:table-cell office:value-type="float" office:value="3.9690515398979" calcext:value-type="float">
            <text:p>3,9690515398979</text:p>
          </table:table-cell>
          <table:table-cell office:value-type="float" office:value="9.3535661697388" calcext:value-type="float">
            <text:p>9,3535661697388</text:p>
          </table:table-cell>
          <table:table-cell office:value-type="float" office:value="146.21647300234" calcext:value-type="float">
            <text:p>146,216473002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237</text:p>
          </table:table-cell>
          <table:table-cell office:value-type="float" office:value="2.4168333411217" calcext:value-type="float">
            <text:p>2,4168333411217</text:p>
          </table:table-cell>
          <table:table-cell office:value-type="float" office:value="8.5137498378754" calcext:value-type="float">
            <text:p>8,5137498378754</text:p>
          </table:table-cell>
          <table:table-cell office:value-type="float" office:value="153.27797421984" calcext:value-type="float">
            <text:p>153,277974219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248</text:p>
          </table:table-cell>
          <table:table-cell office:value-type="float" office:value="6.2088167667389" calcext:value-type="float">
            <text:p>6,2088167667389</text:p>
          </table:table-cell>
          <table:table-cell office:value-type="float" office:value="10.782291889191" calcext:value-type="float">
            <text:p>10,782291889191</text:p>
          </table:table-cell>
          <table:table-cell office:value-type="float" office:value="-176.04817250732" calcext:value-type="float">
            <text:p>-176,048172507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259</text:p>
          </table:table-cell>
          <table:table-cell office:value-type="float" office:value="7.6108205318451" calcext:value-type="float">
            <text:p>7,6108205318451</text:p>
          </table:table-cell>
          <table:table-cell office:value-type="float" office:value="7.9983174800873" calcext:value-type="float">
            <text:p>7,9983174800873</text:p>
          </table:table-cell>
          <table:table-cell office:value-type="float" office:value="59.926631344352" calcext:value-type="float">
            <text:p>59,9266313443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270</text:p>
          </table:table-cell>
          <table:table-cell office:value-type="float" office:value="4.4798931479454" calcext:value-type="float">
            <text:p>4,4798931479454</text:p>
          </table:table-cell>
          <table:table-cell office:value-type="float" office:value="7.4979841709137" calcext:value-type="float">
            <text:p>7,4979841709137</text:p>
          </table:table-cell>
          <table:table-cell office:value-type="float" office:value="-42.380272582838" calcext:value-type="float">
            <text:p>-42,3802725828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281</text:p>
          </table:table-cell>
          <table:table-cell office:value-type="float" office:value="6.5843331813812" calcext:value-type="float">
            <text:p>6,5843331813812</text:p>
          </table:table-cell>
          <table:table-cell office:value-type="float" office:value="9.479044675827" calcext:value-type="float">
            <text:p>9,479044675827</text:p>
          </table:table-cell>
          <table:table-cell office:value-type="float" office:value="106.03443984013" calcext:value-type="float">
            <text:p>106,034439840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292</text:p>
          </table:table-cell>
          <table:table-cell office:value-type="float" office:value="2.058992087841" calcext:value-type="float">
            <text:p>2,058992087841</text:p>
          </table:table-cell>
          <table:table-cell office:value-type="float" office:value="6.5426301956177" calcext:value-type="float">
            <text:p>6,5426301956177</text:p>
          </table:table-cell>
          <table:table-cell office:value-type="float" office:value="101.4987663099" calcext:value-type="float">
            <text:p>101,49876630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303</text:p>
          </table:table-cell>
          <table:table-cell office:value-type="float" office:value="0.89183159172535" calcext:value-type="float">
            <text:p>0,89183159172535</text:p>
          </table:table-cell>
          <table:table-cell office:value-type="float" office:value="10.600520372391" calcext:value-type="float">
            <text:p>10,600520372391</text:p>
          </table:table-cell>
          <table:table-cell office:value-type="float" office:value="109.13503929308" calcext:value-type="float">
            <text:p>109,135039293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5</text:p>
          </table:table-cell>
          <table:table-cell office:value-type="float" office:value="4.0901106595993" calcext:value-type="float">
            <text:p>4,0901106595993</text:p>
          </table:table-cell>
          <table:table-cell office:value-type="float" office:value="0.86049392819405" calcext:value-type="float">
            <text:p>0,86049392819405</text:p>
          </table:table-cell>
          <table:table-cell office:value-type="float" office:value="137.0292135105" calcext:value-type="float">
            <text:p>137,029213510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764</text:p>
          </table:table-cell>
          <table:table-cell office:value-type="float" office:value="2.3473644256592" calcext:value-type="float">
            <text:p>2,3473644256592</text:p>
          </table:table-cell>
          <table:table-cell office:value-type="float" office:value="-0.096157612279058" calcext:value-type="float">
            <text:p>-0,096157612279058</text:p>
          </table:table-cell>
          <table:table-cell office:value-type="float" office:value="-72.159513546403" calcext:value-type="float">
            <text:p>-72,15951354640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775</text:p>
          </table:table-cell>
          <table:table-cell office:value-type="float" office:value="2.1861369907856" calcext:value-type="float">
            <text:p>2,1861369907856</text:p>
          </table:table-cell>
          <table:table-cell office:value-type="float" office:value="-0.58501929044724" calcext:value-type="float">
            <text:p>-0,58501929044724</text:p>
          </table:table-cell>
          <table:table-cell office:value-type="float" office:value="47.248577616017" calcext:value-type="float">
            <text:p>47,2485776160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786</text:p>
          </table:table-cell>
          <table:table-cell office:value-type="float" office:value="2.5130400061607" calcext:value-type="float">
            <text:p>2,5130400061607</text:p>
          </table:table-cell>
          <table:table-cell office:value-type="float" office:value="0.057426453568041" calcext:value-type="float">
            <text:p>0,057426453568041</text:p>
          </table:table-cell>
          <table:table-cell office:value-type="float" office:value="97.588208070986" calcext:value-type="float">
            <text:p>97,58820807098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797</text:p>
          </table:table-cell>
          <table:table-cell office:value-type="float" office:value="5.6720161437988" calcext:value-type="float">
            <text:p>5,6720161437988</text:p>
          </table:table-cell>
          <table:table-cell office:value-type="float" office:value="1.9152918457985" calcext:value-type="float">
            <text:p>1,9152918457985</text:p>
          </table:table-cell>
          <table:table-cell office:value-type="float" office:value="8.6999644709241" calcext:value-type="float">
            <text:p>8,69996447092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808</text:p>
          </table:table-cell>
          <table:table-cell office:value-type="float" office:value="6.3162231445312" calcext:value-type="float">
            <text:p>6,3162231445312</text:p>
          </table:table-cell>
          <table:table-cell office:value-type="float" office:value="-0.50150446593761" calcext:value-type="float">
            <text:p>-0,50150446593761</text:p>
          </table:table-cell>
          <table:table-cell office:value-type="float" office:value="102.96500868099" calcext:value-type="float">
            <text:p>102,9650086809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819</text:p>
          </table:table-cell>
          <table:table-cell office:value-type="float" office:value="6.7188680171967" calcext:value-type="float">
            <text:p>6,7188680171967</text:p>
          </table:table-cell>
          <table:table-cell office:value-type="float" office:value="0.85967361927032" calcext:value-type="float">
            <text:p>0,85967361927032</text:p>
          </table:table-cell>
          <table:table-cell office:value-type="float" office:value="-51.332659402471" calcext:value-type="float">
            <text:p>-51,3326594024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830</text:p>
          </table:table-cell>
          <table:table-cell office:value-type="float" office:value="-0.20493037998676" calcext:value-type="float">
            <text:p>-0,20493037998676</text:p>
          </table:table-cell>
          <table:table-cell office:value-type="float" office:value="0.056367982178926" calcext:value-type="float">
            <text:p>0,056367982178926</text:p>
          </table:table-cell>
          <table:table-cell office:value-type="float" office:value="42.469277503384" calcext:value-type="float">
            <text:p>42,4692775033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841</text:p>
          </table:table-cell>
          <table:table-cell office:value-type="float" office:value="3.5735666751862" calcext:value-type="float">
            <text:p>3,5735666751862</text:p>
          </table:table-cell>
          <table:table-cell office:value-type="float" office:value="2.2089715301991" calcext:value-type="float">
            <text:p>2,2089715301991</text:p>
          </table:table-cell>
          <table:table-cell office:value-type="float" office:value="-53.036159390857" calcext:value-type="float">
            <text:p>-53,0361593908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852</text:p>
          </table:table-cell>
          <table:table-cell office:value-type="float" office:value="3.6944222450256" calcext:value-type="float">
            <text:p>3,6944222450256</text:p>
          </table:table-cell>
          <table:table-cell office:value-type="float" office:value="4.9429732561111" calcext:value-type="float">
            <text:p>4,9429732561111</text:p>
          </table:table-cell>
          <table:table-cell office:value-type="float" office:value="-47.561627284736" calcext:value-type="float">
            <text:p>-47,5616272847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863</text:p>
          </table:table-cell>
          <table:table-cell office:value-type="float" office:value="4.431765973568" calcext:value-type="float">
            <text:p>4,431765973568</text:p>
          </table:table-cell>
          <table:table-cell office:value-type="float" office:value="0.38162060081959" calcext:value-type="float">
            <text:p>0,38162060081959</text:p>
          </table:table-cell>
          <table:table-cell office:value-type="float" office:value="-134.2591783803" calcext:value-type="float">
            <text:p>-134,259178380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874</text:p>
          </table:table-cell>
          <table:table-cell office:value-type="float" office:value="7.0226466655731" calcext:value-type="float">
            <text:p>7,0226466655731</text:p>
          </table:table-cell>
          <table:table-cell office:value-type="float" office:value="2.8275117278099" calcext:value-type="float">
            <text:p>2,8275117278099</text:p>
          </table:table-cell>
          <table:table-cell office:value-type="float" office:value="94.555063612142" calcext:value-type="float">
            <text:p>94,55506361214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885</text:p>
          </table:table-cell>
          <table:table-cell office:value-type="float" office:value="9.7642910480499" calcext:value-type="float">
            <text:p>9,7642910480499</text:p>
          </table:table-cell>
          <table:table-cell office:value-type="float" office:value="0.44156070798635" calcext:value-type="float">
            <text:p>0,44156070798635</text:p>
          </table:table-cell>
          <table:table-cell office:value-type="float" office:value="164.80551403799" calcext:value-type="float">
            <text:p>164,805514037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896</text:p>
          </table:table-cell>
          <table:table-cell office:value-type="float" office:value="9.2450588941574" calcext:value-type="float">
            <text:p>9,2450588941574</text:p>
          </table:table-cell>
          <table:table-cell office:value-type="float" office:value="3.4321546554565" calcext:value-type="float">
            <text:p>3,4321546554565</text:p>
          </table:table-cell>
          <table:table-cell office:value-type="float" office:value="110.20415072228" calcext:value-type="float">
            <text:p>110,204150722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907</text:p>
          </table:table-cell>
          <table:table-cell office:value-type="float" office:value="3.6671561002731" calcext:value-type="float">
            <text:p>3,6671561002731</text:p>
          </table:table-cell>
          <table:table-cell office:value-type="float" office:value="0.32340280711651" calcext:value-type="float">
            <text:p>0,32340280711651</text:p>
          </table:table-cell>
          <table:table-cell office:value-type="float" office:value="168.72543438225" calcext:value-type="float">
            <text:p>168,7254343822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918</text:p>
          </table:table-cell>
          <table:table-cell office:value-type="float" office:value="-0.65228298306465" calcext:value-type="float">
            <text:p>-0,65228298306465</text:p>
          </table:table-cell>
          <table:table-cell office:value-type="float" office:value="2.5473967194557" calcext:value-type="float">
            <text:p>2,5473967194557</text:p>
          </table:table-cell>
          <table:table-cell office:value-type="float" office:value="127.42948835822" calcext:value-type="float">
            <text:p>127,4294883582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929</text:p>
          </table:table-cell>
          <table:table-cell office:value-type="float" office:value="3.8647508621216" calcext:value-type="float">
            <text:p>3,8647508621216</text:p>
          </table:table-cell>
          <table:table-cell office:value-type="float" office:value="2.2720070183277" calcext:value-type="float">
            <text:p>2,2720070183277</text:p>
          </table:table-cell>
          <table:table-cell office:value-type="float" office:value="85.550665855408" calcext:value-type="float">
            <text:p>85,5506658554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940</text:p>
          </table:table-cell>
          <table:table-cell office:value-type="float" office:value="4.1399684548378" calcext:value-type="float">
            <text:p>4,1399684548378</text:p>
          </table:table-cell>
          <table:table-cell office:value-type="float" office:value="2.4904470145702" calcext:value-type="float">
            <text:p>2,4904470145702</text:p>
          </table:table-cell>
          <table:table-cell office:value-type="float" office:value="108.56530393005" calcext:value-type="float">
            <text:p>108,5653039300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951</text:p>
          </table:table-cell>
          <table:table-cell office:value-type="float" office:value="6.0863906145096" calcext:value-type="float">
            <text:p>6,0863906145096</text:p>
          </table:table-cell>
          <table:table-cell office:value-type="float" office:value="2.6623439788818" calcext:value-type="float">
            <text:p>2,6623439788818</text:p>
          </table:table-cell>
          <table:table-cell office:value-type="float" office:value="146.29466366616" calcext:value-type="float">
            <text:p>146,2946636661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962</text:p>
          </table:table-cell>
          <table:table-cell office:value-type="float" office:value="8.6233454942703" calcext:value-type="float">
            <text:p>8,6233454942703</text:p>
          </table:table-cell>
          <table:table-cell office:value-type="float" office:value="1.311519742012" calcext:value-type="float">
            <text:p>1,311519742012</text:p>
          </table:table-cell>
          <table:table-cell office:value-type="float" office:value="-61.097202027679" calcext:value-type="float">
            <text:p>-61,0972020276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973</text:p>
          </table:table-cell>
          <table:table-cell office:value-type="float" office:value="9.7888660430908" calcext:value-type="float">
            <text:p>9,7888660430908</text:p>
          </table:table-cell>
          <table:table-cell office:value-type="float" office:value="7.3173880577087" calcext:value-type="float">
            <text:p>7,3173880577087</text:p>
          </table:table-cell>
          <table:table-cell office:value-type="float" office:value="-68.105879103302" calcext:value-type="float">
            <text:p>-68,1058791033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984</text:p>
          </table:table-cell>
          <table:table-cell office:value-type="float" office:value="-0.58963745832443" calcext:value-type="float">
            <text:p>-0,58963745832443</text:p>
          </table:table-cell>
          <table:table-cell office:value-type="float" office:value="6.0293924808502" calcext:value-type="float">
            <text:p>6,0293924808502</text:p>
          </table:table-cell>
          <table:table-cell office:value-type="float" office:value="170.55297201606" calcext:value-type="float">
            <text:p>170,552972016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995</text:p>
          </table:table-cell>
          <table:table-cell office:value-type="float" office:value="0.41968885809183" calcext:value-type="float">
            <text:p>0,41968885809183</text:p>
          </table:table-cell>
          <table:table-cell office:value-type="float" office:value="0.014049634337425" calcext:value-type="float">
            <text:p>0,014049634337425</text:p>
          </table:table-cell>
          <table:table-cell office:value-type="float" office:value="137.87758426302" calcext:value-type="float">
            <text:p>137,877584263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006</text:p>
          </table:table-cell>
          <table:table-cell office:value-type="float" office:value="1.5762485563755" calcext:value-type="float">
            <text:p>1,5762485563755</text:p>
          </table:table-cell>
          <table:table-cell office:value-type="float" office:value="3.283027112484" calcext:value-type="float">
            <text:p>3,283027112484</text:p>
          </table:table-cell>
          <table:table-cell office:value-type="float" office:value="26.480730361999" calcext:value-type="float">
            <text:p>26,48073036199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017</text:p>
          </table:table-cell>
          <table:table-cell office:value-type="float" office:value="3.2767623662949" calcext:value-type="float">
            <text:p>3,2767623662949</text:p>
          </table:table-cell>
          <table:table-cell office:value-type="float" office:value="5.70028424263" calcext:value-type="float">
            <text:p>5,70028424263</text:p>
          </table:table-cell>
          <table:table-cell office:value-type="float" office:value="102.91260822563" calcext:value-type="float">
            <text:p>102,912608225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028</text:p>
          </table:table-cell>
          <table:table-cell office:value-type="float" office:value="5.0423610210419" calcext:value-type="float">
            <text:p>5,0423610210419</text:p>
          </table:table-cell>
          <table:table-cell office:value-type="float" office:value="3.3757933974266" calcext:value-type="float">
            <text:p>3,3757933974266</text:p>
          </table:table-cell>
          <table:table-cell office:value-type="float" office:value="49.609082139981" calcext:value-type="float">
            <text:p>49,6090821399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039</text:p>
          </table:table-cell>
          <table:table-cell office:value-type="float" office:value="8.5657662153244" calcext:value-type="float">
            <text:p>8,5657662153244</text:p>
          </table:table-cell>
          <table:table-cell office:value-type="float" office:value="2.8576657176018" calcext:value-type="float">
            <text:p>2,8576657176018</text:p>
          </table:table-cell>
          <table:table-cell office:value-type="float" office:value="126.8478077688" calcext:value-type="float">
            <text:p>126,84780776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050</text:p>
          </table:table-cell>
          <table:table-cell office:value-type="float" office:value="7.3626148700714" calcext:value-type="float">
            <text:p>7,3626148700714</text:p>
          </table:table-cell>
          <table:table-cell office:value-type="float" office:value="4.1841569542885" calcext:value-type="float">
            <text:p>4,1841569542885</text:p>
          </table:table-cell>
          <table:table-cell office:value-type="float" office:value="36.357691713199" calcext:value-type="float">
            <text:p>36,35769171319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061</text:p>
          </table:table-cell>
          <table:table-cell office:value-type="float" office:value="-0.5120825022459" calcext:value-type="float">
            <text:p>-0,5120825022459</text:p>
          </table:table-cell>
          <table:table-cell office:value-type="float" office:value="0.14206516556442" calcext:value-type="float">
            <text:p>0,14206516556442</text:p>
          </table:table-cell>
          <table:table-cell office:value-type="float" office:value="63.497256321512" calcext:value-type="float">
            <text:p>63,4972563215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072</text:p>
          </table:table-cell>
          <table:table-cell office:value-type="float" office:value="4.7500714659691" calcext:value-type="float">
            <text:p>4,7500714659691</text:p>
          </table:table-cell>
          <table:table-cell office:value-type="float" office:value="6.6260993480682" calcext:value-type="float">
            <text:p>6,6260993480682</text:p>
          </table:table-cell>
          <table:table-cell office:value-type="float" office:value="98.965592445082" calcext:value-type="float">
            <text:p>98,96559244508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083</text:p>
          </table:table-cell>
          <table:table-cell office:value-type="float" office:value="2.5600588321686" calcext:value-type="float">
            <text:p>2,5600588321686</text:p>
          </table:table-cell>
          <table:table-cell office:value-type="float" office:value="6.7098623514175" calcext:value-type="float">
            <text:p>6,7098623514175</text:p>
          </table:table-cell>
          <table:table-cell office:value-type="float" office:value="-30.41234821271" calcext:value-type="float">
            <text:p>-30,4123482127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094</text:p>
          </table:table-cell>
          <table:table-cell office:value-type="float" office:value="7.3253268003464" calcext:value-type="float">
            <text:p>7,3253268003464</text:p>
          </table:table-cell>
          <table:table-cell office:value-type="float" office:value="7.6984244585037" calcext:value-type="float">
            <text:p>7,6984244585037</text:p>
          </table:table-cell>
          <table:table-cell office:value-type="float" office:value="-8.3464843452356" calcext:value-type="float">
            <text:p>-8,34648434523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105</text:p>
          </table:table-cell>
          <table:table-cell office:value-type="float" office:value="1.3386322557926" calcext:value-type="float">
            <text:p>1,3386322557926</text:p>
          </table:table-cell>
          <table:table-cell office:value-type="float" office:value="7.5761616230011" calcext:value-type="float">
            <text:p>7,5761616230011</text:p>
          </table:table-cell>
          <table:table-cell office:value-type="float" office:value="99.603295326233" calcext:value-type="float">
            <text:p>99,6032953262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116</text:p>
          </table:table-cell>
          <table:table-cell office:value-type="float" office:value="5.2081215381622" calcext:value-type="float">
            <text:p>5,2081215381622</text:p>
          </table:table-cell>
          <table:table-cell office:value-type="float" office:value="4.4105330109596" calcext:value-type="float">
            <text:p>4,4105330109596</text:p>
          </table:table-cell>
          <table:table-cell office:value-type="float" office:value="65.285650787839" calcext:value-type="float">
            <text:p>65,28565078783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127</text:p>
          </table:table-cell>
          <table:table-cell office:value-type="float" office:value="8.958232998848" calcext:value-type="float">
            <text:p>8,958232998848</text:p>
          </table:table-cell>
          <table:table-cell office:value-type="float" office:value="9.8937797546387" calcext:value-type="float">
            <text:p>9,8937797546387</text:p>
          </table:table-cell>
          <table:table-cell office:value-type="float" office:value="140.41710659197" calcext:value-type="float">
            <text:p>140,417106591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138</text:p>
          </table:table-cell>
          <table:table-cell office:value-type="float" office:value="0.49956627190113" calcext:value-type="float">
            <text:p>0,49956627190113</text:p>
          </table:table-cell>
          <table:table-cell office:value-type="float" office:value="10.709948539734" calcext:value-type="float">
            <text:p>10,709948539734</text:p>
          </table:table-cell>
          <table:table-cell office:value-type="float" office:value="-153.14214852206" calcext:value-type="float">
            <text:p>-153,142148522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149</text:p>
          </table:table-cell>
          <table:table-cell office:value-type="float" office:value="0.43371833860874" calcext:value-type="float">
            <text:p>0,43371833860874</text:p>
          </table:table-cell>
          <table:table-cell office:value-type="float" office:value="4.5280003547668" calcext:value-type="float">
            <text:p>4,5280003547668</text:p>
          </table:table-cell>
          <table:table-cell office:value-type="float" office:value="125.10026488335" calcext:value-type="float">
            <text:p>125,100264883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160</text:p>
          </table:table-cell>
          <table:table-cell office:value-type="float" office:value="-0.050974544137716" calcext:value-type="float">
            <text:p>-0,050974544137716</text:p>
          </table:table-cell>
          <table:table-cell office:value-type="float" office:value="8.9053535461426" calcext:value-type="float">
            <text:p>8,9053535461426</text:p>
          </table:table-cell>
          <table:table-cell office:value-type="float" office:value="-3.1596349587866" calcext:value-type="float">
            <text:p>-3,15963495878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171</text:p>
          </table:table-cell>
          <table:table-cell office:value-type="float" office:value="1.8002040684223" calcext:value-type="float">
            <text:p>1,8002040684223</text:p>
          </table:table-cell>
          <table:table-cell office:value-type="float" office:value="7.943759560585" calcext:value-type="float">
            <text:p>7,943759560585</text:p>
          </table:table-cell>
          <table:table-cell office:value-type="float" office:value="-153.70453087388" calcext:value-type="float">
            <text:p>-153,7045308738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182</text:p>
          </table:table-cell>
          <table:table-cell office:value-type="float" office:value="5.9185999631882" calcext:value-type="float">
            <text:p>5,9185999631882</text:p>
          </table:table-cell>
          <table:table-cell office:value-type="float" office:value="5.2153331041336" calcext:value-type="float">
            <text:p>5,2153331041336</text:p>
          </table:table-cell>
          <table:table-cell office:value-type="float" office:value="-2.507409068999" calcext:value-type="float">
            <text:p>-2,50740906899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193</text:p>
          </table:table-cell>
          <table:table-cell office:value-type="float" office:value="7.5909048318863" calcext:value-type="float">
            <text:p>7,5909048318863</text:p>
          </table:table-cell>
          <table:table-cell office:value-type="float" office:value="5.0428837537766" calcext:value-type="float">
            <text:p>5,0428837537766</text:p>
          </table:table-cell>
          <table:table-cell office:value-type="float" office:value="75.857053137129" calcext:value-type="float">
            <text:p>75,8570531371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204</text:p>
          </table:table-cell>
          <table:table-cell office:value-type="float" office:value="7.419296503067" calcext:value-type="float">
            <text:p>7,419296503067</text:p>
          </table:table-cell>
          <table:table-cell office:value-type="float" office:value="5.7132321596146" calcext:value-type="float">
            <text:p>5,7132321596146</text:p>
          </table:table-cell>
          <table:table-cell office:value-type="float" office:value="137.21849204628" calcext:value-type="float">
            <text:p>137,218492046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215</text:p>
          </table:table-cell>
          <table:table-cell office:value-type="float" office:value="0.29708554968238" calcext:value-type="float">
            <text:p>0,29708554968238</text:p>
          </table:table-cell>
          <table:table-cell office:value-type="float" office:value="7.5099778175354" calcext:value-type="float">
            <text:p>7,5099778175354</text:p>
          </table:table-cell>
          <table:table-cell office:value-type="float" office:value="-14.884877926225" calcext:value-type="float">
            <text:p>-14,8848779262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226</text:p>
          </table:table-cell>
          <table:table-cell office:value-type="float" office:value="4.2339354753494" calcext:value-type="float">
            <text:p>4,2339354753494</text:p>
          </table:table-cell>
          <table:table-cell office:value-type="float" office:value="9.3348342180252" calcext:value-type="float">
            <text:p>9,3348342180252</text:p>
          </table:table-cell>
          <table:table-cell office:value-type="float" office:value="-178.54271572866" calcext:value-type="float">
            <text:p>-178,542715728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237</text:p>
          </table:table-cell>
          <table:table-cell office:value-type="float" office:value="2.6623085141182" calcext:value-type="float">
            <text:p>2,6623085141182</text:p>
          </table:table-cell>
          <table:table-cell office:value-type="float" office:value="8.6181533336639" calcext:value-type="float">
            <text:p>8,6181533336639</text:p>
          </table:table-cell>
          <table:table-cell office:value-type="float" office:value="-147.44915476271" calcext:value-type="float">
            <text:p>-147,449154762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248</text:p>
          </table:table-cell>
          <table:table-cell office:value-type="float" office:value="6.3535332679749" calcext:value-type="float">
            <text:p>6,3535332679749</text:p>
          </table:table-cell>
          <table:table-cell office:value-type="float" office:value="11.003482341766" calcext:value-type="float">
            <text:p>11,003482341766</text:p>
          </table:table-cell>
          <table:table-cell office:value-type="float" office:value="-113.39666281536" calcext:value-type="float">
            <text:p>-113,396662815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259</text:p>
          </table:table-cell>
          <table:table-cell office:value-type="float" office:value="7.4175184965134" calcext:value-type="float">
            <text:p>7,4175184965134</text:p>
          </table:table-cell>
          <table:table-cell office:value-type="float" office:value="8.1218689680099" calcext:value-type="float">
            <text:p>8,1218689680099</text:p>
          </table:table-cell>
          <table:table-cell office:value-type="float" office:value="-32.307098245924" calcext:value-type="float">
            <text:p>-32,3070982459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270</text:p>
          </table:table-cell>
          <table:table-cell office:value-type="float" office:value="4.6050518751144" calcext:value-type="float">
            <text:p>4,6050518751144</text:p>
          </table:table-cell>
          <table:table-cell office:value-type="float" office:value="7.6814615726471" calcext:value-type="float">
            <text:p>7,6814615726471</text:p>
          </table:table-cell>
          <table:table-cell office:value-type="float" office:value="-133.09276939198" calcext:value-type="float">
            <text:p>-133,092769391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281</text:p>
          </table:table-cell>
          <table:table-cell office:value-type="float" office:value="6.7602092027664" calcext:value-type="float">
            <text:p>6,7602092027664</text:p>
          </table:table-cell>
          <table:table-cell office:value-type="float" office:value="9.1678285598755" calcext:value-type="float">
            <text:p>9,1678285598755</text:p>
          </table:table-cell>
          <table:table-cell office:value-type="float" office:value="123.72870961572" calcext:value-type="float">
            <text:p>123,728709615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292</text:p>
          </table:table-cell>
          <table:table-cell office:value-type="float" office:value="2.1104018390179" calcext:value-type="float">
            <text:p>2,1104018390179</text:p>
          </table:table-cell>
          <table:table-cell office:value-type="float" office:value="6.184669137001" calcext:value-type="float">
            <text:p>6,184669137001</text:p>
          </table:table-cell>
          <table:table-cell office:value-type="float" office:value="92.724341495781" calcext:value-type="float">
            <text:p>92,72434149578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303</text:p>
          </table:table-cell>
          <table:table-cell office:value-type="float" office:value="0.7288021594286" calcext:value-type="float">
            <text:p>0,7288021594286</text:p>
          </table:table-cell>
          <table:table-cell office:value-type="float" office:value="10.458587408066" calcext:value-type="float">
            <text:p>10,458587408066</text:p>
          </table:table-cell>
          <table:table-cell office:value-type="float" office:value="26.663641641094" calcext:value-type="float">
            <text:p>26,6636416410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5</text:p>
          </table:table-cell>
          <table:table-cell office:value-type="float" office:value="4.2633533477783" calcext:value-type="float">
            <text:p>4,2633533477783</text:p>
          </table:table-cell>
          <table:table-cell office:value-type="float" office:value="0.99725268781185" calcext:value-type="float">
            <text:p>0,99725268781185</text:p>
          </table:table-cell>
          <table:table-cell office:value-type="float" office:value="-132.87485784786" calcext:value-type="float">
            <text:p>-132,8748578478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764</text:p>
          </table:table-cell>
          <table:table-cell office:value-type="float" office:value="2.2627067565918" calcext:value-type="float">
            <text:p>2,2627067565918</text:p>
          </table:table-cell>
          <table:table-cell office:value-type="float" office:value="-0.04112514667213" calcext:value-type="float">
            <text:p>-0,04112514667213</text:p>
          </table:table-cell>
          <table:table-cell office:value-type="float" office:value="-86.578426847033" calcext:value-type="float">
            <text:p>-86,57842684703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775</text:p>
          </table:table-cell>
          <table:table-cell office:value-type="float" office:value="1.9184678792953" calcext:value-type="float">
            <text:p>1,9184678792953</text:p>
          </table:table-cell>
          <table:table-cell office:value-type="float" office:value="-0.58500953018665" calcext:value-type="float">
            <text:p>-0,58500953018665</text:p>
          </table:table-cell>
          <table:table-cell office:value-type="float" office:value="63.753101476438" calcext:value-type="float">
            <text:p>63,75310147643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786</text:p>
          </table:table-cell>
          <table:table-cell office:value-type="float" office:value="2.531464099884" calcext:value-type="float">
            <text:p>2,531464099884</text:p>
          </table:table-cell>
          <table:table-cell office:value-type="float" office:value="0.02497986657545" calcext:value-type="float">
            <text:p>0,02497986657545</text:p>
          </table:table-cell>
          <table:table-cell office:value-type="float" office:value="96.918947377782" calcext:value-type="float">
            <text:p>96,9189473777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797</text:p>
          </table:table-cell>
          <table:table-cell office:value-type="float" office:value="5.3507626056671" calcext:value-type="float">
            <text:p>5,3507626056671</text:p>
          </table:table-cell>
          <table:table-cell office:value-type="float" office:value="1.7725153267384" calcext:value-type="float">
            <text:p>1,7725153267384</text:p>
          </table:table-cell>
          <table:table-cell office:value-type="float" office:value="28.656230800471" calcext:value-type="float">
            <text:p>28,6562308004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808</text:p>
          </table:table-cell>
          <table:table-cell office:value-type="float" office:value="6.5725594758987" calcext:value-type="float">
            <text:p>6,5725594758987</text:p>
          </table:table-cell>
          <table:table-cell office:value-type="float" office:value="-0.58500539511442" calcext:value-type="float">
            <text:p>-0,58500539511442</text:p>
          </table:table-cell>
          <table:table-cell office:value-type="float" office:value="113.51763215035" calcext:value-type="float">
            <text:p>113,5176321503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819</text:p>
          </table:table-cell>
          <table:table-cell office:value-type="float" office:value="6.6703283786774" calcext:value-type="float">
            <text:p>6,6703283786774</text:p>
          </table:table-cell>
          <table:table-cell office:value-type="float" office:value="1.0322867333889" calcext:value-type="float">
            <text:p>1,0322867333889</text:p>
          </table:table-cell>
          <table:table-cell office:value-type="float" office:value="-74.043647498841" calcext:value-type="float">
            <text:p>-74,0436474988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830</text:p>
          </table:table-cell>
          <table:table-cell office:value-type="float" office:value="-0.27994370087981" calcext:value-type="float">
            <text:p>-0,27994370087981</text:p>
          </table:table-cell>
          <table:table-cell office:value-type="float" office:value="-0.0097303342772648" calcext:value-type="float">
            <text:p>-0,0097303342772648</text:p>
          </table:table-cell>
          <table:table-cell office:value-type="float" office:value="-16.588639301859" calcext:value-type="float">
            <text:p>-16,5886393018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841</text:p>
          </table:table-cell>
          <table:table-cell office:value-type="float" office:value="3.4487047791481" calcext:value-type="float">
            <text:p>3,4487047791481</text:p>
          </table:table-cell>
          <table:table-cell office:value-type="float" office:value="2.2451348602772" calcext:value-type="float">
            <text:p>2,2451348602772</text:p>
          </table:table-cell>
          <table:table-cell office:value-type="float" office:value="-42.602004139287" calcext:value-type="float">
            <text:p>-42,6020041392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852</text:p>
          </table:table-cell>
          <table:table-cell office:value-type="float" office:value="3.4776014089584" calcext:value-type="float">
            <text:p>3,4776014089584</text:p>
          </table:table-cell>
          <table:table-cell office:value-type="float" office:value="4.9267929792404" calcext:value-type="float">
            <text:p>4,9267929792404</text:p>
          </table:table-cell>
          <table:table-cell office:value-type="float" office:value="18.172365844629" calcext:value-type="float">
            <text:p>18,17236584462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863</text:p>
          </table:table-cell>
          <table:table-cell office:value-type="float" office:value="4.296863079071" calcext:value-type="float">
            <text:p>4,296863079071</text:p>
          </table:table-cell>
          <table:table-cell office:value-type="float" office:value="0.55772624909878" calcext:value-type="float">
            <text:p>0,55772624909878</text:p>
          </table:table-cell>
          <table:table-cell office:value-type="float" office:value="-43.750303945724" calcext:value-type="float">
            <text:p>-43,75030394572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874</text:p>
          </table:table-cell>
          <table:table-cell office:value-type="float" office:value="7.0504850149155" calcext:value-type="float">
            <text:p>7,0504850149155</text:p>
          </table:table-cell>
          <table:table-cell office:value-type="float" office:value="2.5464394688606" calcext:value-type="float">
            <text:p>2,5464394688606</text:p>
          </table:table-cell>
          <table:table-cell office:value-type="float" office:value="95.923222553958" calcext:value-type="float">
            <text:p>95,92322255395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885</text:p>
          </table:table-cell>
          <table:table-cell office:value-type="float" office:value="9.9932622909546" calcext:value-type="float">
            <text:p>9,9932622909546</text:p>
          </table:table-cell>
          <table:table-cell office:value-type="float" office:value="0.60260254889727" calcext:value-type="float">
            <text:p>0,60260254889727</text:p>
          </table:table-cell>
          <table:table-cell office:value-type="float" office:value="172.48461352792" calcext:value-type="float">
            <text:p>172,484613527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896</text:p>
          </table:table-cell>
          <table:table-cell office:value-type="float" office:value="9.4893682003021" calcext:value-type="float">
            <text:p>9,4893682003021</text:p>
          </table:table-cell>
          <table:table-cell office:value-type="float" office:value="3.2436838746071" calcext:value-type="float">
            <text:p>3,2436838746071</text:p>
          </table:table-cell>
          <table:table-cell office:value-type="float" office:value="150.54962437624" calcext:value-type="float">
            <text:p>150,549624376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907</text:p>
          </table:table-cell>
          <table:table-cell office:value-type="float" office:value="3.8908720016479" calcext:value-type="float">
            <text:p>3,8908720016479</text:p>
          </table:table-cell>
          <table:table-cell office:value-type="float" office:value="0.16757486388087" calcext:value-type="float">
            <text:p>0,16757486388087</text:p>
          </table:table-cell>
          <table:table-cell office:value-type="float" office:value="121.16664989739" calcext:value-type="float">
            <text:p>121,1666498973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918</text:p>
          </table:table-cell>
          <table:table-cell office:value-type="float" office:value="-0.4617116227746" calcext:value-type="float">
            <text:p>-0,4617116227746</text:p>
          </table:table-cell>
          <table:table-cell office:value-type="float" office:value="2.3261575400829" calcext:value-type="float">
            <text:p>2,3261575400829</text:p>
          </table:table-cell>
          <table:table-cell office:value-type="float" office:value="130.22912687557" calcext:value-type="float">
            <text:p>130,2291268755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929</text:p>
          </table:table-cell>
          <table:table-cell office:value-type="float" office:value="3.700470328331" calcext:value-type="float">
            <text:p>3,700470328331</text:p>
          </table:table-cell>
          <table:table-cell office:value-type="float" office:value="2.2012479603291" calcext:value-type="float">
            <text:p>2,2012479603291</text:p>
          </table:table-cell>
          <table:table-cell office:value-type="float" office:value="65.275058624851" calcext:value-type="float">
            <text:p>65,27505862485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940</text:p>
          </table:table-cell>
          <table:table-cell office:value-type="float" office:value="3.9796021580696" calcext:value-type="float">
            <text:p>3,9796021580696</text:p>
          </table:table-cell>
          <table:table-cell office:value-type="float" office:value="2.3323337733746" calcext:value-type="float">
            <text:p>2,3323337733746</text:p>
          </table:table-cell>
          <table:table-cell office:value-type="float" office:value="41.3639203758" calcext:value-type="float">
            <text:p>41,363920375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951</text:p>
          </table:table-cell>
          <table:table-cell office:value-type="float" office:value="6.2605196237564" calcext:value-type="float">
            <text:p>6,2605196237564</text:p>
          </table:table-cell>
          <table:table-cell office:value-type="float" office:value="2.3955544829369" calcext:value-type="float">
            <text:p>2,3955544829369</text:p>
          </table:table-cell>
          <table:table-cell office:value-type="float" office:value="117.32906141099" calcext:value-type="float">
            <text:p>117,3290614109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962</text:p>
          </table:table-cell>
          <table:table-cell office:value-type="float" office:value="8.4570187330246" calcext:value-type="float">
            <text:p>8,4570187330246</text:p>
          </table:table-cell>
          <table:table-cell office:value-type="float" office:value="1.5757641196251" calcext:value-type="float">
            <text:p>1,5757641196251</text:p>
          </table:table-cell>
          <table:table-cell office:value-type="float" office:value="-55.161046374376" calcext:value-type="float">
            <text:p>-55,16104637437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973</text:p>
          </table:table-cell>
          <table:table-cell office:value-type="float" office:value="9.6682804822922" calcext:value-type="float">
            <text:p>9,6682804822922</text:p>
          </table:table-cell>
          <table:table-cell office:value-type="float" office:value="7.63298869133" calcext:value-type="float">
            <text:p>7,63298869133</text:p>
          </table:table-cell>
          <table:table-cell office:value-type="float" office:value="-69.486782808972" calcext:value-type="float">
            <text:p>-69,4867828089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984</text:p>
          </table:table-cell>
          <table:table-cell office:value-type="float" office:value="-0.24612797424197" calcext:value-type="float">
            <text:p>-0,24612797424197</text:p>
          </table:table-cell>
          <table:table-cell office:value-type="float" office:value="5.903679728508" calcext:value-type="float">
            <text:p>5,903679728508</text:p>
          </table:table-cell>
          <table:table-cell office:value-type="float" office:value="156.5654945981" calcext:value-type="float">
            <text:p>156,56549459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995</text:p>
          </table:table-cell>
          <table:table-cell office:value-type="float" office:value="0.74687674641609" calcext:value-type="float">
            <text:p>0,74687674641609</text:p>
          </table:table-cell>
          <table:table-cell office:value-type="float" office:value="-0.17907055094838" calcext:value-type="float">
            <text:p>-0,17907055094838</text:p>
          </table:table-cell>
          <table:table-cell office:value-type="float" office:value="147.50419300833" calcext:value-type="float">
            <text:p>147,504193008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006</text:p>
          </table:table-cell>
          <table:table-cell office:value-type="float" office:value="1.2632159888744" calcext:value-type="float">
            <text:p>1,2632159888744</text:p>
          </table:table-cell>
          <table:table-cell office:value-type="float" office:value="3.3013719320297" calcext:value-type="float">
            <text:p>3,3013719320297</text:p>
          </table:table-cell>
          <table:table-cell office:value-type="float" office:value="-11.073445248756" calcext:value-type="float">
            <text:p>-11,07344524875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017</text:p>
          </table:table-cell>
          <table:table-cell office:value-type="float" office:value="3.2259196043015" calcext:value-type="float">
            <text:p>3,2259196043015</text:p>
          </table:table-cell>
          <table:table-cell office:value-type="float" office:value="5.4316121339798" calcext:value-type="float">
            <text:p>5,4316121339798</text:p>
          </table:table-cell>
          <table:table-cell office:value-type="float" office:value="55.274085254426" calcext:value-type="float">
            <text:p>55,2740852544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028</text:p>
          </table:table-cell>
          <table:table-cell office:value-type="float" office:value="4.9038147926331" calcext:value-type="float">
            <text:p>4,9038147926331</text:p>
          </table:table-cell>
          <table:table-cell office:value-type="float" office:value="3.1214198470116" calcext:value-type="float">
            <text:p>3,1214198470116</text:p>
          </table:table-cell>
          <table:table-cell office:value-type="float" office:value="64.146173228124" calcext:value-type="float">
            <text:p>64,14617322812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039</text:p>
          </table:table-cell>
          <table:table-cell office:value-type="float" office:value="8.8404560089111" calcext:value-type="float">
            <text:p>8,8404560089111</text:p>
          </table:table-cell>
          <table:table-cell office:value-type="float" office:value="2.8189259767532" calcext:value-type="float">
            <text:p>2,8189259767532</text:p>
          </table:table-cell>
          <table:table-cell office:value-type="float" office:value="-178.88335969038" calcext:value-type="float">
            <text:p>-178,8833596903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050</text:p>
          </table:table-cell>
          <table:table-cell office:value-type="float" office:value="7.0438116788864" calcext:value-type="float">
            <text:p>7,0438116788864</text:p>
          </table:table-cell>
          <table:table-cell office:value-type="float" office:value="3.9544597268105" calcext:value-type="float">
            <text:p>3,9544597268105</text:p>
          </table:table-cell>
          <table:table-cell office:value-type="float" office:value="34.635388927095" calcext:value-type="float">
            <text:p>34,6353889270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061</text:p>
          </table:table-cell>
          <table:table-cell office:value-type="float" office:value="-0.60882359743118" calcext:value-type="float">
            <text:p>-0,60882359743118</text:p>
          </table:table-cell>
          <table:table-cell office:value-type="float" office:value="-0.023460183292627" calcext:value-type="float">
            <text:p>-0,023460183292627</text:p>
          </table:table-cell>
          <table:table-cell office:value-type="float" office:value="122.35052570416" calcext:value-type="float">
            <text:p>122,350525704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072</text:p>
          </table:table-cell>
          <table:table-cell office:value-type="float" office:value="4.9304556846619" calcext:value-type="float">
            <text:p>4,9304556846619</text:p>
          </table:table-cell>
          <table:table-cell office:value-type="float" office:value="6.3085722923279" calcext:value-type="float">
            <text:p>6,3085722923279</text:p>
          </table:table-cell>
          <table:table-cell office:value-type="float" office:value="116.32306560589" calcext:value-type="float">
            <text:p>116,323065605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083</text:p>
          </table:table-cell>
          <table:table-cell office:value-type="float" office:value="2.2173431515694" calcext:value-type="float">
            <text:p>2,2173431515694</text:p>
          </table:table-cell>
          <table:table-cell office:value-type="float" office:value="6.9106006622314" calcext:value-type="float">
            <text:p>6,9106006622314</text:p>
          </table:table-cell>
          <table:table-cell office:value-type="float" office:value="-30.445501682865" calcext:value-type="float">
            <text:p>-30,44550168286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094</text:p>
          </table:table-cell>
          <table:table-cell office:value-type="float" office:value="7.2262799739838" calcext:value-type="float">
            <text:p>7,2262799739838</text:p>
          </table:table-cell>
          <table:table-cell office:value-type="float" office:value="7.8583782911301" calcext:value-type="float">
            <text:p>7,8583782911301</text:p>
          </table:table-cell>
          <table:table-cell office:value-type="float" office:value="-72.421768668351" calcext:value-type="float">
            <text:p>-72,4217686683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105</text:p>
          </table:table-cell>
          <table:table-cell office:value-type="float" office:value="1.1275839805603" calcext:value-type="float">
            <text:p>1,1275839805603</text:p>
          </table:table-cell>
          <table:table-cell office:value-type="float" office:value="7.5093179941177" calcext:value-type="float">
            <text:p>7,5093179941177</text:p>
          </table:table-cell>
          <table:table-cell office:value-type="float" office:value="8.8640293877596" calcext:value-type="float">
            <text:p>8,86402938775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116</text:p>
          </table:table-cell>
          <table:table-cell office:value-type="float" office:value="4.9734193086624" calcext:value-type="float">
            <text:p>4,9734193086624</text:p>
          </table:table-cell>
          <table:table-cell office:value-type="float" office:value="4.1912490129471" calcext:value-type="float">
            <text:p>4,1912490129471</text:p>
          </table:table-cell>
          <table:table-cell office:value-type="float" office:value="37.181580901905" calcext:value-type="float">
            <text:p>37,18158090190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127</text:p>
          </table:table-cell>
          <table:table-cell office:value-type="float" office:value="9.1409933567047" calcext:value-type="float">
            <text:p>9,1409933567047</text:p>
          </table:table-cell>
          <table:table-cell office:value-type="float" office:value="9.6341687440872" calcext:value-type="float">
            <text:p>9,6341687440872</text:p>
          </table:table-cell>
          <table:table-cell office:value-type="float" office:value="121.37917652252" calcext:value-type="float">
            <text:p>121,379176522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138</text:p>
          </table:table-cell>
          <table:table-cell office:value-type="float" office:value="0.66012732684612" calcext:value-type="float">
            <text:p>0,66012732684612</text:p>
          </table:table-cell>
          <table:table-cell office:value-type="float" office:value="10.871045589447" calcext:value-type="float">
            <text:p>10,871045589447</text:p>
          </table:table-cell>
          <table:table-cell office:value-type="float" office:value="-172.41205379462" calcext:value-type="float">
            <text:p>-172,412053794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149</text:p>
          </table:table-cell>
          <table:table-cell office:value-type="float" office:value="0.69654233753681" calcext:value-type="float">
            <text:p>0,69654233753681</text:p>
          </table:table-cell>
          <table:table-cell office:value-type="float" office:value="4.3009719252586" calcext:value-type="float">
            <text:p>4,3009719252586</text:p>
          </table:table-cell>
          <table:table-cell office:value-type="float" office:value="142.355253742" calcext:value-type="float">
            <text:p>142,3552537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160</text:p>
          </table:table-cell>
          <table:table-cell office:value-type="float" office:value="-0.44880617409945" calcext:value-type="float">
            <text:p>-0,44880617409945</text:p>
          </table:table-cell>
          <table:table-cell office:value-type="float" office:value="8.9269906282425" calcext:value-type="float">
            <text:p>8,9269906282425</text:p>
          </table:table-cell>
          <table:table-cell office:value-type="float" office:value="-3.1080146076953" calcext:value-type="float">
            <text:p>-3,10801460769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171</text:p>
          </table:table-cell>
          <table:table-cell office:value-type="float" office:value="1.7299708724022" calcext:value-type="float">
            <text:p>1,7299708724022</text:p>
          </table:table-cell>
          <table:table-cell office:value-type="float" office:value="8.1545698642731" calcext:value-type="float">
            <text:p>8,1545698642731</text:p>
          </table:table-cell>
          <table:table-cell office:value-type="float" office:value="-62.958559412865" calcext:value-type="float">
            <text:p>-62,95855941286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182</text:p>
          </table:table-cell>
          <table:table-cell office:value-type="float" office:value="5.6648135185242" calcext:value-type="float">
            <text:p>5,6648135185242</text:p>
          </table:table-cell>
          <table:table-cell office:value-type="float" office:value="5.0729715824127" calcext:value-type="float">
            <text:p>5,0729715824127</text:p>
          </table:table-cell>
          <table:table-cell office:value-type="float" office:value="36.455669220845" calcext:value-type="float">
            <text:p>36,4556692208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193</text:p>
          </table:table-cell>
          <table:table-cell office:value-type="float" office:value="7.494283914566" calcext:value-type="float">
            <text:p>7,494283914566</text:p>
          </table:table-cell>
          <table:table-cell office:value-type="float" office:value="4.6566763520241" calcext:value-type="float">
            <text:p>4,6566763520241</text:p>
          </table:table-cell>
          <table:table-cell office:value-type="float" office:value="75.863756951253" calcext:value-type="float">
            <text:p>75,8637569512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204</text:p>
          </table:table-cell>
          <table:table-cell office:value-type="float" office:value="7.4435633420944" calcext:value-type="float">
            <text:p>7,4435633420944</text:p>
          </table:table-cell>
          <table:table-cell office:value-type="float" office:value="5.381578207016" calcext:value-type="float">
            <text:p>5,381578207016</text:p>
          </table:table-cell>
          <table:table-cell office:value-type="float" office:value="99.761952260497" calcext:value-type="float">
            <text:p>99,7619522604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215</text:p>
          </table:table-cell>
          <table:table-cell office:value-type="float" office:value="-0.083840508013964" calcext:value-type="float">
            <text:p>-0,083840508013964</text:p>
          </table:table-cell>
          <table:table-cell office:value-type="float" office:value="7.607090473175" calcext:value-type="float">
            <text:p>7,607090473175</text:p>
          </table:table-cell>
          <table:table-cell office:value-type="float" office:value="-13.310947425806" calcext:value-type="float">
            <text:p>-13,3109474258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226</text:p>
          </table:table-cell>
          <table:table-cell office:value-type="float" office:value="4.4612565636635" calcext:value-type="float">
            <text:p>4,4612565636635</text:p>
          </table:table-cell>
          <table:table-cell office:value-type="float" office:value="9.4991111755371" calcext:value-type="float">
            <text:p>9,4991111755371</text:p>
          </table:table-cell>
          <table:table-cell office:value-type="float" office:value="-136.20879240097" calcext:value-type="float">
            <text:p>-136,208792400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237</text:p>
          </table:table-cell>
          <table:table-cell office:value-type="float" office:value="2.7040034532547" calcext:value-type="float">
            <text:p>2,7040034532547</text:p>
          </table:table-cell>
          <table:table-cell office:value-type="float" office:value="8.8760089874268" calcext:value-type="float">
            <text:p>8,8760089874268</text:p>
          </table:table-cell>
          <table:table-cell office:value-type="float" office:value="-91.154494103353" calcext:value-type="float">
            <text:p>-91,1544941033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248</text:p>
          </table:table-cell>
          <table:table-cell office:value-type="float" office:value="6.2127691507339" calcext:value-type="float">
            <text:p>6,2127691507339</text:p>
          </table:table-cell>
          <table:table-cell office:value-type="float" office:value="11.079121828079" calcext:value-type="float">
            <text:p>11,079121828079</text:p>
          </table:table-cell>
          <table:table-cell office:value-type="float" office:value="-51.368088479255" calcext:value-type="float">
            <text:p>-51,36808847925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259</text:p>
          </table:table-cell>
          <table:table-cell office:value-type="float" office:value="7.5021779537201" calcext:value-type="float">
            <text:p>7,5021779537201</text:p>
          </table:table-cell>
          <table:table-cell office:value-type="float" office:value="8.3271706104279" calcext:value-type="float">
            <text:p>8,3271706104279</text:p>
          </table:table-cell>
          <table:table-cell office:value-type="float" office:value="-122.48702109999" calcext:value-type="float">
            <text:p>-122,4870210999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270</text:p>
          </table:table-cell>
          <table:table-cell office:value-type="float" office:value="4.9340146780014" calcext:value-type="float">
            <text:p>4,9340146780014</text:p>
          </table:table-cell>
          <table:table-cell office:value-type="float" office:value="7.8404426574707" calcext:value-type="float">
            <text:p>7,8404426574707</text:p>
          </table:table-cell>
          <table:table-cell office:value-type="float" office:value="-150.66246166351" calcext:value-type="float">
            <text:p>-150,662461663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281</text:p>
          </table:table-cell>
          <table:table-cell office:value-type="float" office:value="7.0147728919983" calcext:value-type="float">
            <text:p>7,0147728919983</text:p>
          </table:table-cell>
          <table:table-cell office:value-type="float" office:value="8.887494802475" calcext:value-type="float">
            <text:p>8,887494802475</text:p>
          </table:table-cell>
          <table:table-cell office:value-type="float" office:value="132.35097630009" calcext:value-type="float">
            <text:p>132,3509763000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292</text:p>
          </table:table-cell>
          <table:table-cell office:value-type="float" office:value="2.0081806182861" calcext:value-type="float">
            <text:p>2,0081806182861</text:p>
          </table:table-cell>
          <table:table-cell office:value-type="float" office:value="5.9198093414307" calcext:value-type="float">
            <text:p>5,9198093414307</text:p>
          </table:table-cell>
          <table:table-cell office:value-type="float" office:value="63.66664892549" calcext:value-type="float">
            <text:p>63,666648925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303</text:p>
          </table:table-cell>
          <table:table-cell office:value-type="float" office:value="0.57218305766582" calcext:value-type="float">
            <text:p>0,57218305766582</text:p>
          </table:table-cell>
          <table:table-cell office:value-type="float" office:value="10.554754734039" calcext:value-type="float">
            <text:p>10,554754734039</text:p>
          </table:table-cell>
          <table:table-cell office:value-type="float" office:value="-53.03430405392" calcext:value-type="float">
            <text:p>-53,034304053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5</text:p>
          </table:table-cell>
          <table:table-cell office:value-type="float" office:value="4.1212123632431" calcext:value-type="float">
            <text:p>4,1212123632431</text:p>
          </table:table-cell>
          <table:table-cell office:value-type="float" office:value="1.1765956878662" calcext:value-type="float">
            <text:p>1,1765956878662</text:p>
          </table:table-cell>
          <table:table-cell office:value-type="float" office:value="-43.725156100692" calcext:value-type="float">
            <text:p>-43,72515610069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764</text:p>
          </table:table-cell>
          <table:table-cell office:value-type="float" office:value="2.2001214325428" calcext:value-type="float">
            <text:p>2,2001214325428</text:p>
          </table:table-cell>
          <table:table-cell office:value-type="float" office:value="0.063058184459805" calcext:value-type="float">
            <text:p>0,063058184459805</text:p>
          </table:table-cell>
          <table:table-cell office:value-type="float" office:value="-96.995573134939" calcext:value-type="float">
            <text:p>-96,99557313493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775</text:p>
          </table:table-cell>
          <table:table-cell office:value-type="float" office:value="1.6828383505344" calcext:value-type="float">
            <text:p>1,6828383505344</text:p>
          </table:table-cell>
          <table:table-cell office:value-type="float" office:value="-0.58501530438662" calcext:value-type="float">
            <text:p>-0,58501530438662</text:p>
          </table:table-cell>
          <table:table-cell office:value-type="float" office:value="83.556093228091" calcext:value-type="float">
            <text:p>83,55609322809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786</text:p>
          </table:table-cell>
          <table:table-cell office:value-type="float" office:value="2.4172909557819" calcext:value-type="float">
            <text:p>2,4172909557819</text:p>
          </table:table-cell>
          <table:table-cell office:value-type="float" office:value="-0.02743907738477" calcext:value-type="float">
            <text:p>-0,02743907738477</text:p>
          </table:table-cell>
          <table:table-cell office:value-type="float" office:value="73.385054138815" calcext:value-type="float">
            <text:p>73,38505413881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797</text:p>
          </table:table-cell>
          <table:table-cell office:value-type="float" office:value="5.09761095047" calcext:value-type="float">
            <text:p>5,09761095047</text:p>
          </table:table-cell>
          <table:table-cell office:value-type="float" office:value="1.5285891294479" calcext:value-type="float">
            <text:p>1,5285891294479</text:p>
          </table:table-cell>
          <table:table-cell office:value-type="float" office:value="48.595005539572" calcext:value-type="float">
            <text:p>48,59500553957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808</text:p>
          </table:table-cell>
          <table:table-cell office:value-type="float" office:value="6.937609910965" calcext:value-type="float">
            <text:p>6,937609910965</text:p>
          </table:table-cell>
          <table:table-cell office:value-type="float" office:value="-0.58500558137894" calcext:value-type="float">
            <text:p>-0,58500558137894</text:p>
          </table:table-cell>
          <table:table-cell office:value-type="float" office:value="121.68375246084" calcext:value-type="float">
            <text:p>121,6837524608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819</text:p>
          </table:table-cell>
          <table:table-cell office:value-type="float" office:value="6.6916435956955" calcext:value-type="float">
            <text:p>6,6916435956955</text:p>
          </table:table-cell>
          <table:table-cell office:value-type="float" office:value="1.2096563726664" calcext:value-type="float">
            <text:p>1,2096563726664</text:p>
          </table:table-cell>
          <table:table-cell office:value-type="float" office:value="-96.71399927443" calcext:value-type="float">
            <text:p>-96,713999274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830</text:p>
          </table:table-cell>
          <table:table-cell office:value-type="float" office:value="-0.16861002892256" calcext:value-type="float">
            <text:p>-0,16861002892256</text:p>
          </table:table-cell>
          <table:table-cell office:value-type="float" office:value="0.21095613017678" calcext:value-type="float">
            <text:p>0,21095613017678</text:p>
          </table:table-cell>
          <table:table-cell office:value-type="float" office:value="-108.3409550843" calcext:value-type="float">
            <text:p>-108,34095508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841</text:p>
          </table:table-cell>
          <table:table-cell office:value-type="float" office:value="3.3137148618698" calcext:value-type="float">
            <text:p>3,3137148618698</text:p>
          </table:table-cell>
          <table:table-cell office:value-type="float" office:value="2.3558659851551" calcext:value-type="float">
            <text:p>2,3558659851551</text:p>
          </table:table-cell>
          <table:table-cell office:value-type="float" office:value="-67.112730566863" calcext:value-type="float">
            <text:p>-67,1127305668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852</text:p>
          </table:table-cell>
          <table:table-cell office:value-type="float" office:value="3.5156750679016" calcext:value-type="float">
            <text:p>3,5156750679016</text:p>
          </table:table-cell>
          <table:table-cell office:value-type="float" office:value="4.7086882591248" calcext:value-type="float">
            <text:p>4,7086882591248</text:p>
          </table:table-cell>
          <table:table-cell office:value-type="float" office:value="108.96702708712" calcext:value-type="float">
            <text:p>108,967027087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863</text:p>
          </table:table-cell>
          <table:table-cell office:value-type="float" office:value="4.1157978773117" calcext:value-type="float">
            <text:p>4,1157978773117</text:p>
          </table:table-cell>
          <table:table-cell office:value-type="float" office:value="0.41883237659931" calcext:value-type="float">
            <text:p>0,41883237659931</text:p>
          </table:table-cell>
          <table:table-cell office:value-type="float" office:value="45.963051212821" calcext:value-type="float">
            <text:p>45,9630512128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874</text:p>
          </table:table-cell>
          <table:table-cell office:value-type="float" office:value="7.0845156908035" calcext:value-type="float">
            <text:p>7,0845156908035</text:p>
          </table:table-cell>
          <table:table-cell office:value-type="float" office:value="2.2662195563316" calcext:value-type="float">
            <text:p>2,2662195563316</text:p>
          </table:table-cell>
          <table:table-cell office:value-type="float" office:value="97.272397606236" calcext:value-type="float">
            <text:p>97,2723976062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885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0.73420010507107" calcext:value-type="float">
            <text:p>0,73420010507107</text:p>
          </table:table-cell>
          <table:table-cell office:value-type="float" office:value="-169.03633828376" calcext:value-type="float">
            <text:p>-169,036338283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896</text:p>
          </table:table-cell>
          <table:table-cell office:value-type="float" office:value="9.7975552082062" calcext:value-type="float">
            <text:p>9,7975552082062</text:p>
          </table:table-cell>
          <table:table-cell office:value-type="float" office:value="3.2580667734146" calcext:value-type="float">
            <text:p>3,2580667734146</text:p>
          </table:table-cell>
          <table:table-cell office:value-type="float" office:value="-169.3560029291" calcext:value-type="float">
            <text:p>-169,35600292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907</text:p>
          </table:table-cell>
          <table:table-cell office:value-type="float" office:value="3.7186765670776" calcext:value-type="float">
            <text:p>3,7186765670776</text:p>
          </table:table-cell>
          <table:table-cell office:value-type="float" office:value="0.026249713264406" calcext:value-type="float">
            <text:p>0,026249713264406</text:p>
          </table:table-cell>
          <table:table-cell office:value-type="float" office:value="30.429220503303" calcext:value-type="float">
            <text:p>30,42922050330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918</text:p>
          </table:table-cell>
          <table:table-cell office:value-type="float" office:value="-0.2691699936986" calcext:value-type="float">
            <text:p>-0,2691699936986</text:p>
          </table:table-cell>
          <table:table-cell office:value-type="float" office:value="2.1005789935589" calcext:value-type="float">
            <text:p>2,1005789935589</text:p>
          </table:table-cell>
          <table:table-cell office:value-type="float" office:value="130.61459960452" calcext:value-type="float">
            <text:p>130,614599604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929</text:p>
          </table:table-cell>
          <table:table-cell office:value-type="float" office:value="3.4648835659027" calcext:value-type="float">
            <text:p>3,4648835659027</text:p>
          </table:table-cell>
          <table:table-cell office:value-type="float" office:value="2.2070720791817" calcext:value-type="float">
            <text:p>2,2070720791817</text:p>
          </table:table-cell>
          <table:table-cell office:value-type="float" office:value="-7.7654281809072" calcext:value-type="float">
            <text:p>-7,765428180907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940</text:p>
          </table:table-cell>
          <table:table-cell office:value-type="float" office:value="3.7611097097397" calcext:value-type="float">
            <text:p>3,7611097097397</text:p>
          </table:table-cell>
          <table:table-cell office:value-type="float" office:value="2.0921318233013" calcext:value-type="float">
            <text:p>2,0921318233013</text:p>
          </table:table-cell>
          <table:table-cell office:value-type="float" office:value="45.381835311841" calcext:value-type="float">
            <text:p>45,3818353118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951</text:p>
          </table:table-cell>
          <table:table-cell office:value-type="float" office:value="6.284304857254" calcext:value-type="float">
            <text:p>6,284304857254</text:p>
          </table:table-cell>
          <table:table-cell office:value-type="float" office:value="2.0776632428169" calcext:value-type="float">
            <text:p>2,0776632428169</text:p>
          </table:table-cell>
          <table:table-cell office:value-type="float" office:value="88.302468797963" calcext:value-type="float">
            <text:p>88,30246879796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962</text:p>
          </table:table-cell>
          <table:table-cell office:value-type="float" office:value="8.2793062925339" calcext:value-type="float">
            <text:p>8,2793062925339</text:p>
          </table:table-cell>
          <table:table-cell office:value-type="float" office:value="1.7663256824017" calcext:value-type="float">
            <text:p>1,7663256824017</text:p>
          </table:table-cell>
          <table:table-cell office:value-type="float" office:value="-45.647736187953" calcext:value-type="float">
            <text:p>-45,64773618795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973</text:p>
          </table:table-cell>
          <table:table-cell office:value-type="float" office:value="9.5559251308441" calcext:value-type="float">
            <text:p>9,5559251308441</text:p>
          </table:table-cell>
          <table:table-cell office:value-type="float" office:value="7.9512578248978" calcext:value-type="float">
            <text:p>7,9512578248978</text:p>
          </table:table-cell>
          <table:table-cell office:value-type="float" office:value="-70.867707015602" calcext:value-type="float">
            <text:p>-70,8677070156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984</text:p>
          </table:table-cell>
          <table:table-cell office:value-type="float" office:value="0.055630737915635" calcext:value-type="float">
            <text:p>0,055630737915635</text:p>
          </table:table-cell>
          <table:table-cell office:value-type="float" office:value="5.6982988119125" calcext:value-type="float">
            <text:p>5,6982988119125</text:p>
          </table:table-cell>
          <table:table-cell office:value-type="float" office:value="142.58583487978" calcext:value-type="float">
            <text:p>142,5858348797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995</text:p>
          </table:table-cell>
          <table:table-cell office:value-type="float" office:value="1.0825368016958" calcext:value-type="float">
            <text:p>1,0825368016958</text:p>
          </table:table-cell>
          <table:table-cell office:value-type="float" office:value="-0.39242044091225" calcext:value-type="float">
            <text:p>-0,39242044091225</text:p>
          </table:table-cell>
          <table:table-cell office:value-type="float" office:value="147.51508585207" calcext:value-type="float">
            <text:p>147,515085852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006</text:p>
          </table:table-cell>
          <table:table-cell office:value-type="float" office:value="1.0272256284952" calcext:value-type="float">
            <text:p>1,0272256284952</text:p>
          </table:table-cell>
          <table:table-cell office:value-type="float" office:value="3.5069465637207" calcext:value-type="float">
            <text:p>3,5069465637207</text:p>
          </table:table-cell>
          <table:table-cell office:value-type="float" office:value="-48.661954843315" calcext:value-type="float">
            <text:p>-48,6619548433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017</text:p>
          </table:table-cell>
          <table:table-cell office:value-type="float" office:value="3.0279791355133" calcext:value-type="float">
            <text:p>3,0279791355133</text:p>
          </table:table-cell>
          <table:table-cell office:value-type="float" office:value="5.5304801464081" calcext:value-type="float">
            <text:p>5,5304801464081</text:p>
          </table:table-cell>
          <table:table-cell office:value-type="float" office:value="-35.391624945744" calcext:value-type="float">
            <text:p>-35,3916249457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028</text:p>
          </table:table-cell>
          <table:table-cell office:value-type="float" office:value="4.8334464430809" calcext:value-type="float">
            <text:p>4,8334464430809</text:p>
          </table:table-cell>
          <table:table-cell office:value-type="float" office:value="2.8407323360443" calcext:value-type="float">
            <text:p>2,8407323360443</text:p>
          </table:table-cell>
          <table:table-cell office:value-type="float" office:value="78.695739150807" calcext:value-type="float">
            <text:p>78,6957391508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039</text:p>
          </table:table-cell>
          <table:table-cell office:value-type="float" office:value="9.031326174736" calcext:value-type="float">
            <text:p>9,031326174736</text:p>
          </table:table-cell>
          <table:table-cell office:value-type="float" office:value="3.0189594626427" calcext:value-type="float">
            <text:p>3,0189594626427</text:p>
          </table:table-cell>
          <table:table-cell office:value-type="float" office:value="-124.45309055839" calcext:value-type="float">
            <text:p>-124,453090558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050</text:p>
          </table:table-cell>
          <table:table-cell office:value-type="float" office:value="6.7118585109711" calcext:value-type="float">
            <text:p>6,7118585109711</text:p>
          </table:table-cell>
          <table:table-cell office:value-type="float" office:value="3.8502439856529" calcext:value-type="float">
            <text:p>3,8502439856529</text:p>
          </table:table-cell>
          <table:table-cell office:value-type="float" office:value="12.399508030551" calcext:value-type="float">
            <text:p>12,3995080305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061</text:p>
          </table:table-cell>
          <table:table-cell office:value-type="float" office:value="-0.49351930618286" calcext:value-type="float">
            <text:p>-0,49351930618286</text:p>
          </table:table-cell>
          <table:table-cell office:value-type="float" office:value="0.1116131991148" calcext:value-type="float">
            <text:p>0,1116131991148</text:p>
          </table:table-cell>
          <table:table-cell office:value-type="float" office:value="-144.66060043141" calcext:value-type="float">
            <text:p>-144,660600431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072</text:p>
          </table:table-cell>
          <table:table-cell office:value-type="float" office:value="5.1055324077606" calcext:value-type="float">
            <text:p>5,1055324077606</text:p>
          </table:table-cell>
          <table:table-cell office:value-type="float" office:value="5.9513133764267" calcext:value-type="float">
            <text:p>5,9513133764267</text:p>
          </table:table-cell>
          <table:table-cell office:value-type="float" office:value="116.37316995366" calcext:value-type="float">
            <text:p>116,3731699536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083</text:p>
          </table:table-cell>
          <table:table-cell office:value-type="float" office:value="2.0164188742638" calcext:value-type="float">
            <text:p>2,0164188742638</text:p>
          </table:table-cell>
          <table:table-cell office:value-type="float" office:value="7.091104388237" calcext:value-type="float">
            <text:p>7,091104388237</text:p>
          </table:table-cell>
          <table:table-cell office:value-type="float" office:value="-51.640655584396" calcext:value-type="float">
            <text:p>-51,64065558439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094</text:p>
          </table:table-cell>
          <table:table-cell office:value-type="float" office:value="7.4261552095413" calcext:value-type="float">
            <text:p>7,4261552095413</text:p>
          </table:table-cell>
          <table:table-cell office:value-type="float" office:value="7.9549598693848" calcext:value-type="float">
            <text:p>7,9549598693848</text:p>
          </table:table-cell>
          <table:table-cell office:value-type="float" office:value="-163.21176935913" calcext:value-type="float">
            <text:p>-163,211769359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105</text:p>
          </table:table-cell>
          <table:table-cell office:value-type="float" office:value="0.97175851464272" calcext:value-type="float">
            <text:p>0,97175851464272</text:p>
          </table:table-cell>
          <table:table-cell office:value-type="float" office:value="7.7496731281281" calcext:value-type="float">
            <text:p>7,7496731281281</text:p>
          </table:table-cell>
          <table:table-cell office:value-type="float" office:value="-53.780819200406" calcext:value-type="float">
            <text:p>-53,78081920040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116</text:p>
          </table:table-cell>
          <table:table-cell office:value-type="float" office:value="4.6630090475082" calcext:value-type="float">
            <text:p>4,6630090475082</text:p>
          </table:table-cell>
          <table:table-cell office:value-type="float" office:value="4.1080737113953" calcext:value-type="float">
            <text:p>4,1080737113953</text:p>
          </table:table-cell>
          <table:table-cell office:value-type="float" office:value="9.1338151959097" calcext:value-type="float">
            <text:p>9,133815195909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127</text:p>
          </table:table-cell>
          <table:table-cell office:value-type="float" office:value="9.2289143800735" calcext:value-type="float">
            <text:p>9,2289143800735</text:p>
          </table:table-cell>
          <table:table-cell office:value-type="float" office:value="9.3288153409958" calcext:value-type="float">
            <text:p>9,3288153409958</text:p>
          </table:table-cell>
          <table:table-cell office:value-type="float" office:value="102.31620111283" calcext:value-type="float">
            <text:p>102,316201112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138</text:p>
          </table:table-cell>
          <table:table-cell office:value-type="float" office:value="0.73029763996601" calcext:value-type="float">
            <text:p>0,73029763996601</text:p>
          </table:table-cell>
          <table:table-cell office:value-type="float" office:value="10.687830448151" calcext:value-type="float">
            <text:p>10,687830448151</text:p>
          </table:table-cell>
          <table:table-cell office:value-type="float" office:value="101.33119829141" calcext:value-type="float">
            <text:p>101,331198291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149</text:p>
          </table:table-cell>
          <table:table-cell office:value-type="float" office:value="0.79817309975624" calcext:value-type="float">
            <text:p>0,79817309975624</text:p>
          </table:table-cell>
          <table:table-cell office:value-type="float" office:value="4.0788674354553" calcext:value-type="float">
            <text:p>4,0788674354553</text:p>
          </table:table-cell>
          <table:table-cell office:value-type="float" office:value="110.57368737117" calcext:value-type="float">
            <text:p>110,573687371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160</text:p>
          </table:table-cell>
          <table:table-cell office:value-type="float" office:value="-0.84649503231049" calcext:value-type="float">
            <text:p>-0,84649503231049</text:p>
          </table:table-cell>
          <table:table-cell office:value-type="float" office:value="8.9487516880035" calcext:value-type="float">
            <text:p>8,9487516880035</text:p>
          </table:table-cell>
          <table:table-cell office:value-type="float" office:value="-3.1289371193215" calcext:value-type="float">
            <text:p>-3,12893711932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171</text:p>
          </table:table-cell>
          <table:table-cell office:value-type="float" office:value="1.4231100678444" calcext:value-type="float">
            <text:p>1,4231100678444</text:p>
          </table:table-cell>
          <table:table-cell office:value-type="float" office:value="8.1924617290497" calcext:value-type="float">
            <text:p>8,1924617290497</text:p>
          </table:table-cell>
          <table:table-cell office:value-type="float" office:value="-12.051188167493" calcext:value-type="float">
            <text:p>-12,05118816749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182</text:p>
          </table:table-cell>
          <table:table-cell office:value-type="float" office:value="5.5581319332123" calcext:value-type="float">
            <text:p>5,5581319332123</text:p>
          </table:table-cell>
          <table:table-cell office:value-type="float" office:value="4.8032778501511" calcext:value-type="float">
            <text:p>4,8032778501511</text:p>
          </table:table-cell>
          <table:table-cell office:value-type="float" office:value="75.429225423533" calcext:value-type="float">
            <text:p>75,42922542353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193</text:p>
          </table:table-cell>
          <table:table-cell office:value-type="float" office:value="7.3963159322739" calcext:value-type="float">
            <text:p>7,3963159322739</text:p>
          </table:table-cell>
          <table:table-cell office:value-type="float" office:value="4.2901572585106" calcext:value-type="float">
            <text:p>4,2901572585106</text:p>
          </table:table-cell>
          <table:table-cell office:value-type="float" office:value="73.049801929741" calcext:value-type="float">
            <text:p>73,0498019297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204</text:p>
          </table:table-cell>
          <table:table-cell office:value-type="float" office:value="7.5098127126694" calcext:value-type="float">
            <text:p>7,5098127126694</text:p>
          </table:table-cell>
          <table:table-cell office:value-type="float" office:value="4.9891585111618" calcext:value-type="float">
            <text:p>4,9891585111618</text:p>
          </table:table-cell>
          <table:table-cell office:value-type="float" office:value="99.778947556854" calcext:value-type="float">
            <text:p>99,7789475568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215</text:p>
          </table:table-cell>
          <table:table-cell office:value-type="float" office:value="-0.36248072981834" calcext:value-type="float">
            <text:p>-0,36248072981834</text:p>
          </table:table-cell>
          <table:table-cell office:value-type="float" office:value="7.4943912029266" calcext:value-type="float">
            <text:p>7,4943912029266</text:p>
          </table:table-cell>
          <table:table-cell office:value-type="float" office:value="30.642686755794" calcext:value-type="float">
            <text:p>30,6426867557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226</text:p>
          </table:table-cell>
          <table:table-cell office:value-type="float" office:value="4.5631757378578" calcext:value-type="float">
            <text:p>4,5631757378578</text:p>
          </table:table-cell>
          <table:table-cell office:value-type="float" office:value="9.7962296009064" calcext:value-type="float">
            <text:p>9,7962296009064</text:p>
          </table:table-cell>
          <table:table-cell office:value-type="float" office:value="-104.32910159895" calcext:value-type="float">
            <text:p>-104,3291015989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237</text:p>
          </table:table-cell>
          <table:table-cell office:value-type="float" office:value="2.5366985797882" calcext:value-type="float">
            <text:p>2,5366985797882</text:p>
          </table:table-cell>
          <table:table-cell office:value-type="float" office:value="9.1214913129807" calcext:value-type="float">
            <text:p>9,1214913129807</text:p>
          </table:table-cell>
          <table:table-cell office:value-type="float" office:value="-57.0804693137" calcext:value-type="float">
            <text:p>-57,08046931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248</text:p>
          </table:table-cell>
          <table:table-cell office:value-type="float" office:value="5.9368479251862" calcext:value-type="float">
            <text:p>5,9368479251862</text:p>
          </table:table-cell>
          <table:table-cell office:value-type="float" office:value="11.044738292694" calcext:value-type="float">
            <text:p>11,044738292694</text:p>
          </table:table-cell>
          <table:table-cell office:value-type="float" office:value="8.1413568584782" calcext:value-type="float">
            <text:p>8,14135685847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259</text:p>
          </table:table-cell>
          <table:table-cell office:value-type="float" office:value="7.7034550905228" calcext:value-type="float">
            <text:p>7,7034550905228</text:p>
          </table:table-cell>
          <table:table-cell office:value-type="float" office:value="8.2361733913422" calcext:value-type="float">
            <text:p>8,2361733913422</text:p>
          </table:table-cell>
          <table:table-cell office:value-type="float" office:value="147.06112624733" calcext:value-type="float">
            <text:p>147,0611262473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270</text:p>
          </table:table-cell>
          <table:table-cell office:value-type="float" office:value="5.2801287174225" calcext:value-type="float">
            <text:p>5,2801287174225</text:p>
          </table:table-cell>
          <table:table-cell office:value-type="float" office:value="8.0352926254272" calcext:value-type="float">
            <text:p>8,0352926254272</text:p>
          </table:table-cell>
          <table:table-cell office:value-type="float" office:value="-150.70465264047" calcext:value-type="float">
            <text:p>-150,704652640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281</text:p>
          </table:table-cell>
          <table:table-cell office:value-type="float" office:value="7.2766172885895" calcext:value-type="float">
            <text:p>7,2766172885895</text:p>
          </table:table-cell>
          <table:table-cell office:value-type="float" office:value="8.6755645275116" calcext:value-type="float">
            <text:p>8,6755645275116</text:p>
          </table:table-cell>
          <table:table-cell office:value-type="float" office:value="156.55666551772" calcext:value-type="float">
            <text:p>156,556665517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292</text:p>
          </table:table-cell>
          <table:table-cell office:value-type="float" office:value="1.7900367081165" calcext:value-type="float">
            <text:p>1,7900367081165</text:p>
          </table:table-cell>
          <table:table-cell office:value-type="float" office:value="5.7378304004669" calcext:value-type="float">
            <text:p>5,7378304004669</text:p>
          </table:table-cell>
          <table:table-cell office:value-type="float" office:value="34.622343482485" calcext:value-type="float">
            <text:p>34,6223434824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303</text:p>
          </table:table-cell>
          <table:table-cell office:value-type="float" office:value="0.37154655903578" calcext:value-type="float">
            <text:p>0,37154655903578</text:p>
          </table:table-cell>
          <table:table-cell office:value-type="float" office:value="10.505218505859" calcext:value-type="float">
            <text:p>10,505218505859</text:p>
          </table:table-cell>
          <table:table-cell office:value-type="float" office:value="22.743767423994" calcext:value-type="float">
            <text:p>22,7437674239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5</text:p>
          </table:table-cell>
          <table:table-cell office:value-type="float" office:value="3.8413614034653" calcext:value-type="float">
            <text:p>3,8413614034653</text:p>
          </table:table-cell>
          <table:table-cell office:value-type="float" office:value="1.4095470309258" calcext:value-type="float">
            <text:p>1,4095470309258</text:p>
          </table:table-cell>
          <table:table-cell office:value-type="float" office:value="-30.165215966049" calcext:value-type="float">
            <text:p>-30,16521596604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764</text:p>
          </table:table-cell>
          <table:table-cell office:value-type="float" office:value="2.0571264624596" calcext:value-type="float">
            <text:p>2,0571264624596</text:p>
          </table:table-cell>
          <table:table-cell office:value-type="float" office:value="-0.024150027893484" calcext:value-type="float">
            <text:p>-0,024150027893484</text:p>
          </table:table-cell>
          <table:table-cell office:value-type="float" office:value="-98.165364781762" calcext:value-type="float">
            <text:p>-98,16536478176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775</text:p>
          </table:table-cell>
          <table:table-cell office:value-type="float" office:value="1.7931245267391" calcext:value-type="float">
            <text:p>1,7931245267391</text:p>
          </table:table-cell>
          <table:table-cell office:value-type="float" office:value="-0.58408755809069" calcext:value-type="float">
            <text:p>-0,58408755809069</text:p>
          </table:table-cell>
          <table:table-cell office:value-type="float" office:value="125.49970560013" calcext:value-type="float">
            <text:p>125,499705600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786</text:p>
          </table:table-cell>
          <table:table-cell office:value-type="float" office:value="2.266767770052" calcext:value-type="float">
            <text:p>2,266767770052</text:p>
          </table:table-cell>
          <table:table-cell office:value-type="float" office:value="-0.12570220045745" calcext:value-type="float">
            <text:p>-0,12570220045745</text:p>
          </table:table-cell>
          <table:table-cell office:value-type="float" office:value="72.320015567124" calcext:value-type="float">
            <text:p>72,3200155671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797</text:p>
          </table:table-cell>
          <table:table-cell office:value-type="float" office:value="4.9377822875977" calcext:value-type="float">
            <text:p>4,9377822875977</text:p>
          </table:table-cell>
          <table:table-cell office:value-type="float" office:value="1.211207062006" calcext:value-type="float">
            <text:p>1,211207062006</text:p>
          </table:table-cell>
          <table:table-cell office:value-type="float" office:value="67.361844573051" calcext:value-type="float">
            <text:p>67,36184457305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808</text:p>
          </table:table-cell>
          <table:table-cell office:value-type="float" office:value="7.3127806186676" calcext:value-type="float">
            <text:p>7,3127806186676</text:p>
          </table:table-cell>
          <table:table-cell office:value-type="float" office:value="-0.58500818908215" calcext:value-type="float">
            <text:p>-0,58500818908215</text:p>
          </table:table-cell>
          <table:table-cell office:value-type="float" office:value="127.72535822194" calcext:value-type="float">
            <text:p>127,725358221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819</text:p>
          </table:table-cell>
          <table:table-cell office:value-type="float" office:value="6.7795723676682" calcext:value-type="float">
            <text:p>6,7795723676682</text:p>
          </table:table-cell>
          <table:table-cell office:value-type="float" office:value="1.3659104704857" calcext:value-type="float">
            <text:p>1,3659104704857</text:p>
          </table:table-cell>
          <table:table-cell office:value-type="float" office:value="-119.42186780796" calcext:value-type="float">
            <text:p>-119,421867807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830</text:p>
          </table:table-cell>
          <table:table-cell office:value-type="float" office:value="0.050156814977527" calcext:value-type="float">
            <text:p>0,050156814977527</text:p>
          </table:table-cell>
          <table:table-cell office:value-type="float" office:value="0.1718189753592" calcext:value-type="float">
            <text:p>0,1718189753592</text:p>
          </table:table-cell>
          <table:table-cell office:value-type="float" office:value="161.06873560863" calcext:value-type="float">
            <text:p>161,0687356086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841</text:p>
          </table:table-cell>
          <table:table-cell office:value-type="float" office:value="3.1900227069855" calcext:value-type="float">
            <text:p>3,1900227069855</text:p>
          </table:table-cell>
          <table:table-cell office:value-type="float" office:value="2.4907596409321" calcext:value-type="float">
            <text:p>2,4907596409321</text:p>
          </table:table-cell>
          <table:table-cell office:value-type="float" office:value="-82.534455190039" calcext:value-type="float">
            <text:p>-82,5344551900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852</text:p>
          </table:table-cell>
          <table:table-cell office:value-type="float" office:value="3.8119101524353" calcext:value-type="float">
            <text:p>3,8119101524353</text:p>
          </table:table-cell>
          <table:table-cell office:value-type="float" office:value="4.572257399559" calcext:value-type="float">
            <text:p>4,572257399559</text:p>
          </table:table-cell>
          <table:table-cell office:value-type="float" office:value="150.27085231368" calcext:value-type="float">
            <text:p>150,270852313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863</text:p>
          </table:table-cell>
          <table:table-cell office:value-type="float" office:value="4.2519345879555" calcext:value-type="float">
            <text:p>4,2519345879555</text:p>
          </table:table-cell>
          <table:table-cell office:value-type="float" office:value="0.24291655048728" calcext:value-type="float">
            <text:p>0,24291655048728</text:p>
          </table:table-cell>
          <table:table-cell office:value-type="float" office:value="136.6965239215" calcext:value-type="float">
            <text:p>136,69652392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874</text:p>
          </table:table-cell>
          <table:table-cell office:value-type="float" office:value="7.12531208992" calcext:value-type="float">
            <text:p>7,12531208992</text:p>
          </table:table-cell>
          <table:table-cell office:value-type="float" office:value="1.9867540895939" calcext:value-type="float">
            <text:p>1,9867540895939</text:p>
          </table:table-cell>
          <table:table-cell office:value-type="float" office:value="98.626732066938" calcext:value-type="float">
            <text:p>98,62673206693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885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0.99145986139774" calcext:value-type="float">
            <text:p>0,99145986139774</text:p>
          </table:table-cell>
          <table:table-cell office:value-type="float" office:value="-148.77536190543" calcext:value-type="float">
            <text:p>-148,775361905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896</text:p>
          </table:table-cell>
          <table:table-cell office:value-type="float" office:value="10.023342370987" calcext:value-type="float">
            <text:p>10,023342370987</text:p>
          </table:table-cell>
          <table:table-cell office:value-type="float" office:value="3.4680277109146" calcext:value-type="float">
            <text:p>3,4680277109146</text:p>
          </table:table-cell>
          <table:table-cell office:value-type="float" office:value="-129.02517379469" calcext:value-type="float">
            <text:p>-129,025173794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907</text:p>
          </table:table-cell>
          <table:table-cell office:value-type="float" office:value="3.5302311182022" calcext:value-type="float">
            <text:p>3,5302311182022</text:p>
          </table:table-cell>
          <table:table-cell office:value-type="float" office:value="-0.017338106408715" calcext:value-type="float">
            <text:p>-0,017338106408715</text:p>
          </table:table-cell>
          <table:table-cell office:value-type="float" office:value="36.839587293613" calcext:value-type="float">
            <text:p>36,83958729361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918</text:p>
          </table:table-cell>
          <table:table-cell office:value-type="float" office:value="-0.075609781779349" calcext:value-type="float">
            <text:p>-0,075609781779349</text:p>
          </table:table-cell>
          <table:table-cell office:value-type="float" office:value="1.8765725195408" calcext:value-type="float">
            <text:p>1,8765725195408</text:p>
          </table:table-cell>
          <table:table-cell office:value-type="float" office:value="130.97962604207" calcext:value-type="float">
            <text:p>130,9796260420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929</text:p>
          </table:table-cell>
          <table:table-cell office:value-type="float" office:value="3.2960361242294" calcext:value-type="float">
            <text:p>3,2960361242294</text:p>
          </table:table-cell>
          <table:table-cell office:value-type="float" office:value="2.3074039816856" calcext:value-type="float">
            <text:p>2,3074039816856</text:p>
          </table:table-cell>
          <table:table-cell office:value-type="float" office:value="-50.430548798506" calcext:value-type="float">
            <text:p>-50,4305487985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940</text:p>
          </table:table-cell>
          <table:table-cell office:value-type="float" office:value="3.5580161213875" calcext:value-type="float">
            <text:p>3,5580161213875</text:p>
          </table:table-cell>
          <table:table-cell office:value-type="float" office:value="1.8611267209053" calcext:value-type="float">
            <text:p>1,8611267209053</text:p>
          </table:table-cell>
          <table:table-cell office:value-type="float" office:value="63.703407147887" calcext:value-type="float">
            <text:p>63,70340714788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951</text:p>
          </table:table-cell>
          <table:table-cell office:value-type="float" office:value="6.1753386259079" calcext:value-type="float">
            <text:p>6,1753386259079</text:p>
          </table:table-cell>
          <table:table-cell office:value-type="float" office:value="1.748988032341" calcext:value-type="float">
            <text:p>1,748988032341</text:p>
          </table:table-cell>
          <table:table-cell office:value-type="float" office:value="70.716075077178" calcext:value-type="float">
            <text:p>70,71607507717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962</text:p>
          </table:table-cell>
          <table:table-cell office:value-type="float" office:value="8.0725753307343" calcext:value-type="float">
            <text:p>8,0725753307343</text:p>
          </table:table-cell>
          <table:table-cell office:value-type="float" office:value="1.9252429902554" calcext:value-type="float">
            <text:p>1,9252429902554</text:p>
          </table:table-cell>
          <table:table-cell office:value-type="float" office:value="-36.122139092464" calcext:value-type="float">
            <text:p>-36,1221390924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973</text:p>
          </table:table-cell>
          <table:table-cell office:value-type="float" office:value="9.4511306285858" calcext:value-type="float">
            <text:p>9,4511306285858</text:p>
          </table:table-cell>
          <table:table-cell office:value-type="float" office:value="8.2722568511963" calcext:value-type="float">
            <text:p>8,2722568511963</text:p>
          </table:table-cell>
          <table:table-cell office:value-type="float" office:value="-72.237594871764" calcext:value-type="float">
            <text:p>-72,2375948717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984</text:p>
          </table:table-cell>
          <table:table-cell office:value-type="float" office:value="0.29936831444502" calcext:value-type="float">
            <text:p>0,29936831444502</text:p>
          </table:table-cell>
          <table:table-cell office:value-type="float" office:value="5.4258424043655" calcext:value-type="float">
            <text:p>5,4258424043655</text:p>
          </table:table-cell>
          <table:table-cell office:value-type="float" office:value="128.57732347622" calcext:value-type="float">
            <text:p>128,5773234762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995</text:p>
          </table:table-cell>
          <table:table-cell office:value-type="float" office:value="1.3333196938038" calcext:value-type="float">
            <text:p>1,3333196938038</text:p>
          </table:table-cell>
          <table:table-cell office:value-type="float" office:value="-0.45983958989382" calcext:value-type="float">
            <text:p>-0,45983958989382</text:p>
          </table:table-cell>
          <table:table-cell office:value-type="float" office:value="170.06850698192" calcext:value-type="float">
            <text:p>170,068506981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006</text:p>
          </table:table-cell>
          <table:table-cell office:value-type="float" office:value="1.1556212604046" calcext:value-type="float">
            <text:p>1,1556212604046</text:p>
          </table:table-cell>
          <table:table-cell office:value-type="float" office:value="3.6847883462906" calcext:value-type="float">
            <text:p>3,6847883462906</text:p>
          </table:table-cell>
          <table:table-cell office:value-type="float" office:value="-136.37811666841" calcext:value-type="float">
            <text:p>-136,378116668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017</text:p>
          </table:table-cell>
          <table:table-cell office:value-type="float" office:value="2.9808086156845" calcext:value-type="float">
            <text:p>2,9808086156845</text:p>
          </table:table-cell>
          <table:table-cell office:value-type="float" office:value="5.8530861139297" calcext:value-type="float">
            <text:p>5,8530861139297</text:p>
          </table:table-cell>
          <table:table-cell office:value-type="float" office:value="-76.411535785456" calcext:value-type="float">
            <text:p>-76,41153578545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028</text:p>
          </table:table-cell>
          <table:table-cell office:value-type="float" office:value="4.8358362913132" calcext:value-type="float">
            <text:p>4,8358362913132</text:p>
          </table:table-cell>
          <table:table-cell office:value-type="float" office:value="2.5513696670532" calcext:value-type="float">
            <text:p>2,5513696670532</text:p>
          </table:table-cell>
          <table:table-cell office:value-type="float" office:value="93.239024945885" calcext:value-type="float">
            <text:p>93,23902494588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039</text:p>
          </table:table-cell>
          <table:table-cell office:value-type="float" office:value="8.9817869663239" calcext:value-type="float">
            <text:p>8,9817869663239</text:p>
          </table:table-cell>
          <table:table-cell office:value-type="float" office:value="3.2900661230087" calcext:value-type="float">
            <text:p>3,2900661230087</text:p>
          </table:table-cell>
          <table:table-cell office:value-type="float" office:value="-70.584663919582" calcext:value-type="float">
            <text:p>-70,5846639195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050</text:p>
          </table:table-cell>
          <table:table-cell office:value-type="float" office:value="6.3656049966812" calcext:value-type="float">
            <text:p>6,3656049966812</text:p>
          </table:table-cell>
          <table:table-cell office:value-type="float" office:value="3.8780075311661" calcext:value-type="float">
            <text:p>3,8780075311661</text:p>
          </table:table-cell>
          <table:table-cell office:value-type="float" office:value="-9.7431959999595" calcext:value-type="float">
            <text:p>-9,74319599995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061</text:p>
          </table:table-cell>
          <table:table-cell office:value-type="float" office:value="-0.59524782001972" calcext:value-type="float">
            <text:p>-0,59524782001972</text:p>
          </table:table-cell>
          <table:table-cell office:value-type="float" office:value="0.30884301289916" calcext:value-type="float">
            <text:p>0,30884301289916</text:p>
          </table:table-cell>
          <table:table-cell office:value-type="float" office:value="-53.905902394823" calcext:value-type="float">
            <text:p>-53,9059023948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072</text:p>
          </table:table-cell>
          <table:table-cell office:value-type="float" office:value="5.290315747261" calcext:value-type="float">
            <text:p>5,290315747261</text:p>
          </table:table-cell>
          <table:table-cell office:value-type="float" office:value="5.6075400114059" calcext:value-type="float">
            <text:p>5,6075400114059</text:p>
          </table:table-cell>
          <table:table-cell office:value-type="float" office:value="119.70636647218" calcext:value-type="float">
            <text:p>119,706366472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083</text:p>
          </table:table-cell>
          <table:table-cell office:value-type="float" office:value="2.0028404891491" calcext:value-type="float">
            <text:p>2,0028404891491</text:p>
          </table:table-cell>
          <table:table-cell office:value-type="float" office:value="7.2860777378082" calcext:value-type="float">
            <text:p>7,2860777378082</text:p>
          </table:table-cell>
          <table:table-cell office:value-type="float" office:value="-87.086235641674" calcext:value-type="float">
            <text:p>-87,08623564167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094</text:p>
          </table:table-cell>
          <table:table-cell office:value-type="float" office:value="7.5275856256485" calcext:value-type="float">
            <text:p>7,5275856256485</text:p>
          </table:table-cell>
          <table:table-cell office:value-type="float" office:value="7.7587378025055" calcext:value-type="float">
            <text:p>7,7587378025055</text:p>
          </table:table-cell>
          <table:table-cell office:value-type="float" office:value="107.69505865255" calcext:value-type="float">
            <text:p>107,695058652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105</text:p>
          </table:table-cell>
          <table:table-cell office:value-type="float" office:value="1.06320515275" calcext:value-type="float">
            <text:p>1,06320515275</text:p>
          </table:table-cell>
          <table:table-cell office:value-type="float" office:value="7.9455149173737" calcext:value-type="float">
            <text:p>7,9455149173737</text:p>
          </table:table-cell>
          <table:table-cell office:value-type="float" office:value="-131.54136603046" calcext:value-type="float">
            <text:p>-131,5413660304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116</text:p>
          </table:table-cell>
          <table:table-cell office:value-type="float" office:value="4.4068795442581" calcext:value-type="float">
            <text:p>4,4068795442581</text:p>
          </table:table-cell>
          <table:table-cell office:value-type="float" office:value="4.0910404920578" calcext:value-type="float">
            <text:p>4,0910404920578</text:p>
          </table:table-cell>
          <table:table-cell office:value-type="float" office:value="9.7152335438759" calcext:value-type="float">
            <text:p>9,715233543875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127</text:p>
          </table:table-cell>
          <table:table-cell office:value-type="float" office:value="9.221431016922" calcext:value-type="float">
            <text:p>9,221431016922</text:p>
          </table:table-cell>
          <table:table-cell office:value-type="float" office:value="9.0040266513824" calcext:value-type="float">
            <text:p>9,0040266513824</text:p>
          </table:table-cell>
          <table:table-cell office:value-type="float" office:value="86.675211882136" calcext:value-type="float">
            <text:p>86,6752118821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138</text:p>
          </table:table-cell>
          <table:table-cell office:value-type="float" office:value="0.83952493965626" calcext:value-type="float">
            <text:p>0,83952493965626</text:p>
          </table:table-cell>
          <table:table-cell office:value-type="float" office:value="10.541417598724" calcext:value-type="float">
            <text:p>10,541417598724</text:p>
          </table:table-cell>
          <table:table-cell office:value-type="float" office:value="145.87857616935" calcext:value-type="float">
            <text:p>145,878576169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149</text:p>
          </table:table-cell>
          <table:table-cell office:value-type="float" office:value="0.6170866638422" calcext:value-type="float">
            <text:p>0,6170866638422</text:p>
          </table:table-cell>
          <table:table-cell office:value-type="float" office:value="3.9600744843483" calcext:value-type="float">
            <text:p>3,9600744843483</text:p>
          </table:table-cell>
          <table:table-cell office:value-type="float" office:value="23.664858500669" calcext:value-type="float">
            <text:p>23,6648585006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160</text:p>
          </table:table-cell>
          <table:table-cell office:value-type="float" office:value="-1.1375118792057" calcext:value-type="float">
            <text:p>-1,1375118792057</text:p>
          </table:table-cell>
          <table:table-cell office:value-type="float" office:value="8.8434648513794" calcext:value-type="float">
            <text:p>8,8434648513794</text:p>
          </table:table-cell>
          <table:table-cell office:value-type="float" office:value="32.85034636783" calcext:value-type="float">
            <text:p>32,850346367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171</text:p>
          </table:table-cell>
          <table:table-cell office:value-type="float" office:value="1.3618825376034" calcext:value-type="float">
            <text:p>1,3618825376034</text:p>
          </table:table-cell>
          <table:table-cell office:value-type="float" office:value="8.3995759487152" calcext:value-type="float">
            <text:p>8,3995759487152</text:p>
          </table:table-cell>
          <table:table-cell office:value-type="float" office:value="-90.07418914965" calcext:value-type="float">
            <text:p>-90,0741891496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182</text:p>
          </table:table-cell>
          <table:table-cell office:value-type="float" office:value="5.5423092842102" calcext:value-type="float">
            <text:p>5,5423092842102</text:p>
          </table:table-cell>
          <table:table-cell office:value-type="float" office:value="4.5883721113205" calcext:value-type="float">
            <text:p>4,5883721113205</text:p>
          </table:table-cell>
          <table:table-cell office:value-type="float" office:value="76.865727734414" calcext:value-type="float">
            <text:p>76,8657277344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193</text:p>
          </table:table-cell>
          <table:table-cell office:value-type="float" office:value="7.2522330284119" calcext:value-type="float">
            <text:p>7,2522330284119</text:p>
          </table:table-cell>
          <table:table-cell office:value-type="float" office:value="4.0177655220032" calcext:value-type="float">
            <text:p>4,0177655220032</text:p>
          </table:table-cell>
          <table:table-cell office:value-type="float" office:value="59.846841605606" calcext:value-type="float">
            <text:p>59,8468416056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204</text:p>
          </table:table-cell>
          <table:table-cell office:value-type="float" office:value="7.575398683548" calcext:value-type="float">
            <text:p>7,575398683548</text:p>
          </table:table-cell>
          <table:table-cell office:value-type="float" office:value="4.6308821439743" calcext:value-type="float">
            <text:p>4,6308821439743</text:p>
          </table:table-cell>
          <table:table-cell office:value-type="float" office:value="101.12082426715" calcext:value-type="float">
            <text:p>101,120824267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215</text:p>
          </table:table-cell>
          <table:table-cell office:value-type="float" office:value="-0.45979738235474" calcext:value-type="float">
            <text:p>-0,45979738235474</text:p>
          </table:table-cell>
          <table:table-cell office:value-type="float" office:value="7.2282469272614" calcext:value-type="float">
            <text:p>7,2282469272614</text:p>
          </table:table-cell>
          <table:table-cell office:value-type="float" office:value="81.644522156685" calcext:value-type="float">
            <text:p>81,6445221566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226</text:p>
          </table:table-cell>
          <table:table-cell office:value-type="float" office:value="4.6472215652466" calcext:value-type="float">
            <text:p>4,6472215652466</text:p>
          </table:table-cell>
          <table:table-cell office:value-type="float" office:value="10.169256925583" calcext:value-type="float">
            <text:p>10,169256925583</text:p>
          </table:table-cell>
          <table:table-cell office:value-type="float" office:value="-104.38595076275" calcext:value-type="float">
            <text:p>-104,3859507627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237</text:p>
          </table:table-cell>
          <table:table-cell office:value-type="float" office:value="2.3492881655693" calcext:value-type="float">
            <text:p>2,3492881655693</text:p>
          </table:table-cell>
          <table:table-cell office:value-type="float" office:value="9.4443380832672" calcext:value-type="float">
            <text:p>9,4443380832672</text:p>
          </table:table-cell>
          <table:table-cell office:value-type="float" office:value="-60.721747434823" calcext:value-type="float">
            <text:p>-60,7217474348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248</text:p>
          </table:table-cell>
          <table:table-cell office:value-type="float" office:value="5.6075012683868" calcext:value-type="float">
            <text:p>5,6075012683868</text:p>
          </table:table-cell>
          <table:table-cell office:value-type="float" office:value="10.895347595215" calcext:value-type="float">
            <text:p>10,895347595215</text:p>
          </table:table-cell>
          <table:table-cell office:value-type="float" office:value="25.507464340538" calcext:value-type="float">
            <text:p>25,50746434053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259</text:p>
          </table:table-cell>
          <table:table-cell office:value-type="float" office:value="7.8837162256241" calcext:value-type="float">
            <text:p>7,8837162256241</text:p>
          </table:table-cell>
          <table:table-cell office:value-type="float" office:value="8.295818567276" calcext:value-type="float">
            <text:p>8,295818567276</text:p>
          </table:table-cell>
          <table:table-cell office:value-type="float" office:value="-147.65468372661" calcext:value-type="float">
            <text:p>-147,6546837266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270</text:p>
          </table:table-cell>
          <table:table-cell office:value-type="float" office:value="5.54174721241" calcext:value-type="float">
            <text:p>5,54174721241</text:p>
          </table:table-cell>
          <table:table-cell office:value-type="float" office:value="8.2448786497116" calcext:value-type="float">
            <text:p>8,2448786497116</text:p>
          </table:table-cell>
          <table:table-cell office:value-type="float" office:value="-136.94259011821" calcext:value-type="float">
            <text:p>-136,942590118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281</text:p>
          </table:table-cell>
          <table:table-cell office:value-type="float" office:value="7.3927396535873" calcext:value-type="float">
            <text:p>7,3927396535873</text:p>
          </table:table-cell>
          <table:table-cell office:value-type="float" office:value="8.8646996021271" calcext:value-type="float">
            <text:p>8,8646996021271</text:p>
          </table:table-cell>
          <table:table-cell office:value-type="float" office:value="-112.8487746427" calcext:value-type="float">
            <text:p>-112,84877464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292</text:p>
          </table:table-cell>
          <table:table-cell office:value-type="float" office:value="1.5110525488853" calcext:value-type="float">
            <text:p>1,5110525488853</text:p>
          </table:table-cell>
          <table:table-cell office:value-type="float" office:value="5.684671998024" calcext:value-type="float">
            <text:p>5,684671998024</text:p>
          </table:table-cell>
          <table:table-cell office:value-type="float" office:value="5.6315160765769" calcext:value-type="float">
            <text:p>5,63151607657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303</text:p>
          </table:table-cell>
          <table:table-cell office:value-type="float" office:value="0.42839907109737" calcext:value-type="float">
            <text:p>0,42839907109737</text:p>
          </table:table-cell>
          <table:table-cell office:value-type="float" office:value="10.290122032166" calcext:value-type="float">
            <text:p>10,290122032166</text:p>
          </table:table-cell>
          <table:table-cell office:value-type="float" office:value="113.53688938603" calcext:value-type="float">
            <text:p>113,536889386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5</text:p>
          </table:table-cell>
          <table:table-cell office:value-type="float" office:value="3.7041580677032" calcext:value-type="float">
            <text:p>3,7041580677032</text:p>
          </table:table-cell>
          <table:table-cell office:value-type="float" office:value="1.2358023226261" calcext:value-type="float">
            <text:p>1,2358023226261</text:p>
          </table:table-cell>
          <table:table-cell office:value-type="float" office:value="60.539623734298" calcext:value-type="float">
            <text:p>60,53962373429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764</text:p>
          </table:table-cell>
          <table:table-cell office:value-type="float" office:value="2.0608346164227" calcext:value-type="float">
            <text:p>2,0608346164227</text:p>
          </table:table-cell>
          <table:table-cell office:value-type="float" office:value="0.0071220530662686" calcext:value-type="float">
            <text:p>0,0071220530662686</text:p>
          </table:table-cell>
          <table:table-cell office:value-type="float" office:value="156.08901127129" calcext:value-type="float">
            <text:p>156,0890112712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775</text:p>
          </table:table-cell>
          <table:table-cell office:value-type="float" office:value="2.0564989745617" calcext:value-type="float">
            <text:p>2,0564989745617</text:p>
          </table:table-cell>
          <table:table-cell office:value-type="float" office:value="-0.56369572877884" calcext:value-type="float">
            <text:p>-0,56369572877884</text:p>
          </table:table-cell>
          <table:table-cell office:value-type="float" office:value="174.62018492875" calcext:value-type="float">
            <text:p>174,6201849287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786</text:p>
          </table:table-cell>
          <table:table-cell office:value-type="float" office:value="2.1237604320049" calcext:value-type="float">
            <text:p>2,1237604320049</text:p>
          </table:table-cell>
          <table:table-cell office:value-type="float" office:value="-0.22272767499089" calcext:value-type="float">
            <text:p>-0,22272767499089</text:p>
          </table:table-cell>
          <table:table-cell office:value-type="float" office:value="31.328252546347" calcext:value-type="float">
            <text:p>31,3282525463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797</text:p>
          </table:table-cell>
          <table:table-cell office:value-type="float" office:value="4.8836421966553" calcext:value-type="float">
            <text:p>4,8836421966553</text:p>
          </table:table-cell>
          <table:table-cell office:value-type="float" office:value="0.85833534598351" calcext:value-type="float">
            <text:p>0,85833534598351</text:p>
          </table:table-cell>
          <table:table-cell office:value-type="float" office:value="85.478830489383" calcext:value-type="float">
            <text:p>85,47883048938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808</text:p>
          </table:table-cell>
          <table:table-cell office:value-type="float" office:value="7.6566326618195" calcext:value-type="float">
            <text:p>7,6566326618195</text:p>
          </table:table-cell>
          <table:table-cell office:value-type="float" office:value="-0.58501213788986" calcext:value-type="float">
            <text:p>-0,58501213788986</text:p>
          </table:table-cell>
          <table:table-cell office:value-type="float" office:value="133.68270503488" calcext:value-type="float">
            <text:p>133,682705034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819</text:p>
          </table:table-cell>
          <table:table-cell office:value-type="float" office:value="6.7323815822601" calcext:value-type="float">
            <text:p>6,7323815822601</text:p>
          </table:table-cell>
          <table:table-cell office:value-type="float" office:value="1.545046120882" calcext:value-type="float">
            <text:p>1,545046120882</text:p>
          </table:table-cell>
          <table:table-cell office:value-type="float" office:value="-63.557358304406" calcext:value-type="float">
            <text:p>-63,55735830440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830</text:p>
          </table:table-cell>
          <table:table-cell office:value-type="float" office:value="0.11567389592528" calcext:value-type="float">
            <text:p>0,11567389592528</text:p>
          </table:table-cell>
          <table:table-cell office:value-type="float" office:value="-0.12346893548965" calcext:value-type="float">
            <text:p>-0,12346893548965</text:p>
          </table:table-cell>
          <table:table-cell office:value-type="float" office:value="106.86906128173" calcext:value-type="float">
            <text:p>106,869061281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841</text:p>
          </table:table-cell>
          <table:table-cell office:value-type="float" office:value="3.0482402443886" calcext:value-type="float">
            <text:p>3,0482402443886</text:p>
          </table:table-cell>
          <table:table-cell office:value-type="float" office:value="2.6442855596542" calcext:value-type="float">
            <text:p>2,6442855596542</text:p>
          </table:table-cell>
          <table:table-cell office:value-type="float" office:value="-84.683447886424" calcext:value-type="float">
            <text:p>-84,6834478864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852</text:p>
          </table:table-cell>
          <table:table-cell office:value-type="float" office:value="4.0624794363976" calcext:value-type="float">
            <text:p>4,0624794363976</text:p>
          </table:table-cell>
          <table:table-cell office:value-type="float" office:value="4.5845192670822" calcext:value-type="float">
            <text:p>4,5845192670822</text:p>
          </table:table-cell>
          <table:table-cell office:value-type="float" office:value="-152.45245520476" calcext:value-type="float">
            <text:p>-152,4524552047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863</text:p>
          </table:table-cell>
          <table:table-cell office:value-type="float" office:value="4.4355326890945" calcext:value-type="float">
            <text:p>4,4355326890945</text:p>
          </table:table-cell>
          <table:table-cell office:value-type="float" office:value="0.38277603685856" calcext:value-type="float">
            <text:p>0,38277603685856</text:p>
          </table:table-cell>
          <table:table-cell office:value-type="float" office:value="-135.62090685413" calcext:value-type="float">
            <text:p>-135,6209068541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874</text:p>
          </table:table-cell>
          <table:table-cell office:value-type="float" office:value="6.9992995262146" calcext:value-type="float">
            <text:p>6,9992995262146</text:p>
          </table:table-cell>
          <table:table-cell office:value-type="float" office:value="1.817726790905" calcext:value-type="float">
            <text:p>1,817726790905</text:p>
          </table:table-cell>
          <table:table-cell office:value-type="float" office:value="36.106042421547" calcext:value-type="float">
            <text:p>36,10604242154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885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1.2736178934574" calcext:value-type="float">
            <text:p>1,2736178934574</text:p>
          </table:table-cell>
          <table:table-cell office:value-type="float" office:value="-145.87484499451" calcext:value-type="float">
            <text:p>-145,874844994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896</text:p>
          </table:table-cell>
          <table:table-cell office:value-type="float" office:value="10.074008703232" calcext:value-type="float">
            <text:p>10,074008703232</text:p>
          </table:table-cell>
          <table:table-cell office:value-type="float" office:value="3.6655071377754" calcext:value-type="float">
            <text:p>3,6655071377754</text:p>
          </table:table-cell>
          <table:table-cell office:value-type="float" office:value="-125.8120855708" calcext:value-type="float">
            <text:p>-125,81208557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907</text:p>
          </table:table-cell>
          <table:table-cell office:value-type="float" office:value="3.6373314261436" calcext:value-type="float">
            <text:p>3,6373314261436</text:p>
          </table:table-cell>
          <table:table-cell office:value-type="float" office:value="-0.21195260807872" calcext:value-type="float">
            <text:p>-0,21195260807872</text:p>
          </table:table-cell>
          <table:table-cell office:value-type="float" office:value="127.60768270796" calcext:value-type="float">
            <text:p>127,6076827079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918</text:p>
          </table:table-cell>
          <table:table-cell office:value-type="float" office:value="0.030127039644867" calcext:value-type="float">
            <text:p>0,030127039644867</text:p>
          </table:table-cell>
          <table:table-cell office:value-type="float" office:value="1.5631772577763" calcext:value-type="float">
            <text:p>1,5631772577763</text:p>
          </table:table-cell>
          <table:table-cell office:value-type="float" office:value="102.24871195046" calcext:value-type="float">
            <text:p>102,2487119504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929</text:p>
          </table:table-cell>
          <table:table-cell office:value-type="float" office:value="3.1520673632622" calcext:value-type="float">
            <text:p>3,1520673632622</text:p>
          </table:table-cell>
          <table:table-cell office:value-type="float" office:value="2.4554970860481" calcext:value-type="float">
            <text:p>2,4554970860481</text:p>
          </table:table-cell>
          <table:table-cell office:value-type="float" office:value="-49.067070909366" calcext:value-type="float">
            <text:p>-49,06707090936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940</text:p>
          </table:table-cell>
          <table:table-cell office:value-type="float" office:value="3.7411695718765" calcext:value-type="float">
            <text:p>3,7411695718765</text:p>
          </table:table-cell>
          <table:table-cell office:value-type="float" office:value="1.7350728809834" calcext:value-type="float">
            <text:p>1,7350728809834</text:p>
          </table:table-cell>
          <table:table-cell office:value-type="float" office:value="154.4517908886" calcext:value-type="float">
            <text:p>154,451790888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951</text:p>
          </table:table-cell>
          <table:table-cell office:value-type="float" office:value="6.0252594947815" calcext:value-type="float">
            <text:p>6,0252594947815</text:p>
          </table:table-cell>
          <table:table-cell office:value-type="float" office:value="1.4108711481094" calcext:value-type="float">
            <text:p>1,4108711481094</text:p>
          </table:table-cell>
          <table:table-cell office:value-type="float" office:value="64.354210142877" calcext:value-type="float">
            <text:p>64,35421014287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962</text:p>
          </table:table-cell>
          <table:table-cell office:value-type="float" office:value="7.8899401426315" calcext:value-type="float">
            <text:p>7,8899401426315</text:p>
          </table:table-cell>
          <table:table-cell office:value-type="float" office:value="2.059531211853" calcext:value-type="float">
            <text:p>2,059531211853</text:p>
          </table:table-cell>
          <table:table-cell office:value-type="float" office:value="-41.698571223362" calcext:value-type="float">
            <text:p>-41,69857122336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973</text:p>
          </table:table-cell>
          <table:table-cell office:value-type="float" office:value="9.2559349536896" calcext:value-type="float">
            <text:p>9,2559349536896</text:p>
          </table:table-cell>
          <table:table-cell office:value-type="float" office:value="8.3751171827316" calcext:value-type="float">
            <text:p>8,3751171827316</text:p>
          </table:table-cell>
          <table:table-cell office:value-type="float" office:value="-8.0314426665093" calcext:value-type="float">
            <text:p>-8,03144266650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984</text:p>
          </table:table-cell>
          <table:table-cell office:value-type="float" office:value="0.505137629807" calcext:value-type="float">
            <text:p>0,505137629807</text:p>
          </table:table-cell>
          <table:table-cell office:value-type="float" office:value="5.2162820100784" calcext:value-type="float">
            <text:p>5,2162820100784</text:p>
          </table:table-cell>
          <table:table-cell office:value-type="float" office:value="145.31540111372" calcext:value-type="float">
            <text:p>145,315401113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995</text:p>
          </table:table-cell>
          <table:table-cell office:value-type="float" office:value="1.4735433459282" calcext:value-type="float">
            <text:p>1,4735433459282</text:p>
          </table:table-cell>
          <table:table-cell office:value-type="float" office:value="-0.30579213052988" calcext:value-type="float">
            <text:p>-0,30579213052988</text:p>
          </table:table-cell>
          <table:table-cell office:value-type="float" office:value="-118.79567279937" calcext:value-type="float">
            <text:p>-118,795672799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006</text:p>
          </table:table-cell>
          <table:table-cell office:value-type="float" office:value="1.3297626376152" calcext:value-type="float">
            <text:p>1,3297626376152</text:p>
          </table:table-cell>
          <table:table-cell office:value-type="float" office:value="3.5479134321213" calcext:value-type="float">
            <text:p>3,5479134321213</text:p>
          </table:table-cell>
          <table:table-cell office:value-type="float" office:value="133.03389063307" calcext:value-type="float">
            <text:p>133,0338906330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017</text:p>
          </table:table-cell>
          <table:table-cell office:value-type="float" office:value="2.8875574469566" calcext:value-type="float">
            <text:p>2,8875574469566</text:p>
          </table:table-cell>
          <table:table-cell office:value-type="float" office:value="6.2401467561722" calcext:value-type="float">
            <text:p>6,2401467561722</text:p>
          </table:table-cell>
          <table:table-cell office:value-type="float" office:value="-76.403718085805" calcext:value-type="float">
            <text:p>-76,40371808580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028</text:p>
          </table:table-cell>
          <table:table-cell office:value-type="float" office:value="4.8476806282997" calcext:value-type="float">
            <text:p>4,8476806282997</text:p>
          </table:table-cell>
          <table:table-cell office:value-type="float" office:value="2.2181418538094" calcext:value-type="float">
            <text:p>2,2181418538094</text:p>
          </table:table-cell>
          <table:table-cell office:value-type="float" office:value="87.425471870763" calcext:value-type="float">
            <text:p>87,4254718707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039</text:p>
          </table:table-cell>
          <table:table-cell office:value-type="float" office:value="8.896695971489" calcext:value-type="float">
            <text:p>8,896695971489</text:p>
          </table:table-cell>
          <table:table-cell office:value-type="float" office:value="3.4732910990715" calcext:value-type="float">
            <text:p>3,4732910990715</text:p>
          </table:table-cell>
          <table:table-cell office:value-type="float" office:value="-66.653399710443" calcext:value-type="float">
            <text:p>-66,6533997104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050</text:p>
          </table:table-cell>
          <table:table-cell office:value-type="float" office:value="6.0553896427155" calcext:value-type="float">
            <text:p>6,0553896427155</text:p>
          </table:table-cell>
          <table:table-cell office:value-type="float" office:value="4.0349572896957" calcext:value-type="float">
            <text:p>4,0349572896957</text:p>
          </table:table-cell>
          <table:table-cell office:value-type="float" office:value="-32.018656563607" calcext:value-type="float">
            <text:p>-32,0186565636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061</text:p>
          </table:table-cell>
          <table:table-cell office:value-type="float" office:value="-0.84532886743546" calcext:value-type="float">
            <text:p>-0,84532886743546</text:p>
          </table:table-cell>
          <table:table-cell office:value-type="float" office:value="0.22074215114117" calcext:value-type="float">
            <text:p>0,22074215114117</text:p>
          </table:table-cell>
          <table:table-cell office:value-type="float" office:value="19.517375785074" calcext:value-type="float">
            <text:p>19,5173757850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072</text:p>
          </table:table-cell>
          <table:table-cell office:value-type="float" office:value="5.4033505916595" calcext:value-type="float">
            <text:p>5,4033505916595</text:p>
          </table:table-cell>
          <table:table-cell office:value-type="float" office:value="5.2905076742172" calcext:value-type="float">
            <text:p>5,2905076742172</text:p>
          </table:table-cell>
          <table:table-cell office:value-type="float" office:value="101.77163409579" calcext:value-type="float">
            <text:p>101,7716340957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083</text:p>
          </table:table-cell>
          <table:table-cell office:value-type="float" office:value="2.1023872494698" calcext:value-type="float">
            <text:p>2,1023872494698</text:p>
          </table:table-cell>
          <table:table-cell office:value-type="float" office:value="7.467257976532" calcext:value-type="float">
            <text:p>7,467257976532</text:p>
          </table:table-cell>
          <table:table-cell office:value-type="float" office:value="-117.60568770633" calcext:value-type="float">
            <text:p>-117,6056877063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094</text:p>
          </table:table-cell>
          <table:table-cell office:value-type="float" office:value="7.3278248310089" calcext:value-type="float">
            <text:p>7,3278248310089</text:p>
          </table:table-cell>
          <table:table-cell office:value-type="float" office:value="7.6623845100403" calcext:value-type="float">
            <text:p>7,6623845100403</text:p>
          </table:table-cell>
          <table:table-cell office:value-type="float" office:value="16.945666947942" calcext:value-type="float">
            <text:p>16,9456669479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105</text:p>
          </table:table-cell>
          <table:table-cell office:value-type="float" office:value="1.2485156208277" calcext:value-type="float">
            <text:p>1,2485156208277</text:p>
          </table:table-cell>
          <table:table-cell office:value-type="float" office:value="7.823566198349" calcext:value-type="float">
            <text:p>7,823566198349</text:p>
          </table:table-cell>
          <table:table-cell office:value-type="float" office:value="137.95212575584" calcext:value-type="float">
            <text:p>137,952125755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116</text:p>
          </table:table-cell>
          <table:table-cell office:value-type="float" office:value="4.3104186654091" calcext:value-type="float">
            <text:p>4,3104186654091</text:p>
          </table:table-cell>
          <table:table-cell office:value-type="float" office:value="3.9140978455544" calcext:value-type="float">
            <text:p>3,9140978455544</text:p>
          </table:table-cell>
          <table:table-cell office:value-type="float" office:value="73.838808733946" calcext:value-type="float">
            <text:p>73,83880873394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127</text:p>
          </table:table-cell>
          <table:table-cell office:value-type="float" office:value="9.3566876649857" calcext:value-type="float">
            <text:p>9,3566876649857</text:p>
          </table:table-cell>
          <table:table-cell office:value-type="float" office:value="8.8311445713043" calcext:value-type="float">
            <text:p>8,8311445713043</text:p>
          </table:table-cell>
          <table:table-cell office:value-type="float" office:value="148.53570567574" calcext:value-type="float">
            <text:p>148,535705675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138</text:p>
          </table:table-cell>
          <table:table-cell office:value-type="float" office:value="0.98958075046539" calcext:value-type="float">
            <text:p>0,98958075046539</text:p>
          </table:table-cell>
          <table:table-cell office:value-type="float" office:value="10.705387592316" calcext:value-type="float">
            <text:p>10,705387592316</text:p>
          </table:table-cell>
          <table:table-cell office:value-type="float" office:value="-123.60344874631" calcext:value-type="float">
            <text:p>-123,603448746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149</text:p>
          </table:table-cell>
          <table:table-cell office:value-type="float" office:value="0.50062842667103" calcext:value-type="float">
            <text:p>0,50062842667103</text:p>
          </table:table-cell>
          <table:table-cell office:value-type="float" office:value="4.1489499807358" calcext:value-type="float">
            <text:p>4,1489499807358</text:p>
          </table:table-cell>
          <table:table-cell office:value-type="float" office:value="-67.094922065735" calcext:value-type="float">
            <text:p>-67,0949220657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160</text:p>
          </table:table-cell>
          <table:table-cell office:value-type="float" office:value="-1.2280352413654" calcext:value-type="float">
            <text:p>-1,2280352413654</text:p>
          </table:table-cell>
          <table:table-cell office:value-type="float" office:value="8.5649138689041" calcext:value-type="float">
            <text:p>8,5649138689041</text:p>
          </table:table-cell>
          <table:table-cell office:value-type="float" office:value="80.921214097624" calcext:value-type="float">
            <text:p>80,9212140976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171</text:p>
          </table:table-cell>
          <table:table-cell office:value-type="float" office:value="1.5812689065933" calcext:value-type="float">
            <text:p>1,5812689065933</text:p>
          </table:table-cell>
          <table:table-cell office:value-type="float" office:value="8.4303867816925" calcext:value-type="float">
            <text:p>8,4303867816925</text:p>
          </table:table-cell>
          <table:table-cell office:value-type="float" office:value="179.38858536398" calcext:value-type="float">
            <text:p>179,3885853639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182</text:p>
          </table:table-cell>
          <table:table-cell office:value-type="float" office:value="5.4014122486115" calcext:value-type="float">
            <text:p>5,4014122486115</text:p>
          </table:table-cell>
          <table:table-cell office:value-type="float" office:value="4.4844594597816" calcext:value-type="float">
            <text:p>4,4844594597816</text:p>
          </table:table-cell>
          <table:table-cell office:value-type="float" office:value="37.368078140696" calcext:value-type="float">
            <text:p>37,36807814069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193</text:p>
          </table:table-cell>
          <table:table-cell office:value-type="float" office:value="7.0575749874115" calcext:value-type="float">
            <text:p>7,0575749874115</text:p>
          </table:table-cell>
          <table:table-cell office:value-type="float" office:value="3.7827286124229" calcext:value-type="float">
            <text:p>3,7827286124229</text:p>
          </table:table-cell>
          <table:table-cell office:value-type="float" office:value="48.05089637732" calcext:value-type="float">
            <text:p>48,050896377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204</text:p>
          </table:table-cell>
          <table:table-cell office:value-type="float" office:value="7.650591135025" calcext:value-type="float">
            <text:p>7,650591135025</text:p>
          </table:table-cell>
          <table:table-cell office:value-type="float" office:value="4.2979341745377" calcext:value-type="float">
            <text:p>4,2979341745377</text:p>
          </table:table-cell>
          <table:table-cell office:value-type="float" office:value="103.37515089922" calcext:value-type="float">
            <text:p>103,375150899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215</text:p>
          </table:table-cell>
          <table:table-cell office:value-type="float" office:value="-0.28054047375917" calcext:value-type="float">
            <text:p>-0,28054047375917</text:p>
          </table:table-cell>
          <table:table-cell office:value-type="float" office:value="7.026219367981" calcext:value-type="float">
            <text:p>7,026219367981</text:p>
          </table:table-cell>
          <table:table-cell office:value-type="float" office:value="141.50065069745" calcext:value-type="float">
            <text:p>141,500650697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226</text:p>
          </table:table-cell>
          <table:table-cell office:value-type="float" office:value="4.749952852726" calcext:value-type="float">
            <text:p>4,749952852726</text:p>
          </table:table-cell>
          <table:table-cell office:value-type="float" office:value="10.534565448761" calcext:value-type="float">
            <text:p>10,534565448761</text:p>
          </table:table-cell>
          <table:table-cell office:value-type="float" office:value="-103.29199900293" calcext:value-type="float">
            <text:p>-103,2919990029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237</text:p>
          </table:table-cell>
          <table:table-cell office:value-type="float" office:value="2.1824887394905" calcext:value-type="float">
            <text:p>2,1824887394905</text:p>
          </table:table-cell>
          <table:table-cell office:value-type="float" office:value="9.7784614562988" calcext:value-type="float">
            <text:p>9,7784614562988</text:p>
          </table:table-cell>
          <table:table-cell office:value-type="float" office:value="-64.380827223419" calcext:value-type="float">
            <text:p>-64,3808272234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248</text:p>
          </table:table-cell>
          <table:table-cell office:value-type="float" office:value="5.2981698513031" calcext:value-type="float">
            <text:p>5,2981698513031</text:p>
          </table:table-cell>
          <table:table-cell office:value-type="float" office:value="10.704134702682" calcext:value-type="float">
            <text:p>10,704134702682</text:p>
          </table:table-cell>
          <table:table-cell office:value-type="float" office:value="30.5591385076" calcext:value-type="float">
            <text:p>30,55913850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259</text:p>
          </table:table-cell>
          <table:table-cell office:value-type="float" office:value="7.791987657547" calcext:value-type="float">
            <text:p>7,791987657547</text:p>
          </table:table-cell>
          <table:table-cell office:value-type="float" office:value="8.4980976581573" calcext:value-type="float">
            <text:p>8,4980976581573</text:p>
          </table:table-cell>
          <table:table-cell office:value-type="float" office:value="-56.916837479658" calcext:value-type="float">
            <text:p>-56,9168374796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270</text:p>
          </table:table-cell>
          <table:table-cell office:value-type="float" office:value="5.7197338342667" calcext:value-type="float">
            <text:p>5,7197338342667</text:p>
          </table:table-cell>
          <table:table-cell office:value-type="float" office:value="8.5133683681488" calcext:value-type="float">
            <text:p>8,5133683681488</text:p>
          </table:table-cell>
          <table:table-cell office:value-type="float" office:value="-120.22739155277" calcext:value-type="float">
            <text:p>-120,227391552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281</text:p>
          </table:table-cell>
          <table:table-cell office:value-type="float" office:value="7.1938335895538" calcext:value-type="float">
            <text:p>7,1938335895538</text:p>
          </table:table-cell>
          <table:table-cell office:value-type="float" office:value="9.0636175870895" calcext:value-type="float">
            <text:p>9,0636175870895</text:p>
          </table:table-cell>
          <table:table-cell office:value-type="float" office:value="-47.243407957113" calcext:value-type="float">
            <text:p>-47,2434079571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292</text:p>
          </table:table-cell>
          <table:table-cell office:value-type="float" office:value="1.2414661794901" calcext:value-type="float">
            <text:p>1,2414661794901</text:p>
          </table:table-cell>
          <table:table-cell office:value-type="float" office:value="5.7737195491791" calcext:value-type="float">
            <text:p>5,7737195491791</text:p>
          </table:table-cell>
          <table:table-cell office:value-type="float" office:value="-23.423451147262" calcext:value-type="float">
            <text:p>-23,4234511472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303</text:p>
          </table:table-cell>
          <table:table-cell office:value-type="float" office:value="0.64465224742889" calcext:value-type="float">
            <text:p>0,64465224742889</text:p>
          </table:table-cell>
          <table:table-cell office:value-type="float" office:value="10.34250497818" calcext:value-type="float">
            <text:p>10,34250497818</text:p>
          </table:table-cell>
          <table:table-cell office:value-type="float" office:value="-156.45303999542" calcext:value-type="float">
            <text:p>-156,4530399954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5</text:p>
          </table:table-cell>
          <table:table-cell office:value-type="float" office:value="3.8873785734177" calcext:value-type="float">
            <text:p>3,8873785734177</text:p>
          </table:table-cell>
          <table:table-cell office:value-type="float" office:value="1.0499566793442" calcext:value-type="float">
            <text:p>1,0499566793442</text:p>
          </table:table-cell>
          <table:table-cell office:value-type="float" office:value="135.71793106711" calcext:value-type="float">
            <text:p>135,7179310671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764</text:p>
          </table:table-cell>
          <table:table-cell office:value-type="float" office:value="2.0578081905842" calcext:value-type="float">
            <text:p>2,0578081905842</text:p>
          </table:table-cell>
          <table:table-cell office:value-type="float" office:value="0.017534110229462" calcext:value-type="float">
            <text:p>0,017534110229462</text:p>
          </table:table-cell>
          <table:table-cell office:value-type="float" office:value="117.05135539838" calcext:value-type="float">
            <text:p>117,0513553983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775</text:p>
          </table:table-cell>
          <table:table-cell office:value-type="float" office:value="2.1944725513458" calcext:value-type="float">
            <text:p>2,1944725513458</text:p>
          </table:table-cell>
          <table:table-cell office:value-type="float" office:value="-0.477847866714" calcext:value-type="float">
            <text:p>-0,477847866714</text:p>
          </table:table-cell>
          <table:table-cell office:value-type="float" office:value="-116.95804869293" calcext:value-type="float">
            <text:p>-116,958048692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786</text:p>
          </table:table-cell>
          <table:table-cell office:value-type="float" office:value="2.0429614186287" calcext:value-type="float">
            <text:p>2,0429614186287</text:p>
          </table:table-cell>
          <table:table-cell office:value-type="float" office:value="-0.19167486578226" calcext:value-type="float">
            <text:p>-0,19167486578226</text:p>
          </table:table-cell>
          <table:table-cell office:value-type="float" office:value="23.1929622638" calcext:value-type="float">
            <text:p>23,192962263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797</text:p>
          </table:table-cell>
          <table:table-cell office:value-type="float" office:value="5.079807639122" calcext:value-type="float">
            <text:p>5,079807639122</text:p>
          </table:table-cell>
          <table:table-cell office:value-type="float" office:value="0.76625935733318" calcext:value-type="float">
            <text:p>0,76625935733318</text:p>
          </table:table-cell>
          <table:table-cell office:value-type="float" office:value="168.48499911606" calcext:value-type="float">
            <text:p>168,4849991160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808</text:p>
          </table:table-cell>
          <table:table-cell office:value-type="float" office:value="7.9979920387268" calcext:value-type="float">
            <text:p>7,9979920387268</text:p>
          </table:table-cell>
          <table:table-cell office:value-type="float" office:value="-0.58500878512859" calcext:value-type="float">
            <text:p>-0,58500878512859</text:p>
          </table:table-cell>
          <table:table-cell office:value-type="float" office:value="136.14924394401" calcext:value-type="float">
            <text:p>136,149243944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819</text:p>
          </table:table-cell>
          <table:table-cell office:value-type="float" office:value="6.5217691659927" calcext:value-type="float">
            <text:p>6,5217691659927</text:p>
          </table:table-cell>
          <table:table-cell office:value-type="float" office:value="1.4752504229546" calcext:value-type="float">
            <text:p>1,4752504229546</text:p>
          </table:table-cell>
          <table:table-cell office:value-type="float" office:value="27.183361493858" calcext:value-type="float">
            <text:p>27,1833614938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830</text:p>
          </table:table-cell>
          <table:table-cell office:value-type="float" office:value="0.23000851273537" calcext:value-type="float">
            <text:p>0,23000851273537</text:p>
          </table:table-cell>
          <table:table-cell office:value-type="float" office:value="-0.50451319664717" calcext:value-type="float">
            <text:p>-0,50451319664717</text:p>
          </table:table-cell>
          <table:table-cell office:value-type="float" office:value="106.89895851597" calcext:value-type="float">
            <text:p>106,8989585159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841</text:p>
          </table:table-cell>
          <table:table-cell office:value-type="float" office:value="3.1445008516312" calcext:value-type="float">
            <text:p>3,1445008516312</text:p>
          </table:table-cell>
          <table:table-cell office:value-type="float" office:value="2.7655082941055" calcext:value-type="float">
            <text:p>2,7655082941055</text:p>
          </table:table-cell>
          <table:table-cell office:value-type="float" office:value="-155.16501930869" calcext:value-type="float">
            <text:p>-155,165019308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852</text:p>
          </table:table-cell>
          <table:table-cell office:value-type="float" office:value="3.9881068468094" calcext:value-type="float">
            <text:p>3,9881068468094</text:p>
          </table:table-cell>
          <table:table-cell office:value-type="float" office:value="4.7938150167465" calcext:value-type="float">
            <text:p>4,7938150167465</text:p>
          </table:table-cell>
          <table:table-cell office:value-type="float" office:value="-61.729779668674" calcext:value-type="float">
            <text:p>-61,72977966867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863</text:p>
          </table:table-cell>
          <table:table-cell office:value-type="float" office:value="4.3614768981934" calcext:value-type="float">
            <text:p>4,3614768981934</text:p>
          </table:table-cell>
          <table:table-cell office:value-type="float" office:value="0.58528531342745" calcext:value-type="float">
            <text:p>0,58528531342745</text:p>
          </table:table-cell>
          <table:table-cell office:value-type="float" office:value="-54.842697207335" calcext:value-type="float">
            <text:p>-54,84269720733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874</text:p>
          </table:table-cell>
          <table:table-cell office:value-type="float" office:value="6.8443191051483" calcext:value-type="float">
            <text:p>6,8443191051483</text:p>
          </table:table-cell>
          <table:table-cell office:value-type="float" office:value="1.9766911864281" calcext:value-type="float">
            <text:p>1,9766911864281</text:p>
          </table:table-cell>
          <table:table-cell office:value-type="float" office:value="-54.704144881789" calcext:value-type="float">
            <text:p>-54,70414488178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885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1.6555224359035" calcext:value-type="float">
            <text:p>1,6555224359035</text:p>
          </table:table-cell>
          <table:table-cell office:value-type="float" office:value="-152.78495345146" calcext:value-type="float">
            <text:p>-152,784953451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896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3.7915000319481" calcext:value-type="float">
            <text:p>3,7915000319481</text:p>
          </table:table-cell>
          <table:table-cell office:value-type="float" office:value="-160.10529979779" calcext:value-type="float">
            <text:p>-160,105299797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907</text:p>
          </table:table-cell>
          <table:table-cell office:value-type="float" office:value="3.9629691839218" calcext:value-type="float">
            <text:p>3,9629691839218</text:p>
          </table:table-cell>
          <table:table-cell office:value-type="float" office:value="-0.25112131610513" calcext:value-type="float">
            <text:p>-0,25112131610513</text:p>
          </table:table-cell>
          <table:table-cell office:value-type="float" office:value="167.79180696815" calcext:value-type="float">
            <text:p>167,7918069681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918</text:p>
          </table:table-cell>
          <table:table-cell office:value-type="float" office:value="-0.031902994960546" calcext:value-type="float">
            <text:p>-0,031902994960546</text:p>
          </table:table-cell>
          <table:table-cell office:value-type="float" office:value="1.236525028944" calcext:value-type="float">
            <text:p>1,236525028944</text:p>
          </table:table-cell>
          <table:table-cell office:value-type="float" office:value="72.77208224983" calcext:value-type="float">
            <text:p>72,772082249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929</text:p>
          </table:table-cell>
          <table:table-cell office:value-type="float" office:value="3.0990356206894" calcext:value-type="float">
            <text:p>3,0990356206894</text:p>
          </table:table-cell>
          <table:table-cell office:value-type="float" office:value="2.4927623569965" calcext:value-type="float">
            <text:p>2,4927623569965</text:p>
          </table:table-cell>
          <table:table-cell office:value-type="float" office:value="-56.252592688153" calcext:value-type="float">
            <text:p>-56,2525926881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940</text:p>
          </table:table-cell>
          <table:table-cell office:value-type="float" office:value="3.9788314700127" calcext:value-type="float">
            <text:p>3,9788314700127</text:p>
          </table:table-cell>
          <table:table-cell office:value-type="float" office:value="1.9111335277557" calcext:value-type="float">
            <text:p>1,9111335277557</text:p>
          </table:table-cell>
          <table:table-cell office:value-type="float" office:value="-147.61180938429" calcext:value-type="float">
            <text:p>-147,6118093842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951</text:p>
          </table:table-cell>
          <table:table-cell office:value-type="float" office:value="5.8383238315582" calcext:value-type="float">
            <text:p>5,8383238315582</text:p>
          </table:table-cell>
          <table:table-cell office:value-type="float" office:value="1.0920263826847" calcext:value-type="float">
            <text:p>1,0920263826847</text:p>
          </table:table-cell>
          <table:table-cell office:value-type="float" office:value="58.022023765904" calcext:value-type="float">
            <text:p>58,02202376590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962</text:p>
          </table:table-cell>
          <table:table-cell office:value-type="float" office:value="7.8406476974487" calcext:value-type="float">
            <text:p>7,8406476974487</text:p>
          </table:table-cell>
          <table:table-cell office:value-type="float" office:value="2.2293432056904" calcext:value-type="float">
            <text:p>2,2293432056904</text:p>
          </table:table-cell>
          <table:table-cell office:value-type="float" office:value="-73.04067216861" calcext:value-type="float">
            <text:p>-73,040672168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973</text:p>
          </table:table-cell>
          <table:table-cell office:value-type="float" office:value="9.1946095228195" calcext:value-type="float">
            <text:p>9,1946095228195</text:p>
          </table:table-cell>
          <table:table-cell office:value-type="float" office:value="8.1622916460037" calcext:value-type="float">
            <text:p>8,1622916460037</text:p>
          </table:table-cell>
          <table:table-cell office:value-type="float" office:value="82.717146083807" calcext:value-type="float">
            <text:p>82,7171460838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984</text:p>
          </table:table-cell>
          <table:table-cell office:value-type="float" office:value="0.76680764555931" calcext:value-type="float">
            <text:p>0,76680764555931</text:p>
          </table:table-cell>
          <table:table-cell office:value-type="float" office:value="5.2345192432404" calcext:value-type="float">
            <text:p>5,2345192432404</text:p>
          </table:table-cell>
          <table:table-cell office:value-type="float" office:value="-169.10247438273" calcext:value-type="float">
            <text:p>-169,1024743827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995</text:p>
          </table:table-cell>
          <table:table-cell office:value-type="float" office:value="1.2960883975029" calcext:value-type="float">
            <text:p>1,2960883975029</text:p>
          </table:table-cell>
          <table:table-cell office:value-type="float" office:value="-0.17231117933989" calcext:value-type="float">
            <text:p>-0,17231117933989</text:p>
          </table:table-cell>
          <table:table-cell office:value-type="float" office:value="-28.056939885874" calcext:value-type="float">
            <text:p>-28,0569398858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006</text:p>
          </table:table-cell>
          <table:table-cell office:value-type="float" office:value="1.5752199292183" calcext:value-type="float">
            <text:p>1,5752199292183</text:p>
          </table:table-cell>
          <table:table-cell office:value-type="float" office:value="3.2416054606438" calcext:value-type="float">
            <text:p>3,2416054606438</text:p>
          </table:table-cell>
          <table:table-cell office:value-type="float" office:value="129.54470913881" calcext:value-type="float">
            <text:p>129,5447091388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017</text:p>
          </table:table-cell>
          <table:table-cell office:value-type="float" office:value="2.8557032346725" calcext:value-type="float">
            <text:p>2,8557032346725</text:p>
          </table:table-cell>
          <table:table-cell office:value-type="float" office:value="6.5494990348816" calcext:value-type="float">
            <text:p>6,5494990348816</text:p>
          </table:table-cell>
          <table:table-cell office:value-type="float" office:value="-91.436600988838" calcext:value-type="float">
            <text:p>-91,43660098883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028</text:p>
          </table:table-cell>
          <table:table-cell office:value-type="float" office:value="4.7763505578041" calcext:value-type="float">
            <text:p>4,7763505578041</text:p>
          </table:table-cell>
          <table:table-cell office:value-type="float" office:value="1.887680888176" calcext:value-type="float">
            <text:p>1,887680888176</text:p>
          </table:table-cell>
          <table:table-cell office:value-type="float" office:value="79.691921829418" calcext:value-type="float">
            <text:p>79,6919218294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039</text:p>
          </table:table-cell>
          <table:table-cell office:value-type="float" office:value="8.8155907392502" calcext:value-type="float">
            <text:p>8,8155907392502</text:p>
          </table:table-cell>
          <table:table-cell office:value-type="float" office:value="3.6695230007172" calcext:value-type="float">
            <text:p>3,6695230007172</text:p>
          </table:table-cell>
          <table:table-cell office:value-type="float" office:value="-67.57753517977" calcext:value-type="float">
            <text:p>-67,577535179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050</text:p>
          </table:table-cell>
          <table:table-cell office:value-type="float" office:value="5.8533561229706" calcext:value-type="float">
            <text:p>5,8533561229706</text:p>
          </table:table-cell>
          <table:table-cell office:value-type="float" office:value="4.293295443058" calcext:value-type="float">
            <text:p>4,293295443058</text:p>
          </table:table-cell>
          <table:table-cell office:value-type="float" office:value="-61.835339114924" calcext:value-type="float">
            <text:p>-61,8353391149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061</text:p>
          </table:table-cell>
          <table:table-cell office:value-type="float" office:value="-1.1388681828976" calcext:value-type="float">
            <text:p>-1,1388681828976</text:p>
          </table:table-cell>
          <table:table-cell office:value-type="float" office:value="0.26310592889786" calcext:value-type="float">
            <text:p>0,26310592889786</text:p>
          </table:table-cell>
          <table:table-cell office:value-type="float" office:value="14.475424198588" calcext:value-type="float">
            <text:p>14,4754241985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072</text:p>
          </table:table-cell>
          <table:table-cell office:value-type="float" office:value="5.4122316837311" calcext:value-type="float">
            <text:p>5,4122316837311</text:p>
          </table:table-cell>
          <table:table-cell office:value-type="float" office:value="5.0112634897232" calcext:value-type="float">
            <text:p>5,0112634897232</text:p>
          </table:table-cell>
          <table:table-cell office:value-type="float" office:value="104.32484423279" calcext:value-type="float">
            <text:p>104,3248442327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083</text:p>
          </table:table-cell>
          <table:table-cell office:value-type="float" office:value="2.1294827759266" calcext:value-type="float">
            <text:p>2,1294827759266</text:p>
          </table:table-cell>
          <table:table-cell office:value-type="float" office:value="7.7962321043015" calcext:value-type="float">
            <text:p>7,7962321043015</text:p>
          </table:table-cell>
          <table:table-cell office:value-type="float" office:value="-87.678556229658" calcext:value-type="float">
            <text:p>-87,67855622965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094</text:p>
          </table:table-cell>
          <table:table-cell office:value-type="float" office:value="6.950021982193" calcext:value-type="float">
            <text:p>6,950021982193</text:p>
          </table:table-cell>
          <table:table-cell office:value-type="float" office:value="7.6350909471512" calcext:value-type="float">
            <text:p>7,6350909471512</text:p>
          </table:table-cell>
          <table:table-cell office:value-type="float" office:value="6.4508766885016" calcext:value-type="float">
            <text:p>6,45087668850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105</text:p>
          </table:table-cell>
          <table:table-cell office:value-type="float" office:value="1.4651304483414" calcext:value-type="float">
            <text:p>1,4651304483414</text:p>
          </table:table-cell>
          <table:table-cell office:value-type="float" office:value="7.514226436615" calcext:value-type="float">
            <text:p>7,514226436615</text:p>
          </table:table-cell>
          <table:table-cell office:value-type="float" office:value="127.37932934123" calcext:value-type="float">
            <text:p>127,379329341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116</text:p>
          </table:table-cell>
          <table:table-cell office:value-type="float" office:value="4.5125555992126" calcext:value-type="float">
            <text:p>4,5125555992126</text:p>
          </table:table-cell>
          <table:table-cell office:value-type="float" office:value="3.8221970200539" calcext:value-type="float">
            <text:p>3,8221970200539</text:p>
          </table:table-cell>
          <table:table-cell office:value-type="float" office:value="164.57285546953" calcext:value-type="float">
            <text:p>164,5728554695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127</text:p>
          </table:table-cell>
          <table:table-cell office:value-type="float" office:value="9.4994562864304" calcext:value-type="float">
            <text:p>9,4994562864304</text:p>
          </table:table-cell>
          <table:table-cell office:value-type="float" office:value="9.0016841888428" calcext:value-type="float">
            <text:p>9,0016841888428</text:p>
          </table:table-cell>
          <table:table-cell office:value-type="float" office:value="-120.8638917109" calcext:value-type="float">
            <text:p>-120,86389171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138</text:p>
          </table:table-cell>
          <table:table-cell office:value-type="float" office:value="0.82595385611057" calcext:value-type="float">
            <text:p>0,82595385611057</text:p>
          </table:table-cell>
          <table:table-cell office:value-type="float" office:value="10.859003067017" calcext:value-type="float">
            <text:p>10,859003067017</text:p>
          </table:table-cell>
          <table:table-cell office:value-type="float" office:value="-33.232552610385" calcext:value-type="float">
            <text:p>-33,2325526103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149</text:p>
          </table:table-cell>
          <table:table-cell office:value-type="float" office:value="0.37451665848494" calcext:value-type="float">
            <text:p>0,37451665848494</text:p>
          </table:table-cell>
          <table:table-cell office:value-type="float" office:value="4.5211806893349" calcext:value-type="float">
            <text:p>4,5211806893349</text:p>
          </table:table-cell>
          <table:table-cell office:value-type="float" office:value="-70.255022140066" calcext:value-type="float">
            <text:p>-70,2550221400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160</text:p>
          </table:table-cell>
          <table:table-cell office:value-type="float" office:value="-1.0816550254822" calcext:value-type="float">
            <text:p>-1,0816550254822</text:p>
          </table:table-cell>
          <table:table-cell office:value-type="float" office:value="8.3108234405518" calcext:value-type="float">
            <text:p>8,3108234405518</text:p>
          </table:table-cell>
          <table:table-cell office:value-type="float" office:value="129.00721495319" calcext:value-type="float">
            <text:p>129,007214953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171</text:p>
          </table:table-cell>
          <table:table-cell office:value-type="float" office:value="1.9422942399979" calcext:value-type="float">
            <text:p>1,9422942399979</text:p>
          </table:table-cell>
          <table:table-cell office:value-type="float" office:value="8.3401983976364" calcext:value-type="float">
            <text:p>8,3401983976364</text:p>
          </table:table-cell>
          <table:table-cell office:value-type="float" office:value="166.1145140411" calcext:value-type="float">
            <text:p>166,11451404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182</text:p>
          </table:table-cell>
          <table:table-cell office:value-type="float" office:value="5.2352511882782" calcext:value-type="float">
            <text:p>5,2352511882782</text:p>
          </table:table-cell>
          <table:table-cell office:value-type="float" office:value="4.4250392913818" calcext:value-type="float">
            <text:p>4,4250392913818</text:p>
          </table:table-cell>
          <table:table-cell office:value-type="float" office:value="32.533247759388" calcext:value-type="float">
            <text:p>32,53324775938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193</text:p>
          </table:table-cell>
          <table:table-cell office:value-type="float" office:value="6.8191707134247" calcext:value-type="float">
            <text:p>6,8191707134247</text:p>
          </table:table-cell>
          <table:table-cell office:value-type="float" office:value="3.5922187566757" calcext:value-type="float">
            <text:p>3,5922187566757</text:p>
          </table:table-cell>
          <table:table-cell office:value-type="float" office:value="36.225921788793" calcext:value-type="float">
            <text:p>36,2259217887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204</text:p>
          </table:table-cell>
          <table:table-cell office:value-type="float" office:value="7.7389323711395" calcext:value-type="float">
            <text:p>7,7389323711395</text:p>
          </table:table-cell>
          <table:table-cell office:value-type="float" office:value="3.9683225750923" calcext:value-type="float">
            <text:p>3,9683225750923</text:p>
          </table:table-cell>
          <table:table-cell office:value-type="float" office:value="105.63260734461" calcext:value-type="float">
            <text:p>105,632607344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215</text:p>
          </table:table-cell>
          <table:table-cell office:value-type="float" office:value="-0.01597655354999" calcext:value-type="float">
            <text:p>-0,01597655354999</text:p>
          </table:table-cell>
          <table:table-cell office:value-type="float" office:value="7.0796835422516" calcext:value-type="float">
            <text:p>7,0796835422516</text:p>
          </table:table-cell>
          <table:table-cell office:value-type="float" office:value="-158.80459585008" calcext:value-type="float">
            <text:p>-158,804595850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226</text:p>
          </table:table-cell>
          <table:table-cell office:value-type="float" office:value="4.5432162284851" calcext:value-type="float">
            <text:p>4,5432162284851</text:p>
          </table:table-cell>
          <table:table-cell office:value-type="float" office:value="10.615704059601" calcext:value-type="float">
            <text:p>10,615704059601</text:p>
          </table:table-cell>
          <table:table-cell office:value-type="float" office:value="-12.548882300687" calcext:value-type="float">
            <text:p>-12,54888230068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237</text:p>
          </table:table-cell>
          <table:table-cell office:value-type="float" office:value="2.0376153290272" calcext:value-type="float">
            <text:p>2,0376153290272</text:p>
          </table:table-cell>
          <table:table-cell office:value-type="float" office:value="10.123296976089" calcext:value-type="float">
            <text:p>10,123296976089</text:p>
          </table:table-cell>
          <table:table-cell office:value-type="float" office:value="-68.008629379758" calcext:value-type="float">
            <text:p>-68,0086293797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248</text:p>
          </table:table-cell>
          <table:table-cell office:value-type="float" office:value="5.1591861248016" calcext:value-type="float">
            <text:p>5,1591861248016</text:p>
          </table:table-cell>
          <table:table-cell office:value-type="float" office:value="10.877361297607" calcext:value-type="float">
            <text:p>10,877361297607</text:p>
          </table:table-cell>
          <table:table-cell office:value-type="float" office:value="-60.158729553223" calcext:value-type="float">
            <text:p>-60,1587295532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259</text:p>
          </table:table-cell>
          <table:table-cell office:value-type="float" office:value="7.5175577402115" calcext:value-type="float">
            <text:p>7,5175577402115</text:p>
          </table:table-cell>
          <table:table-cell office:value-type="float" office:value="8.7587976455688" calcext:value-type="float">
            <text:p>8,7587976455688</text:p>
          </table:table-cell>
          <table:table-cell office:value-type="float" office:value="-46.190348780079" calcext:value-type="float">
            <text:p>-46,19034878007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270</text:p>
          </table:table-cell>
          <table:table-cell office:value-type="float" office:value="5.8132982254028" calcext:value-type="float">
            <text:p>5,8132982254028</text:p>
          </table:table-cell>
          <table:table-cell office:value-type="float" office:value="8.8221085071564" calcext:value-type="float">
            <text:p>8,8221085071564</text:p>
          </table:table-cell>
          <table:table-cell office:value-type="float" office:value="-103.48136637621" calcext:value-type="float">
            <text:p>-103,481366376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281</text:p>
          </table:table-cell>
          <table:table-cell office:value-type="float" office:value="6.9240945577621" calcext:value-type="float">
            <text:p>6,9240945577621</text:p>
          </table:table-cell>
          <table:table-cell office:value-type="float" office:value="9.3551051616669" calcext:value-type="float">
            <text:p>9,3551051616669</text:p>
          </table:table-cell>
          <table:table-cell office:value-type="float" office:value="-47.271272179427" calcext:value-type="float">
            <text:p>-47,2712721794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292</text:p>
          </table:table-cell>
          <table:table-cell office:value-type="float" office:value="1.0484732687473" calcext:value-type="float">
            <text:p>1,0484732687473</text:p>
          </table:table-cell>
          <table:table-cell office:value-type="float" office:value="5.9829246997833" calcext:value-type="float">
            <text:p>5,9829246997833</text:p>
          </table:table-cell>
          <table:table-cell office:value-type="float" office:value="-52.453576759168" calcext:value-type="float">
            <text:p>-52,4535767591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303</text:p>
          </table:table-cell>
          <table:table-cell office:value-type="float" office:value="0.58470107614994" calcext:value-type="float">
            <text:p>0,58470107614994</text:p>
          </table:table-cell>
          <table:table-cell office:value-type="float" office:value="10.555793046951" calcext:value-type="float">
            <text:p>10,555793046951</text:p>
          </table:table-cell>
          <table:table-cell office:value-type="float" office:value="-65.688802178498" calcext:value-type="float">
            <text:p>-65,6888021784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5cm" svg:x="20.375cm" svg:y="1.009cm">
            <draw:object draw:notify-on-update-of-ranges="analyse.C1:analyse.C1 analyse.C2:analyse.C51 analyse.E1:analyse.E1 analyse.E2:analyse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9.8333333333333" calcext:value-type="float">
            <text:p>49,8333333333333</text:p>
          </table:table-cell>
          <table:table-cell office:value-type="float" office:value="49.8461538461539" calcext:value-type="float">
            <text:p>49,846153846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9.6666666666667" calcext:value-type="float">
            <text:p>49,6666666666667</text:p>
          </table:table-cell>
          <table:table-cell office:value-type="float" office:value="49.8461538461539" calcext:value-type="float">
            <text:p>49,846153846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9.16" calcext:value-type="float">
            <text:p>49,16</text:p>
          </table:table-cell>
          <table:table-cell office:value-type="float" office:value="49.52" calcext:value-type="float">
            <text:p>49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8.72" calcext:value-type="float">
            <text:p>48,72</text:p>
          </table:table-cell>
          <table:table-cell office:value-type="float" office:value="49.24" calcext:value-type="float">
            <text:p>49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8.48" calcext:value-type="float">
            <text:p>48,48</text:p>
          </table:table-cell>
          <table:table-cell office:value-type="float" office:value="49.08" calcext:value-type="float">
            <text:p>49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8.4166666666667" calcext:value-type="float">
            <text:p>48,4166666666667</text:p>
          </table:table-cell>
          <table:table-cell office:value-type="float" office:value="48.7307692307692" calcext:value-type="float">
            <text:p>48,730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8.64" calcext:value-type="float">
            <text:p>48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8.48" calcext:value-type="float">
            <text:p>48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7.92" calcext:value-type="float">
            <text:p>47,92</text:p>
          </table:table-cell>
          <table:table-cell office:value-type="float" office:value="48.48" calcext:value-type="float">
            <text:p>48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7.76" calcext:value-type="float">
            <text:p>47,76</text:p>
          </table:table-cell>
          <table:table-cell office:value-type="float" office:value="48.48" calcext:value-type="float">
            <text:p>48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.5833333333333" calcext:value-type="float">
            <text:p>47,5833333333333</text:p>
          </table:table-cell>
          <table:table-cell office:value-type="float" office:value="48.4230769230769" calcext:value-type="float">
            <text:p>48,42307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7.304347826087" calcext:value-type="float">
            <text:p>47,304347826087</text:p>
          </table:table-cell>
          <table:table-cell office:value-type="float" office:value="48.2222222222222" calcext:value-type="float">
            <text:p>48,2222222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7.2173913043478" calcext:value-type="float">
            <text:p>47,2173913043478</text:p>
          </table:table-cell>
          <table:table-cell office:value-type="float" office:value="48.2222222222222" calcext:value-type="float">
            <text:p>48,2222222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7.1304347826087" calcext:value-type="float">
            <text:p>47,1304347826087</text:p>
          </table:table-cell>
          <table:table-cell office:value-type="float" office:value="48.2222222222222" calcext:value-type="float">
            <text:p>48,222222222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7.1304347826087" calcext:value-type="float">
            <text:p>47,1304347826087</text:p>
          </table:table-cell>
          <table:table-cell office:value-type="float" office:value="48.1481481481481" calcext:value-type="float">
            <text:p>48,148148148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7.8214285714286" calcext:value-type="float">
            <text:p>47,8214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7.75" calcext:value-type="float">
            <text:p>47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7.75" calcext:value-type="float">
            <text:p>47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.8695652173913" calcext:value-type="float">
            <text:p>46,8695652173913</text:p>
          </table:table-cell>
          <table:table-cell office:value-type="float" office:value="47.7407407407407" calcext:value-type="float">
            <text:p>47,7407407407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.7826086956522" calcext:value-type="float">
            <text:p>46,7826086956522</text:p>
          </table:table-cell>
          <table:table-cell office:value-type="float" office:value="47.7407407407407" calcext:value-type="float">
            <text:p>47,7407407407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.7826086956522" calcext:value-type="float">
            <text:p>46,7826086956522</text:p>
          </table:table-cell>
          <table:table-cell office:value-type="float" office:value="47.6666666666667" calcext:value-type="float">
            <text:p>47,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.7826086956522" calcext:value-type="float">
            <text:p>46,7826086956522</text:p>
          </table:table-cell>
          <table:table-cell office:value-type="float" office:value="47.5185185185185" calcext:value-type="float">
            <text:p>47,5185185185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.6956521739131" calcext:value-type="float">
            <text:p>46,6956521739131</text:p>
          </table:table-cell>
          <table:table-cell office:value-type="float" office:value="47.4444444444444" calcext:value-type="float">
            <text:p>47,4444444444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.6956521739131" calcext:value-type="float">
            <text:p>46,6956521739131</text:p>
          </table:table-cell>
          <table:table-cell office:value-type="float" office:value="47.4444444444444" calcext:value-type="float">
            <text:p>47,4444444444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.6956521739131" calcext:value-type="float">
            <text:p>46,6956521739131</text:p>
          </table:table-cell>
          <table:table-cell office:value-type="float" office:value="47.2222222222222" calcext:value-type="float">
            <text:p>47,22222222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6.5" calcext:value-type="float">
            <text:p>46,5</text:p>
          </table:table-cell>
          <table:table-cell office:value-type="float" office:value="47.2307692307692" calcext:value-type="float">
            <text:p>47,230769230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6.2916666666667" calcext:value-type="float">
            <text:p>46,2916666666667</text:p>
          </table:table-cell>
          <table:table-cell office:value-type="float" office:value="47.2307692307692" calcext:value-type="float">
            <text:p>47,2307692307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6.2083333333333" calcext:value-type="float">
            <text:p>46,2083333333333</text:p>
          </table:table-cell>
          <table:table-cell office:value-type="float" office:value="47.2307692307692" calcext:value-type="float">
            <text:p>47,2307692307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6.0416666666667" calcext:value-type="float">
            <text:p>46,0416666666667</text:p>
          </table:table-cell>
          <table:table-cell office:value-type="float" office:value="47.1153846153846" calcext:value-type="float">
            <text:p>47,1153846153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6.0416666666667" calcext:value-type="float">
            <text:p>46,0416666666667</text:p>
          </table:table-cell>
          <table:table-cell office:value-type="float" office:value="47.1153846153846" calcext:value-type="float">
            <text:p>47,1153846153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6.0416666666667" calcext:value-type="float">
            <text:p>46,041666666666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6.0416666666667" calcext:value-type="float">
            <text:p>46,0416666666667</text:p>
          </table:table-cell>
          <table:table-cell office:value-type="float" office:value="46.9615384615385" calcext:value-type="float">
            <text:p>46,9615384615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5.9583333333333" calcext:value-type="float">
            <text:p>45,9583333333333</text:p>
          </table:table-cell>
          <table:table-cell office:value-type="float" office:value="46.8461538461539" calcext:value-type="float">
            <text:p>46,8461538461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5.875" calcext:value-type="float">
            <text:p>45,875</text:p>
          </table:table-cell>
          <table:table-cell office:value-type="float" office:value="46.8461538461539" calcext:value-type="float">
            <text:p>46,8461538461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7391304347826" calcext:value-type="float">
            <text:p>45,7391304347826</text:p>
          </table:table-cell>
          <table:table-cell office:value-type="float" office:value="46.7037037037037" calcext:value-type="float">
            <text:p>46,7037037037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7391304347826" calcext:value-type="float">
            <text:p>45,7391304347826</text:p>
          </table:table-cell>
          <table:table-cell office:value-type="float" office:value="46.7037037037037" calcext:value-type="float">
            <text:p>46,7037037037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7391304347826" calcext:value-type="float">
            <text:p>45,7391304347826</text:p>
          </table:table-cell>
          <table:table-cell office:value-type="float" office:value="46.7037037037037" calcext:value-type="float">
            <text:p>46,7037037037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6521739130435" calcext:value-type="float">
            <text:p>45,6521739130435</text:p>
          </table:table-cell>
          <table:table-cell office:value-type="float" office:value="46.7037037037037" calcext:value-type="float">
            <text:p>46,7037037037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4782608695652" calcext:value-type="float">
            <text:p>45,4782608695652</text:p>
          </table:table-cell>
          <table:table-cell office:value-type="float" office:value="46.7037037037037" calcext:value-type="float">
            <text:p>46,7037037037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3913043478261" calcext:value-type="float">
            <text:p>45,3913043478261</text:p>
          </table:table-cell>
          <table:table-cell office:value-type="float" office:value="46.6296296296296" calcext:value-type="float">
            <text:p>46,6296296296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3913043478261" calcext:value-type="float">
            <text:p>45,3913043478261</text:p>
          </table:table-cell>
          <table:table-cell office:value-type="float" office:value="46.5925925925926" calcext:value-type="float">
            <text:p>46,59259259259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5.25" calcext:value-type="float">
            <text:p>45,25</text:p>
          </table:table-cell>
          <table:table-cell office:value-type="float" office:value="46.5384615384615" calcext:value-type="float">
            <text:p>46,5384615384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5.25" calcext:value-type="float">
            <text:p>45,25</text:p>
          </table:table-cell>
          <table:table-cell office:value-type="float" office:value="46.5384615384615" calcext:value-type="float">
            <text:p>46,5384615384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2173913043478" calcext:value-type="float">
            <text:p>45,2173913043478</text:p>
          </table:table-cell>
          <table:table-cell office:value-type="float" office:value="46.4444444444444" calcext:value-type="float">
            <text:p>46,4444444444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1304347826087" calcext:value-type="float">
            <text:p>45,1304347826087</text:p>
          </table:table-cell>
          <table:table-cell office:value-type="float" office:value="46.4074074074074" calcext:value-type="float">
            <text:p>46,4074074074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1304347826087" calcext:value-type="float">
            <text:p>45,1304347826087</text:p>
          </table:table-cell>
          <table:table-cell office:value-type="float" office:value="46.4074074074074" calcext:value-type="float">
            <text:p>46,4074074074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5.1304347826087" calcext:value-type="float">
            <text:p>45,1304347826087</text:p>
          </table:table-cell>
          <table:table-cell office:value-type="float" office:value="46.4074074074074" calcext:value-type="float">
            <text:p>46,4074074074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4.9565217391304" calcext:value-type="float">
            <text:p>44,9565217391304</text:p>
          </table:table-cell>
          <table:table-cell office:value-type="float" office:value="46.2222222222222" calcext:value-type="float">
            <text:p>46,222222222222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0:35:47.945477</meta:creation-date>
    <dc:date>2023-04-14T11:23:09.967000000</dc:date>
    <meta:generator>LibreOffice/7.4.2.3$Windows_X86_64 LibreOffice_project/382eef1f22670f7f4118c8c2dd222ec7ad009daf</meta:generator>
    <meta:editing-cycles>2</meta:editing-cycles>
    <meta:editing-duration>PT47M18S</meta:editing-duration>
    <meta:document-statistic meta:table-count="2" meta:cell-count="2122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analyse.C1:analyse.C51 analyse.E1:analyse.E51" chart:data-source-has-labels="row" svg:x="0.319cm" svg:y="0.18cm" svg:width="12.508cm" svg:height="8.646cm">
          <chart:coordinate-region svg:x="0.94cm" svg:y="0.379cm" svg:width="11.887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51" chart:label-cell-address="analyse.C1:analyse.C1" chart:class="chart:line">
            <chart:data-point chart:repeated="50"/>
          </chart:series>
          <chart:series chart:style-name="ch7" chart:values-cell-range-address="analyse.E2:analyse.E51" chart:label-cell-address="analyse.E1:analyse.E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analyse.C2:analyse.C51</svg:desc>
                </draw:g>
              </table:table-cell>
              <table:table-cell office:value-type="float" office:value="27">
                <text:p>27</text:p>
                <draw:g>
                  <svg:desc>analyse.E2:analyse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